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C00000001C2A37012E426E6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ArialNarrow1" svg:font-family="ArialNarrow"/>
    <style:font-face style:name="Comic Sans MS1" svg:font-family="'Comic Sans MS'"/>
    <style:font-face style:name="Verdana1" svg:font-family="Verdana"/>
    <style:font-face style:name="Arial" svg:font-family="Arial" style:font-pitch="variable"/>
    <style:font-face style:name="Arial Narrow" svg:font-family="'Arial Narrow'" style:font-pitch="variable"/>
    <style:font-face style:name="ArialNarrow" svg:font-family="ArialNarrow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99cc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0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98cm" fo:min-width="0.1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61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02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4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35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65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92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46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13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66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3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49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99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9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9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2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24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61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4.3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97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4.19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62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36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20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9.4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35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9.84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36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4.43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8.5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18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46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4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19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80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59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77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9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27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6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08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3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7.48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0.03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4.2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39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5.40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68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29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39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41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38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437cm" fo:padding-top="0cm" fo:padding-bottom="0cm" fo:padding-left="0cm" fo:padding-right="0cm"/>
    </style:style>
    <style:style style:name="gr58" style:family="graphic" style:parent-style-name="standard">
      <style:graphic-properties draw:stroke="none" draw:fill="solid" draw:fill-color="#000000"/>
    </style:style>
    <style:style style:name="gr59" style:family="graphic" style:parent-style-name="standard">
      <style:graphic-properties draw:stroke="solid" svg:stroke-width="0.004cm" svg:stroke-color="#c0c0c0" draw:stroke-linejoin="round" svg:stroke-linecap="square" draw:fill="none" fo:padding-top="0.002cm" fo:padding-bottom="0.002cm" fo:padding-left="0.002cm" fo:padding-right="0.002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89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99cm" fo:padding-top="0cm" fo:padding-bottom="0cm" fo:padding-left="0cm" fo:padding-right="0cm"/>
    </style:style>
    <style:style style:name="gr63" style:family="graphic" style:parent-style-name="standard">
      <style:graphic-properties draw:stroke="none" svg:stroke-color="#000000" draw:fill="none" draw:fill-color="#ffffff" fo:min-height="0.381cm"/>
    </style:style>
    <style:style style:name="gr64" style:family="graphic" style:parent-style-name="standard">
      <style:graphic-properties draw:stroke="none" svg:stroke-color="#000000" draw:fill="none" draw:fill-color="#ffffff" fo:min-height="0.705cm"/>
    </style:style>
    <style:style style:name="gr65" style:family="graphic" style:parent-style-name="standard">
      <style:graphic-properties draw:stroke="none" svg:stroke-color="#000000" draw:fill="none" draw:fill-color="#ffffff" fo:min-height="0.314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79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09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56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92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76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5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3.05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9.13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1.11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79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25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32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6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9.3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5.16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86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7.68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3.67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26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45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1.59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64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06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2.23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2.07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9.79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4.02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58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44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63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72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96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9.57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82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0.96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32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39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51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93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62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55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01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70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62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31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9.332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71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75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67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703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59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3.036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89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00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29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4.8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86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64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70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94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312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42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1.37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8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568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69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266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76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14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16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27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075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51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217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52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1.97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737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87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60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81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703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513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16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57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16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61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1.203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5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273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4.22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68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4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2.61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386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389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605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148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39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86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16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399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543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77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357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7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15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103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5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319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81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471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00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54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892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664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81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984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97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51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927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381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64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623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994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94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772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562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3.413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0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51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3.206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3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1.686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9.41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83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2.173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912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338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094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244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219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0.835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454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137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487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89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245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516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444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0.247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92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51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606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64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95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495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135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699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308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864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3.79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405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923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699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544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788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55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022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439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008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026cm" fo:padding-top="0cm" fo:padding-bottom="0cm" fo:padding-left="0cm" fo:padding-right="0cm"/>
    </style:style>
    <style:style style:name="gr240" style:family="graphic" style:parent-style-name="standard">
      <style:graphic-properties draw:stroke="none" draw:fill="solid" draw:fill-color="#c0c0c0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2.08cm" fo:padding-top="0cm" fo:padding-bottom="0cm" fo:padding-left="0cm" fo:padding-right="0cm"/>
    </style:style>
    <style:style style:name="P1" style:family="paragraph">
      <loext:graphic-properties draw:fill="solid" draw:fill-color="#ff99cc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4" style:family="paragraph">
      <loext:graphic-properties draw:fill="none"/>
      <style:paragraph-properties fo:text-align="start" style:writing-mode="lr-tb"/>
      <style:text-properties fo:font-size="4.19999980926514pt" style:font-size-asian="4.19999980926514pt" style:font-size-complex="4.19999980926514pt"/>
    </style:style>
    <style:style style:name="P5" style:family="paragraph">
      <loext:graphic-properties draw:fill="none"/>
      <style:text-properties fo:font-size="4.19999980926514pt" style:font-size-asian="4.19999980926514pt" style:font-size-complex="4.19999980926514pt"/>
    </style:style>
    <style:style style:name="P6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7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9pt" style:text-underline-style="none" style:font-size-asian="9pt" style:font-size-complex="9pt"/>
    </style:style>
    <style:style style:name="P1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5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6" style:family="paragraph">
      <loext:graphic-properties draw:fill="solid" draw:fill-color="#c0c0c0"/>
    </style:style>
    <style:style style:name="T1" style:family="text">
      <style:text-properties fo:color="#000000" style:font-name="Arial1" fo:font-size="7.59999990463257pt" fo:font-weight="bold" style:font-size-asian="7.59999990463257pt" style:font-name-complex="Arial1" style:font-size-complex="7.59999990463257pt" style:font-weight-complex="bold"/>
    </style:style>
    <style:style style:name="T2" style:family="text">
      <style:text-properties fo:color="#000000" style:font-name="Arial1" fo:font-size="4.19999980926514pt" style:font-size-asian="4.19999980926514pt" style:font-name-complex="Arial1" style:font-size-complex="4.19999980926514pt"/>
    </style:style>
    <style:style style:name="T3" style:family="text">
      <style:text-properties fo:color="#000000" style:font-name="Arial1" fo:font-size="7.59999990463257pt" style:font-size-asian="7.59999990463257pt" style:font-name-complex="Arial1" style:font-size-complex="7.59999990463257pt"/>
    </style:style>
    <style:style style:name="T4" style:family="text">
      <style:text-properties fo:color="#000000" style:font-name="Comic Sans MS1" fo:font-size="6.69999980926514pt" style:font-size-asian="6.69999980926514pt" style:font-name-complex="Comic Sans MS1" style:font-size-complex="6.69999980926514pt"/>
    </style:style>
    <style:style style:name="T5" style:family="text">
      <style:text-properties fo:color="#000080" style:font-name="Comic Sans MS1" fo:font-size="11.8000001907349pt" style:font-size-asian="11.8000001907349pt" style:font-name-complex="Comic Sans MS1" style:font-size-complex="11.8000001907349pt"/>
    </style:style>
    <style:style style:name="T6" style:family="text">
      <style:text-properties fo:color="#000000" style:font-name="Comic Sans MS1" fo:font-size="7.59999990463257pt" fo:font-weight="bold" style:font-size-asian="7.59999990463257pt" style:font-name-complex="Comic Sans MS1" style:font-size-complex="7.59999990463257pt" style:font-weight-complex="bold"/>
    </style:style>
    <style:style style:name="T7" style:family="text">
      <style:text-properties fo:color="#000000" style:font-name="Arial1" fo:font-size="6.69999980926514pt" style:font-size-asian="6.69999980926514pt" style:font-name-complex="Arial1" style:font-size-complex="6.699999809265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00" style:font-name="Verdana1" fo:font-size="10pt" style:font-size-asian="10pt" style:font-name-complex="Verdana1" style:font-size-complex="10pt"/>
    </style:style>
    <style:style style:name="T12" style:family="text">
      <style:text-properties fo:color="#000000" style:font-name="Arial1" fo:font-size="5.09999990463257pt" style:font-size-asian="5.09999990463257pt" style:font-name-complex="Arial1" style:font-size-complex="5.09999990463257pt"/>
    </style:style>
    <style:style style:name="T13" style:family="text">
      <style:text-properties fo:color="#000000" style:font-name="Arial1" fo:font-size="5.09999990463257pt" fo:font-weight="bold" style:font-size-asian="5.09999990463257pt" style:font-name-complex="Arial1" style:font-size-complex="5.09999990463257pt" style:font-weight-complex="bold"/>
    </style:style>
    <style:style style:name="T14" style:family="text">
      <style:text-properties fo:color="#000000" style:font-name="Arial1" fo:font-size="8.39999961853027pt" fo:font-weight="bold" style:font-size-asian="8.39999961853027pt" style:font-name-complex="Arial1" style:font-size-complex="8.39999961853027pt" style:font-weight-complex="bold"/>
    </style:style>
    <style:style style:name="T15" style:family="text">
      <style:text-properties fo:color="#000000" style:font-name="Arial Narrow1" fo:font-size="7.59999990463257pt" fo:font-weight="bold" style:font-size-asian="7.59999990463257pt" style:font-name-complex="Arial Narrow1" style:font-size-complex="7.59999990463257pt" style:font-weight-complex="bold"/>
    </style:style>
    <style:style style:name="T16" style:family="text">
      <style:text-properties fo:color="#000000" style:font-name="Arial Narrow1" fo:font-size="7.59999990463257pt" style:font-size-asian="7.59999990463257pt" style:font-name-complex="Arial Narrow1" style:font-size-complex="7.59999990463257pt"/>
    </style:style>
    <style:style style:name="T17" style:family="text">
      <style:text-properties fo:color="#000000" style:font-name="ArialNarrow1" fo:font-size="7.59999990463257pt" style:font-size-asian="7.59999990463257pt" style:font-name-complex="ArialNarrow1" style:font-size-complex="7.59999990463257pt"/>
    </style:style>
    <style:style style:name="T18" style:family="text">
      <style:text-properties fo:color="#000000" style:font-name="ArialNarrow1" fo:font-size="7.59999990463257pt" fo:font-weight="bold" style:font-size-asian="7.59999990463257pt" style:font-name-complex="ArialNarrow1" style:font-size-complex="7.5999999046325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009cm" svg:height="0.44cm" svg:x="2.481cm" svg:y="6.363cm" svg:viewBox="0 0 16010 441" draw:points="0,441 16010,441 16010,0 0,0">
          <text:p/>
        </draw:polygon>
        <draw:polygon draw:style-name="gr1" draw:text-style-name="P1" draw:layer="layout" svg:width="0.36cm" svg:height="9.277cm" svg:x="2.481cm" svg:y="6.799cm" svg:viewBox="0 0 361 9278" draw:points="0,9278 361,9278 361,0 0,0">
          <text:p/>
        </draw:polygon>
        <draw:polygon draw:style-name="gr1" draw:text-style-name="P1" draw:layer="layout" svg:width="0.36cm" svg:height="9.277cm" svg:x="18.13cm" svg:y="6.799cm" svg:viewBox="0 0 361 9278" draw:points="0,9278 361,9278 361,0 0,0">
          <text:p/>
        </draw:polygon>
        <draw:polygon draw:style-name="gr1" draw:text-style-name="P1" draw:layer="layout" svg:width="16.009cm" svg:height="1.718cm" svg:x="2.481cm" svg:y="16.072cm" svg:viewBox="0 0 16010 1719" draw:points="0,1719 16010,1719 16010,0 0,0">
          <text:p/>
        </draw:polygon>
        <draw:polygon draw:style-name="gr1" draw:text-style-name="P1" draw:layer="layout" svg:width="0.36cm" svg:height="7.823cm" svg:x="2.481cm" svg:y="17.787cm" svg:viewBox="0 0 361 7824" draw:points="0,7824 361,7824 361,0 0,0">
          <text:p/>
        </draw:polygon>
        <draw:polygon draw:style-name="gr1" draw:text-style-name="P1" draw:layer="layout" svg:width="0.36cm" svg:height="7.823cm" svg:x="18.13cm" svg:y="17.787cm" svg:viewBox="0 0 361 7824" draw:points="0,7824 361,7824 361,0 0,0">
          <text:p/>
        </draw:polygon>
        <draw:polygon draw:style-name="gr1" draw:text-style-name="P1" draw:layer="layout" svg:width="16.009cm" svg:height="0.44cm" svg:x="2.457cm" svg:y="25.597cm" svg:viewBox="0 0 16010 441" draw:points="0,441 16010,441 16010,0 0,0">
          <text:p/>
        </draw:polygon>
        <draw:frame draw:style-name="gr2" draw:text-style-name="P3" draw:layer="layout" svg:width="5.01cm" svg:height="0.297cm" svg:x="2.892cm" svg:y="6.435cm">
          <draw:text-box>
            <text:p text:style-name="P2"><text:span text:style-name="T1">Quadro 1: <text:s/>Identificação do </text:span><text:span text:style-name="T1">interessado</text:span></text:p>
          </draw:text-box>
        </draw:frame>
        <draw:frame draw:style-name="gr3" draw:text-style-name="P4" draw:layer="layout" svg:width="0.13cm" svg:height="0.198cm" svg:x="3.032cm" svg:y="7.017cm">
          <draw:text-box>
            <text:p text:style-name="P2"><text:span text:style-name="T2">1.</text:span></text:p>
          </draw:text-box>
        </draw:frame>
        <draw:frame draw:style-name="gr4" draw:text-style-name="P3" draw:layer="layout" svg:width="1.619cm" svg:height="0.297cm" svg:x="3.248cm" svg:y="6.909cm">
          <draw:text-box>
            <text:p text:style-name="P2"><text:span text:style-name="T3">Nome próprio</text:span></text:p>
          </draw:text-box>
        </draw:frame>
        <draw:frame draw:style-name="gr5" draw:text-style-name="P3" draw:layer="layout" svg:width="1.026cm" svg:height="0.297cm" svg:x="3.248cm" svg:y="7.519cm">
          <draw:text-box>
            <text:p text:style-name="P2"><text:span text:style-name="T3">Apelidos</text:span></text:p>
          </draw:text-box>
        </draw:frame>
        <draw:frame draw:style-name="gr6" draw:text-style-name="P5" draw:layer="layout" svg:width="0.147cm" svg:height="0.166cm" svg:x="10.856cm" svg:y="8.388cm">
          <draw:text-box>
            <text:p text:style-name="P2"><text:span text:style-name="T2">2.</text:span></text:p>
          </draw:text-box>
        </draw:frame>
        <draw:frame draw:style-name="gr7" draw:text-style-name="P3" draw:layer="layout" svg:width="0.266cm" svg:height="0.297cm" svg:x="12.851cm" svg:y="8.306cm">
          <draw:text-box>
            <text:p text:style-name="P2"><text:span text:style-name="T3">F</text:span></text:p>
          </draw:text-box>
        </draw:frame>
        <draw:frame draw:style-name="gr7" draw:text-style-name="P3" draw:layer="layout" svg:width="0.266cm" svg:height="0.297cm" svg:x="14.273cm" svg:y="8.306cm">
          <draw:text-box>
            <text:p text:style-name="P2"><text:span text:style-name="T3">M</text:span></text:p>
          </draw:text-box>
        </draw:frame>
        <draw:frame draw:style-name="gr6" draw:text-style-name="P5" draw:layer="layout" svg:width="0.147cm" svg:height="0.166cm" svg:x="3.032cm" svg:y="9.367cm">
          <draw:text-box>
            <text:p text:style-name="P2"><text:span text:style-name="T2">4.</text:span></text:p>
          </draw:text-box>
        </draw:frame>
        <draw:frame draw:style-name="gr6" draw:text-style-name="P5" draw:layer="layout" svg:width="0.147cm" svg:height="0.166cm" svg:x="3.032cm" svg:y="9.757cm">
          <draw:text-box>
            <text:p text:style-name="P2"><text:span text:style-name="T2">6.</text:span></text:p>
          </draw:text-box>
        </draw:frame>
        <draw:frame draw:style-name="gr8" draw:text-style-name="P3" draw:layer="layout" svg:width="1.352cm" svg:height="0.297cm" svg:x="3.248cm" svg:y="9.649cm">
          <draw:text-box>
            <text:p text:style-name="P2"><text:span text:style-name="T3">Emitido por</text:span></text:p>
          </draw:text-box>
        </draw:frame>
        <draw:frame draw:style-name="gr9" draw:text-style-name="P3" draw:layer="layout" svg:width="1.653cm" svg:height="0.297cm" svg:x="3.248cm" svg:y="10.039cm">
          <draw:text-box>
            <text:p text:style-name="P2"><text:span text:style-name="T3">Residente em</text:span></text:p>
          </draw:text-box>
        </draw:frame>
        <draw:frame draw:style-name="gr7" draw:text-style-name="P3" draw:layer="layout" svg:width="0.266cm" svg:height="0.297cm" svg:x="6.898cm" svg:y="10.78cm">
          <draw:text-box>
            <text:p text:style-name="P2"><text:span text:style-name="T3">-</text:span></text:p>
          </draw:text-box>
        </draw:frame>
        <draw:frame draw:style-name="gr6" draw:text-style-name="P5" draw:layer="layout" svg:width="0.147cm" svg:height="0.166cm" svg:x="3.032cm" svg:y="11.759cm">
          <draw:text-box>
            <text:p text:style-name="P2"><text:span text:style-name="T2">7.</text:span></text:p>
          </draw:text-box>
        </draw:frame>
        <draw:frame draw:style-name="gr6" draw:text-style-name="P5" draw:layer="layout" svg:width="0.147cm" svg:height="0.166cm" svg:x="3.032cm" svg:y="13.283cm">
          <draw:text-box>
            <text:p text:style-name="P2"><text:span text:style-name="T2">8.</text:span></text:p>
          </draw:text-box>
        </draw:frame>
        <draw:frame draw:style-name="gr10" draw:text-style-name="P3" draw:layer="layout" svg:width="0.921cm" svg:height="0.297cm" svg:x="3.248cm" svg:y="13.176cm">
          <draw:text-box>
            <text:p text:style-name="P2"><text:span text:style-name="T3">Filiação</text:span></text:p>
          </draw:text-box>
        </draw:frame>
        <draw:frame draw:style-name="gr11" draw:text-style-name="P3" draw:layer="layout" svg:width="0.463cm" svg:height="0.297cm" svg:x="3.248cm" svg:y="13.481cm">
          <draw:text-box>
            <text:p text:style-name="P2"><text:span text:style-name="T3">Pai:</text:span></text:p>
          </draw:text-box>
        </draw:frame>
        <draw:frame draw:style-name="gr6" draw:text-style-name="P5" draw:layer="layout" svg:width="0.147cm" svg:height="0.166cm" svg:x="3.032cm" svg:y="14.879cm">
          <draw:text-box>
            <text:p text:style-name="P2"><text:span text:style-name="T2">9.</text:span></text:p>
          </draw:text-box>
        </draw:frame>
        <draw:frame draw:style-name="gr6" draw:text-style-name="P5" draw:layer="layout" svg:width="0.147cm" svg:height="0.166cm" svg:x="3.032cm" svg:y="18.004cm">
          <draw:text-box>
            <text:p text:style-name="P2"><text:span text:style-name="T2">1.</text:span></text:p>
          </draw:text-box>
        </draw:frame>
        <draw:frame draw:style-name="gr6" draw:text-style-name="P5" draw:layer="layout" svg:width="0.147cm" svg:height="0.166cm" svg:x="3.032cm" svg:y="18.419cm">
          <draw:text-box>
            <text:p text:style-name="P2"><text:span text:style-name="T2">2.</text:span></text:p>
          </draw:text-box>
        </draw:frame>
        <draw:frame draw:style-name="gr12" draw:text-style-name="P3" draw:layer="layout" svg:width="1.132cm" svg:height="0.297cm" svg:x="3.248cm" svg:y="19.51cm">
          <draw:text-box>
            <text:p text:style-name="P2"><text:span text:style-name="T3">Concelho</text:span></text:p>
          </draw:text-box>
        </draw:frame>
        <draw:frame draw:style-name="gr13" draw:text-style-name="P3" draw:layer="layout" svg:width="0.54cm" svg:height="0.297cm" svg:x="3.248cm" svg:y="19.946cm">
          <draw:text-box>
            <text:p text:style-name="P2"><text:span text:style-name="T3">País</text:span></text:p>
          </draw:text-box>
        </draw:frame>
        <draw:frame draw:style-name="gr6" draw:text-style-name="P5" draw:layer="layout" svg:width="0.147cm" svg:height="0.166cm" svg:x="3.032cm" svg:y="21.908cm">
          <draw:text-box>
            <text:p text:style-name="P2"><text:span text:style-name="T2">3.</text:span></text:p>
          </draw:text-box>
        </draw:frame>
        <draw:frame draw:style-name="gr14" draw:text-style-name="P3" draw:layer="layout" svg:width="6.661cm" svg:height="0.297cm" svg:x="3.248cm" svg:y="21.801cm">
          <draw:text-box>
            <text:p text:style-name="P2"><text:span text:style-name="T3">Pretende manter a composição </text:span><text:span text:style-name="T3">originária do seu nome?</text:span></text:p>
          </draw:text-box>
        </draw:frame>
        <draw:frame draw:style-name="gr15" draw:text-style-name="P3" draw:layer="layout" svg:width="0.535cm" svg:height="0.297cm" svg:x="11.428cm" svg:y="21.801cm">
          <draw:text-box>
            <text:p text:style-name="P2"><text:span text:style-name="T3">Sim </text:span></text:p>
          </draw:text-box>
        </draw:frame>
        <draw:frame draw:style-name="gr16" draw:text-style-name="P3" draw:layer="layout" svg:width="0.493cm" svg:height="0.297cm" svg:x="13.206cm" svg:y="21.801cm">
          <draw:text-box>
            <text:p text:style-name="P2"><text:span text:style-name="T3">Não</text:span></text:p>
          </draw:text-box>
        </draw:frame>
        <draw:frame draw:style-name="gr6" draw:text-style-name="P5" draw:layer="layout" svg:width="0.147cm" svg:height="0.166cm" svg:x="3.032cm" svg:y="22.344cm">
          <draw:text-box>
            <text:p text:style-name="P2"><text:span text:style-name="T2">4.</text:span></text:p>
          </draw:text-box>
        </draw:frame>
        <draw:frame draw:style-name="gr17" draw:text-style-name="P3" draw:layer="layout" svg:width="5.992cm" svg:height="0.297cm" svg:x="3.248cm" svg:y="22.237cm">
          <draw:text-box>
            <text:p text:style-name="P2"><text:span text:style-name="T3">Se indicou "Não", declare qual o </text:span><text:span text:style-name="T3">nome pretendido:</text:span></text:p>
          </draw:text-box>
        </draw:frame>
        <draw:frame draw:style-name="gr4" draw:text-style-name="P3" draw:layer="layout" svg:width="1.619cm" svg:height="0.297cm" svg:x="3.248cm" svg:y="22.542cm">
          <draw:text-box>
            <text:p text:style-name="P2"><text:span text:style-name="T3">Nome próprio</text:span></text:p>
          </draw:text-box>
        </draw:frame>
        <draw:frame draw:style-name="gr5" draw:text-style-name="P3" draw:layer="layout" svg:width="1.026cm" svg:height="0.297cm" svg:x="3.248cm" svg:y="23.151cm">
          <draw:text-box>
            <text:p text:style-name="P2"><text:span text:style-name="T3">Apelidos</text:span></text:p>
          </draw:text-box>
        </draw:frame>
        <draw:frame draw:style-name="gr6" draw:text-style-name="P5" draw:layer="layout" svg:width="0.147cm" svg:height="0.166cm" svg:x="3.032cm" svg:y="23.999cm">
          <draw:text-box>
            <text:p text:style-name="P2"><text:span text:style-name="T2">5.</text:span></text:p>
          </draw:text-box>
        </draw:frame>
        <draw:frame draw:style-name="gr6" draw:text-style-name="P5" draw:layer="layout" svg:width="0.147cm" svg:height="0.166cm" svg:x="3.032cm" svg:y="25.257cm">
          <draw:text-box>
            <text:p text:style-name="P2"><text:span text:style-name="T2">6.</text:span></text:p>
          </draw:text-box>
        </draw:frame>
        <draw:frame draw:style-name="gr18" draw:text-style-name="P3" draw:layer="layout" svg:width="10.983cm" svg:height="0.297cm" svg:x="3.248cm" svg:y="25.149cm">
          <draw:text-box>
            <text:p text:style-name="P2"><text:span text:style-name="T3">Pretende que o certificado do </text:span><text:span text:style-name="T3">registo criminal português seja </text:span><text:span text:style-name="T3">obtido oficiosamente pela CRC</text:span></text:p>
          </draw:text-box>
        </draw:frame>
        <draw:frame draw:style-name="gr19" draw:text-style-name="P5" draw:layer="layout" svg:width="0.197cm" svg:height="0.166cm" svg:x="6.317cm" svg:y="20.709cm">
          <draw:text-box>
            <text:p text:style-name="P2"><text:span text:style-name="T2">dia</text:span></text:p>
          </draw:text-box>
        </draw:frame>
        <draw:frame draw:style-name="gr20" draw:text-style-name="P5" draw:layer="layout" svg:width="0.281cm" svg:height="0.166cm" svg:x="6.983cm" svg:y="20.709cm">
          <draw:text-box>
            <text:p text:style-name="P2"><text:span text:style-name="T2">mês</text:span></text:p>
          </draw:text-box>
        </draw:frame>
        <draw:frame draw:style-name="gr21" draw:text-style-name="P5" draw:layer="layout" svg:width="0.243cm" svg:height="0.166cm" svg:x="8.07cm" svg:y="20.709cm">
          <draw:text-box>
            <text:p text:style-name="P2"><text:span text:style-name="T2">ano</text:span></text:p>
          </draw:text-box>
        </draw:frame>
        <draw:frame draw:style-name="gr22" draw:text-style-name="P3" draw:layer="layout" svg:width="3.613cm" svg:height="0.297cm" svg:x="4.962cm" svg:y="20.907cm">
          <draw:text-box>
            <text:p text:style-name="P2"><text:span text:style-name="T3">Conservatória do Registo Civil</text:span></text:p>
          </draw:text-box>
        </draw:frame>
        <draw:frame draw:style-name="gr23" draw:text-style-name="P3" draw:layer="layout" svg:width="4.375cm" svg:height="0.297cm" svg:x="3.959cm" svg:y="21.365cm">
          <draw:text-box>
            <text:p text:style-name="P2"><text:span text:style-name="T3">Conservatória dos Registos </text:span><text:span text:style-name="T3">Centrais</text:span></text:p>
          </draw:text-box>
        </draw:frame>
        <draw:frame draw:style-name="gr24" draw:text-style-name="P3" draw:layer="layout" svg:width="5.971cm" svg:height="0.297cm" svg:x="3.959cm" svg:y="23.901cm">
          <draw:text-box>
            <text:p text:style-name="P2"><text:span text:style-name="T3">Considera relevantes as seguintes </text:span><text:span text:style-name="T3">circunstâncias:</text:span></text:p>
          </draw:text-box>
        </draw:frame>
        <draw:frame draw:style-name="gr25" draw:text-style-name="P3" draw:layer="layout" svg:width="14.192cm" svg:height="0.297cm" svg:x="2.892cm" svg:y="16.271cm">
          <draw:text-box>
            <text:p text:style-name="P2"><text:span text:style-name="T1">Quadro 2: Declarações:</text:span><text:span text:style-name="T3"> Declara </text:span><text:span text:style-name="T3">pretender que lhe seja atribuida a </text:span><text:span text:style-name="T3">nacionalidade portuguesa, nos </text:span><text:span text:style-name="T3">termos do artigo 1º,</text:span></text:p>
          </draw:text-box>
        </draw:frame>
        <draw:frame draw:style-name="gr26" draw:text-style-name="P3" draw:layer="layout" svg:width="0.624cm" svg:height="0.297cm" svg:x="17.453cm" svg:y="16.271cm">
          <draw:text-box>
            <text:p text:style-name="P2"><text:span text:style-name="T3">n.º 1,</text:span></text:p>
          </draw:text-box>
        </draw:frame>
        <draw:frame draw:style-name="gr27" draw:text-style-name="P3" draw:layer="layout" svg:width="10.369cm" svg:height="0.297cm" svg:x="2.892cm" svg:y="16.61cm">
          <draw:text-box>
            <text:p text:style-name="P2"><text:span text:style-name="T3">al. d), da Lei da Nacionalidade, e </text:span><text:span text:style-name="T3">reconhecida a efetiva ligação à </text:span><text:span text:style-name="T3">comunidade nacional.</text:span></text:p>
          </draw:text-box>
        </draw:frame>
        <draw:frame draw:style-name="gr28" draw:text-style-name="P3" draw:layer="layout" svg:width="3.202cm" svg:height="0.297cm" svg:x="2.892cm" svg:y="16.94cm">
          <draw:text-box>
            <text:p text:style-name="P2"><text:span text:style-name="T3">Mais declara que nunca foi</text:span></text:p>
          </draw:text-box>
        </draw:frame>
        <draw:frame draw:style-name="gr29" draw:text-style-name="P3" draw:layer="layout" svg:width="9.43cm" svg:height="0.297cm" svg:x="6.181cm" svg:y="16.94cm">
          <draw:text-box>
            <text:p text:style-name="P2"><text:span text:style-name="T3">condenado, com trânsito em </text:span><text:span text:style-name="T3">julgado da sentença, pela prática </text:span><text:span text:style-name="T3">de crime punível</text:span></text:p>
          </draw:text-box>
        </draw:frame>
        <draw:frame draw:style-name="gr30" draw:text-style-name="P3" draw:layer="layout" svg:width="2.352cm" svg:height="0.297cm" svg:x="15.735cm" svg:y="16.94cm">
          <draw:text-box>
            <text:p text:style-name="P2"><text:span text:style-name="T3">com pena de prisão</text:span></text:p>
          </draw:text-box>
        </draw:frame>
        <draw:frame draw:style-name="gr31" draw:text-style-name="P3" draw:layer="layout" svg:width="9.849cm" svg:height="0.297cm" svg:x="2.892cm" svg:y="17.27cm">
          <draw:text-box>
            <text:p text:style-name="P2"><text:span text:style-name="T3">de máximo igual ou superior a três </text:span><text:span text:style-name="T3">anos, segundo a lei portuguesa, </text:span><text:span text:style-name="T3">sendo neto de:</text:span></text:p>
          </draw:text-box>
        </draw:frame>
        <draw:frame draw:style-name="gr32" draw:text-style-name="P3" draw:layer="layout" svg:width="3.368cm" svg:height="0.297cm" svg:x="3.248cm" svg:y="17.909cm">
          <draw:text-box>
            <text:p text:style-name="P2"><text:span text:style-name="T3">Nome da avó/avô português</text:span></text:p>
          </draw:text-box>
        </draw:frame>
        <draw:frame draw:style-name="gr33" draw:text-style-name="P3" draw:layer="layout" svg:width="14.438cm" svg:height="0.297cm" svg:x="3.248cm" svg:y="18.354cm">
          <draw:text-box>
            <text:p text:style-name="P2"><text:span text:style-name="T3">Não sendo apresentada a </text:span><text:span text:style-name="T3">certidão do registo de nascimento </text:span><text:span text:style-name="T3">do ascendente do segundo grau, </text:span><text:span text:style-name="T3">da linha reta (avó/avô) que</text:span></text:p>
          </draw:text-box>
        </draw:frame>
        <draw:frame draw:style-name="gr34" draw:text-style-name="P3" draw:layer="layout" svg:width="8.532cm" svg:height="0.297cm" svg:x="3.248cm" svg:y="18.684cm">
          <draw:text-box>
            <text:p text:style-name="P2"><text:span text:style-name="T3">referiu anteriormente, indicar o </text:span><text:span text:style-name="T3">local e a data de nascimento do </text:span><text:span text:style-name="T3">mesmo:</text:span></text:p>
          </draw:text-box>
        </draw:frame>
        <draw:frame draw:style-name="gr35" draw:text-style-name="P3" draw:layer="layout" svg:width="1.187cm" svg:height="0.297cm" svg:x="3.248cm" svg:y="19.095cm">
          <draw:text-box>
            <text:p text:style-name="P2"><text:span text:style-name="T3">Freguesia</text:span></text:p>
          </draw:text-box>
        </draw:frame>
        <draw:frame draw:style-name="gr36" draw:text-style-name="P3" draw:layer="layout" svg:width="2.462cm" svg:height="0.297cm" svg:x="3.4cm" svg:y="20.361cm">
          <draw:text-box>
            <text:p text:style-name="P2"><text:span text:style-name="T3">Data do nascimento:</text:span></text:p>
          </draw:text-box>
        </draw:frame>
        <draw:frame draw:style-name="gr37" draw:text-style-name="P3" draw:layer="layout" svg:width="2.144cm" svg:height="0.297cm" svg:x="9.527cm" svg:y="20.361cm">
          <draw:text-box>
            <text:p text:style-name="P2"><text:span text:style-name="T3">assento com o n.º</text:span></text:p>
          </draw:text-box>
        </draw:frame>
        <draw:frame draw:style-name="gr38" draw:text-style-name="P3" draw:layer="layout" svg:width="1.192cm" svg:height="0.297cm" svg:x="15.107cm" svg:y="20.361cm">
          <draw:text-box>
            <text:p text:style-name="P2"><text:span text:style-name="T3">do ano de</text:span></text:p>
          </draw:text-box>
        </draw:frame>
        <draw:frame draw:style-name="gr39" draw:text-style-name="P3" draw:layer="layout" svg:width="0.802cm" svg:height="0.297cm" svg:x="3.341cm" svg:y="11.652cm">
          <draw:text-box>
            <text:p text:style-name="P2"><text:span text:style-name="T3">e-mail:</text:span></text:p>
          </draw:text-box>
        </draw:frame>
        <draw:frame draw:style-name="gr40" draw:text-style-name="P3" draw:layer="layout" svg:width="1.594cm" svg:height="0.297cm" svg:x="3.303cm" svg:y="12.012cm">
          <draw:text-box>
            <text:p text:style-name="P2"><text:span text:style-name="T3">Naturalidade </text:span></text:p>
          </draw:text-box>
        </draw:frame>
        <draw:frame draw:style-name="gr13" draw:text-style-name="P3" draw:layer="layout" svg:width="0.54cm" svg:height="0.297cm" svg:x="3.248cm" svg:y="12.359cm">
          <draw:text-box>
            <text:p text:style-name="P2"><text:span text:style-name="T3">País</text:span></text:p>
          </draw:text-box>
        </draw:frame>
        <draw:frame draw:style-name="gr41" draw:text-style-name="P3" draw:layer="layout" svg:width="1.772cm" svg:height="0.297cm" svg:x="3.248cm" svg:y="12.816cm">
          <draw:text-box>
            <text:p text:style-name="P2"><text:span text:style-name="T3">Nacionalidade </text:span></text:p>
          </draw:text-box>
        </draw:frame>
        <draw:frame draw:style-name="gr42" draw:text-style-name="P3" draw:layer="layout" svg:width="0.595cm" svg:height="0.297cm" svg:x="3.265cm" svg:y="14.162cm">
          <draw:text-box>
            <text:p text:style-name="P2"><text:span text:style-name="T3">Mãe:</text:span></text:p>
          </draw:text-box>
        </draw:frame>
        <draw:frame draw:style-name="gr43" draw:text-style-name="P3" draw:layer="layout" svg:width="6.276cm" svg:height="0.297cm" svg:x="3.248cm" svg:y="14.772cm">
          <draw:text-box>
            <text:p text:style-name="P2"><text:span text:style-name="T3">Países onde residiu </text:span><text:span text:style-name="T3">anteriormente, após os 16 anos:</text:span></text:p>
          </draw:text-box>
        </draw:frame>
        <draw:frame draw:style-name="gr44" draw:text-style-name="P5" draw:layer="layout" svg:width="0.167cm" svg:height="0.166cm" svg:x="12.398cm" svg:y="9.325cm">
          <draw:text-box>
            <text:p text:style-name="P2"><text:span text:style-name="T2">5. </text:span></text:p>
          </draw:text-box>
        </draw:frame>
        <draw:frame draw:style-name="gr45" draw:text-style-name="P3" draw:layer="layout" svg:width="2.089cm" svg:height="0.297cm" svg:x="12.563cm" svg:y="9.239cm">
          <draw:text-box>
            <text:p text:style-name="P2"><text:span text:style-name="T3">Data de emissão:</text:span></text:p>
          </draw:text-box>
        </draw:frame>
        <draw:frame draw:style-name="gr19" draw:text-style-name="P5" draw:layer="layout" svg:width="0.197cm" svg:height="0.166cm" svg:x="15.181cm" svg:y="9.483cm">
          <draw:text-box>
            <text:p text:style-name="P2"><text:span text:style-name="T2">dia</text:span></text:p>
          </draw:text-box>
        </draw:frame>
        <draw:frame draw:style-name="gr20" draw:text-style-name="P5" draw:layer="layout" svg:width="0.281cm" svg:height="0.166cm" svg:x="15.874cm" svg:y="9.47cm">
          <draw:text-box>
            <text:p text:style-name="P2"><text:span text:style-name="T2">mês</text:span></text:p>
          </draw:text-box>
        </draw:frame>
        <draw:frame draw:style-name="gr46" draw:text-style-name="P6" draw:layer="layout" svg:width="3.931cm" svg:height="0.276cm" svg:x="14.832cm" svg:y="3.32cm">
          <draw:text-box>
            <text:p text:style-name="P2"><text:span text:style-name="T4">Data de receção na C.R.Centrais:</text:span></text:p>
          </draw:text-box>
        </draw:frame>
        <draw:frame draw:style-name="gr47" draw:text-style-name="P7" draw:layer="layout" svg:width="7.487cm" svg:height="0.484cm" svg:x="7.012cm" svg:y="4.056cm">
          <draw:text-box>
            <text:p text:style-name="P2"><text:span text:style-name="T5">Conservatória dos </text:span><text:span text:style-name="T5">Registos Centrais</text:span></text:p>
          </draw:text-box>
        </draw:frame>
        <draw:frame draw:style-name="gr48" draw:text-style-name="P3" draw:layer="layout" svg:width="10.039cm" svg:height="0.311cm" svg:x="5.779cm" svg:y="4.749cm">
          <draw:text-box>
            <text:p text:style-name="P2"><text:span text:style-name="T6">DECLARAÇÃO PARA </text:span><text:span text:style-name="T6">ATRIBUIÇÃO DA </text:span><text:span text:style-name="T6">NACIONALIDADE </text:span><text:span text:style-name="T6">PORTUGUESA</text:span></text:p>
          </draw:text-box>
        </draw:frame>
        <draw:frame draw:style-name="gr49" draw:text-style-name="P3" draw:layer="layout" svg:width="14.26cm" svg:height="0.297cm" svg:x="3.392cm" svg:y="5.203cm">
          <draw:text-box>
            <text:p text:style-name="P2"><text:span text:style-name="T3">Netos de avó portuguesa ou de </text:span><text:span text:style-name="T3">avô português nascidos no </text:span><text:span text:style-name="T3">estrangeiro que declarem que </text:span><text:span text:style-name="T3">querem ser portugueses (art. </text:span></text:p>
          </draw:text-box>
        </draw:frame>
        <draw:frame draw:style-name="gr50" draw:text-style-name="P3" draw:layer="layout" svg:width="6.394cm" svg:height="0.297cm" svg:x="7.296cm" svg:y="5.627cm">
          <draw:text-box>
            <text:p text:style-name="P2"><text:span text:style-name="T3">1º, nº 1, al. d) da Lei da </text:span><text:span text:style-name="T3">Nacionalidade nº 37/81, 3/10)</text:span></text:p>
          </draw:text-box>
        </draw:frame>
        <draw:frame draw:style-name="gr51" draw:text-style-name="P6" draw:layer="layout" svg:width="5.408cm" svg:height="0.268cm" svg:x="2.532cm" svg:y="6.081cm">
          <draw:text-box>
            <text:p text:style-name="P2"><text:span text:style-name="T7">Antes de preencher, leia atentamente </text:span><text:span text:style-name="T7">as instruções</text:span></text:p>
          </draw:text-box>
        </draw:frame>
        <draw:frame draw:style-name="gr52" draw:text-style-name="P3" draw:layer="layout" svg:width="0.688cm" svg:height="0.297cm" svg:x="11.403cm" svg:y="8.281cm">
          <draw:text-box>
            <text:p text:style-name="P2"><text:span text:style-name="T3">Sexo:</text:span></text:p>
          </draw:text-box>
        </draw:frame>
        <draw:frame draw:style-name="gr53" draw:text-style-name="P4" draw:layer="layout" svg:width="0.297cm" svg:height="0.166cm" svg:x="16.95cm" svg:y="9.465cm">
          <draw:text-box>
            <text:p text:style-name="P2"><text:span text:style-name="T2">ano</text:span></text:p>
          </draw:text-box>
        </draw:frame>
        <draw:frame draw:style-name="gr54" draw:text-style-name="P3" draw:layer="layout" svg:width="1.391cm" svg:height="0.297cm" svg:x="3.248cm" svg:y="10.78cm">
          <draw:text-box>
            <text:p text:style-name="P2"><text:span text:style-name="T3">Cód. Postal</text:span></text:p>
          </draw:text-box>
        </draw:frame>
        <draw:frame draw:style-name="gr13" draw:text-style-name="P3" draw:layer="layout" svg:width="0.54cm" svg:height="0.297cm" svg:x="3.248cm" svg:y="11.216cm">
          <draw:text-box>
            <text:p text:style-name="P2"><text:span text:style-name="T3">País</text:span></text:p>
          </draw:text-box>
        </draw:frame>
        <draw:frame draw:style-name="gr6" draw:text-style-name="P5" draw:layer="layout" svg:width="0.147cm" svg:height="0.166cm" svg:x="12.901cm" svg:y="11.323cm">
          <draw:text-box>
            <text:p text:style-name="P2"><text:span text:style-name="T2">7.</text:span></text:p>
          </draw:text-box>
        </draw:frame>
        <draw:frame draw:style-name="gr55" draw:text-style-name="P3" draw:layer="layout" svg:width="0.417cm" svg:height="0.297cm" svg:x="13.024cm" svg:y="11.216cm">
          <draw:text-box>
            <text:p text:style-name="P2"><text:span text:style-name="T3">Tel.</text:span></text:p>
          </draw:text-box>
        </draw:frame>
        <draw:frame draw:style-name="gr56" draw:text-style-name="P3" draw:layer="layout" svg:width="2.385cm" svg:height="0.297cm" svg:x="3.248cm" svg:y="8.739cm">
          <draw:text-box>
            <text:p text:style-name="P2"><text:span text:style-name="T3">Data de nascimento</text:span></text:p>
          </draw:text-box>
        </draw:frame>
        <draw:frame draw:style-name="gr6" draw:text-style-name="P5" draw:layer="layout" svg:width="0.147cm" svg:height="0.166cm" svg:x="9.362cm" svg:y="8.847cm">
          <draw:text-box>
            <text:p text:style-name="P2"><text:span text:style-name="T2">3.</text:span></text:p>
          </draw:text-box>
        </draw:frame>
        <draw:frame draw:style-name="gr57" draw:text-style-name="P3" draw:layer="layout" svg:width="1.437cm" svg:height="0.297cm" svg:x="9.484cm" svg:y="8.739cm">
          <draw:text-box>
            <text:p text:style-name="P2"><text:span text:style-name="T3"><text:s/></text:span><text:span text:style-name="T3">Estado civil</text:span></text:p>
          </draw:text-box>
        </draw:frame>
        <draw:frame draw:style-name="gr19" draw:text-style-name="P5" draw:layer="layout" svg:width="0.197cm" svg:height="0.166cm" svg:x="6.317cm" svg:y="9.062cm">
          <draw:text-box>
            <text:p text:style-name="P2"><text:span text:style-name="T2">dia</text:span></text:p>
          </draw:text-box>
        </draw:frame>
        <draw:frame draw:style-name="gr20" draw:text-style-name="P5" draw:layer="layout" svg:width="0.281cm" svg:height="0.166cm" svg:x="6.983cm" svg:y="9.062cm">
          <draw:text-box>
            <text:p text:style-name="P2"><text:span text:style-name="T2">mês</text:span></text:p>
          </draw:text-box>
        </draw:frame>
        <draw:frame draw:style-name="gr21" draw:text-style-name="P5" draw:layer="layout" svg:width="0.243cm" svg:height="0.166cm" svg:x="8.07cm" svg:y="9.062cm">
          <draw:text-box>
            <text:p text:style-name="P2"><text:span text:style-name="T2">ano</text:span></text:p>
          </draw:text-box>
        </draw:frame>
        <draw:polygon draw:style-name="gr58" draw:text-style-name="P8" draw:layer="layout" svg:width="0.085cm" svg:height="0.03cm" svg:x="3.15cm" svg:y="5.139cm" svg:viewBox="0 0 86 31" draw:points="0,31 86,31 86,0 0,0">
          <text:p/>
        </draw:polygon>
        <draw:polygon draw:style-name="gr58" draw:text-style-name="P8" draw:layer="layout" svg:width="0.03cm" svg:height="0.029cm" svg:x="3.205cm" svg:y="5.195cm" svg:viewBox="0 0 31 30" draw:points="0,30 31,30 31,0 0,0">
          <text:p/>
        </draw:polygon>
        <draw:polygon draw:style-name="gr58" draw:text-style-name="P8" draw:layer="layout" svg:width="0.03cm" svg:height="0.085cm" svg:x="3.15cm" svg:y="5.139cm" svg:viewBox="0 0 31 86" draw:points="0,86 31,86 31,0 0,0">
          <text:p/>
        </draw:polygon>
        <draw:polygon draw:style-name="gr58" draw:text-style-name="P8" draw:layer="layout" svg:width="0.03cm" svg:height="0.029cm" svg:x="3.205cm" svg:y="5.195cm" svg:viewBox="0 0 31 30" draw:points="0,30 31,30 31,0 0,0">
          <text:p/>
        </draw:polygon>
        <draw:polygon draw:style-name="gr58" draw:text-style-name="P8" draw:layer="layout" svg:width="0.03cm" svg:height="0.03cm" svg:x="3.205cm" svg:y="5.927cm" svg:viewBox="0 0 31 31" draw:points="0,31 31,31 31,0 0,0">
          <text:p/>
        </draw:polygon>
        <draw:polygon draw:style-name="gr58" draw:text-style-name="P8" draw:layer="layout" svg:width="0.085cm" svg:height="0.03cm" svg:x="3.15cm" svg:y="5.982cm" svg:viewBox="0 0 86 31" draw:points="0,31 86,31 86,0 0,0">
          <text:p/>
        </draw:polygon>
        <draw:polygon draw:style-name="gr58" draw:text-style-name="P8" draw:layer="layout" svg:width="0.03cm" svg:height="0.029cm" svg:x="17.732cm" svg:y="5.195cm" svg:viewBox="0 0 31 30" draw:points="0,30 31,30 31,0 0,0">
          <text:p/>
        </draw:polygon>
        <draw:polygon draw:style-name="gr58" draw:text-style-name="P8" draw:layer="layout" svg:width="0.03cm" svg:height="0.085cm" svg:x="17.787cm" svg:y="5.139cm" svg:viewBox="0 0 31 86" draw:points="0,86 31,86 31,0 0,0">
          <text:p/>
        </draw:polygon>
        <draw:polygon draw:style-name="gr58" draw:text-style-name="P8" draw:layer="layout" svg:width="0.03cm" svg:height="0.703cm" svg:x="3.15cm" svg:y="5.224cm" svg:viewBox="0 0 31 704" draw:points="0,704 31,704 31,0 0,0">
          <text:p/>
        </draw:polygon>
        <draw:polygon draw:style-name="gr58" draw:text-style-name="P8" draw:layer="layout" svg:width="0.03cm" svg:height="0.703cm" svg:x="3.205cm" svg:y="5.224cm" svg:viewBox="0 0 31 704" draw:points="0,704 31,704 31,0 0,0">
          <text:p/>
        </draw:polygon>
        <draw:polygon draw:style-name="gr58" draw:text-style-name="P8" draw:layer="layout" svg:width="0.03cm" svg:height="0.703cm" svg:x="17.732cm" svg:y="5.224cm" svg:viewBox="0 0 31 704" draw:points="0,704 31,704 31,0 0,0">
          <text:p/>
        </draw:polygon>
        <draw:polygon draw:style-name="gr58" draw:text-style-name="P8" draw:layer="layout" svg:width="0.03cm" svg:height="0.703cm" svg:x="17.787cm" svg:y="5.224cm" svg:viewBox="0 0 31 704" draw:points="0,704 31,704 31,0 0,0">
          <text:p/>
        </draw:polygon>
        <draw:line draw:style-name="gr59" draw:text-style-name="P9" draw:layer="layout" svg:x1="3.194cm" svg:y1="7.237cm" svg:x2="3.194cm" svg:y2="7.542cm">
          <text:p/>
        </draw:line>
        <draw:polygon draw:style-name="gr58" draw:text-style-name="P8" draw:layer="layout" svg:width="0.005cm" svg:height="0.309cm" svg:x="3.192cm" svg:y="7.235cm" svg:viewBox="0 0 6 310" draw:points="0,310 6,310 6,0 0,0">
          <text:p/>
        </draw:polygon>
        <draw:line draw:style-name="gr59" draw:text-style-name="P9" draw:layer="layout" svg:x1="3.55cm" svg:y1="7.237cm" svg:x2="3.55cm" svg:y2="7.542cm">
          <text:p/>
        </draw:line>
        <draw:polygon draw:style-name="gr58" draw:text-style-name="P8" draw:layer="layout" svg:width="0.004cm" svg:height="0.309cm" svg:x="3.548cm" svg:y="7.235cm" svg:viewBox="0 0 5 310" draw:points="0,310 5,310 5,0 0,0">
          <text:p/>
        </draw:polygon>
        <draw:line draw:style-name="gr59" draw:text-style-name="P9" draw:layer="layout" svg:x1="3.905cm" svg:y1="7.237cm" svg:x2="3.905cm" svg:y2="7.542cm">
          <text:p/>
        </draw:line>
        <draw:polygon draw:style-name="gr58" draw:text-style-name="P8" draw:layer="layout" svg:width="0.005cm" svg:height="0.309cm" svg:x="3.903cm" svg:y="7.235cm" svg:viewBox="0 0 6 310" draw:points="0,310 6,310 6,0 0,0">
          <text:p/>
        </draw:polygon>
        <draw:line draw:style-name="gr59" draw:text-style-name="P9" draw:layer="layout" svg:x1="4.261cm" svg:y1="7.237cm" svg:x2="4.261cm" svg:y2="7.542cm">
          <text:p/>
        </draw:line>
        <draw:polygon draw:style-name="gr58" draw:text-style-name="P8" draw:layer="layout" svg:width="0.004cm" svg:height="0.309cm" svg:x="4.259cm" svg:y="7.235cm" svg:viewBox="0 0 5 310" draw:points="0,310 5,310 5,0 0,0">
          <text:p/>
        </draw:polygon>
        <draw:line draw:style-name="gr59" draw:text-style-name="P9" draw:layer="layout" svg:x1="4.617cm" svg:y1="7.237cm" svg:x2="4.617cm" svg:y2="7.542cm">
          <text:p/>
        </draw:line>
        <draw:polygon draw:style-name="gr58" draw:text-style-name="P8" draw:layer="layout" svg:width="0.004cm" svg:height="0.309cm" svg:x="4.615cm" svg:y="7.235cm" svg:viewBox="0 0 5 310" draw:points="0,310 5,310 5,0 0,0">
          <text:p/>
        </draw:polygon>
        <draw:line draw:style-name="gr59" draw:text-style-name="P9" draw:layer="layout" svg:x1="4.972cm" svg:y1="7.237cm" svg:x2="4.972cm" svg:y2="7.542cm">
          <text:p/>
        </draw:line>
        <draw:polygon draw:style-name="gr58" draw:text-style-name="P8" draw:layer="layout" svg:width="0.004cm" svg:height="0.309cm" svg:x="4.97cm" svg:y="7.235cm" svg:viewBox="0 0 5 310" draw:points="0,310 5,310 5,0 0,0">
          <text:p/>
        </draw:polygon>
        <draw:line draw:style-name="gr59" draw:text-style-name="P9" draw:layer="layout" svg:x1="5.328cm" svg:y1="7.237cm" svg:x2="5.328cm" svg:y2="7.542cm">
          <text:p/>
        </draw:line>
        <draw:polygon draw:style-name="gr58" draw:text-style-name="P8" draw:layer="layout" svg:width="0.004cm" svg:height="0.309cm" svg:x="5.326cm" svg:y="7.235cm" svg:viewBox="0 0 5 310" draw:points="0,310 5,310 5,0 0,0">
          <text:p/>
        </draw:polygon>
        <draw:line draw:style-name="gr59" draw:text-style-name="P9" draw:layer="layout" svg:x1="5.683cm" svg:y1="7.237cm" svg:x2="5.683cm" svg:y2="7.542cm">
          <text:p/>
        </draw:line>
        <draw:polygon draw:style-name="gr58" draw:text-style-name="P8" draw:layer="layout" svg:width="0.006cm" svg:height="0.309cm" svg:x="5.681cm" svg:y="7.235cm" svg:viewBox="0 0 7 310" draw:points="0,310 7,310 7,0 0,0">
          <text:p/>
        </draw:polygon>
        <draw:line draw:style-name="gr59" draw:text-style-name="P9" draw:layer="layout" svg:x1="6.039cm" svg:y1="7.237cm" svg:x2="6.039cm" svg:y2="7.542cm">
          <text:p/>
        </draw:line>
        <draw:polygon draw:style-name="gr58" draw:text-style-name="P8" draw:layer="layout" svg:width="0.004cm" svg:height="0.309cm" svg:x="6.037cm" svg:y="7.235cm" svg:viewBox="0 0 5 310" draw:points="0,310 5,310 5,0 0,0">
          <text:p/>
        </draw:polygon>
        <draw:line draw:style-name="gr59" draw:text-style-name="P9" draw:layer="layout" svg:x1="6.395cm" svg:y1="7.237cm" svg:x2="6.395cm" svg:y2="7.542cm">
          <text:p/>
        </draw:line>
        <draw:polygon draw:style-name="gr58" draw:text-style-name="P8" draw:layer="layout" svg:width="0.004cm" svg:height="0.309cm" svg:x="6.393cm" svg:y="7.235cm" svg:viewBox="0 0 5 310" draw:points="0,310 5,310 5,0 0,0">
          <text:p/>
        </draw:polygon>
        <draw:line draw:style-name="gr59" draw:text-style-name="P9" draw:layer="layout" svg:x1="6.751cm" svg:y1="7.237cm" svg:x2="6.751cm" svg:y2="7.542cm">
          <text:p/>
        </draw:line>
        <draw:polygon draw:style-name="gr58" draw:text-style-name="P8" draw:layer="layout" svg:width="0.004cm" svg:height="0.309cm" svg:x="6.749cm" svg:y="7.235cm" svg:viewBox="0 0 5 310" draw:points="0,310 5,310 5,0 0,0">
          <text:p/>
        </draw:polygon>
        <draw:line draw:style-name="gr59" draw:text-style-name="P9" draw:layer="layout" svg:x1="7.107cm" svg:y1="7.237cm" svg:x2="7.107cm" svg:y2="7.542cm">
          <text:p/>
        </draw:line>
        <draw:polygon draw:style-name="gr58" draw:text-style-name="P8" draw:layer="layout" svg:width="0.004cm" svg:height="0.309cm" svg:x="7.105cm" svg:y="7.235cm" svg:viewBox="0 0 5 310" draw:points="0,310 5,310 5,0 0,0">
          <text:p/>
        </draw:polygon>
        <draw:line draw:style-name="gr59" draw:text-style-name="P9" draw:layer="layout" svg:x1="7.463cm" svg:y1="7.237cm" svg:x2="7.463cm" svg:y2="7.542cm">
          <text:p/>
        </draw:line>
        <draw:polygon draw:style-name="gr58" draw:text-style-name="P8" draw:layer="layout" svg:width="0.005cm" svg:height="0.309cm" svg:x="7.46cm" svg:y="7.235cm" svg:viewBox="0 0 6 310" draw:points="0,310 6,310 6,0 0,0">
          <text:p/>
        </draw:polygon>
        <draw:line draw:style-name="gr59" draw:text-style-name="P9" draw:layer="layout" svg:x1="7.818cm" svg:y1="7.237cm" svg:x2="7.818cm" svg:y2="7.542cm">
          <text:p/>
        </draw:line>
        <draw:polygon draw:style-name="gr58" draw:text-style-name="P8" draw:layer="layout" svg:width="0.004cm" svg:height="0.309cm" svg:x="7.816cm" svg:y="7.235cm" svg:viewBox="0 0 5 310" draw:points="0,310 5,310 5,0 0,0">
          <text:p/>
        </draw:polygon>
        <draw:line draw:style-name="gr59" draw:text-style-name="P9" draw:layer="layout" svg:x1="8.174cm" svg:y1="7.237cm" svg:x2="8.174cm" svg:y2="7.542cm">
          <text:p/>
        </draw:line>
        <draw:polygon draw:style-name="gr58" draw:text-style-name="P8" draw:layer="layout" svg:width="0.004cm" svg:height="0.309cm" svg:x="8.172cm" svg:y="7.235cm" svg:viewBox="0 0 5 310" draw:points="0,310 5,310 5,0 0,0">
          <text:p/>
        </draw:polygon>
        <draw:line draw:style-name="gr59" draw:text-style-name="P9" draw:layer="layout" svg:x1="8.529cm" svg:y1="7.237cm" svg:x2="8.529cm" svg:y2="7.542cm">
          <text:p/>
        </draw:line>
        <draw:polygon draw:style-name="gr58" draw:text-style-name="P8" draw:layer="layout" svg:width="0.004cm" svg:height="0.309cm" svg:x="8.527cm" svg:y="7.235cm" svg:viewBox="0 0 5 310" draw:points="0,310 5,310 5,0 0,0">
          <text:p/>
        </draw:polygon>
        <draw:line draw:style-name="gr59" draw:text-style-name="P9" draw:layer="layout" svg:x1="8.885cm" svg:y1="7.237cm" svg:x2="8.885cm" svg:y2="7.542cm">
          <text:p/>
        </draw:line>
        <draw:polygon draw:style-name="gr58" draw:text-style-name="P8" draw:layer="layout" svg:width="0.004cm" svg:height="0.309cm" svg:x="8.883cm" svg:y="7.235cm" svg:viewBox="0 0 5 310" draw:points="0,310 5,310 5,0 0,0">
          <text:p/>
        </draw:polygon>
        <draw:line draw:style-name="gr59" draw:text-style-name="P9" draw:layer="layout" svg:x1="9.241cm" svg:y1="7.237cm" svg:x2="9.241cm" svg:y2="7.542cm">
          <text:p/>
        </draw:line>
        <draw:polygon draw:style-name="gr58" draw:text-style-name="P8" draw:layer="layout" svg:width="0.005cm" svg:height="0.309cm" svg:x="9.238cm" svg:y="7.235cm" svg:viewBox="0 0 6 310" draw:points="0,310 6,310 6,0 0,0">
          <text:p/>
        </draw:polygon>
        <draw:line draw:style-name="gr59" draw:text-style-name="P9" draw:layer="layout" svg:x1="9.596cm" svg:y1="7.237cm" svg:x2="9.596cm" svg:y2="7.542cm">
          <text:p/>
        </draw:line>
        <draw:polygon draw:style-name="gr58" draw:text-style-name="P8" draw:layer="layout" svg:width="0.004cm" svg:height="0.309cm" svg:x="9.594cm" svg:y="7.235cm" svg:viewBox="0 0 5 310" draw:points="0,310 5,310 5,0 0,0">
          <text:p/>
        </draw:polygon>
        <draw:line draw:style-name="gr59" draw:text-style-name="P9" draw:layer="layout" svg:x1="9.952cm" svg:y1="7.237cm" svg:x2="9.952cm" svg:y2="7.542cm">
          <text:p/>
        </draw:line>
        <draw:polygon draw:style-name="gr58" draw:text-style-name="P8" draw:layer="layout" svg:width="0.004cm" svg:height="0.309cm" svg:x="9.95cm" svg:y="7.235cm" svg:viewBox="0 0 5 310" draw:points="0,310 5,310 5,0 0,0">
          <text:p/>
        </draw:polygon>
        <draw:line draw:style-name="gr59" draw:text-style-name="P9" draw:layer="layout" svg:x1="10.307cm" svg:y1="7.237cm" svg:x2="10.307cm" svg:y2="7.542cm">
          <text:p/>
        </draw:line>
        <draw:polygon draw:style-name="gr58" draw:text-style-name="P8" draw:layer="layout" svg:width="0.004cm" svg:height="0.309cm" svg:x="10.305cm" svg:y="7.235cm" svg:viewBox="0 0 5 310" draw:points="0,310 5,310 5,0 0,0">
          <text:p/>
        </draw:polygon>
        <draw:line draw:style-name="gr59" draw:text-style-name="P9" draw:layer="layout" svg:x1="10.663cm" svg:y1="7.237cm" svg:x2="10.663cm" svg:y2="7.542cm">
          <text:p/>
        </draw:line>
        <draw:polygon draw:style-name="gr58" draw:text-style-name="P8" draw:layer="layout" svg:width="0.004cm" svg:height="0.309cm" svg:x="10.661cm" svg:y="7.235cm" svg:viewBox="0 0 5 310" draw:points="0,310 5,310 5,0 0,0">
          <text:p/>
        </draw:polygon>
        <draw:line draw:style-name="gr59" draw:text-style-name="P9" draw:layer="layout" svg:x1="11.019cm" svg:y1="7.237cm" svg:x2="11.019cm" svg:y2="7.542cm">
          <text:p/>
        </draw:line>
        <draw:polygon draw:style-name="gr58" draw:text-style-name="P8" draw:layer="layout" svg:width="0.005cm" svg:height="0.309cm" svg:x="11.016cm" svg:y="7.235cm" svg:viewBox="0 0 6 310" draw:points="0,310 6,310 6,0 0,0">
          <text:p/>
        </draw:polygon>
        <draw:line draw:style-name="gr59" draw:text-style-name="P9" draw:layer="layout" svg:x1="11.375cm" svg:y1="7.237cm" svg:x2="11.375cm" svg:y2="7.542cm">
          <text:p/>
        </draw:line>
        <draw:polygon draw:style-name="gr58" draw:text-style-name="P8" draw:layer="layout" svg:width="0.004cm" svg:height="0.309cm" svg:x="11.373cm" svg:y="7.235cm" svg:viewBox="0 0 5 310" draw:points="0,310 5,310 5,0 0,0">
          <text:p/>
        </draw:polygon>
        <draw:line draw:style-name="gr59" draw:text-style-name="P9" draw:layer="layout" svg:x1="11.73cm" svg:y1="7.237cm" svg:x2="11.73cm" svg:y2="7.542cm">
          <text:p/>
        </draw:line>
        <draw:polygon draw:style-name="gr58" draw:text-style-name="P8" draw:layer="layout" svg:width="0.005cm" svg:height="0.309cm" svg:x="11.728cm" svg:y="7.235cm" svg:viewBox="0 0 6 310" draw:points="0,310 6,310 6,0 0,0">
          <text:p/>
        </draw:polygon>
        <draw:line draw:style-name="gr59" draw:text-style-name="P9" draw:layer="layout" svg:x1="12.086cm" svg:y1="7.237cm" svg:x2="12.086cm" svg:y2="7.542cm">
          <text:p/>
        </draw:line>
        <draw:polygon draw:style-name="gr58" draw:text-style-name="P8" draw:layer="layout" svg:width="0.004cm" svg:height="0.309cm" svg:x="12.084cm" svg:y="7.235cm" svg:viewBox="0 0 5 310" draw:points="0,310 5,310 5,0 0,0">
          <text:p/>
        </draw:polygon>
        <draw:line draw:style-name="gr59" draw:text-style-name="P9" draw:layer="layout" svg:x1="12.442cm" svg:y1="7.237cm" svg:x2="12.442cm" svg:y2="7.542cm">
          <text:p/>
        </draw:line>
        <draw:polygon draw:style-name="gr58" draw:text-style-name="P8" draw:layer="layout" svg:width="0.004cm" svg:height="0.309cm" svg:x="12.44cm" svg:y="7.235cm" svg:viewBox="0 0 5 310" draw:points="0,310 5,310 5,0 0,0">
          <text:p/>
        </draw:polygon>
        <draw:line draw:style-name="gr59" draw:text-style-name="P9" draw:layer="layout" svg:x1="12.797cm" svg:y1="7.237cm" svg:x2="12.797cm" svg:y2="7.542cm">
          <text:p/>
        </draw:line>
        <draw:polygon draw:style-name="gr58" draw:text-style-name="P8" draw:layer="layout" svg:width="0.004cm" svg:height="0.309cm" svg:x="12.795cm" svg:y="7.235cm" svg:viewBox="0 0 5 310" draw:points="0,310 5,310 5,0 0,0">
          <text:p/>
        </draw:polygon>
        <draw:line draw:style-name="gr59" draw:text-style-name="P9" draw:layer="layout" svg:x1="13.153cm" svg:y1="7.237cm" svg:x2="13.153cm" svg:y2="7.542cm">
          <text:p/>
        </draw:line>
        <draw:polygon draw:style-name="gr58" draw:text-style-name="P8" draw:layer="layout" svg:width="0.004cm" svg:height="0.309cm" svg:x="13.151cm" svg:y="7.235cm" svg:viewBox="0 0 5 310" draw:points="0,310 5,310 5,0 0,0">
          <text:p/>
        </draw:polygon>
        <draw:line draw:style-name="gr59" draw:text-style-name="P9" draw:layer="layout" svg:x1="13.508cm" svg:y1="7.237cm" svg:x2="13.508cm" svg:y2="7.542cm">
          <text:p/>
        </draw:line>
        <draw:polygon draw:style-name="gr58" draw:text-style-name="P8" draw:layer="layout" svg:width="0.005cm" svg:height="0.309cm" svg:x="13.506cm" svg:y="7.235cm" svg:viewBox="0 0 6 310" draw:points="0,310 6,310 6,0 0,0">
          <text:p/>
        </draw:polygon>
        <draw:line draw:style-name="gr59" draw:text-style-name="P9" draw:layer="layout" svg:x1="13.864cm" svg:y1="7.237cm" svg:x2="13.864cm" svg:y2="7.542cm">
          <text:p/>
        </draw:line>
        <draw:polygon draw:style-name="gr58" draw:text-style-name="P8" draw:layer="layout" svg:width="0.004cm" svg:height="0.309cm" svg:x="13.862cm" svg:y="7.235cm" svg:viewBox="0 0 5 310" draw:points="0,310 5,310 5,0 0,0">
          <text:p/>
        </draw:polygon>
        <draw:line draw:style-name="gr59" draw:text-style-name="P9" draw:layer="layout" svg:x1="14.22cm" svg:y1="7.237cm" svg:x2="14.22cm" svg:y2="7.542cm">
          <text:p/>
        </draw:line>
        <draw:polygon draw:style-name="gr58" draw:text-style-name="P8" draw:layer="layout" svg:width="0.004cm" svg:height="0.309cm" svg:x="14.218cm" svg:y="7.235cm" svg:viewBox="0 0 5 310" draw:points="0,310 5,310 5,0 0,0">
          <text:p/>
        </draw:polygon>
        <draw:line draw:style-name="gr59" draw:text-style-name="P9" draw:layer="layout" svg:x1="14.575cm" svg:y1="7.237cm" svg:x2="14.575cm" svg:y2="7.542cm">
          <text:p/>
        </draw:line>
        <draw:polygon draw:style-name="gr58" draw:text-style-name="P8" draw:layer="layout" svg:width="0.004cm" svg:height="0.309cm" svg:x="14.573cm" svg:y="7.235cm" svg:viewBox="0 0 5 310" draw:points="0,310 5,310 5,0 0,0">
          <text:p/>
        </draw:polygon>
        <draw:line draw:style-name="gr59" draw:text-style-name="P9" draw:layer="layout" svg:x1="14.931cm" svg:y1="7.237cm" svg:x2="14.931cm" svg:y2="7.542cm">
          <text:p/>
        </draw:line>
        <draw:polygon draw:style-name="gr58" draw:text-style-name="P8" draw:layer="layout" svg:width="0.004cm" svg:height="0.309cm" svg:x="14.929cm" svg:y="7.235cm" svg:viewBox="0 0 5 310" draw:points="0,310 5,310 5,0 0,0">
          <text:p/>
        </draw:polygon>
        <draw:line draw:style-name="gr59" draw:text-style-name="P9" draw:layer="layout" svg:x1="15.286cm" svg:y1="7.237cm" svg:x2="15.286cm" svg:y2="7.542cm">
          <text:p/>
        </draw:line>
        <draw:polygon draw:style-name="gr58" draw:text-style-name="P8" draw:layer="layout" svg:width="0.005cm" svg:height="0.309cm" svg:x="15.284cm" svg:y="7.235cm" svg:viewBox="0 0 6 310" draw:points="0,310 6,310 6,0 0,0">
          <text:p/>
        </draw:polygon>
        <draw:line draw:style-name="gr59" draw:text-style-name="P9" draw:layer="layout" svg:x1="15.643cm" svg:y1="7.237cm" svg:x2="15.643cm" svg:y2="7.542cm">
          <text:p/>
        </draw:line>
        <draw:polygon draw:style-name="gr58" draw:text-style-name="P8" draw:layer="layout" svg:width="0.004cm" svg:height="0.309cm" svg:x="15.641cm" svg:y="7.235cm" svg:viewBox="0 0 5 310" draw:points="0,310 5,310 5,0 0,0">
          <text:p/>
        </draw:polygon>
        <draw:line draw:style-name="gr59" draw:text-style-name="P9" draw:layer="layout" svg:x1="15.999cm" svg:y1="7.237cm" svg:x2="15.999cm" svg:y2="7.542cm">
          <text:p/>
        </draw:line>
        <draw:polygon draw:style-name="gr58" draw:text-style-name="P8" draw:layer="layout" svg:width="0.004cm" svg:height="0.309cm" svg:x="15.997cm" svg:y="7.235cm" svg:viewBox="0 0 5 310" draw:points="0,310 5,310 5,0 0,0">
          <text:p/>
        </draw:polygon>
        <draw:line draw:style-name="gr59" draw:text-style-name="P9" draw:layer="layout" svg:x1="16.354cm" svg:y1="7.237cm" svg:x2="16.354cm" svg:y2="7.542cm">
          <text:p/>
        </draw:line>
        <draw:polygon draw:style-name="gr58" draw:text-style-name="P8" draw:layer="layout" svg:width="0.004cm" svg:height="0.309cm" svg:x="16.352cm" svg:y="7.235cm" svg:viewBox="0 0 5 310" draw:points="0,310 5,310 5,0 0,0">
          <text:p/>
        </draw:polygon>
        <draw:line draw:style-name="gr59" draw:text-style-name="P9" draw:layer="layout" svg:x1="16.71cm" svg:y1="7.237cm" svg:x2="16.71cm" svg:y2="7.542cm">
          <text:p/>
        </draw:line>
        <draw:polygon draw:style-name="gr58" draw:text-style-name="P8" draw:layer="layout" svg:width="0.004cm" svg:height="0.309cm" svg:x="16.708cm" svg:y="7.235cm" svg:viewBox="0 0 5 310" draw:points="0,310 5,310 5,0 0,0">
          <text:p/>
        </draw:polygon>
        <draw:line draw:style-name="gr59" draw:text-style-name="P9" draw:layer="layout" svg:x1="17.065cm" svg:y1="7.237cm" svg:x2="17.065cm" svg:y2="7.542cm">
          <text:p/>
        </draw:line>
        <draw:polygon draw:style-name="gr58" draw:text-style-name="P8" draw:layer="layout" svg:width="0.005cm" svg:height="0.309cm" svg:x="17.063cm" svg:y="7.235cm" svg:viewBox="0 0 6 310" draw:points="0,310 6,310 6,0 0,0">
          <text:p/>
        </draw:polygon>
        <draw:line draw:style-name="gr59" draw:text-style-name="P9" draw:layer="layout" svg:x1="17.421cm" svg:y1="7.237cm" svg:x2="17.421cm" svg:y2="7.542cm">
          <text:p/>
        </draw:line>
        <draw:polygon draw:style-name="gr58" draw:text-style-name="P8" draw:layer="layout" svg:width="0.004cm" svg:height="0.309cm" svg:x="17.419cm" svg:y="7.235cm" svg:viewBox="0 0 5 310" draw:points="0,310 5,310 5,0 0,0">
          <text:p/>
        </draw:polygon>
        <draw:line draw:style-name="gr59" draw:text-style-name="P9" draw:layer="layout" svg:x1="17.777cm" svg:y1="7.237cm" svg:x2="17.777cm" svg:y2="7.542cm">
          <text:p/>
        </draw:line>
        <draw:polygon draw:style-name="gr58" draw:text-style-name="P8" draw:layer="layout" svg:width="0.004cm" svg:height="0.309cm" svg:x="17.775cm" svg:y="7.235cm" svg:viewBox="0 0 5 310" draw:points="0,310 5,310 5,0 0,0">
          <text:p/>
        </draw:polygon>
        <draw:line draw:style-name="gr59" draw:text-style-name="P9" draw:layer="layout" svg:x1="3.194cm" svg:y1="7.847cm" svg:x2="3.194cm" svg:y2="8.151cm">
          <text:p/>
        </draw:line>
        <draw:polygon draw:style-name="gr58" draw:text-style-name="P8" draw:layer="layout" svg:width="0.005cm" svg:height="0.309cm" svg:x="3.192cm" svg:y="7.845cm" svg:viewBox="0 0 6 310" draw:points="0,310 6,310 6,0 0,0">
          <text:p/>
        </draw:polygon>
        <draw:line draw:style-name="gr59" draw:text-style-name="P9" draw:layer="layout" svg:x1="3.55cm" svg:y1="7.847cm" svg:x2="3.55cm" svg:y2="8.151cm">
          <text:p/>
        </draw:line>
        <draw:polygon draw:style-name="gr58" draw:text-style-name="P8" draw:layer="layout" svg:width="0.004cm" svg:height="0.309cm" svg:x="3.548cm" svg:y="7.845cm" svg:viewBox="0 0 5 310" draw:points="0,310 5,310 5,0 0,0">
          <text:p/>
        </draw:polygon>
        <draw:line draw:style-name="gr59" draw:text-style-name="P9" draw:layer="layout" svg:x1="3.905cm" svg:y1="7.847cm" svg:x2="3.905cm" svg:y2="8.151cm">
          <text:p/>
        </draw:line>
        <draw:polygon draw:style-name="gr58" draw:text-style-name="P8" draw:layer="layout" svg:width="0.005cm" svg:height="0.309cm" svg:x="3.903cm" svg:y="7.845cm" svg:viewBox="0 0 6 310" draw:points="0,310 6,310 6,0 0,0">
          <text:p/>
        </draw:polygon>
        <draw:line draw:style-name="gr59" draw:text-style-name="P9" draw:layer="layout" svg:x1="4.261cm" svg:y1="7.847cm" svg:x2="4.261cm" svg:y2="8.151cm">
          <text:p/>
        </draw:line>
        <draw:polygon draw:style-name="gr58" draw:text-style-name="P8" draw:layer="layout" svg:width="0.004cm" svg:height="0.309cm" svg:x="4.259cm" svg:y="7.845cm" svg:viewBox="0 0 5 310" draw:points="0,310 5,310 5,0 0,0">
          <text:p/>
        </draw:polygon>
        <draw:line draw:style-name="gr59" draw:text-style-name="P9" draw:layer="layout" svg:x1="4.617cm" svg:y1="7.847cm" svg:x2="4.617cm" svg:y2="8.151cm">
          <text:p/>
        </draw:line>
        <draw:polygon draw:style-name="gr58" draw:text-style-name="P8" draw:layer="layout" svg:width="0.004cm" svg:height="0.309cm" svg:x="4.615cm" svg:y="7.845cm" svg:viewBox="0 0 5 310" draw:points="0,310 5,310 5,0 0,0">
          <text:p/>
        </draw:polygon>
        <draw:line draw:style-name="gr59" draw:text-style-name="P9" draw:layer="layout" svg:x1="4.972cm" svg:y1="7.847cm" svg:x2="4.972cm" svg:y2="8.151cm">
          <text:p/>
        </draw:line>
        <draw:polygon draw:style-name="gr58" draw:text-style-name="P8" draw:layer="layout" svg:width="0.004cm" svg:height="0.309cm" svg:x="4.97cm" svg:y="7.845cm" svg:viewBox="0 0 5 310" draw:points="0,310 5,310 5,0 0,0">
          <text:p/>
        </draw:polygon>
        <draw:line draw:style-name="gr59" draw:text-style-name="P9" draw:layer="layout" svg:x1="5.328cm" svg:y1="7.847cm" svg:x2="5.328cm" svg:y2="8.151cm">
          <text:p/>
        </draw:line>
        <draw:polygon draw:style-name="gr58" draw:text-style-name="P8" draw:layer="layout" svg:width="0.004cm" svg:height="0.309cm" svg:x="5.326cm" svg:y="7.845cm" svg:viewBox="0 0 5 310" draw:points="0,310 5,310 5,0 0,0">
          <text:p/>
        </draw:polygon>
        <draw:line draw:style-name="gr59" draw:text-style-name="P9" draw:layer="layout" svg:x1="5.683cm" svg:y1="7.847cm" svg:x2="5.683cm" svg:y2="8.151cm">
          <text:p/>
        </draw:line>
        <draw:polygon draw:style-name="gr58" draw:text-style-name="P8" draw:layer="layout" svg:width="0.006cm" svg:height="0.309cm" svg:x="5.681cm" svg:y="7.845cm" svg:viewBox="0 0 7 310" draw:points="0,310 7,310 7,0 0,0">
          <text:p/>
        </draw:polygon>
        <draw:line draw:style-name="gr59" draw:text-style-name="P9" draw:layer="layout" svg:x1="6.039cm" svg:y1="7.847cm" svg:x2="6.039cm" svg:y2="8.151cm">
          <text:p/>
        </draw:line>
        <draw:polygon draw:style-name="gr58" draw:text-style-name="P8" draw:layer="layout" svg:width="0.004cm" svg:height="0.309cm" svg:x="6.037cm" svg:y="7.845cm" svg:viewBox="0 0 5 310" draw:points="0,310 5,310 5,0 0,0">
          <text:p/>
        </draw:polygon>
        <draw:line draw:style-name="gr59" draw:text-style-name="P9" draw:layer="layout" svg:x1="6.395cm" svg:y1="7.847cm" svg:x2="6.395cm" svg:y2="8.151cm">
          <text:p/>
        </draw:line>
        <draw:polygon draw:style-name="gr58" draw:text-style-name="P8" draw:layer="layout" svg:width="0.004cm" svg:height="0.309cm" svg:x="6.393cm" svg:y="7.845cm" svg:viewBox="0 0 5 310" draw:points="0,310 5,310 5,0 0,0">
          <text:p/>
        </draw:polygon>
        <draw:line draw:style-name="gr59" draw:text-style-name="P9" draw:layer="layout" svg:x1="6.751cm" svg:y1="7.847cm" svg:x2="6.751cm" svg:y2="8.151cm">
          <text:p/>
        </draw:line>
        <draw:polygon draw:style-name="gr58" draw:text-style-name="P8" draw:layer="layout" svg:width="0.004cm" svg:height="0.309cm" svg:x="6.749cm" svg:y="7.845cm" svg:viewBox="0 0 5 310" draw:points="0,310 5,310 5,0 0,0">
          <text:p/>
        </draw:polygon>
        <draw:line draw:style-name="gr59" draw:text-style-name="P9" draw:layer="layout" svg:x1="7.107cm" svg:y1="7.847cm" svg:x2="7.107cm" svg:y2="8.151cm">
          <text:p/>
        </draw:line>
        <draw:polygon draw:style-name="gr58" draw:text-style-name="P8" draw:layer="layout" svg:width="0.004cm" svg:height="0.309cm" svg:x="7.105cm" svg:y="7.845cm" svg:viewBox="0 0 5 310" draw:points="0,310 5,310 5,0 0,0">
          <text:p/>
        </draw:polygon>
        <draw:line draw:style-name="gr59" draw:text-style-name="P9" draw:layer="layout" svg:x1="7.463cm" svg:y1="7.847cm" svg:x2="7.463cm" svg:y2="8.151cm">
          <text:p/>
        </draw:line>
        <draw:polygon draw:style-name="gr58" draw:text-style-name="P8" draw:layer="layout" svg:width="0.005cm" svg:height="0.309cm" svg:x="7.46cm" svg:y="7.845cm" svg:viewBox="0 0 6 310" draw:points="0,310 6,310 6,0 0,0">
          <text:p/>
        </draw:polygon>
        <draw:line draw:style-name="gr59" draw:text-style-name="P9" draw:layer="layout" svg:x1="7.818cm" svg:y1="7.847cm" svg:x2="7.818cm" svg:y2="8.151cm">
          <text:p/>
        </draw:line>
        <draw:polygon draw:style-name="gr58" draw:text-style-name="P8" draw:layer="layout" svg:width="0.004cm" svg:height="0.309cm" svg:x="7.816cm" svg:y="7.845cm" svg:viewBox="0 0 5 310" draw:points="0,310 5,310 5,0 0,0">
          <text:p/>
        </draw:polygon>
        <draw:line draw:style-name="gr59" draw:text-style-name="P9" draw:layer="layout" svg:x1="8.174cm" svg:y1="7.847cm" svg:x2="8.174cm" svg:y2="8.151cm">
          <text:p/>
        </draw:line>
        <draw:polygon draw:style-name="gr58" draw:text-style-name="P8" draw:layer="layout" svg:width="0.004cm" svg:height="0.309cm" svg:x="8.172cm" svg:y="7.845cm" svg:viewBox="0 0 5 310" draw:points="0,310 5,310 5,0 0,0">
          <text:p/>
        </draw:polygon>
        <draw:line draw:style-name="gr59" draw:text-style-name="P9" draw:layer="layout" svg:x1="8.529cm" svg:y1="7.847cm" svg:x2="8.529cm" svg:y2="8.151cm">
          <text:p/>
        </draw:line>
        <draw:polygon draw:style-name="gr58" draw:text-style-name="P8" draw:layer="layout" svg:width="0.004cm" svg:height="0.309cm" svg:x="8.527cm" svg:y="7.845cm" svg:viewBox="0 0 5 310" draw:points="0,310 5,310 5,0 0,0">
          <text:p/>
        </draw:polygon>
        <draw:line draw:style-name="gr59" draw:text-style-name="P9" draw:layer="layout" svg:x1="8.885cm" svg:y1="7.847cm" svg:x2="8.885cm" svg:y2="8.151cm">
          <text:p/>
        </draw:line>
        <draw:polygon draw:style-name="gr58" draw:text-style-name="P8" draw:layer="layout" svg:width="0.004cm" svg:height="0.309cm" svg:x="8.883cm" svg:y="7.845cm" svg:viewBox="0 0 5 310" draw:points="0,310 5,310 5,0 0,0">
          <text:p/>
        </draw:polygon>
        <draw:line draw:style-name="gr59" draw:text-style-name="P9" draw:layer="layout" svg:x1="9.241cm" svg:y1="7.847cm" svg:x2="9.241cm" svg:y2="8.151cm">
          <text:p/>
        </draw:line>
        <draw:polygon draw:style-name="gr58" draw:text-style-name="P8" draw:layer="layout" svg:width="0.005cm" svg:height="0.309cm" svg:x="9.238cm" svg:y="7.845cm" svg:viewBox="0 0 6 310" draw:points="0,310 6,310 6,0 0,0">
          <text:p/>
        </draw:polygon>
        <draw:line draw:style-name="gr59" draw:text-style-name="P9" draw:layer="layout" svg:x1="9.596cm" svg:y1="7.847cm" svg:x2="9.596cm" svg:y2="8.151cm">
          <text:p/>
        </draw:line>
        <draw:polygon draw:style-name="gr58" draw:text-style-name="P8" draw:layer="layout" svg:width="0.004cm" svg:height="0.309cm" svg:x="9.594cm" svg:y="7.845cm" svg:viewBox="0 0 5 310" draw:points="0,310 5,310 5,0 0,0">
          <text:p/>
        </draw:polygon>
        <draw:line draw:style-name="gr59" draw:text-style-name="P9" draw:layer="layout" svg:x1="9.952cm" svg:y1="7.847cm" svg:x2="9.952cm" svg:y2="8.151cm">
          <text:p/>
        </draw:line>
        <draw:polygon draw:style-name="gr58" draw:text-style-name="P8" draw:layer="layout" svg:width="0.004cm" svg:height="0.309cm" svg:x="9.95cm" svg:y="7.845cm" svg:viewBox="0 0 5 310" draw:points="0,310 5,310 5,0 0,0">
          <text:p/>
        </draw:polygon>
        <draw:line draw:style-name="gr59" draw:text-style-name="P9" draw:layer="layout" svg:x1="10.307cm" svg:y1="7.847cm" svg:x2="10.307cm" svg:y2="8.151cm">
          <text:p/>
        </draw:line>
        <draw:polygon draw:style-name="gr58" draw:text-style-name="P8" draw:layer="layout" svg:width="0.004cm" svg:height="0.309cm" svg:x="10.305cm" svg:y="7.845cm" svg:viewBox="0 0 5 310" draw:points="0,310 5,310 5,0 0,0">
          <text:p/>
        </draw:polygon>
        <draw:line draw:style-name="gr59" draw:text-style-name="P9" draw:layer="layout" svg:x1="10.663cm" svg:y1="7.847cm" svg:x2="10.663cm" svg:y2="8.151cm">
          <text:p/>
        </draw:line>
        <draw:polygon draw:style-name="gr58" draw:text-style-name="P8" draw:layer="layout" svg:width="0.004cm" svg:height="0.309cm" svg:x="10.661cm" svg:y="7.845cm" svg:viewBox="0 0 5 310" draw:points="0,310 5,310 5,0 0,0">
          <text:p/>
        </draw:polygon>
        <draw:line draw:style-name="gr59" draw:text-style-name="P9" draw:layer="layout" svg:x1="12.442cm" svg:y1="7.847cm" svg:x2="12.442cm" svg:y2="8.151cm">
          <text:p/>
        </draw:line>
        <draw:polygon draw:style-name="gr58" draw:text-style-name="P8" draw:layer="layout" svg:width="0.004cm" svg:height="0.309cm" svg:x="12.44cm" svg:y="7.845cm" svg:viewBox="0 0 5 310" draw:points="0,310 5,310 5,0 0,0">
          <text:p/>
        </draw:polygon>
        <draw:line draw:style-name="gr59" draw:text-style-name="P9" draw:layer="layout" svg:x1="12.797cm" svg:y1="7.847cm" svg:x2="12.797cm" svg:y2="8.151cm">
          <text:p/>
        </draw:line>
        <draw:polygon draw:style-name="gr58" draw:text-style-name="P8" draw:layer="layout" svg:width="0.004cm" svg:height="0.309cm" svg:x="12.795cm" svg:y="7.845cm" svg:viewBox="0 0 5 310" draw:points="0,310 5,310 5,0 0,0">
          <text:p/>
        </draw:polygon>
        <draw:line draw:style-name="gr59" draw:text-style-name="P9" draw:layer="layout" svg:x1="12.446cm" svg:y1="8.304cm" svg:x2="12.797cm" svg:y2="8.304cm">
          <text:p/>
        </draw:line>
        <draw:polygon draw:style-name="gr58" draw:text-style-name="P8" draw:layer="layout" svg:width="0.355cm" svg:height="0.004cm" svg:x="12.444cm" svg:y="8.302cm" svg:viewBox="0 0 356 5" draw:points="0,5 356,5 356,0 0,0">
          <text:p/>
        </draw:polygon>
        <draw:line draw:style-name="gr59" draw:text-style-name="P9" draw:layer="layout" svg:x1="13.864cm" svg:y1="7.847cm" svg:x2="13.864cm" svg:y2="8.151cm">
          <text:p/>
        </draw:line>
        <draw:polygon draw:style-name="gr58" draw:text-style-name="P8" draw:layer="layout" svg:width="0.004cm" svg:height="0.309cm" svg:x="13.862cm" svg:y="7.845cm" svg:viewBox="0 0 5 310" draw:points="0,310 5,310 5,0 0,0">
          <text:p/>
        </draw:polygon>
        <draw:line draw:style-name="gr59" draw:text-style-name="P9" draw:layer="layout" svg:x1="14.22cm" svg:y1="7.847cm" svg:x2="14.22cm" svg:y2="8.151cm">
          <text:p/>
        </draw:line>
        <draw:polygon draw:style-name="gr58" draw:text-style-name="P8" draw:layer="layout" svg:width="0.004cm" svg:height="0.309cm" svg:x="14.218cm" svg:y="7.845cm" svg:viewBox="0 0 5 310" draw:points="0,310 5,310 5,0 0,0">
          <text:p/>
        </draw:polygon>
        <draw:line draw:style-name="gr59" draw:text-style-name="P9" draw:layer="layout" svg:x1="3.199cm" svg:y1="8.609cm" svg:x2="10.663cm" svg:y2="8.609cm">
          <text:p/>
        </draw:line>
        <draw:polygon draw:style-name="gr58" draw:text-style-name="P8" draw:layer="layout" svg:width="7.468cm" svg:height="0.004cm" svg:x="3.197cm" svg:y="8.607cm" svg:viewBox="0 0 7469 5" draw:points="0,5 7469,5 7469,0 0,0">
          <text:p/>
        </draw:polygon>
        <draw:line draw:style-name="gr59" draw:text-style-name="P9" draw:layer="layout" svg:x1="12.446cm" svg:y1="8.609cm" svg:x2="12.797cm" svg:y2="8.609cm">
          <text:p/>
        </draw:line>
        <draw:polygon draw:style-name="gr58" draw:text-style-name="P8" draw:layer="layout" svg:width="0.355cm" svg:height="0.004cm" svg:x="12.444cm" svg:y="8.607cm" svg:viewBox="0 0 356 5" draw:points="0,5 356,5 356,0 0,0">
          <text:p/>
        </draw:polygon>
        <draw:line draw:style-name="gr59" draw:text-style-name="P9" draw:layer="layout" svg:x1="6.039cm" svg:y1="8.304cm" svg:x2="6.039cm" svg:y2="8.609cm">
          <text:p/>
        </draw:line>
        <draw:polygon draw:style-name="gr58" draw:text-style-name="P8" draw:layer="layout" svg:width="0.004cm" svg:height="0.309cm" svg:x="6.037cm" svg:y="8.302cm" svg:viewBox="0 0 5 310" draw:points="0,310 5,310 5,0 0,0">
          <text:p/>
        </draw:polygon>
        <draw:line draw:style-name="gr59" draw:text-style-name="P9" draw:layer="layout" svg:x1="6.395cm" svg:y1="8.304cm" svg:x2="6.395cm" svg:y2="8.609cm">
          <text:p/>
        </draw:line>
        <draw:polygon draw:style-name="gr58" draw:text-style-name="P8" draw:layer="layout" svg:width="0.004cm" svg:height="0.309cm" svg:x="6.393cm" svg:y="8.302cm" svg:viewBox="0 0 5 310" draw:points="0,310 5,310 5,0 0,0">
          <text:p/>
        </draw:polygon>
        <draw:line draw:style-name="gr59" draw:text-style-name="P9" draw:layer="layout" svg:x1="6.751cm" svg:y1="8.304cm" svg:x2="6.751cm" svg:y2="8.609cm">
          <text:p/>
        </draw:line>
        <draw:polygon draw:style-name="gr58" draw:text-style-name="P8" draw:layer="layout" svg:width="0.004cm" svg:height="0.309cm" svg:x="6.749cm" svg:y="8.302cm" svg:viewBox="0 0 5 310" draw:points="0,310 5,310 5,0 0,0">
          <text:p/>
        </draw:polygon>
        <draw:line draw:style-name="gr59" draw:text-style-name="P9" draw:layer="layout" svg:x1="7.107cm" svg:y1="8.304cm" svg:x2="7.107cm" svg:y2="8.609cm">
          <text:p/>
        </draw:line>
        <draw:polygon draw:style-name="gr58" draw:text-style-name="P8" draw:layer="layout" svg:width="0.004cm" svg:height="0.309cm" svg:x="7.105cm" svg:y="8.302cm" svg:viewBox="0 0 5 310" draw:points="0,310 5,310 5,0 0,0">
          <text:p/>
        </draw:polygon>
        <draw:line draw:style-name="gr59" draw:text-style-name="P9" draw:layer="layout" svg:x1="7.463cm" svg:y1="8.304cm" svg:x2="7.463cm" svg:y2="8.609cm">
          <text:p/>
        </draw:line>
        <draw:polygon draw:style-name="gr58" draw:text-style-name="P8" draw:layer="layout" svg:width="0.005cm" svg:height="0.309cm" svg:x="7.46cm" svg:y="8.302cm" svg:viewBox="0 0 6 310" draw:points="0,310 6,310 6,0 0,0">
          <text:p/>
        </draw:polygon>
        <draw:line draw:style-name="gr59" draw:text-style-name="P9" draw:layer="layout" svg:x1="7.818cm" svg:y1="8.304cm" svg:x2="7.818cm" svg:y2="8.609cm">
          <text:p/>
        </draw:line>
        <draw:polygon draw:style-name="gr58" draw:text-style-name="P8" draw:layer="layout" svg:width="0.004cm" svg:height="0.309cm" svg:x="7.816cm" svg:y="8.302cm" svg:viewBox="0 0 5 310" draw:points="0,310 5,310 5,0 0,0">
          <text:p/>
        </draw:polygon>
        <draw:line draw:style-name="gr59" draw:text-style-name="P9" draw:layer="layout" svg:x1="8.174cm" svg:y1="8.304cm" svg:x2="8.174cm" svg:y2="8.609cm">
          <text:p/>
        </draw:line>
        <draw:polygon draw:style-name="gr58" draw:text-style-name="P8" draw:layer="layout" svg:width="0.004cm" svg:height="0.309cm" svg:x="8.172cm" svg:y="8.302cm" svg:viewBox="0 0 5 310" draw:points="0,310 5,310 5,0 0,0">
          <text:p/>
        </draw:polygon>
        <draw:line draw:style-name="gr59" draw:text-style-name="P9" draw:layer="layout" svg:x1="8.529cm" svg:y1="8.304cm" svg:x2="8.529cm" svg:y2="8.609cm">
          <text:p/>
        </draw:line>
        <draw:polygon draw:style-name="gr58" draw:text-style-name="P8" draw:layer="layout" svg:width="0.004cm" svg:height="0.309cm" svg:x="8.527cm" svg:y="8.302cm" svg:viewBox="0 0 5 310" draw:points="0,310 5,310 5,0 0,0">
          <text:p/>
        </draw:polygon>
        <draw:line draw:style-name="gr59" draw:text-style-name="P9" draw:layer="layout" svg:x1="8.885cm" svg:y1="8.304cm" svg:x2="8.885cm" svg:y2="8.609cm">
          <text:p/>
        </draw:line>
        <draw:polygon draw:style-name="gr58" draw:text-style-name="P8" draw:layer="layout" svg:width="0.004cm" svg:height="0.309cm" svg:x="8.883cm" svg:y="8.302cm" svg:viewBox="0 0 5 310" draw:points="0,310 5,310 5,0 0,0">
          <text:p/>
        </draw:polygon>
        <draw:line draw:style-name="gr59" draw:text-style-name="P9" draw:layer="layout" svg:x1="11.375cm" svg:y1="7.847cm" svg:x2="11.375cm" svg:y2="8.151cm">
          <text:p/>
        </draw:line>
        <draw:polygon draw:style-name="gr58" draw:text-style-name="P8" draw:layer="layout" svg:width="0.004cm" svg:height="0.309cm" svg:x="11.373cm" svg:y="7.845cm" svg:viewBox="0 0 5 310" draw:points="0,310 5,310 5,0 0,0">
          <text:p/>
        </draw:polygon>
        <draw:line draw:style-name="gr59" draw:text-style-name="P9" draw:layer="layout" svg:x1="11.73cm" svg:y1="7.847cm" svg:x2="11.73cm" svg:y2="8.151cm">
          <text:p/>
        </draw:line>
        <draw:polygon draw:style-name="gr58" draw:text-style-name="P8" draw:layer="layout" svg:width="0.005cm" svg:height="0.309cm" svg:x="11.728cm" svg:y="7.845cm" svg:viewBox="0 0 6 310" draw:points="0,310 6,310 6,0 0,0">
          <text:p/>
        </draw:polygon>
        <draw:line draw:style-name="gr59" draw:text-style-name="P9" draw:layer="layout" svg:x1="12.086cm" svg:y1="7.847cm" svg:x2="12.086cm" svg:y2="8.151cm">
          <text:p/>
        </draw:line>
        <draw:polygon draw:style-name="gr58" draw:text-style-name="P8" draw:layer="layout" svg:width="0.004cm" svg:height="0.309cm" svg:x="12.084cm" svg:y="7.845cm" svg:viewBox="0 0 5 310" draw:points="0,310 5,310 5,0 0,0">
          <text:p/>
        </draw:polygon>
        <draw:line draw:style-name="gr59" draw:text-style-name="P9" draw:layer="layout" svg:x1="12.442cm" svg:y1="8.304cm" svg:x2="12.442cm" svg:y2="8.609cm">
          <text:p/>
        </draw:line>
        <draw:polygon draw:style-name="gr58" draw:text-style-name="P8" draw:layer="layout" svg:width="0.004cm" svg:height="0.309cm" svg:x="12.44cm" svg:y="8.302cm" svg:viewBox="0 0 5 310" draw:points="0,310 5,310 5,0 0,0">
          <text:p/>
        </draw:polygon>
        <draw:line draw:style-name="gr59" draw:text-style-name="P9" draw:layer="layout" svg:x1="12.797cm" svg:y1="8.308cm" svg:x2="12.797cm" svg:y2="8.609cm">
          <text:p/>
        </draw:line>
        <draw:polygon draw:style-name="gr58" draw:text-style-name="P8" draw:layer="layout" svg:width="0.004cm" svg:height="0.305cm" svg:x="12.795cm" svg:y="8.306cm" svg:viewBox="0 0 5 306" draw:points="0,306 5,306 5,0 0,0">
          <text:p/>
        </draw:polygon>
        <draw:line draw:style-name="gr59" draw:text-style-name="P9" draw:layer="layout" svg:x1="13.153cm" svg:y1="7.847cm" svg:x2="13.153cm" svg:y2="8.151cm">
          <text:p/>
        </draw:line>
        <draw:polygon draw:style-name="gr58" draw:text-style-name="P8" draw:layer="layout" svg:width="0.004cm" svg:height="0.309cm" svg:x="13.151cm" svg:y="7.845cm" svg:viewBox="0 0 5 310" draw:points="0,310 5,310 5,0 0,0">
          <text:p/>
        </draw:polygon>
        <draw:line draw:style-name="gr59" draw:text-style-name="P9" draw:layer="layout" svg:x1="13.508cm" svg:y1="7.847cm" svg:x2="13.508cm" svg:y2="8.151cm">
          <text:p/>
        </draw:line>
        <draw:polygon draw:style-name="gr58" draw:text-style-name="P8" draw:layer="layout" svg:width="0.005cm" svg:height="0.309cm" svg:x="13.506cm" svg:y="7.845cm" svg:viewBox="0 0 6 310" draw:points="0,310 6,310 6,0 0,0">
          <text:p/>
        </draw:polygon>
        <draw:line draw:style-name="gr59" draw:text-style-name="P9" draw:layer="layout" svg:x1="13.864cm" svg:y1="8.304cm" svg:x2="13.864cm" svg:y2="8.609cm">
          <text:p/>
        </draw:line>
        <draw:line draw:style-name="gr59" draw:text-style-name="P9" draw:layer="layout" svg:x1="14.22cm" svg:y1="8.308cm" svg:x2="14.22cm" svg:y2="8.609cm">
          <text:p/>
        </draw:line>
        <draw:polygon draw:style-name="gr58" draw:text-style-name="P8" draw:layer="layout" svg:width="0.004cm" svg:height="0.305cm" svg:x="14.218cm" svg:y="8.306cm" svg:viewBox="0 0 5 306" draw:points="0,306 5,306 5,0 0,0">
          <text:p/>
        </draw:polygon>
        <draw:line draw:style-name="gr59" draw:text-style-name="P9" draw:layer="layout" svg:x1="14.575cm" svg:y1="7.847cm" svg:x2="14.575cm" svg:y2="8.151cm">
          <text:p/>
        </draw:line>
        <draw:polygon draw:style-name="gr58" draw:text-style-name="P8" draw:layer="layout" svg:width="0.004cm" svg:height="0.309cm" svg:x="14.573cm" svg:y="7.845cm" svg:viewBox="0 0 5 310" draw:points="0,310 5,310 5,0 0,0">
          <text:p/>
        </draw:polygon>
        <draw:line draw:style-name="gr59" draw:text-style-name="P9" draw:layer="layout" svg:x1="14.931cm" svg:y1="7.847cm" svg:x2="14.931cm" svg:y2="8.151cm">
          <text:p/>
        </draw:line>
        <draw:polygon draw:style-name="gr58" draw:text-style-name="P8" draw:layer="layout" svg:width="0.004cm" svg:height="0.309cm" svg:x="14.929cm" svg:y="7.845cm" svg:viewBox="0 0 5 310" draw:points="0,310 5,310 5,0 0,0">
          <text:p/>
        </draw:polygon>
        <draw:line draw:style-name="gr59" draw:text-style-name="P9" draw:layer="layout" svg:x1="15.286cm" svg:y1="7.847cm" svg:x2="15.286cm" svg:y2="8.151cm">
          <text:p/>
        </draw:line>
        <draw:polygon draw:style-name="gr58" draw:text-style-name="P8" draw:layer="layout" svg:width="0.005cm" svg:height="0.309cm" svg:x="15.284cm" svg:y="7.845cm" svg:viewBox="0 0 6 310" draw:points="0,310 6,310 6,0 0,0">
          <text:p/>
        </draw:polygon>
        <draw:line draw:style-name="gr59" draw:text-style-name="P9" draw:layer="layout" svg:x1="15.643cm" svg:y1="7.847cm" svg:x2="15.643cm" svg:y2="8.151cm">
          <text:p/>
        </draw:line>
        <draw:polygon draw:style-name="gr58" draw:text-style-name="P8" draw:layer="layout" svg:width="0.004cm" svg:height="0.309cm" svg:x="15.641cm" svg:y="7.845cm" svg:viewBox="0 0 5 310" draw:points="0,310 5,310 5,0 0,0">
          <text:p/>
        </draw:polygon>
        <draw:line draw:style-name="gr59" draw:text-style-name="P9" draw:layer="layout" svg:x1="15.999cm" svg:y1="7.847cm" svg:x2="15.999cm" svg:y2="8.151cm">
          <text:p/>
        </draw:line>
        <draw:polygon draw:style-name="gr58" draw:text-style-name="P8" draw:layer="layout" svg:width="0.004cm" svg:height="0.309cm" svg:x="15.997cm" svg:y="7.845cm" svg:viewBox="0 0 5 310" draw:points="0,310 5,310 5,0 0,0">
          <text:p/>
        </draw:polygon>
        <draw:line draw:style-name="gr59" draw:text-style-name="P9" draw:layer="layout" svg:x1="16.354cm" svg:y1="7.847cm" svg:x2="16.354cm" svg:y2="8.151cm">
          <text:p/>
        </draw:line>
        <draw:polygon draw:style-name="gr58" draw:text-style-name="P8" draw:layer="layout" svg:width="0.004cm" svg:height="0.309cm" svg:x="16.352cm" svg:y="7.845cm" svg:viewBox="0 0 5 310" draw:points="0,310 5,310 5,0 0,0">
          <text:p/>
        </draw:polygon>
        <draw:line draw:style-name="gr59" draw:text-style-name="P9" draw:layer="layout" svg:x1="16.71cm" svg:y1="7.847cm" svg:x2="16.71cm" svg:y2="8.151cm">
          <text:p/>
        </draw:line>
        <draw:polygon draw:style-name="gr58" draw:text-style-name="P8" draw:layer="layout" svg:width="0.004cm" svg:height="0.309cm" svg:x="16.708cm" svg:y="7.845cm" svg:viewBox="0 0 5 310" draw:points="0,310 5,310 5,0 0,0">
          <text:p/>
        </draw:polygon>
        <draw:line draw:style-name="gr59" draw:text-style-name="P9" draw:layer="layout" svg:x1="17.065cm" svg:y1="7.847cm" svg:x2="17.065cm" svg:y2="8.151cm">
          <text:p/>
        </draw:line>
        <draw:polygon draw:style-name="gr58" draw:text-style-name="P8" draw:layer="layout" svg:width="0.005cm" svg:height="0.309cm" svg:x="17.063cm" svg:y="7.845cm" svg:viewBox="0 0 6 310" draw:points="0,310 6,310 6,0 0,0">
          <text:p/>
        </draw:polygon>
        <draw:line draw:style-name="gr59" draw:text-style-name="P9" draw:layer="layout" svg:x1="17.421cm" svg:y1="7.847cm" svg:x2="17.421cm" svg:y2="8.151cm">
          <text:p/>
        </draw:line>
        <draw:polygon draw:style-name="gr58" draw:text-style-name="P8" draw:layer="layout" svg:width="0.004cm" svg:height="0.309cm" svg:x="17.419cm" svg:y="7.845cm" svg:viewBox="0 0 5 310" draw:points="0,310 5,310 5,0 0,0">
          <text:p/>
        </draw:polygon>
        <draw:line draw:style-name="gr59" draw:text-style-name="P9" draw:layer="layout" svg:x1="17.777cm" svg:y1="7.847cm" svg:x2="17.777cm" svg:y2="8.151cm">
          <text:p/>
        </draw:line>
        <draw:polygon draw:style-name="gr58" draw:text-style-name="P8" draw:layer="layout" svg:width="0.004cm" svg:height="0.309cm" svg:x="17.775cm" svg:y="7.845cm" svg:viewBox="0 0 5 310" draw:points="0,310 5,310 5,0 0,0">
          <text:p/>
        </draw:polygon>
        <draw:line draw:style-name="gr59" draw:text-style-name="P9" draw:layer="layout" svg:x1="6.043cm" svg:y1="9.067cm" svg:x2="8.885cm" svg:y2="9.067cm">
          <text:p/>
        </draw:line>
        <draw:polygon draw:style-name="gr58" draw:text-style-name="P8" draw:layer="layout" svg:width="2.846cm" svg:height="0.004cm" svg:x="6.041cm" svg:y="9.065cm" svg:viewBox="0 0 2847 5" draw:points="0,5 2847,5 2847,0 0,0">
          <text:p/>
        </draw:polygon>
        <draw:line draw:style-name="gr59" draw:text-style-name="P9" draw:layer="layout" svg:x1="6.395cm" svg:y1="8.761cm" svg:x2="6.395cm" svg:y2="9.067cm">
          <text:p/>
        </draw:line>
        <draw:polygon draw:style-name="gr58" draw:text-style-name="P8" draw:layer="layout" svg:width="0.004cm" svg:height="0.31cm" svg:x="6.393cm" svg:y="8.759cm" svg:viewBox="0 0 5 311" draw:points="0,311 5,311 5,0 0,0">
          <text:p/>
        </draw:polygon>
        <draw:line draw:style-name="gr59" draw:text-style-name="P9" draw:layer="layout" svg:x1="6.751cm" svg:y1="8.761cm" svg:x2="6.751cm" svg:y2="9.067cm">
          <text:p/>
        </draw:line>
        <draw:polygon draw:style-name="gr58" draw:text-style-name="P8" draw:layer="layout" svg:width="0.004cm" svg:height="0.31cm" svg:x="6.749cm" svg:y="8.759cm" svg:viewBox="0 0 5 311" draw:points="0,311 5,311 5,0 0,0">
          <text:p/>
        </draw:polygon>
        <draw:line draw:style-name="gr59" draw:text-style-name="P9" draw:layer="layout" svg:x1="7.107cm" svg:y1="8.761cm" svg:x2="7.107cm" svg:y2="9.067cm">
          <text:p/>
        </draw:line>
        <draw:polygon draw:style-name="gr58" draw:text-style-name="P8" draw:layer="layout" svg:width="0.004cm" svg:height="0.31cm" svg:x="7.105cm" svg:y="8.759cm" svg:viewBox="0 0 5 311" draw:points="0,311 5,311 5,0 0,0">
          <text:p/>
        </draw:polygon>
        <draw:line draw:style-name="gr59" draw:text-style-name="P9" draw:layer="layout" svg:x1="7.463cm" svg:y1="8.761cm" svg:x2="7.463cm" svg:y2="9.067cm">
          <text:p/>
        </draw:line>
        <draw:polygon draw:style-name="gr58" draw:text-style-name="P8" draw:layer="layout" svg:width="0.005cm" svg:height="0.31cm" svg:x="7.46cm" svg:y="8.759cm" svg:viewBox="0 0 6 311" draw:points="0,311 6,311 6,0 0,0">
          <text:p/>
        </draw:polygon>
        <draw:line draw:style-name="gr59" draw:text-style-name="P9" draw:layer="layout" svg:x1="7.818cm" svg:y1="8.761cm" svg:x2="7.818cm" svg:y2="9.067cm">
          <text:p/>
        </draw:line>
        <draw:polygon draw:style-name="gr58" draw:text-style-name="P8" draw:layer="layout" svg:width="0.004cm" svg:height="0.31cm" svg:x="7.816cm" svg:y="8.759cm" svg:viewBox="0 0 5 311" draw:points="0,311 5,311 5,0 0,0">
          <text:p/>
        </draw:polygon>
        <draw:line draw:style-name="gr59" draw:text-style-name="P9" draw:layer="layout" svg:x1="8.174cm" svg:y1="8.761cm" svg:x2="8.174cm" svg:y2="9.067cm">
          <text:p/>
        </draw:line>
        <draw:polygon draw:style-name="gr58" draw:text-style-name="P8" draw:layer="layout" svg:width="0.004cm" svg:height="0.31cm" svg:x="8.172cm" svg:y="8.759cm" svg:viewBox="0 0 5 311" draw:points="0,311 5,311 5,0 0,0">
          <text:p/>
        </draw:polygon>
        <draw:line draw:style-name="gr59" draw:text-style-name="P9" draw:layer="layout" svg:x1="8.529cm" svg:y1="8.761cm" svg:x2="8.529cm" svg:y2="9.067cm">
          <text:p/>
        </draw:line>
        <draw:polygon draw:style-name="gr58" draw:text-style-name="P8" draw:layer="layout" svg:width="0.004cm" svg:height="0.31cm" svg:x="8.527cm" svg:y="8.759cm" svg:viewBox="0 0 5 311" draw:points="0,311 5,311 5,0 0,0">
          <text:p/>
        </draw:polygon>
        <draw:line draw:style-name="gr59" draw:text-style-name="P9" draw:layer="layout" svg:x1="8.885cm" svg:y1="8.761cm" svg:x2="8.885cm" svg:y2="9.067cm">
          <text:p/>
        </draw:line>
        <draw:polygon draw:style-name="gr58" draw:text-style-name="P8" draw:layer="layout" svg:width="0.004cm" svg:height="0.31cm" svg:x="8.883cm" svg:y="8.759cm" svg:viewBox="0 0 5 311" draw:points="0,311 5,311 5,0 0,0">
          <text:p/>
        </draw:polygon>
        <draw:line draw:style-name="gr59" draw:text-style-name="P9" draw:layer="layout" svg:x1="9.241cm" svg:y1="8.304cm" svg:x2="9.241cm" svg:y2="8.609cm">
          <text:p/>
        </draw:line>
        <draw:polygon draw:style-name="gr58" draw:text-style-name="P8" draw:layer="layout" svg:width="0.005cm" svg:height="0.309cm" svg:x="9.238cm" svg:y="8.302cm" svg:viewBox="0 0 6 310" draw:points="0,310 6,310 6,0 0,0">
          <text:p/>
        </draw:polygon>
        <draw:line draw:style-name="gr59" draw:text-style-name="P9" draw:layer="layout" svg:x1="9.596cm" svg:y1="8.304cm" svg:x2="9.596cm" svg:y2="8.609cm">
          <text:p/>
        </draw:line>
        <draw:polygon draw:style-name="gr58" draw:text-style-name="P8" draw:layer="layout" svg:width="0.004cm" svg:height="0.309cm" svg:x="9.594cm" svg:y="8.302cm" svg:viewBox="0 0 5 310" draw:points="0,310 5,310 5,0 0,0">
          <text:p/>
        </draw:polygon>
        <draw:line draw:style-name="gr59" draw:text-style-name="P9" draw:layer="layout" svg:x1="9.952cm" svg:y1="8.304cm" svg:x2="9.952cm" svg:y2="8.609cm">
          <text:p/>
        </draw:line>
        <draw:polygon draw:style-name="gr58" draw:text-style-name="P8" draw:layer="layout" svg:width="0.004cm" svg:height="0.309cm" svg:x="9.95cm" svg:y="8.302cm" svg:viewBox="0 0 5 310" draw:points="0,310 5,310 5,0 0,0">
          <text:p/>
        </draw:polygon>
        <draw:line draw:style-name="gr59" draw:text-style-name="P9" draw:layer="layout" svg:x1="10.307cm" svg:y1="8.304cm" svg:x2="10.307cm" svg:y2="8.609cm">
          <text:p/>
        </draw:line>
        <draw:polygon draw:style-name="gr58" draw:text-style-name="P8" draw:layer="layout" svg:width="0.004cm" svg:height="0.309cm" svg:x="10.305cm" svg:y="8.302cm" svg:viewBox="0 0 5 310" draw:points="0,310 5,310 5,0 0,0">
          <text:p/>
        </draw:polygon>
        <draw:line draw:style-name="gr59" draw:text-style-name="P9" draw:layer="layout" svg:x1="10.663cm" svg:y1="8.304cm" svg:x2="10.663cm" svg:y2="8.609cm">
          <text:p/>
        </draw:line>
        <draw:polygon draw:style-name="gr58" draw:text-style-name="P8" draw:layer="layout" svg:width="0.004cm" svg:height="0.309cm" svg:x="10.661cm" svg:y="8.302cm" svg:viewBox="0 0 5 310" draw:points="0,310 5,310 5,0 0,0">
          <text:p/>
        </draw:polygon>
        <draw:line draw:style-name="gr59" draw:text-style-name="P9" draw:layer="layout" svg:x1="11.019cm" svg:y1="7.847cm" svg:x2="11.019cm" svg:y2="8.151cm">
          <text:p/>
        </draw:line>
        <draw:polygon draw:style-name="gr58" draw:text-style-name="P8" draw:layer="layout" svg:width="0.005cm" svg:height="0.309cm" svg:x="11.016cm" svg:y="7.845cm" svg:viewBox="0 0 6 310" draw:points="0,310 6,310 6,0 0,0">
          <text:p/>
        </draw:polygon>
        <draw:line draw:style-name="gr59" draw:text-style-name="P9" draw:layer="layout" svg:x1="11.375cm" svg:y1="8.761cm" svg:x2="11.375cm" svg:y2="9.067cm">
          <text:p/>
        </draw:line>
        <draw:polygon draw:style-name="gr58" draw:text-style-name="P8" draw:layer="layout" svg:width="0.004cm" svg:height="0.31cm" svg:x="11.373cm" svg:y="8.759cm" svg:viewBox="0 0 5 311" draw:points="0,311 5,311 5,0 0,0">
          <text:p/>
        </draw:polygon>
        <draw:line draw:style-name="gr59" draw:text-style-name="P9" draw:layer="layout" svg:x1="11.73cm" svg:y1="8.761cm" svg:x2="11.73cm" svg:y2="9.067cm">
          <text:p/>
        </draw:line>
        <draw:polygon draw:style-name="gr58" draw:text-style-name="P8" draw:layer="layout" svg:width="0.005cm" svg:height="0.31cm" svg:x="11.728cm" svg:y="8.759cm" svg:viewBox="0 0 6 311" draw:points="0,311 6,311 6,0 0,0">
          <text:p/>
        </draw:polygon>
        <draw:line draw:style-name="gr59" draw:text-style-name="P9" draw:layer="layout" svg:x1="14.931cm" svg:y1="8.761cm" svg:x2="14.931cm" svg:y2="9.067cm">
          <text:p/>
        </draw:line>
        <draw:polygon draw:style-name="gr58" draw:text-style-name="P8" draw:layer="layout" svg:width="0.004cm" svg:height="0.31cm" svg:x="14.929cm" svg:y="8.759cm" svg:viewBox="0 0 5 311" draw:points="0,311 5,311 5,0 0,0">
          <text:p/>
        </draw:polygon>
        <draw:line draw:style-name="gr59" draw:text-style-name="P9" draw:layer="layout" svg:x1="15.286cm" svg:y1="8.761cm" svg:x2="15.286cm" svg:y2="9.067cm">
          <text:p/>
        </draw:line>
        <draw:polygon draw:style-name="gr58" draw:text-style-name="P8" draw:layer="layout" svg:width="0.005cm" svg:height="0.31cm" svg:x="15.284cm" svg:y="8.759cm" svg:viewBox="0 0 6 311" draw:points="0,311 6,311 6,0 0,0">
          <text:p/>
        </draw:polygon>
        <draw:line draw:style-name="gr59" draw:text-style-name="P9" draw:layer="layout" svg:x1="15.643cm" svg:y1="8.761cm" svg:x2="15.643cm" svg:y2="9.067cm">
          <text:p/>
        </draw:line>
        <draw:polygon draw:style-name="gr58" draw:text-style-name="P8" draw:layer="layout" svg:width="0.004cm" svg:height="0.31cm" svg:x="15.641cm" svg:y="8.759cm" svg:viewBox="0 0 5 311" draw:points="0,311 5,311 5,0 0,0">
          <text:p/>
        </draw:polygon>
        <draw:line draw:style-name="gr59" draw:text-style-name="P9" draw:layer="layout" svg:x1="15.999cm" svg:y1="8.761cm" svg:x2="15.999cm" svg:y2="9.067cm">
          <text:p/>
        </draw:line>
        <draw:polygon draw:style-name="gr58" draw:text-style-name="P8" draw:layer="layout" svg:width="0.004cm" svg:height="0.31cm" svg:x="15.997cm" svg:y="8.759cm" svg:viewBox="0 0 5 311" draw:points="0,311 5,311 5,0 0,0">
          <text:p/>
        </draw:polygon>
        <draw:line draw:style-name="gr59" draw:text-style-name="P9" draw:layer="layout" svg:x1="16.354cm" svg:y1="8.761cm" svg:x2="16.354cm" svg:y2="9.067cm">
          <text:p/>
        </draw:line>
        <draw:polygon draw:style-name="gr58" draw:text-style-name="P8" draw:layer="layout" svg:width="0.004cm" svg:height="0.31cm" svg:x="16.352cm" svg:y="8.759cm" svg:viewBox="0 0 5 311" draw:points="0,311 5,311 5,0 0,0">
          <text:p/>
        </draw:polygon>
        <draw:line draw:style-name="gr59" draw:text-style-name="P9" draw:layer="layout" svg:x1="16.71cm" svg:y1="8.761cm" svg:x2="16.71cm" svg:y2="9.067cm">
          <text:p/>
        </draw:line>
        <draw:polygon draw:style-name="gr58" draw:text-style-name="P8" draw:layer="layout" svg:width="0.004cm" svg:height="0.31cm" svg:x="16.708cm" svg:y="8.759cm" svg:viewBox="0 0 5 311" draw:points="0,311 5,311 5,0 0,0">
          <text:p/>
        </draw:polygon>
        <draw:line draw:style-name="gr59" draw:text-style-name="P9" draw:layer="layout" svg:x1="17.065cm" svg:y1="8.761cm" svg:x2="17.065cm" svg:y2="9.067cm">
          <text:p/>
        </draw:line>
        <draw:polygon draw:style-name="gr58" draw:text-style-name="P8" draw:layer="layout" svg:width="0.005cm" svg:height="0.31cm" svg:x="17.063cm" svg:y="8.759cm" svg:viewBox="0 0 6 311" draw:points="0,311 6,311 6,0 0,0">
          <text:p/>
        </draw:polygon>
        <draw:line draw:style-name="gr59" draw:text-style-name="P9" draw:layer="layout" svg:x1="17.421cm" svg:y1="8.761cm" svg:x2="17.421cm" svg:y2="9.067cm">
          <text:p/>
        </draw:line>
        <draw:polygon draw:style-name="gr58" draw:text-style-name="P8" draw:layer="layout" svg:width="0.004cm" svg:height="0.31cm" svg:x="17.419cm" svg:y="8.759cm" svg:viewBox="0 0 5 311" draw:points="0,311 5,311 5,0 0,0">
          <text:p/>
        </draw:polygon>
        <draw:line draw:style-name="gr59" draw:text-style-name="P9" draw:layer="layout" svg:x1="17.777cm" svg:y1="8.761cm" svg:x2="17.777cm" svg:y2="9.067cm">
          <text:p/>
        </draw:line>
        <draw:polygon draw:style-name="gr58" draw:text-style-name="P8" draw:layer="layout" svg:width="0.004cm" svg:height="0.31cm" svg:x="17.775cm" svg:y="8.759cm" svg:viewBox="0 0 5 311" draw:points="0,311 5,311 5,0 0,0">
          <text:p/>
        </draw:polygon>
        <draw:line draw:style-name="gr59" draw:text-style-name="P9" draw:layer="layout" svg:x1="6.399cm" svg:y1="9.588cm" svg:x2="11.73cm" svg:y2="9.588cm">
          <text:p/>
        </draw:line>
        <draw:polygon draw:style-name="gr58" draw:text-style-name="P8" draw:layer="layout" svg:width="5.336cm" svg:height="0.004cm" svg:x="6.397cm" svg:y="9.586cm" svg:viewBox="0 0 5337 5" draw:points="0,5 5337,5 5337,0 0,0">
          <text:p/>
        </draw:polygon>
        <draw:line draw:style-name="gr59" draw:text-style-name="P9" draw:layer="layout" svg:x1="4.972cm" svg:y1="8.304cm" svg:x2="4.972cm" svg:y2="8.609cm">
          <text:p/>
        </draw:line>
        <draw:polygon draw:style-name="gr58" draw:text-style-name="P8" draw:layer="layout" svg:width="0.004cm" svg:height="0.309cm" svg:x="4.97cm" svg:y="8.302cm" svg:viewBox="0 0 5 310" draw:points="0,310 5,310 5,0 0,0">
          <text:p/>
        </draw:polygon>
        <draw:line draw:style-name="gr59" draw:text-style-name="P9" draw:layer="layout" svg:x1="5.328cm" svg:y1="8.304cm" svg:x2="5.328cm" svg:y2="8.609cm">
          <text:p/>
        </draw:line>
        <draw:polygon draw:style-name="gr58" draw:text-style-name="P8" draw:layer="layout" svg:width="0.004cm" svg:height="0.309cm" svg:x="5.326cm" svg:y="8.302cm" svg:viewBox="0 0 5 310" draw:points="0,310 5,310 5,0 0,0">
          <text:p/>
        </draw:polygon>
        <draw:line draw:style-name="gr59" draw:text-style-name="P9" draw:layer="layout" svg:x1="5.683cm" svg:y1="8.304cm" svg:x2="5.683cm" svg:y2="8.609cm">
          <text:p/>
        </draw:line>
        <draw:polygon draw:style-name="gr58" draw:text-style-name="P8" draw:layer="layout" svg:width="0.006cm" svg:height="0.309cm" svg:x="5.681cm" svg:y="8.302cm" svg:viewBox="0 0 7 310" draw:points="0,310 7,310 7,0 0,0">
          <text:p/>
        </draw:polygon>
        <draw:line draw:style-name="gr59" draw:text-style-name="P9" draw:layer="layout" svg:x1="6.039cm" svg:y1="8.761cm" svg:x2="6.039cm" svg:y2="9.067cm">
          <text:p/>
        </draw:line>
        <draw:polygon draw:style-name="gr58" draw:text-style-name="P8" draw:layer="layout" svg:width="0.004cm" svg:height="0.31cm" svg:x="6.037cm" svg:y="8.759cm" svg:viewBox="0 0 5 311" draw:points="0,311 5,311 5,0 0,0">
          <text:p/>
        </draw:polygon>
        <draw:line draw:style-name="gr59" draw:text-style-name="P9" draw:layer="layout" svg:x1="6.395cm" svg:y1="9.283cm" svg:x2="6.395cm" svg:y2="9.588cm">
          <text:p/>
        </draw:line>
        <draw:polygon draw:style-name="gr58" draw:text-style-name="P8" draw:layer="layout" svg:width="0.004cm" svg:height="0.309cm" svg:x="6.393cm" svg:y="9.281cm" svg:viewBox="0 0 5 310" draw:points="0,310 5,310 5,0 0,0">
          <text:p/>
        </draw:polygon>
        <draw:line draw:style-name="gr59" draw:text-style-name="P9" draw:layer="layout" svg:x1="6.751cm" svg:y1="9.283cm" svg:x2="6.751cm" svg:y2="9.588cm">
          <text:p/>
        </draw:line>
        <draw:polygon draw:style-name="gr58" draw:text-style-name="P8" draw:layer="layout" svg:width="0.004cm" svg:height="0.309cm" svg:x="6.749cm" svg:y="9.281cm" svg:viewBox="0 0 5 310" draw:points="0,310 5,310 5,0 0,0">
          <text:p/>
        </draw:polygon>
        <draw:line draw:style-name="gr59" draw:text-style-name="P9" draw:layer="layout" svg:x1="7.107cm" svg:y1="9.283cm" svg:x2="7.107cm" svg:y2="9.588cm">
          <text:p/>
        </draw:line>
        <draw:polygon draw:style-name="gr58" draw:text-style-name="P8" draw:layer="layout" svg:width="0.004cm" svg:height="0.309cm" svg:x="7.105cm" svg:y="9.281cm" svg:viewBox="0 0 5 310" draw:points="0,310 5,310 5,0 0,0">
          <text:p/>
        </draw:polygon>
        <draw:line draw:style-name="gr59" draw:text-style-name="P9" draw:layer="layout" svg:x1="7.463cm" svg:y1="9.283cm" svg:x2="7.463cm" svg:y2="9.588cm">
          <text:p/>
        </draw:line>
        <draw:polygon draw:style-name="gr58" draw:text-style-name="P8" draw:layer="layout" svg:width="0.005cm" svg:height="0.309cm" svg:x="7.46cm" svg:y="9.281cm" svg:viewBox="0 0 6 310" draw:points="0,310 6,310 6,0 0,0">
          <text:p/>
        </draw:polygon>
        <draw:line draw:style-name="gr59" draw:text-style-name="P9" draw:layer="layout" svg:x1="7.818cm" svg:y1="9.283cm" svg:x2="7.818cm" svg:y2="9.588cm">
          <text:p/>
        </draw:line>
        <draw:polygon draw:style-name="gr58" draw:text-style-name="P8" draw:layer="layout" svg:width="0.004cm" svg:height="0.309cm" svg:x="7.816cm" svg:y="9.281cm" svg:viewBox="0 0 5 310" draw:points="0,310 5,310 5,0 0,0">
          <text:p/>
        </draw:polygon>
        <draw:line draw:style-name="gr59" draw:text-style-name="P9" draw:layer="layout" svg:x1="8.174cm" svg:y1="9.283cm" svg:x2="8.174cm" svg:y2="9.588cm">
          <text:p/>
        </draw:line>
        <draw:polygon draw:style-name="gr58" draw:text-style-name="P8" draw:layer="layout" svg:width="0.004cm" svg:height="0.309cm" svg:x="8.172cm" svg:y="9.281cm" svg:viewBox="0 0 5 310" draw:points="0,310 5,310 5,0 0,0">
          <text:p/>
        </draw:polygon>
        <draw:line draw:style-name="gr59" draw:text-style-name="P9" draw:layer="layout" svg:x1="8.529cm" svg:y1="9.283cm" svg:x2="8.529cm" svg:y2="9.588cm">
          <text:p/>
        </draw:line>
        <draw:polygon draw:style-name="gr58" draw:text-style-name="P8" draw:layer="layout" svg:width="0.004cm" svg:height="0.309cm" svg:x="8.527cm" svg:y="9.281cm" svg:viewBox="0 0 5 310" draw:points="0,310 5,310 5,0 0,0">
          <text:p/>
        </draw:polygon>
        <draw:line draw:style-name="gr59" draw:text-style-name="P9" draw:layer="layout" svg:x1="8.885cm" svg:y1="9.283cm" svg:x2="8.885cm" svg:y2="9.588cm">
          <text:p/>
        </draw:line>
        <draw:polygon draw:style-name="gr58" draw:text-style-name="P8" draw:layer="layout" svg:width="0.004cm" svg:height="0.309cm" svg:x="8.883cm" svg:y="9.281cm" svg:viewBox="0 0 5 310" draw:points="0,310 5,310 5,0 0,0">
          <text:p/>
        </draw:polygon>
        <draw:line draw:style-name="gr59" draw:text-style-name="P9" draw:layer="layout" svg:x1="9.241cm" svg:y1="9.283cm" svg:x2="9.241cm" svg:y2="9.588cm">
          <text:p/>
        </draw:line>
        <draw:polygon draw:style-name="gr58" draw:text-style-name="P8" draw:layer="layout" svg:width="0.005cm" svg:height="0.309cm" svg:x="9.238cm" svg:y="9.281cm" svg:viewBox="0 0 6 310" draw:points="0,310 6,310 6,0 0,0">
          <text:p/>
        </draw:polygon>
        <draw:line draw:style-name="gr59" draw:text-style-name="P9" draw:layer="layout" svg:x1="9.596cm" svg:y1="9.283cm" svg:x2="9.596cm" svg:y2="9.588cm">
          <text:p/>
        </draw:line>
        <draw:polygon draw:style-name="gr58" draw:text-style-name="P8" draw:layer="layout" svg:width="0.004cm" svg:height="0.309cm" svg:x="9.594cm" svg:y="9.281cm" svg:viewBox="0 0 5 310" draw:points="0,310 5,310 5,0 0,0">
          <text:p/>
        </draw:polygon>
        <draw:line draw:style-name="gr59" draw:text-style-name="P9" draw:layer="layout" svg:x1="9.952cm" svg:y1="9.283cm" svg:x2="9.952cm" svg:y2="9.588cm">
          <text:p/>
        </draw:line>
        <draw:polygon draw:style-name="gr58" draw:text-style-name="P8" draw:layer="layout" svg:width="0.004cm" svg:height="0.309cm" svg:x="9.95cm" svg:y="9.281cm" svg:viewBox="0 0 5 310" draw:points="0,310 5,310 5,0 0,0">
          <text:p/>
        </draw:polygon>
        <draw:line draw:style-name="gr59" draw:text-style-name="P9" draw:layer="layout" svg:x1="10.307cm" svg:y1="9.283cm" svg:x2="10.307cm" svg:y2="9.588cm">
          <text:p/>
        </draw:line>
        <draw:polygon draw:style-name="gr58" draw:text-style-name="P8" draw:layer="layout" svg:width="0.004cm" svg:height="0.309cm" svg:x="10.305cm" svg:y="9.281cm" svg:viewBox="0 0 5 310" draw:points="0,310 5,310 5,0 0,0">
          <text:p/>
        </draw:polygon>
        <draw:line draw:style-name="gr59" draw:text-style-name="P9" draw:layer="layout" svg:x1="10.663cm" svg:y1="9.283cm" svg:x2="10.663cm" svg:y2="9.588cm">
          <text:p/>
        </draw:line>
        <draw:polygon draw:style-name="gr58" draw:text-style-name="P8" draw:layer="layout" svg:width="0.004cm" svg:height="0.309cm" svg:x="10.661cm" svg:y="9.281cm" svg:viewBox="0 0 5 310" draw:points="0,310 5,310 5,0 0,0">
          <text:p/>
        </draw:polygon>
        <draw:line draw:style-name="gr59" draw:text-style-name="P9" draw:layer="layout" svg:x1="11.019cm" svg:y1="9.283cm" svg:x2="11.019cm" svg:y2="9.588cm">
          <text:p/>
        </draw:line>
        <draw:polygon draw:style-name="gr58" draw:text-style-name="P8" draw:layer="layout" svg:width="0.005cm" svg:height="0.309cm" svg:x="11.016cm" svg:y="9.281cm" svg:viewBox="0 0 6 310" draw:points="0,310 6,310 6,0 0,0">
          <text:p/>
        </draw:polygon>
        <draw:line draw:style-name="gr59" draw:text-style-name="P9" draw:layer="layout" svg:x1="11.375cm" svg:y1="9.283cm" svg:x2="11.375cm" svg:y2="9.588cm">
          <text:p/>
        </draw:line>
        <draw:polygon draw:style-name="gr58" draw:text-style-name="P8" draw:layer="layout" svg:width="0.004cm" svg:height="0.309cm" svg:x="11.373cm" svg:y="9.281cm" svg:viewBox="0 0 5 310" draw:points="0,310 5,310 5,0 0,0">
          <text:p/>
        </draw:polygon>
        <draw:line draw:style-name="gr59" draw:text-style-name="P9" draw:layer="layout" svg:x1="11.73cm" svg:y1="9.283cm" svg:x2="11.73cm" svg:y2="9.588cm">
          <text:p/>
        </draw:line>
        <draw:polygon draw:style-name="gr58" draw:text-style-name="P8" draw:layer="layout" svg:width="0.005cm" svg:height="0.309cm" svg:x="11.728cm" svg:y="9.281cm" svg:viewBox="0 0 6 310" draw:points="0,310 6,310 6,0 0,0">
          <text:p/>
        </draw:polygon>
        <draw:line draw:style-name="gr59" draw:text-style-name="P9" draw:layer="layout" svg:x1="12.086cm" svg:y1="8.761cm" svg:x2="12.086cm" svg:y2="9.067cm">
          <text:p/>
        </draw:line>
        <draw:polygon draw:style-name="gr58" draw:text-style-name="P8" draw:layer="layout" svg:width="0.004cm" svg:height="0.31cm" svg:x="12.084cm" svg:y="8.759cm" svg:viewBox="0 0 5 311" draw:points="0,311 5,311 5,0 0,0">
          <text:p/>
        </draw:polygon>
        <draw:line draw:style-name="gr59" draw:text-style-name="P9" draw:layer="layout" svg:x1="12.442cm" svg:y1="8.761cm" svg:x2="12.442cm" svg:y2="9.067cm">
          <text:p/>
        </draw:line>
        <draw:polygon draw:style-name="gr58" draw:text-style-name="P8" draw:layer="layout" svg:width="0.004cm" svg:height="0.31cm" svg:x="12.44cm" svg:y="8.759cm" svg:viewBox="0 0 5 311" draw:points="0,311 5,311 5,0 0,0">
          <text:p/>
        </draw:polygon>
        <draw:line draw:style-name="gr59" draw:text-style-name="P9" draw:layer="layout" svg:x1="12.797cm" svg:y1="8.761cm" svg:x2="12.797cm" svg:y2="9.067cm">
          <text:p/>
        </draw:line>
        <draw:polygon draw:style-name="gr58" draw:text-style-name="P8" draw:layer="layout" svg:width="0.004cm" svg:height="0.31cm" svg:x="12.795cm" svg:y="8.759cm" svg:viewBox="0 0 5 311" draw:points="0,311 5,311 5,0 0,0">
          <text:p/>
        </draw:polygon>
        <draw:line draw:style-name="gr59" draw:text-style-name="P9" draw:layer="layout" svg:x1="13.153cm" svg:y1="8.761cm" svg:x2="13.153cm" svg:y2="9.067cm">
          <text:p/>
        </draw:line>
        <draw:polygon draw:style-name="gr58" draw:text-style-name="P8" draw:layer="layout" svg:width="0.004cm" svg:height="0.31cm" svg:x="13.151cm" svg:y="8.759cm" svg:viewBox="0 0 5 311" draw:points="0,311 5,311 5,0 0,0">
          <text:p/>
        </draw:polygon>
        <draw:line draw:style-name="gr59" draw:text-style-name="P9" draw:layer="layout" svg:x1="13.508cm" svg:y1="8.761cm" svg:x2="13.508cm" svg:y2="9.067cm">
          <text:p/>
        </draw:line>
        <draw:polygon draw:style-name="gr58" draw:text-style-name="P8" draw:layer="layout" svg:width="0.005cm" svg:height="0.31cm" svg:x="13.506cm" svg:y="8.759cm" svg:viewBox="0 0 6 311" draw:points="0,311 6,311 6,0 0,0">
          <text:p/>
        </draw:polygon>
        <draw:line draw:style-name="gr59" draw:text-style-name="P9" draw:layer="layout" svg:x1="13.864cm" svg:y1="8.761cm" svg:x2="13.864cm" svg:y2="9.067cm">
          <text:p/>
        </draw:line>
        <draw:polygon draw:style-name="gr58" draw:text-style-name="P8" draw:layer="layout" svg:width="0.004cm" svg:height="0.31cm" svg:x="13.862cm" svg:y="8.759cm" svg:viewBox="0 0 5 311" draw:points="0,311 5,311 5,0 0,0">
          <text:p/>
        </draw:polygon>
        <draw:line draw:style-name="gr59" draw:text-style-name="P9" draw:layer="layout" svg:x1="14.22cm" svg:y1="8.761cm" svg:x2="14.22cm" svg:y2="9.067cm">
          <text:p/>
        </draw:line>
        <draw:polygon draw:style-name="gr58" draw:text-style-name="P8" draw:layer="layout" svg:width="0.004cm" svg:height="0.31cm" svg:x="14.218cm" svg:y="8.759cm" svg:viewBox="0 0 5 311" draw:points="0,311 5,311 5,0 0,0">
          <text:p/>
        </draw:polygon>
        <draw:line draw:style-name="gr59" draw:text-style-name="P9" draw:layer="layout" svg:x1="14.575cm" svg:y1="8.761cm" svg:x2="14.575cm" svg:y2="9.067cm">
          <text:p/>
        </draw:line>
        <draw:polygon draw:style-name="gr58" draw:text-style-name="P8" draw:layer="layout" svg:width="0.004cm" svg:height="0.31cm" svg:x="14.573cm" svg:y="8.759cm" svg:viewBox="0 0 5 311" draw:points="0,311 5,311 5,0 0,0">
          <text:p/>
        </draw:polygon>
        <draw:line draw:style-name="gr59" draw:text-style-name="P9" draw:layer="layout" svg:x1="14.931cm" svg:y1="9.185cm" svg:x2="14.931cm" svg:y2="9.49cm">
          <text:p/>
        </draw:line>
        <draw:polygon draw:style-name="gr58" draw:text-style-name="P8" draw:layer="layout" svg:width="0.004cm" svg:height="0.309cm" svg:x="14.929cm" svg:y="9.183cm" svg:viewBox="0 0 5 310" draw:points="0,310 5,310 5,0 0,0">
          <text:p/>
        </draw:polygon>
        <draw:line draw:style-name="gr59" draw:text-style-name="P9" draw:layer="layout" svg:x1="15.286cm" svg:y1="9.185cm" svg:x2="15.286cm" svg:y2="9.49cm">
          <text:p/>
        </draw:line>
        <draw:polygon draw:style-name="gr58" draw:text-style-name="P8" draw:layer="layout" svg:width="0.005cm" svg:height="0.309cm" svg:x="15.284cm" svg:y="9.183cm" svg:viewBox="0 0 6 310" draw:points="0,310 6,310 6,0 0,0">
          <text:p/>
        </draw:polygon>
        <draw:line draw:style-name="gr59" draw:text-style-name="P9" draw:layer="layout" svg:x1="15.643cm" svg:y1="9.185cm" svg:x2="15.643cm" svg:y2="9.49cm">
          <text:p/>
        </draw:line>
        <draw:polygon draw:style-name="gr58" draw:text-style-name="P8" draw:layer="layout" svg:width="0.004cm" svg:height="0.309cm" svg:x="15.641cm" svg:y="9.183cm" svg:viewBox="0 0 5 310" draw:points="0,310 5,310 5,0 0,0">
          <text:p/>
        </draw:polygon>
        <draw:line draw:style-name="gr59" draw:text-style-name="P9" draw:layer="layout" svg:x1="15.999cm" svg:y1="9.185cm" svg:x2="15.999cm" svg:y2="9.49cm">
          <text:p/>
        </draw:line>
        <draw:polygon draw:style-name="gr58" draw:text-style-name="P8" draw:layer="layout" svg:width="0.004cm" svg:height="0.309cm" svg:x="15.997cm" svg:y="9.183cm" svg:viewBox="0 0 5 310" draw:points="0,310 5,310 5,0 0,0">
          <text:p/>
        </draw:polygon>
        <draw:line draw:style-name="gr59" draw:text-style-name="P9" draw:layer="layout" svg:x1="16.354cm" svg:y1="9.185cm" svg:x2="16.354cm" svg:y2="9.49cm">
          <text:p/>
        </draw:line>
        <draw:polygon draw:style-name="gr58" draw:text-style-name="P8" draw:layer="layout" svg:width="0.004cm" svg:height="0.309cm" svg:x="16.352cm" svg:y="9.183cm" svg:viewBox="0 0 5 310" draw:points="0,310 5,310 5,0 0,0">
          <text:p/>
        </draw:polygon>
        <draw:line draw:style-name="gr59" draw:text-style-name="P9" draw:layer="layout" svg:x1="16.71cm" svg:y1="9.185cm" svg:x2="16.71cm" svg:y2="9.49cm">
          <text:p/>
        </draw:line>
        <draw:polygon draw:style-name="gr58" draw:text-style-name="P8" draw:layer="layout" svg:width="0.004cm" svg:height="0.309cm" svg:x="16.708cm" svg:y="9.183cm" svg:viewBox="0 0 5 310" draw:points="0,310 5,310 5,0 0,0">
          <text:p/>
        </draw:polygon>
        <draw:line draw:style-name="gr59" draw:text-style-name="P9" draw:layer="layout" svg:x1="17.065cm" svg:y1="9.185cm" svg:x2="17.065cm" svg:y2="9.49cm">
          <text:p/>
        </draw:line>
        <draw:polygon draw:style-name="gr58" draw:text-style-name="P8" draw:layer="layout" svg:width="0.005cm" svg:height="0.309cm" svg:x="17.063cm" svg:y="9.183cm" svg:viewBox="0 0 6 310" draw:points="0,310 6,310 6,0 0,0">
          <text:p/>
        </draw:polygon>
        <draw:line draw:style-name="gr59" draw:text-style-name="P9" draw:layer="layout" svg:x1="17.421cm" svg:y1="9.185cm" svg:x2="17.421cm" svg:y2="9.49cm">
          <text:p/>
        </draw:line>
        <draw:polygon draw:style-name="gr58" draw:text-style-name="P8" draw:layer="layout" svg:width="0.004cm" svg:height="0.309cm" svg:x="17.419cm" svg:y="9.183cm" svg:viewBox="0 0 5 310" draw:points="0,310 5,310 5,0 0,0">
          <text:p/>
        </draw:polygon>
        <draw:line draw:style-name="gr59" draw:text-style-name="P9" draw:layer="layout" svg:x1="17.777cm" svg:y1="9.185cm" svg:x2="17.777cm" svg:y2="9.49cm">
          <text:p/>
        </draw:line>
        <draw:polygon draw:style-name="gr58" draw:text-style-name="P8" draw:layer="layout" svg:width="0.004cm" svg:height="0.309cm" svg:x="17.775cm" svg:y="9.183cm" svg:viewBox="0 0 5 310" draw:points="0,310 5,310 5,0 0,0">
          <text:p/>
        </draw:polygon>
        <draw:line draw:style-name="gr59" draw:text-style-name="P9" draw:layer="layout" svg:x1="3.194cm" svg:y1="8.304cm" svg:x2="3.194cm" svg:y2="8.609cm">
          <text:p/>
        </draw:line>
        <draw:polygon draw:style-name="gr58" draw:text-style-name="P8" draw:layer="layout" svg:width="0.005cm" svg:height="0.309cm" svg:x="3.192cm" svg:y="8.302cm" svg:viewBox="0 0 6 310" draw:points="0,310 6,310 6,0 0,0">
          <text:p/>
        </draw:polygon>
        <draw:line draw:style-name="gr59" draw:text-style-name="P9" draw:layer="layout" svg:x1="3.55cm" svg:y1="8.304cm" svg:x2="3.55cm" svg:y2="8.609cm">
          <text:p/>
        </draw:line>
        <draw:polygon draw:style-name="gr58" draw:text-style-name="P8" draw:layer="layout" svg:width="0.004cm" svg:height="0.309cm" svg:x="3.548cm" svg:y="8.302cm" svg:viewBox="0 0 5 310" draw:points="0,310 5,310 5,0 0,0">
          <text:p/>
        </draw:polygon>
        <draw:line draw:style-name="gr59" draw:text-style-name="P9" draw:layer="layout" svg:x1="3.905cm" svg:y1="8.304cm" svg:x2="3.905cm" svg:y2="8.609cm">
          <text:p/>
        </draw:line>
        <draw:polygon draw:style-name="gr58" draw:text-style-name="P8" draw:layer="layout" svg:width="0.005cm" svg:height="0.309cm" svg:x="3.903cm" svg:y="8.302cm" svg:viewBox="0 0 6 310" draw:points="0,310 6,310 6,0 0,0">
          <text:p/>
        </draw:polygon>
        <draw:line draw:style-name="gr59" draw:text-style-name="P9" draw:layer="layout" svg:x1="4.261cm" svg:y1="8.304cm" svg:x2="4.261cm" svg:y2="8.609cm">
          <text:p/>
        </draw:line>
        <draw:polygon draw:style-name="gr58" draw:text-style-name="P8" draw:layer="layout" svg:width="0.004cm" svg:height="0.309cm" svg:x="4.259cm" svg:y="8.302cm" svg:viewBox="0 0 5 310" draw:points="0,310 5,310 5,0 0,0">
          <text:p/>
        </draw:polygon>
        <draw:line draw:style-name="gr59" draw:text-style-name="P9" draw:layer="layout" svg:x1="4.617cm" svg:y1="8.304cm" svg:x2="4.617cm" svg:y2="8.609cm">
          <text:p/>
        </draw:line>
        <draw:polygon draw:style-name="gr58" draw:text-style-name="P8" draw:layer="layout" svg:width="0.004cm" svg:height="0.309cm" svg:x="4.615cm" svg:y="8.302cm" svg:viewBox="0 0 5 310" draw:points="0,310 5,310 5,0 0,0">
          <text:p/>
        </draw:polygon>
        <draw:line draw:style-name="gr59" draw:text-style-name="P9" draw:layer="layout" svg:x1="4.972cm" svg:y1="9.672cm" svg:x2="4.972cm" svg:y2="9.977cm">
          <text:p/>
        </draw:line>
        <draw:polygon draw:style-name="gr58" draw:text-style-name="P8" draw:layer="layout" svg:width="0.004cm" svg:height="0.309cm" svg:x="4.97cm" svg:y="9.67cm" svg:viewBox="0 0 5 310" draw:points="0,310 5,310 5,0 0,0">
          <text:p/>
        </draw:polygon>
        <draw:line draw:style-name="gr59" draw:text-style-name="P9" draw:layer="layout" svg:x1="5.328cm" svg:y1="9.672cm" svg:x2="5.328cm" svg:y2="9.977cm">
          <text:p/>
        </draw:line>
        <draw:polygon draw:style-name="gr58" draw:text-style-name="P8" draw:layer="layout" svg:width="0.004cm" svg:height="0.309cm" svg:x="5.326cm" svg:y="9.67cm" svg:viewBox="0 0 5 310" draw:points="0,310 5,310 5,0 0,0">
          <text:p/>
        </draw:polygon>
        <draw:line draw:style-name="gr59" draw:text-style-name="P9" draw:layer="layout" svg:x1="5.683cm" svg:y1="9.672cm" svg:x2="5.683cm" svg:y2="9.977cm">
          <text:p/>
        </draw:line>
        <draw:polygon draw:style-name="gr58" draw:text-style-name="P8" draw:layer="layout" svg:width="0.006cm" svg:height="0.309cm" svg:x="5.681cm" svg:y="9.67cm" svg:viewBox="0 0 7 310" draw:points="0,310 7,310 7,0 0,0">
          <text:p/>
        </draw:polygon>
        <draw:line draw:style-name="gr59" draw:text-style-name="P9" draw:layer="layout" svg:x1="6.039cm" svg:y1="9.672cm" svg:x2="6.039cm" svg:y2="9.977cm">
          <text:p/>
        </draw:line>
        <draw:polygon draw:style-name="gr58" draw:text-style-name="P8" draw:layer="layout" svg:width="0.004cm" svg:height="0.309cm" svg:x="6.037cm" svg:y="9.67cm" svg:viewBox="0 0 5 310" draw:points="0,310 5,310 5,0 0,0">
          <text:p/>
        </draw:polygon>
        <draw:line draw:style-name="gr59" draw:text-style-name="P9" draw:layer="layout" svg:x1="6.395cm" svg:y1="9.672cm" svg:x2="6.395cm" svg:y2="9.977cm">
          <text:p/>
        </draw:line>
        <draw:polygon draw:style-name="gr58" draw:text-style-name="P8" draw:layer="layout" svg:width="0.004cm" svg:height="0.309cm" svg:x="6.393cm" svg:y="9.67cm" svg:viewBox="0 0 5 310" draw:points="0,310 5,310 5,0 0,0">
          <text:p/>
        </draw:polygon>
        <draw:line draw:style-name="gr59" draw:text-style-name="P9" draw:layer="layout" svg:x1="6.751cm" svg:y1="9.672cm" svg:x2="6.751cm" svg:y2="9.977cm">
          <text:p/>
        </draw:line>
        <draw:polygon draw:style-name="gr58" draw:text-style-name="P8" draw:layer="layout" svg:width="0.004cm" svg:height="0.309cm" svg:x="6.749cm" svg:y="9.67cm" svg:viewBox="0 0 5 310" draw:points="0,310 5,310 5,0 0,0">
          <text:p/>
        </draw:polygon>
        <draw:line draw:style-name="gr59" draw:text-style-name="P9" draw:layer="layout" svg:x1="7.107cm" svg:y1="9.672cm" svg:x2="7.107cm" svg:y2="9.977cm">
          <text:p/>
        </draw:line>
        <draw:polygon draw:style-name="gr58" draw:text-style-name="P8" draw:layer="layout" svg:width="0.004cm" svg:height="0.309cm" svg:x="7.105cm" svg:y="9.67cm" svg:viewBox="0 0 5 310" draw:points="0,310 5,310 5,0 0,0">
          <text:p/>
        </draw:polygon>
        <draw:line draw:style-name="gr59" draw:text-style-name="P9" draw:layer="layout" svg:x1="7.463cm" svg:y1="9.672cm" svg:x2="7.463cm" svg:y2="9.977cm">
          <text:p/>
        </draw:line>
        <draw:polygon draw:style-name="gr58" draw:text-style-name="P8" draw:layer="layout" svg:width="0.005cm" svg:height="0.309cm" svg:x="7.46cm" svg:y="9.67cm" svg:viewBox="0 0 6 310" draw:points="0,310 6,310 6,0 0,0">
          <text:p/>
        </draw:polygon>
        <draw:line draw:style-name="gr59" draw:text-style-name="P9" draw:layer="layout" svg:x1="7.818cm" svg:y1="9.672cm" svg:x2="7.818cm" svg:y2="9.977cm">
          <text:p/>
        </draw:line>
        <draw:polygon draw:style-name="gr58" draw:text-style-name="P8" draw:layer="layout" svg:width="0.004cm" svg:height="0.309cm" svg:x="7.816cm" svg:y="9.67cm" svg:viewBox="0 0 5 310" draw:points="0,310 5,310 5,0 0,0">
          <text:p/>
        </draw:polygon>
        <draw:line draw:style-name="gr59" draw:text-style-name="P9" draw:layer="layout" svg:x1="8.174cm" svg:y1="9.672cm" svg:x2="8.174cm" svg:y2="9.977cm">
          <text:p/>
        </draw:line>
        <draw:polygon draw:style-name="gr58" draw:text-style-name="P8" draw:layer="layout" svg:width="0.004cm" svg:height="0.309cm" svg:x="8.172cm" svg:y="9.67cm" svg:viewBox="0 0 5 310" draw:points="0,310 5,310 5,0 0,0">
          <text:p/>
        </draw:polygon>
        <draw:line draw:style-name="gr59" draw:text-style-name="P9" draw:layer="layout" svg:x1="8.529cm" svg:y1="9.672cm" svg:x2="8.529cm" svg:y2="9.977cm">
          <text:p/>
        </draw:line>
        <draw:polygon draw:style-name="gr58" draw:text-style-name="P8" draw:layer="layout" svg:width="0.004cm" svg:height="0.309cm" svg:x="8.527cm" svg:y="9.67cm" svg:viewBox="0 0 5 310" draw:points="0,310 5,310 5,0 0,0">
          <text:p/>
        </draw:polygon>
        <draw:line draw:style-name="gr59" draw:text-style-name="P9" draw:layer="layout" svg:x1="8.885cm" svg:y1="9.672cm" svg:x2="8.885cm" svg:y2="9.977cm">
          <text:p/>
        </draw:line>
        <draw:polygon draw:style-name="gr58" draw:text-style-name="P8" draw:layer="layout" svg:width="0.004cm" svg:height="0.309cm" svg:x="8.883cm" svg:y="9.67cm" svg:viewBox="0 0 5 310" draw:points="0,310 5,310 5,0 0,0">
          <text:p/>
        </draw:polygon>
        <draw:line draw:style-name="gr59" draw:text-style-name="P9" draw:layer="layout" svg:x1="9.241cm" svg:y1="9.672cm" svg:x2="9.241cm" svg:y2="9.977cm">
          <text:p/>
        </draw:line>
        <draw:polygon draw:style-name="gr58" draw:text-style-name="P8" draw:layer="layout" svg:width="0.005cm" svg:height="0.309cm" svg:x="9.238cm" svg:y="9.67cm" svg:viewBox="0 0 6 310" draw:points="0,310 6,310 6,0 0,0">
          <text:p/>
        </draw:polygon>
        <draw:line draw:style-name="gr59" draw:text-style-name="P9" draw:layer="layout" svg:x1="9.596cm" svg:y1="9.672cm" svg:x2="9.596cm" svg:y2="9.977cm">
          <text:p/>
        </draw:line>
        <draw:polygon draw:style-name="gr58" draw:text-style-name="P8" draw:layer="layout" svg:width="0.004cm" svg:height="0.309cm" svg:x="9.594cm" svg:y="9.67cm" svg:viewBox="0 0 5 310" draw:points="0,310 5,310 5,0 0,0">
          <text:p/>
        </draw:polygon>
        <draw:line draw:style-name="gr59" draw:text-style-name="P9" draw:layer="layout" svg:x1="9.952cm" svg:y1="9.672cm" svg:x2="9.952cm" svg:y2="9.977cm">
          <text:p/>
        </draw:line>
        <draw:polygon draw:style-name="gr58" draw:text-style-name="P8" draw:layer="layout" svg:width="0.004cm" svg:height="0.309cm" svg:x="9.95cm" svg:y="9.67cm" svg:viewBox="0 0 5 310" draw:points="0,310 5,310 5,0 0,0">
          <text:p/>
        </draw:polygon>
        <draw:line draw:style-name="gr59" draw:text-style-name="P9" draw:layer="layout" svg:x1="10.307cm" svg:y1="9.672cm" svg:x2="10.307cm" svg:y2="9.977cm">
          <text:p/>
        </draw:line>
        <draw:polygon draw:style-name="gr58" draw:text-style-name="P8" draw:layer="layout" svg:width="0.004cm" svg:height="0.309cm" svg:x="10.305cm" svg:y="9.67cm" svg:viewBox="0 0 5 310" draw:points="0,310 5,310 5,0 0,0">
          <text:p/>
        </draw:polygon>
        <draw:line draw:style-name="gr59" draw:text-style-name="P9" draw:layer="layout" svg:x1="10.663cm" svg:y1="9.672cm" svg:x2="10.663cm" svg:y2="9.977cm">
          <text:p/>
        </draw:line>
        <draw:polygon draw:style-name="gr58" draw:text-style-name="P8" draw:layer="layout" svg:width="0.004cm" svg:height="0.309cm" svg:x="10.661cm" svg:y="9.67cm" svg:viewBox="0 0 5 310" draw:points="0,310 5,310 5,0 0,0">
          <text:p/>
        </draw:polygon>
        <draw:line draw:style-name="gr59" draw:text-style-name="P9" draw:layer="layout" svg:x1="11.019cm" svg:y1="9.672cm" svg:x2="11.019cm" svg:y2="9.977cm">
          <text:p/>
        </draw:line>
        <draw:polygon draw:style-name="gr58" draw:text-style-name="P8" draw:layer="layout" svg:width="0.005cm" svg:height="0.309cm" svg:x="11.016cm" svg:y="9.67cm" svg:viewBox="0 0 6 310" draw:points="0,310 6,310 6,0 0,0">
          <text:p/>
        </draw:polygon>
        <draw:line draw:style-name="gr59" draw:text-style-name="P9" draw:layer="layout" svg:x1="11.375cm" svg:y1="9.672cm" svg:x2="11.375cm" svg:y2="9.977cm">
          <text:p/>
        </draw:line>
        <draw:polygon draw:style-name="gr58" draw:text-style-name="P8" draw:layer="layout" svg:width="0.004cm" svg:height="0.309cm" svg:x="11.373cm" svg:y="9.67cm" svg:viewBox="0 0 5 310" draw:points="0,310 5,310 5,0 0,0">
          <text:p/>
        </draw:polygon>
        <draw:line draw:style-name="gr59" draw:text-style-name="P9" draw:layer="layout" svg:x1="11.73cm" svg:y1="9.672cm" svg:x2="11.73cm" svg:y2="9.977cm">
          <text:p/>
        </draw:line>
        <draw:polygon draw:style-name="gr58" draw:text-style-name="P8" draw:layer="layout" svg:width="0.005cm" svg:height="0.309cm" svg:x="11.728cm" svg:y="9.67cm" svg:viewBox="0 0 6 310" draw:points="0,310 6,310 6,0 0,0">
          <text:p/>
        </draw:polygon>
        <draw:line draw:style-name="gr59" draw:text-style-name="P9" draw:layer="layout" svg:x1="12.086cm" svg:y1="9.672cm" svg:x2="12.086cm" svg:y2="9.977cm">
          <text:p/>
        </draw:line>
        <draw:polygon draw:style-name="gr58" draw:text-style-name="P8" draw:layer="layout" svg:width="0.004cm" svg:height="0.309cm" svg:x="12.084cm" svg:y="9.67cm" svg:viewBox="0 0 5 310" draw:points="0,310 5,310 5,0 0,0">
          <text:p/>
        </draw:polygon>
        <draw:line draw:style-name="gr59" draw:text-style-name="P9" draw:layer="layout" svg:x1="12.442cm" svg:y1="9.672cm" svg:x2="12.442cm" svg:y2="9.977cm">
          <text:p/>
        </draw:line>
        <draw:polygon draw:style-name="gr58" draw:text-style-name="P8" draw:layer="layout" svg:width="0.004cm" svg:height="0.309cm" svg:x="12.44cm" svg:y="9.67cm" svg:viewBox="0 0 5 310" draw:points="0,310 5,310 5,0 0,0">
          <text:p/>
        </draw:polygon>
        <draw:line draw:style-name="gr59" draw:text-style-name="P9" draw:layer="layout" svg:x1="12.797cm" svg:y1="9.672cm" svg:x2="12.797cm" svg:y2="9.977cm">
          <text:p/>
        </draw:line>
        <draw:polygon draw:style-name="gr58" draw:text-style-name="P8" draw:layer="layout" svg:width="0.004cm" svg:height="0.309cm" svg:x="12.795cm" svg:y="9.67cm" svg:viewBox="0 0 5 310" draw:points="0,310 5,310 5,0 0,0">
          <text:p/>
        </draw:polygon>
        <draw:line draw:style-name="gr59" draw:text-style-name="P9" draw:layer="layout" svg:x1="13.153cm" svg:y1="9.672cm" svg:x2="13.153cm" svg:y2="9.977cm">
          <text:p/>
        </draw:line>
        <draw:polygon draw:style-name="gr58" draw:text-style-name="P8" draw:layer="layout" svg:width="0.004cm" svg:height="0.309cm" svg:x="13.151cm" svg:y="9.67cm" svg:viewBox="0 0 5 310" draw:points="0,310 5,310 5,0 0,0">
          <text:p/>
        </draw:polygon>
        <draw:line draw:style-name="gr59" draw:text-style-name="P9" draw:layer="layout" svg:x1="13.508cm" svg:y1="9.672cm" svg:x2="13.508cm" svg:y2="9.977cm">
          <text:p/>
        </draw:line>
        <draw:polygon draw:style-name="gr58" draw:text-style-name="P8" draw:layer="layout" svg:width="0.005cm" svg:height="0.309cm" svg:x="13.506cm" svg:y="9.67cm" svg:viewBox="0 0 6 310" draw:points="0,310 6,310 6,0 0,0">
          <text:p/>
        </draw:polygon>
        <draw:line draw:style-name="gr59" draw:text-style-name="P9" draw:layer="layout" svg:x1="13.864cm" svg:y1="9.672cm" svg:x2="13.864cm" svg:y2="9.977cm">
          <text:p/>
        </draw:line>
        <draw:polygon draw:style-name="gr58" draw:text-style-name="P8" draw:layer="layout" svg:width="0.004cm" svg:height="0.309cm" svg:x="13.862cm" svg:y="9.67cm" svg:viewBox="0 0 5 310" draw:points="0,310 5,310 5,0 0,0">
          <text:p/>
        </draw:polygon>
        <draw:line draw:style-name="gr59" draw:text-style-name="P9" draw:layer="layout" svg:x1="14.22cm" svg:y1="9.672cm" svg:x2="14.22cm" svg:y2="9.977cm">
          <text:p/>
        </draw:line>
        <draw:polygon draw:style-name="gr58" draw:text-style-name="P8" draw:layer="layout" svg:width="0.004cm" svg:height="0.309cm" svg:x="14.218cm" svg:y="9.67cm" svg:viewBox="0 0 5 310" draw:points="0,310 5,310 5,0 0,0">
          <text:p/>
        </draw:polygon>
        <draw:line draw:style-name="gr59" draw:text-style-name="P9" draw:layer="layout" svg:x1="14.575cm" svg:y1="9.672cm" svg:x2="14.575cm" svg:y2="9.977cm">
          <text:p/>
        </draw:line>
        <draw:polygon draw:style-name="gr58" draw:text-style-name="P8" draw:layer="layout" svg:width="0.004cm" svg:height="0.309cm" svg:x="14.573cm" svg:y="9.67cm" svg:viewBox="0 0 5 310" draw:points="0,310 5,310 5,0 0,0">
          <text:p/>
        </draw:polygon>
        <draw:line draw:style-name="gr59" draw:text-style-name="P9" draw:layer="layout" svg:x1="14.931cm" svg:y1="9.672cm" svg:x2="14.931cm" svg:y2="9.977cm">
          <text:p/>
        </draw:line>
        <draw:polygon draw:style-name="gr58" draw:text-style-name="P8" draw:layer="layout" svg:width="0.004cm" svg:height="0.309cm" svg:x="14.929cm" svg:y="9.67cm" svg:viewBox="0 0 5 310" draw:points="0,310 5,310 5,0 0,0">
          <text:p/>
        </draw:polygon>
        <draw:line draw:style-name="gr59" draw:text-style-name="P9" draw:layer="layout" svg:x1="15.286cm" svg:y1="9.672cm" svg:x2="15.286cm" svg:y2="9.977cm">
          <text:p/>
        </draw:line>
        <draw:polygon draw:style-name="gr58" draw:text-style-name="P8" draw:layer="layout" svg:width="0.005cm" svg:height="0.309cm" svg:x="15.284cm" svg:y="9.67cm" svg:viewBox="0 0 6 310" draw:points="0,310 6,310 6,0 0,0">
          <text:p/>
        </draw:polygon>
        <draw:line draw:style-name="gr59" draw:text-style-name="P9" draw:layer="layout" svg:x1="15.643cm" svg:y1="9.672cm" svg:x2="15.643cm" svg:y2="9.977cm">
          <text:p/>
        </draw:line>
        <draw:polygon draw:style-name="gr58" draw:text-style-name="P8" draw:layer="layout" svg:width="0.004cm" svg:height="0.309cm" svg:x="15.641cm" svg:y="9.67cm" svg:viewBox="0 0 5 310" draw:points="0,310 5,310 5,0 0,0">
          <text:p/>
        </draw:polygon>
        <draw:line draw:style-name="gr59" draw:text-style-name="P9" draw:layer="layout" svg:x1="15.999cm" svg:y1="9.672cm" svg:x2="15.999cm" svg:y2="9.977cm">
          <text:p/>
        </draw:line>
        <draw:polygon draw:style-name="gr58" draw:text-style-name="P8" draw:layer="layout" svg:width="0.004cm" svg:height="0.309cm" svg:x="15.997cm" svg:y="9.67cm" svg:viewBox="0 0 5 310" draw:points="0,310 5,310 5,0 0,0">
          <text:p/>
        </draw:polygon>
        <draw:line draw:style-name="gr59" draw:text-style-name="P9" draw:layer="layout" svg:x1="16.354cm" svg:y1="9.672cm" svg:x2="16.354cm" svg:y2="9.977cm">
          <text:p/>
        </draw:line>
        <draw:polygon draw:style-name="gr58" draw:text-style-name="P8" draw:layer="layout" svg:width="0.004cm" svg:height="0.309cm" svg:x="16.352cm" svg:y="9.67cm" svg:viewBox="0 0 5 310" draw:points="0,310 5,310 5,0 0,0">
          <text:p/>
        </draw:polygon>
        <draw:line draw:style-name="gr59" draw:text-style-name="P9" draw:layer="layout" svg:x1="16.71cm" svg:y1="9.672cm" svg:x2="16.71cm" svg:y2="9.977cm">
          <text:p/>
        </draw:line>
        <draw:polygon draw:style-name="gr58" draw:text-style-name="P8" draw:layer="layout" svg:width="0.004cm" svg:height="0.309cm" svg:x="16.708cm" svg:y="9.67cm" svg:viewBox="0 0 5 310" draw:points="0,310 5,310 5,0 0,0">
          <text:p/>
        </draw:polygon>
        <draw:line draw:style-name="gr59" draw:text-style-name="P9" draw:layer="layout" svg:x1="17.065cm" svg:y1="9.672cm" svg:x2="17.065cm" svg:y2="9.977cm">
          <text:p/>
        </draw:line>
        <draw:polygon draw:style-name="gr58" draw:text-style-name="P8" draw:layer="layout" svg:width="0.005cm" svg:height="0.309cm" svg:x="17.063cm" svg:y="9.67cm" svg:viewBox="0 0 6 310" draw:points="0,310 6,310 6,0 0,0">
          <text:p/>
        </draw:polygon>
        <draw:line draw:style-name="gr59" draw:text-style-name="P9" draw:layer="layout" svg:x1="17.421cm" svg:y1="9.672cm" svg:x2="17.421cm" svg:y2="9.977cm">
          <text:p/>
        </draw:line>
        <draw:polygon draw:style-name="gr58" draw:text-style-name="P8" draw:layer="layout" svg:width="0.004cm" svg:height="0.309cm" svg:x="17.419cm" svg:y="9.67cm" svg:viewBox="0 0 5 310" draw:points="0,310 5,310 5,0 0,0">
          <text:p/>
        </draw:polygon>
        <draw:line draw:style-name="gr59" draw:text-style-name="P9" draw:layer="layout" svg:x1="17.777cm" svg:y1="9.672cm" svg:x2="17.777cm" svg:y2="9.977cm">
          <text:p/>
        </draw:line>
        <draw:polygon draw:style-name="gr58" draw:text-style-name="P8" draw:layer="layout" svg:width="0.004cm" svg:height="0.309cm" svg:x="17.775cm" svg:y="9.67cm" svg:viewBox="0 0 5 310" draw:points="0,310 5,310 5,0 0,0">
          <text:p/>
        </draw:polygon>
        <draw:line draw:style-name="gr59" draw:text-style-name="P9" draw:layer="layout" svg:x1="5.328cm" svg:y1="10.367cm" svg:x2="5.328cm" svg:y2="10.671cm">
          <text:p/>
        </draw:line>
        <draw:polygon draw:style-name="gr58" draw:text-style-name="P8" draw:layer="layout" svg:width="0.004cm" svg:height="0.309cm" svg:x="5.326cm" svg:y="10.364cm" svg:viewBox="0 0 5 310" draw:points="0,310 5,310 5,0 0,0">
          <text:p/>
        </draw:polygon>
        <draw:line draw:style-name="gr59" draw:text-style-name="P9" draw:layer="layout" svg:x1="5.683cm" svg:y1="10.367cm" svg:x2="5.683cm" svg:y2="10.671cm">
          <text:p/>
        </draw:line>
        <draw:polygon draw:style-name="gr58" draw:text-style-name="P8" draw:layer="layout" svg:width="0.006cm" svg:height="0.309cm" svg:x="5.681cm" svg:y="10.364cm" svg:viewBox="0 0 7 310" draw:points="0,310 7,310 7,0 0,0">
          <text:p/>
        </draw:polygon>
        <draw:line draw:style-name="gr59" draw:text-style-name="P9" draw:layer="layout" svg:x1="6.039cm" svg:y1="10.367cm" svg:x2="6.039cm" svg:y2="10.671cm">
          <text:p/>
        </draw:line>
        <draw:polygon draw:style-name="gr58" draw:text-style-name="P8" draw:layer="layout" svg:width="0.004cm" svg:height="0.309cm" svg:x="6.037cm" svg:y="10.364cm" svg:viewBox="0 0 5 310" draw:points="0,310 5,310 5,0 0,0">
          <text:p/>
        </draw:polygon>
        <draw:line draw:style-name="gr59" draw:text-style-name="P9" draw:layer="layout" svg:x1="6.395cm" svg:y1="10.367cm" svg:x2="6.395cm" svg:y2="10.671cm">
          <text:p/>
        </draw:line>
        <draw:polygon draw:style-name="gr58" draw:text-style-name="P8" draw:layer="layout" svg:width="0.004cm" svg:height="0.309cm" svg:x="6.393cm" svg:y="10.364cm" svg:viewBox="0 0 5 310" draw:points="0,310 5,310 5,0 0,0">
          <text:p/>
        </draw:polygon>
        <draw:line draw:style-name="gr59" draw:text-style-name="P9" draw:layer="layout" svg:x1="6.751cm" svg:y1="10.367cm" svg:x2="6.751cm" svg:y2="10.671cm">
          <text:p/>
        </draw:line>
        <draw:polygon draw:style-name="gr58" draw:text-style-name="P8" draw:layer="layout" svg:width="0.004cm" svg:height="0.309cm" svg:x="6.749cm" svg:y="10.364cm" svg:viewBox="0 0 5 310" draw:points="0,310 5,310 5,0 0,0">
          <text:p/>
        </draw:polygon>
        <draw:line draw:style-name="gr59" draw:text-style-name="P9" draw:layer="layout" svg:x1="7.107cm" svg:y1="10.367cm" svg:x2="7.107cm" svg:y2="10.671cm">
          <text:p/>
        </draw:line>
        <draw:polygon draw:style-name="gr58" draw:text-style-name="P8" draw:layer="layout" svg:width="0.004cm" svg:height="0.309cm" svg:x="7.105cm" svg:y="10.364cm" svg:viewBox="0 0 5 310" draw:points="0,310 5,310 5,0 0,0">
          <text:p/>
        </draw:polygon>
        <draw:line draw:style-name="gr59" draw:text-style-name="P9" draw:layer="layout" svg:x1="7.463cm" svg:y1="10.367cm" svg:x2="7.463cm" svg:y2="10.671cm">
          <text:p/>
        </draw:line>
        <draw:polygon draw:style-name="gr58" draw:text-style-name="P8" draw:layer="layout" svg:width="0.005cm" svg:height="0.309cm" svg:x="7.46cm" svg:y="10.364cm" svg:viewBox="0 0 6 310" draw:points="0,310 6,310 6,0 0,0">
          <text:p/>
        </draw:polygon>
        <draw:line draw:style-name="gr59" draw:text-style-name="P9" draw:layer="layout" svg:x1="7.818cm" svg:y1="10.367cm" svg:x2="7.818cm" svg:y2="10.671cm">
          <text:p/>
        </draw:line>
        <draw:polygon draw:style-name="gr58" draw:text-style-name="P8" draw:layer="layout" svg:width="0.004cm" svg:height="0.309cm" svg:x="7.816cm" svg:y="10.364cm" svg:viewBox="0 0 5 310" draw:points="0,310 5,310 5,0 0,0">
          <text:p/>
        </draw:polygon>
        <draw:line draw:style-name="gr59" draw:text-style-name="P9" draw:layer="layout" svg:x1="8.174cm" svg:y1="10.367cm" svg:x2="8.174cm" svg:y2="10.671cm">
          <text:p/>
        </draw:line>
        <draw:polygon draw:style-name="gr58" draw:text-style-name="P8" draw:layer="layout" svg:width="0.004cm" svg:height="0.309cm" svg:x="8.172cm" svg:y="10.364cm" svg:viewBox="0 0 5 310" draw:points="0,310 5,310 5,0 0,0">
          <text:p/>
        </draw:polygon>
        <draw:line draw:style-name="gr59" draw:text-style-name="P9" draw:layer="layout" svg:x1="8.529cm" svg:y1="10.367cm" svg:x2="8.529cm" svg:y2="10.671cm">
          <text:p/>
        </draw:line>
        <draw:polygon draw:style-name="gr58" draw:text-style-name="P8" draw:layer="layout" svg:width="0.004cm" svg:height="0.309cm" svg:x="8.527cm" svg:y="10.364cm" svg:viewBox="0 0 5 310" draw:points="0,310 5,310 5,0 0,0">
          <text:p/>
        </draw:polygon>
        <draw:line draw:style-name="gr59" draw:text-style-name="P9" draw:layer="layout" svg:x1="8.885cm" svg:y1="10.367cm" svg:x2="8.885cm" svg:y2="10.671cm">
          <text:p/>
        </draw:line>
        <draw:polygon draw:style-name="gr58" draw:text-style-name="P8" draw:layer="layout" svg:width="0.004cm" svg:height="0.309cm" svg:x="8.883cm" svg:y="10.364cm" svg:viewBox="0 0 5 310" draw:points="0,310 5,310 5,0 0,0">
          <text:p/>
        </draw:polygon>
        <draw:line draw:style-name="gr59" draw:text-style-name="P9" draw:layer="layout" svg:x1="9.241cm" svg:y1="10.367cm" svg:x2="9.241cm" svg:y2="10.671cm">
          <text:p/>
        </draw:line>
        <draw:polygon draw:style-name="gr58" draw:text-style-name="P8" draw:layer="layout" svg:width="0.005cm" svg:height="0.309cm" svg:x="9.238cm" svg:y="10.364cm" svg:viewBox="0 0 6 310" draw:points="0,310 6,310 6,0 0,0">
          <text:p/>
        </draw:polygon>
        <draw:line draw:style-name="gr59" draw:text-style-name="P9" draw:layer="layout" svg:x1="9.596cm" svg:y1="10.367cm" svg:x2="9.596cm" svg:y2="10.671cm">
          <text:p/>
        </draw:line>
        <draw:polygon draw:style-name="gr58" draw:text-style-name="P8" draw:layer="layout" svg:width="0.004cm" svg:height="0.309cm" svg:x="9.594cm" svg:y="10.364cm" svg:viewBox="0 0 5 310" draw:points="0,310 5,310 5,0 0,0">
          <text:p/>
        </draw:polygon>
        <draw:line draw:style-name="gr59" draw:text-style-name="P9" draw:layer="layout" svg:x1="9.952cm" svg:y1="10.367cm" svg:x2="9.952cm" svg:y2="10.671cm">
          <text:p/>
        </draw:line>
        <draw:polygon draw:style-name="gr58" draw:text-style-name="P8" draw:layer="layout" svg:width="0.004cm" svg:height="0.309cm" svg:x="9.95cm" svg:y="10.364cm" svg:viewBox="0 0 5 310" draw:points="0,310 5,310 5,0 0,0">
          <text:p/>
        </draw:polygon>
        <draw:line draw:style-name="gr59" draw:text-style-name="P9" draw:layer="layout" svg:x1="10.307cm" svg:y1="10.367cm" svg:x2="10.307cm" svg:y2="10.671cm">
          <text:p/>
        </draw:line>
        <draw:polygon draw:style-name="gr58" draw:text-style-name="P8" draw:layer="layout" svg:width="0.004cm" svg:height="0.309cm" svg:x="10.305cm" svg:y="10.364cm" svg:viewBox="0 0 5 310" draw:points="0,310 5,310 5,0 0,0">
          <text:p/>
        </draw:polygon>
        <draw:line draw:style-name="gr59" draw:text-style-name="P9" draw:layer="layout" svg:x1="10.663cm" svg:y1="10.367cm" svg:x2="10.663cm" svg:y2="10.671cm">
          <text:p/>
        </draw:line>
        <draw:polygon draw:style-name="gr58" draw:text-style-name="P8" draw:layer="layout" svg:width="0.004cm" svg:height="0.309cm" svg:x="10.661cm" svg:y="10.364cm" svg:viewBox="0 0 5 310" draw:points="0,310 5,310 5,0 0,0">
          <text:p/>
        </draw:polygon>
        <draw:line draw:style-name="gr59" draw:text-style-name="P9" draw:layer="layout" svg:x1="11.019cm" svg:y1="10.367cm" svg:x2="11.019cm" svg:y2="10.671cm">
          <text:p/>
        </draw:line>
        <draw:polygon draw:style-name="gr58" draw:text-style-name="P8" draw:layer="layout" svg:width="0.005cm" svg:height="0.309cm" svg:x="11.016cm" svg:y="10.364cm" svg:viewBox="0 0 6 310" draw:points="0,310 6,310 6,0 0,0">
          <text:p/>
        </draw:polygon>
        <draw:line draw:style-name="gr59" draw:text-style-name="P9" draw:layer="layout" svg:x1="11.375cm" svg:y1="10.367cm" svg:x2="11.375cm" svg:y2="10.671cm">
          <text:p/>
        </draw:line>
        <draw:polygon draw:style-name="gr58" draw:text-style-name="P8" draw:layer="layout" svg:width="0.004cm" svg:height="0.309cm" svg:x="11.373cm" svg:y="10.364cm" svg:viewBox="0 0 5 310" draw:points="0,310 5,310 5,0 0,0">
          <text:p/>
        </draw:polygon>
        <draw:line draw:style-name="gr59" draw:text-style-name="P9" draw:layer="layout" svg:x1="11.73cm" svg:y1="10.367cm" svg:x2="11.73cm" svg:y2="10.671cm">
          <text:p/>
        </draw:line>
        <draw:polygon draw:style-name="gr58" draw:text-style-name="P8" draw:layer="layout" svg:width="0.005cm" svg:height="0.309cm" svg:x="11.728cm" svg:y="10.364cm" svg:viewBox="0 0 6 310" draw:points="0,310 6,310 6,0 0,0">
          <text:p/>
        </draw:polygon>
        <draw:line draw:style-name="gr59" draw:text-style-name="P9" draw:layer="layout" svg:x1="12.086cm" svg:y1="10.367cm" svg:x2="12.086cm" svg:y2="10.671cm">
          <text:p/>
        </draw:line>
        <draw:polygon draw:style-name="gr58" draw:text-style-name="P8" draw:layer="layout" svg:width="0.004cm" svg:height="0.309cm" svg:x="12.084cm" svg:y="10.364cm" svg:viewBox="0 0 5 310" draw:points="0,310 5,310 5,0 0,0">
          <text:p/>
        </draw:polygon>
        <draw:line draw:style-name="gr59" draw:text-style-name="P9" draw:layer="layout" svg:x1="12.442cm" svg:y1="10.367cm" svg:x2="12.442cm" svg:y2="10.671cm">
          <text:p/>
        </draw:line>
        <draw:polygon draw:style-name="gr58" draw:text-style-name="P8" draw:layer="layout" svg:width="0.004cm" svg:height="0.309cm" svg:x="12.44cm" svg:y="10.364cm" svg:viewBox="0 0 5 310" draw:points="0,310 5,310 5,0 0,0">
          <text:p/>
        </draw:polygon>
        <draw:line draw:style-name="gr59" draw:text-style-name="P9" draw:layer="layout" svg:x1="12.797cm" svg:y1="10.367cm" svg:x2="12.797cm" svg:y2="10.671cm">
          <text:p/>
        </draw:line>
        <draw:polygon draw:style-name="gr58" draw:text-style-name="P8" draw:layer="layout" svg:width="0.004cm" svg:height="0.309cm" svg:x="12.795cm" svg:y="10.364cm" svg:viewBox="0 0 5 310" draw:points="0,310 5,310 5,0 0,0">
          <text:p/>
        </draw:polygon>
        <draw:line draw:style-name="gr59" draw:text-style-name="P9" draw:layer="layout" svg:x1="13.153cm" svg:y1="10.367cm" svg:x2="13.153cm" svg:y2="10.671cm">
          <text:p/>
        </draw:line>
        <draw:polygon draw:style-name="gr58" draw:text-style-name="P8" draw:layer="layout" svg:width="0.004cm" svg:height="0.309cm" svg:x="13.151cm" svg:y="10.364cm" svg:viewBox="0 0 5 310" draw:points="0,310 5,310 5,0 0,0">
          <text:p/>
        </draw:polygon>
        <draw:line draw:style-name="gr59" draw:text-style-name="P9" draw:layer="layout" svg:x1="13.508cm" svg:y1="10.367cm" svg:x2="13.508cm" svg:y2="10.671cm">
          <text:p/>
        </draw:line>
        <draw:polygon draw:style-name="gr58" draw:text-style-name="P8" draw:layer="layout" svg:width="0.005cm" svg:height="0.309cm" svg:x="13.506cm" svg:y="10.364cm" svg:viewBox="0 0 6 310" draw:points="0,310 6,310 6,0 0,0">
          <text:p/>
        </draw:polygon>
        <draw:line draw:style-name="gr59" draw:text-style-name="P9" draw:layer="layout" svg:x1="13.864cm" svg:y1="10.367cm" svg:x2="13.864cm" svg:y2="10.671cm">
          <text:p/>
        </draw:line>
        <draw:polygon draw:style-name="gr58" draw:text-style-name="P8" draw:layer="layout" svg:width="0.004cm" svg:height="0.309cm" svg:x="13.862cm" svg:y="10.364cm" svg:viewBox="0 0 5 310" draw:points="0,310 5,310 5,0 0,0">
          <text:p/>
        </draw:polygon>
        <draw:line draw:style-name="gr59" draw:text-style-name="P9" draw:layer="layout" svg:x1="14.22cm" svg:y1="10.367cm" svg:x2="14.22cm" svg:y2="10.671cm">
          <text:p/>
        </draw:line>
        <draw:polygon draw:style-name="gr58" draw:text-style-name="P8" draw:layer="layout" svg:width="0.004cm" svg:height="0.309cm" svg:x="14.218cm" svg:y="10.364cm" svg:viewBox="0 0 5 310" draw:points="0,310 5,310 5,0 0,0">
          <text:p/>
        </draw:polygon>
        <draw:line draw:style-name="gr59" draw:text-style-name="P9" draw:layer="layout" svg:x1="14.575cm" svg:y1="10.367cm" svg:x2="14.575cm" svg:y2="10.671cm">
          <text:p/>
        </draw:line>
        <draw:polygon draw:style-name="gr58" draw:text-style-name="P8" draw:layer="layout" svg:width="0.004cm" svg:height="0.309cm" svg:x="14.573cm" svg:y="10.364cm" svg:viewBox="0 0 5 310" draw:points="0,310 5,310 5,0 0,0">
          <text:p/>
        </draw:polygon>
        <draw:line draw:style-name="gr59" draw:text-style-name="P9" draw:layer="layout" svg:x1="14.931cm" svg:y1="10.367cm" svg:x2="14.931cm" svg:y2="10.671cm">
          <text:p/>
        </draw:line>
        <draw:polygon draw:style-name="gr58" draw:text-style-name="P8" draw:layer="layout" svg:width="0.004cm" svg:height="0.309cm" svg:x="14.929cm" svg:y="10.364cm" svg:viewBox="0 0 5 310" draw:points="0,310 5,310 5,0 0,0">
          <text:p/>
        </draw:polygon>
        <draw:line draw:style-name="gr59" draw:text-style-name="P9" draw:layer="layout" svg:x1="15.286cm" svg:y1="10.367cm" svg:x2="15.286cm" svg:y2="10.671cm">
          <text:p/>
        </draw:line>
        <draw:polygon draw:style-name="gr58" draw:text-style-name="P8" draw:layer="layout" svg:width="0.005cm" svg:height="0.309cm" svg:x="15.284cm" svg:y="10.364cm" svg:viewBox="0 0 6 310" draw:points="0,310 6,310 6,0 0,0">
          <text:p/>
        </draw:polygon>
        <draw:line draw:style-name="gr59" draw:text-style-name="P9" draw:layer="layout" svg:x1="15.643cm" svg:y1="10.367cm" svg:x2="15.643cm" svg:y2="10.671cm">
          <text:p/>
        </draw:line>
        <draw:polygon draw:style-name="gr58" draw:text-style-name="P8" draw:layer="layout" svg:width="0.004cm" svg:height="0.309cm" svg:x="15.641cm" svg:y="10.364cm" svg:viewBox="0 0 5 310" draw:points="0,310 5,310 5,0 0,0">
          <text:p/>
        </draw:polygon>
        <draw:line draw:style-name="gr59" draw:text-style-name="P9" draw:layer="layout" svg:x1="15.999cm" svg:y1="10.367cm" svg:x2="15.999cm" svg:y2="10.671cm">
          <text:p/>
        </draw:line>
        <draw:polygon draw:style-name="gr58" draw:text-style-name="P8" draw:layer="layout" svg:width="0.004cm" svg:height="0.309cm" svg:x="15.997cm" svg:y="10.364cm" svg:viewBox="0 0 5 310" draw:points="0,310 5,310 5,0 0,0">
          <text:p/>
        </draw:polygon>
        <draw:line draw:style-name="gr59" draw:text-style-name="P9" draw:layer="layout" svg:x1="16.354cm" svg:y1="10.367cm" svg:x2="16.354cm" svg:y2="10.671cm">
          <text:p/>
        </draw:line>
        <draw:polygon draw:style-name="gr58" draw:text-style-name="P8" draw:layer="layout" svg:width="0.004cm" svg:height="0.309cm" svg:x="16.352cm" svg:y="10.364cm" svg:viewBox="0 0 5 310" draw:points="0,310 5,310 5,0 0,0">
          <text:p/>
        </draw:polygon>
        <draw:line draw:style-name="gr59" draw:text-style-name="P9" draw:layer="layout" svg:x1="16.71cm" svg:y1="10.367cm" svg:x2="16.71cm" svg:y2="10.671cm">
          <text:p/>
        </draw:line>
        <draw:polygon draw:style-name="gr58" draw:text-style-name="P8" draw:layer="layout" svg:width="0.004cm" svg:height="0.309cm" svg:x="16.708cm" svg:y="10.364cm" svg:viewBox="0 0 5 310" draw:points="0,310 5,310 5,0 0,0">
          <text:p/>
        </draw:polygon>
        <draw:line draw:style-name="gr59" draw:text-style-name="P9" draw:layer="layout" svg:x1="17.065cm" svg:y1="10.367cm" svg:x2="17.065cm" svg:y2="10.671cm">
          <text:p/>
        </draw:line>
        <draw:polygon draw:style-name="gr58" draw:text-style-name="P8" draw:layer="layout" svg:width="0.005cm" svg:height="0.309cm" svg:x="17.063cm" svg:y="10.364cm" svg:viewBox="0 0 6 310" draw:points="0,310 6,310 6,0 0,0">
          <text:p/>
        </draw:polygon>
        <draw:line draw:style-name="gr59" draw:text-style-name="P9" draw:layer="layout" svg:x1="17.421cm" svg:y1="10.367cm" svg:x2="17.421cm" svg:y2="10.671cm">
          <text:p/>
        </draw:line>
        <draw:polygon draw:style-name="gr58" draw:text-style-name="P8" draw:layer="layout" svg:width="0.004cm" svg:height="0.309cm" svg:x="17.419cm" svg:y="10.364cm" svg:viewBox="0 0 5 310" draw:points="0,310 5,310 5,0 0,0">
          <text:p/>
        </draw:polygon>
        <draw:line draw:style-name="gr59" draw:text-style-name="P9" draw:layer="layout" svg:x1="17.777cm" svg:y1="10.367cm" svg:x2="17.777cm" svg:y2="10.671cm">
          <text:p/>
        </draw:line>
        <draw:polygon draw:style-name="gr58" draw:text-style-name="P8" draw:layer="layout" svg:width="0.004cm" svg:height="0.309cm" svg:x="17.775cm" svg:y="10.364cm" svg:viewBox="0 0 5 310" draw:points="0,310 5,310 5,0 0,0">
          <text:p/>
        </draw:polygon>
        <draw:line draw:style-name="gr59" draw:text-style-name="P9" draw:layer="layout" svg:x1="5.332cm" svg:y1="11.107cm" svg:x2="6.751cm" svg:y2="11.107cm">
          <text:p/>
        </draw:line>
        <draw:polygon draw:style-name="gr58" draw:text-style-name="P8" draw:layer="layout" svg:width="1.423cm" svg:height="0.006cm" svg:x="5.33cm" svg:y="11.105cm" svg:viewBox="0 0 1424 7" draw:points="0,7 1424,7 1424,0 0,0">
          <text:p/>
        </draw:polygon>
        <draw:line draw:style-name="gr59" draw:text-style-name="P9" draw:layer="layout" svg:x1="7.111cm" svg:y1="11.107cm" svg:x2="8.174cm" svg:y2="11.107cm">
          <text:p/>
        </draw:line>
        <draw:polygon draw:style-name="gr58" draw:text-style-name="P8" draw:layer="layout" svg:width="1.067cm" svg:height="0.006cm" svg:x="7.109cm" svg:y="11.105cm" svg:viewBox="0 0 1068 7" draw:points="0,7 1068,7 1068,0 0,0">
          <text:p/>
        </draw:polygon>
        <draw:line draw:style-name="gr59" draw:text-style-name="P9" draw:layer="layout" svg:x1="4.261cm" svg:y1="10.367cm" svg:x2="4.261cm" svg:y2="10.671cm">
          <text:p/>
        </draw:line>
        <draw:polygon draw:style-name="gr58" draw:text-style-name="P8" draw:layer="layout" svg:width="0.004cm" svg:height="0.309cm" svg:x="4.259cm" svg:y="10.364cm" svg:viewBox="0 0 5 310" draw:points="0,310 5,310 5,0 0,0">
          <text:p/>
        </draw:polygon>
        <draw:line draw:style-name="gr59" draw:text-style-name="P9" draw:layer="layout" svg:x1="4.617cm" svg:y1="10.367cm" svg:x2="4.617cm" svg:y2="10.671cm">
          <text:p/>
        </draw:line>
        <draw:polygon draw:style-name="gr58" draw:text-style-name="P8" draw:layer="layout" svg:width="0.004cm" svg:height="0.309cm" svg:x="4.615cm" svg:y="10.364cm" svg:viewBox="0 0 5 310" draw:points="0,310 5,310 5,0 0,0">
          <text:p/>
        </draw:polygon>
        <draw:line draw:style-name="gr59" draw:text-style-name="P9" draw:layer="layout" svg:x1="4.972cm" svg:y1="10.367cm" svg:x2="4.972cm" svg:y2="10.671cm">
          <text:p/>
        </draw:line>
        <draw:polygon draw:style-name="gr58" draw:text-style-name="P8" draw:layer="layout" svg:width="0.004cm" svg:height="0.309cm" svg:x="4.97cm" svg:y="10.364cm" svg:viewBox="0 0 5 310" draw:points="0,310 5,310 5,0 0,0">
          <text:p/>
        </draw:polygon>
        <draw:line draw:style-name="gr59" draw:text-style-name="P9" draw:layer="layout" svg:x1="5.328cm" svg:y1="10.803cm" svg:x2="5.328cm" svg:y2="11.107cm">
          <text:p/>
        </draw:line>
        <draw:polygon draw:style-name="gr58" draw:text-style-name="P8" draw:layer="layout" svg:width="0.004cm" svg:height="0.31cm" svg:x="5.326cm" svg:y="10.8cm" svg:viewBox="0 0 5 311" draw:points="0,311 5,311 5,0 0,0">
          <text:p/>
        </draw:polygon>
        <draw:line draw:style-name="gr59" draw:text-style-name="P9" draw:layer="layout" svg:x1="5.683cm" svg:y1="10.803cm" svg:x2="5.683cm" svg:y2="11.107cm">
          <text:p/>
        </draw:line>
        <draw:polygon draw:style-name="gr58" draw:text-style-name="P8" draw:layer="layout" svg:width="0.006cm" svg:height="0.31cm" svg:x="5.681cm" svg:y="10.8cm" svg:viewBox="0 0 7 311" draw:points="0,311 7,311 7,0 0,0">
          <text:p/>
        </draw:polygon>
        <draw:line draw:style-name="gr59" draw:text-style-name="P9" draw:layer="layout" svg:x1="6.039cm" svg:y1="10.803cm" svg:x2="6.039cm" svg:y2="11.107cm">
          <text:p/>
        </draw:line>
        <draw:polygon draw:style-name="gr58" draw:text-style-name="P8" draw:layer="layout" svg:width="0.004cm" svg:height="0.31cm" svg:x="6.037cm" svg:y="10.8cm" svg:viewBox="0 0 5 311" draw:points="0,311 5,311 5,0 0,0">
          <text:p/>
        </draw:polygon>
        <draw:line draw:style-name="gr59" draw:text-style-name="P9" draw:layer="layout" svg:x1="6.395cm" svg:y1="10.803cm" svg:x2="6.395cm" svg:y2="11.107cm">
          <text:p/>
        </draw:line>
        <draw:polygon draw:style-name="gr58" draw:text-style-name="P8" draw:layer="layout" svg:width="0.004cm" svg:height="0.31cm" svg:x="6.393cm" svg:y="10.8cm" svg:viewBox="0 0 5 311" draw:points="0,311 5,311 5,0 0,0">
          <text:p/>
        </draw:polygon>
        <draw:line draw:style-name="gr59" draw:text-style-name="P9" draw:layer="layout" svg:x1="6.751cm" svg:y1="10.803cm" svg:x2="6.751cm" svg:y2="11.107cm">
          <text:p/>
        </draw:line>
        <draw:polygon draw:style-name="gr58" draw:text-style-name="P8" draw:layer="layout" svg:width="0.004cm" svg:height="0.31cm" svg:x="6.749cm" svg:y="10.8cm" svg:viewBox="0 0 5 311" draw:points="0,311 5,311 5,0 0,0">
          <text:p/>
        </draw:polygon>
        <draw:line draw:style-name="gr59" draw:text-style-name="P9" draw:layer="layout" svg:x1="7.107cm" svg:y1="10.803cm" svg:x2="7.107cm" svg:y2="11.107cm">
          <text:p/>
        </draw:line>
        <draw:polygon draw:style-name="gr58" draw:text-style-name="P8" draw:layer="layout" svg:width="0.004cm" svg:height="0.31cm" svg:x="7.105cm" svg:y="10.8cm" svg:viewBox="0 0 5 311" draw:points="0,311 5,311 5,0 0,0">
          <text:p/>
        </draw:polygon>
        <draw:line draw:style-name="gr59" draw:text-style-name="P9" draw:layer="layout" svg:x1="7.463cm" svg:y1="10.803cm" svg:x2="7.463cm" svg:y2="11.107cm">
          <text:p/>
        </draw:line>
        <draw:polygon draw:style-name="gr58" draw:text-style-name="P8" draw:layer="layout" svg:width="0.005cm" svg:height="0.31cm" svg:x="7.46cm" svg:y="10.8cm" svg:viewBox="0 0 6 311" draw:points="0,311 6,311 6,0 0,0">
          <text:p/>
        </draw:polygon>
        <draw:line draw:style-name="gr59" draw:text-style-name="P9" draw:layer="layout" svg:x1="7.818cm" svg:y1="10.803cm" svg:x2="7.818cm" svg:y2="11.107cm">
          <text:p/>
        </draw:line>
        <draw:polygon draw:style-name="gr58" draw:text-style-name="P8" draw:layer="layout" svg:width="0.004cm" svg:height="0.31cm" svg:x="7.816cm" svg:y="10.8cm" svg:viewBox="0 0 5 311" draw:points="0,311 5,311 5,0 0,0">
          <text:p/>
        </draw:polygon>
        <draw:line draw:style-name="gr59" draw:text-style-name="P9" draw:layer="layout" svg:x1="8.174cm" svg:y1="10.803cm" svg:x2="8.174cm" svg:y2="11.107cm">
          <text:p/>
        </draw:line>
        <draw:polygon draw:style-name="gr58" draw:text-style-name="P8" draw:layer="layout" svg:width="0.004cm" svg:height="0.31cm" svg:x="8.172cm" svg:y="10.8cm" svg:viewBox="0 0 5 311" draw:points="0,311 5,311 5,0 0,0">
          <text:p/>
        </draw:polygon>
        <draw:line draw:style-name="gr59" draw:text-style-name="P9" draw:layer="layout" svg:x1="8.529cm" svg:y1="10.803cm" svg:x2="8.529cm" svg:y2="11.107cm">
          <text:p/>
        </draw:line>
        <draw:polygon draw:style-name="gr58" draw:text-style-name="P8" draw:layer="layout" svg:width="0.004cm" svg:height="0.31cm" svg:x="8.527cm" svg:y="10.8cm" svg:viewBox="0 0 5 311" draw:points="0,311 5,311 5,0 0,0">
          <text:p/>
        </draw:polygon>
        <draw:line draw:style-name="gr59" draw:text-style-name="P9" draw:layer="layout" svg:x1="8.885cm" svg:y1="10.803cm" svg:x2="8.885cm" svg:y2="11.107cm">
          <text:p/>
        </draw:line>
        <draw:polygon draw:style-name="gr58" draw:text-style-name="P8" draw:layer="layout" svg:width="0.004cm" svg:height="0.31cm" svg:x="8.883cm" svg:y="10.8cm" svg:viewBox="0 0 5 311" draw:points="0,311 5,311 5,0 0,0">
          <text:p/>
        </draw:polygon>
        <draw:line draw:style-name="gr59" draw:text-style-name="P9" draw:layer="layout" svg:x1="9.241cm" svg:y1="10.803cm" svg:x2="9.241cm" svg:y2="11.107cm">
          <text:p/>
        </draw:line>
        <draw:polygon draw:style-name="gr58" draw:text-style-name="P8" draw:layer="layout" svg:width="0.005cm" svg:height="0.31cm" svg:x="9.238cm" svg:y="10.8cm" svg:viewBox="0 0 6 311" draw:points="0,311 6,311 6,0 0,0">
          <text:p/>
        </draw:polygon>
        <draw:line draw:style-name="gr59" draw:text-style-name="P9" draw:layer="layout" svg:x1="9.596cm" svg:y1="10.803cm" svg:x2="9.596cm" svg:y2="11.107cm">
          <text:p/>
        </draw:line>
        <draw:polygon draw:style-name="gr58" draw:text-style-name="P8" draw:layer="layout" svg:width="0.004cm" svg:height="0.31cm" svg:x="9.594cm" svg:y="10.8cm" svg:viewBox="0 0 5 311" draw:points="0,311 5,311 5,0 0,0">
          <text:p/>
        </draw:polygon>
        <draw:line draw:style-name="gr59" draw:text-style-name="P9" draw:layer="layout" svg:x1="9.952cm" svg:y1="10.803cm" svg:x2="9.952cm" svg:y2="11.107cm">
          <text:p/>
        </draw:line>
        <draw:polygon draw:style-name="gr58" draw:text-style-name="P8" draw:layer="layout" svg:width="0.004cm" svg:height="0.31cm" svg:x="9.95cm" svg:y="10.8cm" svg:viewBox="0 0 5 311" draw:points="0,311 5,311 5,0 0,0">
          <text:p/>
        </draw:polygon>
        <draw:line draw:style-name="gr59" draw:text-style-name="P9" draw:layer="layout" svg:x1="10.307cm" svg:y1="10.803cm" svg:x2="10.307cm" svg:y2="11.107cm">
          <text:p/>
        </draw:line>
        <draw:polygon draw:style-name="gr58" draw:text-style-name="P8" draw:layer="layout" svg:width="0.004cm" svg:height="0.31cm" svg:x="10.305cm" svg:y="10.8cm" svg:viewBox="0 0 5 311" draw:points="0,311 5,311 5,0 0,0">
          <text:p/>
        </draw:polygon>
        <draw:line draw:style-name="gr59" draw:text-style-name="P9" draw:layer="layout" svg:x1="10.663cm" svg:y1="10.803cm" svg:x2="10.663cm" svg:y2="11.107cm">
          <text:p/>
        </draw:line>
        <draw:polygon draw:style-name="gr58" draw:text-style-name="P8" draw:layer="layout" svg:width="0.004cm" svg:height="0.31cm" svg:x="10.661cm" svg:y="10.8cm" svg:viewBox="0 0 5 311" draw:points="0,311 5,311 5,0 0,0">
          <text:p/>
        </draw:polygon>
        <draw:line draw:style-name="gr59" draw:text-style-name="P9" draw:layer="layout" svg:x1="11.019cm" svg:y1="10.803cm" svg:x2="11.019cm" svg:y2="11.107cm">
          <text:p/>
        </draw:line>
        <draw:polygon draw:style-name="gr58" draw:text-style-name="P8" draw:layer="layout" svg:width="0.005cm" svg:height="0.31cm" svg:x="11.016cm" svg:y="10.8cm" svg:viewBox="0 0 6 311" draw:points="0,311 6,311 6,0 0,0">
          <text:p/>
        </draw:polygon>
        <draw:line draw:style-name="gr59" draw:text-style-name="P9" draw:layer="layout" svg:x1="11.375cm" svg:y1="10.803cm" svg:x2="11.375cm" svg:y2="11.107cm">
          <text:p/>
        </draw:line>
        <draw:polygon draw:style-name="gr58" draw:text-style-name="P8" draw:layer="layout" svg:width="0.004cm" svg:height="0.31cm" svg:x="11.373cm" svg:y="10.8cm" svg:viewBox="0 0 5 311" draw:points="0,311 5,311 5,0 0,0">
          <text:p/>
        </draw:polygon>
        <draw:line draw:style-name="gr59" draw:text-style-name="P9" draw:layer="layout" svg:x1="11.73cm" svg:y1="10.803cm" svg:x2="11.73cm" svg:y2="11.107cm">
          <text:p/>
        </draw:line>
        <draw:polygon draw:style-name="gr58" draw:text-style-name="P8" draw:layer="layout" svg:width="0.005cm" svg:height="0.31cm" svg:x="11.728cm" svg:y="10.8cm" svg:viewBox="0 0 6 311" draw:points="0,311 6,311 6,0 0,0">
          <text:p/>
        </draw:polygon>
        <draw:line draw:style-name="gr59" draw:text-style-name="P9" draw:layer="layout" svg:x1="12.086cm" svg:y1="10.803cm" svg:x2="12.086cm" svg:y2="11.107cm">
          <text:p/>
        </draw:line>
        <draw:polygon draw:style-name="gr58" draw:text-style-name="P8" draw:layer="layout" svg:width="0.004cm" svg:height="0.31cm" svg:x="12.084cm" svg:y="10.8cm" svg:viewBox="0 0 5 311" draw:points="0,311 5,311 5,0 0,0">
          <text:p/>
        </draw:polygon>
        <draw:line draw:style-name="gr59" draw:text-style-name="P9" draw:layer="layout" svg:x1="12.442cm" svg:y1="10.803cm" svg:x2="12.442cm" svg:y2="11.107cm">
          <text:p/>
        </draw:line>
        <draw:polygon draw:style-name="gr58" draw:text-style-name="P8" draw:layer="layout" svg:width="0.004cm" svg:height="0.31cm" svg:x="12.44cm" svg:y="10.8cm" svg:viewBox="0 0 5 311" draw:points="0,311 5,311 5,0 0,0">
          <text:p/>
        </draw:polygon>
        <draw:line draw:style-name="gr59" draw:text-style-name="P9" draw:layer="layout" svg:x1="12.797cm" svg:y1="10.803cm" svg:x2="12.797cm" svg:y2="11.107cm">
          <text:p/>
        </draw:line>
        <draw:polygon draw:style-name="gr58" draw:text-style-name="P8" draw:layer="layout" svg:width="0.004cm" svg:height="0.31cm" svg:x="12.795cm" svg:y="10.8cm" svg:viewBox="0 0 5 311" draw:points="0,311 5,311 5,0 0,0">
          <text:p/>
        </draw:polygon>
        <draw:line draw:style-name="gr59" draw:text-style-name="P9" draw:layer="layout" svg:x1="13.508cm" svg:y1="10.803cm" svg:x2="13.508cm" svg:y2="11.107cm">
          <text:p/>
        </draw:line>
        <draw:polygon draw:style-name="gr58" draw:text-style-name="P8" draw:layer="layout" svg:width="0.005cm" svg:height="0.31cm" svg:x="13.506cm" svg:y="10.8cm" svg:viewBox="0 0 6 311" draw:points="0,311 6,311 6,0 0,0">
          <text:p/>
        </draw:polygon>
        <draw:line draw:style-name="gr59" draw:text-style-name="P9" draw:layer="layout" svg:x1="13.864cm" svg:y1="10.803cm" svg:x2="13.864cm" svg:y2="11.107cm">
          <text:p/>
        </draw:line>
        <draw:polygon draw:style-name="gr58" draw:text-style-name="P8" draw:layer="layout" svg:width="0.004cm" svg:height="0.31cm" svg:x="13.862cm" svg:y="10.8cm" svg:viewBox="0 0 5 311" draw:points="0,311 5,311 5,0 0,0">
          <text:p/>
        </draw:polygon>
        <draw:line draw:style-name="gr59" draw:text-style-name="P9" draw:layer="layout" svg:x1="14.22cm" svg:y1="10.803cm" svg:x2="14.22cm" svg:y2="11.107cm">
          <text:p/>
        </draw:line>
        <draw:polygon draw:style-name="gr58" draw:text-style-name="P8" draw:layer="layout" svg:width="0.004cm" svg:height="0.31cm" svg:x="14.218cm" svg:y="10.8cm" svg:viewBox="0 0 5 311" draw:points="0,311 5,311 5,0 0,0">
          <text:p/>
        </draw:polygon>
        <draw:line draw:style-name="gr59" draw:text-style-name="P9" draw:layer="layout" svg:x1="14.575cm" svg:y1="10.803cm" svg:x2="14.575cm" svg:y2="11.107cm">
          <text:p/>
        </draw:line>
        <draw:polygon draw:style-name="gr58" draw:text-style-name="P8" draw:layer="layout" svg:width="0.004cm" svg:height="0.31cm" svg:x="14.573cm" svg:y="10.8cm" svg:viewBox="0 0 5 311" draw:points="0,311 5,311 5,0 0,0">
          <text:p/>
        </draw:polygon>
        <draw:line draw:style-name="gr59" draw:text-style-name="P9" draw:layer="layout" svg:x1="14.931cm" svg:y1="10.803cm" svg:x2="14.931cm" svg:y2="11.107cm">
          <text:p/>
        </draw:line>
        <draw:polygon draw:style-name="gr58" draw:text-style-name="P8" draw:layer="layout" svg:width="0.004cm" svg:height="0.31cm" svg:x="14.929cm" svg:y="10.8cm" svg:viewBox="0 0 5 311" draw:points="0,311 5,311 5,0 0,0">
          <text:p/>
        </draw:polygon>
        <draw:line draw:style-name="gr59" draw:text-style-name="P9" draw:layer="layout" svg:x1="15.286cm" svg:y1="10.803cm" svg:x2="15.286cm" svg:y2="11.107cm">
          <text:p/>
        </draw:line>
        <draw:polygon draw:style-name="gr58" draw:text-style-name="P8" draw:layer="layout" svg:width="0.005cm" svg:height="0.31cm" svg:x="15.284cm" svg:y="10.8cm" svg:viewBox="0 0 6 311" draw:points="0,311 6,311 6,0 0,0">
          <text:p/>
        </draw:polygon>
        <draw:line draw:style-name="gr59" draw:text-style-name="P9" draw:layer="layout" svg:x1="15.643cm" svg:y1="10.803cm" svg:x2="15.643cm" svg:y2="11.107cm">
          <text:p/>
        </draw:line>
        <draw:polygon draw:style-name="gr58" draw:text-style-name="P8" draw:layer="layout" svg:width="0.004cm" svg:height="0.31cm" svg:x="15.641cm" svg:y="10.8cm" svg:viewBox="0 0 5 311" draw:points="0,311 5,311 5,0 0,0">
          <text:p/>
        </draw:polygon>
        <draw:line draw:style-name="gr59" draw:text-style-name="P9" draw:layer="layout" svg:x1="15.999cm" svg:y1="10.803cm" svg:x2="15.999cm" svg:y2="11.107cm">
          <text:p/>
        </draw:line>
        <draw:polygon draw:style-name="gr58" draw:text-style-name="P8" draw:layer="layout" svg:width="0.004cm" svg:height="0.31cm" svg:x="15.997cm" svg:y="10.8cm" svg:viewBox="0 0 5 311" draw:points="0,311 5,311 5,0 0,0">
          <text:p/>
        </draw:polygon>
        <draw:line draw:style-name="gr59" draw:text-style-name="P9" draw:layer="layout" svg:x1="16.354cm" svg:y1="10.803cm" svg:x2="16.354cm" svg:y2="11.107cm">
          <text:p/>
        </draw:line>
        <draw:polygon draw:style-name="gr58" draw:text-style-name="P8" draw:layer="layout" svg:width="0.004cm" svg:height="0.31cm" svg:x="16.352cm" svg:y="10.8cm" svg:viewBox="0 0 5 311" draw:points="0,311 5,311 5,0 0,0">
          <text:p/>
        </draw:polygon>
        <draw:line draw:style-name="gr59" draw:text-style-name="P9" draw:layer="layout" svg:x1="16.71cm" svg:y1="10.803cm" svg:x2="16.71cm" svg:y2="11.107cm">
          <text:p/>
        </draw:line>
        <draw:polygon draw:style-name="gr58" draw:text-style-name="P8" draw:layer="layout" svg:width="0.004cm" svg:height="0.31cm" svg:x="16.708cm" svg:y="10.8cm" svg:viewBox="0 0 5 311" draw:points="0,311 5,311 5,0 0,0">
          <text:p/>
        </draw:polygon>
        <draw:line draw:style-name="gr59" draw:text-style-name="P9" draw:layer="layout" svg:x1="17.065cm" svg:y1="10.803cm" svg:x2="17.065cm" svg:y2="11.107cm">
          <text:p/>
        </draw:line>
        <draw:polygon draw:style-name="gr58" draw:text-style-name="P8" draw:layer="layout" svg:width="0.005cm" svg:height="0.31cm" svg:x="17.063cm" svg:y="10.8cm" svg:viewBox="0 0 6 311" draw:points="0,311 6,311 6,0 0,0">
          <text:p/>
        </draw:polygon>
        <draw:line draw:style-name="gr59" draw:text-style-name="P9" draw:layer="layout" svg:x1="17.421cm" svg:y1="10.803cm" svg:x2="17.421cm" svg:y2="11.107cm">
          <text:p/>
        </draw:line>
        <draw:polygon draw:style-name="gr58" draw:text-style-name="P8" draw:layer="layout" svg:width="0.004cm" svg:height="0.31cm" svg:x="17.419cm" svg:y="10.8cm" svg:viewBox="0 0 5 311" draw:points="0,311 5,311 5,0 0,0">
          <text:p/>
        </draw:polygon>
        <draw:line draw:style-name="gr59" draw:text-style-name="P9" draw:layer="layout" svg:x1="17.777cm" svg:y1="10.803cm" svg:x2="17.777cm" svg:y2="11.107cm">
          <text:p/>
        </draw:line>
        <draw:polygon draw:style-name="gr58" draw:text-style-name="P8" draw:layer="layout" svg:width="0.004cm" svg:height="0.31cm" svg:x="17.775cm" svg:y="10.8cm" svg:viewBox="0 0 5 311" draw:points="0,311 5,311 5,0 0,0">
          <text:p/>
        </draw:polygon>
        <draw:line draw:style-name="gr59" draw:text-style-name="P9" draw:layer="layout" svg:x1="4.265cm" svg:y1="11.543cm" svg:x2="12.797cm" svg:y2="11.543cm">
          <text:p/>
        </draw:line>
        <draw:polygon draw:style-name="gr58" draw:text-style-name="P8" draw:layer="layout" svg:width="8.536cm" svg:height="0.006cm" svg:x="4.263cm" svg:y="11.541cm" svg:viewBox="0 0 8537 7" draw:points="0,7 8537,7 8537,0 0,0">
          <text:p/>
        </draw:polygon>
        <draw:line draw:style-name="gr59" draw:text-style-name="P9" draw:layer="layout" svg:x1="4.261cm" svg:y1="11.239cm" svg:x2="4.261cm" svg:y2="11.543cm">
          <text:p/>
        </draw:line>
        <draw:polygon draw:style-name="gr58" draw:text-style-name="P8" draw:layer="layout" svg:width="0.004cm" svg:height="0.309cm" svg:x="4.259cm" svg:y="11.237cm" svg:viewBox="0 0 5 310" draw:points="0,310 5,310 5,0 0,0">
          <text:p/>
        </draw:polygon>
        <draw:line draw:style-name="gr59" draw:text-style-name="P9" draw:layer="layout" svg:x1="4.617cm" svg:y1="11.239cm" svg:x2="4.617cm" svg:y2="11.543cm">
          <text:p/>
        </draw:line>
        <draw:polygon draw:style-name="gr58" draw:text-style-name="P8" draw:layer="layout" svg:width="0.004cm" svg:height="0.309cm" svg:x="4.615cm" svg:y="11.237cm" svg:viewBox="0 0 5 310" draw:points="0,310 5,310 5,0 0,0">
          <text:p/>
        </draw:polygon>
        <draw:line draw:style-name="gr59" draw:text-style-name="P9" draw:layer="layout" svg:x1="4.972cm" svg:y1="11.239cm" svg:x2="4.972cm" svg:y2="11.543cm">
          <text:p/>
        </draw:line>
        <draw:polygon draw:style-name="gr58" draw:text-style-name="P8" draw:layer="layout" svg:width="0.004cm" svg:height="0.309cm" svg:x="4.97cm" svg:y="11.237cm" svg:viewBox="0 0 5 310" draw:points="0,310 5,310 5,0 0,0">
          <text:p/>
        </draw:polygon>
        <draw:line draw:style-name="gr59" draw:text-style-name="P9" draw:layer="layout" svg:x1="5.328cm" svg:y1="11.239cm" svg:x2="5.328cm" svg:y2="11.543cm">
          <text:p/>
        </draw:line>
        <draw:polygon draw:style-name="gr58" draw:text-style-name="P8" draw:layer="layout" svg:width="0.004cm" svg:height="0.309cm" svg:x="5.326cm" svg:y="11.237cm" svg:viewBox="0 0 5 310" draw:points="0,310 5,310 5,0 0,0">
          <text:p/>
        </draw:polygon>
        <draw:line draw:style-name="gr59" draw:text-style-name="P9" draw:layer="layout" svg:x1="5.683cm" svg:y1="11.239cm" svg:x2="5.683cm" svg:y2="11.543cm">
          <text:p/>
        </draw:line>
        <draw:polygon draw:style-name="gr58" draw:text-style-name="P8" draw:layer="layout" svg:width="0.006cm" svg:height="0.309cm" svg:x="5.681cm" svg:y="11.237cm" svg:viewBox="0 0 7 310" draw:points="0,310 7,310 7,0 0,0">
          <text:p/>
        </draw:polygon>
        <draw:line draw:style-name="gr59" draw:text-style-name="P9" draw:layer="layout" svg:x1="6.039cm" svg:y1="11.239cm" svg:x2="6.039cm" svg:y2="11.543cm">
          <text:p/>
        </draw:line>
        <draw:polygon draw:style-name="gr58" draw:text-style-name="P8" draw:layer="layout" svg:width="0.004cm" svg:height="0.309cm" svg:x="6.037cm" svg:y="11.237cm" svg:viewBox="0 0 5 310" draw:points="0,310 5,310 5,0 0,0">
          <text:p/>
        </draw:polygon>
        <draw:line draw:style-name="gr59" draw:text-style-name="P9" draw:layer="layout" svg:x1="6.395cm" svg:y1="11.239cm" svg:x2="6.395cm" svg:y2="11.543cm">
          <text:p/>
        </draw:line>
        <draw:polygon draw:style-name="gr58" draw:text-style-name="P8" draw:layer="layout" svg:width="0.004cm" svg:height="0.309cm" svg:x="6.393cm" svg:y="11.237cm" svg:viewBox="0 0 5 310" draw:points="0,310 5,310 5,0 0,0">
          <text:p/>
        </draw:polygon>
        <draw:line draw:style-name="gr59" draw:text-style-name="P9" draw:layer="layout" svg:x1="6.751cm" svg:y1="11.239cm" svg:x2="6.751cm" svg:y2="11.543cm">
          <text:p/>
        </draw:line>
        <draw:polygon draw:style-name="gr58" draw:text-style-name="P8" draw:layer="layout" svg:width="0.004cm" svg:height="0.309cm" svg:x="6.749cm" svg:y="11.237cm" svg:viewBox="0 0 5 310" draw:points="0,310 5,310 5,0 0,0">
          <text:p/>
        </draw:polygon>
        <draw:line draw:style-name="gr59" draw:text-style-name="P9" draw:layer="layout" svg:x1="7.107cm" svg:y1="11.239cm" svg:x2="7.107cm" svg:y2="11.543cm">
          <text:p/>
        </draw:line>
        <draw:polygon draw:style-name="gr58" draw:text-style-name="P8" draw:layer="layout" svg:width="0.004cm" svg:height="0.309cm" svg:x="7.105cm" svg:y="11.237cm" svg:viewBox="0 0 5 310" draw:points="0,310 5,310 5,0 0,0">
          <text:p/>
        </draw:polygon>
        <draw:line draw:style-name="gr59" draw:text-style-name="P9" draw:layer="layout" svg:x1="7.463cm" svg:y1="11.239cm" svg:x2="7.463cm" svg:y2="11.543cm">
          <text:p/>
        </draw:line>
        <draw:polygon draw:style-name="gr58" draw:text-style-name="P8" draw:layer="layout" svg:width="0.005cm" svg:height="0.309cm" svg:x="7.46cm" svg:y="11.237cm" svg:viewBox="0 0 6 310" draw:points="0,310 6,310 6,0 0,0">
          <text:p/>
        </draw:polygon>
        <draw:line draw:style-name="gr59" draw:text-style-name="P9" draw:layer="layout" svg:x1="7.818cm" svg:y1="11.239cm" svg:x2="7.818cm" svg:y2="11.543cm">
          <text:p/>
        </draw:line>
        <draw:polygon draw:style-name="gr58" draw:text-style-name="P8" draw:layer="layout" svg:width="0.004cm" svg:height="0.309cm" svg:x="7.816cm" svg:y="11.237cm" svg:viewBox="0 0 5 310" draw:points="0,310 5,310 5,0 0,0">
          <text:p/>
        </draw:polygon>
        <draw:line draw:style-name="gr59" draw:text-style-name="P9" draw:layer="layout" svg:x1="8.174cm" svg:y1="11.239cm" svg:x2="8.174cm" svg:y2="11.543cm">
          <text:p/>
        </draw:line>
        <draw:polygon draw:style-name="gr58" draw:text-style-name="P8" draw:layer="layout" svg:width="0.004cm" svg:height="0.309cm" svg:x="8.172cm" svg:y="11.237cm" svg:viewBox="0 0 5 310" draw:points="0,310 5,310 5,0 0,0">
          <text:p/>
        </draw:polygon>
        <draw:line draw:style-name="gr59" draw:text-style-name="P9" draw:layer="layout" svg:x1="8.529cm" svg:y1="11.239cm" svg:x2="8.529cm" svg:y2="11.543cm">
          <text:p/>
        </draw:line>
        <draw:polygon draw:style-name="gr58" draw:text-style-name="P8" draw:layer="layout" svg:width="0.004cm" svg:height="0.309cm" svg:x="8.527cm" svg:y="11.237cm" svg:viewBox="0 0 5 310" draw:points="0,310 5,310 5,0 0,0">
          <text:p/>
        </draw:polygon>
        <draw:line draw:style-name="gr59" draw:text-style-name="P9" draw:layer="layout" svg:x1="8.885cm" svg:y1="11.239cm" svg:x2="8.885cm" svg:y2="11.543cm">
          <text:p/>
        </draw:line>
        <draw:polygon draw:style-name="gr58" draw:text-style-name="P8" draw:layer="layout" svg:width="0.004cm" svg:height="0.309cm" svg:x="8.883cm" svg:y="11.237cm" svg:viewBox="0 0 5 310" draw:points="0,310 5,310 5,0 0,0">
          <text:p/>
        </draw:polygon>
        <draw:line draw:style-name="gr59" draw:text-style-name="P9" draw:layer="layout" svg:x1="9.241cm" svg:y1="11.239cm" svg:x2="9.241cm" svg:y2="11.543cm">
          <text:p/>
        </draw:line>
        <draw:polygon draw:style-name="gr58" draw:text-style-name="P8" draw:layer="layout" svg:width="0.005cm" svg:height="0.309cm" svg:x="9.238cm" svg:y="11.237cm" svg:viewBox="0 0 6 310" draw:points="0,310 6,310 6,0 0,0">
          <text:p/>
        </draw:polygon>
        <draw:line draw:style-name="gr59" draw:text-style-name="P9" draw:layer="layout" svg:x1="9.596cm" svg:y1="11.239cm" svg:x2="9.596cm" svg:y2="11.543cm">
          <text:p/>
        </draw:line>
        <draw:polygon draw:style-name="gr58" draw:text-style-name="P8" draw:layer="layout" svg:width="0.004cm" svg:height="0.309cm" svg:x="9.594cm" svg:y="11.237cm" svg:viewBox="0 0 5 310" draw:points="0,310 5,310 5,0 0,0">
          <text:p/>
        </draw:polygon>
        <draw:line draw:style-name="gr59" draw:text-style-name="P9" draw:layer="layout" svg:x1="9.952cm" svg:y1="11.239cm" svg:x2="9.952cm" svg:y2="11.543cm">
          <text:p/>
        </draw:line>
        <draw:polygon draw:style-name="gr58" draw:text-style-name="P8" draw:layer="layout" svg:width="0.004cm" svg:height="0.309cm" svg:x="9.95cm" svg:y="11.237cm" svg:viewBox="0 0 5 310" draw:points="0,310 5,310 5,0 0,0">
          <text:p/>
        </draw:polygon>
        <draw:line draw:style-name="gr59" draw:text-style-name="P9" draw:layer="layout" svg:x1="10.307cm" svg:y1="11.239cm" svg:x2="10.307cm" svg:y2="11.543cm">
          <text:p/>
        </draw:line>
        <draw:polygon draw:style-name="gr58" draw:text-style-name="P8" draw:layer="layout" svg:width="0.004cm" svg:height="0.309cm" svg:x="10.305cm" svg:y="11.237cm" svg:viewBox="0 0 5 310" draw:points="0,310 5,310 5,0 0,0">
          <text:p/>
        </draw:polygon>
        <draw:line draw:style-name="gr59" draw:text-style-name="P9" draw:layer="layout" svg:x1="10.663cm" svg:y1="11.239cm" svg:x2="10.663cm" svg:y2="11.543cm">
          <text:p/>
        </draw:line>
        <draw:polygon draw:style-name="gr58" draw:text-style-name="P8" draw:layer="layout" svg:width="0.004cm" svg:height="0.309cm" svg:x="10.661cm" svg:y="11.237cm" svg:viewBox="0 0 5 310" draw:points="0,310 5,310 5,0 0,0">
          <text:p/>
        </draw:polygon>
        <draw:line draw:style-name="gr59" draw:text-style-name="P9" draw:layer="layout" svg:x1="11.019cm" svg:y1="11.239cm" svg:x2="11.019cm" svg:y2="11.543cm">
          <text:p/>
        </draw:line>
        <draw:polygon draw:style-name="gr58" draw:text-style-name="P8" draw:layer="layout" svg:width="0.005cm" svg:height="0.309cm" svg:x="11.016cm" svg:y="11.237cm" svg:viewBox="0 0 6 310" draw:points="0,310 6,310 6,0 0,0">
          <text:p/>
        </draw:polygon>
        <draw:line draw:style-name="gr59" draw:text-style-name="P9" draw:layer="layout" svg:x1="11.375cm" svg:y1="11.239cm" svg:x2="11.375cm" svg:y2="11.543cm">
          <text:p/>
        </draw:line>
        <draw:polygon draw:style-name="gr58" draw:text-style-name="P8" draw:layer="layout" svg:width="0.004cm" svg:height="0.309cm" svg:x="11.373cm" svg:y="11.237cm" svg:viewBox="0 0 5 310" draw:points="0,310 5,310 5,0 0,0">
          <text:p/>
        </draw:polygon>
        <draw:line draw:style-name="gr59" draw:text-style-name="P9" draw:layer="layout" svg:x1="11.73cm" svg:y1="11.239cm" svg:x2="11.73cm" svg:y2="11.543cm">
          <text:p/>
        </draw:line>
        <draw:polygon draw:style-name="gr58" draw:text-style-name="P8" draw:layer="layout" svg:width="0.005cm" svg:height="0.309cm" svg:x="11.728cm" svg:y="11.237cm" svg:viewBox="0 0 6 310" draw:points="0,310 6,310 6,0 0,0">
          <text:p/>
        </draw:polygon>
        <draw:line draw:style-name="gr59" draw:text-style-name="P9" draw:layer="layout" svg:x1="12.086cm" svg:y1="11.239cm" svg:x2="12.086cm" svg:y2="11.543cm">
          <text:p/>
        </draw:line>
        <draw:polygon draw:style-name="gr58" draw:text-style-name="P8" draw:layer="layout" svg:width="0.004cm" svg:height="0.309cm" svg:x="12.084cm" svg:y="11.237cm" svg:viewBox="0 0 5 310" draw:points="0,310 5,310 5,0 0,0">
          <text:p/>
        </draw:polygon>
        <draw:line draw:style-name="gr59" draw:text-style-name="P9" draw:layer="layout" svg:x1="12.442cm" svg:y1="11.239cm" svg:x2="12.442cm" svg:y2="11.543cm">
          <text:p/>
        </draw:line>
        <draw:polygon draw:style-name="gr58" draw:text-style-name="P8" draw:layer="layout" svg:width="0.004cm" svg:height="0.309cm" svg:x="12.44cm" svg:y="11.237cm" svg:viewBox="0 0 5 310" draw:points="0,310 5,310 5,0 0,0">
          <text:p/>
        </draw:polygon>
        <draw:line draw:style-name="gr59" draw:text-style-name="P9" draw:layer="layout" svg:x1="12.797cm" svg:y1="11.239cm" svg:x2="12.797cm" svg:y2="11.543cm">
          <text:p/>
        </draw:line>
        <draw:polygon draw:style-name="gr58" draw:text-style-name="P8" draw:layer="layout" svg:width="0.004cm" svg:height="0.309cm" svg:x="12.795cm" svg:y="11.237cm" svg:viewBox="0 0 5 310" draw:points="0,310 5,310 5,0 0,0">
          <text:p/>
        </draw:polygon>
        <draw:line draw:style-name="gr59" draw:text-style-name="P9" draw:layer="layout" svg:x1="13.153cm" svg:y1="10.803cm" svg:x2="13.153cm" svg:y2="11.107cm">
          <text:p/>
        </draw:line>
        <draw:polygon draw:style-name="gr58" draw:text-style-name="P8" draw:layer="layout" svg:width="0.004cm" svg:height="0.31cm" svg:x="13.151cm" svg:y="10.8cm" svg:viewBox="0 0 5 311" draw:points="0,311 5,311 5,0 0,0">
          <text:p/>
        </draw:polygon>
        <draw:line draw:style-name="gr59" draw:text-style-name="P9" draw:layer="layout" svg:x1="13.508cm" svg:y1="11.239cm" svg:x2="13.508cm" svg:y2="11.543cm">
          <text:p/>
        </draw:line>
        <draw:polygon draw:style-name="gr58" draw:text-style-name="P8" draw:layer="layout" svg:width="0.005cm" svg:height="0.309cm" svg:x="13.506cm" svg:y="11.237cm" svg:viewBox="0 0 6 310" draw:points="0,310 6,310 6,0 0,0">
          <text:p/>
        </draw:polygon>
        <draw:line draw:style-name="gr59" draw:text-style-name="P9" draw:layer="layout" svg:x1="13.864cm" svg:y1="11.239cm" svg:x2="13.864cm" svg:y2="11.543cm">
          <text:p/>
        </draw:line>
        <draw:polygon draw:style-name="gr58" draw:text-style-name="P8" draw:layer="layout" svg:width="0.004cm" svg:height="0.309cm" svg:x="13.862cm" svg:y="11.237cm" svg:viewBox="0 0 5 310" draw:points="0,310 5,310 5,0 0,0">
          <text:p/>
        </draw:polygon>
        <draw:line draw:style-name="gr59" draw:text-style-name="P9" draw:layer="layout" svg:x1="14.22cm" svg:y1="11.239cm" svg:x2="14.22cm" svg:y2="11.543cm">
          <text:p/>
        </draw:line>
        <draw:polygon draw:style-name="gr58" draw:text-style-name="P8" draw:layer="layout" svg:width="0.004cm" svg:height="0.309cm" svg:x="14.218cm" svg:y="11.237cm" svg:viewBox="0 0 5 310" draw:points="0,310 5,310 5,0 0,0">
          <text:p/>
        </draw:polygon>
        <draw:line draw:style-name="gr59" draw:text-style-name="P9" draw:layer="layout" svg:x1="14.575cm" svg:y1="11.239cm" svg:x2="14.575cm" svg:y2="11.543cm">
          <text:p/>
        </draw:line>
        <draw:polygon draw:style-name="gr58" draw:text-style-name="P8" draw:layer="layout" svg:width="0.004cm" svg:height="0.309cm" svg:x="14.573cm" svg:y="11.237cm" svg:viewBox="0 0 5 310" draw:points="0,310 5,310 5,0 0,0">
          <text:p/>
        </draw:polygon>
        <draw:line draw:style-name="gr59" draw:text-style-name="P9" draw:layer="layout" svg:x1="14.931cm" svg:y1="11.239cm" svg:x2="14.931cm" svg:y2="11.543cm">
          <text:p/>
        </draw:line>
        <draw:polygon draw:style-name="gr58" draw:text-style-name="P8" draw:layer="layout" svg:width="0.004cm" svg:height="0.309cm" svg:x="14.929cm" svg:y="11.237cm" svg:viewBox="0 0 5 310" draw:points="0,310 5,310 5,0 0,0">
          <text:p/>
        </draw:polygon>
        <draw:line draw:style-name="gr59" draw:text-style-name="P9" draw:layer="layout" svg:x1="15.286cm" svg:y1="11.239cm" svg:x2="15.286cm" svg:y2="11.543cm">
          <text:p/>
        </draw:line>
        <draw:polygon draw:style-name="gr58" draw:text-style-name="P8" draw:layer="layout" svg:width="0.005cm" svg:height="0.309cm" svg:x="15.284cm" svg:y="11.237cm" svg:viewBox="0 0 6 310" draw:points="0,310 6,310 6,0 0,0">
          <text:p/>
        </draw:polygon>
        <draw:line draw:style-name="gr59" draw:text-style-name="P9" draw:layer="layout" svg:x1="15.643cm" svg:y1="11.239cm" svg:x2="15.643cm" svg:y2="11.543cm">
          <text:p/>
        </draw:line>
        <draw:polygon draw:style-name="gr58" draw:text-style-name="P8" draw:layer="layout" svg:width="0.004cm" svg:height="0.309cm" svg:x="15.641cm" svg:y="11.237cm" svg:viewBox="0 0 5 310" draw:points="0,310 5,310 5,0 0,0">
          <text:p/>
        </draw:polygon>
        <draw:line draw:style-name="gr59" draw:text-style-name="P9" draw:layer="layout" svg:x1="15.999cm" svg:y1="11.239cm" svg:x2="15.999cm" svg:y2="11.543cm">
          <text:p/>
        </draw:line>
        <draw:polygon draw:style-name="gr58" draw:text-style-name="P8" draw:layer="layout" svg:width="0.004cm" svg:height="0.309cm" svg:x="15.997cm" svg:y="11.237cm" svg:viewBox="0 0 5 310" draw:points="0,310 5,310 5,0 0,0">
          <text:p/>
        </draw:polygon>
        <draw:line draw:style-name="gr59" draw:text-style-name="P9" draw:layer="layout" svg:x1="16.354cm" svg:y1="11.239cm" svg:x2="16.354cm" svg:y2="11.543cm">
          <text:p/>
        </draw:line>
        <draw:polygon draw:style-name="gr58" draw:text-style-name="P8" draw:layer="layout" svg:width="0.004cm" svg:height="0.309cm" svg:x="16.352cm" svg:y="11.237cm" svg:viewBox="0 0 5 310" draw:points="0,310 5,310 5,0 0,0">
          <text:p/>
        </draw:polygon>
        <draw:line draw:style-name="gr59" draw:text-style-name="P9" draw:layer="layout" svg:x1="16.71cm" svg:y1="11.239cm" svg:x2="16.71cm" svg:y2="11.543cm">
          <text:p/>
        </draw:line>
        <draw:polygon draw:style-name="gr58" draw:text-style-name="P8" draw:layer="layout" svg:width="0.004cm" svg:height="0.309cm" svg:x="16.708cm" svg:y="11.237cm" svg:viewBox="0 0 5 310" draw:points="0,310 5,310 5,0 0,0">
          <text:p/>
        </draw:polygon>
        <draw:line draw:style-name="gr59" draw:text-style-name="P9" draw:layer="layout" svg:x1="17.065cm" svg:y1="11.239cm" svg:x2="17.065cm" svg:y2="11.543cm">
          <text:p/>
        </draw:line>
        <draw:polygon draw:style-name="gr58" draw:text-style-name="P8" draw:layer="layout" svg:width="0.005cm" svg:height="0.309cm" svg:x="17.063cm" svg:y="11.237cm" svg:viewBox="0 0 6 310" draw:points="0,310 6,310 6,0 0,0">
          <text:p/>
        </draw:polygon>
        <draw:line draw:style-name="gr59" draw:text-style-name="P9" draw:layer="layout" svg:x1="17.421cm" svg:y1="11.239cm" svg:x2="17.421cm" svg:y2="11.543cm">
          <text:p/>
        </draw:line>
        <draw:polygon draw:style-name="gr58" draw:text-style-name="P8" draw:layer="layout" svg:width="0.004cm" svg:height="0.309cm" svg:x="17.419cm" svg:y="11.237cm" svg:viewBox="0 0 5 310" draw:points="0,310 5,310 5,0 0,0">
          <text:p/>
        </draw:polygon>
        <draw:line draw:style-name="gr59" draw:text-style-name="P9" draw:layer="layout" svg:x1="17.777cm" svg:y1="11.239cm" svg:x2="17.777cm" svg:y2="11.543cm">
          <text:p/>
        </draw:line>
        <draw:polygon draw:style-name="gr58" draw:text-style-name="P8" draw:layer="layout" svg:width="0.004cm" svg:height="0.309cm" svg:x="17.775cm" svg:y="11.237cm" svg:viewBox="0 0 5 310" draw:points="0,310 5,310 5,0 0,0">
          <text:p/>
        </draw:polygon>
        <draw:line draw:style-name="gr59" draw:text-style-name="P9" draw:layer="layout" svg:x1="5.328cm" svg:y1="11.675cm" svg:x2="5.328cm" svg:y2="11.979cm">
          <text:p/>
        </draw:line>
        <draw:polygon draw:style-name="gr58" draw:text-style-name="P8" draw:layer="layout" svg:width="0.004cm" svg:height="0.309cm" svg:x="5.326cm" svg:y="11.673cm" svg:viewBox="0 0 5 310" draw:points="0,310 5,310 5,0 0,0">
          <text:p/>
        </draw:polygon>
        <draw:line draw:style-name="gr59" draw:text-style-name="P9" draw:layer="layout" svg:x1="5.683cm" svg:y1="11.675cm" svg:x2="5.683cm" svg:y2="11.979cm">
          <text:p/>
        </draw:line>
        <draw:polygon draw:style-name="gr58" draw:text-style-name="P8" draw:layer="layout" svg:width="0.006cm" svg:height="0.309cm" svg:x="5.681cm" svg:y="11.673cm" svg:viewBox="0 0 7 310" draw:points="0,310 7,310 7,0 0,0">
          <text:p/>
        </draw:polygon>
        <draw:line draw:style-name="gr59" draw:text-style-name="P9" draw:layer="layout" svg:x1="6.039cm" svg:y1="11.675cm" svg:x2="6.039cm" svg:y2="11.979cm">
          <text:p/>
        </draw:line>
        <draw:polygon draw:style-name="gr58" draw:text-style-name="P8" draw:layer="layout" svg:width="0.004cm" svg:height="0.309cm" svg:x="6.037cm" svg:y="11.673cm" svg:viewBox="0 0 5 310" draw:points="0,310 5,310 5,0 0,0">
          <text:p/>
        </draw:polygon>
        <draw:line draw:style-name="gr59" draw:text-style-name="P9" draw:layer="layout" svg:x1="6.395cm" svg:y1="11.675cm" svg:x2="6.395cm" svg:y2="11.979cm">
          <text:p/>
        </draw:line>
        <draw:polygon draw:style-name="gr58" draw:text-style-name="P8" draw:layer="layout" svg:width="0.004cm" svg:height="0.309cm" svg:x="6.393cm" svg:y="11.673cm" svg:viewBox="0 0 5 310" draw:points="0,310 5,310 5,0 0,0">
          <text:p/>
        </draw:polygon>
        <draw:line draw:style-name="gr59" draw:text-style-name="P9" draw:layer="layout" svg:x1="6.751cm" svg:y1="11.675cm" svg:x2="6.751cm" svg:y2="11.979cm">
          <text:p/>
        </draw:line>
        <draw:polygon draw:style-name="gr58" draw:text-style-name="P8" draw:layer="layout" svg:width="0.004cm" svg:height="0.309cm" svg:x="6.749cm" svg:y="11.673cm" svg:viewBox="0 0 5 310" draw:points="0,310 5,310 5,0 0,0">
          <text:p/>
        </draw:polygon>
        <draw:line draw:style-name="gr59" draw:text-style-name="P9" draw:layer="layout" svg:x1="7.107cm" svg:y1="11.675cm" svg:x2="7.107cm" svg:y2="11.979cm">
          <text:p/>
        </draw:line>
        <draw:polygon draw:style-name="gr58" draw:text-style-name="P8" draw:layer="layout" svg:width="0.004cm" svg:height="0.309cm" svg:x="7.105cm" svg:y="11.673cm" svg:viewBox="0 0 5 310" draw:points="0,310 5,310 5,0 0,0">
          <text:p/>
        </draw:polygon>
        <draw:line draw:style-name="gr59" draw:text-style-name="P9" draw:layer="layout" svg:x1="7.463cm" svg:y1="11.675cm" svg:x2="7.463cm" svg:y2="11.979cm">
          <text:p/>
        </draw:line>
        <draw:polygon draw:style-name="gr58" draw:text-style-name="P8" draw:layer="layout" svg:width="0.005cm" svg:height="0.309cm" svg:x="7.46cm" svg:y="11.673cm" svg:viewBox="0 0 6 310" draw:points="0,310 6,310 6,0 0,0">
          <text:p/>
        </draw:polygon>
        <draw:line draw:style-name="gr59" draw:text-style-name="P9" draw:layer="layout" svg:x1="7.818cm" svg:y1="11.675cm" svg:x2="7.818cm" svg:y2="11.979cm">
          <text:p/>
        </draw:line>
        <draw:polygon draw:style-name="gr58" draw:text-style-name="P8" draw:layer="layout" svg:width="0.004cm" svg:height="0.309cm" svg:x="7.816cm" svg:y="11.673cm" svg:viewBox="0 0 5 310" draw:points="0,310 5,310 5,0 0,0">
          <text:p/>
        </draw:polygon>
        <draw:line draw:style-name="gr59" draw:text-style-name="P9" draw:layer="layout" svg:x1="8.174cm" svg:y1="11.675cm" svg:x2="8.174cm" svg:y2="11.979cm">
          <text:p/>
        </draw:line>
        <draw:polygon draw:style-name="gr58" draw:text-style-name="P8" draw:layer="layout" svg:width="0.004cm" svg:height="0.309cm" svg:x="8.172cm" svg:y="11.673cm" svg:viewBox="0 0 5 310" draw:points="0,310 5,310 5,0 0,0">
          <text:p/>
        </draw:polygon>
        <draw:line draw:style-name="gr59" draw:text-style-name="P9" draw:layer="layout" svg:x1="8.529cm" svg:y1="11.675cm" svg:x2="8.529cm" svg:y2="11.979cm">
          <text:p/>
        </draw:line>
        <draw:polygon draw:style-name="gr58" draw:text-style-name="P8" draw:layer="layout" svg:width="0.004cm" svg:height="0.309cm" svg:x="8.527cm" svg:y="11.673cm" svg:viewBox="0 0 5 310" draw:points="0,310 5,310 5,0 0,0">
          <text:p/>
        </draw:polygon>
        <draw:line draw:style-name="gr59" draw:text-style-name="P9" draw:layer="layout" svg:x1="8.885cm" svg:y1="11.675cm" svg:x2="8.885cm" svg:y2="11.979cm">
          <text:p/>
        </draw:line>
        <draw:polygon draw:style-name="gr58" draw:text-style-name="P8" draw:layer="layout" svg:width="0.004cm" svg:height="0.309cm" svg:x="8.883cm" svg:y="11.673cm" svg:viewBox="0 0 5 310" draw:points="0,310 5,310 5,0 0,0">
          <text:p/>
        </draw:polygon>
        <draw:line draw:style-name="gr59" draw:text-style-name="P9" draw:layer="layout" svg:x1="9.241cm" svg:y1="11.675cm" svg:x2="9.241cm" svg:y2="11.979cm">
          <text:p/>
        </draw:line>
        <draw:polygon draw:style-name="gr58" draw:text-style-name="P8" draw:layer="layout" svg:width="0.005cm" svg:height="0.309cm" svg:x="9.238cm" svg:y="11.673cm" svg:viewBox="0 0 6 310" draw:points="0,310 6,310 6,0 0,0">
          <text:p/>
        </draw:polygon>
        <draw:line draw:style-name="gr59" draw:text-style-name="P9" draw:layer="layout" svg:x1="9.596cm" svg:y1="11.675cm" svg:x2="9.596cm" svg:y2="11.979cm">
          <text:p/>
        </draw:line>
        <draw:polygon draw:style-name="gr58" draw:text-style-name="P8" draw:layer="layout" svg:width="0.004cm" svg:height="0.309cm" svg:x="9.594cm" svg:y="11.673cm" svg:viewBox="0 0 5 310" draw:points="0,310 5,310 5,0 0,0">
          <text:p/>
        </draw:polygon>
        <draw:line draw:style-name="gr59" draw:text-style-name="P9" draw:layer="layout" svg:x1="9.952cm" svg:y1="11.675cm" svg:x2="9.952cm" svg:y2="11.979cm">
          <text:p/>
        </draw:line>
        <draw:polygon draw:style-name="gr58" draw:text-style-name="P8" draw:layer="layout" svg:width="0.004cm" svg:height="0.309cm" svg:x="9.95cm" svg:y="11.673cm" svg:viewBox="0 0 5 310" draw:points="0,310 5,310 5,0 0,0">
          <text:p/>
        </draw:polygon>
        <draw:line draw:style-name="gr59" draw:text-style-name="P9" draw:layer="layout" svg:x1="10.307cm" svg:y1="11.675cm" svg:x2="10.307cm" svg:y2="11.979cm">
          <text:p/>
        </draw:line>
        <draw:polygon draw:style-name="gr58" draw:text-style-name="P8" draw:layer="layout" svg:width="0.004cm" svg:height="0.309cm" svg:x="10.305cm" svg:y="11.673cm" svg:viewBox="0 0 5 310" draw:points="0,310 5,310 5,0 0,0">
          <text:p/>
        </draw:polygon>
        <draw:line draw:style-name="gr59" draw:text-style-name="P9" draw:layer="layout" svg:x1="10.663cm" svg:y1="11.675cm" svg:x2="10.663cm" svg:y2="11.979cm">
          <text:p/>
        </draw:line>
        <draw:polygon draw:style-name="gr58" draw:text-style-name="P8" draw:layer="layout" svg:width="0.004cm" svg:height="0.309cm" svg:x="10.661cm" svg:y="11.673cm" svg:viewBox="0 0 5 310" draw:points="0,310 5,310 5,0 0,0">
          <text:p/>
        </draw:polygon>
        <draw:line draw:style-name="gr59" draw:text-style-name="P9" draw:layer="layout" svg:x1="11.019cm" svg:y1="11.675cm" svg:x2="11.019cm" svg:y2="11.979cm">
          <text:p/>
        </draw:line>
        <draw:polygon draw:style-name="gr58" draw:text-style-name="P8" draw:layer="layout" svg:width="0.005cm" svg:height="0.309cm" svg:x="11.016cm" svg:y="11.673cm" svg:viewBox="0 0 6 310" draw:points="0,310 6,310 6,0 0,0">
          <text:p/>
        </draw:polygon>
        <draw:line draw:style-name="gr59" draw:text-style-name="P9" draw:layer="layout" svg:x1="11.375cm" svg:y1="11.675cm" svg:x2="11.375cm" svg:y2="11.979cm">
          <text:p/>
        </draw:line>
        <draw:polygon draw:style-name="gr58" draw:text-style-name="P8" draw:layer="layout" svg:width="0.004cm" svg:height="0.309cm" svg:x="11.373cm" svg:y="11.673cm" svg:viewBox="0 0 5 310" draw:points="0,310 5,310 5,0 0,0">
          <text:p/>
        </draw:polygon>
        <draw:line draw:style-name="gr59" draw:text-style-name="P9" draw:layer="layout" svg:x1="11.73cm" svg:y1="11.675cm" svg:x2="11.73cm" svg:y2="11.979cm">
          <text:p/>
        </draw:line>
        <draw:polygon draw:style-name="gr58" draw:text-style-name="P8" draw:layer="layout" svg:width="0.005cm" svg:height="0.309cm" svg:x="11.728cm" svg:y="11.673cm" svg:viewBox="0 0 6 310" draw:points="0,310 6,310 6,0 0,0">
          <text:p/>
        </draw:polygon>
        <draw:line draw:style-name="gr59" draw:text-style-name="P9" draw:layer="layout" svg:x1="12.086cm" svg:y1="11.675cm" svg:x2="12.086cm" svg:y2="11.979cm">
          <text:p/>
        </draw:line>
        <draw:polygon draw:style-name="gr58" draw:text-style-name="P8" draw:layer="layout" svg:width="0.004cm" svg:height="0.309cm" svg:x="12.084cm" svg:y="11.673cm" svg:viewBox="0 0 5 310" draw:points="0,310 5,310 5,0 0,0">
          <text:p/>
        </draw:polygon>
        <draw:line draw:style-name="gr59" draw:text-style-name="P9" draw:layer="layout" svg:x1="12.442cm" svg:y1="11.675cm" svg:x2="12.442cm" svg:y2="11.979cm">
          <text:p/>
        </draw:line>
        <draw:polygon draw:style-name="gr58" draw:text-style-name="P8" draw:layer="layout" svg:width="0.004cm" svg:height="0.309cm" svg:x="12.44cm" svg:y="11.673cm" svg:viewBox="0 0 5 310" draw:points="0,310 5,310 5,0 0,0">
          <text:p/>
        </draw:polygon>
        <draw:line draw:style-name="gr59" draw:text-style-name="P9" draw:layer="layout" svg:x1="12.797cm" svg:y1="11.675cm" svg:x2="12.797cm" svg:y2="11.979cm">
          <text:p/>
        </draw:line>
        <draw:polygon draw:style-name="gr58" draw:text-style-name="P8" draw:layer="layout" svg:width="0.004cm" svg:height="0.309cm" svg:x="12.795cm" svg:y="11.673cm" svg:viewBox="0 0 5 310" draw:points="0,310 5,310 5,0 0,0">
          <text:p/>
        </draw:polygon>
        <draw:line draw:style-name="gr59" draw:text-style-name="P9" draw:layer="layout" svg:x1="13.153cm" svg:y1="11.675cm" svg:x2="13.153cm" svg:y2="11.979cm">
          <text:p/>
        </draw:line>
        <draw:polygon draw:style-name="gr58" draw:text-style-name="P8" draw:layer="layout" svg:width="0.004cm" svg:height="0.309cm" svg:x="13.151cm" svg:y="11.673cm" svg:viewBox="0 0 5 310" draw:points="0,310 5,310 5,0 0,0">
          <text:p/>
        </draw:polygon>
        <draw:line draw:style-name="gr59" draw:text-style-name="P9" draw:layer="layout" svg:x1="13.508cm" svg:y1="11.675cm" svg:x2="13.508cm" svg:y2="11.979cm">
          <text:p/>
        </draw:line>
        <draw:polygon draw:style-name="gr58" draw:text-style-name="P8" draw:layer="layout" svg:width="0.005cm" svg:height="0.309cm" svg:x="13.506cm" svg:y="11.673cm" svg:viewBox="0 0 6 310" draw:points="0,310 6,310 6,0 0,0">
          <text:p/>
        </draw:polygon>
        <draw:line draw:style-name="gr59" draw:text-style-name="P9" draw:layer="layout" svg:x1="13.864cm" svg:y1="11.675cm" svg:x2="13.864cm" svg:y2="11.979cm">
          <text:p/>
        </draw:line>
        <draw:polygon draw:style-name="gr58" draw:text-style-name="P8" draw:layer="layout" svg:width="0.004cm" svg:height="0.309cm" svg:x="13.862cm" svg:y="11.673cm" svg:viewBox="0 0 5 310" draw:points="0,310 5,310 5,0 0,0">
          <text:p/>
        </draw:polygon>
        <draw:line draw:style-name="gr59" draw:text-style-name="P9" draw:layer="layout" svg:x1="14.22cm" svg:y1="11.675cm" svg:x2="14.22cm" svg:y2="11.979cm">
          <text:p/>
        </draw:line>
        <draw:polygon draw:style-name="gr58" draw:text-style-name="P8" draw:layer="layout" svg:width="0.004cm" svg:height="0.309cm" svg:x="14.218cm" svg:y="11.673cm" svg:viewBox="0 0 5 310" draw:points="0,310 5,310 5,0 0,0">
          <text:p/>
        </draw:polygon>
        <draw:line draw:style-name="gr59" draw:text-style-name="P9" draw:layer="layout" svg:x1="14.575cm" svg:y1="11.675cm" svg:x2="14.575cm" svg:y2="11.979cm">
          <text:p/>
        </draw:line>
        <draw:polygon draw:style-name="gr58" draw:text-style-name="P8" draw:layer="layout" svg:width="0.004cm" svg:height="0.309cm" svg:x="14.573cm" svg:y="11.673cm" svg:viewBox="0 0 5 310" draw:points="0,310 5,310 5,0 0,0">
          <text:p/>
        </draw:polygon>
        <draw:line draw:style-name="gr59" draw:text-style-name="P9" draw:layer="layout" svg:x1="14.931cm" svg:y1="11.675cm" svg:x2="14.931cm" svg:y2="11.979cm">
          <text:p/>
        </draw:line>
        <draw:polygon draw:style-name="gr58" draw:text-style-name="P8" draw:layer="layout" svg:width="0.004cm" svg:height="0.309cm" svg:x="14.929cm" svg:y="11.673cm" svg:viewBox="0 0 5 310" draw:points="0,310 5,310 5,0 0,0">
          <text:p/>
        </draw:polygon>
        <draw:line draw:style-name="gr59" draw:text-style-name="P9" draw:layer="layout" svg:x1="15.286cm" svg:y1="11.675cm" svg:x2="15.286cm" svg:y2="11.979cm">
          <text:p/>
        </draw:line>
        <draw:polygon draw:style-name="gr58" draw:text-style-name="P8" draw:layer="layout" svg:width="0.005cm" svg:height="0.309cm" svg:x="15.284cm" svg:y="11.673cm" svg:viewBox="0 0 6 310" draw:points="0,310 6,310 6,0 0,0">
          <text:p/>
        </draw:polygon>
        <draw:line draw:style-name="gr59" draw:text-style-name="P9" draw:layer="layout" svg:x1="15.643cm" svg:y1="11.675cm" svg:x2="15.643cm" svg:y2="11.979cm">
          <text:p/>
        </draw:line>
        <draw:polygon draw:style-name="gr58" draw:text-style-name="P8" draw:layer="layout" svg:width="0.004cm" svg:height="0.309cm" svg:x="15.641cm" svg:y="11.673cm" svg:viewBox="0 0 5 310" draw:points="0,310 5,310 5,0 0,0">
          <text:p/>
        </draw:polygon>
        <draw:line draw:style-name="gr59" draw:text-style-name="P9" draw:layer="layout" svg:x1="15.999cm" svg:y1="11.675cm" svg:x2="15.999cm" svg:y2="11.979cm">
          <text:p/>
        </draw:line>
        <draw:polygon draw:style-name="gr58" draw:text-style-name="P8" draw:layer="layout" svg:width="0.004cm" svg:height="0.309cm" svg:x="15.997cm" svg:y="11.673cm" svg:viewBox="0 0 5 310" draw:points="0,310 5,310 5,0 0,0">
          <text:p/>
        </draw:polygon>
        <draw:line draw:style-name="gr59" draw:text-style-name="P9" draw:layer="layout" svg:x1="16.354cm" svg:y1="11.675cm" svg:x2="16.354cm" svg:y2="11.979cm">
          <text:p/>
        </draw:line>
        <draw:polygon draw:style-name="gr58" draw:text-style-name="P8" draw:layer="layout" svg:width="0.004cm" svg:height="0.309cm" svg:x="16.352cm" svg:y="11.673cm" svg:viewBox="0 0 5 310" draw:points="0,310 5,310 5,0 0,0">
          <text:p/>
        </draw:polygon>
        <draw:line draw:style-name="gr59" draw:text-style-name="P9" draw:layer="layout" svg:x1="16.71cm" svg:y1="11.675cm" svg:x2="16.71cm" svg:y2="11.979cm">
          <text:p/>
        </draw:line>
        <draw:polygon draw:style-name="gr58" draw:text-style-name="P8" draw:layer="layout" svg:width="0.004cm" svg:height="0.309cm" svg:x="16.708cm" svg:y="11.673cm" svg:viewBox="0 0 5 310" draw:points="0,310 5,310 5,0 0,0">
          <text:p/>
        </draw:polygon>
        <draw:line draw:style-name="gr59" draw:text-style-name="P9" draw:layer="layout" svg:x1="17.065cm" svg:y1="11.675cm" svg:x2="17.065cm" svg:y2="11.979cm">
          <text:p/>
        </draw:line>
        <draw:polygon draw:style-name="gr58" draw:text-style-name="P8" draw:layer="layout" svg:width="0.005cm" svg:height="0.309cm" svg:x="17.063cm" svg:y="11.673cm" svg:viewBox="0 0 6 310" draw:points="0,310 6,310 6,0 0,0">
          <text:p/>
        </draw:polygon>
        <draw:line draw:style-name="gr59" draw:text-style-name="P9" draw:layer="layout" svg:x1="17.421cm" svg:y1="11.675cm" svg:x2="17.421cm" svg:y2="11.979cm">
          <text:p/>
        </draw:line>
        <draw:polygon draw:style-name="gr58" draw:text-style-name="P8" draw:layer="layout" svg:width="0.004cm" svg:height="0.309cm" svg:x="17.419cm" svg:y="11.673cm" svg:viewBox="0 0 5 310" draw:points="0,310 5,310 5,0 0,0">
          <text:p/>
        </draw:polygon>
        <draw:line draw:style-name="gr59" draw:text-style-name="P9" draw:layer="layout" svg:x1="17.777cm" svg:y1="11.675cm" svg:x2="17.777cm" svg:y2="11.979cm">
          <text:p/>
        </draw:line>
        <draw:polygon draw:style-name="gr58" draw:text-style-name="P8" draw:layer="layout" svg:width="0.004cm" svg:height="0.309cm" svg:x="17.775cm" svg:y="11.673cm" svg:viewBox="0 0 5 310" draw:points="0,310 5,310 5,0 0,0">
          <text:p/>
        </draw:polygon>
        <draw:line draw:style-name="gr59" draw:text-style-name="P9" draw:layer="layout" svg:x1="4.261cm" svg:y1="11.675cm" svg:x2="4.261cm" svg:y2="11.979cm">
          <text:p/>
        </draw:line>
        <draw:polygon draw:style-name="gr58" draw:text-style-name="P8" draw:layer="layout" svg:width="0.004cm" svg:height="0.309cm" svg:x="4.259cm" svg:y="11.673cm" svg:viewBox="0 0 5 310" draw:points="0,310 5,310 5,0 0,0">
          <text:p/>
        </draw:polygon>
        <draw:line draw:style-name="gr59" draw:text-style-name="P9" draw:layer="layout" svg:x1="4.617cm" svg:y1="11.675cm" svg:x2="4.617cm" svg:y2="11.979cm">
          <text:p/>
        </draw:line>
        <draw:polygon draw:style-name="gr58" draw:text-style-name="P8" draw:layer="layout" svg:width="0.004cm" svg:height="0.309cm" svg:x="4.615cm" svg:y="11.673cm" svg:viewBox="0 0 5 310" draw:points="0,310 5,310 5,0 0,0">
          <text:p/>
        </draw:polygon>
        <draw:line draw:style-name="gr59" draw:text-style-name="P9" draw:layer="layout" svg:x1="4.972cm" svg:y1="11.675cm" svg:x2="4.972cm" svg:y2="11.979cm">
          <text:p/>
        </draw:line>
        <draw:polygon draw:style-name="gr58" draw:text-style-name="P8" draw:layer="layout" svg:width="0.004cm" svg:height="0.309cm" svg:x="4.97cm" svg:y="11.673cm" svg:viewBox="0 0 5 310" draw:points="0,310 5,310 5,0 0,0">
          <text:p/>
        </draw:polygon>
        <draw:line draw:style-name="gr59" draw:text-style-name="P9" draw:layer="layout" svg:x1="5.328cm" svg:y1="12.035cm" svg:x2="5.328cm" svg:y2="12.339cm">
          <text:p/>
        </draw:line>
        <draw:polygon draw:style-name="gr58" draw:text-style-name="P8" draw:layer="layout" svg:width="0.004cm" svg:height="0.309cm" svg:x="5.326cm" svg:y="12.032cm" svg:viewBox="0 0 5 310" draw:points="0,310 5,310 5,0 0,0">
          <text:p/>
        </draw:polygon>
        <draw:line draw:style-name="gr59" draw:text-style-name="P9" draw:layer="layout" svg:x1="5.683cm" svg:y1="12.035cm" svg:x2="5.683cm" svg:y2="12.339cm">
          <text:p/>
        </draw:line>
        <draw:polygon draw:style-name="gr58" draw:text-style-name="P8" draw:layer="layout" svg:width="0.006cm" svg:height="0.309cm" svg:x="5.681cm" svg:y="12.032cm" svg:viewBox="0 0 7 310" draw:points="0,310 7,310 7,0 0,0">
          <text:p/>
        </draw:polygon>
        <draw:line draw:style-name="gr59" draw:text-style-name="P9" draw:layer="layout" svg:x1="6.039cm" svg:y1="12.035cm" svg:x2="6.039cm" svg:y2="12.339cm">
          <text:p/>
        </draw:line>
        <draw:polygon draw:style-name="gr58" draw:text-style-name="P8" draw:layer="layout" svg:width="0.004cm" svg:height="0.309cm" svg:x="6.037cm" svg:y="12.032cm" svg:viewBox="0 0 5 310" draw:points="0,310 5,310 5,0 0,0">
          <text:p/>
        </draw:polygon>
        <draw:line draw:style-name="gr59" draw:text-style-name="P9" draw:layer="layout" svg:x1="6.395cm" svg:y1="12.035cm" svg:x2="6.395cm" svg:y2="12.339cm">
          <text:p/>
        </draw:line>
        <draw:polygon draw:style-name="gr58" draw:text-style-name="P8" draw:layer="layout" svg:width="0.004cm" svg:height="0.309cm" svg:x="6.393cm" svg:y="12.032cm" svg:viewBox="0 0 5 310" draw:points="0,310 5,310 5,0 0,0">
          <text:p/>
        </draw:polygon>
        <draw:line draw:style-name="gr59" draw:text-style-name="P9" draw:layer="layout" svg:x1="6.751cm" svg:y1="12.035cm" svg:x2="6.751cm" svg:y2="12.339cm">
          <text:p/>
        </draw:line>
        <draw:polygon draw:style-name="gr58" draw:text-style-name="P8" draw:layer="layout" svg:width="0.004cm" svg:height="0.309cm" svg:x="6.749cm" svg:y="12.032cm" svg:viewBox="0 0 5 310" draw:points="0,310 5,310 5,0 0,0">
          <text:p/>
        </draw:polygon>
        <draw:line draw:style-name="gr59" draw:text-style-name="P9" draw:layer="layout" svg:x1="7.107cm" svg:y1="12.035cm" svg:x2="7.107cm" svg:y2="12.339cm">
          <text:p/>
        </draw:line>
        <draw:polygon draw:style-name="gr58" draw:text-style-name="P8" draw:layer="layout" svg:width="0.004cm" svg:height="0.309cm" svg:x="7.105cm" svg:y="12.032cm" svg:viewBox="0 0 5 310" draw:points="0,310 5,310 5,0 0,0">
          <text:p/>
        </draw:polygon>
        <draw:line draw:style-name="gr59" draw:text-style-name="P9" draw:layer="layout" svg:x1="7.463cm" svg:y1="12.035cm" svg:x2="7.463cm" svg:y2="12.339cm">
          <text:p/>
        </draw:line>
        <draw:polygon draw:style-name="gr58" draw:text-style-name="P8" draw:layer="layout" svg:width="0.005cm" svg:height="0.309cm" svg:x="7.46cm" svg:y="12.032cm" svg:viewBox="0 0 6 310" draw:points="0,310 6,310 6,0 0,0">
          <text:p/>
        </draw:polygon>
        <draw:line draw:style-name="gr59" draw:text-style-name="P9" draw:layer="layout" svg:x1="7.818cm" svg:y1="12.035cm" svg:x2="7.818cm" svg:y2="12.339cm">
          <text:p/>
        </draw:line>
        <draw:polygon draw:style-name="gr58" draw:text-style-name="P8" draw:layer="layout" svg:width="0.004cm" svg:height="0.309cm" svg:x="7.816cm" svg:y="12.032cm" svg:viewBox="0 0 5 310" draw:points="0,310 5,310 5,0 0,0">
          <text:p/>
        </draw:polygon>
        <draw:line draw:style-name="gr59" draw:text-style-name="P9" draw:layer="layout" svg:x1="8.174cm" svg:y1="12.035cm" svg:x2="8.174cm" svg:y2="12.339cm">
          <text:p/>
        </draw:line>
        <draw:polygon draw:style-name="gr58" draw:text-style-name="P8" draw:layer="layout" svg:width="0.004cm" svg:height="0.309cm" svg:x="8.172cm" svg:y="12.032cm" svg:viewBox="0 0 5 310" draw:points="0,310 5,310 5,0 0,0">
          <text:p/>
        </draw:polygon>
        <draw:line draw:style-name="gr59" draw:text-style-name="P9" draw:layer="layout" svg:x1="8.529cm" svg:y1="12.035cm" svg:x2="8.529cm" svg:y2="12.339cm">
          <text:p/>
        </draw:line>
        <draw:polygon draw:style-name="gr58" draw:text-style-name="P8" draw:layer="layout" svg:width="0.004cm" svg:height="0.309cm" svg:x="8.527cm" svg:y="12.032cm" svg:viewBox="0 0 5 310" draw:points="0,310 5,310 5,0 0,0">
          <text:p/>
        </draw:polygon>
        <draw:line draw:style-name="gr59" draw:text-style-name="P9" draw:layer="layout" svg:x1="8.885cm" svg:y1="12.035cm" svg:x2="8.885cm" svg:y2="12.339cm">
          <text:p/>
        </draw:line>
        <draw:polygon draw:style-name="gr58" draw:text-style-name="P8" draw:layer="layout" svg:width="0.004cm" svg:height="0.309cm" svg:x="8.883cm" svg:y="12.032cm" svg:viewBox="0 0 5 310" draw:points="0,310 5,310 5,0 0,0">
          <text:p/>
        </draw:polygon>
        <draw:line draw:style-name="gr59" draw:text-style-name="P9" draw:layer="layout" svg:x1="9.241cm" svg:y1="12.035cm" svg:x2="9.241cm" svg:y2="12.339cm">
          <text:p/>
        </draw:line>
        <draw:polygon draw:style-name="gr58" draw:text-style-name="P8" draw:layer="layout" svg:width="0.005cm" svg:height="0.309cm" svg:x="9.238cm" svg:y="12.032cm" svg:viewBox="0 0 6 310" draw:points="0,310 6,310 6,0 0,0">
          <text:p/>
        </draw:polygon>
        <draw:line draw:style-name="gr59" draw:text-style-name="P9" draw:layer="layout" svg:x1="9.596cm" svg:y1="12.035cm" svg:x2="9.596cm" svg:y2="12.339cm">
          <text:p/>
        </draw:line>
        <draw:polygon draw:style-name="gr58" draw:text-style-name="P8" draw:layer="layout" svg:width="0.004cm" svg:height="0.309cm" svg:x="9.594cm" svg:y="12.032cm" svg:viewBox="0 0 5 310" draw:points="0,310 5,310 5,0 0,0">
          <text:p/>
        </draw:polygon>
        <draw:line draw:style-name="gr59" draw:text-style-name="P9" draw:layer="layout" svg:x1="9.952cm" svg:y1="12.035cm" svg:x2="9.952cm" svg:y2="12.339cm">
          <text:p/>
        </draw:line>
        <draw:polygon draw:style-name="gr58" draw:text-style-name="P8" draw:layer="layout" svg:width="0.004cm" svg:height="0.309cm" svg:x="9.95cm" svg:y="12.032cm" svg:viewBox="0 0 5 310" draw:points="0,310 5,310 5,0 0,0">
          <text:p/>
        </draw:polygon>
        <draw:line draw:style-name="gr59" draw:text-style-name="P9" draw:layer="layout" svg:x1="10.307cm" svg:y1="12.035cm" svg:x2="10.307cm" svg:y2="12.339cm">
          <text:p/>
        </draw:line>
        <draw:polygon draw:style-name="gr58" draw:text-style-name="P8" draw:layer="layout" svg:width="0.004cm" svg:height="0.309cm" svg:x="10.305cm" svg:y="12.032cm" svg:viewBox="0 0 5 310" draw:points="0,310 5,310 5,0 0,0">
          <text:p/>
        </draw:polygon>
        <draw:line draw:style-name="gr59" draw:text-style-name="P9" draw:layer="layout" svg:x1="10.663cm" svg:y1="12.035cm" svg:x2="10.663cm" svg:y2="12.339cm">
          <text:p/>
        </draw:line>
        <draw:polygon draw:style-name="gr58" draw:text-style-name="P8" draw:layer="layout" svg:width="0.004cm" svg:height="0.309cm" svg:x="10.661cm" svg:y="12.032cm" svg:viewBox="0 0 5 310" draw:points="0,310 5,310 5,0 0,0">
          <text:p/>
        </draw:polygon>
        <draw:line draw:style-name="gr59" draw:text-style-name="P9" draw:layer="layout" svg:x1="11.019cm" svg:y1="12.035cm" svg:x2="11.019cm" svg:y2="12.339cm">
          <text:p/>
        </draw:line>
        <draw:polygon draw:style-name="gr58" draw:text-style-name="P8" draw:layer="layout" svg:width="0.005cm" svg:height="0.309cm" svg:x="11.016cm" svg:y="12.032cm" svg:viewBox="0 0 6 310" draw:points="0,310 6,310 6,0 0,0">
          <text:p/>
        </draw:polygon>
        <draw:line draw:style-name="gr59" draw:text-style-name="P9" draw:layer="layout" svg:x1="11.375cm" svg:y1="12.035cm" svg:x2="11.375cm" svg:y2="12.339cm">
          <text:p/>
        </draw:line>
        <draw:polygon draw:style-name="gr58" draw:text-style-name="P8" draw:layer="layout" svg:width="0.004cm" svg:height="0.309cm" svg:x="11.373cm" svg:y="12.032cm" svg:viewBox="0 0 5 310" draw:points="0,310 5,310 5,0 0,0">
          <text:p/>
        </draw:polygon>
        <draw:line draw:style-name="gr59" draw:text-style-name="P9" draw:layer="layout" svg:x1="11.73cm" svg:y1="12.035cm" svg:x2="11.73cm" svg:y2="12.339cm">
          <text:p/>
        </draw:line>
        <draw:polygon draw:style-name="gr58" draw:text-style-name="P8" draw:layer="layout" svg:width="0.005cm" svg:height="0.309cm" svg:x="11.728cm" svg:y="12.032cm" svg:viewBox="0 0 6 310" draw:points="0,310 6,310 6,0 0,0">
          <text:p/>
        </draw:polygon>
        <draw:line draw:style-name="gr59" draw:text-style-name="P9" draw:layer="layout" svg:x1="12.086cm" svg:y1="12.035cm" svg:x2="12.086cm" svg:y2="12.339cm">
          <text:p/>
        </draw:line>
        <draw:polygon draw:style-name="gr58" draw:text-style-name="P8" draw:layer="layout" svg:width="0.004cm" svg:height="0.309cm" svg:x="12.084cm" svg:y="12.032cm" svg:viewBox="0 0 5 310" draw:points="0,310 5,310 5,0 0,0">
          <text:p/>
        </draw:polygon>
        <draw:line draw:style-name="gr59" draw:text-style-name="P9" draw:layer="layout" svg:x1="12.442cm" svg:y1="12.035cm" svg:x2="12.442cm" svg:y2="12.339cm">
          <text:p/>
        </draw:line>
        <draw:polygon draw:style-name="gr58" draw:text-style-name="P8" draw:layer="layout" svg:width="0.004cm" svg:height="0.309cm" svg:x="12.44cm" svg:y="12.032cm" svg:viewBox="0 0 5 310" draw:points="0,310 5,310 5,0 0,0">
          <text:p/>
        </draw:polygon>
        <draw:line draw:style-name="gr59" draw:text-style-name="P9" draw:layer="layout" svg:x1="12.797cm" svg:y1="12.035cm" svg:x2="12.797cm" svg:y2="12.339cm">
          <text:p/>
        </draw:line>
        <draw:polygon draw:style-name="gr58" draw:text-style-name="P8" draw:layer="layout" svg:width="0.004cm" svg:height="0.309cm" svg:x="12.795cm" svg:y="12.032cm" svg:viewBox="0 0 5 310" draw:points="0,310 5,310 5,0 0,0">
          <text:p/>
        </draw:polygon>
        <draw:line draw:style-name="gr59" draw:text-style-name="P9" draw:layer="layout" svg:x1="13.153cm" svg:y1="12.035cm" svg:x2="13.153cm" svg:y2="12.339cm">
          <text:p/>
        </draw:line>
        <draw:polygon draw:style-name="gr58" draw:text-style-name="P8" draw:layer="layout" svg:width="0.004cm" svg:height="0.309cm" svg:x="13.151cm" svg:y="12.032cm" svg:viewBox="0 0 5 310" draw:points="0,310 5,310 5,0 0,0">
          <text:p/>
        </draw:polygon>
        <draw:line draw:style-name="gr59" draw:text-style-name="P9" draw:layer="layout" svg:x1="13.508cm" svg:y1="12.035cm" svg:x2="13.508cm" svg:y2="12.339cm">
          <text:p/>
        </draw:line>
        <draw:polygon draw:style-name="gr58" draw:text-style-name="P8" draw:layer="layout" svg:width="0.005cm" svg:height="0.309cm" svg:x="13.506cm" svg:y="12.032cm" svg:viewBox="0 0 6 310" draw:points="0,310 6,310 6,0 0,0">
          <text:p/>
        </draw:polygon>
        <draw:line draw:style-name="gr59" draw:text-style-name="P9" draw:layer="layout" svg:x1="13.864cm" svg:y1="12.035cm" svg:x2="13.864cm" svg:y2="12.339cm">
          <text:p/>
        </draw:line>
        <draw:polygon draw:style-name="gr58" draw:text-style-name="P8" draw:layer="layout" svg:width="0.004cm" svg:height="0.309cm" svg:x="13.862cm" svg:y="12.032cm" svg:viewBox="0 0 5 310" draw:points="0,310 5,310 5,0 0,0">
          <text:p/>
        </draw:polygon>
        <draw:line draw:style-name="gr59" draw:text-style-name="P9" draw:layer="layout" svg:x1="14.22cm" svg:y1="12.035cm" svg:x2="14.22cm" svg:y2="12.339cm">
          <text:p/>
        </draw:line>
        <draw:polygon draw:style-name="gr58" draw:text-style-name="P8" draw:layer="layout" svg:width="0.004cm" svg:height="0.309cm" svg:x="14.218cm" svg:y="12.032cm" svg:viewBox="0 0 5 310" draw:points="0,310 5,310 5,0 0,0">
          <text:p/>
        </draw:polygon>
        <draw:line draw:style-name="gr59" draw:text-style-name="P9" draw:layer="layout" svg:x1="14.575cm" svg:y1="12.035cm" svg:x2="14.575cm" svg:y2="12.339cm">
          <text:p/>
        </draw:line>
        <draw:polygon draw:style-name="gr58" draw:text-style-name="P8" draw:layer="layout" svg:width="0.004cm" svg:height="0.309cm" svg:x="14.573cm" svg:y="12.032cm" svg:viewBox="0 0 5 310" draw:points="0,310 5,310 5,0 0,0">
          <text:p/>
        </draw:polygon>
        <draw:line draw:style-name="gr59" draw:text-style-name="P9" draw:layer="layout" svg:x1="14.931cm" svg:y1="12.035cm" svg:x2="14.931cm" svg:y2="12.339cm">
          <text:p/>
        </draw:line>
        <draw:polygon draw:style-name="gr58" draw:text-style-name="P8" draw:layer="layout" svg:width="0.004cm" svg:height="0.309cm" svg:x="14.929cm" svg:y="12.032cm" svg:viewBox="0 0 5 310" draw:points="0,310 5,310 5,0 0,0">
          <text:p/>
        </draw:polygon>
        <draw:line draw:style-name="gr59" draw:text-style-name="P9" draw:layer="layout" svg:x1="15.286cm" svg:y1="12.035cm" svg:x2="15.286cm" svg:y2="12.339cm">
          <text:p/>
        </draw:line>
        <draw:polygon draw:style-name="gr58" draw:text-style-name="P8" draw:layer="layout" svg:width="0.005cm" svg:height="0.309cm" svg:x="15.284cm" svg:y="12.032cm" svg:viewBox="0 0 6 310" draw:points="0,310 6,310 6,0 0,0">
          <text:p/>
        </draw:polygon>
        <draw:line draw:style-name="gr59" draw:text-style-name="P9" draw:layer="layout" svg:x1="15.643cm" svg:y1="12.035cm" svg:x2="15.643cm" svg:y2="12.339cm">
          <text:p/>
        </draw:line>
        <draw:polygon draw:style-name="gr58" draw:text-style-name="P8" draw:layer="layout" svg:width="0.004cm" svg:height="0.309cm" svg:x="15.641cm" svg:y="12.032cm" svg:viewBox="0 0 5 310" draw:points="0,310 5,310 5,0 0,0">
          <text:p/>
        </draw:polygon>
        <draw:line draw:style-name="gr59" draw:text-style-name="P9" draw:layer="layout" svg:x1="15.999cm" svg:y1="12.035cm" svg:x2="15.999cm" svg:y2="12.339cm">
          <text:p/>
        </draw:line>
        <draw:polygon draw:style-name="gr58" draw:text-style-name="P8" draw:layer="layout" svg:width="0.004cm" svg:height="0.309cm" svg:x="15.997cm" svg:y="12.032cm" svg:viewBox="0 0 5 310" draw:points="0,310 5,310 5,0 0,0">
          <text:p/>
        </draw:polygon>
        <draw:line draw:style-name="gr59" draw:text-style-name="P9" draw:layer="layout" svg:x1="16.354cm" svg:y1="12.035cm" svg:x2="16.354cm" svg:y2="12.339cm">
          <text:p/>
        </draw:line>
        <draw:polygon draw:style-name="gr58" draw:text-style-name="P8" draw:layer="layout" svg:width="0.004cm" svg:height="0.309cm" svg:x="16.352cm" svg:y="12.032cm" svg:viewBox="0 0 5 310" draw:points="0,310 5,310 5,0 0,0">
          <text:p/>
        </draw:polygon>
        <draw:line draw:style-name="gr59" draw:text-style-name="P9" draw:layer="layout" svg:x1="16.71cm" svg:y1="12.035cm" svg:x2="16.71cm" svg:y2="12.339cm">
          <text:p/>
        </draw:line>
        <draw:polygon draw:style-name="gr58" draw:text-style-name="P8" draw:layer="layout" svg:width="0.004cm" svg:height="0.309cm" svg:x="16.708cm" svg:y="12.032cm" svg:viewBox="0 0 5 310" draw:points="0,310 5,310 5,0 0,0">
          <text:p/>
        </draw:polygon>
        <draw:line draw:style-name="gr59" draw:text-style-name="P9" draw:layer="layout" svg:x1="17.065cm" svg:y1="12.035cm" svg:x2="17.065cm" svg:y2="12.339cm">
          <text:p/>
        </draw:line>
        <draw:polygon draw:style-name="gr58" draw:text-style-name="P8" draw:layer="layout" svg:width="0.005cm" svg:height="0.309cm" svg:x="17.063cm" svg:y="12.032cm" svg:viewBox="0 0 6 310" draw:points="0,310 6,310 6,0 0,0">
          <text:p/>
        </draw:polygon>
        <draw:line draw:style-name="gr59" draw:text-style-name="P9" draw:layer="layout" svg:x1="17.421cm" svg:y1="12.035cm" svg:x2="17.421cm" svg:y2="12.339cm">
          <text:p/>
        </draw:line>
        <draw:polygon draw:style-name="gr58" draw:text-style-name="P8" draw:layer="layout" svg:width="0.004cm" svg:height="0.309cm" svg:x="17.419cm" svg:y="12.032cm" svg:viewBox="0 0 5 310" draw:points="0,310 5,310 5,0 0,0">
          <text:p/>
        </draw:polygon>
        <draw:line draw:style-name="gr59" draw:text-style-name="P9" draw:layer="layout" svg:x1="17.777cm" svg:y1="12.035cm" svg:x2="17.777cm" svg:y2="12.339cm">
          <text:p/>
        </draw:line>
        <draw:polygon draw:style-name="gr58" draw:text-style-name="P8" draw:layer="layout" svg:width="0.004cm" svg:height="0.309cm" svg:x="17.775cm" svg:y="12.032cm" svg:viewBox="0 0 5 310" draw:points="0,310 5,310 5,0 0,0">
          <text:p/>
        </draw:polygon>
        <draw:line draw:style-name="gr59" draw:text-style-name="P9" draw:layer="layout" svg:x1="5.328cm" svg:y1="12.382cm" svg:x2="5.328cm" svg:y2="12.686cm">
          <text:p/>
        </draw:line>
        <draw:polygon draw:style-name="gr58" draw:text-style-name="P8" draw:layer="layout" svg:width="0.004cm" svg:height="0.309cm" svg:x="5.326cm" svg:y="12.38cm" svg:viewBox="0 0 5 310" draw:points="0,310 5,310 5,0 0,0">
          <text:p/>
        </draw:polygon>
        <draw:line draw:style-name="gr59" draw:text-style-name="P9" draw:layer="layout" svg:x1="5.683cm" svg:y1="12.382cm" svg:x2="5.683cm" svg:y2="12.686cm">
          <text:p/>
        </draw:line>
        <draw:polygon draw:style-name="gr58" draw:text-style-name="P8" draw:layer="layout" svg:width="0.006cm" svg:height="0.309cm" svg:x="5.681cm" svg:y="12.38cm" svg:viewBox="0 0 7 310" draw:points="0,310 7,310 7,0 0,0">
          <text:p/>
        </draw:polygon>
        <draw:line draw:style-name="gr59" draw:text-style-name="P9" draw:layer="layout" svg:x1="6.039cm" svg:y1="12.382cm" svg:x2="6.039cm" svg:y2="12.686cm">
          <text:p/>
        </draw:line>
        <draw:polygon draw:style-name="gr58" draw:text-style-name="P8" draw:layer="layout" svg:width="0.004cm" svg:height="0.309cm" svg:x="6.037cm" svg:y="12.38cm" svg:viewBox="0 0 5 310" draw:points="0,310 5,310 5,0 0,0">
          <text:p/>
        </draw:polygon>
        <draw:line draw:style-name="gr59" draw:text-style-name="P9" draw:layer="layout" svg:x1="6.395cm" svg:y1="12.382cm" svg:x2="6.395cm" svg:y2="12.686cm">
          <text:p/>
        </draw:line>
        <draw:polygon draw:style-name="gr58" draw:text-style-name="P8" draw:layer="layout" svg:width="0.004cm" svg:height="0.309cm" svg:x="6.393cm" svg:y="12.38cm" svg:viewBox="0 0 5 310" draw:points="0,310 5,310 5,0 0,0">
          <text:p/>
        </draw:polygon>
        <draw:line draw:style-name="gr59" draw:text-style-name="P9" draw:layer="layout" svg:x1="6.751cm" svg:y1="12.382cm" svg:x2="6.751cm" svg:y2="12.686cm">
          <text:p/>
        </draw:line>
        <draw:polygon draw:style-name="gr58" draw:text-style-name="P8" draw:layer="layout" svg:width="0.004cm" svg:height="0.309cm" svg:x="6.749cm" svg:y="12.38cm" svg:viewBox="0 0 5 310" draw:points="0,310 5,310 5,0 0,0">
          <text:p/>
        </draw:polygon>
        <draw:line draw:style-name="gr59" draw:text-style-name="P9" draw:layer="layout" svg:x1="7.107cm" svg:y1="12.382cm" svg:x2="7.107cm" svg:y2="12.686cm">
          <text:p/>
        </draw:line>
        <draw:polygon draw:style-name="gr58" draw:text-style-name="P8" draw:layer="layout" svg:width="0.004cm" svg:height="0.309cm" svg:x="7.105cm" svg:y="12.38cm" svg:viewBox="0 0 5 310" draw:points="0,310 5,310 5,0 0,0">
          <text:p/>
        </draw:polygon>
        <draw:line draw:style-name="gr59" draw:text-style-name="P9" draw:layer="layout" svg:x1="7.463cm" svg:y1="12.382cm" svg:x2="7.463cm" svg:y2="12.686cm">
          <text:p/>
        </draw:line>
        <draw:polygon draw:style-name="gr58" draw:text-style-name="P8" draw:layer="layout" svg:width="0.005cm" svg:height="0.309cm" svg:x="7.46cm" svg:y="12.38cm" svg:viewBox="0 0 6 310" draw:points="0,310 6,310 6,0 0,0">
          <text:p/>
        </draw:polygon>
        <draw:line draw:style-name="gr59" draw:text-style-name="P9" draw:layer="layout" svg:x1="7.818cm" svg:y1="12.382cm" svg:x2="7.818cm" svg:y2="12.686cm">
          <text:p/>
        </draw:line>
        <draw:polygon draw:style-name="gr58" draw:text-style-name="P8" draw:layer="layout" svg:width="0.004cm" svg:height="0.309cm" svg:x="7.816cm" svg:y="12.38cm" svg:viewBox="0 0 5 310" draw:points="0,310 5,310 5,0 0,0">
          <text:p/>
        </draw:polygon>
        <draw:line draw:style-name="gr59" draw:text-style-name="P9" draw:layer="layout" svg:x1="8.174cm" svg:y1="12.382cm" svg:x2="8.174cm" svg:y2="12.686cm">
          <text:p/>
        </draw:line>
        <draw:polygon draw:style-name="gr58" draw:text-style-name="P8" draw:layer="layout" svg:width="0.004cm" svg:height="0.309cm" svg:x="8.172cm" svg:y="12.38cm" svg:viewBox="0 0 5 310" draw:points="0,310 5,310 5,0 0,0">
          <text:p/>
        </draw:polygon>
        <draw:line draw:style-name="gr59" draw:text-style-name="P9" draw:layer="layout" svg:x1="8.529cm" svg:y1="12.382cm" svg:x2="8.529cm" svg:y2="12.686cm">
          <text:p/>
        </draw:line>
        <draw:polygon draw:style-name="gr58" draw:text-style-name="P8" draw:layer="layout" svg:width="0.004cm" svg:height="0.309cm" svg:x="8.527cm" svg:y="12.38cm" svg:viewBox="0 0 5 310" draw:points="0,310 5,310 5,0 0,0">
          <text:p/>
        </draw:polygon>
        <draw:line draw:style-name="gr59" draw:text-style-name="P9" draw:layer="layout" svg:x1="8.885cm" svg:y1="12.382cm" svg:x2="8.885cm" svg:y2="12.686cm">
          <text:p/>
        </draw:line>
        <draw:polygon draw:style-name="gr58" draw:text-style-name="P8" draw:layer="layout" svg:width="0.004cm" svg:height="0.309cm" svg:x="8.883cm" svg:y="12.38cm" svg:viewBox="0 0 5 310" draw:points="0,310 5,310 5,0 0,0">
          <text:p/>
        </draw:polygon>
        <draw:line draw:style-name="gr59" draw:text-style-name="P9" draw:layer="layout" svg:x1="9.241cm" svg:y1="12.382cm" svg:x2="9.241cm" svg:y2="12.686cm">
          <text:p/>
        </draw:line>
        <draw:polygon draw:style-name="gr58" draw:text-style-name="P8" draw:layer="layout" svg:width="0.005cm" svg:height="0.309cm" svg:x="9.238cm" svg:y="12.38cm" svg:viewBox="0 0 6 310" draw:points="0,310 6,310 6,0 0,0">
          <text:p/>
        </draw:polygon>
        <draw:line draw:style-name="gr59" draw:text-style-name="P9" draw:layer="layout" svg:x1="9.596cm" svg:y1="12.382cm" svg:x2="9.596cm" svg:y2="12.686cm">
          <text:p/>
        </draw:line>
        <draw:polygon draw:style-name="gr58" draw:text-style-name="P8" draw:layer="layout" svg:width="0.004cm" svg:height="0.309cm" svg:x="9.594cm" svg:y="12.38cm" svg:viewBox="0 0 5 310" draw:points="0,310 5,310 5,0 0,0">
          <text:p/>
        </draw:polygon>
        <draw:line draw:style-name="gr59" draw:text-style-name="P9" draw:layer="layout" svg:x1="9.952cm" svg:y1="12.382cm" svg:x2="9.952cm" svg:y2="12.686cm">
          <text:p/>
        </draw:line>
        <draw:polygon draw:style-name="gr58" draw:text-style-name="P8" draw:layer="layout" svg:width="0.004cm" svg:height="0.309cm" svg:x="9.95cm" svg:y="12.38cm" svg:viewBox="0 0 5 310" draw:points="0,310 5,310 5,0 0,0">
          <text:p/>
        </draw:polygon>
        <draw:line draw:style-name="gr59" draw:text-style-name="P9" draw:layer="layout" svg:x1="10.307cm" svg:y1="12.382cm" svg:x2="10.307cm" svg:y2="12.686cm">
          <text:p/>
        </draw:line>
        <draw:polygon draw:style-name="gr58" draw:text-style-name="P8" draw:layer="layout" svg:width="0.004cm" svg:height="0.309cm" svg:x="10.305cm" svg:y="12.38cm" svg:viewBox="0 0 5 310" draw:points="0,310 5,310 5,0 0,0">
          <text:p/>
        </draw:polygon>
        <draw:line draw:style-name="gr59" draw:text-style-name="P9" draw:layer="layout" svg:x1="10.663cm" svg:y1="12.382cm" svg:x2="10.663cm" svg:y2="12.686cm">
          <text:p/>
        </draw:line>
        <draw:polygon draw:style-name="gr58" draw:text-style-name="P8" draw:layer="layout" svg:width="0.004cm" svg:height="0.309cm" svg:x="10.661cm" svg:y="12.38cm" svg:viewBox="0 0 5 310" draw:points="0,310 5,310 5,0 0,0">
          <text:p/>
        </draw:polygon>
        <draw:line draw:style-name="gr59" draw:text-style-name="P9" draw:layer="layout" svg:x1="11.019cm" svg:y1="12.382cm" svg:x2="11.019cm" svg:y2="12.686cm">
          <text:p/>
        </draw:line>
        <draw:polygon draw:style-name="gr58" draw:text-style-name="P8" draw:layer="layout" svg:width="0.005cm" svg:height="0.309cm" svg:x="11.016cm" svg:y="12.38cm" svg:viewBox="0 0 6 310" draw:points="0,310 6,310 6,0 0,0">
          <text:p/>
        </draw:polygon>
        <draw:line draw:style-name="gr59" draw:text-style-name="P9" draw:layer="layout" svg:x1="11.375cm" svg:y1="12.382cm" svg:x2="11.375cm" svg:y2="12.686cm">
          <text:p/>
        </draw:line>
        <draw:polygon draw:style-name="gr58" draw:text-style-name="P8" draw:layer="layout" svg:width="0.004cm" svg:height="0.309cm" svg:x="11.373cm" svg:y="12.38cm" svg:viewBox="0 0 5 310" draw:points="0,310 5,310 5,0 0,0">
          <text:p/>
        </draw:polygon>
        <draw:line draw:style-name="gr59" draw:text-style-name="P9" draw:layer="layout" svg:x1="11.73cm" svg:y1="12.382cm" svg:x2="11.73cm" svg:y2="12.686cm">
          <text:p/>
        </draw:line>
        <draw:polygon draw:style-name="gr58" draw:text-style-name="P8" draw:layer="layout" svg:width="0.005cm" svg:height="0.309cm" svg:x="11.728cm" svg:y="12.38cm" svg:viewBox="0 0 6 310" draw:points="0,310 6,310 6,0 0,0">
          <text:p/>
        </draw:polygon>
        <draw:line draw:style-name="gr59" draw:text-style-name="P9" draw:layer="layout" svg:x1="12.086cm" svg:y1="12.382cm" svg:x2="12.086cm" svg:y2="12.686cm">
          <text:p/>
        </draw:line>
        <draw:polygon draw:style-name="gr58" draw:text-style-name="P8" draw:layer="layout" svg:width="0.004cm" svg:height="0.309cm" svg:x="12.084cm" svg:y="12.38cm" svg:viewBox="0 0 5 310" draw:points="0,310 5,310 5,0 0,0">
          <text:p/>
        </draw:polygon>
        <draw:line draw:style-name="gr59" draw:text-style-name="P9" draw:layer="layout" svg:x1="12.442cm" svg:y1="12.382cm" svg:x2="12.442cm" svg:y2="12.686cm">
          <text:p/>
        </draw:line>
        <draw:polygon draw:style-name="gr58" draw:text-style-name="P8" draw:layer="layout" svg:width="0.004cm" svg:height="0.309cm" svg:x="12.44cm" svg:y="12.38cm" svg:viewBox="0 0 5 310" draw:points="0,310 5,310 5,0 0,0">
          <text:p/>
        </draw:polygon>
        <draw:line draw:style-name="gr59" draw:text-style-name="P9" draw:layer="layout" svg:x1="12.797cm" svg:y1="12.382cm" svg:x2="12.797cm" svg:y2="12.686cm">
          <text:p/>
        </draw:line>
        <draw:polygon draw:style-name="gr58" draw:text-style-name="P8" draw:layer="layout" svg:width="0.004cm" svg:height="0.309cm" svg:x="12.795cm" svg:y="12.38cm" svg:viewBox="0 0 5 310" draw:points="0,310 5,310 5,0 0,0">
          <text:p/>
        </draw:polygon>
        <draw:line draw:style-name="gr59" draw:text-style-name="P9" draw:layer="layout" svg:x1="13.153cm" svg:y1="12.382cm" svg:x2="13.153cm" svg:y2="12.686cm">
          <text:p/>
        </draw:line>
        <draw:polygon draw:style-name="gr58" draw:text-style-name="P8" draw:layer="layout" svg:width="0.004cm" svg:height="0.309cm" svg:x="13.151cm" svg:y="12.38cm" svg:viewBox="0 0 5 310" draw:points="0,310 5,310 5,0 0,0">
          <text:p/>
        </draw:polygon>
        <draw:line draw:style-name="gr59" draw:text-style-name="P9" draw:layer="layout" svg:x1="13.508cm" svg:y1="12.382cm" svg:x2="13.508cm" svg:y2="12.686cm">
          <text:p/>
        </draw:line>
        <draw:polygon draw:style-name="gr58" draw:text-style-name="P8" draw:layer="layout" svg:width="0.005cm" svg:height="0.309cm" svg:x="13.506cm" svg:y="12.38cm" svg:viewBox="0 0 6 310" draw:points="0,310 6,310 6,0 0,0">
          <text:p/>
        </draw:polygon>
        <draw:line draw:style-name="gr59" draw:text-style-name="P9" draw:layer="layout" svg:x1="13.864cm" svg:y1="12.382cm" svg:x2="13.864cm" svg:y2="12.686cm">
          <text:p/>
        </draw:line>
        <draw:polygon draw:style-name="gr58" draw:text-style-name="P8" draw:layer="layout" svg:width="0.004cm" svg:height="0.309cm" svg:x="13.862cm" svg:y="12.38cm" svg:viewBox="0 0 5 310" draw:points="0,310 5,310 5,0 0,0">
          <text:p/>
        </draw:polygon>
        <draw:line draw:style-name="gr59" draw:text-style-name="P9" draw:layer="layout" svg:x1="14.22cm" svg:y1="12.382cm" svg:x2="14.22cm" svg:y2="12.686cm">
          <text:p/>
        </draw:line>
        <draw:polygon draw:style-name="gr58" draw:text-style-name="P8" draw:layer="layout" svg:width="0.004cm" svg:height="0.309cm" svg:x="14.218cm" svg:y="12.38cm" svg:viewBox="0 0 5 310" draw:points="0,310 5,310 5,0 0,0">
          <text:p/>
        </draw:polygon>
        <draw:line draw:style-name="gr59" draw:text-style-name="P9" draw:layer="layout" svg:x1="14.575cm" svg:y1="12.382cm" svg:x2="14.575cm" svg:y2="12.686cm">
          <text:p/>
        </draw:line>
        <draw:polygon draw:style-name="gr58" draw:text-style-name="P8" draw:layer="layout" svg:width="0.004cm" svg:height="0.309cm" svg:x="14.573cm" svg:y="12.38cm" svg:viewBox="0 0 5 310" draw:points="0,310 5,310 5,0 0,0">
          <text:p/>
        </draw:polygon>
        <draw:line draw:style-name="gr59" draw:text-style-name="P9" draw:layer="layout" svg:x1="14.931cm" svg:y1="12.382cm" svg:x2="14.931cm" svg:y2="12.686cm">
          <text:p/>
        </draw:line>
        <draw:polygon draw:style-name="gr58" draw:text-style-name="P8" draw:layer="layout" svg:width="0.004cm" svg:height="0.309cm" svg:x="14.929cm" svg:y="12.38cm" svg:viewBox="0 0 5 310" draw:points="0,310 5,310 5,0 0,0">
          <text:p/>
        </draw:polygon>
        <draw:line draw:style-name="gr59" draw:text-style-name="P9" draw:layer="layout" svg:x1="15.286cm" svg:y1="12.382cm" svg:x2="15.286cm" svg:y2="12.686cm">
          <text:p/>
        </draw:line>
        <draw:polygon draw:style-name="gr58" draw:text-style-name="P8" draw:layer="layout" svg:width="0.005cm" svg:height="0.309cm" svg:x="15.284cm" svg:y="12.38cm" svg:viewBox="0 0 6 310" draw:points="0,310 6,310 6,0 0,0">
          <text:p/>
        </draw:polygon>
        <draw:line draw:style-name="gr59" draw:text-style-name="P9" draw:layer="layout" svg:x1="15.643cm" svg:y1="12.382cm" svg:x2="15.643cm" svg:y2="12.686cm">
          <text:p/>
        </draw:line>
        <draw:polygon draw:style-name="gr58" draw:text-style-name="P8" draw:layer="layout" svg:width="0.004cm" svg:height="0.309cm" svg:x="15.641cm" svg:y="12.38cm" svg:viewBox="0 0 5 310" draw:points="0,310 5,310 5,0 0,0">
          <text:p/>
        </draw:polygon>
        <draw:line draw:style-name="gr59" draw:text-style-name="P9" draw:layer="layout" svg:x1="15.999cm" svg:y1="12.382cm" svg:x2="15.999cm" svg:y2="12.686cm">
          <text:p/>
        </draw:line>
        <draw:polygon draw:style-name="gr58" draw:text-style-name="P8" draw:layer="layout" svg:width="0.004cm" svg:height="0.309cm" svg:x="15.997cm" svg:y="12.38cm" svg:viewBox="0 0 5 310" draw:points="0,310 5,310 5,0 0,0">
          <text:p/>
        </draw:polygon>
        <draw:line draw:style-name="gr59" draw:text-style-name="P9" draw:layer="layout" svg:x1="16.354cm" svg:y1="12.382cm" svg:x2="16.354cm" svg:y2="12.686cm">
          <text:p/>
        </draw:line>
        <draw:polygon draw:style-name="gr58" draw:text-style-name="P8" draw:layer="layout" svg:width="0.004cm" svg:height="0.309cm" svg:x="16.352cm" svg:y="12.38cm" svg:viewBox="0 0 5 310" draw:points="0,310 5,310 5,0 0,0">
          <text:p/>
        </draw:polygon>
        <draw:line draw:style-name="gr59" draw:text-style-name="P9" draw:layer="layout" svg:x1="16.71cm" svg:y1="12.382cm" svg:x2="16.71cm" svg:y2="12.686cm">
          <text:p/>
        </draw:line>
        <draw:polygon draw:style-name="gr58" draw:text-style-name="P8" draw:layer="layout" svg:width="0.004cm" svg:height="0.309cm" svg:x="16.708cm" svg:y="12.38cm" svg:viewBox="0 0 5 310" draw:points="0,310 5,310 5,0 0,0">
          <text:p/>
        </draw:polygon>
        <draw:line draw:style-name="gr59" draw:text-style-name="P9" draw:layer="layout" svg:x1="17.065cm" svg:y1="12.382cm" svg:x2="17.065cm" svg:y2="12.686cm">
          <text:p/>
        </draw:line>
        <draw:polygon draw:style-name="gr58" draw:text-style-name="P8" draw:layer="layout" svg:width="0.005cm" svg:height="0.309cm" svg:x="17.063cm" svg:y="12.38cm" svg:viewBox="0 0 6 310" draw:points="0,310 6,310 6,0 0,0">
          <text:p/>
        </draw:polygon>
        <draw:line draw:style-name="gr59" draw:text-style-name="P9" draw:layer="layout" svg:x1="17.421cm" svg:y1="12.382cm" svg:x2="17.421cm" svg:y2="12.686cm">
          <text:p/>
        </draw:line>
        <draw:polygon draw:style-name="gr58" draw:text-style-name="P8" draw:layer="layout" svg:width="0.004cm" svg:height="0.309cm" svg:x="17.419cm" svg:y="12.38cm" svg:viewBox="0 0 5 310" draw:points="0,310 5,310 5,0 0,0">
          <text:p/>
        </draw:polygon>
        <draw:line draw:style-name="gr59" draw:text-style-name="P9" draw:layer="layout" svg:x1="17.777cm" svg:y1="12.382cm" svg:x2="17.777cm" svg:y2="12.686cm">
          <text:p/>
        </draw:line>
        <draw:polygon draw:style-name="gr58" draw:text-style-name="P8" draw:layer="layout" svg:width="0.004cm" svg:height="0.309cm" svg:x="17.775cm" svg:y="12.38cm" svg:viewBox="0 0 5 310" draw:points="0,310 5,310 5,0 0,0">
          <text:p/>
        </draw:polygon>
        <draw:line draw:style-name="gr59" draw:text-style-name="P9" draw:layer="layout" svg:x1="3.194cm" svg:y1="10.367cm" svg:x2="3.194cm" svg:y2="10.671cm">
          <text:p/>
        </draw:line>
        <draw:polygon draw:style-name="gr58" draw:text-style-name="P8" draw:layer="layout" svg:width="0.005cm" svg:height="0.309cm" svg:x="3.192cm" svg:y="10.364cm" svg:viewBox="0 0 6 310" draw:points="0,310 6,310 6,0 0,0">
          <text:p/>
        </draw:polygon>
        <draw:line draw:style-name="gr59" draw:text-style-name="P9" draw:layer="layout" svg:x1="3.55cm" svg:y1="10.367cm" svg:x2="3.55cm" svg:y2="10.671cm">
          <text:p/>
        </draw:line>
        <draw:polygon draw:style-name="gr58" draw:text-style-name="P8" draw:layer="layout" svg:width="0.004cm" svg:height="0.309cm" svg:x="3.548cm" svg:y="10.364cm" svg:viewBox="0 0 5 310" draw:points="0,310 5,310 5,0 0,0">
          <text:p/>
        </draw:polygon>
        <draw:line draw:style-name="gr59" draw:text-style-name="P9" draw:layer="layout" svg:x1="3.905cm" svg:y1="10.367cm" svg:x2="3.905cm" svg:y2="10.671cm">
          <text:p/>
        </draw:line>
        <draw:polygon draw:style-name="gr58" draw:text-style-name="P8" draw:layer="layout" svg:width="0.005cm" svg:height="0.309cm" svg:x="3.903cm" svg:y="10.364cm" svg:viewBox="0 0 6 310" draw:points="0,310 6,310 6,0 0,0">
          <text:p/>
        </draw:polygon>
        <draw:line draw:style-name="gr59" draw:text-style-name="P9" draw:layer="layout" svg:x1="4.261cm" svg:y1="12.382cm" svg:x2="4.261cm" svg:y2="12.686cm">
          <text:p/>
        </draw:line>
        <draw:polygon draw:style-name="gr58" draw:text-style-name="P8" draw:layer="layout" svg:width="0.004cm" svg:height="0.309cm" svg:x="4.259cm" svg:y="12.38cm" svg:viewBox="0 0 5 310" draw:points="0,310 5,310 5,0 0,0">
          <text:p/>
        </draw:polygon>
        <draw:line draw:style-name="gr59" draw:text-style-name="P9" draw:layer="layout" svg:x1="4.617cm" svg:y1="12.382cm" svg:x2="4.617cm" svg:y2="12.686cm">
          <text:p/>
        </draw:line>
        <draw:polygon draw:style-name="gr58" draw:text-style-name="P8" draw:layer="layout" svg:width="0.004cm" svg:height="0.309cm" svg:x="4.615cm" svg:y="12.38cm" svg:viewBox="0 0 5 310" draw:points="0,310 5,310 5,0 0,0">
          <text:p/>
        </draw:polygon>
        <draw:line draw:style-name="gr59" draw:text-style-name="P9" draw:layer="layout" svg:x1="4.972cm" svg:y1="12.382cm" svg:x2="4.972cm" svg:y2="12.686cm">
          <text:p/>
        </draw:line>
        <draw:polygon draw:style-name="gr58" draw:text-style-name="P8" draw:layer="layout" svg:width="0.004cm" svg:height="0.309cm" svg:x="4.97cm" svg:y="12.38cm" svg:viewBox="0 0 5 310" draw:points="0,310 5,310 5,0 0,0">
          <text:p/>
        </draw:polygon>
        <draw:line draw:style-name="gr59" draw:text-style-name="P9" draw:layer="layout" svg:x1="5.328cm" svg:y1="12.839cm" svg:x2="5.328cm" svg:y2="13.144cm">
          <text:p/>
        </draw:line>
        <draw:polygon draw:style-name="gr58" draw:text-style-name="P8" draw:layer="layout" svg:width="0.004cm" svg:height="0.309cm" svg:x="5.326cm" svg:y="12.837cm" svg:viewBox="0 0 5 310" draw:points="0,310 5,310 5,0 0,0">
          <text:p/>
        </draw:polygon>
        <draw:line draw:style-name="gr59" draw:text-style-name="P9" draw:layer="layout" svg:x1="5.683cm" svg:y1="12.839cm" svg:x2="5.683cm" svg:y2="13.144cm">
          <text:p/>
        </draw:line>
        <draw:polygon draw:style-name="gr58" draw:text-style-name="P8" draw:layer="layout" svg:width="0.006cm" svg:height="0.309cm" svg:x="5.681cm" svg:y="12.837cm" svg:viewBox="0 0 7 310" draw:points="0,310 7,310 7,0 0,0">
          <text:p/>
        </draw:polygon>
        <draw:line draw:style-name="gr59" draw:text-style-name="P9" draw:layer="layout" svg:x1="6.039cm" svg:y1="12.839cm" svg:x2="6.039cm" svg:y2="13.144cm">
          <text:p/>
        </draw:line>
        <draw:polygon draw:style-name="gr58" draw:text-style-name="P8" draw:layer="layout" svg:width="0.004cm" svg:height="0.309cm" svg:x="6.037cm" svg:y="12.837cm" svg:viewBox="0 0 5 310" draw:points="0,310 5,310 5,0 0,0">
          <text:p/>
        </draw:polygon>
        <draw:line draw:style-name="gr59" draw:text-style-name="P9" draw:layer="layout" svg:x1="6.395cm" svg:y1="12.839cm" svg:x2="6.395cm" svg:y2="13.144cm">
          <text:p/>
        </draw:line>
        <draw:polygon draw:style-name="gr58" draw:text-style-name="P8" draw:layer="layout" svg:width="0.004cm" svg:height="0.309cm" svg:x="6.393cm" svg:y="12.837cm" svg:viewBox="0 0 5 310" draw:points="0,310 5,310 5,0 0,0">
          <text:p/>
        </draw:polygon>
        <draw:line draw:style-name="gr59" draw:text-style-name="P9" draw:layer="layout" svg:x1="6.751cm" svg:y1="12.839cm" svg:x2="6.751cm" svg:y2="13.144cm">
          <text:p/>
        </draw:line>
        <draw:polygon draw:style-name="gr58" draw:text-style-name="P8" draw:layer="layout" svg:width="0.004cm" svg:height="0.309cm" svg:x="6.749cm" svg:y="12.837cm" svg:viewBox="0 0 5 310" draw:points="0,310 5,310 5,0 0,0">
          <text:p/>
        </draw:polygon>
        <draw:line draw:style-name="gr59" draw:text-style-name="P9" draw:layer="layout" svg:x1="7.107cm" svg:y1="12.839cm" svg:x2="7.107cm" svg:y2="13.144cm">
          <text:p/>
        </draw:line>
        <draw:polygon draw:style-name="gr58" draw:text-style-name="P8" draw:layer="layout" svg:width="0.004cm" svg:height="0.309cm" svg:x="7.105cm" svg:y="12.837cm" svg:viewBox="0 0 5 310" draw:points="0,310 5,310 5,0 0,0">
          <text:p/>
        </draw:polygon>
        <draw:line draw:style-name="gr59" draw:text-style-name="P9" draw:layer="layout" svg:x1="7.463cm" svg:y1="12.839cm" svg:x2="7.463cm" svg:y2="13.144cm">
          <text:p/>
        </draw:line>
        <draw:polygon draw:style-name="gr58" draw:text-style-name="P8" draw:layer="layout" svg:width="0.005cm" svg:height="0.309cm" svg:x="7.46cm" svg:y="12.837cm" svg:viewBox="0 0 6 310" draw:points="0,310 6,310 6,0 0,0">
          <text:p/>
        </draw:polygon>
        <draw:line draw:style-name="gr59" draw:text-style-name="P9" draw:layer="layout" svg:x1="7.818cm" svg:y1="12.839cm" svg:x2="7.818cm" svg:y2="13.144cm">
          <text:p/>
        </draw:line>
        <draw:polygon draw:style-name="gr58" draw:text-style-name="P8" draw:layer="layout" svg:width="0.004cm" svg:height="0.309cm" svg:x="7.816cm" svg:y="12.837cm" svg:viewBox="0 0 5 310" draw:points="0,310 5,310 5,0 0,0">
          <text:p/>
        </draw:polygon>
        <draw:line draw:style-name="gr59" draw:text-style-name="P9" draw:layer="layout" svg:x1="8.174cm" svg:y1="12.839cm" svg:x2="8.174cm" svg:y2="13.144cm">
          <text:p/>
        </draw:line>
        <draw:polygon draw:style-name="gr58" draw:text-style-name="P8" draw:layer="layout" svg:width="0.004cm" svg:height="0.309cm" svg:x="8.172cm" svg:y="12.837cm" svg:viewBox="0 0 5 310" draw:points="0,310 5,310 5,0 0,0">
          <text:p/>
        </draw:polygon>
        <draw:line draw:style-name="gr59" draw:text-style-name="P9" draw:layer="layout" svg:x1="8.529cm" svg:y1="12.839cm" svg:x2="8.529cm" svg:y2="13.144cm">
          <text:p/>
        </draw:line>
        <draw:polygon draw:style-name="gr58" draw:text-style-name="P8" draw:layer="layout" svg:width="0.004cm" svg:height="0.309cm" svg:x="8.527cm" svg:y="12.837cm" svg:viewBox="0 0 5 310" draw:points="0,310 5,310 5,0 0,0">
          <text:p/>
        </draw:polygon>
        <draw:line draw:style-name="gr59" draw:text-style-name="P9" draw:layer="layout" svg:x1="8.885cm" svg:y1="12.839cm" svg:x2="8.885cm" svg:y2="13.144cm">
          <text:p/>
        </draw:line>
        <draw:polygon draw:style-name="gr58" draw:text-style-name="P8" draw:layer="layout" svg:width="0.004cm" svg:height="0.309cm" svg:x="8.883cm" svg:y="12.837cm" svg:viewBox="0 0 5 310" draw:points="0,310 5,310 5,0 0,0">
          <text:p/>
        </draw:polygon>
        <draw:line draw:style-name="gr59" draw:text-style-name="P9" draw:layer="layout" svg:x1="9.241cm" svg:y1="12.839cm" svg:x2="9.241cm" svg:y2="13.144cm">
          <text:p/>
        </draw:line>
        <draw:polygon draw:style-name="gr58" draw:text-style-name="P8" draw:layer="layout" svg:width="0.005cm" svg:height="0.309cm" svg:x="9.238cm" svg:y="12.837cm" svg:viewBox="0 0 6 310" draw:points="0,310 6,310 6,0 0,0">
          <text:p/>
        </draw:polygon>
        <draw:line draw:style-name="gr59" draw:text-style-name="P9" draw:layer="layout" svg:x1="9.596cm" svg:y1="12.839cm" svg:x2="9.596cm" svg:y2="13.144cm">
          <text:p/>
        </draw:line>
        <draw:polygon draw:style-name="gr58" draw:text-style-name="P8" draw:layer="layout" svg:width="0.004cm" svg:height="0.309cm" svg:x="9.594cm" svg:y="12.837cm" svg:viewBox="0 0 5 310" draw:points="0,310 5,310 5,0 0,0">
          <text:p/>
        </draw:polygon>
        <draw:line draw:style-name="gr59" draw:text-style-name="P9" draw:layer="layout" svg:x1="9.952cm" svg:y1="12.839cm" svg:x2="9.952cm" svg:y2="13.144cm">
          <text:p/>
        </draw:line>
        <draw:polygon draw:style-name="gr58" draw:text-style-name="P8" draw:layer="layout" svg:width="0.004cm" svg:height="0.309cm" svg:x="9.95cm" svg:y="12.837cm" svg:viewBox="0 0 5 310" draw:points="0,310 5,310 5,0 0,0">
          <text:p/>
        </draw:polygon>
        <draw:line draw:style-name="gr59" draw:text-style-name="P9" draw:layer="layout" svg:x1="10.307cm" svg:y1="12.839cm" svg:x2="10.307cm" svg:y2="13.144cm">
          <text:p/>
        </draw:line>
        <draw:polygon draw:style-name="gr58" draw:text-style-name="P8" draw:layer="layout" svg:width="0.004cm" svg:height="0.309cm" svg:x="10.305cm" svg:y="12.837cm" svg:viewBox="0 0 5 310" draw:points="0,310 5,310 5,0 0,0">
          <text:p/>
        </draw:polygon>
        <draw:line draw:style-name="gr59" draw:text-style-name="P9" draw:layer="layout" svg:x1="10.663cm" svg:y1="12.839cm" svg:x2="10.663cm" svg:y2="13.144cm">
          <text:p/>
        </draw:line>
        <draw:polygon draw:style-name="gr58" draw:text-style-name="P8" draw:layer="layout" svg:width="0.004cm" svg:height="0.309cm" svg:x="10.661cm" svg:y="12.837cm" svg:viewBox="0 0 5 310" draw:points="0,310 5,310 5,0 0,0">
          <text:p/>
        </draw:polygon>
        <draw:line draw:style-name="gr59" draw:text-style-name="P9" draw:layer="layout" svg:x1="11.019cm" svg:y1="12.839cm" svg:x2="11.019cm" svg:y2="13.144cm">
          <text:p/>
        </draw:line>
        <draw:polygon draw:style-name="gr58" draw:text-style-name="P8" draw:layer="layout" svg:width="0.005cm" svg:height="0.309cm" svg:x="11.016cm" svg:y="12.837cm" svg:viewBox="0 0 6 310" draw:points="0,310 6,310 6,0 0,0">
          <text:p/>
        </draw:polygon>
        <draw:line draw:style-name="gr59" draw:text-style-name="P9" draw:layer="layout" svg:x1="11.375cm" svg:y1="12.839cm" svg:x2="11.375cm" svg:y2="13.144cm">
          <text:p/>
        </draw:line>
        <draw:polygon draw:style-name="gr58" draw:text-style-name="P8" draw:layer="layout" svg:width="0.004cm" svg:height="0.309cm" svg:x="11.373cm" svg:y="12.837cm" svg:viewBox="0 0 5 310" draw:points="0,310 5,310 5,0 0,0">
          <text:p/>
        </draw:polygon>
        <draw:line draw:style-name="gr59" draw:text-style-name="P9" draw:layer="layout" svg:x1="11.73cm" svg:y1="12.839cm" svg:x2="11.73cm" svg:y2="13.144cm">
          <text:p/>
        </draw:line>
        <draw:polygon draw:style-name="gr58" draw:text-style-name="P8" draw:layer="layout" svg:width="0.005cm" svg:height="0.309cm" svg:x="11.728cm" svg:y="12.837cm" svg:viewBox="0 0 6 310" draw:points="0,310 6,310 6,0 0,0">
          <text:p/>
        </draw:polygon>
        <draw:line draw:style-name="gr59" draw:text-style-name="P9" draw:layer="layout" svg:x1="12.086cm" svg:y1="12.839cm" svg:x2="12.086cm" svg:y2="13.144cm">
          <text:p/>
        </draw:line>
        <draw:polygon draw:style-name="gr58" draw:text-style-name="P8" draw:layer="layout" svg:width="0.004cm" svg:height="0.309cm" svg:x="12.084cm" svg:y="12.837cm" svg:viewBox="0 0 5 310" draw:points="0,310 5,310 5,0 0,0">
          <text:p/>
        </draw:polygon>
        <draw:line draw:style-name="gr59" draw:text-style-name="P9" draw:layer="layout" svg:x1="12.442cm" svg:y1="12.839cm" svg:x2="12.442cm" svg:y2="13.144cm">
          <text:p/>
        </draw:line>
        <draw:polygon draw:style-name="gr58" draw:text-style-name="P8" draw:layer="layout" svg:width="0.004cm" svg:height="0.309cm" svg:x="12.44cm" svg:y="12.837cm" svg:viewBox="0 0 5 310" draw:points="0,310 5,310 5,0 0,0">
          <text:p/>
        </draw:polygon>
        <draw:line draw:style-name="gr59" draw:text-style-name="P9" draw:layer="layout" svg:x1="12.797cm" svg:y1="12.839cm" svg:x2="12.797cm" svg:y2="13.144cm">
          <text:p/>
        </draw:line>
        <draw:polygon draw:style-name="gr58" draw:text-style-name="P8" draw:layer="layout" svg:width="0.004cm" svg:height="0.309cm" svg:x="12.795cm" svg:y="12.837cm" svg:viewBox="0 0 5 310" draw:points="0,310 5,310 5,0 0,0">
          <text:p/>
        </draw:polygon>
        <draw:line draw:style-name="gr59" draw:text-style-name="P9" draw:layer="layout" svg:x1="13.153cm" svg:y1="12.839cm" svg:x2="13.153cm" svg:y2="13.144cm">
          <text:p/>
        </draw:line>
        <draw:polygon draw:style-name="gr58" draw:text-style-name="P8" draw:layer="layout" svg:width="0.004cm" svg:height="0.309cm" svg:x="13.151cm" svg:y="12.837cm" svg:viewBox="0 0 5 310" draw:points="0,310 5,310 5,0 0,0">
          <text:p/>
        </draw:polygon>
        <draw:line draw:style-name="gr59" draw:text-style-name="P9" draw:layer="layout" svg:x1="13.508cm" svg:y1="12.839cm" svg:x2="13.508cm" svg:y2="13.144cm">
          <text:p/>
        </draw:line>
        <draw:polygon draw:style-name="gr58" draw:text-style-name="P8" draw:layer="layout" svg:width="0.005cm" svg:height="0.309cm" svg:x="13.506cm" svg:y="12.837cm" svg:viewBox="0 0 6 310" draw:points="0,310 6,310 6,0 0,0">
          <text:p/>
        </draw:polygon>
        <draw:line draw:style-name="gr59" draw:text-style-name="P9" draw:layer="layout" svg:x1="13.864cm" svg:y1="12.839cm" svg:x2="13.864cm" svg:y2="13.144cm">
          <text:p/>
        </draw:line>
        <draw:polygon draw:style-name="gr58" draw:text-style-name="P8" draw:layer="layout" svg:width="0.004cm" svg:height="0.309cm" svg:x="13.862cm" svg:y="12.837cm" svg:viewBox="0 0 5 310" draw:points="0,310 5,310 5,0 0,0">
          <text:p/>
        </draw:polygon>
        <draw:line draw:style-name="gr59" draw:text-style-name="P9" draw:layer="layout" svg:x1="14.22cm" svg:y1="12.839cm" svg:x2="14.22cm" svg:y2="13.144cm">
          <text:p/>
        </draw:line>
        <draw:polygon draw:style-name="gr58" draw:text-style-name="P8" draw:layer="layout" svg:width="0.004cm" svg:height="0.309cm" svg:x="14.218cm" svg:y="12.837cm" svg:viewBox="0 0 5 310" draw:points="0,310 5,310 5,0 0,0">
          <text:p/>
        </draw:polygon>
        <draw:line draw:style-name="gr59" draw:text-style-name="P9" draw:layer="layout" svg:x1="14.575cm" svg:y1="12.839cm" svg:x2="14.575cm" svg:y2="13.144cm">
          <text:p/>
        </draw:line>
        <draw:polygon draw:style-name="gr58" draw:text-style-name="P8" draw:layer="layout" svg:width="0.004cm" svg:height="0.309cm" svg:x="14.573cm" svg:y="12.837cm" svg:viewBox="0 0 5 310" draw:points="0,310 5,310 5,0 0,0">
          <text:p/>
        </draw:polygon>
        <draw:line draw:style-name="gr59" draw:text-style-name="P9" draw:layer="layout" svg:x1="14.931cm" svg:y1="12.839cm" svg:x2="14.931cm" svg:y2="13.144cm">
          <text:p/>
        </draw:line>
        <draw:polygon draw:style-name="gr58" draw:text-style-name="P8" draw:layer="layout" svg:width="0.004cm" svg:height="0.309cm" svg:x="14.929cm" svg:y="12.837cm" svg:viewBox="0 0 5 310" draw:points="0,310 5,310 5,0 0,0">
          <text:p/>
        </draw:polygon>
        <draw:line draw:style-name="gr59" draw:text-style-name="P9" draw:layer="layout" svg:x1="15.286cm" svg:y1="12.839cm" svg:x2="15.286cm" svg:y2="13.144cm">
          <text:p/>
        </draw:line>
        <draw:polygon draw:style-name="gr58" draw:text-style-name="P8" draw:layer="layout" svg:width="0.005cm" svg:height="0.309cm" svg:x="15.284cm" svg:y="12.837cm" svg:viewBox="0 0 6 310" draw:points="0,310 6,310 6,0 0,0">
          <text:p/>
        </draw:polygon>
        <draw:line draw:style-name="gr59" draw:text-style-name="P9" draw:layer="layout" svg:x1="15.643cm" svg:y1="12.839cm" svg:x2="15.643cm" svg:y2="13.144cm">
          <text:p/>
        </draw:line>
        <draw:polygon draw:style-name="gr58" draw:text-style-name="P8" draw:layer="layout" svg:width="0.004cm" svg:height="0.309cm" svg:x="15.641cm" svg:y="12.837cm" svg:viewBox="0 0 5 310" draw:points="0,310 5,310 5,0 0,0">
          <text:p/>
        </draw:polygon>
        <draw:line draw:style-name="gr59" draw:text-style-name="P9" draw:layer="layout" svg:x1="15.999cm" svg:y1="12.839cm" svg:x2="15.999cm" svg:y2="13.144cm">
          <text:p/>
        </draw:line>
        <draw:polygon draw:style-name="gr58" draw:text-style-name="P8" draw:layer="layout" svg:width="0.004cm" svg:height="0.309cm" svg:x="15.997cm" svg:y="12.837cm" svg:viewBox="0 0 5 310" draw:points="0,310 5,310 5,0 0,0">
          <text:p/>
        </draw:polygon>
        <draw:line draw:style-name="gr59" draw:text-style-name="P9" draw:layer="layout" svg:x1="16.354cm" svg:y1="12.839cm" svg:x2="16.354cm" svg:y2="13.144cm">
          <text:p/>
        </draw:line>
        <draw:polygon draw:style-name="gr58" draw:text-style-name="P8" draw:layer="layout" svg:width="0.004cm" svg:height="0.309cm" svg:x="16.352cm" svg:y="12.837cm" svg:viewBox="0 0 5 310" draw:points="0,310 5,310 5,0 0,0">
          <text:p/>
        </draw:polygon>
        <draw:line draw:style-name="gr59" draw:text-style-name="P9" draw:layer="layout" svg:x1="16.71cm" svg:y1="12.839cm" svg:x2="16.71cm" svg:y2="13.144cm">
          <text:p/>
        </draw:line>
        <draw:polygon draw:style-name="gr58" draw:text-style-name="P8" draw:layer="layout" svg:width="0.004cm" svg:height="0.309cm" svg:x="16.708cm" svg:y="12.837cm" svg:viewBox="0 0 5 310" draw:points="0,310 5,310 5,0 0,0">
          <text:p/>
        </draw:polygon>
        <draw:line draw:style-name="gr59" draw:text-style-name="P9" draw:layer="layout" svg:x1="17.065cm" svg:y1="12.839cm" svg:x2="17.065cm" svg:y2="13.144cm">
          <text:p/>
        </draw:line>
        <draw:polygon draw:style-name="gr58" draw:text-style-name="P8" draw:layer="layout" svg:width="0.005cm" svg:height="0.309cm" svg:x="17.063cm" svg:y="12.837cm" svg:viewBox="0 0 6 310" draw:points="0,310 6,310 6,0 0,0">
          <text:p/>
        </draw:polygon>
        <draw:line draw:style-name="gr59" draw:text-style-name="P9" draw:layer="layout" svg:x1="17.421cm" svg:y1="12.839cm" svg:x2="17.421cm" svg:y2="13.144cm">
          <text:p/>
        </draw:line>
        <draw:polygon draw:style-name="gr58" draw:text-style-name="P8" draw:layer="layout" svg:width="0.004cm" svg:height="0.309cm" svg:x="17.419cm" svg:y="12.837cm" svg:viewBox="0 0 5 310" draw:points="0,310 5,310 5,0 0,0">
          <text:p/>
        </draw:polygon>
        <draw:line draw:style-name="gr59" draw:text-style-name="P9" draw:layer="layout" svg:x1="17.777cm" svg:y1="12.839cm" svg:x2="17.777cm" svg:y2="13.144cm">
          <text:p/>
        </draw:line>
        <draw:polygon draw:style-name="gr58" draw:text-style-name="P8" draw:layer="layout" svg:width="0.004cm" svg:height="0.309cm" svg:x="17.775cm" svg:y="12.837cm" svg:viewBox="0 0 5 310" draw:points="0,310 5,310 5,0 0,0">
          <text:p/>
        </draw:polygon>
        <draw:line draw:style-name="gr59" draw:text-style-name="P9" draw:layer="layout" svg:x1="3.194cm" svg:y1="13.808cm" svg:x2="3.194cm" svg:y2="14.113cm">
          <text:p/>
        </draw:line>
        <draw:polygon draw:style-name="gr58" draw:text-style-name="P8" draw:layer="layout" svg:width="0.005cm" svg:height="0.309cm" svg:x="3.192cm" svg:y="13.806cm" svg:viewBox="0 0 6 310" draw:points="0,310 6,310 6,0 0,0">
          <text:p/>
        </draw:polygon>
        <draw:line draw:style-name="gr59" draw:text-style-name="P9" draw:layer="layout" svg:x1="3.55cm" svg:y1="13.808cm" svg:x2="3.55cm" svg:y2="14.113cm">
          <text:p/>
        </draw:line>
        <draw:polygon draw:style-name="gr58" draw:text-style-name="P8" draw:layer="layout" svg:width="0.004cm" svg:height="0.309cm" svg:x="3.548cm" svg:y="13.806cm" svg:viewBox="0 0 5 310" draw:points="0,310 5,310 5,0 0,0">
          <text:p/>
        </draw:polygon>
        <draw:line draw:style-name="gr59" draw:text-style-name="P9" draw:layer="layout" svg:x1="3.905cm" svg:y1="13.808cm" svg:x2="3.905cm" svg:y2="14.113cm">
          <text:p/>
        </draw:line>
        <draw:polygon draw:style-name="gr58" draw:text-style-name="P8" draw:layer="layout" svg:width="0.005cm" svg:height="0.309cm" svg:x="3.903cm" svg:y="13.806cm" svg:viewBox="0 0 6 310" draw:points="0,310 6,310 6,0 0,0">
          <text:p/>
        </draw:polygon>
        <draw:line draw:style-name="gr59" draw:text-style-name="P9" draw:layer="layout" svg:x1="4.261cm" svg:y1="13.808cm" svg:x2="4.261cm" svg:y2="14.113cm">
          <text:p/>
        </draw:line>
        <draw:polygon draw:style-name="gr58" draw:text-style-name="P8" draw:layer="layout" svg:width="0.004cm" svg:height="0.309cm" svg:x="4.259cm" svg:y="13.806cm" svg:viewBox="0 0 5 310" draw:points="0,310 5,310 5,0 0,0">
          <text:p/>
        </draw:polygon>
        <draw:line draw:style-name="gr59" draw:text-style-name="P9" draw:layer="layout" svg:x1="4.617cm" svg:y1="13.808cm" svg:x2="4.617cm" svg:y2="14.113cm">
          <text:p/>
        </draw:line>
        <draw:polygon draw:style-name="gr58" draw:text-style-name="P8" draw:layer="layout" svg:width="0.004cm" svg:height="0.309cm" svg:x="4.615cm" svg:y="13.806cm" svg:viewBox="0 0 5 310" draw:points="0,310 5,310 5,0 0,0">
          <text:p/>
        </draw:polygon>
        <draw:line draw:style-name="gr59" draw:text-style-name="P9" draw:layer="layout" svg:x1="4.972cm" svg:y1="13.808cm" svg:x2="4.972cm" svg:y2="14.113cm">
          <text:p/>
        </draw:line>
        <draw:polygon draw:style-name="gr58" draw:text-style-name="P8" draw:layer="layout" svg:width="0.004cm" svg:height="0.309cm" svg:x="4.97cm" svg:y="13.806cm" svg:viewBox="0 0 5 310" draw:points="0,310 5,310 5,0 0,0">
          <text:p/>
        </draw:polygon>
        <draw:line draw:style-name="gr59" draw:text-style-name="P9" draw:layer="layout" svg:x1="5.328cm" svg:y1="13.808cm" svg:x2="5.328cm" svg:y2="14.113cm">
          <text:p/>
        </draw:line>
        <draw:polygon draw:style-name="gr58" draw:text-style-name="P8" draw:layer="layout" svg:width="0.004cm" svg:height="0.309cm" svg:x="5.326cm" svg:y="13.806cm" svg:viewBox="0 0 5 310" draw:points="0,310 5,310 5,0 0,0">
          <text:p/>
        </draw:polygon>
        <draw:line draw:style-name="gr59" draw:text-style-name="P9" draw:layer="layout" svg:x1="5.683cm" svg:y1="13.808cm" svg:x2="5.683cm" svg:y2="14.113cm">
          <text:p/>
        </draw:line>
        <draw:polygon draw:style-name="gr58" draw:text-style-name="P8" draw:layer="layout" svg:width="0.006cm" svg:height="0.309cm" svg:x="5.681cm" svg:y="13.806cm" svg:viewBox="0 0 7 310" draw:points="0,310 7,310 7,0 0,0">
          <text:p/>
        </draw:polygon>
        <draw:line draw:style-name="gr59" draw:text-style-name="P9" draw:layer="layout" svg:x1="6.039cm" svg:y1="13.808cm" svg:x2="6.039cm" svg:y2="14.113cm">
          <text:p/>
        </draw:line>
        <draw:polygon draw:style-name="gr58" draw:text-style-name="P8" draw:layer="layout" svg:width="0.004cm" svg:height="0.309cm" svg:x="6.037cm" svg:y="13.806cm" svg:viewBox="0 0 5 310" draw:points="0,310 5,310 5,0 0,0">
          <text:p/>
        </draw:polygon>
        <draw:line draw:style-name="gr59" draw:text-style-name="P9" draw:layer="layout" svg:x1="6.395cm" svg:y1="13.808cm" svg:x2="6.395cm" svg:y2="14.113cm">
          <text:p/>
        </draw:line>
        <draw:polygon draw:style-name="gr58" draw:text-style-name="P8" draw:layer="layout" svg:width="0.004cm" svg:height="0.309cm" svg:x="6.393cm" svg:y="13.806cm" svg:viewBox="0 0 5 310" draw:points="0,310 5,310 5,0 0,0">
          <text:p/>
        </draw:polygon>
        <draw:line draw:style-name="gr59" draw:text-style-name="P9" draw:layer="layout" svg:x1="6.751cm" svg:y1="13.808cm" svg:x2="6.751cm" svg:y2="14.113cm">
          <text:p/>
        </draw:line>
        <draw:polygon draw:style-name="gr58" draw:text-style-name="P8" draw:layer="layout" svg:width="0.004cm" svg:height="0.309cm" svg:x="6.749cm" svg:y="13.806cm" svg:viewBox="0 0 5 310" draw:points="0,310 5,310 5,0 0,0">
          <text:p/>
        </draw:polygon>
        <draw:line draw:style-name="gr59" draw:text-style-name="P9" draw:layer="layout" svg:x1="7.107cm" svg:y1="13.808cm" svg:x2="7.107cm" svg:y2="14.113cm">
          <text:p/>
        </draw:line>
        <draw:polygon draw:style-name="gr58" draw:text-style-name="P8" draw:layer="layout" svg:width="0.004cm" svg:height="0.309cm" svg:x="7.105cm" svg:y="13.806cm" svg:viewBox="0 0 5 310" draw:points="0,310 5,310 5,0 0,0">
          <text:p/>
        </draw:polygon>
        <draw:line draw:style-name="gr59" draw:text-style-name="P9" draw:layer="layout" svg:x1="7.463cm" svg:y1="13.808cm" svg:x2="7.463cm" svg:y2="14.113cm">
          <text:p/>
        </draw:line>
        <draw:polygon draw:style-name="gr58" draw:text-style-name="P8" draw:layer="layout" svg:width="0.005cm" svg:height="0.309cm" svg:x="7.46cm" svg:y="13.806cm" svg:viewBox="0 0 6 310" draw:points="0,310 6,310 6,0 0,0">
          <text:p/>
        </draw:polygon>
        <draw:line draw:style-name="gr59" draw:text-style-name="P9" draw:layer="layout" svg:x1="7.818cm" svg:y1="13.808cm" svg:x2="7.818cm" svg:y2="14.113cm">
          <text:p/>
        </draw:line>
        <draw:polygon draw:style-name="gr58" draw:text-style-name="P8" draw:layer="layout" svg:width="0.004cm" svg:height="0.309cm" svg:x="7.816cm" svg:y="13.806cm" svg:viewBox="0 0 5 310" draw:points="0,310 5,310 5,0 0,0">
          <text:p/>
        </draw:polygon>
        <draw:line draw:style-name="gr59" draw:text-style-name="P9" draw:layer="layout" svg:x1="8.174cm" svg:y1="13.808cm" svg:x2="8.174cm" svg:y2="14.113cm">
          <text:p/>
        </draw:line>
        <draw:polygon draw:style-name="gr58" draw:text-style-name="P8" draw:layer="layout" svg:width="0.004cm" svg:height="0.309cm" svg:x="8.172cm" svg:y="13.806cm" svg:viewBox="0 0 5 310" draw:points="0,310 5,310 5,0 0,0">
          <text:p/>
        </draw:polygon>
        <draw:line draw:style-name="gr59" draw:text-style-name="P9" draw:layer="layout" svg:x1="8.529cm" svg:y1="13.808cm" svg:x2="8.529cm" svg:y2="14.113cm">
          <text:p/>
        </draw:line>
        <draw:polygon draw:style-name="gr58" draw:text-style-name="P8" draw:layer="layout" svg:width="0.004cm" svg:height="0.309cm" svg:x="8.527cm" svg:y="13.806cm" svg:viewBox="0 0 5 310" draw:points="0,310 5,310 5,0 0,0">
          <text:p/>
        </draw:polygon>
        <draw:line draw:style-name="gr59" draw:text-style-name="P9" draw:layer="layout" svg:x1="8.885cm" svg:y1="13.808cm" svg:x2="8.885cm" svg:y2="14.113cm">
          <text:p/>
        </draw:line>
        <draw:polygon draw:style-name="gr58" draw:text-style-name="P8" draw:layer="layout" svg:width="0.004cm" svg:height="0.309cm" svg:x="8.883cm" svg:y="13.806cm" svg:viewBox="0 0 5 310" draw:points="0,310 5,310 5,0 0,0">
          <text:p/>
        </draw:polygon>
        <draw:line draw:style-name="gr59" draw:text-style-name="P9" draw:layer="layout" svg:x1="9.241cm" svg:y1="13.808cm" svg:x2="9.241cm" svg:y2="14.113cm">
          <text:p/>
        </draw:line>
        <draw:polygon draw:style-name="gr58" draw:text-style-name="P8" draw:layer="layout" svg:width="0.005cm" svg:height="0.309cm" svg:x="9.238cm" svg:y="13.806cm" svg:viewBox="0 0 6 310" draw:points="0,310 6,310 6,0 0,0">
          <text:p/>
        </draw:polygon>
        <draw:line draw:style-name="gr59" draw:text-style-name="P9" draw:layer="layout" svg:x1="9.596cm" svg:y1="13.808cm" svg:x2="9.596cm" svg:y2="14.113cm">
          <text:p/>
        </draw:line>
        <draw:polygon draw:style-name="gr58" draw:text-style-name="P8" draw:layer="layout" svg:width="0.004cm" svg:height="0.309cm" svg:x="9.594cm" svg:y="13.806cm" svg:viewBox="0 0 5 310" draw:points="0,310 5,310 5,0 0,0">
          <text:p/>
        </draw:polygon>
        <draw:line draw:style-name="gr59" draw:text-style-name="P9" draw:layer="layout" svg:x1="9.952cm" svg:y1="13.808cm" svg:x2="9.952cm" svg:y2="14.113cm">
          <text:p/>
        </draw:line>
        <draw:polygon draw:style-name="gr58" draw:text-style-name="P8" draw:layer="layout" svg:width="0.004cm" svg:height="0.309cm" svg:x="9.95cm" svg:y="13.806cm" svg:viewBox="0 0 5 310" draw:points="0,310 5,310 5,0 0,0">
          <text:p/>
        </draw:polygon>
        <draw:line draw:style-name="gr59" draw:text-style-name="P9" draw:layer="layout" svg:x1="10.307cm" svg:y1="13.808cm" svg:x2="10.307cm" svg:y2="14.113cm">
          <text:p/>
        </draw:line>
        <draw:polygon draw:style-name="gr58" draw:text-style-name="P8" draw:layer="layout" svg:width="0.004cm" svg:height="0.309cm" svg:x="10.305cm" svg:y="13.806cm" svg:viewBox="0 0 5 310" draw:points="0,310 5,310 5,0 0,0">
          <text:p/>
        </draw:polygon>
        <draw:line draw:style-name="gr59" draw:text-style-name="P9" draw:layer="layout" svg:x1="10.663cm" svg:y1="13.808cm" svg:x2="10.663cm" svg:y2="14.113cm">
          <text:p/>
        </draw:line>
        <draw:polygon draw:style-name="gr58" draw:text-style-name="P8" draw:layer="layout" svg:width="0.004cm" svg:height="0.309cm" svg:x="10.661cm" svg:y="13.806cm" svg:viewBox="0 0 5 310" draw:points="0,310 5,310 5,0 0,0">
          <text:p/>
        </draw:polygon>
        <draw:line draw:style-name="gr59" draw:text-style-name="P9" draw:layer="layout" svg:x1="11.019cm" svg:y1="13.808cm" svg:x2="11.019cm" svg:y2="14.113cm">
          <text:p/>
        </draw:line>
        <draw:polygon draw:style-name="gr58" draw:text-style-name="P8" draw:layer="layout" svg:width="0.005cm" svg:height="0.309cm" svg:x="11.016cm" svg:y="13.806cm" svg:viewBox="0 0 6 310" draw:points="0,310 6,310 6,0 0,0">
          <text:p/>
        </draw:polygon>
        <draw:line draw:style-name="gr59" draw:text-style-name="P9" draw:layer="layout" svg:x1="11.375cm" svg:y1="13.808cm" svg:x2="11.375cm" svg:y2="14.113cm">
          <text:p/>
        </draw:line>
        <draw:polygon draw:style-name="gr58" draw:text-style-name="P8" draw:layer="layout" svg:width="0.004cm" svg:height="0.309cm" svg:x="11.373cm" svg:y="13.806cm" svg:viewBox="0 0 5 310" draw:points="0,310 5,310 5,0 0,0">
          <text:p/>
        </draw:polygon>
        <draw:line draw:style-name="gr59" draw:text-style-name="P9" draw:layer="layout" svg:x1="11.73cm" svg:y1="13.808cm" svg:x2="11.73cm" svg:y2="14.113cm">
          <text:p/>
        </draw:line>
        <draw:polygon draw:style-name="gr58" draw:text-style-name="P8" draw:layer="layout" svg:width="0.005cm" svg:height="0.309cm" svg:x="11.728cm" svg:y="13.806cm" svg:viewBox="0 0 6 310" draw:points="0,310 6,310 6,0 0,0">
          <text:p/>
        </draw:polygon>
        <draw:line draw:style-name="gr59" draw:text-style-name="P9" draw:layer="layout" svg:x1="12.086cm" svg:y1="13.808cm" svg:x2="12.086cm" svg:y2="14.113cm">
          <text:p/>
        </draw:line>
        <draw:polygon draw:style-name="gr58" draw:text-style-name="P8" draw:layer="layout" svg:width="0.004cm" svg:height="0.309cm" svg:x="12.084cm" svg:y="13.806cm" svg:viewBox="0 0 5 310" draw:points="0,310 5,310 5,0 0,0">
          <text:p/>
        </draw:polygon>
        <draw:line draw:style-name="gr59" draw:text-style-name="P9" draw:layer="layout" svg:x1="12.442cm" svg:y1="13.808cm" svg:x2="12.442cm" svg:y2="14.113cm">
          <text:p/>
        </draw:line>
        <draw:polygon draw:style-name="gr58" draw:text-style-name="P8" draw:layer="layout" svg:width="0.004cm" svg:height="0.309cm" svg:x="12.44cm" svg:y="13.806cm" svg:viewBox="0 0 5 310" draw:points="0,310 5,310 5,0 0,0">
          <text:p/>
        </draw:polygon>
        <draw:line draw:style-name="gr59" draw:text-style-name="P9" draw:layer="layout" svg:x1="12.797cm" svg:y1="13.808cm" svg:x2="12.797cm" svg:y2="14.113cm">
          <text:p/>
        </draw:line>
        <draw:polygon draw:style-name="gr58" draw:text-style-name="P8" draw:layer="layout" svg:width="0.004cm" svg:height="0.309cm" svg:x="12.795cm" svg:y="13.806cm" svg:viewBox="0 0 5 310" draw:points="0,310 5,310 5,0 0,0">
          <text:p/>
        </draw:polygon>
        <draw:line draw:style-name="gr59" draw:text-style-name="P9" draw:layer="layout" svg:x1="13.153cm" svg:y1="13.808cm" svg:x2="13.153cm" svg:y2="14.113cm">
          <text:p/>
        </draw:line>
        <draw:polygon draw:style-name="gr58" draw:text-style-name="P8" draw:layer="layout" svg:width="0.004cm" svg:height="0.309cm" svg:x="13.151cm" svg:y="13.806cm" svg:viewBox="0 0 5 310" draw:points="0,310 5,310 5,0 0,0">
          <text:p/>
        </draw:polygon>
        <draw:line draw:style-name="gr59" draw:text-style-name="P9" draw:layer="layout" svg:x1="13.508cm" svg:y1="13.808cm" svg:x2="13.508cm" svg:y2="14.113cm">
          <text:p/>
        </draw:line>
        <draw:polygon draw:style-name="gr58" draw:text-style-name="P8" draw:layer="layout" svg:width="0.005cm" svg:height="0.309cm" svg:x="13.506cm" svg:y="13.806cm" svg:viewBox="0 0 6 310" draw:points="0,310 6,310 6,0 0,0">
          <text:p/>
        </draw:polygon>
        <draw:line draw:style-name="gr59" draw:text-style-name="P9" draw:layer="layout" svg:x1="13.864cm" svg:y1="13.808cm" svg:x2="13.864cm" svg:y2="14.113cm">
          <text:p/>
        </draw:line>
        <draw:polygon draw:style-name="gr58" draw:text-style-name="P8" draw:layer="layout" svg:width="0.004cm" svg:height="0.309cm" svg:x="13.862cm" svg:y="13.806cm" svg:viewBox="0 0 5 310" draw:points="0,310 5,310 5,0 0,0">
          <text:p/>
        </draw:polygon>
        <draw:line draw:style-name="gr59" draw:text-style-name="P9" draw:layer="layout" svg:x1="14.22cm" svg:y1="13.808cm" svg:x2="14.22cm" svg:y2="14.113cm">
          <text:p/>
        </draw:line>
        <draw:polygon draw:style-name="gr58" draw:text-style-name="P8" draw:layer="layout" svg:width="0.004cm" svg:height="0.309cm" svg:x="14.218cm" svg:y="13.806cm" svg:viewBox="0 0 5 310" draw:points="0,310 5,310 5,0 0,0">
          <text:p/>
        </draw:polygon>
        <draw:line draw:style-name="gr59" draw:text-style-name="P9" draw:layer="layout" svg:x1="14.575cm" svg:y1="13.808cm" svg:x2="14.575cm" svg:y2="14.113cm">
          <text:p/>
        </draw:line>
        <draw:polygon draw:style-name="gr58" draw:text-style-name="P8" draw:layer="layout" svg:width="0.004cm" svg:height="0.309cm" svg:x="14.573cm" svg:y="13.806cm" svg:viewBox="0 0 5 310" draw:points="0,310 5,310 5,0 0,0">
          <text:p/>
        </draw:polygon>
        <draw:line draw:style-name="gr59" draw:text-style-name="P9" draw:layer="layout" svg:x1="14.931cm" svg:y1="13.808cm" svg:x2="14.931cm" svg:y2="14.113cm">
          <text:p/>
        </draw:line>
        <draw:polygon draw:style-name="gr58" draw:text-style-name="P8" draw:layer="layout" svg:width="0.004cm" svg:height="0.309cm" svg:x="14.929cm" svg:y="13.806cm" svg:viewBox="0 0 5 310" draw:points="0,310 5,310 5,0 0,0">
          <text:p/>
        </draw:polygon>
        <draw:line draw:style-name="gr59" draw:text-style-name="P9" draw:layer="layout" svg:x1="15.286cm" svg:y1="13.808cm" svg:x2="15.286cm" svg:y2="14.113cm">
          <text:p/>
        </draw:line>
        <draw:polygon draw:style-name="gr58" draw:text-style-name="P8" draw:layer="layout" svg:width="0.005cm" svg:height="0.309cm" svg:x="15.284cm" svg:y="13.806cm" svg:viewBox="0 0 6 310" draw:points="0,310 6,310 6,0 0,0">
          <text:p/>
        </draw:polygon>
        <draw:line draw:style-name="gr59" draw:text-style-name="P9" draw:layer="layout" svg:x1="15.643cm" svg:y1="13.808cm" svg:x2="15.643cm" svg:y2="14.113cm">
          <text:p/>
        </draw:line>
        <draw:polygon draw:style-name="gr58" draw:text-style-name="P8" draw:layer="layout" svg:width="0.004cm" svg:height="0.309cm" svg:x="15.641cm" svg:y="13.806cm" svg:viewBox="0 0 5 310" draw:points="0,310 5,310 5,0 0,0">
          <text:p/>
        </draw:polygon>
        <draw:line draw:style-name="gr59" draw:text-style-name="P9" draw:layer="layout" svg:x1="15.999cm" svg:y1="13.808cm" svg:x2="15.999cm" svg:y2="14.113cm">
          <text:p/>
        </draw:line>
        <draw:polygon draw:style-name="gr58" draw:text-style-name="P8" draw:layer="layout" svg:width="0.004cm" svg:height="0.309cm" svg:x="15.997cm" svg:y="13.806cm" svg:viewBox="0 0 5 310" draw:points="0,310 5,310 5,0 0,0">
          <text:p/>
        </draw:polygon>
        <draw:line draw:style-name="gr59" draw:text-style-name="P9" draw:layer="layout" svg:x1="16.354cm" svg:y1="13.808cm" svg:x2="16.354cm" svg:y2="14.113cm">
          <text:p/>
        </draw:line>
        <draw:polygon draw:style-name="gr58" draw:text-style-name="P8" draw:layer="layout" svg:width="0.004cm" svg:height="0.309cm" svg:x="16.352cm" svg:y="13.806cm" svg:viewBox="0 0 5 310" draw:points="0,310 5,310 5,0 0,0">
          <text:p/>
        </draw:polygon>
        <draw:line draw:style-name="gr59" draw:text-style-name="P9" draw:layer="layout" svg:x1="16.71cm" svg:y1="13.808cm" svg:x2="16.71cm" svg:y2="14.113cm">
          <text:p/>
        </draw:line>
        <draw:polygon draw:style-name="gr58" draw:text-style-name="P8" draw:layer="layout" svg:width="0.004cm" svg:height="0.309cm" svg:x="16.708cm" svg:y="13.806cm" svg:viewBox="0 0 5 310" draw:points="0,310 5,310 5,0 0,0">
          <text:p/>
        </draw:polygon>
        <draw:line draw:style-name="gr59" draw:text-style-name="P9" draw:layer="layout" svg:x1="17.065cm" svg:y1="13.808cm" svg:x2="17.065cm" svg:y2="14.113cm">
          <text:p/>
        </draw:line>
        <draw:polygon draw:style-name="gr58" draw:text-style-name="P8" draw:layer="layout" svg:width="0.005cm" svg:height="0.309cm" svg:x="17.063cm" svg:y="13.806cm" svg:viewBox="0 0 6 310" draw:points="0,310 6,310 6,0 0,0">
          <text:p/>
        </draw:polygon>
        <draw:line draw:style-name="gr59" draw:text-style-name="P9" draw:layer="layout" svg:x1="17.421cm" svg:y1="13.808cm" svg:x2="17.421cm" svg:y2="14.113cm">
          <text:p/>
        </draw:line>
        <draw:polygon draw:style-name="gr58" draw:text-style-name="P8" draw:layer="layout" svg:width="0.004cm" svg:height="0.309cm" svg:x="17.419cm" svg:y="13.806cm" svg:viewBox="0 0 5 310" draw:points="0,310 5,310 5,0 0,0">
          <text:p/>
        </draw:polygon>
        <draw:line draw:style-name="gr59" draw:text-style-name="P9" draw:layer="layout" svg:x1="17.777cm" svg:y1="13.808cm" svg:x2="17.777cm" svg:y2="14.113cm">
          <text:p/>
        </draw:line>
        <draw:polygon draw:style-name="gr58" draw:text-style-name="P8" draw:layer="layout" svg:width="0.004cm" svg:height="0.309cm" svg:x="17.775cm" svg:y="13.806cm" svg:viewBox="0 0 5 310" draw:points="0,310 5,310 5,0 0,0">
          <text:p/>
        </draw:polygon>
        <draw:line draw:style-name="gr59" draw:text-style-name="P9" draw:layer="layout" svg:x1="3.194cm" svg:y1="14.49cm" svg:x2="3.194cm" svg:y2="14.795cm">
          <text:p/>
        </draw:line>
        <draw:polygon draw:style-name="gr58" draw:text-style-name="P8" draw:layer="layout" svg:width="0.005cm" svg:height="0.309cm" svg:x="3.192cm" svg:y="14.488cm" svg:viewBox="0 0 6 310" draw:points="0,310 6,310 6,0 0,0">
          <text:p/>
        </draw:polygon>
        <draw:line draw:style-name="gr59" draw:text-style-name="P9" draw:layer="layout" svg:x1="3.55cm" svg:y1="14.49cm" svg:x2="3.55cm" svg:y2="14.795cm">
          <text:p/>
        </draw:line>
        <draw:polygon draw:style-name="gr58" draw:text-style-name="P8" draw:layer="layout" svg:width="0.004cm" svg:height="0.309cm" svg:x="3.548cm" svg:y="14.488cm" svg:viewBox="0 0 5 310" draw:points="0,310 5,310 5,0 0,0">
          <text:p/>
        </draw:polygon>
        <draw:line draw:style-name="gr59" draw:text-style-name="P9" draw:layer="layout" svg:x1="3.905cm" svg:y1="14.49cm" svg:x2="3.905cm" svg:y2="14.795cm">
          <text:p/>
        </draw:line>
        <draw:polygon draw:style-name="gr58" draw:text-style-name="P8" draw:layer="layout" svg:width="0.005cm" svg:height="0.309cm" svg:x="3.903cm" svg:y="14.488cm" svg:viewBox="0 0 6 310" draw:points="0,310 6,310 6,0 0,0">
          <text:p/>
        </draw:polygon>
        <draw:line draw:style-name="gr59" draw:text-style-name="P9" draw:layer="layout" svg:x1="4.261cm" svg:y1="14.49cm" svg:x2="4.261cm" svg:y2="14.795cm">
          <text:p/>
        </draw:line>
        <draw:polygon draw:style-name="gr58" draw:text-style-name="P8" draw:layer="layout" svg:width="0.004cm" svg:height="0.309cm" svg:x="4.259cm" svg:y="14.488cm" svg:viewBox="0 0 5 310" draw:points="0,310 5,310 5,0 0,0">
          <text:p/>
        </draw:polygon>
        <draw:line draw:style-name="gr59" draw:text-style-name="P9" draw:layer="layout" svg:x1="4.617cm" svg:y1="14.49cm" svg:x2="4.617cm" svg:y2="14.795cm">
          <text:p/>
        </draw:line>
        <draw:polygon draw:style-name="gr58" draw:text-style-name="P8" draw:layer="layout" svg:width="0.004cm" svg:height="0.309cm" svg:x="4.615cm" svg:y="14.488cm" svg:viewBox="0 0 5 310" draw:points="0,310 5,310 5,0 0,0">
          <text:p/>
        </draw:polygon>
        <draw:line draw:style-name="gr59" draw:text-style-name="P9" draw:layer="layout" svg:x1="4.972cm" svg:y1="14.49cm" svg:x2="4.972cm" svg:y2="14.795cm">
          <text:p/>
        </draw:line>
        <draw:polygon draw:style-name="gr58" draw:text-style-name="P8" draw:layer="layout" svg:width="0.004cm" svg:height="0.309cm" svg:x="4.97cm" svg:y="14.488cm" svg:viewBox="0 0 5 310" draw:points="0,310 5,310 5,0 0,0">
          <text:p/>
        </draw:polygon>
        <draw:line draw:style-name="gr59" draw:text-style-name="P9" draw:layer="layout" svg:x1="5.328cm" svg:y1="14.49cm" svg:x2="5.328cm" svg:y2="14.795cm">
          <text:p/>
        </draw:line>
        <draw:polygon draw:style-name="gr58" draw:text-style-name="P8" draw:layer="layout" svg:width="0.004cm" svg:height="0.309cm" svg:x="5.326cm" svg:y="14.488cm" svg:viewBox="0 0 5 310" draw:points="0,310 5,310 5,0 0,0">
          <text:p/>
        </draw:polygon>
        <draw:line draw:style-name="gr59" draw:text-style-name="P9" draw:layer="layout" svg:x1="5.683cm" svg:y1="14.49cm" svg:x2="5.683cm" svg:y2="14.795cm">
          <text:p/>
        </draw:line>
        <draw:polygon draw:style-name="gr58" draw:text-style-name="P8" draw:layer="layout" svg:width="0.006cm" svg:height="0.309cm" svg:x="5.681cm" svg:y="14.488cm" svg:viewBox="0 0 7 310" draw:points="0,310 7,310 7,0 0,0">
          <text:p/>
        </draw:polygon>
        <draw:line draw:style-name="gr59" draw:text-style-name="P9" draw:layer="layout" svg:x1="6.039cm" svg:y1="14.49cm" svg:x2="6.039cm" svg:y2="14.795cm">
          <text:p/>
        </draw:line>
        <draw:polygon draw:style-name="gr58" draw:text-style-name="P8" draw:layer="layout" svg:width="0.004cm" svg:height="0.309cm" svg:x="6.037cm" svg:y="14.488cm" svg:viewBox="0 0 5 310" draw:points="0,310 5,310 5,0 0,0">
          <text:p/>
        </draw:polygon>
        <draw:line draw:style-name="gr59" draw:text-style-name="P9" draw:layer="layout" svg:x1="6.395cm" svg:y1="14.49cm" svg:x2="6.395cm" svg:y2="14.795cm">
          <text:p/>
        </draw:line>
        <draw:polygon draw:style-name="gr58" draw:text-style-name="P8" draw:layer="layout" svg:width="0.004cm" svg:height="0.309cm" svg:x="6.393cm" svg:y="14.488cm" svg:viewBox="0 0 5 310" draw:points="0,310 5,310 5,0 0,0">
          <text:p/>
        </draw:polygon>
        <draw:line draw:style-name="gr59" draw:text-style-name="P9" draw:layer="layout" svg:x1="6.751cm" svg:y1="14.49cm" svg:x2="6.751cm" svg:y2="14.795cm">
          <text:p/>
        </draw:line>
        <draw:polygon draw:style-name="gr58" draw:text-style-name="P8" draw:layer="layout" svg:width="0.004cm" svg:height="0.309cm" svg:x="6.749cm" svg:y="14.488cm" svg:viewBox="0 0 5 310" draw:points="0,310 5,310 5,0 0,0">
          <text:p/>
        </draw:polygon>
        <draw:line draw:style-name="gr59" draw:text-style-name="P9" draw:layer="layout" svg:x1="7.107cm" svg:y1="14.49cm" svg:x2="7.107cm" svg:y2="14.795cm">
          <text:p/>
        </draw:line>
        <draw:polygon draw:style-name="gr58" draw:text-style-name="P8" draw:layer="layout" svg:width="0.004cm" svg:height="0.309cm" svg:x="7.105cm" svg:y="14.488cm" svg:viewBox="0 0 5 310" draw:points="0,310 5,310 5,0 0,0">
          <text:p/>
        </draw:polygon>
        <draw:line draw:style-name="gr59" draw:text-style-name="P9" draw:layer="layout" svg:x1="7.463cm" svg:y1="14.49cm" svg:x2="7.463cm" svg:y2="14.795cm">
          <text:p/>
        </draw:line>
        <draw:polygon draw:style-name="gr58" draw:text-style-name="P8" draw:layer="layout" svg:width="0.005cm" svg:height="0.309cm" svg:x="7.46cm" svg:y="14.488cm" svg:viewBox="0 0 6 310" draw:points="0,310 6,310 6,0 0,0">
          <text:p/>
        </draw:polygon>
        <draw:line draw:style-name="gr59" draw:text-style-name="P9" draw:layer="layout" svg:x1="7.818cm" svg:y1="14.49cm" svg:x2="7.818cm" svg:y2="14.795cm">
          <text:p/>
        </draw:line>
        <draw:polygon draw:style-name="gr58" draw:text-style-name="P8" draw:layer="layout" svg:width="0.004cm" svg:height="0.309cm" svg:x="7.816cm" svg:y="14.488cm" svg:viewBox="0 0 5 310" draw:points="0,310 5,310 5,0 0,0">
          <text:p/>
        </draw:polygon>
        <draw:line draw:style-name="gr59" draw:text-style-name="P9" draw:layer="layout" svg:x1="8.174cm" svg:y1="14.49cm" svg:x2="8.174cm" svg:y2="14.795cm">
          <text:p/>
        </draw:line>
        <draw:polygon draw:style-name="gr58" draw:text-style-name="P8" draw:layer="layout" svg:width="0.004cm" svg:height="0.309cm" svg:x="8.172cm" svg:y="14.488cm" svg:viewBox="0 0 5 310" draw:points="0,310 5,310 5,0 0,0">
          <text:p/>
        </draw:polygon>
        <draw:line draw:style-name="gr59" draw:text-style-name="P9" draw:layer="layout" svg:x1="8.529cm" svg:y1="14.49cm" svg:x2="8.529cm" svg:y2="14.795cm">
          <text:p/>
        </draw:line>
        <draw:polygon draw:style-name="gr58" draw:text-style-name="P8" draw:layer="layout" svg:width="0.004cm" svg:height="0.309cm" svg:x="8.527cm" svg:y="14.488cm" svg:viewBox="0 0 5 310" draw:points="0,310 5,310 5,0 0,0">
          <text:p/>
        </draw:polygon>
        <draw:line draw:style-name="gr59" draw:text-style-name="P9" draw:layer="layout" svg:x1="8.885cm" svg:y1="14.49cm" svg:x2="8.885cm" svg:y2="14.795cm">
          <text:p/>
        </draw:line>
        <draw:polygon draw:style-name="gr58" draw:text-style-name="P8" draw:layer="layout" svg:width="0.004cm" svg:height="0.309cm" svg:x="8.883cm" svg:y="14.488cm" svg:viewBox="0 0 5 310" draw:points="0,310 5,310 5,0 0,0">
          <text:p/>
        </draw:polygon>
        <draw:line draw:style-name="gr59" draw:text-style-name="P9" draw:layer="layout" svg:x1="9.241cm" svg:y1="14.49cm" svg:x2="9.241cm" svg:y2="14.795cm">
          <text:p/>
        </draw:line>
        <draw:polygon draw:style-name="gr58" draw:text-style-name="P8" draw:layer="layout" svg:width="0.005cm" svg:height="0.309cm" svg:x="9.238cm" svg:y="14.488cm" svg:viewBox="0 0 6 310" draw:points="0,310 6,310 6,0 0,0">
          <text:p/>
        </draw:polygon>
        <draw:line draw:style-name="gr59" draw:text-style-name="P9" draw:layer="layout" svg:x1="9.596cm" svg:y1="14.49cm" svg:x2="9.596cm" svg:y2="14.795cm">
          <text:p/>
        </draw:line>
        <draw:polygon draw:style-name="gr58" draw:text-style-name="P8" draw:layer="layout" svg:width="0.004cm" svg:height="0.309cm" svg:x="9.594cm" svg:y="14.488cm" svg:viewBox="0 0 5 310" draw:points="0,310 5,310 5,0 0,0">
          <text:p/>
        </draw:polygon>
        <draw:line draw:style-name="gr59" draw:text-style-name="P9" draw:layer="layout" svg:x1="9.952cm" svg:y1="14.49cm" svg:x2="9.952cm" svg:y2="14.795cm">
          <text:p/>
        </draw:line>
        <draw:polygon draw:style-name="gr58" draw:text-style-name="P8" draw:layer="layout" svg:width="0.004cm" svg:height="0.309cm" svg:x="9.95cm" svg:y="14.488cm" svg:viewBox="0 0 5 310" draw:points="0,310 5,310 5,0 0,0">
          <text:p/>
        </draw:polygon>
        <draw:line draw:style-name="gr59" draw:text-style-name="P9" draw:layer="layout" svg:x1="10.307cm" svg:y1="14.49cm" svg:x2="10.307cm" svg:y2="14.795cm">
          <text:p/>
        </draw:line>
        <draw:polygon draw:style-name="gr58" draw:text-style-name="P8" draw:layer="layout" svg:width="0.004cm" svg:height="0.309cm" svg:x="10.305cm" svg:y="14.488cm" svg:viewBox="0 0 5 310" draw:points="0,310 5,310 5,0 0,0">
          <text:p/>
        </draw:polygon>
        <draw:line draw:style-name="gr59" draw:text-style-name="P9" draw:layer="layout" svg:x1="10.663cm" svg:y1="14.49cm" svg:x2="10.663cm" svg:y2="14.795cm">
          <text:p/>
        </draw:line>
        <draw:polygon draw:style-name="gr58" draw:text-style-name="P8" draw:layer="layout" svg:width="0.004cm" svg:height="0.309cm" svg:x="10.661cm" svg:y="14.488cm" svg:viewBox="0 0 5 310" draw:points="0,310 5,310 5,0 0,0">
          <text:p/>
        </draw:polygon>
        <draw:line draw:style-name="gr59" draw:text-style-name="P9" draw:layer="layout" svg:x1="11.019cm" svg:y1="14.49cm" svg:x2="11.019cm" svg:y2="14.795cm">
          <text:p/>
        </draw:line>
        <draw:polygon draw:style-name="gr58" draw:text-style-name="P8" draw:layer="layout" svg:width="0.005cm" svg:height="0.309cm" svg:x="11.016cm" svg:y="14.488cm" svg:viewBox="0 0 6 310" draw:points="0,310 6,310 6,0 0,0">
          <text:p/>
        </draw:polygon>
        <draw:line draw:style-name="gr59" draw:text-style-name="P9" draw:layer="layout" svg:x1="11.375cm" svg:y1="14.49cm" svg:x2="11.375cm" svg:y2="14.795cm">
          <text:p/>
        </draw:line>
        <draw:polygon draw:style-name="gr58" draw:text-style-name="P8" draw:layer="layout" svg:width="0.004cm" svg:height="0.309cm" svg:x="11.373cm" svg:y="14.488cm" svg:viewBox="0 0 5 310" draw:points="0,310 5,310 5,0 0,0">
          <text:p/>
        </draw:polygon>
        <draw:line draw:style-name="gr59" draw:text-style-name="P9" draw:layer="layout" svg:x1="11.73cm" svg:y1="14.49cm" svg:x2="11.73cm" svg:y2="14.795cm">
          <text:p/>
        </draw:line>
        <draw:polygon draw:style-name="gr58" draw:text-style-name="P8" draw:layer="layout" svg:width="0.005cm" svg:height="0.309cm" svg:x="11.728cm" svg:y="14.488cm" svg:viewBox="0 0 6 310" draw:points="0,310 6,310 6,0 0,0">
          <text:p/>
        </draw:polygon>
        <draw:line draw:style-name="gr59" draw:text-style-name="P9" draw:layer="layout" svg:x1="12.086cm" svg:y1="14.49cm" svg:x2="12.086cm" svg:y2="14.795cm">
          <text:p/>
        </draw:line>
        <draw:polygon draw:style-name="gr58" draw:text-style-name="P8" draw:layer="layout" svg:width="0.004cm" svg:height="0.309cm" svg:x="12.084cm" svg:y="14.488cm" svg:viewBox="0 0 5 310" draw:points="0,310 5,310 5,0 0,0">
          <text:p/>
        </draw:polygon>
        <draw:line draw:style-name="gr59" draw:text-style-name="P9" draw:layer="layout" svg:x1="12.442cm" svg:y1="14.49cm" svg:x2="12.442cm" svg:y2="14.795cm">
          <text:p/>
        </draw:line>
        <draw:polygon draw:style-name="gr58" draw:text-style-name="P8" draw:layer="layout" svg:width="0.004cm" svg:height="0.309cm" svg:x="12.44cm" svg:y="14.488cm" svg:viewBox="0 0 5 310" draw:points="0,310 5,310 5,0 0,0">
          <text:p/>
        </draw:polygon>
        <draw:line draw:style-name="gr59" draw:text-style-name="P9" draw:layer="layout" svg:x1="12.797cm" svg:y1="14.49cm" svg:x2="12.797cm" svg:y2="14.795cm">
          <text:p/>
        </draw:line>
        <draw:polygon draw:style-name="gr58" draw:text-style-name="P8" draw:layer="layout" svg:width="0.004cm" svg:height="0.309cm" svg:x="12.795cm" svg:y="14.488cm" svg:viewBox="0 0 5 310" draw:points="0,310 5,310 5,0 0,0">
          <text:p/>
        </draw:polygon>
        <draw:line draw:style-name="gr59" draw:text-style-name="P9" draw:layer="layout" svg:x1="13.153cm" svg:y1="14.49cm" svg:x2="13.153cm" svg:y2="14.795cm">
          <text:p/>
        </draw:line>
        <draw:polygon draw:style-name="gr58" draw:text-style-name="P8" draw:layer="layout" svg:width="0.004cm" svg:height="0.309cm" svg:x="13.151cm" svg:y="14.488cm" svg:viewBox="0 0 5 310" draw:points="0,310 5,310 5,0 0,0">
          <text:p/>
        </draw:polygon>
        <draw:line draw:style-name="gr59" draw:text-style-name="P9" draw:layer="layout" svg:x1="13.508cm" svg:y1="14.49cm" svg:x2="13.508cm" svg:y2="14.795cm">
          <text:p/>
        </draw:line>
        <draw:polygon draw:style-name="gr58" draw:text-style-name="P8" draw:layer="layout" svg:width="0.005cm" svg:height="0.309cm" svg:x="13.506cm" svg:y="14.488cm" svg:viewBox="0 0 6 310" draw:points="0,310 6,310 6,0 0,0">
          <text:p/>
        </draw:polygon>
        <draw:line draw:style-name="gr59" draw:text-style-name="P9" draw:layer="layout" svg:x1="13.864cm" svg:y1="14.49cm" svg:x2="13.864cm" svg:y2="14.795cm">
          <text:p/>
        </draw:line>
        <draw:polygon draw:style-name="gr58" draw:text-style-name="P8" draw:layer="layout" svg:width="0.004cm" svg:height="0.309cm" svg:x="13.862cm" svg:y="14.488cm" svg:viewBox="0 0 5 310" draw:points="0,310 5,310 5,0 0,0">
          <text:p/>
        </draw:polygon>
        <draw:line draw:style-name="gr59" draw:text-style-name="P9" draw:layer="layout" svg:x1="14.22cm" svg:y1="14.49cm" svg:x2="14.22cm" svg:y2="14.795cm">
          <text:p/>
        </draw:line>
        <draw:polygon draw:style-name="gr58" draw:text-style-name="P8" draw:layer="layout" svg:width="0.004cm" svg:height="0.309cm" svg:x="14.218cm" svg:y="14.488cm" svg:viewBox="0 0 5 310" draw:points="0,310 5,310 5,0 0,0">
          <text:p/>
        </draw:polygon>
        <draw:line draw:style-name="gr59" draw:text-style-name="P9" draw:layer="layout" svg:x1="14.575cm" svg:y1="14.49cm" svg:x2="14.575cm" svg:y2="14.795cm">
          <text:p/>
        </draw:line>
        <draw:polygon draw:style-name="gr58" draw:text-style-name="P8" draw:layer="layout" svg:width="0.004cm" svg:height="0.309cm" svg:x="14.573cm" svg:y="14.488cm" svg:viewBox="0 0 5 310" draw:points="0,310 5,310 5,0 0,0">
          <text:p/>
        </draw:polygon>
        <draw:line draw:style-name="gr59" draw:text-style-name="P9" draw:layer="layout" svg:x1="14.931cm" svg:y1="14.49cm" svg:x2="14.931cm" svg:y2="14.795cm">
          <text:p/>
        </draw:line>
        <draw:polygon draw:style-name="gr58" draw:text-style-name="P8" draw:layer="layout" svg:width="0.004cm" svg:height="0.309cm" svg:x="14.929cm" svg:y="14.488cm" svg:viewBox="0 0 5 310" draw:points="0,310 5,310 5,0 0,0">
          <text:p/>
        </draw:polygon>
        <draw:line draw:style-name="gr59" draw:text-style-name="P9" draw:layer="layout" svg:x1="15.286cm" svg:y1="14.49cm" svg:x2="15.286cm" svg:y2="14.795cm">
          <text:p/>
        </draw:line>
        <draw:polygon draw:style-name="gr58" draw:text-style-name="P8" draw:layer="layout" svg:width="0.005cm" svg:height="0.309cm" svg:x="15.284cm" svg:y="14.488cm" svg:viewBox="0 0 6 310" draw:points="0,310 6,310 6,0 0,0">
          <text:p/>
        </draw:polygon>
        <draw:line draw:style-name="gr59" draw:text-style-name="P9" draw:layer="layout" svg:x1="15.643cm" svg:y1="14.49cm" svg:x2="15.643cm" svg:y2="14.795cm">
          <text:p/>
        </draw:line>
        <draw:polygon draw:style-name="gr58" draw:text-style-name="P8" draw:layer="layout" svg:width="0.004cm" svg:height="0.309cm" svg:x="15.641cm" svg:y="14.488cm" svg:viewBox="0 0 5 310" draw:points="0,310 5,310 5,0 0,0">
          <text:p/>
        </draw:polygon>
        <draw:line draw:style-name="gr59" draw:text-style-name="P9" draw:layer="layout" svg:x1="15.999cm" svg:y1="14.49cm" svg:x2="15.999cm" svg:y2="14.795cm">
          <text:p/>
        </draw:line>
        <draw:polygon draw:style-name="gr58" draw:text-style-name="P8" draw:layer="layout" svg:width="0.004cm" svg:height="0.309cm" svg:x="15.997cm" svg:y="14.488cm" svg:viewBox="0 0 5 310" draw:points="0,310 5,310 5,0 0,0">
          <text:p/>
        </draw:polygon>
        <draw:line draw:style-name="gr59" draw:text-style-name="P9" draw:layer="layout" svg:x1="16.354cm" svg:y1="14.49cm" svg:x2="16.354cm" svg:y2="14.795cm">
          <text:p/>
        </draw:line>
        <draw:polygon draw:style-name="gr58" draw:text-style-name="P8" draw:layer="layout" svg:width="0.004cm" svg:height="0.309cm" svg:x="16.352cm" svg:y="14.488cm" svg:viewBox="0 0 5 310" draw:points="0,310 5,310 5,0 0,0">
          <text:p/>
        </draw:polygon>
        <draw:line draw:style-name="gr59" draw:text-style-name="P9" draw:layer="layout" svg:x1="16.71cm" svg:y1="14.49cm" svg:x2="16.71cm" svg:y2="14.795cm">
          <text:p/>
        </draw:line>
        <draw:polygon draw:style-name="gr58" draw:text-style-name="P8" draw:layer="layout" svg:width="0.004cm" svg:height="0.309cm" svg:x="16.708cm" svg:y="14.488cm" svg:viewBox="0 0 5 310" draw:points="0,310 5,310 5,0 0,0">
          <text:p/>
        </draw:polygon>
        <draw:line draw:style-name="gr59" draw:text-style-name="P9" draw:layer="layout" svg:x1="17.065cm" svg:y1="14.49cm" svg:x2="17.065cm" svg:y2="14.795cm">
          <text:p/>
        </draw:line>
        <draw:polygon draw:style-name="gr58" draw:text-style-name="P8" draw:layer="layout" svg:width="0.005cm" svg:height="0.309cm" svg:x="17.063cm" svg:y="14.488cm" svg:viewBox="0 0 6 310" draw:points="0,310 6,310 6,0 0,0">
          <text:p/>
        </draw:polygon>
        <draw:line draw:style-name="gr59" draw:text-style-name="P9" draw:layer="layout" svg:x1="17.421cm" svg:y1="14.49cm" svg:x2="17.421cm" svg:y2="14.795cm">
          <text:p/>
        </draw:line>
        <draw:polygon draw:style-name="gr58" draw:text-style-name="P8" draw:layer="layout" svg:width="0.004cm" svg:height="0.309cm" svg:x="17.419cm" svg:y="14.488cm" svg:viewBox="0 0 5 310" draw:points="0,310 5,310 5,0 0,0">
          <text:p/>
        </draw:polygon>
        <draw:line draw:style-name="gr59" draw:text-style-name="P9" draw:layer="layout" svg:x1="17.777cm" svg:y1="14.49cm" svg:x2="17.777cm" svg:y2="14.795cm">
          <text:p/>
        </draw:line>
        <draw:polygon draw:style-name="gr58" draw:text-style-name="P8" draw:layer="layout" svg:width="0.004cm" svg:height="0.309cm" svg:x="17.775cm" svg:y="14.488cm" svg:viewBox="0 0 5 310" draw:points="0,310 5,310 5,0 0,0">
          <text:p/>
        </draw:polygon>
        <draw:line draw:style-name="gr59" draw:text-style-name="P9" draw:layer="layout" svg:x1="3.194cm" svg:y1="15.1cm" svg:x2="3.194cm" svg:y2="15.405cm">
          <text:p/>
        </draw:line>
        <draw:polygon draw:style-name="gr58" draw:text-style-name="P8" draw:layer="layout" svg:width="0.005cm" svg:height="0.309cm" svg:x="3.192cm" svg:y="15.098cm" svg:viewBox="0 0 6 310" draw:points="0,310 6,310 6,0 0,0">
          <text:p/>
        </draw:polygon>
        <draw:line draw:style-name="gr59" draw:text-style-name="P9" draw:layer="layout" svg:x1="3.55cm" svg:y1="15.1cm" svg:x2="3.55cm" svg:y2="15.405cm">
          <text:p/>
        </draw:line>
        <draw:polygon draw:style-name="gr58" draw:text-style-name="P8" draw:layer="layout" svg:width="0.004cm" svg:height="0.309cm" svg:x="3.548cm" svg:y="15.098cm" svg:viewBox="0 0 5 310" draw:points="0,310 5,310 5,0 0,0">
          <text:p/>
        </draw:polygon>
        <draw:line draw:style-name="gr59" draw:text-style-name="P9" draw:layer="layout" svg:x1="3.905cm" svg:y1="15.1cm" svg:x2="3.905cm" svg:y2="15.405cm">
          <text:p/>
        </draw:line>
        <draw:polygon draw:style-name="gr58" draw:text-style-name="P8" draw:layer="layout" svg:width="0.005cm" svg:height="0.309cm" svg:x="3.903cm" svg:y="15.098cm" svg:viewBox="0 0 6 310" draw:points="0,310 6,310 6,0 0,0">
          <text:p/>
        </draw:polygon>
        <draw:line draw:style-name="gr59" draw:text-style-name="P9" draw:layer="layout" svg:x1="4.261cm" svg:y1="15.1cm" svg:x2="4.261cm" svg:y2="15.405cm">
          <text:p/>
        </draw:line>
        <draw:polygon draw:style-name="gr58" draw:text-style-name="P8" draw:layer="layout" svg:width="0.004cm" svg:height="0.309cm" svg:x="4.259cm" svg:y="15.098cm" svg:viewBox="0 0 5 310" draw:points="0,310 5,310 5,0 0,0">
          <text:p/>
        </draw:polygon>
        <draw:line draw:style-name="gr59" draw:text-style-name="P9" draw:layer="layout" svg:x1="4.617cm" svg:y1="15.1cm" svg:x2="4.617cm" svg:y2="15.405cm">
          <text:p/>
        </draw:line>
        <draw:polygon draw:style-name="gr58" draw:text-style-name="P8" draw:layer="layout" svg:width="0.004cm" svg:height="0.309cm" svg:x="4.615cm" svg:y="15.098cm" svg:viewBox="0 0 5 310" draw:points="0,310 5,310 5,0 0,0">
          <text:p/>
        </draw:polygon>
        <draw:line draw:style-name="gr59" draw:text-style-name="P9" draw:layer="layout" svg:x1="4.972cm" svg:y1="15.1cm" svg:x2="4.972cm" svg:y2="15.405cm">
          <text:p/>
        </draw:line>
        <draw:polygon draw:style-name="gr58" draw:text-style-name="P8" draw:layer="layout" svg:width="0.004cm" svg:height="0.309cm" svg:x="4.97cm" svg:y="15.098cm" svg:viewBox="0 0 5 310" draw:points="0,310 5,310 5,0 0,0">
          <text:p/>
        </draw:polygon>
        <draw:line draw:style-name="gr59" draw:text-style-name="P9" draw:layer="layout" svg:x1="5.328cm" svg:y1="15.1cm" svg:x2="5.328cm" svg:y2="15.405cm">
          <text:p/>
        </draw:line>
        <draw:polygon draw:style-name="gr58" draw:text-style-name="P8" draw:layer="layout" svg:width="0.004cm" svg:height="0.309cm" svg:x="5.326cm" svg:y="15.098cm" svg:viewBox="0 0 5 310" draw:points="0,310 5,310 5,0 0,0">
          <text:p/>
        </draw:polygon>
        <draw:line draw:style-name="gr59" draw:text-style-name="P9" draw:layer="layout" svg:x1="5.683cm" svg:y1="15.1cm" svg:x2="5.683cm" svg:y2="15.405cm">
          <text:p/>
        </draw:line>
        <draw:polygon draw:style-name="gr58" draw:text-style-name="P8" draw:layer="layout" svg:width="0.006cm" svg:height="0.309cm" svg:x="5.681cm" svg:y="15.098cm" svg:viewBox="0 0 7 310" draw:points="0,310 7,310 7,0 0,0">
          <text:p/>
        </draw:polygon>
        <draw:line draw:style-name="gr59" draw:text-style-name="P9" draw:layer="layout" svg:x1="6.039cm" svg:y1="15.1cm" svg:x2="6.039cm" svg:y2="15.405cm">
          <text:p/>
        </draw:line>
        <draw:polygon draw:style-name="gr58" draw:text-style-name="P8" draw:layer="layout" svg:width="0.004cm" svg:height="0.309cm" svg:x="6.037cm" svg:y="15.098cm" svg:viewBox="0 0 5 310" draw:points="0,310 5,310 5,0 0,0">
          <text:p/>
        </draw:polygon>
        <draw:line draw:style-name="gr59" draw:text-style-name="P9" draw:layer="layout" svg:x1="6.395cm" svg:y1="15.1cm" svg:x2="6.395cm" svg:y2="15.405cm">
          <text:p/>
        </draw:line>
        <draw:polygon draw:style-name="gr58" draw:text-style-name="P8" draw:layer="layout" svg:width="0.004cm" svg:height="0.309cm" svg:x="6.393cm" svg:y="15.098cm" svg:viewBox="0 0 5 310" draw:points="0,310 5,310 5,0 0,0">
          <text:p/>
        </draw:polygon>
        <draw:line draw:style-name="gr59" draw:text-style-name="P9" draw:layer="layout" svg:x1="6.751cm" svg:y1="15.1cm" svg:x2="6.751cm" svg:y2="15.405cm">
          <text:p/>
        </draw:line>
        <draw:polygon draw:style-name="gr58" draw:text-style-name="P8" draw:layer="layout" svg:width="0.004cm" svg:height="0.309cm" svg:x="6.749cm" svg:y="15.098cm" svg:viewBox="0 0 5 310" draw:points="0,310 5,310 5,0 0,0">
          <text:p/>
        </draw:polygon>
        <draw:line draw:style-name="gr59" draw:text-style-name="P9" draw:layer="layout" svg:x1="7.107cm" svg:y1="15.1cm" svg:x2="7.107cm" svg:y2="15.405cm">
          <text:p/>
        </draw:line>
        <draw:polygon draw:style-name="gr58" draw:text-style-name="P8" draw:layer="layout" svg:width="0.004cm" svg:height="0.309cm" svg:x="7.105cm" svg:y="15.098cm" svg:viewBox="0 0 5 310" draw:points="0,310 5,310 5,0 0,0">
          <text:p/>
        </draw:polygon>
        <draw:line draw:style-name="gr59" draw:text-style-name="P9" draw:layer="layout" svg:x1="7.463cm" svg:y1="15.1cm" svg:x2="7.463cm" svg:y2="15.405cm">
          <text:p/>
        </draw:line>
        <draw:polygon draw:style-name="gr58" draw:text-style-name="P8" draw:layer="layout" svg:width="0.005cm" svg:height="0.309cm" svg:x="7.46cm" svg:y="15.098cm" svg:viewBox="0 0 6 310" draw:points="0,310 6,310 6,0 0,0">
          <text:p/>
        </draw:polygon>
        <draw:line draw:style-name="gr59" draw:text-style-name="P9" draw:layer="layout" svg:x1="7.818cm" svg:y1="15.1cm" svg:x2="7.818cm" svg:y2="15.405cm">
          <text:p/>
        </draw:line>
        <draw:polygon draw:style-name="gr58" draw:text-style-name="P8" draw:layer="layout" svg:width="0.004cm" svg:height="0.309cm" svg:x="7.816cm" svg:y="15.098cm" svg:viewBox="0 0 5 310" draw:points="0,310 5,310 5,0 0,0">
          <text:p/>
        </draw:polygon>
        <draw:line draw:style-name="gr59" draw:text-style-name="P9" draw:layer="layout" svg:x1="8.174cm" svg:y1="15.1cm" svg:x2="8.174cm" svg:y2="15.405cm">
          <text:p/>
        </draw:line>
        <draw:polygon draw:style-name="gr58" draw:text-style-name="P8" draw:layer="layout" svg:width="0.004cm" svg:height="0.309cm" svg:x="8.172cm" svg:y="15.098cm" svg:viewBox="0 0 5 310" draw:points="0,310 5,310 5,0 0,0">
          <text:p/>
        </draw:polygon>
        <draw:line draw:style-name="gr59" draw:text-style-name="P9" draw:layer="layout" svg:x1="8.529cm" svg:y1="15.1cm" svg:x2="8.529cm" svg:y2="15.405cm">
          <text:p/>
        </draw:line>
        <draw:polygon draw:style-name="gr58" draw:text-style-name="P8" draw:layer="layout" svg:width="0.004cm" svg:height="0.309cm" svg:x="8.527cm" svg:y="15.098cm" svg:viewBox="0 0 5 310" draw:points="0,310 5,310 5,0 0,0">
          <text:p/>
        </draw:polygon>
        <draw:line draw:style-name="gr59" draw:text-style-name="P9" draw:layer="layout" svg:x1="8.885cm" svg:y1="15.1cm" svg:x2="8.885cm" svg:y2="15.405cm">
          <text:p/>
        </draw:line>
        <draw:polygon draw:style-name="gr58" draw:text-style-name="P8" draw:layer="layout" svg:width="0.004cm" svg:height="0.309cm" svg:x="8.883cm" svg:y="15.098cm" svg:viewBox="0 0 5 310" draw:points="0,310 5,310 5,0 0,0">
          <text:p/>
        </draw:polygon>
        <draw:line draw:style-name="gr59" draw:text-style-name="P9" draw:layer="layout" svg:x1="9.241cm" svg:y1="15.1cm" svg:x2="9.241cm" svg:y2="15.405cm">
          <text:p/>
        </draw:line>
        <draw:polygon draw:style-name="gr58" draw:text-style-name="P8" draw:layer="layout" svg:width="0.005cm" svg:height="0.309cm" svg:x="9.238cm" svg:y="15.098cm" svg:viewBox="0 0 6 310" draw:points="0,310 6,310 6,0 0,0">
          <text:p/>
        </draw:polygon>
        <draw:line draw:style-name="gr59" draw:text-style-name="P9" draw:layer="layout" svg:x1="9.596cm" svg:y1="15.1cm" svg:x2="9.596cm" svg:y2="15.405cm">
          <text:p/>
        </draw:line>
        <draw:polygon draw:style-name="gr58" draw:text-style-name="P8" draw:layer="layout" svg:width="0.004cm" svg:height="0.309cm" svg:x="9.594cm" svg:y="15.098cm" svg:viewBox="0 0 5 310" draw:points="0,310 5,310 5,0 0,0">
          <text:p/>
        </draw:polygon>
        <draw:line draw:style-name="gr59" draw:text-style-name="P9" draw:layer="layout" svg:x1="9.952cm" svg:y1="15.1cm" svg:x2="9.952cm" svg:y2="15.405cm">
          <text:p/>
        </draw:line>
        <draw:polygon draw:style-name="gr58" draw:text-style-name="P8" draw:layer="layout" svg:width="0.004cm" svg:height="0.309cm" svg:x="9.95cm" svg:y="15.098cm" svg:viewBox="0 0 5 310" draw:points="0,310 5,310 5,0 0,0">
          <text:p/>
        </draw:polygon>
        <draw:line draw:style-name="gr59" draw:text-style-name="P9" draw:layer="layout" svg:x1="10.307cm" svg:y1="15.1cm" svg:x2="10.307cm" svg:y2="15.405cm">
          <text:p/>
        </draw:line>
        <draw:polygon draw:style-name="gr58" draw:text-style-name="P8" draw:layer="layout" svg:width="0.004cm" svg:height="0.309cm" svg:x="10.305cm" svg:y="15.098cm" svg:viewBox="0 0 5 310" draw:points="0,310 5,310 5,0 0,0">
          <text:p/>
        </draw:polygon>
        <draw:line draw:style-name="gr59" draw:text-style-name="P9" draw:layer="layout" svg:x1="10.663cm" svg:y1="15.1cm" svg:x2="10.663cm" svg:y2="15.405cm">
          <text:p/>
        </draw:line>
        <draw:polygon draw:style-name="gr58" draw:text-style-name="P8" draw:layer="layout" svg:width="0.004cm" svg:height="0.309cm" svg:x="10.661cm" svg:y="15.098cm" svg:viewBox="0 0 5 310" draw:points="0,310 5,310 5,0 0,0">
          <text:p/>
        </draw:polygon>
        <draw:line draw:style-name="gr59" draw:text-style-name="P9" draw:layer="layout" svg:x1="11.019cm" svg:y1="15.1cm" svg:x2="11.019cm" svg:y2="15.405cm">
          <text:p/>
        </draw:line>
        <draw:polygon draw:style-name="gr58" draw:text-style-name="P8" draw:layer="layout" svg:width="0.005cm" svg:height="0.309cm" svg:x="11.016cm" svg:y="15.098cm" svg:viewBox="0 0 6 310" draw:points="0,310 6,310 6,0 0,0">
          <text:p/>
        </draw:polygon>
        <draw:line draw:style-name="gr59" draw:text-style-name="P9" draw:layer="layout" svg:x1="11.375cm" svg:y1="15.1cm" svg:x2="11.375cm" svg:y2="15.405cm">
          <text:p/>
        </draw:line>
        <draw:polygon draw:style-name="gr58" draw:text-style-name="P8" draw:layer="layout" svg:width="0.004cm" svg:height="0.309cm" svg:x="11.373cm" svg:y="15.098cm" svg:viewBox="0 0 5 310" draw:points="0,310 5,310 5,0 0,0">
          <text:p/>
        </draw:polygon>
        <draw:line draw:style-name="gr59" draw:text-style-name="P9" draw:layer="layout" svg:x1="11.73cm" svg:y1="15.1cm" svg:x2="11.73cm" svg:y2="15.405cm">
          <text:p/>
        </draw:line>
        <draw:polygon draw:style-name="gr58" draw:text-style-name="P8" draw:layer="layout" svg:width="0.005cm" svg:height="0.309cm" svg:x="11.728cm" svg:y="15.098cm" svg:viewBox="0 0 6 310" draw:points="0,310 6,310 6,0 0,0">
          <text:p/>
        </draw:polygon>
        <draw:line draw:style-name="gr59" draw:text-style-name="P9" draw:layer="layout" svg:x1="12.086cm" svg:y1="15.1cm" svg:x2="12.086cm" svg:y2="15.405cm">
          <text:p/>
        </draw:line>
        <draw:polygon draw:style-name="gr58" draw:text-style-name="P8" draw:layer="layout" svg:width="0.004cm" svg:height="0.309cm" svg:x="12.084cm" svg:y="15.098cm" svg:viewBox="0 0 5 310" draw:points="0,310 5,310 5,0 0,0">
          <text:p/>
        </draw:polygon>
        <draw:line draw:style-name="gr59" draw:text-style-name="P9" draw:layer="layout" svg:x1="12.442cm" svg:y1="15.1cm" svg:x2="12.442cm" svg:y2="15.405cm">
          <text:p/>
        </draw:line>
        <draw:polygon draw:style-name="gr58" draw:text-style-name="P8" draw:layer="layout" svg:width="0.004cm" svg:height="0.309cm" svg:x="12.44cm" svg:y="15.098cm" svg:viewBox="0 0 5 310" draw:points="0,310 5,310 5,0 0,0">
          <text:p/>
        </draw:polygon>
        <draw:line draw:style-name="gr59" draw:text-style-name="P9" draw:layer="layout" svg:x1="12.797cm" svg:y1="15.1cm" svg:x2="12.797cm" svg:y2="15.405cm">
          <text:p/>
        </draw:line>
        <draw:polygon draw:style-name="gr58" draw:text-style-name="P8" draw:layer="layout" svg:width="0.004cm" svg:height="0.309cm" svg:x="12.795cm" svg:y="15.098cm" svg:viewBox="0 0 5 310" draw:points="0,310 5,310 5,0 0,0">
          <text:p/>
        </draw:polygon>
        <draw:line draw:style-name="gr59" draw:text-style-name="P9" draw:layer="layout" svg:x1="13.153cm" svg:y1="15.1cm" svg:x2="13.153cm" svg:y2="15.405cm">
          <text:p/>
        </draw:line>
        <draw:polygon draw:style-name="gr58" draw:text-style-name="P8" draw:layer="layout" svg:width="0.004cm" svg:height="0.309cm" svg:x="13.151cm" svg:y="15.098cm" svg:viewBox="0 0 5 310" draw:points="0,310 5,310 5,0 0,0">
          <text:p/>
        </draw:polygon>
        <draw:line draw:style-name="gr59" draw:text-style-name="P9" draw:layer="layout" svg:x1="13.508cm" svg:y1="15.1cm" svg:x2="13.508cm" svg:y2="15.405cm">
          <text:p/>
        </draw:line>
        <draw:polygon draw:style-name="gr58" draw:text-style-name="P8" draw:layer="layout" svg:width="0.005cm" svg:height="0.309cm" svg:x="13.506cm" svg:y="15.098cm" svg:viewBox="0 0 6 310" draw:points="0,310 6,310 6,0 0,0">
          <text:p/>
        </draw:polygon>
        <draw:line draw:style-name="gr59" draw:text-style-name="P9" draw:layer="layout" svg:x1="13.864cm" svg:y1="15.1cm" svg:x2="13.864cm" svg:y2="15.405cm">
          <text:p/>
        </draw:line>
        <draw:polygon draw:style-name="gr58" draw:text-style-name="P8" draw:layer="layout" svg:width="0.004cm" svg:height="0.309cm" svg:x="13.862cm" svg:y="15.098cm" svg:viewBox="0 0 5 310" draw:points="0,310 5,310 5,0 0,0">
          <text:p/>
        </draw:polygon>
        <draw:line draw:style-name="gr59" draw:text-style-name="P9" draw:layer="layout" svg:x1="14.22cm" svg:y1="15.1cm" svg:x2="14.22cm" svg:y2="15.405cm">
          <text:p/>
        </draw:line>
        <draw:polygon draw:style-name="gr58" draw:text-style-name="P8" draw:layer="layout" svg:width="0.004cm" svg:height="0.309cm" svg:x="14.218cm" svg:y="15.098cm" svg:viewBox="0 0 5 310" draw:points="0,310 5,310 5,0 0,0">
          <text:p/>
        </draw:polygon>
        <draw:line draw:style-name="gr59" draw:text-style-name="P9" draw:layer="layout" svg:x1="14.575cm" svg:y1="15.1cm" svg:x2="14.575cm" svg:y2="15.405cm">
          <text:p/>
        </draw:line>
        <draw:polygon draw:style-name="gr58" draw:text-style-name="P8" draw:layer="layout" svg:width="0.004cm" svg:height="0.309cm" svg:x="14.573cm" svg:y="15.098cm" svg:viewBox="0 0 5 310" draw:points="0,310 5,310 5,0 0,0">
          <text:p/>
        </draw:polygon>
        <draw:line draw:style-name="gr59" draw:text-style-name="P9" draw:layer="layout" svg:x1="14.931cm" svg:y1="15.1cm" svg:x2="14.931cm" svg:y2="15.405cm">
          <text:p/>
        </draw:line>
        <draw:polygon draw:style-name="gr58" draw:text-style-name="P8" draw:layer="layout" svg:width="0.004cm" svg:height="0.309cm" svg:x="14.929cm" svg:y="15.098cm" svg:viewBox="0 0 5 310" draw:points="0,310 5,310 5,0 0,0">
          <text:p/>
        </draw:polygon>
        <draw:line draw:style-name="gr59" draw:text-style-name="P9" draw:layer="layout" svg:x1="15.286cm" svg:y1="15.1cm" svg:x2="15.286cm" svg:y2="15.405cm">
          <text:p/>
        </draw:line>
        <draw:polygon draw:style-name="gr58" draw:text-style-name="P8" draw:layer="layout" svg:width="0.005cm" svg:height="0.309cm" svg:x="15.284cm" svg:y="15.098cm" svg:viewBox="0 0 6 310" draw:points="0,310 6,310 6,0 0,0">
          <text:p/>
        </draw:polygon>
        <draw:line draw:style-name="gr59" draw:text-style-name="P9" draw:layer="layout" svg:x1="15.643cm" svg:y1="15.1cm" svg:x2="15.643cm" svg:y2="15.405cm">
          <text:p/>
        </draw:line>
        <draw:polygon draw:style-name="gr58" draw:text-style-name="P8" draw:layer="layout" svg:width="0.004cm" svg:height="0.309cm" svg:x="15.641cm" svg:y="15.098cm" svg:viewBox="0 0 5 310" draw:points="0,310 5,310 5,0 0,0">
          <text:p/>
        </draw:polygon>
        <draw:line draw:style-name="gr59" draw:text-style-name="P9" draw:layer="layout" svg:x1="15.999cm" svg:y1="15.1cm" svg:x2="15.999cm" svg:y2="15.405cm">
          <text:p/>
        </draw:line>
        <draw:polygon draw:style-name="gr58" draw:text-style-name="P8" draw:layer="layout" svg:width="0.004cm" svg:height="0.309cm" svg:x="15.997cm" svg:y="15.098cm" svg:viewBox="0 0 5 310" draw:points="0,310 5,310 5,0 0,0">
          <text:p/>
        </draw:polygon>
        <draw:line draw:style-name="gr59" draw:text-style-name="P9" draw:layer="layout" svg:x1="16.354cm" svg:y1="15.1cm" svg:x2="16.354cm" svg:y2="15.405cm">
          <text:p/>
        </draw:line>
        <draw:polygon draw:style-name="gr58" draw:text-style-name="P8" draw:layer="layout" svg:width="0.004cm" svg:height="0.309cm" svg:x="16.352cm" svg:y="15.098cm" svg:viewBox="0 0 5 310" draw:points="0,310 5,310 5,0 0,0">
          <text:p/>
        </draw:polygon>
        <draw:line draw:style-name="gr59" draw:text-style-name="P9" draw:layer="layout" svg:x1="16.71cm" svg:y1="15.1cm" svg:x2="16.71cm" svg:y2="15.405cm">
          <text:p/>
        </draw:line>
        <draw:polygon draw:style-name="gr58" draw:text-style-name="P8" draw:layer="layout" svg:width="0.004cm" svg:height="0.309cm" svg:x="16.708cm" svg:y="15.098cm" svg:viewBox="0 0 5 310" draw:points="0,310 5,310 5,0 0,0">
          <text:p/>
        </draw:polygon>
        <draw:line draw:style-name="gr59" draw:text-style-name="P9" draw:layer="layout" svg:x1="17.065cm" svg:y1="15.1cm" svg:x2="17.065cm" svg:y2="15.405cm">
          <text:p/>
        </draw:line>
        <draw:polygon draw:style-name="gr58" draw:text-style-name="P8" draw:layer="layout" svg:width="0.005cm" svg:height="0.309cm" svg:x="17.063cm" svg:y="15.098cm" svg:viewBox="0 0 6 310" draw:points="0,310 6,310 6,0 0,0">
          <text:p/>
        </draw:polygon>
        <draw:line draw:style-name="gr59" draw:text-style-name="P9" draw:layer="layout" svg:x1="17.421cm" svg:y1="15.1cm" svg:x2="17.421cm" svg:y2="15.405cm">
          <text:p/>
        </draw:line>
        <draw:polygon draw:style-name="gr58" draw:text-style-name="P8" draw:layer="layout" svg:width="0.004cm" svg:height="0.309cm" svg:x="17.419cm" svg:y="15.098cm" svg:viewBox="0 0 5 310" draw:points="0,310 5,310 5,0 0,0">
          <text:p/>
        </draw:polygon>
        <draw:line draw:style-name="gr59" draw:text-style-name="P9" draw:layer="layout" svg:x1="17.777cm" svg:y1="15.1cm" svg:x2="17.777cm" svg:y2="15.405cm">
          <text:p/>
        </draw:line>
        <draw:polygon draw:style-name="gr58" draw:text-style-name="P8" draw:layer="layout" svg:width="0.004cm" svg:height="0.309cm" svg:x="17.775cm" svg:y="15.098cm" svg:viewBox="0 0 5 310" draw:points="0,310 5,310 5,0 0,0">
          <text:p/>
        </draw:polygon>
        <draw:line draw:style-name="gr59" draw:text-style-name="P9" draw:layer="layout" svg:x1="7.107cm" svg:y1="15.621cm" svg:x2="7.107cm" svg:y2="15.926cm">
          <text:p/>
        </draw:line>
        <draw:polygon draw:style-name="gr58" draw:text-style-name="P8" draw:layer="layout" svg:width="0.004cm" svg:height="0.309cm" svg:x="7.105cm" svg:y="15.619cm" svg:viewBox="0 0 5 310" draw:points="0,310 5,310 5,0 0,0">
          <text:p/>
        </draw:polygon>
        <draw:line draw:style-name="gr59" draw:text-style-name="P9" draw:layer="layout" svg:x1="7.463cm" svg:y1="15.621cm" svg:x2="7.463cm" svg:y2="15.926cm">
          <text:p/>
        </draw:line>
        <draw:polygon draw:style-name="gr58" draw:text-style-name="P8" draw:layer="layout" svg:width="0.005cm" svg:height="0.309cm" svg:x="7.46cm" svg:y="15.619cm" svg:viewBox="0 0 6 310" draw:points="0,310 6,310 6,0 0,0">
          <text:p/>
        </draw:polygon>
        <draw:line draw:style-name="gr59" draw:text-style-name="P9" draw:layer="layout" svg:x1="7.818cm" svg:y1="15.621cm" svg:x2="7.818cm" svg:y2="15.926cm">
          <text:p/>
        </draw:line>
        <draw:polygon draw:style-name="gr58" draw:text-style-name="P8" draw:layer="layout" svg:width="0.004cm" svg:height="0.309cm" svg:x="7.816cm" svg:y="15.619cm" svg:viewBox="0 0 5 310" draw:points="0,310 5,310 5,0 0,0">
          <text:p/>
        </draw:polygon>
        <draw:line draw:style-name="gr59" draw:text-style-name="P9" draw:layer="layout" svg:x1="8.174cm" svg:y1="15.621cm" svg:x2="8.174cm" svg:y2="15.926cm">
          <text:p/>
        </draw:line>
        <draw:polygon draw:style-name="gr58" draw:text-style-name="P8" draw:layer="layout" svg:width="0.004cm" svg:height="0.309cm" svg:x="8.172cm" svg:y="15.619cm" svg:viewBox="0 0 5 310" draw:points="0,310 5,310 5,0 0,0">
          <text:p/>
        </draw:polygon>
        <draw:line draw:style-name="gr59" draw:text-style-name="P9" draw:layer="layout" svg:x1="8.529cm" svg:y1="15.621cm" svg:x2="8.529cm" svg:y2="15.926cm">
          <text:p/>
        </draw:line>
        <draw:polygon draw:style-name="gr58" draw:text-style-name="P8" draw:layer="layout" svg:width="0.004cm" svg:height="0.309cm" svg:x="8.527cm" svg:y="15.619cm" svg:viewBox="0 0 5 310" draw:points="0,310 5,310 5,0 0,0">
          <text:p/>
        </draw:polygon>
        <draw:line draw:style-name="gr59" draw:text-style-name="P9" draw:layer="layout" svg:x1="8.885cm" svg:y1="15.621cm" svg:x2="8.885cm" svg:y2="15.926cm">
          <text:p/>
        </draw:line>
        <draw:polygon draw:style-name="gr58" draw:text-style-name="P8" draw:layer="layout" svg:width="0.004cm" svg:height="0.309cm" svg:x="8.883cm" svg:y="15.619cm" svg:viewBox="0 0 5 310" draw:points="0,310 5,310 5,0 0,0">
          <text:p/>
        </draw:polygon>
        <draw:line draw:style-name="gr59" draw:text-style-name="P9" draw:layer="layout" svg:x1="9.241cm" svg:y1="15.621cm" svg:x2="9.241cm" svg:y2="15.926cm">
          <text:p/>
        </draw:line>
        <draw:polygon draw:style-name="gr58" draw:text-style-name="P8" draw:layer="layout" svg:width="0.005cm" svg:height="0.309cm" svg:x="9.238cm" svg:y="15.619cm" svg:viewBox="0 0 6 310" draw:points="0,310 6,310 6,0 0,0">
          <text:p/>
        </draw:polygon>
        <draw:line draw:style-name="gr59" draw:text-style-name="P9" draw:layer="layout" svg:x1="9.596cm" svg:y1="15.621cm" svg:x2="9.596cm" svg:y2="15.926cm">
          <text:p/>
        </draw:line>
        <draw:polygon draw:style-name="gr58" draw:text-style-name="P8" draw:layer="layout" svg:width="0.004cm" svg:height="0.309cm" svg:x="9.594cm" svg:y="15.619cm" svg:viewBox="0 0 5 310" draw:points="0,310 5,310 5,0 0,0">
          <text:p/>
        </draw:polygon>
        <draw:line draw:style-name="gr59" draw:text-style-name="P9" draw:layer="layout" svg:x1="9.952cm" svg:y1="15.621cm" svg:x2="9.952cm" svg:y2="15.926cm">
          <text:p/>
        </draw:line>
        <draw:polygon draw:style-name="gr58" draw:text-style-name="P8" draw:layer="layout" svg:width="0.004cm" svg:height="0.309cm" svg:x="9.95cm" svg:y="15.619cm" svg:viewBox="0 0 5 310" draw:points="0,310 5,310 5,0 0,0">
          <text:p/>
        </draw:polygon>
        <draw:line draw:style-name="gr59" draw:text-style-name="P9" draw:layer="layout" svg:x1="10.307cm" svg:y1="15.621cm" svg:x2="10.307cm" svg:y2="15.926cm">
          <text:p/>
        </draw:line>
        <draw:polygon draw:style-name="gr58" draw:text-style-name="P8" draw:layer="layout" svg:width="0.004cm" svg:height="0.309cm" svg:x="10.305cm" svg:y="15.619cm" svg:viewBox="0 0 5 310" draw:points="0,310 5,310 5,0 0,0">
          <text:p/>
        </draw:polygon>
        <draw:line draw:style-name="gr59" draw:text-style-name="P9" draw:layer="layout" svg:x1="10.663cm" svg:y1="15.621cm" svg:x2="10.663cm" svg:y2="15.926cm">
          <text:p/>
        </draw:line>
        <draw:polygon draw:style-name="gr58" draw:text-style-name="P8" draw:layer="layout" svg:width="0.004cm" svg:height="0.309cm" svg:x="10.661cm" svg:y="15.619cm" svg:viewBox="0 0 5 310" draw:points="0,310 5,310 5,0 0,0">
          <text:p/>
        </draw:polygon>
        <draw:line draw:style-name="gr59" draw:text-style-name="P9" draw:layer="layout" svg:x1="11.019cm" svg:y1="15.621cm" svg:x2="11.019cm" svg:y2="15.926cm">
          <text:p/>
        </draw:line>
        <draw:polygon draw:style-name="gr58" draw:text-style-name="P8" draw:layer="layout" svg:width="0.005cm" svg:height="0.309cm" svg:x="11.016cm" svg:y="15.619cm" svg:viewBox="0 0 6 310" draw:points="0,310 6,310 6,0 0,0">
          <text:p/>
        </draw:polygon>
        <draw:line draw:style-name="gr59" draw:text-style-name="P9" draw:layer="layout" svg:x1="11.375cm" svg:y1="15.621cm" svg:x2="11.375cm" svg:y2="15.926cm">
          <text:p/>
        </draw:line>
        <draw:polygon draw:style-name="gr58" draw:text-style-name="P8" draw:layer="layout" svg:width="0.004cm" svg:height="0.309cm" svg:x="11.373cm" svg:y="15.619cm" svg:viewBox="0 0 5 310" draw:points="0,310 5,310 5,0 0,0">
          <text:p/>
        </draw:polygon>
        <draw:line draw:style-name="gr59" draw:text-style-name="P9" draw:layer="layout" svg:x1="11.73cm" svg:y1="15.621cm" svg:x2="11.73cm" svg:y2="15.926cm">
          <text:p/>
        </draw:line>
        <draw:polygon draw:style-name="gr58" draw:text-style-name="P8" draw:layer="layout" svg:width="0.005cm" svg:height="0.309cm" svg:x="11.728cm" svg:y="15.619cm" svg:viewBox="0 0 6 310" draw:points="0,310 6,310 6,0 0,0">
          <text:p/>
        </draw:polygon>
        <draw:line draw:style-name="gr59" draw:text-style-name="P9" draw:layer="layout" svg:x1="12.086cm" svg:y1="15.621cm" svg:x2="12.086cm" svg:y2="15.926cm">
          <text:p/>
        </draw:line>
        <draw:polygon draw:style-name="gr58" draw:text-style-name="P8" draw:layer="layout" svg:width="0.004cm" svg:height="0.309cm" svg:x="12.084cm" svg:y="15.619cm" svg:viewBox="0 0 5 310" draw:points="0,310 5,310 5,0 0,0">
          <text:p/>
        </draw:polygon>
        <draw:line draw:style-name="gr59" draw:text-style-name="P9" draw:layer="layout" svg:x1="12.442cm" svg:y1="15.621cm" svg:x2="12.442cm" svg:y2="15.926cm">
          <text:p/>
        </draw:line>
        <draw:polygon draw:style-name="gr58" draw:text-style-name="P8" draw:layer="layout" svg:width="0.004cm" svg:height="0.309cm" svg:x="12.44cm" svg:y="15.619cm" svg:viewBox="0 0 5 310" draw:points="0,310 5,310 5,0 0,0">
          <text:p/>
        </draw:polygon>
        <draw:line draw:style-name="gr59" draw:text-style-name="P9" draw:layer="layout" svg:x1="12.797cm" svg:y1="15.621cm" svg:x2="12.797cm" svg:y2="15.926cm">
          <text:p/>
        </draw:line>
        <draw:polygon draw:style-name="gr58" draw:text-style-name="P8" draw:layer="layout" svg:width="0.004cm" svg:height="0.309cm" svg:x="12.795cm" svg:y="15.619cm" svg:viewBox="0 0 5 310" draw:points="0,310 5,310 5,0 0,0">
          <text:p/>
        </draw:polygon>
        <draw:line draw:style-name="gr59" draw:text-style-name="P9" draw:layer="layout" svg:x1="13.153cm" svg:y1="15.621cm" svg:x2="13.153cm" svg:y2="15.926cm">
          <text:p/>
        </draw:line>
        <draw:polygon draw:style-name="gr58" draw:text-style-name="P8" draw:layer="layout" svg:width="0.004cm" svg:height="0.309cm" svg:x="13.151cm" svg:y="15.619cm" svg:viewBox="0 0 5 310" draw:points="0,310 5,310 5,0 0,0">
          <text:p/>
        </draw:polygon>
        <draw:line draw:style-name="gr59" draw:text-style-name="P9" draw:layer="layout" svg:x1="13.508cm" svg:y1="15.621cm" svg:x2="13.508cm" svg:y2="15.926cm">
          <text:p/>
        </draw:line>
        <draw:polygon draw:style-name="gr58" draw:text-style-name="P8" draw:layer="layout" svg:width="0.005cm" svg:height="0.309cm" svg:x="13.506cm" svg:y="15.619cm" svg:viewBox="0 0 6 310" draw:points="0,310 6,310 6,0 0,0">
          <text:p/>
        </draw:polygon>
        <draw:line draw:style-name="gr59" draw:text-style-name="P9" draw:layer="layout" svg:x1="13.864cm" svg:y1="15.621cm" svg:x2="13.864cm" svg:y2="15.926cm">
          <text:p/>
        </draw:line>
        <draw:polygon draw:style-name="gr58" draw:text-style-name="P8" draw:layer="layout" svg:width="0.004cm" svg:height="0.309cm" svg:x="13.862cm" svg:y="15.619cm" svg:viewBox="0 0 5 310" draw:points="0,310 5,310 5,0 0,0">
          <text:p/>
        </draw:polygon>
        <draw:line draw:style-name="gr59" draw:text-style-name="P9" draw:layer="layout" svg:x1="14.22cm" svg:y1="15.621cm" svg:x2="14.22cm" svg:y2="15.926cm">
          <text:p/>
        </draw:line>
        <draw:polygon draw:style-name="gr58" draw:text-style-name="P8" draw:layer="layout" svg:width="0.004cm" svg:height="0.309cm" svg:x="14.218cm" svg:y="15.619cm" svg:viewBox="0 0 5 310" draw:points="0,310 5,310 5,0 0,0">
          <text:p/>
        </draw:polygon>
        <draw:line draw:style-name="gr59" draw:text-style-name="P9" draw:layer="layout" svg:x1="14.575cm" svg:y1="15.621cm" svg:x2="14.575cm" svg:y2="15.926cm">
          <text:p/>
        </draw:line>
        <draw:polygon draw:style-name="gr58" draw:text-style-name="P8" draw:layer="layout" svg:width="0.004cm" svg:height="0.309cm" svg:x="14.573cm" svg:y="15.619cm" svg:viewBox="0 0 5 310" draw:points="0,310 5,310 5,0 0,0">
          <text:p/>
        </draw:polygon>
        <draw:line draw:style-name="gr59" draw:text-style-name="P9" draw:layer="layout" svg:x1="14.931cm" svg:y1="15.621cm" svg:x2="14.931cm" svg:y2="15.926cm">
          <text:p/>
        </draw:line>
        <draw:polygon draw:style-name="gr58" draw:text-style-name="P8" draw:layer="layout" svg:width="0.004cm" svg:height="0.309cm" svg:x="14.929cm" svg:y="15.619cm" svg:viewBox="0 0 5 310" draw:points="0,310 5,310 5,0 0,0">
          <text:p/>
        </draw:polygon>
        <draw:line draw:style-name="gr59" draw:text-style-name="P9" draw:layer="layout" svg:x1="15.286cm" svg:y1="15.621cm" svg:x2="15.286cm" svg:y2="15.926cm">
          <text:p/>
        </draw:line>
        <draw:polygon draw:style-name="gr58" draw:text-style-name="P8" draw:layer="layout" svg:width="0.005cm" svg:height="0.309cm" svg:x="15.284cm" svg:y="15.619cm" svg:viewBox="0 0 6 310" draw:points="0,310 6,310 6,0 0,0">
          <text:p/>
        </draw:polygon>
        <draw:line draw:style-name="gr59" draw:text-style-name="P9" draw:layer="layout" svg:x1="15.643cm" svg:y1="15.621cm" svg:x2="15.643cm" svg:y2="15.926cm">
          <text:p/>
        </draw:line>
        <draw:polygon draw:style-name="gr58" draw:text-style-name="P8" draw:layer="layout" svg:width="0.004cm" svg:height="0.309cm" svg:x="15.641cm" svg:y="15.619cm" svg:viewBox="0 0 5 310" draw:points="0,310 5,310 5,0 0,0">
          <text:p/>
        </draw:polygon>
        <draw:line draw:style-name="gr59" draw:text-style-name="P9" draw:layer="layout" svg:x1="15.999cm" svg:y1="15.621cm" svg:x2="15.999cm" svg:y2="15.926cm">
          <text:p/>
        </draw:line>
        <draw:polygon draw:style-name="gr58" draw:text-style-name="P8" draw:layer="layout" svg:width="0.004cm" svg:height="0.309cm" svg:x="15.997cm" svg:y="15.619cm" svg:viewBox="0 0 5 310" draw:points="0,310 5,310 5,0 0,0">
          <text:p/>
        </draw:polygon>
        <draw:line draw:style-name="gr59" draw:text-style-name="P9" draw:layer="layout" svg:x1="16.354cm" svg:y1="15.621cm" svg:x2="16.354cm" svg:y2="15.926cm">
          <text:p/>
        </draw:line>
        <draw:polygon draw:style-name="gr58" draw:text-style-name="P8" draw:layer="layout" svg:width="0.004cm" svg:height="0.309cm" svg:x="16.352cm" svg:y="15.619cm" svg:viewBox="0 0 5 310" draw:points="0,310 5,310 5,0 0,0">
          <text:p/>
        </draw:polygon>
        <draw:line draw:style-name="gr59" draw:text-style-name="P9" draw:layer="layout" svg:x1="16.71cm" svg:y1="15.621cm" svg:x2="16.71cm" svg:y2="15.926cm">
          <text:p/>
        </draw:line>
        <draw:polygon draw:style-name="gr58" draw:text-style-name="P8" draw:layer="layout" svg:width="0.004cm" svg:height="0.309cm" svg:x="16.708cm" svg:y="15.619cm" svg:viewBox="0 0 5 310" draw:points="0,310 5,310 5,0 0,0">
          <text:p/>
        </draw:polygon>
        <draw:line draw:style-name="gr59" draw:text-style-name="P9" draw:layer="layout" svg:x1="17.065cm" svg:y1="15.621cm" svg:x2="17.065cm" svg:y2="15.926cm">
          <text:p/>
        </draw:line>
        <draw:polygon draw:style-name="gr58" draw:text-style-name="P8" draw:layer="layout" svg:width="0.005cm" svg:height="0.309cm" svg:x="17.063cm" svg:y="15.619cm" svg:viewBox="0 0 6 310" draw:points="0,310 6,310 6,0 0,0">
          <text:p/>
        </draw:polygon>
        <draw:line draw:style-name="gr59" draw:text-style-name="P9" draw:layer="layout" svg:x1="17.421cm" svg:y1="15.621cm" svg:x2="17.421cm" svg:y2="15.926cm">
          <text:p/>
        </draw:line>
        <draw:polygon draw:style-name="gr58" draw:text-style-name="P8" draw:layer="layout" svg:width="0.004cm" svg:height="0.309cm" svg:x="17.419cm" svg:y="15.619cm" svg:viewBox="0 0 5 310" draw:points="0,310 5,310 5,0 0,0">
          <text:p/>
        </draw:polygon>
        <draw:line draw:style-name="gr59" draw:text-style-name="P9" draw:layer="layout" svg:x1="17.777cm" svg:y1="15.621cm" svg:x2="17.777cm" svg:y2="15.926cm">
          <text:p/>
        </draw:line>
        <draw:polygon draw:style-name="gr58" draw:text-style-name="P8" draw:layer="layout" svg:width="0.004cm" svg:height="0.309cm" svg:x="17.775cm" svg:y="15.619cm" svg:viewBox="0 0 5 310" draw:points="0,310 5,310 5,0 0,0">
          <text:p/>
        </draw:polygon>
        <draw:line draw:style-name="gr59" draw:text-style-name="P9" draw:layer="layout" svg:x1="4.617cm" svg:y1="15.621cm" svg:x2="4.617cm" svg:y2="15.926cm">
          <text:p/>
        </draw:line>
        <draw:polygon draw:style-name="gr58" draw:text-style-name="P8" draw:layer="layout" svg:width="0.004cm" svg:height="0.309cm" svg:x="4.615cm" svg:y="15.619cm" svg:viewBox="0 0 5 310" draw:points="0,310 5,310 5,0 0,0">
          <text:p/>
        </draw:polygon>
        <draw:line draw:style-name="gr59" draw:text-style-name="P9" draw:layer="layout" svg:x1="4.972cm" svg:y1="15.621cm" svg:x2="4.972cm" svg:y2="15.926cm">
          <text:p/>
        </draw:line>
        <draw:polygon draw:style-name="gr58" draw:text-style-name="P8" draw:layer="layout" svg:width="0.004cm" svg:height="0.309cm" svg:x="4.97cm" svg:y="15.619cm" svg:viewBox="0 0 5 310" draw:points="0,310 5,310 5,0 0,0">
          <text:p/>
        </draw:polygon>
        <draw:line draw:style-name="gr59" draw:text-style-name="P9" draw:layer="layout" svg:x1="5.328cm" svg:y1="15.621cm" svg:x2="5.328cm" svg:y2="15.926cm">
          <text:p/>
        </draw:line>
        <draw:polygon draw:style-name="gr58" draw:text-style-name="P8" draw:layer="layout" svg:width="0.004cm" svg:height="0.309cm" svg:x="5.326cm" svg:y="15.619cm" svg:viewBox="0 0 5 310" draw:points="0,310 5,310 5,0 0,0">
          <text:p/>
        </draw:polygon>
        <draw:line draw:style-name="gr59" draw:text-style-name="P9" draw:layer="layout" svg:x1="5.683cm" svg:y1="15.621cm" svg:x2="5.683cm" svg:y2="15.926cm">
          <text:p/>
        </draw:line>
        <draw:polygon draw:style-name="gr58" draw:text-style-name="P8" draw:layer="layout" svg:width="0.006cm" svg:height="0.309cm" svg:x="5.681cm" svg:y="15.619cm" svg:viewBox="0 0 7 310" draw:points="0,310 7,310 7,0 0,0">
          <text:p/>
        </draw:polygon>
        <draw:line draw:style-name="gr59" draw:text-style-name="P9" draw:layer="layout" svg:x1="6.039cm" svg:y1="15.621cm" svg:x2="6.039cm" svg:y2="15.926cm">
          <text:p/>
        </draw:line>
        <draw:polygon draw:style-name="gr58" draw:text-style-name="P8" draw:layer="layout" svg:width="0.004cm" svg:height="0.309cm" svg:x="6.037cm" svg:y="15.619cm" svg:viewBox="0 0 5 310" draw:points="0,310 5,310 5,0 0,0">
          <text:p/>
        </draw:polygon>
        <draw:line draw:style-name="gr59" draw:text-style-name="P9" draw:layer="layout" svg:x1="6.395cm" svg:y1="15.621cm" svg:x2="6.395cm" svg:y2="15.926cm">
          <text:p/>
        </draw:line>
        <draw:polygon draw:style-name="gr58" draw:text-style-name="P8" draw:layer="layout" svg:width="0.004cm" svg:height="0.309cm" svg:x="6.393cm" svg:y="15.619cm" svg:viewBox="0 0 5 310" draw:points="0,310 5,310 5,0 0,0">
          <text:p/>
        </draw:polygon>
        <draw:line draw:style-name="gr59" draw:text-style-name="P9" draw:layer="layout" svg:x1="6.751cm" svg:y1="15.621cm" svg:x2="6.751cm" svg:y2="15.926cm">
          <text:p/>
        </draw:line>
        <draw:polygon draw:style-name="gr58" draw:text-style-name="P8" draw:layer="layout" svg:width="0.004cm" svg:height="0.309cm" svg:x="6.749cm" svg:y="15.619cm" svg:viewBox="0 0 5 310" draw:points="0,310 5,310 5,0 0,0">
          <text:p/>
        </draw:polygon>
        <draw:line draw:style-name="gr59" draw:text-style-name="P9" draw:layer="layout" svg:x1="7.107cm" svg:y1="17.92cm" svg:x2="7.107cm" svg:y2="18.224cm">
          <text:p/>
        </draw:line>
        <draw:polygon draw:style-name="gr58" draw:text-style-name="P8" draw:layer="layout" svg:width="0.004cm" svg:height="0.309cm" svg:x="7.105cm" svg:y="17.917cm" svg:viewBox="0 0 5 310" draw:points="0,310 5,310 5,0 0,0">
          <text:p/>
        </draw:polygon>
        <draw:line draw:style-name="gr59" draw:text-style-name="P9" draw:layer="layout" svg:x1="7.463cm" svg:y1="17.92cm" svg:x2="7.463cm" svg:y2="18.224cm">
          <text:p/>
        </draw:line>
        <draw:polygon draw:style-name="gr58" draw:text-style-name="P8" draw:layer="layout" svg:width="0.005cm" svg:height="0.309cm" svg:x="7.46cm" svg:y="17.917cm" svg:viewBox="0 0 6 310" draw:points="0,310 6,310 6,0 0,0">
          <text:p/>
        </draw:polygon>
        <draw:line draw:style-name="gr59" draw:text-style-name="P9" draw:layer="layout" svg:x1="7.818cm" svg:y1="17.92cm" svg:x2="7.818cm" svg:y2="18.224cm">
          <text:p/>
        </draw:line>
        <draw:polygon draw:style-name="gr58" draw:text-style-name="P8" draw:layer="layout" svg:width="0.004cm" svg:height="0.309cm" svg:x="7.816cm" svg:y="17.917cm" svg:viewBox="0 0 5 310" draw:points="0,310 5,310 5,0 0,0">
          <text:p/>
        </draw:polygon>
        <draw:line draw:style-name="gr59" draw:text-style-name="P9" draw:layer="layout" svg:x1="8.174cm" svg:y1="17.92cm" svg:x2="8.174cm" svg:y2="18.224cm">
          <text:p/>
        </draw:line>
        <draw:polygon draw:style-name="gr58" draw:text-style-name="P8" draw:layer="layout" svg:width="0.004cm" svg:height="0.309cm" svg:x="8.172cm" svg:y="17.917cm" svg:viewBox="0 0 5 310" draw:points="0,310 5,310 5,0 0,0">
          <text:p/>
        </draw:polygon>
        <draw:line draw:style-name="gr59" draw:text-style-name="P9" draw:layer="layout" svg:x1="8.529cm" svg:y1="17.92cm" svg:x2="8.529cm" svg:y2="18.224cm">
          <text:p/>
        </draw:line>
        <draw:polygon draw:style-name="gr58" draw:text-style-name="P8" draw:layer="layout" svg:width="0.004cm" svg:height="0.309cm" svg:x="8.527cm" svg:y="17.917cm" svg:viewBox="0 0 5 310" draw:points="0,310 5,310 5,0 0,0">
          <text:p/>
        </draw:polygon>
        <draw:line draw:style-name="gr59" draw:text-style-name="P9" draw:layer="layout" svg:x1="8.885cm" svg:y1="17.92cm" svg:x2="8.885cm" svg:y2="18.224cm">
          <text:p/>
        </draw:line>
        <draw:polygon draw:style-name="gr58" draw:text-style-name="P8" draw:layer="layout" svg:width="0.004cm" svg:height="0.309cm" svg:x="8.883cm" svg:y="17.917cm" svg:viewBox="0 0 5 310" draw:points="0,310 5,310 5,0 0,0">
          <text:p/>
        </draw:polygon>
        <draw:line draw:style-name="gr59" draw:text-style-name="P9" draw:layer="layout" svg:x1="9.241cm" svg:y1="17.92cm" svg:x2="9.241cm" svg:y2="18.224cm">
          <text:p/>
        </draw:line>
        <draw:polygon draw:style-name="gr58" draw:text-style-name="P8" draw:layer="layout" svg:width="0.005cm" svg:height="0.309cm" svg:x="9.238cm" svg:y="17.917cm" svg:viewBox="0 0 6 310" draw:points="0,310 6,310 6,0 0,0">
          <text:p/>
        </draw:polygon>
        <draw:line draw:style-name="gr59" draw:text-style-name="P9" draw:layer="layout" svg:x1="9.596cm" svg:y1="17.92cm" svg:x2="9.596cm" svg:y2="18.224cm">
          <text:p/>
        </draw:line>
        <draw:polygon draw:style-name="gr58" draw:text-style-name="P8" draw:layer="layout" svg:width="0.004cm" svg:height="0.309cm" svg:x="9.594cm" svg:y="17.917cm" svg:viewBox="0 0 5 310" draw:points="0,310 5,310 5,0 0,0">
          <text:p/>
        </draw:polygon>
        <draw:line draw:style-name="gr59" draw:text-style-name="P9" draw:layer="layout" svg:x1="9.952cm" svg:y1="17.92cm" svg:x2="9.952cm" svg:y2="18.224cm">
          <text:p/>
        </draw:line>
        <draw:polygon draw:style-name="gr58" draw:text-style-name="P8" draw:layer="layout" svg:width="0.004cm" svg:height="0.309cm" svg:x="9.95cm" svg:y="17.917cm" svg:viewBox="0 0 5 310" draw:points="0,310 5,310 5,0 0,0">
          <text:p/>
        </draw:polygon>
        <draw:line draw:style-name="gr59" draw:text-style-name="P9" draw:layer="layout" svg:x1="10.307cm" svg:y1="17.92cm" svg:x2="10.307cm" svg:y2="18.224cm">
          <text:p/>
        </draw:line>
        <draw:polygon draw:style-name="gr58" draw:text-style-name="P8" draw:layer="layout" svg:width="0.004cm" svg:height="0.309cm" svg:x="10.305cm" svg:y="17.917cm" svg:viewBox="0 0 5 310" draw:points="0,310 5,310 5,0 0,0">
          <text:p/>
        </draw:polygon>
        <draw:line draw:style-name="gr59" draw:text-style-name="P9" draw:layer="layout" svg:x1="10.663cm" svg:y1="17.92cm" svg:x2="10.663cm" svg:y2="18.224cm">
          <text:p/>
        </draw:line>
        <draw:polygon draw:style-name="gr58" draw:text-style-name="P8" draw:layer="layout" svg:width="0.004cm" svg:height="0.309cm" svg:x="10.661cm" svg:y="17.917cm" svg:viewBox="0 0 5 310" draw:points="0,310 5,310 5,0 0,0">
          <text:p/>
        </draw:polygon>
        <draw:line draw:style-name="gr59" draw:text-style-name="P9" draw:layer="layout" svg:x1="11.019cm" svg:y1="17.92cm" svg:x2="11.019cm" svg:y2="18.224cm">
          <text:p/>
        </draw:line>
        <draw:polygon draw:style-name="gr58" draw:text-style-name="P8" draw:layer="layout" svg:width="0.005cm" svg:height="0.309cm" svg:x="11.016cm" svg:y="17.917cm" svg:viewBox="0 0 6 310" draw:points="0,310 6,310 6,0 0,0">
          <text:p/>
        </draw:polygon>
        <draw:line draw:style-name="gr59" draw:text-style-name="P9" draw:layer="layout" svg:x1="11.375cm" svg:y1="17.92cm" svg:x2="11.375cm" svg:y2="18.224cm">
          <text:p/>
        </draw:line>
        <draw:polygon draw:style-name="gr58" draw:text-style-name="P8" draw:layer="layout" svg:width="0.004cm" svg:height="0.309cm" svg:x="11.373cm" svg:y="17.917cm" svg:viewBox="0 0 5 310" draw:points="0,310 5,310 5,0 0,0">
          <text:p/>
        </draw:polygon>
        <draw:line draw:style-name="gr59" draw:text-style-name="P9" draw:layer="layout" svg:x1="11.73cm" svg:y1="17.92cm" svg:x2="11.73cm" svg:y2="18.224cm">
          <text:p/>
        </draw:line>
        <draw:polygon draw:style-name="gr58" draw:text-style-name="P8" draw:layer="layout" svg:width="0.005cm" svg:height="0.309cm" svg:x="11.728cm" svg:y="17.917cm" svg:viewBox="0 0 6 310" draw:points="0,310 6,310 6,0 0,0">
          <text:p/>
        </draw:polygon>
        <draw:line draw:style-name="gr59" draw:text-style-name="P9" draw:layer="layout" svg:x1="12.086cm" svg:y1="17.92cm" svg:x2="12.086cm" svg:y2="18.224cm">
          <text:p/>
        </draw:line>
        <draw:polygon draw:style-name="gr58" draw:text-style-name="P8" draw:layer="layout" svg:width="0.004cm" svg:height="0.309cm" svg:x="12.084cm" svg:y="17.917cm" svg:viewBox="0 0 5 310" draw:points="0,310 5,310 5,0 0,0">
          <text:p/>
        </draw:polygon>
        <draw:line draw:style-name="gr59" draw:text-style-name="P9" draw:layer="layout" svg:x1="12.442cm" svg:y1="17.92cm" svg:x2="12.442cm" svg:y2="18.224cm">
          <text:p/>
        </draw:line>
        <draw:polygon draw:style-name="gr58" draw:text-style-name="P8" draw:layer="layout" svg:width="0.004cm" svg:height="0.309cm" svg:x="12.44cm" svg:y="17.917cm" svg:viewBox="0 0 5 310" draw:points="0,310 5,310 5,0 0,0">
          <text:p/>
        </draw:polygon>
        <draw:line draw:style-name="gr59" draw:text-style-name="P9" draw:layer="layout" svg:x1="12.797cm" svg:y1="17.92cm" svg:x2="12.797cm" svg:y2="18.224cm">
          <text:p/>
        </draw:line>
        <draw:polygon draw:style-name="gr58" draw:text-style-name="P8" draw:layer="layout" svg:width="0.004cm" svg:height="0.309cm" svg:x="12.795cm" svg:y="17.917cm" svg:viewBox="0 0 5 310" draw:points="0,310 5,310 5,0 0,0">
          <text:p/>
        </draw:polygon>
        <draw:line draw:style-name="gr59" draw:text-style-name="P9" draw:layer="layout" svg:x1="13.153cm" svg:y1="17.92cm" svg:x2="13.153cm" svg:y2="18.224cm">
          <text:p/>
        </draw:line>
        <draw:polygon draw:style-name="gr58" draw:text-style-name="P8" draw:layer="layout" svg:width="0.004cm" svg:height="0.309cm" svg:x="13.151cm" svg:y="17.917cm" svg:viewBox="0 0 5 310" draw:points="0,310 5,310 5,0 0,0">
          <text:p/>
        </draw:polygon>
        <draw:line draw:style-name="gr59" draw:text-style-name="P9" draw:layer="layout" svg:x1="13.508cm" svg:y1="17.92cm" svg:x2="13.508cm" svg:y2="18.224cm">
          <text:p/>
        </draw:line>
        <draw:polygon draw:style-name="gr58" draw:text-style-name="P8" draw:layer="layout" svg:width="0.005cm" svg:height="0.309cm" svg:x="13.506cm" svg:y="17.917cm" svg:viewBox="0 0 6 310" draw:points="0,310 6,310 6,0 0,0">
          <text:p/>
        </draw:polygon>
        <draw:line draw:style-name="gr59" draw:text-style-name="P9" draw:layer="layout" svg:x1="13.864cm" svg:y1="17.92cm" svg:x2="13.864cm" svg:y2="18.224cm">
          <text:p/>
        </draw:line>
        <draw:polygon draw:style-name="gr58" draw:text-style-name="P8" draw:layer="layout" svg:width="0.004cm" svg:height="0.309cm" svg:x="13.862cm" svg:y="17.917cm" svg:viewBox="0 0 5 310" draw:points="0,310 5,310 5,0 0,0">
          <text:p/>
        </draw:polygon>
        <draw:line draw:style-name="gr59" draw:text-style-name="P9" draw:layer="layout" svg:x1="14.22cm" svg:y1="17.92cm" svg:x2="14.22cm" svg:y2="18.224cm">
          <text:p/>
        </draw:line>
        <draw:polygon draw:style-name="gr58" draw:text-style-name="P8" draw:layer="layout" svg:width="0.004cm" svg:height="0.309cm" svg:x="14.218cm" svg:y="17.917cm" svg:viewBox="0 0 5 310" draw:points="0,310 5,310 5,0 0,0">
          <text:p/>
        </draw:polygon>
        <draw:line draw:style-name="gr59" draw:text-style-name="P9" draw:layer="layout" svg:x1="14.575cm" svg:y1="17.92cm" svg:x2="14.575cm" svg:y2="18.224cm">
          <text:p/>
        </draw:line>
        <draw:polygon draw:style-name="gr58" draw:text-style-name="P8" draw:layer="layout" svg:width="0.004cm" svg:height="0.309cm" svg:x="14.573cm" svg:y="17.917cm" svg:viewBox="0 0 5 310" draw:points="0,310 5,310 5,0 0,0">
          <text:p/>
        </draw:polygon>
        <draw:line draw:style-name="gr59" draw:text-style-name="P9" draw:layer="layout" svg:x1="14.931cm" svg:y1="17.92cm" svg:x2="14.931cm" svg:y2="18.224cm">
          <text:p/>
        </draw:line>
        <draw:polygon draw:style-name="gr58" draw:text-style-name="P8" draw:layer="layout" svg:width="0.004cm" svg:height="0.309cm" svg:x="14.929cm" svg:y="17.917cm" svg:viewBox="0 0 5 310" draw:points="0,310 5,310 5,0 0,0">
          <text:p/>
        </draw:polygon>
        <draw:line draw:style-name="gr59" draw:text-style-name="P9" draw:layer="layout" svg:x1="15.286cm" svg:y1="17.92cm" svg:x2="15.286cm" svg:y2="18.224cm">
          <text:p/>
        </draw:line>
        <draw:polygon draw:style-name="gr58" draw:text-style-name="P8" draw:layer="layout" svg:width="0.005cm" svg:height="0.309cm" svg:x="15.284cm" svg:y="17.917cm" svg:viewBox="0 0 6 310" draw:points="0,310 6,310 6,0 0,0">
          <text:p/>
        </draw:polygon>
        <draw:line draw:style-name="gr59" draw:text-style-name="P9" draw:layer="layout" svg:x1="15.643cm" svg:y1="17.92cm" svg:x2="15.643cm" svg:y2="18.224cm">
          <text:p/>
        </draw:line>
        <draw:polygon draw:style-name="gr58" draw:text-style-name="P8" draw:layer="layout" svg:width="0.004cm" svg:height="0.309cm" svg:x="15.641cm" svg:y="17.917cm" svg:viewBox="0 0 5 310" draw:points="0,310 5,310 5,0 0,0">
          <text:p/>
        </draw:polygon>
        <draw:line draw:style-name="gr59" draw:text-style-name="P9" draw:layer="layout" svg:x1="15.999cm" svg:y1="17.92cm" svg:x2="15.999cm" svg:y2="18.224cm">
          <text:p/>
        </draw:line>
        <draw:polygon draw:style-name="gr58" draw:text-style-name="P8" draw:layer="layout" svg:width="0.004cm" svg:height="0.309cm" svg:x="15.997cm" svg:y="17.917cm" svg:viewBox="0 0 5 310" draw:points="0,310 5,310 5,0 0,0">
          <text:p/>
        </draw:polygon>
        <draw:line draw:style-name="gr59" draw:text-style-name="P9" draw:layer="layout" svg:x1="16.354cm" svg:y1="17.92cm" svg:x2="16.354cm" svg:y2="18.224cm">
          <text:p/>
        </draw:line>
        <draw:polygon draw:style-name="gr58" draw:text-style-name="P8" draw:layer="layout" svg:width="0.004cm" svg:height="0.309cm" svg:x="16.352cm" svg:y="17.917cm" svg:viewBox="0 0 5 310" draw:points="0,310 5,310 5,0 0,0">
          <text:p/>
        </draw:polygon>
        <draw:line draw:style-name="gr59" draw:text-style-name="P9" draw:layer="layout" svg:x1="16.71cm" svg:y1="17.92cm" svg:x2="16.71cm" svg:y2="18.224cm">
          <text:p/>
        </draw:line>
        <draw:polygon draw:style-name="gr58" draw:text-style-name="P8" draw:layer="layout" svg:width="0.004cm" svg:height="0.309cm" svg:x="16.708cm" svg:y="17.917cm" svg:viewBox="0 0 5 310" draw:points="0,310 5,310 5,0 0,0">
          <text:p/>
        </draw:polygon>
        <draw:line draw:style-name="gr59" draw:text-style-name="P9" draw:layer="layout" svg:x1="17.065cm" svg:y1="17.92cm" svg:x2="17.065cm" svg:y2="18.224cm">
          <text:p/>
        </draw:line>
        <draw:polygon draw:style-name="gr58" draw:text-style-name="P8" draw:layer="layout" svg:width="0.005cm" svg:height="0.309cm" svg:x="17.063cm" svg:y="17.917cm" svg:viewBox="0 0 6 310" draw:points="0,310 6,310 6,0 0,0">
          <text:p/>
        </draw:polygon>
        <draw:line draw:style-name="gr59" draw:text-style-name="P9" draw:layer="layout" svg:x1="17.421cm" svg:y1="17.92cm" svg:x2="17.421cm" svg:y2="18.224cm">
          <text:p/>
        </draw:line>
        <draw:polygon draw:style-name="gr58" draw:text-style-name="P8" draw:layer="layout" svg:width="0.004cm" svg:height="0.309cm" svg:x="17.419cm" svg:y="17.917cm" svg:viewBox="0 0 5 310" draw:points="0,310 5,310 5,0 0,0">
          <text:p/>
        </draw:polygon>
        <draw:line draw:style-name="gr59" draw:text-style-name="P9" draw:layer="layout" svg:x1="17.777cm" svg:y1="17.92cm" svg:x2="17.777cm" svg:y2="18.224cm">
          <text:p/>
        </draw:line>
        <draw:polygon draw:style-name="gr58" draw:text-style-name="P8" draw:layer="layout" svg:width="0.004cm" svg:height="0.309cm" svg:x="17.775cm" svg:y="17.917cm" svg:viewBox="0 0 5 310" draw:points="0,310 5,310 5,0 0,0">
          <text:p/>
        </draw:polygon>
        <draw:line draw:style-name="gr59" draw:text-style-name="P9" draw:layer="layout" svg:x1="4.617cm" svg:y1="19.118cm" svg:x2="4.617cm" svg:y2="19.422cm">
          <text:p/>
        </draw:line>
        <draw:polygon draw:style-name="gr58" draw:text-style-name="P8" draw:layer="layout" svg:width="0.004cm" svg:height="0.31cm" svg:x="4.615cm" svg:y="19.115cm" svg:viewBox="0 0 5 311" draw:points="0,311 5,311 5,0 0,0">
          <text:p/>
        </draw:polygon>
        <draw:line draw:style-name="gr59" draw:text-style-name="P9" draw:layer="layout" svg:x1="4.972cm" svg:y1="19.118cm" svg:x2="4.972cm" svg:y2="19.422cm">
          <text:p/>
        </draw:line>
        <draw:polygon draw:style-name="gr58" draw:text-style-name="P8" draw:layer="layout" svg:width="0.004cm" svg:height="0.31cm" svg:x="4.97cm" svg:y="19.115cm" svg:viewBox="0 0 5 311" draw:points="0,311 5,311 5,0 0,0">
          <text:p/>
        </draw:polygon>
        <draw:line draw:style-name="gr59" draw:text-style-name="P9" draw:layer="layout" svg:x1="5.328cm" svg:y1="19.118cm" svg:x2="5.328cm" svg:y2="19.422cm">
          <text:p/>
        </draw:line>
        <draw:polygon draw:style-name="gr58" draw:text-style-name="P8" draw:layer="layout" svg:width="0.004cm" svg:height="0.31cm" svg:x="5.326cm" svg:y="19.115cm" svg:viewBox="0 0 5 311" draw:points="0,311 5,311 5,0 0,0">
          <text:p/>
        </draw:polygon>
        <draw:line draw:style-name="gr59" draw:text-style-name="P9" draw:layer="layout" svg:x1="5.683cm" svg:y1="19.118cm" svg:x2="5.683cm" svg:y2="19.422cm">
          <text:p/>
        </draw:line>
        <draw:polygon draw:style-name="gr58" draw:text-style-name="P8" draw:layer="layout" svg:width="0.006cm" svg:height="0.31cm" svg:x="5.681cm" svg:y="19.115cm" svg:viewBox="0 0 7 311" draw:points="0,311 7,311 7,0 0,0">
          <text:p/>
        </draw:polygon>
        <draw:line draw:style-name="gr59" draw:text-style-name="P9" draw:layer="layout" svg:x1="6.039cm" svg:y1="19.118cm" svg:x2="6.039cm" svg:y2="19.422cm">
          <text:p/>
        </draw:line>
        <draw:polygon draw:style-name="gr58" draw:text-style-name="P8" draw:layer="layout" svg:width="0.004cm" svg:height="0.31cm" svg:x="6.037cm" svg:y="19.115cm" svg:viewBox="0 0 5 311" draw:points="0,311 5,311 5,0 0,0">
          <text:p/>
        </draw:polygon>
        <draw:line draw:style-name="gr59" draw:text-style-name="P9" draw:layer="layout" svg:x1="6.395cm" svg:y1="19.118cm" svg:x2="6.395cm" svg:y2="19.422cm">
          <text:p/>
        </draw:line>
        <draw:polygon draw:style-name="gr58" draw:text-style-name="P8" draw:layer="layout" svg:width="0.004cm" svg:height="0.31cm" svg:x="6.393cm" svg:y="19.115cm" svg:viewBox="0 0 5 311" draw:points="0,311 5,311 5,0 0,0">
          <text:p/>
        </draw:polygon>
        <draw:line draw:style-name="gr59" draw:text-style-name="P9" draw:layer="layout" svg:x1="6.751cm" svg:y1="19.118cm" svg:x2="6.751cm" svg:y2="19.422cm">
          <text:p/>
        </draw:line>
        <draw:polygon draw:style-name="gr58" draw:text-style-name="P8" draw:layer="layout" svg:width="0.004cm" svg:height="0.31cm" svg:x="6.749cm" svg:y="19.115cm" svg:viewBox="0 0 5 311" draw:points="0,311 5,311 5,0 0,0">
          <text:p/>
        </draw:polygon>
        <draw:line draw:style-name="gr59" draw:text-style-name="P9" draw:layer="layout" svg:x1="7.107cm" svg:y1="19.118cm" svg:x2="7.107cm" svg:y2="19.422cm">
          <text:p/>
        </draw:line>
        <draw:polygon draw:style-name="gr58" draw:text-style-name="P8" draw:layer="layout" svg:width="0.004cm" svg:height="0.31cm" svg:x="7.105cm" svg:y="19.115cm" svg:viewBox="0 0 5 311" draw:points="0,311 5,311 5,0 0,0">
          <text:p/>
        </draw:polygon>
        <draw:line draw:style-name="gr59" draw:text-style-name="P9" draw:layer="layout" svg:x1="7.463cm" svg:y1="19.118cm" svg:x2="7.463cm" svg:y2="19.422cm">
          <text:p/>
        </draw:line>
        <draw:polygon draw:style-name="gr58" draw:text-style-name="P8" draw:layer="layout" svg:width="0.005cm" svg:height="0.31cm" svg:x="7.46cm" svg:y="19.115cm" svg:viewBox="0 0 6 311" draw:points="0,311 6,311 6,0 0,0">
          <text:p/>
        </draw:polygon>
        <draw:line draw:style-name="gr59" draw:text-style-name="P9" draw:layer="layout" svg:x1="7.818cm" svg:y1="19.118cm" svg:x2="7.818cm" svg:y2="19.422cm">
          <text:p/>
        </draw:line>
        <draw:polygon draw:style-name="gr58" draw:text-style-name="P8" draw:layer="layout" svg:width="0.004cm" svg:height="0.31cm" svg:x="7.816cm" svg:y="19.115cm" svg:viewBox="0 0 5 311" draw:points="0,311 5,311 5,0 0,0">
          <text:p/>
        </draw:polygon>
        <draw:line draw:style-name="gr59" draw:text-style-name="P9" draw:layer="layout" svg:x1="8.174cm" svg:y1="19.118cm" svg:x2="8.174cm" svg:y2="19.422cm">
          <text:p/>
        </draw:line>
        <draw:polygon draw:style-name="gr58" draw:text-style-name="P8" draw:layer="layout" svg:width="0.004cm" svg:height="0.31cm" svg:x="8.172cm" svg:y="19.115cm" svg:viewBox="0 0 5 311" draw:points="0,311 5,311 5,0 0,0">
          <text:p/>
        </draw:polygon>
        <draw:line draw:style-name="gr59" draw:text-style-name="P9" draw:layer="layout" svg:x1="8.529cm" svg:y1="19.118cm" svg:x2="8.529cm" svg:y2="19.422cm">
          <text:p/>
        </draw:line>
        <draw:polygon draw:style-name="gr58" draw:text-style-name="P8" draw:layer="layout" svg:width="0.004cm" svg:height="0.31cm" svg:x="8.527cm" svg:y="19.115cm" svg:viewBox="0 0 5 311" draw:points="0,311 5,311 5,0 0,0">
          <text:p/>
        </draw:polygon>
        <draw:line draw:style-name="gr59" draw:text-style-name="P9" draw:layer="layout" svg:x1="8.885cm" svg:y1="19.118cm" svg:x2="8.885cm" svg:y2="19.422cm">
          <text:p/>
        </draw:line>
        <draw:polygon draw:style-name="gr58" draw:text-style-name="P8" draw:layer="layout" svg:width="0.004cm" svg:height="0.31cm" svg:x="8.883cm" svg:y="19.115cm" svg:viewBox="0 0 5 311" draw:points="0,311 5,311 5,0 0,0">
          <text:p/>
        </draw:polygon>
        <draw:line draw:style-name="gr59" draw:text-style-name="P9" draw:layer="layout" svg:x1="9.241cm" svg:y1="19.118cm" svg:x2="9.241cm" svg:y2="19.422cm">
          <text:p/>
        </draw:line>
        <draw:polygon draw:style-name="gr58" draw:text-style-name="P8" draw:layer="layout" svg:width="0.005cm" svg:height="0.31cm" svg:x="9.238cm" svg:y="19.115cm" svg:viewBox="0 0 6 311" draw:points="0,311 6,311 6,0 0,0">
          <text:p/>
        </draw:polygon>
        <draw:line draw:style-name="gr59" draw:text-style-name="P9" draw:layer="layout" svg:x1="9.596cm" svg:y1="19.118cm" svg:x2="9.596cm" svg:y2="19.422cm">
          <text:p/>
        </draw:line>
        <draw:polygon draw:style-name="gr58" draw:text-style-name="P8" draw:layer="layout" svg:width="0.004cm" svg:height="0.31cm" svg:x="9.594cm" svg:y="19.115cm" svg:viewBox="0 0 5 311" draw:points="0,311 5,311 5,0 0,0">
          <text:p/>
        </draw:polygon>
        <draw:line draw:style-name="gr59" draw:text-style-name="P9" draw:layer="layout" svg:x1="9.952cm" svg:y1="19.118cm" svg:x2="9.952cm" svg:y2="19.422cm">
          <text:p/>
        </draw:line>
        <draw:polygon draw:style-name="gr58" draw:text-style-name="P8" draw:layer="layout" svg:width="0.004cm" svg:height="0.31cm" svg:x="9.95cm" svg:y="19.115cm" svg:viewBox="0 0 5 311" draw:points="0,311 5,311 5,0 0,0">
          <text:p/>
        </draw:polygon>
        <draw:line draw:style-name="gr59" draw:text-style-name="P9" draw:layer="layout" svg:x1="10.307cm" svg:y1="19.118cm" svg:x2="10.307cm" svg:y2="19.422cm">
          <text:p/>
        </draw:line>
        <draw:polygon draw:style-name="gr58" draw:text-style-name="P8" draw:layer="layout" svg:width="0.004cm" svg:height="0.31cm" svg:x="10.305cm" svg:y="19.115cm" svg:viewBox="0 0 5 311" draw:points="0,311 5,311 5,0 0,0">
          <text:p/>
        </draw:polygon>
        <draw:line draw:style-name="gr59" draw:text-style-name="P9" draw:layer="layout" svg:x1="10.663cm" svg:y1="19.118cm" svg:x2="10.663cm" svg:y2="19.422cm">
          <text:p/>
        </draw:line>
        <draw:polygon draw:style-name="gr58" draw:text-style-name="P8" draw:layer="layout" svg:width="0.004cm" svg:height="0.31cm" svg:x="10.661cm" svg:y="19.115cm" svg:viewBox="0 0 5 311" draw:points="0,311 5,311 5,0 0,0">
          <text:p/>
        </draw:polygon>
        <draw:line draw:style-name="gr59" draw:text-style-name="P9" draw:layer="layout" svg:x1="11.019cm" svg:y1="19.118cm" svg:x2="11.019cm" svg:y2="19.422cm">
          <text:p/>
        </draw:line>
        <draw:polygon draw:style-name="gr58" draw:text-style-name="P8" draw:layer="layout" svg:width="0.005cm" svg:height="0.31cm" svg:x="11.016cm" svg:y="19.115cm" svg:viewBox="0 0 6 311" draw:points="0,311 6,311 6,0 0,0">
          <text:p/>
        </draw:polygon>
        <draw:line draw:style-name="gr59" draw:text-style-name="P9" draw:layer="layout" svg:x1="11.375cm" svg:y1="19.118cm" svg:x2="11.375cm" svg:y2="19.422cm">
          <text:p/>
        </draw:line>
        <draw:polygon draw:style-name="gr58" draw:text-style-name="P8" draw:layer="layout" svg:width="0.004cm" svg:height="0.31cm" svg:x="11.373cm" svg:y="19.115cm" svg:viewBox="0 0 5 311" draw:points="0,311 5,311 5,0 0,0">
          <text:p/>
        </draw:polygon>
        <draw:line draw:style-name="gr59" draw:text-style-name="P9" draw:layer="layout" svg:x1="11.73cm" svg:y1="19.118cm" svg:x2="11.73cm" svg:y2="19.422cm">
          <text:p/>
        </draw:line>
        <draw:polygon draw:style-name="gr58" draw:text-style-name="P8" draw:layer="layout" svg:width="0.005cm" svg:height="0.31cm" svg:x="11.728cm" svg:y="19.115cm" svg:viewBox="0 0 6 311" draw:points="0,311 6,311 6,0 0,0">
          <text:p/>
        </draw:polygon>
        <draw:line draw:style-name="gr59" draw:text-style-name="P9" draw:layer="layout" svg:x1="12.086cm" svg:y1="19.118cm" svg:x2="12.086cm" svg:y2="19.422cm">
          <text:p/>
        </draw:line>
        <draw:polygon draw:style-name="gr58" draw:text-style-name="P8" draw:layer="layout" svg:width="0.004cm" svg:height="0.31cm" svg:x="12.084cm" svg:y="19.115cm" svg:viewBox="0 0 5 311" draw:points="0,311 5,311 5,0 0,0">
          <text:p/>
        </draw:polygon>
        <draw:line draw:style-name="gr59" draw:text-style-name="P9" draw:layer="layout" svg:x1="12.442cm" svg:y1="19.118cm" svg:x2="12.442cm" svg:y2="19.422cm">
          <text:p/>
        </draw:line>
        <draw:polygon draw:style-name="gr58" draw:text-style-name="P8" draw:layer="layout" svg:width="0.004cm" svg:height="0.31cm" svg:x="12.44cm" svg:y="19.115cm" svg:viewBox="0 0 5 311" draw:points="0,311 5,311 5,0 0,0">
          <text:p/>
        </draw:polygon>
        <draw:line draw:style-name="gr59" draw:text-style-name="P9" draw:layer="layout" svg:x1="12.797cm" svg:y1="19.118cm" svg:x2="12.797cm" svg:y2="19.422cm">
          <text:p/>
        </draw:line>
        <draw:polygon draw:style-name="gr58" draw:text-style-name="P8" draw:layer="layout" svg:width="0.004cm" svg:height="0.31cm" svg:x="12.795cm" svg:y="19.115cm" svg:viewBox="0 0 5 311" draw:points="0,311 5,311 5,0 0,0">
          <text:p/>
        </draw:polygon>
        <draw:line draw:style-name="gr59" draw:text-style-name="P9" draw:layer="layout" svg:x1="13.153cm" svg:y1="19.118cm" svg:x2="13.153cm" svg:y2="19.422cm">
          <text:p/>
        </draw:line>
        <draw:polygon draw:style-name="gr58" draw:text-style-name="P8" draw:layer="layout" svg:width="0.004cm" svg:height="0.31cm" svg:x="13.151cm" svg:y="19.115cm" svg:viewBox="0 0 5 311" draw:points="0,311 5,311 5,0 0,0">
          <text:p/>
        </draw:polygon>
        <draw:line draw:style-name="gr59" draw:text-style-name="P9" draw:layer="layout" svg:x1="13.508cm" svg:y1="19.118cm" svg:x2="13.508cm" svg:y2="19.422cm">
          <text:p/>
        </draw:line>
        <draw:polygon draw:style-name="gr58" draw:text-style-name="P8" draw:layer="layout" svg:width="0.005cm" svg:height="0.31cm" svg:x="13.506cm" svg:y="19.115cm" svg:viewBox="0 0 6 311" draw:points="0,311 6,311 6,0 0,0">
          <text:p/>
        </draw:polygon>
        <draw:line draw:style-name="gr59" draw:text-style-name="P9" draw:layer="layout" svg:x1="13.864cm" svg:y1="19.118cm" svg:x2="13.864cm" svg:y2="19.422cm">
          <text:p/>
        </draw:line>
        <draw:polygon draw:style-name="gr58" draw:text-style-name="P8" draw:layer="layout" svg:width="0.004cm" svg:height="0.31cm" svg:x="13.862cm" svg:y="19.115cm" svg:viewBox="0 0 5 311" draw:points="0,311 5,311 5,0 0,0">
          <text:p/>
        </draw:polygon>
        <draw:line draw:style-name="gr59" draw:text-style-name="P9" draw:layer="layout" svg:x1="14.22cm" svg:y1="19.118cm" svg:x2="14.22cm" svg:y2="19.422cm">
          <text:p/>
        </draw:line>
        <draw:polygon draw:style-name="gr58" draw:text-style-name="P8" draw:layer="layout" svg:width="0.004cm" svg:height="0.31cm" svg:x="14.218cm" svg:y="19.115cm" svg:viewBox="0 0 5 311" draw:points="0,311 5,311 5,0 0,0">
          <text:p/>
        </draw:polygon>
        <draw:line draw:style-name="gr59" draw:text-style-name="P9" draw:layer="layout" svg:x1="14.575cm" svg:y1="19.118cm" svg:x2="14.575cm" svg:y2="19.422cm">
          <text:p/>
        </draw:line>
        <draw:polygon draw:style-name="gr58" draw:text-style-name="P8" draw:layer="layout" svg:width="0.004cm" svg:height="0.31cm" svg:x="14.573cm" svg:y="19.115cm" svg:viewBox="0 0 5 311" draw:points="0,311 5,311 5,0 0,0">
          <text:p/>
        </draw:polygon>
        <draw:line draw:style-name="gr59" draw:text-style-name="P9" draw:layer="layout" svg:x1="14.931cm" svg:y1="19.118cm" svg:x2="14.931cm" svg:y2="19.422cm">
          <text:p/>
        </draw:line>
        <draw:polygon draw:style-name="gr58" draw:text-style-name="P8" draw:layer="layout" svg:width="0.004cm" svg:height="0.31cm" svg:x="14.929cm" svg:y="19.115cm" svg:viewBox="0 0 5 311" draw:points="0,311 5,311 5,0 0,0">
          <text:p/>
        </draw:polygon>
        <draw:line draw:style-name="gr59" draw:text-style-name="P9" draw:layer="layout" svg:x1="15.286cm" svg:y1="19.118cm" svg:x2="15.286cm" svg:y2="19.422cm">
          <text:p/>
        </draw:line>
        <draw:polygon draw:style-name="gr58" draw:text-style-name="P8" draw:layer="layout" svg:width="0.005cm" svg:height="0.31cm" svg:x="15.284cm" svg:y="19.115cm" svg:viewBox="0 0 6 311" draw:points="0,311 6,311 6,0 0,0">
          <text:p/>
        </draw:polygon>
        <draw:line draw:style-name="gr59" draw:text-style-name="P9" draw:layer="layout" svg:x1="15.643cm" svg:y1="19.118cm" svg:x2="15.643cm" svg:y2="19.422cm">
          <text:p/>
        </draw:line>
        <draw:polygon draw:style-name="gr58" draw:text-style-name="P8" draw:layer="layout" svg:width="0.004cm" svg:height="0.31cm" svg:x="15.641cm" svg:y="19.115cm" svg:viewBox="0 0 5 311" draw:points="0,311 5,311 5,0 0,0">
          <text:p/>
        </draw:polygon>
        <draw:line draw:style-name="gr59" draw:text-style-name="P9" draw:layer="layout" svg:x1="15.999cm" svg:y1="19.118cm" svg:x2="15.999cm" svg:y2="19.422cm">
          <text:p/>
        </draw:line>
        <draw:polygon draw:style-name="gr58" draw:text-style-name="P8" draw:layer="layout" svg:width="0.004cm" svg:height="0.31cm" svg:x="15.997cm" svg:y="19.115cm" svg:viewBox="0 0 5 311" draw:points="0,311 5,311 5,0 0,0">
          <text:p/>
        </draw:polygon>
        <draw:line draw:style-name="gr59" draw:text-style-name="P9" draw:layer="layout" svg:x1="16.354cm" svg:y1="19.118cm" svg:x2="16.354cm" svg:y2="19.422cm">
          <text:p/>
        </draw:line>
        <draw:polygon draw:style-name="gr58" draw:text-style-name="P8" draw:layer="layout" svg:width="0.004cm" svg:height="0.31cm" svg:x="16.352cm" svg:y="19.115cm" svg:viewBox="0 0 5 311" draw:points="0,311 5,311 5,0 0,0">
          <text:p/>
        </draw:polygon>
        <draw:line draw:style-name="gr59" draw:text-style-name="P9" draw:layer="layout" svg:x1="16.71cm" svg:y1="19.118cm" svg:x2="16.71cm" svg:y2="19.422cm">
          <text:p/>
        </draw:line>
        <draw:polygon draw:style-name="gr58" draw:text-style-name="P8" draw:layer="layout" svg:width="0.004cm" svg:height="0.31cm" svg:x="16.708cm" svg:y="19.115cm" svg:viewBox="0 0 5 311" draw:points="0,311 5,311 5,0 0,0">
          <text:p/>
        </draw:polygon>
        <draw:line draw:style-name="gr59" draw:text-style-name="P9" draw:layer="layout" svg:x1="17.065cm" svg:y1="19.118cm" svg:x2="17.065cm" svg:y2="19.422cm">
          <text:p/>
        </draw:line>
        <draw:polygon draw:style-name="gr58" draw:text-style-name="P8" draw:layer="layout" svg:width="0.005cm" svg:height="0.31cm" svg:x="17.063cm" svg:y="19.115cm" svg:viewBox="0 0 6 311" draw:points="0,311 6,311 6,0 0,0">
          <text:p/>
        </draw:polygon>
        <draw:line draw:style-name="gr59" draw:text-style-name="P9" draw:layer="layout" svg:x1="17.421cm" svg:y1="19.118cm" svg:x2="17.421cm" svg:y2="19.422cm">
          <text:p/>
        </draw:line>
        <draw:polygon draw:style-name="gr58" draw:text-style-name="P8" draw:layer="layout" svg:width="0.004cm" svg:height="0.31cm" svg:x="17.419cm" svg:y="19.115cm" svg:viewBox="0 0 5 311" draw:points="0,311 5,311 5,0 0,0">
          <text:p/>
        </draw:polygon>
        <draw:line draw:style-name="gr59" draw:text-style-name="P9" draw:layer="layout" svg:x1="17.777cm" svg:y1="19.118cm" svg:x2="17.777cm" svg:y2="19.422cm">
          <text:p/>
        </draw:line>
        <draw:polygon draw:style-name="gr58" draw:text-style-name="P8" draw:layer="layout" svg:width="0.004cm" svg:height="0.31cm" svg:x="17.775cm" svg:y="19.115cm" svg:viewBox="0 0 5 311" draw:points="0,311 5,311 5,0 0,0">
          <text:p/>
        </draw:polygon>
        <draw:line draw:style-name="gr59" draw:text-style-name="P9" draw:layer="layout" svg:x1="3.905cm" svg:y1="15.621cm" svg:x2="3.905cm" svg:y2="15.926cm">
          <text:p/>
        </draw:line>
        <draw:polygon draw:style-name="gr58" draw:text-style-name="P8" draw:layer="layout" svg:width="0.005cm" svg:height="0.309cm" svg:x="3.903cm" svg:y="15.619cm" svg:viewBox="0 0 6 310" draw:points="0,310 6,310 6,0 0,0">
          <text:p/>
        </draw:polygon>
        <draw:line draw:style-name="gr59" draw:text-style-name="P9" draw:layer="layout" svg:x1="4.261cm" svg:y1="15.621cm" svg:x2="4.261cm" svg:y2="15.926cm">
          <text:p/>
        </draw:line>
        <draw:polygon draw:style-name="gr58" draw:text-style-name="P8" draw:layer="layout" svg:width="0.004cm" svg:height="0.309cm" svg:x="4.259cm" svg:y="15.619cm" svg:viewBox="0 0 5 310" draw:points="0,310 5,310 5,0 0,0">
          <text:p/>
        </draw:polygon>
        <draw:line draw:style-name="gr59" draw:text-style-name="P9" draw:layer="layout" svg:x1="4.617cm" svg:y1="19.532cm" svg:x2="4.617cm" svg:y2="19.837cm">
          <text:p/>
        </draw:line>
        <draw:polygon draw:style-name="gr58" draw:text-style-name="P8" draw:layer="layout" svg:width="0.004cm" svg:height="0.309cm" svg:x="4.615cm" svg:y="19.53cm" svg:viewBox="0 0 5 310" draw:points="0,310 5,310 5,0 0,0">
          <text:p/>
        </draw:polygon>
        <draw:line draw:style-name="gr59" draw:text-style-name="P9" draw:layer="layout" svg:x1="4.972cm" svg:y1="19.532cm" svg:x2="4.972cm" svg:y2="19.837cm">
          <text:p/>
        </draw:line>
        <draw:polygon draw:style-name="gr58" draw:text-style-name="P8" draw:layer="layout" svg:width="0.004cm" svg:height="0.309cm" svg:x="4.97cm" svg:y="19.53cm" svg:viewBox="0 0 5 310" draw:points="0,310 5,310 5,0 0,0">
          <text:p/>
        </draw:polygon>
        <draw:line draw:style-name="gr59" draw:text-style-name="P9" draw:layer="layout" svg:x1="5.328cm" svg:y1="19.532cm" svg:x2="5.328cm" svg:y2="19.837cm">
          <text:p/>
        </draw:line>
        <draw:polygon draw:style-name="gr58" draw:text-style-name="P8" draw:layer="layout" svg:width="0.004cm" svg:height="0.309cm" svg:x="5.326cm" svg:y="19.53cm" svg:viewBox="0 0 5 310" draw:points="0,310 5,310 5,0 0,0">
          <text:p/>
        </draw:polygon>
        <draw:line draw:style-name="gr59" draw:text-style-name="P9" draw:layer="layout" svg:x1="5.683cm" svg:y1="19.532cm" svg:x2="5.683cm" svg:y2="19.837cm">
          <text:p/>
        </draw:line>
        <draw:polygon draw:style-name="gr58" draw:text-style-name="P8" draw:layer="layout" svg:width="0.006cm" svg:height="0.309cm" svg:x="5.681cm" svg:y="19.53cm" svg:viewBox="0 0 7 310" draw:points="0,310 7,310 7,0 0,0">
          <text:p/>
        </draw:polygon>
        <draw:line draw:style-name="gr59" draw:text-style-name="P9" draw:layer="layout" svg:x1="6.039cm" svg:y1="19.532cm" svg:x2="6.039cm" svg:y2="19.837cm">
          <text:p/>
        </draw:line>
        <draw:polygon draw:style-name="gr58" draw:text-style-name="P8" draw:layer="layout" svg:width="0.004cm" svg:height="0.309cm" svg:x="6.037cm" svg:y="19.53cm" svg:viewBox="0 0 5 310" draw:points="0,310 5,310 5,0 0,0">
          <text:p/>
        </draw:polygon>
        <draw:line draw:style-name="gr59" draw:text-style-name="P9" draw:layer="layout" svg:x1="6.395cm" svg:y1="19.532cm" svg:x2="6.395cm" svg:y2="19.837cm">
          <text:p/>
        </draw:line>
        <draw:polygon draw:style-name="gr58" draw:text-style-name="P8" draw:layer="layout" svg:width="0.004cm" svg:height="0.309cm" svg:x="6.393cm" svg:y="19.53cm" svg:viewBox="0 0 5 310" draw:points="0,310 5,310 5,0 0,0">
          <text:p/>
        </draw:polygon>
        <draw:line draw:style-name="gr59" draw:text-style-name="P9" draw:layer="layout" svg:x1="6.751cm" svg:y1="19.532cm" svg:x2="6.751cm" svg:y2="19.837cm">
          <text:p/>
        </draw:line>
        <draw:polygon draw:style-name="gr58" draw:text-style-name="P8" draw:layer="layout" svg:width="0.004cm" svg:height="0.309cm" svg:x="6.749cm" svg:y="19.53cm" svg:viewBox="0 0 5 310" draw:points="0,310 5,310 5,0 0,0">
          <text:p/>
        </draw:polygon>
        <draw:line draw:style-name="gr59" draw:text-style-name="P9" draw:layer="layout" svg:x1="7.107cm" svg:y1="19.532cm" svg:x2="7.107cm" svg:y2="19.837cm">
          <text:p/>
        </draw:line>
        <draw:polygon draw:style-name="gr58" draw:text-style-name="P8" draw:layer="layout" svg:width="0.004cm" svg:height="0.309cm" svg:x="7.105cm" svg:y="19.53cm" svg:viewBox="0 0 5 310" draw:points="0,310 5,310 5,0 0,0">
          <text:p/>
        </draw:polygon>
        <draw:line draw:style-name="gr59" draw:text-style-name="P9" draw:layer="layout" svg:x1="7.463cm" svg:y1="19.532cm" svg:x2="7.463cm" svg:y2="19.837cm">
          <text:p/>
        </draw:line>
        <draw:polygon draw:style-name="gr58" draw:text-style-name="P8" draw:layer="layout" svg:width="0.005cm" svg:height="0.309cm" svg:x="7.46cm" svg:y="19.53cm" svg:viewBox="0 0 6 310" draw:points="0,310 6,310 6,0 0,0">
          <text:p/>
        </draw:polygon>
        <draw:line draw:style-name="gr59" draw:text-style-name="P9" draw:layer="layout" svg:x1="7.818cm" svg:y1="19.532cm" svg:x2="7.818cm" svg:y2="19.837cm">
          <text:p/>
        </draw:line>
        <draw:polygon draw:style-name="gr58" draw:text-style-name="P8" draw:layer="layout" svg:width="0.004cm" svg:height="0.309cm" svg:x="7.816cm" svg:y="19.53cm" svg:viewBox="0 0 5 310" draw:points="0,310 5,310 5,0 0,0">
          <text:p/>
        </draw:polygon>
        <draw:line draw:style-name="gr59" draw:text-style-name="P9" draw:layer="layout" svg:x1="8.174cm" svg:y1="19.532cm" svg:x2="8.174cm" svg:y2="19.837cm">
          <text:p/>
        </draw:line>
        <draw:polygon draw:style-name="gr58" draw:text-style-name="P8" draw:layer="layout" svg:width="0.004cm" svg:height="0.309cm" svg:x="8.172cm" svg:y="19.53cm" svg:viewBox="0 0 5 310" draw:points="0,310 5,310 5,0 0,0">
          <text:p/>
        </draw:polygon>
        <draw:line draw:style-name="gr59" draw:text-style-name="P9" draw:layer="layout" svg:x1="6.039cm" svg:y1="19.968cm" svg:x2="6.039cm" svg:y2="20.273cm">
          <text:p/>
        </draw:line>
        <draw:polygon draw:style-name="gr58" draw:text-style-name="P8" draw:layer="layout" svg:width="0.004cm" svg:height="0.309cm" svg:x="6.037cm" svg:y="19.966cm" svg:viewBox="0 0 5 310" draw:points="0,310 5,310 5,0 0,0">
          <text:p/>
        </draw:polygon>
        <draw:line draw:style-name="gr59" draw:text-style-name="P9" draw:layer="layout" svg:x1="6.395cm" svg:y1="19.968cm" svg:x2="6.395cm" svg:y2="20.273cm">
          <text:p/>
        </draw:line>
        <draw:polygon draw:style-name="gr58" draw:text-style-name="P8" draw:layer="layout" svg:width="0.004cm" svg:height="0.309cm" svg:x="6.393cm" svg:y="19.966cm" svg:viewBox="0 0 5 310" draw:points="0,310 5,310 5,0 0,0">
          <text:p/>
        </draw:polygon>
        <draw:line draw:style-name="gr59" draw:text-style-name="P9" draw:layer="layout" svg:x1="6.751cm" svg:y1="19.968cm" svg:x2="6.751cm" svg:y2="20.273cm">
          <text:p/>
        </draw:line>
        <draw:polygon draw:style-name="gr58" draw:text-style-name="P8" draw:layer="layout" svg:width="0.004cm" svg:height="0.309cm" svg:x="6.749cm" svg:y="19.966cm" svg:viewBox="0 0 5 310" draw:points="0,310 5,310 5,0 0,0">
          <text:p/>
        </draw:polygon>
        <draw:line draw:style-name="gr59" draw:text-style-name="P9" draw:layer="layout" svg:x1="7.107cm" svg:y1="19.968cm" svg:x2="7.107cm" svg:y2="20.273cm">
          <text:p/>
        </draw:line>
        <draw:polygon draw:style-name="gr58" draw:text-style-name="P8" draw:layer="layout" svg:width="0.004cm" svg:height="0.309cm" svg:x="7.105cm" svg:y="19.966cm" svg:viewBox="0 0 5 310" draw:points="0,310 5,310 5,0 0,0">
          <text:p/>
        </draw:polygon>
        <draw:line draw:style-name="gr59" draw:text-style-name="P9" draw:layer="layout" svg:x1="7.463cm" svg:y1="19.968cm" svg:x2="7.463cm" svg:y2="20.273cm">
          <text:p/>
        </draw:line>
        <draw:polygon draw:style-name="gr58" draw:text-style-name="P8" draw:layer="layout" svg:width="0.005cm" svg:height="0.309cm" svg:x="7.46cm" svg:y="19.966cm" svg:viewBox="0 0 6 310" draw:points="0,310 6,310 6,0 0,0">
          <text:p/>
        </draw:polygon>
        <draw:line draw:style-name="gr59" draw:text-style-name="P9" draw:layer="layout" svg:x1="7.818cm" svg:y1="19.968cm" svg:x2="7.818cm" svg:y2="20.273cm">
          <text:p/>
        </draw:line>
        <draw:polygon draw:style-name="gr58" draw:text-style-name="P8" draw:layer="layout" svg:width="0.004cm" svg:height="0.309cm" svg:x="7.816cm" svg:y="19.966cm" svg:viewBox="0 0 5 310" draw:points="0,310 5,310 5,0 0,0">
          <text:p/>
        </draw:polygon>
        <draw:line draw:style-name="gr59" draw:text-style-name="P9" draw:layer="layout" svg:x1="8.174cm" svg:y1="19.968cm" svg:x2="8.174cm" svg:y2="20.273cm">
          <text:p/>
        </draw:line>
        <draw:polygon draw:style-name="gr58" draw:text-style-name="P8" draw:layer="layout" svg:width="0.004cm" svg:height="0.309cm" svg:x="8.172cm" svg:y="19.966cm" svg:viewBox="0 0 5 310" draw:points="0,310 5,310 5,0 0,0">
          <text:p/>
        </draw:polygon>
        <draw:line draw:style-name="gr59" draw:text-style-name="P9" draw:layer="layout" svg:x1="8.529cm" svg:y1="19.532cm" svg:x2="8.529cm" svg:y2="19.837cm">
          <text:p/>
        </draw:line>
        <draw:polygon draw:style-name="gr58" draw:text-style-name="P8" draw:layer="layout" svg:width="0.004cm" svg:height="0.309cm" svg:x="8.527cm" svg:y="19.53cm" svg:viewBox="0 0 5 310" draw:points="0,310 5,310 5,0 0,0">
          <text:p/>
        </draw:polygon>
        <draw:line draw:style-name="gr59" draw:text-style-name="P9" draw:layer="layout" svg:x1="8.885cm" svg:y1="19.532cm" svg:x2="8.885cm" svg:y2="19.837cm">
          <text:p/>
        </draw:line>
        <draw:polygon draw:style-name="gr58" draw:text-style-name="P8" draw:layer="layout" svg:width="0.004cm" svg:height="0.309cm" svg:x="8.883cm" svg:y="19.53cm" svg:viewBox="0 0 5 310" draw:points="0,310 5,310 5,0 0,0">
          <text:p/>
        </draw:polygon>
        <draw:line draw:style-name="gr59" draw:text-style-name="P9" draw:layer="layout" svg:x1="11.73cm" svg:y1="19.532cm" svg:x2="11.73cm" svg:y2="19.837cm">
          <text:p/>
        </draw:line>
        <draw:polygon draw:style-name="gr58" draw:text-style-name="P8" draw:layer="layout" svg:width="0.005cm" svg:height="0.309cm" svg:x="11.728cm" svg:y="19.53cm" svg:viewBox="0 0 6 310" draw:points="0,310 6,310 6,0 0,0">
          <text:p/>
        </draw:polygon>
        <draw:line draw:style-name="gr59" draw:text-style-name="P9" draw:layer="layout" svg:x1="12.086cm" svg:y1="19.532cm" svg:x2="12.086cm" svg:y2="19.837cm">
          <text:p/>
        </draw:line>
        <draw:polygon draw:style-name="gr58" draw:text-style-name="P8" draw:layer="layout" svg:width="0.004cm" svg:height="0.309cm" svg:x="12.084cm" svg:y="19.53cm" svg:viewBox="0 0 5 310" draw:points="0,310 5,310 5,0 0,0">
          <text:p/>
        </draw:polygon>
        <draw:line draw:style-name="gr59" draw:text-style-name="P9" draw:layer="layout" svg:x1="12.442cm" svg:y1="19.532cm" svg:x2="12.442cm" svg:y2="19.837cm">
          <text:p/>
        </draw:line>
        <draw:polygon draw:style-name="gr58" draw:text-style-name="P8" draw:layer="layout" svg:width="0.004cm" svg:height="0.309cm" svg:x="12.44cm" svg:y="19.53cm" svg:viewBox="0 0 5 310" draw:points="0,310 5,310 5,0 0,0">
          <text:p/>
        </draw:polygon>
        <draw:line draw:style-name="gr59" draw:text-style-name="P9" draw:layer="layout" svg:x1="12.797cm" svg:y1="19.532cm" svg:x2="12.797cm" svg:y2="19.837cm">
          <text:p/>
        </draw:line>
        <draw:polygon draw:style-name="gr58" draw:text-style-name="P8" draw:layer="layout" svg:width="0.004cm" svg:height="0.309cm" svg:x="12.795cm" svg:y="19.53cm" svg:viewBox="0 0 5 310" draw:points="0,310 5,310 5,0 0,0">
          <text:p/>
        </draw:polygon>
        <draw:line draw:style-name="gr59" draw:text-style-name="P9" draw:layer="layout" svg:x1="13.153cm" svg:y1="19.532cm" svg:x2="13.153cm" svg:y2="19.837cm">
          <text:p/>
        </draw:line>
        <draw:polygon draw:style-name="gr58" draw:text-style-name="P8" draw:layer="layout" svg:width="0.004cm" svg:height="0.309cm" svg:x="13.151cm" svg:y="19.53cm" svg:viewBox="0 0 5 310" draw:points="0,310 5,310 5,0 0,0">
          <text:p/>
        </draw:polygon>
        <draw:line draw:style-name="gr59" draw:text-style-name="P9" draw:layer="layout" svg:x1="13.508cm" svg:y1="19.532cm" svg:x2="13.508cm" svg:y2="19.837cm">
          <text:p/>
        </draw:line>
        <draw:polygon draw:style-name="gr58" draw:text-style-name="P8" draw:layer="layout" svg:width="0.005cm" svg:height="0.309cm" svg:x="13.506cm" svg:y="19.53cm" svg:viewBox="0 0 6 310" draw:points="0,310 6,310 6,0 0,0">
          <text:p/>
        </draw:polygon>
        <draw:line draw:style-name="gr59" draw:text-style-name="P9" draw:layer="layout" svg:x1="13.864cm" svg:y1="19.532cm" svg:x2="13.864cm" svg:y2="19.837cm">
          <text:p/>
        </draw:line>
        <draw:polygon draw:style-name="gr58" draw:text-style-name="P8" draw:layer="layout" svg:width="0.004cm" svg:height="0.309cm" svg:x="13.862cm" svg:y="19.53cm" svg:viewBox="0 0 5 310" draw:points="0,310 5,310 5,0 0,0">
          <text:p/>
        </draw:polygon>
        <draw:line draw:style-name="gr59" draw:text-style-name="P9" draw:layer="layout" svg:x1="14.22cm" svg:y1="19.532cm" svg:x2="14.22cm" svg:y2="19.837cm">
          <text:p/>
        </draw:line>
        <draw:polygon draw:style-name="gr58" draw:text-style-name="P8" draw:layer="layout" svg:width="0.004cm" svg:height="0.309cm" svg:x="14.218cm" svg:y="19.53cm" svg:viewBox="0 0 5 310" draw:points="0,310 5,310 5,0 0,0">
          <text:p/>
        </draw:polygon>
        <draw:line draw:style-name="gr59" draw:text-style-name="P9" draw:layer="layout" svg:x1="14.575cm" svg:y1="19.532cm" svg:x2="14.575cm" svg:y2="19.837cm">
          <text:p/>
        </draw:line>
        <draw:polygon draw:style-name="gr58" draw:text-style-name="P8" draw:layer="layout" svg:width="0.004cm" svg:height="0.309cm" svg:x="14.573cm" svg:y="19.53cm" svg:viewBox="0 0 5 310" draw:points="0,310 5,310 5,0 0,0">
          <text:p/>
        </draw:polygon>
        <draw:line draw:style-name="gr59" draw:text-style-name="P9" draw:layer="layout" svg:x1="16.354cm" svg:y1="19.532cm" svg:x2="16.354cm" svg:y2="19.837cm">
          <text:p/>
        </draw:line>
        <draw:polygon draw:style-name="gr58" draw:text-style-name="P8" draw:layer="layout" svg:width="0.004cm" svg:height="0.309cm" svg:x="16.352cm" svg:y="19.53cm" svg:viewBox="0 0 5 310" draw:points="0,310 5,310 5,0 0,0">
          <text:p/>
        </draw:polygon>
        <draw:line draw:style-name="gr59" draw:text-style-name="P9" draw:layer="layout" svg:x1="16.71cm" svg:y1="19.532cm" svg:x2="16.71cm" svg:y2="19.837cm">
          <text:p/>
        </draw:line>
        <draw:polygon draw:style-name="gr58" draw:text-style-name="P8" draw:layer="layout" svg:width="0.004cm" svg:height="0.309cm" svg:x="16.708cm" svg:y="19.53cm" svg:viewBox="0 0 5 310" draw:points="0,310 5,310 5,0 0,0">
          <text:p/>
        </draw:polygon>
        <draw:line draw:style-name="gr59" draw:text-style-name="P9" draw:layer="layout" svg:x1="17.065cm" svg:y1="19.532cm" svg:x2="17.065cm" svg:y2="19.837cm">
          <text:p/>
        </draw:line>
        <draw:polygon draw:style-name="gr58" draw:text-style-name="P8" draw:layer="layout" svg:width="0.005cm" svg:height="0.309cm" svg:x="17.063cm" svg:y="19.53cm" svg:viewBox="0 0 6 310" draw:points="0,310 6,310 6,0 0,0">
          <text:p/>
        </draw:polygon>
        <draw:line draw:style-name="gr59" draw:text-style-name="P9" draw:layer="layout" svg:x1="17.421cm" svg:y1="19.532cm" svg:x2="17.421cm" svg:y2="19.837cm">
          <text:p/>
        </draw:line>
        <draw:polygon draw:style-name="gr58" draw:text-style-name="P8" draw:layer="layout" svg:width="0.004cm" svg:height="0.309cm" svg:x="17.419cm" svg:y="19.53cm" svg:viewBox="0 0 5 310" draw:points="0,310 5,310 5,0 0,0">
          <text:p/>
        </draw:polygon>
        <draw:line draw:style-name="gr59" draw:text-style-name="P9" draw:layer="layout" svg:x1="17.777cm" svg:y1="19.532cm" svg:x2="17.777cm" svg:y2="19.837cm">
          <text:p/>
        </draw:line>
        <draw:polygon draw:style-name="gr58" draw:text-style-name="P8" draw:layer="layout" svg:width="0.004cm" svg:height="0.309cm" svg:x="17.775cm" svg:y="19.53cm" svg:viewBox="0 0 5 310" draw:points="0,310 5,310 5,0 0,0">
          <text:p/>
        </draw:polygon>
        <draw:line draw:style-name="gr59" draw:text-style-name="P9" draw:layer="layout" svg:x1="6.043cm" svg:y1="20.688cm" svg:x2="8.885cm" svg:y2="20.688cm">
          <text:p/>
        </draw:line>
        <draw:polygon draw:style-name="gr58" draw:text-style-name="P8" draw:layer="layout" svg:width="2.846cm" svg:height="0.004cm" svg:x="6.041cm" svg:y="20.686cm" svg:viewBox="0 0 2847 5" draw:points="0,5 2847,5 2847,0 0,0">
          <text:p/>
        </draw:polygon>
        <draw:line draw:style-name="gr59" draw:text-style-name="P9" draw:layer="layout" svg:x1="11.735cm" svg:y1="20.688cm" svg:x2="14.575cm" svg:y2="20.688cm">
          <text:p/>
        </draw:line>
        <draw:polygon draw:style-name="gr58" draw:text-style-name="P8" draw:layer="layout" svg:width="2.844cm" svg:height="0.004cm" svg:x="11.733cm" svg:y="20.686cm" svg:viewBox="0 0 2845 5" draw:points="0,5 2845,5 2845,0 0,0">
          <text:p/>
        </draw:polygon>
        <draw:line draw:style-name="gr59" draw:text-style-name="P9" draw:layer="layout" svg:x1="3.194cm" svg:y1="15.621cm" svg:x2="3.194cm" svg:y2="15.926cm">
          <text:p/>
        </draw:line>
        <draw:polygon draw:style-name="gr58" draw:text-style-name="P8" draw:layer="layout" svg:width="0.005cm" svg:height="0.309cm" svg:x="3.192cm" svg:y="15.619cm" svg:viewBox="0 0 6 310" draw:points="0,310 6,310 6,0 0,0">
          <text:p/>
        </draw:polygon>
        <draw:line draw:style-name="gr59" draw:text-style-name="P9" draw:layer="layout" svg:x1="3.55cm" svg:y1="15.621cm" svg:x2="3.55cm" svg:y2="15.926cm">
          <text:p/>
        </draw:line>
        <draw:polygon draw:style-name="gr58" draw:text-style-name="P8" draw:layer="layout" svg:width="0.004cm" svg:height="0.309cm" svg:x="3.548cm" svg:y="15.619cm" svg:viewBox="0 0 5 310" draw:points="0,310 5,310 5,0 0,0">
          <text:p/>
        </draw:polygon>
        <draw:line draw:style-name="gr59" draw:text-style-name="P9" draw:layer="layout" svg:x1="3.905cm" svg:y1="19.968cm" svg:x2="3.905cm" svg:y2="20.273cm">
          <text:p/>
        </draw:line>
        <draw:polygon draw:style-name="gr58" draw:text-style-name="P8" draw:layer="layout" svg:width="0.005cm" svg:height="0.309cm" svg:x="3.903cm" svg:y="19.966cm" svg:viewBox="0 0 6 310" draw:points="0,310 6,310 6,0 0,0">
          <text:p/>
        </draw:polygon>
        <draw:line draw:style-name="gr59" draw:text-style-name="P9" draw:layer="layout" svg:x1="4.261cm" svg:y1="19.968cm" svg:x2="4.261cm" svg:y2="20.273cm">
          <text:p/>
        </draw:line>
        <draw:polygon draw:style-name="gr58" draw:text-style-name="P8" draw:layer="layout" svg:width="0.004cm" svg:height="0.309cm" svg:x="4.259cm" svg:y="19.966cm" svg:viewBox="0 0 5 310" draw:points="0,310 5,310 5,0 0,0">
          <text:p/>
        </draw:polygon>
        <draw:line draw:style-name="gr59" draw:text-style-name="P9" draw:layer="layout" svg:x1="4.617cm" svg:y1="19.968cm" svg:x2="4.617cm" svg:y2="20.273cm">
          <text:p/>
        </draw:line>
        <draw:polygon draw:style-name="gr58" draw:text-style-name="P8" draw:layer="layout" svg:width="0.004cm" svg:height="0.309cm" svg:x="4.615cm" svg:y="19.966cm" svg:viewBox="0 0 5 310" draw:points="0,310 5,310 5,0 0,0">
          <text:p/>
        </draw:polygon>
        <draw:line draw:style-name="gr59" draw:text-style-name="P9" draw:layer="layout" svg:x1="8.885cm" svg:y1="20.383cm" svg:x2="8.885cm" svg:y2="20.688cm">
          <text:p/>
        </draw:line>
        <draw:polygon draw:style-name="gr58" draw:text-style-name="P8" draw:layer="layout" svg:width="0.004cm" svg:height="0.309cm" svg:x="8.883cm" svg:y="20.381cm" svg:viewBox="0 0 5 310" draw:points="0,310 5,310 5,0 0,0">
          <text:p/>
        </draw:polygon>
        <draw:line draw:style-name="gr59" draw:text-style-name="P9" draw:layer="layout" svg:x1="9.241cm" svg:y1="19.532cm" svg:x2="9.241cm" svg:y2="19.837cm">
          <text:p/>
        </draw:line>
        <draw:polygon draw:style-name="gr58" draw:text-style-name="P8" draw:layer="layout" svg:width="0.005cm" svg:height="0.309cm" svg:x="9.238cm" svg:y="19.53cm" svg:viewBox="0 0 6 310" draw:points="0,310 6,310 6,0 0,0">
          <text:p/>
        </draw:polygon>
        <draw:line draw:style-name="gr59" draw:text-style-name="P9" draw:layer="layout" svg:x1="9.596cm" svg:y1="19.532cm" svg:x2="9.596cm" svg:y2="19.837cm">
          <text:p/>
        </draw:line>
        <draw:polygon draw:style-name="gr58" draw:text-style-name="P8" draw:layer="layout" svg:width="0.004cm" svg:height="0.309cm" svg:x="9.594cm" svg:y="19.53cm" svg:viewBox="0 0 5 310" draw:points="0,310 5,310 5,0 0,0">
          <text:p/>
        </draw:polygon>
        <draw:line draw:style-name="gr59" draw:text-style-name="P9" draw:layer="layout" svg:x1="9.952cm" svg:y1="19.532cm" svg:x2="9.952cm" svg:y2="19.837cm">
          <text:p/>
        </draw:line>
        <draw:polygon draw:style-name="gr58" draw:text-style-name="P8" draw:layer="layout" svg:width="0.004cm" svg:height="0.309cm" svg:x="9.95cm" svg:y="19.53cm" svg:viewBox="0 0 5 310" draw:points="0,310 5,310 5,0 0,0">
          <text:p/>
        </draw:polygon>
        <draw:line draw:style-name="gr59" draw:text-style-name="P9" draw:layer="layout" svg:x1="10.307cm" svg:y1="19.532cm" svg:x2="10.307cm" svg:y2="19.837cm">
          <text:p/>
        </draw:line>
        <draw:polygon draw:style-name="gr58" draw:text-style-name="P8" draw:layer="layout" svg:width="0.004cm" svg:height="0.309cm" svg:x="10.305cm" svg:y="19.53cm" svg:viewBox="0 0 5 310" draw:points="0,310 5,310 5,0 0,0">
          <text:p/>
        </draw:polygon>
        <draw:line draw:style-name="gr59" draw:text-style-name="P9" draw:layer="layout" svg:x1="10.663cm" svg:y1="19.532cm" svg:x2="10.663cm" svg:y2="19.837cm">
          <text:p/>
        </draw:line>
        <draw:polygon draw:style-name="gr58" draw:text-style-name="P8" draw:layer="layout" svg:width="0.004cm" svg:height="0.309cm" svg:x="10.661cm" svg:y="19.53cm" svg:viewBox="0 0 5 310" draw:points="0,310 5,310 5,0 0,0">
          <text:p/>
        </draw:polygon>
        <draw:line draw:style-name="gr59" draw:text-style-name="P9" draw:layer="layout" svg:x1="11.019cm" svg:y1="19.532cm" svg:x2="11.019cm" svg:y2="19.837cm">
          <text:p/>
        </draw:line>
        <draw:polygon draw:style-name="gr58" draw:text-style-name="P8" draw:layer="layout" svg:width="0.005cm" svg:height="0.309cm" svg:x="11.016cm" svg:y="19.53cm" svg:viewBox="0 0 6 310" draw:points="0,310 6,310 6,0 0,0">
          <text:p/>
        </draw:polygon>
        <draw:line draw:style-name="gr59" draw:text-style-name="P9" draw:layer="layout" svg:x1="11.375cm" svg:y1="19.532cm" svg:x2="11.375cm" svg:y2="19.837cm">
          <text:p/>
        </draw:line>
        <draw:polygon draw:style-name="gr58" draw:text-style-name="P8" draw:layer="layout" svg:width="0.004cm" svg:height="0.309cm" svg:x="11.373cm" svg:y="19.53cm" svg:viewBox="0 0 5 310" draw:points="0,310 5,310 5,0 0,0">
          <text:p/>
        </draw:polygon>
        <draw:line draw:style-name="gr59" draw:text-style-name="P9" draw:layer="layout" svg:x1="11.73cm" svg:y1="20.383cm" svg:x2="11.73cm" svg:y2="20.688cm">
          <text:p/>
        </draw:line>
        <draw:polygon draw:style-name="gr58" draw:text-style-name="P8" draw:layer="layout" svg:width="0.005cm" svg:height="0.309cm" svg:x="11.728cm" svg:y="20.381cm" svg:viewBox="0 0 6 310" draw:points="0,310 6,310 6,0 0,0">
          <text:p/>
        </draw:polygon>
        <draw:line draw:style-name="gr59" draw:text-style-name="P9" draw:layer="layout" svg:x1="12.086cm" svg:y1="20.383cm" svg:x2="12.086cm" svg:y2="20.688cm">
          <text:p/>
        </draw:line>
        <draw:polygon draw:style-name="gr58" draw:text-style-name="P8" draw:layer="layout" svg:width="0.004cm" svg:height="0.309cm" svg:x="12.084cm" svg:y="20.381cm" svg:viewBox="0 0 5 310" draw:points="0,310 5,310 5,0 0,0">
          <text:p/>
        </draw:polygon>
        <draw:line draw:style-name="gr59" draw:text-style-name="P9" draw:layer="layout" svg:x1="12.442cm" svg:y1="20.383cm" svg:x2="12.442cm" svg:y2="20.688cm">
          <text:p/>
        </draw:line>
        <draw:polygon draw:style-name="gr58" draw:text-style-name="P8" draw:layer="layout" svg:width="0.004cm" svg:height="0.309cm" svg:x="12.44cm" svg:y="20.381cm" svg:viewBox="0 0 5 310" draw:points="0,310 5,310 5,0 0,0">
          <text:p/>
        </draw:polygon>
        <draw:line draw:style-name="gr59" draw:text-style-name="P9" draw:layer="layout" svg:x1="12.797cm" svg:y1="20.383cm" svg:x2="12.797cm" svg:y2="20.688cm">
          <text:p/>
        </draw:line>
        <draw:polygon draw:style-name="gr58" draw:text-style-name="P8" draw:layer="layout" svg:width="0.004cm" svg:height="0.309cm" svg:x="12.795cm" svg:y="20.381cm" svg:viewBox="0 0 5 310" draw:points="0,310 5,310 5,0 0,0">
          <text:p/>
        </draw:polygon>
        <draw:line draw:style-name="gr59" draw:text-style-name="P9" draw:layer="layout" svg:x1="13.153cm" svg:y1="20.383cm" svg:x2="13.153cm" svg:y2="20.688cm">
          <text:p/>
        </draw:line>
        <draw:polygon draw:style-name="gr58" draw:text-style-name="P8" draw:layer="layout" svg:width="0.004cm" svg:height="0.309cm" svg:x="13.151cm" svg:y="20.381cm" svg:viewBox="0 0 5 310" draw:points="0,310 5,310 5,0 0,0">
          <text:p/>
        </draw:polygon>
        <draw:line draw:style-name="gr59" draw:text-style-name="P9" draw:layer="layout" svg:x1="13.508cm" svg:y1="20.383cm" svg:x2="13.508cm" svg:y2="20.688cm">
          <text:p/>
        </draw:line>
        <draw:polygon draw:style-name="gr58" draw:text-style-name="P8" draw:layer="layout" svg:width="0.005cm" svg:height="0.309cm" svg:x="13.506cm" svg:y="20.381cm" svg:viewBox="0 0 6 310" draw:points="0,310 6,310 6,0 0,0">
          <text:p/>
        </draw:polygon>
        <draw:line draw:style-name="gr59" draw:text-style-name="P9" draw:layer="layout" svg:x1="13.864cm" svg:y1="20.383cm" svg:x2="13.864cm" svg:y2="20.688cm">
          <text:p/>
        </draw:line>
        <draw:polygon draw:style-name="gr58" draw:text-style-name="P8" draw:layer="layout" svg:width="0.004cm" svg:height="0.309cm" svg:x="13.862cm" svg:y="20.381cm" svg:viewBox="0 0 5 310" draw:points="0,310 5,310 5,0 0,0">
          <text:p/>
        </draw:polygon>
        <draw:line draw:style-name="gr59" draw:text-style-name="P9" draw:layer="layout" svg:x1="14.22cm" svg:y1="20.383cm" svg:x2="14.22cm" svg:y2="20.688cm">
          <text:p/>
        </draw:line>
        <draw:polygon draw:style-name="gr58" draw:text-style-name="P8" draw:layer="layout" svg:width="0.004cm" svg:height="0.309cm" svg:x="14.218cm" svg:y="20.381cm" svg:viewBox="0 0 5 310" draw:points="0,310 5,310 5,0 0,0">
          <text:p/>
        </draw:polygon>
        <draw:line draw:style-name="gr59" draw:text-style-name="P9" draw:layer="layout" svg:x1="14.575cm" svg:y1="20.383cm" svg:x2="14.575cm" svg:y2="20.688cm">
          <text:p/>
        </draw:line>
        <draw:polygon draw:style-name="gr58" draw:text-style-name="P8" draw:layer="layout" svg:width="0.004cm" svg:height="0.309cm" svg:x="14.573cm" svg:y="20.381cm" svg:viewBox="0 0 5 310" draw:points="0,310 5,310 5,0 0,0">
          <text:p/>
        </draw:polygon>
        <draw:line draw:style-name="gr59" draw:text-style-name="P9" draw:layer="layout" svg:x1="14.931cm" svg:y1="19.532cm" svg:x2="14.931cm" svg:y2="19.837cm">
          <text:p/>
        </draw:line>
        <draw:polygon draw:style-name="gr58" draw:text-style-name="P8" draw:layer="layout" svg:width="0.004cm" svg:height="0.309cm" svg:x="14.929cm" svg:y="19.53cm" svg:viewBox="0 0 5 310" draw:points="0,310 5,310 5,0 0,0">
          <text:p/>
        </draw:polygon>
        <draw:line draw:style-name="gr59" draw:text-style-name="P9" draw:layer="layout" svg:x1="15.286cm" svg:y1="19.532cm" svg:x2="15.286cm" svg:y2="19.837cm">
          <text:p/>
        </draw:line>
        <draw:polygon draw:style-name="gr58" draw:text-style-name="P8" draw:layer="layout" svg:width="0.005cm" svg:height="0.309cm" svg:x="15.284cm" svg:y="19.53cm" svg:viewBox="0 0 6 310" draw:points="0,310 6,310 6,0 0,0">
          <text:p/>
        </draw:polygon>
        <draw:line draw:style-name="gr59" draw:text-style-name="P9" draw:layer="layout" svg:x1="15.643cm" svg:y1="19.532cm" svg:x2="15.643cm" svg:y2="19.837cm">
          <text:p/>
        </draw:line>
        <draw:polygon draw:style-name="gr58" draw:text-style-name="P8" draw:layer="layout" svg:width="0.004cm" svg:height="0.309cm" svg:x="15.641cm" svg:y="19.53cm" svg:viewBox="0 0 5 310" draw:points="0,310 5,310 5,0 0,0">
          <text:p/>
        </draw:polygon>
        <draw:line draw:style-name="gr59" draw:text-style-name="P9" draw:layer="layout" svg:x1="15.999cm" svg:y1="19.532cm" svg:x2="15.999cm" svg:y2="19.837cm">
          <text:p/>
        </draw:line>
        <draw:polygon draw:style-name="gr58" draw:text-style-name="P8" draw:layer="layout" svg:width="0.004cm" svg:height="0.309cm" svg:x="15.997cm" svg:y="19.53cm" svg:viewBox="0 0 5 310" draw:points="0,310 5,310 5,0 0,0">
          <text:p/>
        </draw:polygon>
        <draw:line draw:style-name="gr59" draw:text-style-name="P9" draw:layer="layout" svg:x1="16.354cm" svg:y1="20.383cm" svg:x2="16.354cm" svg:y2="20.688cm">
          <text:p/>
        </draw:line>
        <draw:polygon draw:style-name="gr58" draw:text-style-name="P8" draw:layer="layout" svg:width="0.004cm" svg:height="0.309cm" svg:x="16.352cm" svg:y="20.381cm" svg:viewBox="0 0 5 310" draw:points="0,310 5,310 5,0 0,0">
          <text:p/>
        </draw:polygon>
        <draw:line draw:style-name="gr59" draw:text-style-name="P9" draw:layer="layout" svg:x1="16.71cm" svg:y1="20.383cm" svg:x2="16.71cm" svg:y2="20.688cm">
          <text:p/>
        </draw:line>
        <draw:polygon draw:style-name="gr58" draw:text-style-name="P8" draw:layer="layout" svg:width="0.004cm" svg:height="0.309cm" svg:x="16.708cm" svg:y="20.381cm" svg:viewBox="0 0 5 310" draw:points="0,310 5,310 5,0 0,0">
          <text:p/>
        </draw:polygon>
        <draw:line draw:style-name="gr59" draw:text-style-name="P9" draw:layer="layout" svg:x1="17.065cm" svg:y1="20.383cm" svg:x2="17.065cm" svg:y2="20.688cm">
          <text:p/>
        </draw:line>
        <draw:polygon draw:style-name="gr58" draw:text-style-name="P8" draw:layer="layout" svg:width="0.005cm" svg:height="0.309cm" svg:x="17.063cm" svg:y="20.381cm" svg:viewBox="0 0 6 310" draw:points="0,310 6,310 6,0 0,0">
          <text:p/>
        </draw:polygon>
        <draw:line draw:style-name="gr59" draw:text-style-name="P9" draw:layer="layout" svg:x1="17.421cm" svg:y1="20.383cm" svg:x2="17.421cm" svg:y2="20.688cm">
          <text:p/>
        </draw:line>
        <draw:polygon draw:style-name="gr58" draw:text-style-name="P8" draw:layer="layout" svg:width="0.004cm" svg:height="0.309cm" svg:x="17.419cm" svg:y="20.381cm" svg:viewBox="0 0 5 310" draw:points="0,310 5,310 5,0 0,0">
          <text:p/>
        </draw:polygon>
        <draw:line draw:style-name="gr59" draw:text-style-name="P9" draw:layer="layout" svg:x1="17.777cm" svg:y1="20.383cm" svg:x2="17.777cm" svg:y2="20.688cm">
          <text:p/>
        </draw:line>
        <draw:polygon draw:style-name="gr58" draw:text-style-name="P8" draw:layer="layout" svg:width="0.004cm" svg:height="0.309cm" svg:x="17.775cm" svg:y="20.381cm" svg:viewBox="0 0 5 310" draw:points="0,310 5,310 5,0 0,0">
          <text:p/>
        </draw:polygon>
        <draw:line draw:style-name="gr59" draw:text-style-name="P9" draw:layer="layout" svg:x1="3.199cm" svg:y1="21.234cm" svg:x2="3.55cm" svg:y2="21.234cm">
          <text:p/>
        </draw:line>
        <draw:polygon draw:style-name="gr58" draw:text-style-name="P8" draw:layer="layout" svg:width="0.355cm" svg:height="0.004cm" svg:x="3.197cm" svg:y="21.232cm" svg:viewBox="0 0 356 5" draw:points="0,5 356,5 356,0 0,0">
          <text:p/>
        </draw:polygon>
        <draw:line draw:style-name="gr59" draw:text-style-name="P9" draw:layer="layout" svg:x1="3.91cm" svg:y1="21.234cm" svg:x2="4.617cm" svg:y2="21.234cm">
          <text:p/>
        </draw:line>
        <draw:polygon draw:style-name="gr58" draw:text-style-name="P8" draw:layer="layout" svg:width="0.711cm" svg:height="0.004cm" svg:x="3.908cm" svg:y="21.232cm" svg:viewBox="0 0 712 5" draw:points="0,5 712,5 712,0 0,0">
          <text:p/>
        </draw:polygon>
        <draw:line draw:style-name="gr59" draw:text-style-name="P9" draw:layer="layout" svg:x1="3.194cm" svg:y1="20.929cm" svg:x2="3.194cm" svg:y2="21.234cm">
          <text:p/>
        </draw:line>
        <draw:polygon draw:style-name="gr58" draw:text-style-name="P8" draw:layer="layout" svg:width="0.005cm" svg:height="0.309cm" svg:x="3.192cm" svg:y="20.927cm" svg:viewBox="0 0 6 310" draw:points="0,310 6,310 6,0 0,0">
          <text:p/>
        </draw:polygon>
        <draw:line draw:style-name="gr59" draw:text-style-name="P9" draw:layer="layout" svg:x1="3.55cm" svg:y1="20.934cm" svg:x2="3.55cm" svg:y2="21.234cm">
          <text:p/>
        </draw:line>
        <draw:polygon draw:style-name="gr58" draw:text-style-name="P8" draw:layer="layout" svg:width="0.004cm" svg:height="0.304cm" svg:x="3.548cm" svg:y="20.932cm" svg:viewBox="0 0 5 305" draw:points="0,305 5,305 5,0 0,0">
          <text:p/>
        </draw:polygon>
        <draw:line draw:style-name="gr59" draw:text-style-name="P9" draw:layer="layout" svg:x1="11.019cm" svg:y1="20.929cm" svg:x2="11.019cm" svg:y2="21.234cm">
          <text:p/>
        </draw:line>
        <draw:polygon draw:style-name="gr58" draw:text-style-name="P8" draw:layer="layout" svg:width="0.005cm" svg:height="0.309cm" svg:x="11.016cm" svg:y="20.927cm" svg:viewBox="0 0 6 310" draw:points="0,310 6,310 6,0 0,0">
          <text:p/>
        </draw:polygon>
        <draw:line draw:style-name="gr59" draw:text-style-name="P9" draw:layer="layout" svg:x1="11.375cm" svg:y1="20.929cm" svg:x2="11.375cm" svg:y2="21.234cm">
          <text:p/>
        </draw:line>
        <draw:polygon draw:style-name="gr58" draw:text-style-name="P8" draw:layer="layout" svg:width="0.004cm" svg:height="0.309cm" svg:x="11.373cm" svg:y="20.927cm" svg:viewBox="0 0 5 310" draw:points="0,310 5,310 5,0 0,0">
          <text:p/>
        </draw:polygon>
        <draw:line draw:style-name="gr59" draw:text-style-name="P9" draw:layer="layout" svg:x1="11.023cm" svg:y1="21.824cm" svg:x2="11.375cm" svg:y2="21.824cm">
          <text:p/>
        </draw:line>
        <draw:polygon draw:style-name="gr58" draw:text-style-name="P8" draw:layer="layout" svg:width="0.356cm" svg:height="0.004cm" svg:x="11.021cm" svg:y="21.822cm" svg:viewBox="0 0 357 5" draw:points="0,5 357,5 357,0 0,0">
          <text:p/>
        </draw:polygon>
        <draw:line draw:style-name="gr59" draw:text-style-name="P9" draw:layer="layout" svg:x1="12.797cm" svg:y1="20.929cm" svg:x2="12.797cm" svg:y2="21.234cm">
          <text:p/>
        </draw:line>
        <draw:polygon draw:style-name="gr58" draw:text-style-name="P8" draw:layer="layout" svg:width="0.004cm" svg:height="0.309cm" svg:x="12.795cm" svg:y="20.927cm" svg:viewBox="0 0 5 310" draw:points="0,310 5,310 5,0 0,0">
          <text:p/>
        </draw:polygon>
        <draw:line draw:style-name="gr59" draw:text-style-name="P9" draw:layer="layout" svg:x1="13.153cm" svg:y1="20.929cm" svg:x2="13.153cm" svg:y2="21.234cm">
          <text:p/>
        </draw:line>
        <draw:polygon draw:style-name="gr58" draw:text-style-name="P8" draw:layer="layout" svg:width="0.004cm" svg:height="0.309cm" svg:x="13.151cm" svg:y="20.927cm" svg:viewBox="0 0 5 310" draw:points="0,310 5,310 5,0 0,0">
          <text:p/>
        </draw:polygon>
        <draw:line draw:style-name="gr59" draw:text-style-name="P9" draw:layer="layout" svg:x1="11.023cm" svg:y1="22.129cm" svg:x2="11.375cm" svg:y2="22.129cm">
          <text:p/>
        </draw:line>
        <draw:polygon draw:style-name="gr58" draw:text-style-name="P8" draw:layer="layout" svg:width="0.356cm" svg:height="0.005cm" svg:x="11.021cm" svg:y="22.126cm" svg:viewBox="0 0 357 6" draw:points="0,6 357,6 357,0 0,0">
          <text:p/>
        </draw:polygon>
        <draw:line draw:style-name="gr59" draw:text-style-name="P9" draw:layer="layout" svg:x1="3.194cm" svg:y1="21.388cm" svg:x2="3.194cm" svg:y2="21.693cm">
          <text:p/>
        </draw:line>
        <draw:polygon draw:style-name="gr58" draw:text-style-name="P8" draw:layer="layout" svg:width="0.005cm" svg:height="0.309cm" svg:x="3.192cm" svg:y="21.386cm" svg:viewBox="0 0 6 310" draw:points="0,310 6,310 6,0 0,0">
          <text:p/>
        </draw:polygon>
        <draw:line draw:style-name="gr59" draw:text-style-name="P9" draw:layer="layout" svg:x1="3.55cm" svg:y1="21.392cm" svg:x2="3.55cm" svg:y2="21.693cm">
          <text:p/>
        </draw:line>
        <draw:polygon draw:style-name="gr58" draw:text-style-name="P8" draw:layer="layout" svg:width="0.004cm" svg:height="0.305cm" svg:x="3.548cm" svg:y="21.39cm" svg:viewBox="0 0 5 306" draw:points="0,306 5,306 5,0 0,0">
          <text:p/>
        </draw:polygon>
        <draw:line draw:style-name="gr59" draw:text-style-name="P9" draw:layer="layout" svg:x1="3.905cm" svg:y1="20.929cm" svg:x2="3.905cm" svg:y2="21.234cm">
          <text:p/>
        </draw:line>
        <draw:polygon draw:style-name="gr58" draw:text-style-name="P8" draw:layer="layout" svg:width="0.005cm" svg:height="0.309cm" svg:x="3.903cm" svg:y="20.927cm" svg:viewBox="0 0 6 310" draw:points="0,310 6,310 6,0 0,0">
          <text:p/>
        </draw:polygon>
        <draw:line draw:style-name="gr59" draw:text-style-name="P9" draw:layer="layout" svg:x1="4.261cm" svg:y1="20.929cm" svg:x2="4.261cm" svg:y2="21.234cm">
          <text:p/>
        </draw:line>
        <draw:polygon draw:style-name="gr58" draw:text-style-name="P8" draw:layer="layout" svg:width="0.004cm" svg:height="0.309cm" svg:x="4.259cm" svg:y="20.927cm" svg:viewBox="0 0 5 310" draw:points="0,310 5,310 5,0 0,0">
          <text:p/>
        </draw:polygon>
        <draw:line draw:style-name="gr59" draw:text-style-name="P9" draw:layer="layout" svg:x1="4.617cm" svg:y1="20.929cm" svg:x2="4.617cm" svg:y2="21.234cm">
          <text:p/>
        </draw:line>
        <draw:polygon draw:style-name="gr58" draw:text-style-name="P8" draw:layer="layout" svg:width="0.004cm" svg:height="0.309cm" svg:x="4.615cm" svg:y="20.927cm" svg:viewBox="0 0 5 310" draw:points="0,310 5,310 5,0 0,0">
          <text:p/>
        </draw:polygon>
        <draw:line draw:style-name="gr59" draw:text-style-name="P9" draw:layer="layout" svg:x1="4.972cm" svg:y1="19.968cm" svg:x2="4.972cm" svg:y2="20.273cm">
          <text:p/>
        </draw:line>
        <draw:polygon draw:style-name="gr58" draw:text-style-name="P8" draw:layer="layout" svg:width="0.004cm" svg:height="0.309cm" svg:x="4.97cm" svg:y="19.966cm" svg:viewBox="0 0 5 310" draw:points="0,310 5,310 5,0 0,0">
          <text:p/>
        </draw:polygon>
        <draw:line draw:style-name="gr59" draw:text-style-name="P9" draw:layer="layout" svg:x1="5.328cm" svg:y1="19.968cm" svg:x2="5.328cm" svg:y2="20.273cm">
          <text:p/>
        </draw:line>
        <draw:polygon draw:style-name="gr58" draw:text-style-name="P8" draw:layer="layout" svg:width="0.004cm" svg:height="0.309cm" svg:x="5.326cm" svg:y="19.966cm" svg:viewBox="0 0 5 310" draw:points="0,310 5,310 5,0 0,0">
          <text:p/>
        </draw:polygon>
        <draw:line draw:style-name="gr59" draw:text-style-name="P9" draw:layer="layout" svg:x1="5.683cm" svg:y1="19.968cm" svg:x2="5.683cm" svg:y2="20.273cm">
          <text:p/>
        </draw:line>
        <draw:polygon draw:style-name="gr58" draw:text-style-name="P8" draw:layer="layout" svg:width="0.006cm" svg:height="0.309cm" svg:x="5.681cm" svg:y="19.966cm" svg:viewBox="0 0 7 310" draw:points="0,310 7,310 7,0 0,0">
          <text:p/>
        </draw:polygon>
        <draw:line draw:style-name="gr59" draw:text-style-name="P9" draw:layer="layout" svg:x1="6.039cm" svg:y1="20.383cm" svg:x2="6.039cm" svg:y2="20.688cm">
          <text:p/>
        </draw:line>
        <draw:polygon draw:style-name="gr58" draw:text-style-name="P8" draw:layer="layout" svg:width="0.004cm" svg:height="0.309cm" svg:x="6.037cm" svg:y="20.381cm" svg:viewBox="0 0 5 310" draw:points="0,310 5,310 5,0 0,0">
          <text:p/>
        </draw:polygon>
        <draw:line draw:style-name="gr59" draw:text-style-name="P9" draw:layer="layout" svg:x1="6.395cm" svg:y1="20.383cm" svg:x2="6.395cm" svg:y2="20.688cm">
          <text:p/>
        </draw:line>
        <draw:polygon draw:style-name="gr58" draw:text-style-name="P8" draw:layer="layout" svg:width="0.004cm" svg:height="0.309cm" svg:x="6.393cm" svg:y="20.381cm" svg:viewBox="0 0 5 310" draw:points="0,310 5,310 5,0 0,0">
          <text:p/>
        </draw:polygon>
        <draw:line draw:style-name="gr59" draw:text-style-name="P9" draw:layer="layout" svg:x1="6.751cm" svg:y1="20.383cm" svg:x2="6.751cm" svg:y2="20.688cm">
          <text:p/>
        </draw:line>
        <draw:polygon draw:style-name="gr58" draw:text-style-name="P8" draw:layer="layout" svg:width="0.004cm" svg:height="0.309cm" svg:x="6.749cm" svg:y="20.381cm" svg:viewBox="0 0 5 310" draw:points="0,310 5,310 5,0 0,0">
          <text:p/>
        </draw:polygon>
        <draw:line draw:style-name="gr59" draw:text-style-name="P9" draw:layer="layout" svg:x1="7.107cm" svg:y1="20.383cm" svg:x2="7.107cm" svg:y2="20.688cm">
          <text:p/>
        </draw:line>
        <draw:polygon draw:style-name="gr58" draw:text-style-name="P8" draw:layer="layout" svg:width="0.004cm" svg:height="0.309cm" svg:x="7.105cm" svg:y="20.381cm" svg:viewBox="0 0 5 310" draw:points="0,310 5,310 5,0 0,0">
          <text:p/>
        </draw:polygon>
        <draw:line draw:style-name="gr59" draw:text-style-name="P9" draw:layer="layout" svg:x1="7.463cm" svg:y1="20.383cm" svg:x2="7.463cm" svg:y2="20.688cm">
          <text:p/>
        </draw:line>
        <draw:polygon draw:style-name="gr58" draw:text-style-name="P8" draw:layer="layout" svg:width="0.005cm" svg:height="0.309cm" svg:x="7.46cm" svg:y="20.381cm" svg:viewBox="0 0 6 310" draw:points="0,310 6,310 6,0 0,0">
          <text:p/>
        </draw:polygon>
        <draw:line draw:style-name="gr59" draw:text-style-name="P9" draw:layer="layout" svg:x1="7.818cm" svg:y1="20.383cm" svg:x2="7.818cm" svg:y2="20.688cm">
          <text:p/>
        </draw:line>
        <draw:polygon draw:style-name="gr58" draw:text-style-name="P8" draw:layer="layout" svg:width="0.004cm" svg:height="0.309cm" svg:x="7.816cm" svg:y="20.381cm" svg:viewBox="0 0 5 310" draw:points="0,310 5,310 5,0 0,0">
          <text:p/>
        </draw:polygon>
        <draw:line draw:style-name="gr59" draw:text-style-name="P9" draw:layer="layout" svg:x1="8.174cm" svg:y1="20.383cm" svg:x2="8.174cm" svg:y2="20.688cm">
          <text:p/>
        </draw:line>
        <draw:polygon draw:style-name="gr58" draw:text-style-name="P8" draw:layer="layout" svg:width="0.004cm" svg:height="0.309cm" svg:x="8.172cm" svg:y="20.381cm" svg:viewBox="0 0 5 310" draw:points="0,310 5,310 5,0 0,0">
          <text:p/>
        </draw:polygon>
        <draw:line draw:style-name="gr59" draw:text-style-name="P9" draw:layer="layout" svg:x1="8.529cm" svg:y1="20.383cm" svg:x2="8.529cm" svg:y2="20.688cm">
          <text:p/>
        </draw:line>
        <draw:polygon draw:style-name="gr58" draw:text-style-name="P8" draw:layer="layout" svg:width="0.004cm" svg:height="0.309cm" svg:x="8.527cm" svg:y="20.381cm" svg:viewBox="0 0 5 310" draw:points="0,310 5,310 5,0 0,0">
          <text:p/>
        </draw:polygon>
        <draw:line draw:style-name="gr59" draw:text-style-name="P9" draw:layer="layout" svg:x1="8.885cm" svg:y1="20.929cm" svg:x2="8.885cm" svg:y2="21.234cm">
          <text:p/>
        </draw:line>
        <draw:polygon draw:style-name="gr58" draw:text-style-name="P8" draw:layer="layout" svg:width="0.004cm" svg:height="0.309cm" svg:x="8.883cm" svg:y="20.927cm" svg:viewBox="0 0 5 310" draw:points="0,310 5,310 5,0 0,0">
          <text:p/>
        </draw:polygon>
        <draw:line draw:style-name="gr59" draw:text-style-name="P9" draw:layer="layout" svg:x1="9.241cm" svg:y1="20.929cm" svg:x2="9.241cm" svg:y2="21.234cm">
          <text:p/>
        </draw:line>
        <draw:polygon draw:style-name="gr58" draw:text-style-name="P8" draw:layer="layout" svg:width="0.005cm" svg:height="0.309cm" svg:x="9.238cm" svg:y="20.927cm" svg:viewBox="0 0 6 310" draw:points="0,310 6,310 6,0 0,0">
          <text:p/>
        </draw:polygon>
        <draw:line draw:style-name="gr59" draw:text-style-name="P9" draw:layer="layout" svg:x1="9.596cm" svg:y1="20.929cm" svg:x2="9.596cm" svg:y2="21.234cm">
          <text:p/>
        </draw:line>
        <draw:polygon draw:style-name="gr58" draw:text-style-name="P8" draw:layer="layout" svg:width="0.004cm" svg:height="0.309cm" svg:x="9.594cm" svg:y="20.927cm" svg:viewBox="0 0 5 310" draw:points="0,310 5,310 5,0 0,0">
          <text:p/>
        </draw:polygon>
        <draw:line draw:style-name="gr59" draw:text-style-name="P9" draw:layer="layout" svg:x1="9.952cm" svg:y1="20.929cm" svg:x2="9.952cm" svg:y2="21.234cm">
          <text:p/>
        </draw:line>
        <draw:polygon draw:style-name="gr58" draw:text-style-name="P8" draw:layer="layout" svg:width="0.004cm" svg:height="0.309cm" svg:x="9.95cm" svg:y="20.927cm" svg:viewBox="0 0 5 310" draw:points="0,310 5,310 5,0 0,0">
          <text:p/>
        </draw:polygon>
        <draw:line draw:style-name="gr59" draw:text-style-name="P9" draw:layer="layout" svg:x1="10.307cm" svg:y1="20.929cm" svg:x2="10.307cm" svg:y2="21.234cm">
          <text:p/>
        </draw:line>
        <draw:polygon draw:style-name="gr58" draw:text-style-name="P8" draw:layer="layout" svg:width="0.004cm" svg:height="0.309cm" svg:x="10.305cm" svg:y="20.927cm" svg:viewBox="0 0 5 310" draw:points="0,310 5,310 5,0 0,0">
          <text:p/>
        </draw:polygon>
        <draw:line draw:style-name="gr59" draw:text-style-name="P9" draw:layer="layout" svg:x1="10.663cm" svg:y1="20.929cm" svg:x2="10.663cm" svg:y2="21.234cm">
          <text:p/>
        </draw:line>
        <draw:polygon draw:style-name="gr58" draw:text-style-name="P8" draw:layer="layout" svg:width="0.004cm" svg:height="0.309cm" svg:x="10.661cm" svg:y="20.927cm" svg:viewBox="0 0 5 310" draw:points="0,310 5,310 5,0 0,0">
          <text:p/>
        </draw:polygon>
        <draw:line draw:style-name="gr59" draw:text-style-name="P9" draw:layer="layout" svg:x1="11.019cm" svg:y1="21.824cm" svg:x2="11.019cm" svg:y2="22.129cm">
          <text:p/>
        </draw:line>
        <draw:polygon draw:style-name="gr58" draw:text-style-name="P8" draw:layer="layout" svg:width="0.005cm" svg:height="0.309cm" svg:x="11.016cm" svg:y="21.822cm" svg:viewBox="0 0 6 310" draw:points="0,310 6,310 6,0 0,0">
          <text:p/>
        </draw:polygon>
        <draw:line draw:style-name="gr59" draw:text-style-name="P9" draw:layer="layout" svg:x1="11.375cm" svg:y1="21.828cm" svg:x2="11.375cm" svg:y2="22.129cm">
          <text:p/>
        </draw:line>
        <draw:polygon draw:style-name="gr58" draw:text-style-name="P8" draw:layer="layout" svg:width="0.004cm" svg:height="0.305cm" svg:x="11.373cm" svg:y="21.826cm" svg:viewBox="0 0 5 306" draw:points="0,306 5,306 5,0 0,0">
          <text:p/>
        </draw:polygon>
        <draw:line draw:style-name="gr59" draw:text-style-name="P9" draw:layer="layout" svg:x1="11.73cm" svg:y1="20.929cm" svg:x2="11.73cm" svg:y2="21.234cm">
          <text:p/>
        </draw:line>
        <draw:polygon draw:style-name="gr58" draw:text-style-name="P8" draw:layer="layout" svg:width="0.005cm" svg:height="0.309cm" svg:x="11.728cm" svg:y="20.927cm" svg:viewBox="0 0 6 310" draw:points="0,310 6,310 6,0 0,0">
          <text:p/>
        </draw:polygon>
        <draw:line draw:style-name="gr59" draw:text-style-name="P9" draw:layer="layout" svg:x1="12.086cm" svg:y1="20.929cm" svg:x2="12.086cm" svg:y2="21.234cm">
          <text:p/>
        </draw:line>
        <draw:polygon draw:style-name="gr58" draw:text-style-name="P8" draw:layer="layout" svg:width="0.004cm" svg:height="0.309cm" svg:x="12.084cm" svg:y="20.927cm" svg:viewBox="0 0 5 310" draw:points="0,310 5,310 5,0 0,0">
          <text:p/>
        </draw:polygon>
        <draw:line draw:style-name="gr59" draw:text-style-name="P9" draw:layer="layout" svg:x1="12.442cm" svg:y1="20.929cm" svg:x2="12.442cm" svg:y2="21.234cm">
          <text:p/>
        </draw:line>
        <draw:polygon draw:style-name="gr58" draw:text-style-name="P8" draw:layer="layout" svg:width="0.004cm" svg:height="0.309cm" svg:x="12.44cm" svg:y="20.927cm" svg:viewBox="0 0 5 310" draw:points="0,310 5,310 5,0 0,0">
          <text:p/>
        </draw:polygon>
        <draw:line draw:style-name="gr59" draw:text-style-name="P9" draw:layer="layout" svg:x1="12.797cm" svg:y1="21.824cm" svg:x2="12.797cm" svg:y2="22.129cm">
          <text:p/>
        </draw:line>
        <draw:polygon draw:style-name="gr58" draw:text-style-name="P8" draw:layer="layout" svg:width="0.004cm" svg:height="0.309cm" svg:x="12.795cm" svg:y="21.822cm" svg:viewBox="0 0 5 310" draw:points="0,310 5,310 5,0 0,0">
          <text:p/>
        </draw:polygon>
        <draw:line draw:style-name="gr59" draw:text-style-name="P9" draw:layer="layout" svg:x1="13.153cm" svg:y1="21.828cm" svg:x2="13.153cm" svg:y2="22.129cm">
          <text:p/>
        </draw:line>
        <draw:polygon draw:style-name="gr58" draw:text-style-name="P8" draw:layer="layout" svg:width="0.004cm" svg:height="0.305cm" svg:x="13.151cm" svg:y="21.826cm" svg:viewBox="0 0 5 306" draw:points="0,306 5,306 5,0 0,0">
          <text:p/>
        </draw:polygon>
        <draw:line draw:style-name="gr59" draw:text-style-name="P9" draw:layer="layout" svg:x1="13.508cm" svg:y1="20.929cm" svg:x2="13.508cm" svg:y2="21.234cm">
          <text:p/>
        </draw:line>
        <draw:polygon draw:style-name="gr58" draw:text-style-name="P8" draw:layer="layout" svg:width="0.005cm" svg:height="0.309cm" svg:x="13.506cm" svg:y="20.927cm" svg:viewBox="0 0 6 310" draw:points="0,310 6,310 6,0 0,0">
          <text:p/>
        </draw:polygon>
        <draw:line draw:style-name="gr59" draw:text-style-name="P9" draw:layer="layout" svg:x1="13.864cm" svg:y1="20.929cm" svg:x2="13.864cm" svg:y2="21.234cm">
          <text:p/>
        </draw:line>
        <draw:polygon draw:style-name="gr58" draw:text-style-name="P8" draw:layer="layout" svg:width="0.004cm" svg:height="0.309cm" svg:x="13.862cm" svg:y="20.927cm" svg:viewBox="0 0 5 310" draw:points="0,310 5,310 5,0 0,0">
          <text:p/>
        </draw:polygon>
        <draw:line draw:style-name="gr59" draw:text-style-name="P9" draw:layer="layout" svg:x1="14.22cm" svg:y1="20.929cm" svg:x2="14.22cm" svg:y2="21.234cm">
          <text:p/>
        </draw:line>
        <draw:polygon draw:style-name="gr58" draw:text-style-name="P8" draw:layer="layout" svg:width="0.004cm" svg:height="0.309cm" svg:x="14.218cm" svg:y="20.927cm" svg:viewBox="0 0 5 310" draw:points="0,310 5,310 5,0 0,0">
          <text:p/>
        </draw:polygon>
        <draw:line draw:style-name="gr59" draw:text-style-name="P9" draw:layer="layout" svg:x1="14.575cm" svg:y1="20.929cm" svg:x2="14.575cm" svg:y2="21.234cm">
          <text:p/>
        </draw:line>
        <draw:polygon draw:style-name="gr58" draw:text-style-name="P8" draw:layer="layout" svg:width="0.004cm" svg:height="0.309cm" svg:x="14.573cm" svg:y="20.927cm" svg:viewBox="0 0 5 310" draw:points="0,310 5,310 5,0 0,0">
          <text:p/>
        </draw:polygon>
        <draw:line draw:style-name="gr59" draw:text-style-name="P9" draw:layer="layout" svg:x1="14.931cm" svg:y1="20.929cm" svg:x2="14.931cm" svg:y2="21.234cm">
          <text:p/>
        </draw:line>
        <draw:polygon draw:style-name="gr58" draw:text-style-name="P8" draw:layer="layout" svg:width="0.004cm" svg:height="0.309cm" svg:x="14.929cm" svg:y="20.927cm" svg:viewBox="0 0 5 310" draw:points="0,310 5,310 5,0 0,0">
          <text:p/>
        </draw:polygon>
        <draw:line draw:style-name="gr59" draw:text-style-name="P9" draw:layer="layout" svg:x1="15.286cm" svg:y1="20.929cm" svg:x2="15.286cm" svg:y2="21.234cm">
          <text:p/>
        </draw:line>
        <draw:polygon draw:style-name="gr58" draw:text-style-name="P8" draw:layer="layout" svg:width="0.005cm" svg:height="0.309cm" svg:x="15.284cm" svg:y="20.927cm" svg:viewBox="0 0 6 310" draw:points="0,310 6,310 6,0 0,0">
          <text:p/>
        </draw:polygon>
        <draw:line draw:style-name="gr59" draw:text-style-name="P9" draw:layer="layout" svg:x1="15.643cm" svg:y1="20.929cm" svg:x2="15.643cm" svg:y2="21.234cm">
          <text:p/>
        </draw:line>
        <draw:polygon draw:style-name="gr58" draw:text-style-name="P8" draw:layer="layout" svg:width="0.004cm" svg:height="0.309cm" svg:x="15.641cm" svg:y="20.927cm" svg:viewBox="0 0 5 310" draw:points="0,310 5,310 5,0 0,0">
          <text:p/>
        </draw:polygon>
        <draw:line draw:style-name="gr59" draw:text-style-name="P9" draw:layer="layout" svg:x1="15.999cm" svg:y1="20.929cm" svg:x2="15.999cm" svg:y2="21.234cm">
          <text:p/>
        </draw:line>
        <draw:polygon draw:style-name="gr58" draw:text-style-name="P8" draw:layer="layout" svg:width="0.004cm" svg:height="0.309cm" svg:x="15.997cm" svg:y="20.927cm" svg:viewBox="0 0 5 310" draw:points="0,310 5,310 5,0 0,0">
          <text:p/>
        </draw:polygon>
        <draw:line draw:style-name="gr59" draw:text-style-name="P9" draw:layer="layout" svg:x1="16.354cm" svg:y1="20.929cm" svg:x2="16.354cm" svg:y2="21.234cm">
          <text:p/>
        </draw:line>
        <draw:polygon draw:style-name="gr58" draw:text-style-name="P8" draw:layer="layout" svg:width="0.004cm" svg:height="0.309cm" svg:x="16.352cm" svg:y="20.927cm" svg:viewBox="0 0 5 310" draw:points="0,310 5,310 5,0 0,0">
          <text:p/>
        </draw:polygon>
        <draw:line draw:style-name="gr59" draw:text-style-name="P9" draw:layer="layout" svg:x1="16.71cm" svg:y1="20.929cm" svg:x2="16.71cm" svg:y2="21.234cm">
          <text:p/>
        </draw:line>
        <draw:polygon draw:style-name="gr58" draw:text-style-name="P8" draw:layer="layout" svg:width="0.004cm" svg:height="0.309cm" svg:x="16.708cm" svg:y="20.927cm" svg:viewBox="0 0 5 310" draw:points="0,310 5,310 5,0 0,0">
          <text:p/>
        </draw:polygon>
        <draw:line draw:style-name="gr59" draw:text-style-name="P9" draw:layer="layout" svg:x1="17.065cm" svg:y1="20.929cm" svg:x2="17.065cm" svg:y2="21.234cm">
          <text:p/>
        </draw:line>
        <draw:polygon draw:style-name="gr58" draw:text-style-name="P8" draw:layer="layout" svg:width="0.005cm" svg:height="0.309cm" svg:x="17.063cm" svg:y="20.927cm" svg:viewBox="0 0 6 310" draw:points="0,310 6,310 6,0 0,0">
          <text:p/>
        </draw:polygon>
        <draw:line draw:style-name="gr59" draw:text-style-name="P9" draw:layer="layout" svg:x1="17.421cm" svg:y1="20.929cm" svg:x2="17.421cm" svg:y2="21.234cm">
          <text:p/>
        </draw:line>
        <draw:polygon draw:style-name="gr58" draw:text-style-name="P8" draw:layer="layout" svg:width="0.004cm" svg:height="0.309cm" svg:x="17.419cm" svg:y="20.927cm" svg:viewBox="0 0 5 310" draw:points="0,310 5,310 5,0 0,0">
          <text:p/>
        </draw:polygon>
        <draw:line draw:style-name="gr59" draw:text-style-name="P9" draw:layer="layout" svg:x1="17.777cm" svg:y1="20.929cm" svg:x2="17.777cm" svg:y2="21.234cm">
          <text:p/>
        </draw:line>
        <draw:polygon draw:style-name="gr58" draw:text-style-name="P8" draw:layer="layout" svg:width="0.004cm" svg:height="0.309cm" svg:x="17.775cm" svg:y="20.927cm" svg:viewBox="0 0 5 310" draw:points="0,310 5,310 5,0 0,0">
          <text:p/>
        </draw:polygon>
        <draw:line draw:style-name="gr59" draw:text-style-name="P9" draw:layer="layout" svg:x1="3.194cm" svg:y1="22.869cm" svg:x2="3.194cm" svg:y2="23.174cm">
          <text:p/>
        </draw:line>
        <draw:polygon draw:style-name="gr58" draw:text-style-name="P8" draw:layer="layout" svg:width="0.005cm" svg:height="0.309cm" svg:x="3.192cm" svg:y="22.867cm" svg:viewBox="0 0 6 310" draw:points="0,310 6,310 6,0 0,0">
          <text:p/>
        </draw:polygon>
        <draw:line draw:style-name="gr59" draw:text-style-name="P9" draw:layer="layout" svg:x1="3.55cm" svg:y1="22.869cm" svg:x2="3.55cm" svg:y2="23.174cm">
          <text:p/>
        </draw:line>
        <draw:polygon draw:style-name="gr58" draw:text-style-name="P8" draw:layer="layout" svg:width="0.004cm" svg:height="0.309cm" svg:x="3.548cm" svg:y="22.867cm" svg:viewBox="0 0 5 310" draw:points="0,310 5,310 5,0 0,0">
          <text:p/>
        </draw:polygon>
        <draw:line draw:style-name="gr59" draw:text-style-name="P9" draw:layer="layout" svg:x1="3.905cm" svg:y1="22.869cm" svg:x2="3.905cm" svg:y2="23.174cm">
          <text:p/>
        </draw:line>
        <draw:polygon draw:style-name="gr58" draw:text-style-name="P8" draw:layer="layout" svg:width="0.005cm" svg:height="0.309cm" svg:x="3.903cm" svg:y="22.867cm" svg:viewBox="0 0 6 310" draw:points="0,310 6,310 6,0 0,0">
          <text:p/>
        </draw:polygon>
        <draw:line draw:style-name="gr59" draw:text-style-name="P9" draw:layer="layout" svg:x1="4.261cm" svg:y1="22.869cm" svg:x2="4.261cm" svg:y2="23.174cm">
          <text:p/>
        </draw:line>
        <draw:polygon draw:style-name="gr58" draw:text-style-name="P8" draw:layer="layout" svg:width="0.004cm" svg:height="0.309cm" svg:x="4.259cm" svg:y="22.867cm" svg:viewBox="0 0 5 310" draw:points="0,310 5,310 5,0 0,0">
          <text:p/>
        </draw:polygon>
        <draw:line draw:style-name="gr59" draw:text-style-name="P9" draw:layer="layout" svg:x1="4.617cm" svg:y1="22.869cm" svg:x2="4.617cm" svg:y2="23.174cm">
          <text:p/>
        </draw:line>
        <draw:polygon draw:style-name="gr58" draw:text-style-name="P8" draw:layer="layout" svg:width="0.004cm" svg:height="0.309cm" svg:x="4.615cm" svg:y="22.867cm" svg:viewBox="0 0 5 310" draw:points="0,310 5,310 5,0 0,0">
          <text:p/>
        </draw:polygon>
        <draw:line draw:style-name="gr59" draw:text-style-name="P9" draw:layer="layout" svg:x1="4.972cm" svg:y1="22.869cm" svg:x2="4.972cm" svg:y2="23.174cm">
          <text:p/>
        </draw:line>
        <draw:polygon draw:style-name="gr58" draw:text-style-name="P8" draw:layer="layout" svg:width="0.004cm" svg:height="0.309cm" svg:x="4.97cm" svg:y="22.867cm" svg:viewBox="0 0 5 310" draw:points="0,310 5,310 5,0 0,0">
          <text:p/>
        </draw:polygon>
        <draw:line draw:style-name="gr59" draw:text-style-name="P9" draw:layer="layout" svg:x1="5.328cm" svg:y1="22.869cm" svg:x2="5.328cm" svg:y2="23.174cm">
          <text:p/>
        </draw:line>
        <draw:polygon draw:style-name="gr58" draw:text-style-name="P8" draw:layer="layout" svg:width="0.004cm" svg:height="0.309cm" svg:x="5.326cm" svg:y="22.867cm" svg:viewBox="0 0 5 310" draw:points="0,310 5,310 5,0 0,0">
          <text:p/>
        </draw:polygon>
        <draw:line draw:style-name="gr59" draw:text-style-name="P9" draw:layer="layout" svg:x1="5.683cm" svg:y1="22.869cm" svg:x2="5.683cm" svg:y2="23.174cm">
          <text:p/>
        </draw:line>
        <draw:polygon draw:style-name="gr58" draw:text-style-name="P8" draw:layer="layout" svg:width="0.006cm" svg:height="0.309cm" svg:x="5.681cm" svg:y="22.867cm" svg:viewBox="0 0 7 310" draw:points="0,310 7,310 7,0 0,0">
          <text:p/>
        </draw:polygon>
        <draw:line draw:style-name="gr59" draw:text-style-name="P9" draw:layer="layout" svg:x1="6.039cm" svg:y1="22.869cm" svg:x2="6.039cm" svg:y2="23.174cm">
          <text:p/>
        </draw:line>
        <draw:polygon draw:style-name="gr58" draw:text-style-name="P8" draw:layer="layout" svg:width="0.004cm" svg:height="0.309cm" svg:x="6.037cm" svg:y="22.867cm" svg:viewBox="0 0 5 310" draw:points="0,310 5,310 5,0 0,0">
          <text:p/>
        </draw:polygon>
        <draw:line draw:style-name="gr59" draw:text-style-name="P9" draw:layer="layout" svg:x1="6.395cm" svg:y1="22.869cm" svg:x2="6.395cm" svg:y2="23.174cm">
          <text:p/>
        </draw:line>
        <draw:polygon draw:style-name="gr58" draw:text-style-name="P8" draw:layer="layout" svg:width="0.004cm" svg:height="0.309cm" svg:x="6.393cm" svg:y="22.867cm" svg:viewBox="0 0 5 310" draw:points="0,310 5,310 5,0 0,0">
          <text:p/>
        </draw:polygon>
        <draw:line draw:style-name="gr59" draw:text-style-name="P9" draw:layer="layout" svg:x1="6.751cm" svg:y1="22.869cm" svg:x2="6.751cm" svg:y2="23.174cm">
          <text:p/>
        </draw:line>
        <draw:polygon draw:style-name="gr58" draw:text-style-name="P8" draw:layer="layout" svg:width="0.004cm" svg:height="0.309cm" svg:x="6.749cm" svg:y="22.867cm" svg:viewBox="0 0 5 310" draw:points="0,310 5,310 5,0 0,0">
          <text:p/>
        </draw:polygon>
        <draw:line draw:style-name="gr59" draw:text-style-name="P9" draw:layer="layout" svg:x1="7.107cm" svg:y1="22.869cm" svg:x2="7.107cm" svg:y2="23.174cm">
          <text:p/>
        </draw:line>
        <draw:polygon draw:style-name="gr58" draw:text-style-name="P8" draw:layer="layout" svg:width="0.004cm" svg:height="0.309cm" svg:x="7.105cm" svg:y="22.867cm" svg:viewBox="0 0 5 310" draw:points="0,310 5,310 5,0 0,0">
          <text:p/>
        </draw:polygon>
        <draw:line draw:style-name="gr59" draw:text-style-name="P9" draw:layer="layout" svg:x1="7.463cm" svg:y1="22.869cm" svg:x2="7.463cm" svg:y2="23.174cm">
          <text:p/>
        </draw:line>
        <draw:polygon draw:style-name="gr58" draw:text-style-name="P8" draw:layer="layout" svg:width="0.005cm" svg:height="0.309cm" svg:x="7.46cm" svg:y="22.867cm" svg:viewBox="0 0 6 310" draw:points="0,310 6,310 6,0 0,0">
          <text:p/>
        </draw:polygon>
        <draw:line draw:style-name="gr59" draw:text-style-name="P9" draw:layer="layout" svg:x1="7.818cm" svg:y1="22.869cm" svg:x2="7.818cm" svg:y2="23.174cm">
          <text:p/>
        </draw:line>
        <draw:polygon draw:style-name="gr58" draw:text-style-name="P8" draw:layer="layout" svg:width="0.004cm" svg:height="0.309cm" svg:x="7.816cm" svg:y="22.867cm" svg:viewBox="0 0 5 310" draw:points="0,310 5,310 5,0 0,0">
          <text:p/>
        </draw:polygon>
        <draw:line draw:style-name="gr59" draw:text-style-name="P9" draw:layer="layout" svg:x1="8.174cm" svg:y1="22.869cm" svg:x2="8.174cm" svg:y2="23.174cm">
          <text:p/>
        </draw:line>
        <draw:polygon draw:style-name="gr58" draw:text-style-name="P8" draw:layer="layout" svg:width="0.004cm" svg:height="0.309cm" svg:x="8.172cm" svg:y="22.867cm" svg:viewBox="0 0 5 310" draw:points="0,310 5,310 5,0 0,0">
          <text:p/>
        </draw:polygon>
        <draw:line draw:style-name="gr59" draw:text-style-name="P9" draw:layer="layout" svg:x1="8.529cm" svg:y1="22.869cm" svg:x2="8.529cm" svg:y2="23.174cm">
          <text:p/>
        </draw:line>
        <draw:polygon draw:style-name="gr58" draw:text-style-name="P8" draw:layer="layout" svg:width="0.004cm" svg:height="0.309cm" svg:x="8.527cm" svg:y="22.867cm" svg:viewBox="0 0 5 310" draw:points="0,310 5,310 5,0 0,0">
          <text:p/>
        </draw:polygon>
        <draw:line draw:style-name="gr59" draw:text-style-name="P9" draw:layer="layout" svg:x1="8.885cm" svg:y1="22.869cm" svg:x2="8.885cm" svg:y2="23.174cm">
          <text:p/>
        </draw:line>
        <draw:polygon draw:style-name="gr58" draw:text-style-name="P8" draw:layer="layout" svg:width="0.004cm" svg:height="0.309cm" svg:x="8.883cm" svg:y="22.867cm" svg:viewBox="0 0 5 310" draw:points="0,310 5,310 5,0 0,0">
          <text:p/>
        </draw:polygon>
        <draw:line draw:style-name="gr59" draw:text-style-name="P9" draw:layer="layout" svg:x1="9.241cm" svg:y1="22.869cm" svg:x2="9.241cm" svg:y2="23.174cm">
          <text:p/>
        </draw:line>
        <draw:polygon draw:style-name="gr58" draw:text-style-name="P8" draw:layer="layout" svg:width="0.005cm" svg:height="0.309cm" svg:x="9.238cm" svg:y="22.867cm" svg:viewBox="0 0 6 310" draw:points="0,310 6,310 6,0 0,0">
          <text:p/>
        </draw:polygon>
        <draw:line draw:style-name="gr59" draw:text-style-name="P9" draw:layer="layout" svg:x1="9.596cm" svg:y1="22.869cm" svg:x2="9.596cm" svg:y2="23.174cm">
          <text:p/>
        </draw:line>
        <draw:polygon draw:style-name="gr58" draw:text-style-name="P8" draw:layer="layout" svg:width="0.004cm" svg:height="0.309cm" svg:x="9.594cm" svg:y="22.867cm" svg:viewBox="0 0 5 310" draw:points="0,310 5,310 5,0 0,0">
          <text:p/>
        </draw:polygon>
        <draw:line draw:style-name="gr59" draw:text-style-name="P9" draw:layer="layout" svg:x1="9.952cm" svg:y1="22.869cm" svg:x2="9.952cm" svg:y2="23.174cm">
          <text:p/>
        </draw:line>
        <draw:polygon draw:style-name="gr58" draw:text-style-name="P8" draw:layer="layout" svg:width="0.004cm" svg:height="0.309cm" svg:x="9.95cm" svg:y="22.867cm" svg:viewBox="0 0 5 310" draw:points="0,310 5,310 5,0 0,0">
          <text:p/>
        </draw:polygon>
        <draw:line draw:style-name="gr59" draw:text-style-name="P9" draw:layer="layout" svg:x1="10.307cm" svg:y1="22.869cm" svg:x2="10.307cm" svg:y2="23.174cm">
          <text:p/>
        </draw:line>
        <draw:polygon draw:style-name="gr58" draw:text-style-name="P8" draw:layer="layout" svg:width="0.004cm" svg:height="0.309cm" svg:x="10.305cm" svg:y="22.867cm" svg:viewBox="0 0 5 310" draw:points="0,310 5,310 5,0 0,0">
          <text:p/>
        </draw:polygon>
        <draw:line draw:style-name="gr59" draw:text-style-name="P9" draw:layer="layout" svg:x1="10.663cm" svg:y1="22.869cm" svg:x2="10.663cm" svg:y2="23.174cm">
          <text:p/>
        </draw:line>
        <draw:polygon draw:style-name="gr58" draw:text-style-name="P8" draw:layer="layout" svg:width="0.004cm" svg:height="0.309cm" svg:x="10.661cm" svg:y="22.867cm" svg:viewBox="0 0 5 310" draw:points="0,310 5,310 5,0 0,0">
          <text:p/>
        </draw:polygon>
        <draw:line draw:style-name="gr59" draw:text-style-name="P9" draw:layer="layout" svg:x1="11.019cm" svg:y1="22.869cm" svg:x2="11.019cm" svg:y2="23.174cm">
          <text:p/>
        </draw:line>
        <draw:polygon draw:style-name="gr58" draw:text-style-name="P8" draw:layer="layout" svg:width="0.005cm" svg:height="0.309cm" svg:x="11.016cm" svg:y="22.867cm" svg:viewBox="0 0 6 310" draw:points="0,310 6,310 6,0 0,0">
          <text:p/>
        </draw:polygon>
        <draw:line draw:style-name="gr59" draw:text-style-name="P9" draw:layer="layout" svg:x1="11.375cm" svg:y1="22.869cm" svg:x2="11.375cm" svg:y2="23.174cm">
          <text:p/>
        </draw:line>
        <draw:polygon draw:style-name="gr58" draw:text-style-name="P8" draw:layer="layout" svg:width="0.004cm" svg:height="0.309cm" svg:x="11.373cm" svg:y="22.867cm" svg:viewBox="0 0 5 310" draw:points="0,310 5,310 5,0 0,0">
          <text:p/>
        </draw:polygon>
        <draw:line draw:style-name="gr59" draw:text-style-name="P9" draw:layer="layout" svg:x1="11.73cm" svg:y1="22.869cm" svg:x2="11.73cm" svg:y2="23.174cm">
          <text:p/>
        </draw:line>
        <draw:polygon draw:style-name="gr58" draw:text-style-name="P8" draw:layer="layout" svg:width="0.005cm" svg:height="0.309cm" svg:x="11.728cm" svg:y="22.867cm" svg:viewBox="0 0 6 310" draw:points="0,310 6,310 6,0 0,0">
          <text:p/>
        </draw:polygon>
        <draw:line draw:style-name="gr59" draw:text-style-name="P9" draw:layer="layout" svg:x1="12.086cm" svg:y1="22.869cm" svg:x2="12.086cm" svg:y2="23.174cm">
          <text:p/>
        </draw:line>
        <draw:polygon draw:style-name="gr58" draw:text-style-name="P8" draw:layer="layout" svg:width="0.004cm" svg:height="0.309cm" svg:x="12.084cm" svg:y="22.867cm" svg:viewBox="0 0 5 310" draw:points="0,310 5,310 5,0 0,0">
          <text:p/>
        </draw:polygon>
        <draw:line draw:style-name="gr59" draw:text-style-name="P9" draw:layer="layout" svg:x1="12.442cm" svg:y1="22.869cm" svg:x2="12.442cm" svg:y2="23.174cm">
          <text:p/>
        </draw:line>
        <draw:polygon draw:style-name="gr58" draw:text-style-name="P8" draw:layer="layout" svg:width="0.004cm" svg:height="0.309cm" svg:x="12.44cm" svg:y="22.867cm" svg:viewBox="0 0 5 310" draw:points="0,310 5,310 5,0 0,0">
          <text:p/>
        </draw:polygon>
        <draw:line draw:style-name="gr59" draw:text-style-name="P9" draw:layer="layout" svg:x1="12.797cm" svg:y1="22.869cm" svg:x2="12.797cm" svg:y2="23.174cm">
          <text:p/>
        </draw:line>
        <draw:polygon draw:style-name="gr58" draw:text-style-name="P8" draw:layer="layout" svg:width="0.004cm" svg:height="0.309cm" svg:x="12.795cm" svg:y="22.867cm" svg:viewBox="0 0 5 310" draw:points="0,310 5,310 5,0 0,0">
          <text:p/>
        </draw:polygon>
        <draw:line draw:style-name="gr59" draw:text-style-name="P9" draw:layer="layout" svg:x1="13.153cm" svg:y1="22.869cm" svg:x2="13.153cm" svg:y2="23.174cm">
          <text:p/>
        </draw:line>
        <draw:polygon draw:style-name="gr58" draw:text-style-name="P8" draw:layer="layout" svg:width="0.004cm" svg:height="0.309cm" svg:x="13.151cm" svg:y="22.867cm" svg:viewBox="0 0 5 310" draw:points="0,310 5,310 5,0 0,0">
          <text:p/>
        </draw:polygon>
        <draw:line draw:style-name="gr59" draw:text-style-name="P9" draw:layer="layout" svg:x1="13.508cm" svg:y1="22.869cm" svg:x2="13.508cm" svg:y2="23.174cm">
          <text:p/>
        </draw:line>
        <draw:polygon draw:style-name="gr58" draw:text-style-name="P8" draw:layer="layout" svg:width="0.005cm" svg:height="0.309cm" svg:x="13.506cm" svg:y="22.867cm" svg:viewBox="0 0 6 310" draw:points="0,310 6,310 6,0 0,0">
          <text:p/>
        </draw:polygon>
        <draw:line draw:style-name="gr59" draw:text-style-name="P9" draw:layer="layout" svg:x1="13.864cm" svg:y1="22.869cm" svg:x2="13.864cm" svg:y2="23.174cm">
          <text:p/>
        </draw:line>
        <draw:polygon draw:style-name="gr58" draw:text-style-name="P8" draw:layer="layout" svg:width="0.004cm" svg:height="0.309cm" svg:x="13.862cm" svg:y="22.867cm" svg:viewBox="0 0 5 310" draw:points="0,310 5,310 5,0 0,0">
          <text:p/>
        </draw:polygon>
        <draw:line draw:style-name="gr59" draw:text-style-name="P9" draw:layer="layout" svg:x1="14.22cm" svg:y1="22.869cm" svg:x2="14.22cm" svg:y2="23.174cm">
          <text:p/>
        </draw:line>
        <draw:polygon draw:style-name="gr58" draw:text-style-name="P8" draw:layer="layout" svg:width="0.004cm" svg:height="0.309cm" svg:x="14.218cm" svg:y="22.867cm" svg:viewBox="0 0 5 310" draw:points="0,310 5,310 5,0 0,0">
          <text:p/>
        </draw:polygon>
        <draw:line draw:style-name="gr59" draw:text-style-name="P9" draw:layer="layout" svg:x1="14.575cm" svg:y1="22.869cm" svg:x2="14.575cm" svg:y2="23.174cm">
          <text:p/>
        </draw:line>
        <draw:polygon draw:style-name="gr58" draw:text-style-name="P8" draw:layer="layout" svg:width="0.004cm" svg:height="0.309cm" svg:x="14.573cm" svg:y="22.867cm" svg:viewBox="0 0 5 310" draw:points="0,310 5,310 5,0 0,0">
          <text:p/>
        </draw:polygon>
        <draw:line draw:style-name="gr59" draw:text-style-name="P9" draw:layer="layout" svg:x1="14.931cm" svg:y1="22.869cm" svg:x2="14.931cm" svg:y2="23.174cm">
          <text:p/>
        </draw:line>
        <draw:polygon draw:style-name="gr58" draw:text-style-name="P8" draw:layer="layout" svg:width="0.004cm" svg:height="0.309cm" svg:x="14.929cm" svg:y="22.867cm" svg:viewBox="0 0 5 310" draw:points="0,310 5,310 5,0 0,0">
          <text:p/>
        </draw:polygon>
        <draw:line draw:style-name="gr59" draw:text-style-name="P9" draw:layer="layout" svg:x1="15.286cm" svg:y1="22.869cm" svg:x2="15.286cm" svg:y2="23.174cm">
          <text:p/>
        </draw:line>
        <draw:polygon draw:style-name="gr58" draw:text-style-name="P8" draw:layer="layout" svg:width="0.005cm" svg:height="0.309cm" svg:x="15.284cm" svg:y="22.867cm" svg:viewBox="0 0 6 310" draw:points="0,310 6,310 6,0 0,0">
          <text:p/>
        </draw:polygon>
        <draw:line draw:style-name="gr59" draw:text-style-name="P9" draw:layer="layout" svg:x1="15.643cm" svg:y1="22.869cm" svg:x2="15.643cm" svg:y2="23.174cm">
          <text:p/>
        </draw:line>
        <draw:polygon draw:style-name="gr58" draw:text-style-name="P8" draw:layer="layout" svg:width="0.004cm" svg:height="0.309cm" svg:x="15.641cm" svg:y="22.867cm" svg:viewBox="0 0 5 310" draw:points="0,310 5,310 5,0 0,0">
          <text:p/>
        </draw:polygon>
        <draw:line draw:style-name="gr59" draw:text-style-name="P9" draw:layer="layout" svg:x1="15.999cm" svg:y1="22.869cm" svg:x2="15.999cm" svg:y2="23.174cm">
          <text:p/>
        </draw:line>
        <draw:polygon draw:style-name="gr58" draw:text-style-name="P8" draw:layer="layout" svg:width="0.004cm" svg:height="0.309cm" svg:x="15.997cm" svg:y="22.867cm" svg:viewBox="0 0 5 310" draw:points="0,310 5,310 5,0 0,0">
          <text:p/>
        </draw:polygon>
        <draw:line draw:style-name="gr59" draw:text-style-name="P9" draw:layer="layout" svg:x1="16.354cm" svg:y1="22.869cm" svg:x2="16.354cm" svg:y2="23.174cm">
          <text:p/>
        </draw:line>
        <draw:polygon draw:style-name="gr58" draw:text-style-name="P8" draw:layer="layout" svg:width="0.004cm" svg:height="0.309cm" svg:x="16.352cm" svg:y="22.867cm" svg:viewBox="0 0 5 310" draw:points="0,310 5,310 5,0 0,0">
          <text:p/>
        </draw:polygon>
        <draw:line draw:style-name="gr59" draw:text-style-name="P9" draw:layer="layout" svg:x1="16.71cm" svg:y1="22.869cm" svg:x2="16.71cm" svg:y2="23.174cm">
          <text:p/>
        </draw:line>
        <draw:polygon draw:style-name="gr58" draw:text-style-name="P8" draw:layer="layout" svg:width="0.004cm" svg:height="0.309cm" svg:x="16.708cm" svg:y="22.867cm" svg:viewBox="0 0 5 310" draw:points="0,310 5,310 5,0 0,0">
          <text:p/>
        </draw:polygon>
        <draw:line draw:style-name="gr59" draw:text-style-name="P9" draw:layer="layout" svg:x1="17.065cm" svg:y1="22.869cm" svg:x2="17.065cm" svg:y2="23.174cm">
          <text:p/>
        </draw:line>
        <draw:polygon draw:style-name="gr58" draw:text-style-name="P8" draw:layer="layout" svg:width="0.005cm" svg:height="0.309cm" svg:x="17.063cm" svg:y="22.867cm" svg:viewBox="0 0 6 310" draw:points="0,310 6,310 6,0 0,0">
          <text:p/>
        </draw:polygon>
        <draw:line draw:style-name="gr59" draw:text-style-name="P9" draw:layer="layout" svg:x1="17.421cm" svg:y1="22.869cm" svg:x2="17.421cm" svg:y2="23.174cm">
          <text:p/>
        </draw:line>
        <draw:polygon draw:style-name="gr58" draw:text-style-name="P8" draw:layer="layout" svg:width="0.004cm" svg:height="0.309cm" svg:x="17.419cm" svg:y="22.867cm" svg:viewBox="0 0 5 310" draw:points="0,310 5,310 5,0 0,0">
          <text:p/>
        </draw:polygon>
        <draw:line draw:style-name="gr59" draw:text-style-name="P9" draw:layer="layout" svg:x1="17.777cm" svg:y1="22.869cm" svg:x2="17.777cm" svg:y2="23.174cm">
          <text:p/>
        </draw:line>
        <draw:polygon draw:style-name="gr58" draw:text-style-name="P8" draw:layer="layout" svg:width="0.004cm" svg:height="0.309cm" svg:x="17.775cm" svg:y="22.867cm" svg:viewBox="0 0 5 310" draw:points="0,310 5,310 5,0 0,0">
          <text:p/>
        </draw:polygon>
        <draw:line draw:style-name="gr59" draw:text-style-name="P9" draw:layer="layout" svg:x1="3.194cm" svg:y1="23.479cm" svg:x2="3.194cm" svg:y2="23.784cm">
          <text:p/>
        </draw:line>
        <draw:polygon draw:style-name="gr58" draw:text-style-name="P8" draw:layer="layout" svg:width="0.005cm" svg:height="0.309cm" svg:x="3.192cm" svg:y="23.477cm" svg:viewBox="0 0 6 310" draw:points="0,310 6,310 6,0 0,0">
          <text:p/>
        </draw:polygon>
        <draw:line draw:style-name="gr59" draw:text-style-name="P9" draw:layer="layout" svg:x1="3.55cm" svg:y1="23.479cm" svg:x2="3.55cm" svg:y2="23.784cm">
          <text:p/>
        </draw:line>
        <draw:polygon draw:style-name="gr58" draw:text-style-name="P8" draw:layer="layout" svg:width="0.004cm" svg:height="0.309cm" svg:x="3.548cm" svg:y="23.477cm" svg:viewBox="0 0 5 310" draw:points="0,310 5,310 5,0 0,0">
          <text:p/>
        </draw:polygon>
        <draw:line draw:style-name="gr59" draw:text-style-name="P9" draw:layer="layout" svg:x1="3.905cm" svg:y1="23.479cm" svg:x2="3.905cm" svg:y2="23.784cm">
          <text:p/>
        </draw:line>
        <draw:polygon draw:style-name="gr58" draw:text-style-name="P8" draw:layer="layout" svg:width="0.005cm" svg:height="0.309cm" svg:x="3.903cm" svg:y="23.477cm" svg:viewBox="0 0 6 310" draw:points="0,310 6,310 6,0 0,0">
          <text:p/>
        </draw:polygon>
        <draw:line draw:style-name="gr59" draw:text-style-name="P9" draw:layer="layout" svg:x1="4.261cm" svg:y1="23.479cm" svg:x2="4.261cm" svg:y2="23.784cm">
          <text:p/>
        </draw:line>
        <draw:polygon draw:style-name="gr58" draw:text-style-name="P8" draw:layer="layout" svg:width="0.004cm" svg:height="0.309cm" svg:x="4.259cm" svg:y="23.477cm" svg:viewBox="0 0 5 310" draw:points="0,310 5,310 5,0 0,0">
          <text:p/>
        </draw:polygon>
        <draw:line draw:style-name="gr59" draw:text-style-name="P9" draw:layer="layout" svg:x1="4.617cm" svg:y1="23.479cm" svg:x2="4.617cm" svg:y2="23.784cm">
          <text:p/>
        </draw:line>
        <draw:polygon draw:style-name="gr58" draw:text-style-name="P8" draw:layer="layout" svg:width="0.004cm" svg:height="0.309cm" svg:x="4.615cm" svg:y="23.477cm" svg:viewBox="0 0 5 310" draw:points="0,310 5,310 5,0 0,0">
          <text:p/>
        </draw:polygon>
        <draw:line draw:style-name="gr59" draw:text-style-name="P9" draw:layer="layout" svg:x1="4.972cm" svg:y1="23.479cm" svg:x2="4.972cm" svg:y2="23.784cm">
          <text:p/>
        </draw:line>
        <draw:polygon draw:style-name="gr58" draw:text-style-name="P8" draw:layer="layout" svg:width="0.004cm" svg:height="0.309cm" svg:x="4.97cm" svg:y="23.477cm" svg:viewBox="0 0 5 310" draw:points="0,310 5,310 5,0 0,0">
          <text:p/>
        </draw:polygon>
        <draw:line draw:style-name="gr59" draw:text-style-name="P9" draw:layer="layout" svg:x1="5.328cm" svg:y1="23.479cm" svg:x2="5.328cm" svg:y2="23.784cm">
          <text:p/>
        </draw:line>
        <draw:polygon draw:style-name="gr58" draw:text-style-name="P8" draw:layer="layout" svg:width="0.004cm" svg:height="0.309cm" svg:x="5.326cm" svg:y="23.477cm" svg:viewBox="0 0 5 310" draw:points="0,310 5,310 5,0 0,0">
          <text:p/>
        </draw:polygon>
        <draw:line draw:style-name="gr59" draw:text-style-name="P9" draw:layer="layout" svg:x1="5.683cm" svg:y1="23.479cm" svg:x2="5.683cm" svg:y2="23.784cm">
          <text:p/>
        </draw:line>
        <draw:polygon draw:style-name="gr58" draw:text-style-name="P8" draw:layer="layout" svg:width="0.006cm" svg:height="0.309cm" svg:x="5.681cm" svg:y="23.477cm" svg:viewBox="0 0 7 310" draw:points="0,310 7,310 7,0 0,0">
          <text:p/>
        </draw:polygon>
        <draw:line draw:style-name="gr59" draw:text-style-name="P9" draw:layer="layout" svg:x1="6.039cm" svg:y1="23.479cm" svg:x2="6.039cm" svg:y2="23.784cm">
          <text:p/>
        </draw:line>
        <draw:polygon draw:style-name="gr58" draw:text-style-name="P8" draw:layer="layout" svg:width="0.004cm" svg:height="0.309cm" svg:x="6.037cm" svg:y="23.477cm" svg:viewBox="0 0 5 310" draw:points="0,310 5,310 5,0 0,0">
          <text:p/>
        </draw:polygon>
        <draw:line draw:style-name="gr59" draw:text-style-name="P9" draw:layer="layout" svg:x1="6.395cm" svg:y1="23.479cm" svg:x2="6.395cm" svg:y2="23.784cm">
          <text:p/>
        </draw:line>
        <draw:polygon draw:style-name="gr58" draw:text-style-name="P8" draw:layer="layout" svg:width="0.004cm" svg:height="0.309cm" svg:x="6.393cm" svg:y="23.477cm" svg:viewBox="0 0 5 310" draw:points="0,310 5,310 5,0 0,0">
          <text:p/>
        </draw:polygon>
        <draw:line draw:style-name="gr59" draw:text-style-name="P9" draw:layer="layout" svg:x1="6.751cm" svg:y1="23.479cm" svg:x2="6.751cm" svg:y2="23.784cm">
          <text:p/>
        </draw:line>
        <draw:polygon draw:style-name="gr58" draw:text-style-name="P8" draw:layer="layout" svg:width="0.004cm" svg:height="0.309cm" svg:x="6.749cm" svg:y="23.477cm" svg:viewBox="0 0 5 310" draw:points="0,310 5,310 5,0 0,0">
          <text:p/>
        </draw:polygon>
        <draw:line draw:style-name="gr59" draw:text-style-name="P9" draw:layer="layout" svg:x1="7.107cm" svg:y1="23.479cm" svg:x2="7.107cm" svg:y2="23.784cm">
          <text:p/>
        </draw:line>
        <draw:polygon draw:style-name="gr58" draw:text-style-name="P8" draw:layer="layout" svg:width="0.004cm" svg:height="0.309cm" svg:x="7.105cm" svg:y="23.477cm" svg:viewBox="0 0 5 310" draw:points="0,310 5,310 5,0 0,0">
          <text:p/>
        </draw:polygon>
        <draw:line draw:style-name="gr59" draw:text-style-name="P9" draw:layer="layout" svg:x1="7.463cm" svg:y1="23.479cm" svg:x2="7.463cm" svg:y2="23.784cm">
          <text:p/>
        </draw:line>
        <draw:polygon draw:style-name="gr58" draw:text-style-name="P8" draw:layer="layout" svg:width="0.005cm" svg:height="0.309cm" svg:x="7.46cm" svg:y="23.477cm" svg:viewBox="0 0 6 310" draw:points="0,310 6,310 6,0 0,0">
          <text:p/>
        </draw:polygon>
        <draw:line draw:style-name="gr59" draw:text-style-name="P9" draw:layer="layout" svg:x1="7.818cm" svg:y1="23.479cm" svg:x2="7.818cm" svg:y2="23.784cm">
          <text:p/>
        </draw:line>
        <draw:polygon draw:style-name="gr58" draw:text-style-name="P8" draw:layer="layout" svg:width="0.004cm" svg:height="0.309cm" svg:x="7.816cm" svg:y="23.477cm" svg:viewBox="0 0 5 310" draw:points="0,310 5,310 5,0 0,0">
          <text:p/>
        </draw:polygon>
        <draw:line draw:style-name="gr59" draw:text-style-name="P9" draw:layer="layout" svg:x1="8.174cm" svg:y1="23.479cm" svg:x2="8.174cm" svg:y2="23.784cm">
          <text:p/>
        </draw:line>
        <draw:polygon draw:style-name="gr58" draw:text-style-name="P8" draw:layer="layout" svg:width="0.004cm" svg:height="0.309cm" svg:x="8.172cm" svg:y="23.477cm" svg:viewBox="0 0 5 310" draw:points="0,310 5,310 5,0 0,0">
          <text:p/>
        </draw:polygon>
        <draw:line draw:style-name="gr59" draw:text-style-name="P9" draw:layer="layout" svg:x1="8.529cm" svg:y1="23.479cm" svg:x2="8.529cm" svg:y2="23.784cm">
          <text:p/>
        </draw:line>
        <draw:polygon draw:style-name="gr58" draw:text-style-name="P8" draw:layer="layout" svg:width="0.004cm" svg:height="0.309cm" svg:x="8.527cm" svg:y="23.477cm" svg:viewBox="0 0 5 310" draw:points="0,310 5,310 5,0 0,0">
          <text:p/>
        </draw:polygon>
        <draw:line draw:style-name="gr59" draw:text-style-name="P9" draw:layer="layout" svg:x1="8.885cm" svg:y1="23.479cm" svg:x2="8.885cm" svg:y2="23.784cm">
          <text:p/>
        </draw:line>
        <draw:polygon draw:style-name="gr58" draw:text-style-name="P8" draw:layer="layout" svg:width="0.004cm" svg:height="0.309cm" svg:x="8.883cm" svg:y="23.477cm" svg:viewBox="0 0 5 310" draw:points="0,310 5,310 5,0 0,0">
          <text:p/>
        </draw:polygon>
        <draw:line draw:style-name="gr59" draw:text-style-name="P9" draw:layer="layout" svg:x1="9.241cm" svg:y1="23.479cm" svg:x2="9.241cm" svg:y2="23.784cm">
          <text:p/>
        </draw:line>
        <draw:polygon draw:style-name="gr58" draw:text-style-name="P8" draw:layer="layout" svg:width="0.005cm" svg:height="0.309cm" svg:x="9.238cm" svg:y="23.477cm" svg:viewBox="0 0 6 310" draw:points="0,310 6,310 6,0 0,0">
          <text:p/>
        </draw:polygon>
        <draw:line draw:style-name="gr59" draw:text-style-name="P9" draw:layer="layout" svg:x1="9.596cm" svg:y1="23.479cm" svg:x2="9.596cm" svg:y2="23.784cm">
          <text:p/>
        </draw:line>
        <draw:polygon draw:style-name="gr58" draw:text-style-name="P8" draw:layer="layout" svg:width="0.004cm" svg:height="0.309cm" svg:x="9.594cm" svg:y="23.477cm" svg:viewBox="0 0 5 310" draw:points="0,310 5,310 5,0 0,0">
          <text:p/>
        </draw:polygon>
        <draw:line draw:style-name="gr59" draw:text-style-name="P9" draw:layer="layout" svg:x1="9.952cm" svg:y1="23.479cm" svg:x2="9.952cm" svg:y2="23.784cm">
          <text:p/>
        </draw:line>
        <draw:polygon draw:style-name="gr58" draw:text-style-name="P8" draw:layer="layout" svg:width="0.004cm" svg:height="0.309cm" svg:x="9.95cm" svg:y="23.477cm" svg:viewBox="0 0 5 310" draw:points="0,310 5,310 5,0 0,0">
          <text:p/>
        </draw:polygon>
        <draw:line draw:style-name="gr59" draw:text-style-name="P9" draw:layer="layout" svg:x1="10.307cm" svg:y1="23.479cm" svg:x2="10.307cm" svg:y2="23.784cm">
          <text:p/>
        </draw:line>
        <draw:polygon draw:style-name="gr58" draw:text-style-name="P8" draw:layer="layout" svg:width="0.004cm" svg:height="0.309cm" svg:x="10.305cm" svg:y="23.477cm" svg:viewBox="0 0 5 310" draw:points="0,310 5,310 5,0 0,0">
          <text:p/>
        </draw:polygon>
        <draw:line draw:style-name="gr59" draw:text-style-name="P9" draw:layer="layout" svg:x1="10.663cm" svg:y1="23.479cm" svg:x2="10.663cm" svg:y2="23.784cm">
          <text:p/>
        </draw:line>
        <draw:polygon draw:style-name="gr58" draw:text-style-name="P8" draw:layer="layout" svg:width="0.004cm" svg:height="0.309cm" svg:x="10.661cm" svg:y="23.477cm" svg:viewBox="0 0 5 310" draw:points="0,310 5,310 5,0 0,0">
          <text:p/>
        </draw:polygon>
        <draw:line draw:style-name="gr59" draw:text-style-name="P9" draw:layer="layout" svg:x1="11.019cm" svg:y1="23.479cm" svg:x2="11.019cm" svg:y2="23.784cm">
          <text:p/>
        </draw:line>
        <draw:polygon draw:style-name="gr58" draw:text-style-name="P8" draw:layer="layout" svg:width="0.005cm" svg:height="0.309cm" svg:x="11.016cm" svg:y="23.477cm" svg:viewBox="0 0 6 310" draw:points="0,310 6,310 6,0 0,0">
          <text:p/>
        </draw:polygon>
        <draw:line draw:style-name="gr59" draw:text-style-name="P9" draw:layer="layout" svg:x1="11.375cm" svg:y1="23.479cm" svg:x2="11.375cm" svg:y2="23.784cm">
          <text:p/>
        </draw:line>
        <draw:polygon draw:style-name="gr58" draw:text-style-name="P8" draw:layer="layout" svg:width="0.004cm" svg:height="0.309cm" svg:x="11.373cm" svg:y="23.477cm" svg:viewBox="0 0 5 310" draw:points="0,310 5,310 5,0 0,0">
          <text:p/>
        </draw:polygon>
        <draw:line draw:style-name="gr59" draw:text-style-name="P9" draw:layer="layout" svg:x1="11.73cm" svg:y1="23.479cm" svg:x2="11.73cm" svg:y2="23.784cm">
          <text:p/>
        </draw:line>
        <draw:polygon draw:style-name="gr58" draw:text-style-name="P8" draw:layer="layout" svg:width="0.005cm" svg:height="0.309cm" svg:x="11.728cm" svg:y="23.477cm" svg:viewBox="0 0 6 310" draw:points="0,310 6,310 6,0 0,0">
          <text:p/>
        </draw:polygon>
        <draw:line draw:style-name="gr59" draw:text-style-name="P9" draw:layer="layout" svg:x1="12.086cm" svg:y1="23.479cm" svg:x2="12.086cm" svg:y2="23.784cm">
          <text:p/>
        </draw:line>
        <draw:polygon draw:style-name="gr58" draw:text-style-name="P8" draw:layer="layout" svg:width="0.004cm" svg:height="0.309cm" svg:x="12.084cm" svg:y="23.477cm" svg:viewBox="0 0 5 310" draw:points="0,310 5,310 5,0 0,0">
          <text:p/>
        </draw:polygon>
        <draw:line draw:style-name="gr59" draw:text-style-name="P9" draw:layer="layout" svg:x1="12.442cm" svg:y1="23.479cm" svg:x2="12.442cm" svg:y2="23.784cm">
          <text:p/>
        </draw:line>
        <draw:polygon draw:style-name="gr58" draw:text-style-name="P8" draw:layer="layout" svg:width="0.004cm" svg:height="0.309cm" svg:x="12.44cm" svg:y="23.477cm" svg:viewBox="0 0 5 310" draw:points="0,310 5,310 5,0 0,0">
          <text:p/>
        </draw:polygon>
        <draw:line draw:style-name="gr59" draw:text-style-name="P9" draw:layer="layout" svg:x1="12.797cm" svg:y1="23.479cm" svg:x2="12.797cm" svg:y2="23.784cm">
          <text:p/>
        </draw:line>
        <draw:polygon draw:style-name="gr58" draw:text-style-name="P8" draw:layer="layout" svg:width="0.004cm" svg:height="0.309cm" svg:x="12.795cm" svg:y="23.477cm" svg:viewBox="0 0 5 310" draw:points="0,310 5,310 5,0 0,0">
          <text:p/>
        </draw:polygon>
        <draw:line draw:style-name="gr59" draw:text-style-name="P9" draw:layer="layout" svg:x1="13.153cm" svg:y1="23.479cm" svg:x2="13.153cm" svg:y2="23.784cm">
          <text:p/>
        </draw:line>
        <draw:polygon draw:style-name="gr58" draw:text-style-name="P8" draw:layer="layout" svg:width="0.004cm" svg:height="0.309cm" svg:x="13.151cm" svg:y="23.477cm" svg:viewBox="0 0 5 310" draw:points="0,310 5,310 5,0 0,0">
          <text:p/>
        </draw:polygon>
        <draw:line draw:style-name="gr59" draw:text-style-name="P9" draw:layer="layout" svg:x1="13.508cm" svg:y1="23.479cm" svg:x2="13.508cm" svg:y2="23.784cm">
          <text:p/>
        </draw:line>
        <draw:polygon draw:style-name="gr58" draw:text-style-name="P8" draw:layer="layout" svg:width="0.005cm" svg:height="0.309cm" svg:x="13.506cm" svg:y="23.477cm" svg:viewBox="0 0 6 310" draw:points="0,310 6,310 6,0 0,0">
          <text:p/>
        </draw:polygon>
        <draw:line draw:style-name="gr59" draw:text-style-name="P9" draw:layer="layout" svg:x1="13.864cm" svg:y1="23.479cm" svg:x2="13.864cm" svg:y2="23.784cm">
          <text:p/>
        </draw:line>
        <draw:polygon draw:style-name="gr58" draw:text-style-name="P8" draw:layer="layout" svg:width="0.004cm" svg:height="0.309cm" svg:x="13.862cm" svg:y="23.477cm" svg:viewBox="0 0 5 310" draw:points="0,310 5,310 5,0 0,0">
          <text:p/>
        </draw:polygon>
        <draw:line draw:style-name="gr59" draw:text-style-name="P9" draw:layer="layout" svg:x1="14.22cm" svg:y1="23.479cm" svg:x2="14.22cm" svg:y2="23.784cm">
          <text:p/>
        </draw:line>
        <draw:polygon draw:style-name="gr58" draw:text-style-name="P8" draw:layer="layout" svg:width="0.004cm" svg:height="0.309cm" svg:x="14.218cm" svg:y="23.477cm" svg:viewBox="0 0 5 310" draw:points="0,310 5,310 5,0 0,0">
          <text:p/>
        </draw:polygon>
        <draw:line draw:style-name="gr59" draw:text-style-name="P9" draw:layer="layout" svg:x1="14.575cm" svg:y1="23.479cm" svg:x2="14.575cm" svg:y2="23.784cm">
          <text:p/>
        </draw:line>
        <draw:polygon draw:style-name="gr58" draw:text-style-name="P8" draw:layer="layout" svg:width="0.004cm" svg:height="0.309cm" svg:x="14.573cm" svg:y="23.477cm" svg:viewBox="0 0 5 310" draw:points="0,310 5,310 5,0 0,0">
          <text:p/>
        </draw:polygon>
        <draw:line draw:style-name="gr59" draw:text-style-name="P9" draw:layer="layout" svg:x1="14.931cm" svg:y1="23.479cm" svg:x2="14.931cm" svg:y2="23.784cm">
          <text:p/>
        </draw:line>
        <draw:polygon draw:style-name="gr58" draw:text-style-name="P8" draw:layer="layout" svg:width="0.004cm" svg:height="0.309cm" svg:x="14.929cm" svg:y="23.477cm" svg:viewBox="0 0 5 310" draw:points="0,310 5,310 5,0 0,0">
          <text:p/>
        </draw:polygon>
        <draw:line draw:style-name="gr59" draw:text-style-name="P9" draw:layer="layout" svg:x1="15.286cm" svg:y1="23.479cm" svg:x2="15.286cm" svg:y2="23.784cm">
          <text:p/>
        </draw:line>
        <draw:polygon draw:style-name="gr58" draw:text-style-name="P8" draw:layer="layout" svg:width="0.005cm" svg:height="0.309cm" svg:x="15.284cm" svg:y="23.477cm" svg:viewBox="0 0 6 310" draw:points="0,310 6,310 6,0 0,0">
          <text:p/>
        </draw:polygon>
        <draw:line draw:style-name="gr59" draw:text-style-name="P9" draw:layer="layout" svg:x1="15.643cm" svg:y1="23.479cm" svg:x2="15.643cm" svg:y2="23.784cm">
          <text:p/>
        </draw:line>
        <draw:polygon draw:style-name="gr58" draw:text-style-name="P8" draw:layer="layout" svg:width="0.004cm" svg:height="0.309cm" svg:x="15.641cm" svg:y="23.477cm" svg:viewBox="0 0 5 310" draw:points="0,310 5,310 5,0 0,0">
          <text:p/>
        </draw:polygon>
        <draw:line draw:style-name="gr59" draw:text-style-name="P9" draw:layer="layout" svg:x1="15.999cm" svg:y1="23.479cm" svg:x2="15.999cm" svg:y2="23.784cm">
          <text:p/>
        </draw:line>
        <draw:polygon draw:style-name="gr58" draw:text-style-name="P8" draw:layer="layout" svg:width="0.004cm" svg:height="0.309cm" svg:x="15.997cm" svg:y="23.477cm" svg:viewBox="0 0 5 310" draw:points="0,310 5,310 5,0 0,0">
          <text:p/>
        </draw:polygon>
        <draw:line draw:style-name="gr59" draw:text-style-name="P9" draw:layer="layout" svg:x1="16.354cm" svg:y1="23.479cm" svg:x2="16.354cm" svg:y2="23.784cm">
          <text:p/>
        </draw:line>
        <draw:polygon draw:style-name="gr58" draw:text-style-name="P8" draw:layer="layout" svg:width="0.004cm" svg:height="0.309cm" svg:x="16.352cm" svg:y="23.477cm" svg:viewBox="0 0 5 310" draw:points="0,310 5,310 5,0 0,0">
          <text:p/>
        </draw:polygon>
        <draw:line draw:style-name="gr59" draw:text-style-name="P9" draw:layer="layout" svg:x1="16.71cm" svg:y1="23.479cm" svg:x2="16.71cm" svg:y2="23.784cm">
          <text:p/>
        </draw:line>
        <draw:polygon draw:style-name="gr58" draw:text-style-name="P8" draw:layer="layout" svg:width="0.004cm" svg:height="0.309cm" svg:x="16.708cm" svg:y="23.477cm" svg:viewBox="0 0 5 310" draw:points="0,310 5,310 5,0 0,0">
          <text:p/>
        </draw:polygon>
        <draw:line draw:style-name="gr59" draw:text-style-name="P9" draw:layer="layout" svg:x1="17.065cm" svg:y1="23.479cm" svg:x2="17.065cm" svg:y2="23.784cm">
          <text:p/>
        </draw:line>
        <draw:polygon draw:style-name="gr58" draw:text-style-name="P8" draw:layer="layout" svg:width="0.005cm" svg:height="0.309cm" svg:x="17.063cm" svg:y="23.477cm" svg:viewBox="0 0 6 310" draw:points="0,310 6,310 6,0 0,0">
          <text:p/>
        </draw:polygon>
        <draw:line draw:style-name="gr59" draw:text-style-name="P9" draw:layer="layout" svg:x1="17.421cm" svg:y1="23.479cm" svg:x2="17.421cm" svg:y2="23.784cm">
          <text:p/>
        </draw:line>
        <draw:polygon draw:style-name="gr58" draw:text-style-name="P8" draw:layer="layout" svg:width="0.004cm" svg:height="0.309cm" svg:x="17.419cm" svg:y="23.477cm" svg:viewBox="0 0 5 310" draw:points="0,310 5,310 5,0 0,0">
          <text:p/>
        </draw:polygon>
        <draw:line draw:style-name="gr59" draw:text-style-name="P9" draw:layer="layout" svg:x1="17.777cm" svg:y1="23.479cm" svg:x2="17.777cm" svg:y2="23.784cm">
          <text:p/>
        </draw:line>
        <draw:polygon draw:style-name="gr58" draw:text-style-name="P8" draw:layer="layout" svg:width="0.004cm" svg:height="0.309cm" svg:x="17.775cm" svg:y="23.477cm" svg:viewBox="0 0 5 310" draw:points="0,310 5,310 5,0 0,0">
          <text:p/>
        </draw:polygon>
        <draw:line draw:style-name="gr59" draw:text-style-name="P9" draw:layer="layout" svg:x1="3.905cm" svg:y1="24.22cm" svg:x2="3.905cm" svg:y2="24.525cm">
          <text:p/>
        </draw:line>
        <draw:polygon draw:style-name="gr58" draw:text-style-name="P8" draw:layer="layout" svg:width="0.005cm" svg:height="0.309cm" svg:x="3.903cm" svg:y="24.218cm" svg:viewBox="0 0 6 310" draw:points="0,310 6,310 6,0 0,0">
          <text:p/>
        </draw:polygon>
        <draw:line draw:style-name="gr59" draw:text-style-name="P9" draw:layer="layout" svg:x1="4.261cm" svg:y1="24.22cm" svg:x2="4.261cm" svg:y2="24.525cm">
          <text:p/>
        </draw:line>
        <draw:polygon draw:style-name="gr58" draw:text-style-name="P8" draw:layer="layout" svg:width="0.004cm" svg:height="0.309cm" svg:x="4.259cm" svg:y="24.218cm" svg:viewBox="0 0 5 310" draw:points="0,310 5,310 5,0 0,0">
          <text:p/>
        </draw:polygon>
        <draw:line draw:style-name="gr59" draw:text-style-name="P9" draw:layer="layout" svg:x1="4.617cm" svg:y1="24.22cm" svg:x2="4.617cm" svg:y2="24.525cm">
          <text:p/>
        </draw:line>
        <draw:polygon draw:style-name="gr58" draw:text-style-name="P8" draw:layer="layout" svg:width="0.004cm" svg:height="0.309cm" svg:x="4.615cm" svg:y="24.218cm" svg:viewBox="0 0 5 310" draw:points="0,310 5,310 5,0 0,0">
          <text:p/>
        </draw:polygon>
        <draw:line draw:style-name="gr59" draw:text-style-name="P9" draw:layer="layout" svg:x1="4.972cm" svg:y1="24.22cm" svg:x2="4.972cm" svg:y2="24.525cm">
          <text:p/>
        </draw:line>
        <draw:polygon draw:style-name="gr58" draw:text-style-name="P8" draw:layer="layout" svg:width="0.004cm" svg:height="0.309cm" svg:x="4.97cm" svg:y="24.218cm" svg:viewBox="0 0 5 310" draw:points="0,310 5,310 5,0 0,0">
          <text:p/>
        </draw:polygon>
        <draw:line draw:style-name="gr59" draw:text-style-name="P9" draw:layer="layout" svg:x1="5.328cm" svg:y1="24.22cm" svg:x2="5.328cm" svg:y2="24.525cm">
          <text:p/>
        </draw:line>
        <draw:polygon draw:style-name="gr58" draw:text-style-name="P8" draw:layer="layout" svg:width="0.004cm" svg:height="0.309cm" svg:x="5.326cm" svg:y="24.218cm" svg:viewBox="0 0 5 310" draw:points="0,310 5,310 5,0 0,0">
          <text:p/>
        </draw:polygon>
        <draw:line draw:style-name="gr59" draw:text-style-name="P9" draw:layer="layout" svg:x1="5.683cm" svg:y1="24.22cm" svg:x2="5.683cm" svg:y2="24.525cm">
          <text:p/>
        </draw:line>
        <draw:polygon draw:style-name="gr58" draw:text-style-name="P8" draw:layer="layout" svg:width="0.006cm" svg:height="0.309cm" svg:x="5.681cm" svg:y="24.218cm" svg:viewBox="0 0 7 310" draw:points="0,310 7,310 7,0 0,0">
          <text:p/>
        </draw:polygon>
        <draw:line draw:style-name="gr59" draw:text-style-name="P9" draw:layer="layout" svg:x1="6.039cm" svg:y1="24.22cm" svg:x2="6.039cm" svg:y2="24.525cm">
          <text:p/>
        </draw:line>
        <draw:polygon draw:style-name="gr58" draw:text-style-name="P8" draw:layer="layout" svg:width="0.004cm" svg:height="0.309cm" svg:x="6.037cm" svg:y="24.218cm" svg:viewBox="0 0 5 310" draw:points="0,310 5,310 5,0 0,0">
          <text:p/>
        </draw:polygon>
        <draw:line draw:style-name="gr59" draw:text-style-name="P9" draw:layer="layout" svg:x1="6.395cm" svg:y1="24.22cm" svg:x2="6.395cm" svg:y2="24.525cm">
          <text:p/>
        </draw:line>
        <draw:polygon draw:style-name="gr58" draw:text-style-name="P8" draw:layer="layout" svg:width="0.004cm" svg:height="0.309cm" svg:x="6.393cm" svg:y="24.218cm" svg:viewBox="0 0 5 310" draw:points="0,310 5,310 5,0 0,0">
          <text:p/>
        </draw:polygon>
        <draw:line draw:style-name="gr59" draw:text-style-name="P9" draw:layer="layout" svg:x1="6.751cm" svg:y1="24.22cm" svg:x2="6.751cm" svg:y2="24.525cm">
          <text:p/>
        </draw:line>
        <draw:polygon draw:style-name="gr58" draw:text-style-name="P8" draw:layer="layout" svg:width="0.004cm" svg:height="0.309cm" svg:x="6.749cm" svg:y="24.218cm" svg:viewBox="0 0 5 310" draw:points="0,310 5,310 5,0 0,0">
          <text:p/>
        </draw:polygon>
        <draw:line draw:style-name="gr59" draw:text-style-name="P9" draw:layer="layout" svg:x1="7.107cm" svg:y1="24.22cm" svg:x2="7.107cm" svg:y2="24.525cm">
          <text:p/>
        </draw:line>
        <draw:polygon draw:style-name="gr58" draw:text-style-name="P8" draw:layer="layout" svg:width="0.004cm" svg:height="0.309cm" svg:x="7.105cm" svg:y="24.218cm" svg:viewBox="0 0 5 310" draw:points="0,310 5,310 5,0 0,0">
          <text:p/>
        </draw:polygon>
        <draw:line draw:style-name="gr59" draw:text-style-name="P9" draw:layer="layout" svg:x1="7.463cm" svg:y1="24.22cm" svg:x2="7.463cm" svg:y2="24.525cm">
          <text:p/>
        </draw:line>
        <draw:polygon draw:style-name="gr58" draw:text-style-name="P8" draw:layer="layout" svg:width="0.005cm" svg:height="0.309cm" svg:x="7.46cm" svg:y="24.218cm" svg:viewBox="0 0 6 310" draw:points="0,310 6,310 6,0 0,0">
          <text:p/>
        </draw:polygon>
        <draw:line draw:style-name="gr59" draw:text-style-name="P9" draw:layer="layout" svg:x1="7.818cm" svg:y1="24.22cm" svg:x2="7.818cm" svg:y2="24.525cm">
          <text:p/>
        </draw:line>
        <draw:polygon draw:style-name="gr58" draw:text-style-name="P8" draw:layer="layout" svg:width="0.004cm" svg:height="0.309cm" svg:x="7.816cm" svg:y="24.218cm" svg:viewBox="0 0 5 310" draw:points="0,310 5,310 5,0 0,0">
          <text:p/>
        </draw:polygon>
        <draw:line draw:style-name="gr59" draw:text-style-name="P9" draw:layer="layout" svg:x1="8.174cm" svg:y1="24.22cm" svg:x2="8.174cm" svg:y2="24.525cm">
          <text:p/>
        </draw:line>
        <draw:polygon draw:style-name="gr58" draw:text-style-name="P8" draw:layer="layout" svg:width="0.004cm" svg:height="0.309cm" svg:x="8.172cm" svg:y="24.218cm" svg:viewBox="0 0 5 310" draw:points="0,310 5,310 5,0 0,0">
          <text:p/>
        </draw:polygon>
        <draw:line draw:style-name="gr59" draw:text-style-name="P9" draw:layer="layout" svg:x1="8.529cm" svg:y1="24.22cm" svg:x2="8.529cm" svg:y2="24.525cm">
          <text:p/>
        </draw:line>
        <draw:polygon draw:style-name="gr58" draw:text-style-name="P8" draw:layer="layout" svg:width="0.004cm" svg:height="0.309cm" svg:x="8.527cm" svg:y="24.218cm" svg:viewBox="0 0 5 310" draw:points="0,310 5,310 5,0 0,0">
          <text:p/>
        </draw:polygon>
        <draw:line draw:style-name="gr59" draw:text-style-name="P9" draw:layer="layout" svg:x1="8.885cm" svg:y1="24.22cm" svg:x2="8.885cm" svg:y2="24.525cm">
          <text:p/>
        </draw:line>
        <draw:polygon draw:style-name="gr58" draw:text-style-name="P8" draw:layer="layout" svg:width="0.004cm" svg:height="0.309cm" svg:x="8.883cm" svg:y="24.218cm" svg:viewBox="0 0 5 310" draw:points="0,310 5,310 5,0 0,0">
          <text:p/>
        </draw:polygon>
        <draw:line draw:style-name="gr59" draw:text-style-name="P9" draw:layer="layout" svg:x1="9.241cm" svg:y1="24.22cm" svg:x2="9.241cm" svg:y2="24.525cm">
          <text:p/>
        </draw:line>
        <draw:polygon draw:style-name="gr58" draw:text-style-name="P8" draw:layer="layout" svg:width="0.005cm" svg:height="0.309cm" svg:x="9.238cm" svg:y="24.218cm" svg:viewBox="0 0 6 310" draw:points="0,310 6,310 6,0 0,0">
          <text:p/>
        </draw:polygon>
        <draw:line draw:style-name="gr59" draw:text-style-name="P9" draw:layer="layout" svg:x1="9.596cm" svg:y1="24.22cm" svg:x2="9.596cm" svg:y2="24.525cm">
          <text:p/>
        </draw:line>
        <draw:polygon draw:style-name="gr58" draw:text-style-name="P8" draw:layer="layout" svg:width="0.004cm" svg:height="0.309cm" svg:x="9.594cm" svg:y="24.218cm" svg:viewBox="0 0 5 310" draw:points="0,310 5,310 5,0 0,0">
          <text:p/>
        </draw:polygon>
        <draw:line draw:style-name="gr59" draw:text-style-name="P9" draw:layer="layout" svg:x1="9.952cm" svg:y1="24.22cm" svg:x2="9.952cm" svg:y2="24.525cm">
          <text:p/>
        </draw:line>
        <draw:polygon draw:style-name="gr58" draw:text-style-name="P8" draw:layer="layout" svg:width="0.004cm" svg:height="0.309cm" svg:x="9.95cm" svg:y="24.218cm" svg:viewBox="0 0 5 310" draw:points="0,310 5,310 5,0 0,0">
          <text:p/>
        </draw:polygon>
        <draw:line draw:style-name="gr59" draw:text-style-name="P9" draw:layer="layout" svg:x1="10.307cm" svg:y1="24.22cm" svg:x2="10.307cm" svg:y2="24.525cm">
          <text:p/>
        </draw:line>
        <draw:polygon draw:style-name="gr58" draw:text-style-name="P8" draw:layer="layout" svg:width="0.004cm" svg:height="0.309cm" svg:x="10.305cm" svg:y="24.218cm" svg:viewBox="0 0 5 310" draw:points="0,310 5,310 5,0 0,0">
          <text:p/>
        </draw:polygon>
        <draw:line draw:style-name="gr59" draw:text-style-name="P9" draw:layer="layout" svg:x1="10.663cm" svg:y1="24.22cm" svg:x2="10.663cm" svg:y2="24.525cm">
          <text:p/>
        </draw:line>
        <draw:polygon draw:style-name="gr58" draw:text-style-name="P8" draw:layer="layout" svg:width="0.004cm" svg:height="0.309cm" svg:x="10.661cm" svg:y="24.218cm" svg:viewBox="0 0 5 310" draw:points="0,310 5,310 5,0 0,0">
          <text:p/>
        </draw:polygon>
        <draw:line draw:style-name="gr59" draw:text-style-name="P9" draw:layer="layout" svg:x1="11.019cm" svg:y1="24.22cm" svg:x2="11.019cm" svg:y2="24.525cm">
          <text:p/>
        </draw:line>
        <draw:polygon draw:style-name="gr58" draw:text-style-name="P8" draw:layer="layout" svg:width="0.005cm" svg:height="0.309cm" svg:x="11.016cm" svg:y="24.218cm" svg:viewBox="0 0 6 310" draw:points="0,310 6,310 6,0 0,0">
          <text:p/>
        </draw:polygon>
        <draw:line draw:style-name="gr59" draw:text-style-name="P9" draw:layer="layout" svg:x1="11.375cm" svg:y1="24.22cm" svg:x2="11.375cm" svg:y2="24.525cm">
          <text:p/>
        </draw:line>
        <draw:polygon draw:style-name="gr58" draw:text-style-name="P8" draw:layer="layout" svg:width="0.004cm" svg:height="0.309cm" svg:x="11.373cm" svg:y="24.218cm" svg:viewBox="0 0 5 310" draw:points="0,310 5,310 5,0 0,0">
          <text:p/>
        </draw:polygon>
        <draw:line draw:style-name="gr59" draw:text-style-name="P9" draw:layer="layout" svg:x1="11.73cm" svg:y1="24.22cm" svg:x2="11.73cm" svg:y2="24.525cm">
          <text:p/>
        </draw:line>
        <draw:polygon draw:style-name="gr58" draw:text-style-name="P8" draw:layer="layout" svg:width="0.005cm" svg:height="0.309cm" svg:x="11.728cm" svg:y="24.218cm" svg:viewBox="0 0 6 310" draw:points="0,310 6,310 6,0 0,0">
          <text:p/>
        </draw:polygon>
        <draw:line draw:style-name="gr59" draw:text-style-name="P9" draw:layer="layout" svg:x1="12.086cm" svg:y1="24.22cm" svg:x2="12.086cm" svg:y2="24.525cm">
          <text:p/>
        </draw:line>
        <draw:polygon draw:style-name="gr58" draw:text-style-name="P8" draw:layer="layout" svg:width="0.004cm" svg:height="0.309cm" svg:x="12.084cm" svg:y="24.218cm" svg:viewBox="0 0 5 310" draw:points="0,310 5,310 5,0 0,0">
          <text:p/>
        </draw:polygon>
        <draw:line draw:style-name="gr59" draw:text-style-name="P9" draw:layer="layout" svg:x1="12.442cm" svg:y1="24.22cm" svg:x2="12.442cm" svg:y2="24.525cm">
          <text:p/>
        </draw:line>
        <draw:polygon draw:style-name="gr58" draw:text-style-name="P8" draw:layer="layout" svg:width="0.004cm" svg:height="0.309cm" svg:x="12.44cm" svg:y="24.218cm" svg:viewBox="0 0 5 310" draw:points="0,310 5,310 5,0 0,0">
          <text:p/>
        </draw:polygon>
        <draw:line draw:style-name="gr59" draw:text-style-name="P9" draw:layer="layout" svg:x1="12.797cm" svg:y1="24.22cm" svg:x2="12.797cm" svg:y2="24.525cm">
          <text:p/>
        </draw:line>
        <draw:polygon draw:style-name="gr58" draw:text-style-name="P8" draw:layer="layout" svg:width="0.004cm" svg:height="0.309cm" svg:x="12.795cm" svg:y="24.218cm" svg:viewBox="0 0 5 310" draw:points="0,310 5,310 5,0 0,0">
          <text:p/>
        </draw:polygon>
        <draw:line draw:style-name="gr59" draw:text-style-name="P9" draw:layer="layout" svg:x1="13.153cm" svg:y1="24.22cm" svg:x2="13.153cm" svg:y2="24.525cm">
          <text:p/>
        </draw:line>
        <draw:polygon draw:style-name="gr58" draw:text-style-name="P8" draw:layer="layout" svg:width="0.004cm" svg:height="0.309cm" svg:x="13.151cm" svg:y="24.218cm" svg:viewBox="0 0 5 310" draw:points="0,310 5,310 5,0 0,0">
          <text:p/>
        </draw:polygon>
        <draw:line draw:style-name="gr59" draw:text-style-name="P9" draw:layer="layout" svg:x1="13.508cm" svg:y1="24.22cm" svg:x2="13.508cm" svg:y2="24.525cm">
          <text:p/>
        </draw:line>
        <draw:polygon draw:style-name="gr58" draw:text-style-name="P8" draw:layer="layout" svg:width="0.005cm" svg:height="0.309cm" svg:x="13.506cm" svg:y="24.218cm" svg:viewBox="0 0 6 310" draw:points="0,310 6,310 6,0 0,0">
          <text:p/>
        </draw:polygon>
        <draw:line draw:style-name="gr59" draw:text-style-name="P9" draw:layer="layout" svg:x1="13.864cm" svg:y1="24.22cm" svg:x2="13.864cm" svg:y2="24.525cm">
          <text:p/>
        </draw:line>
        <draw:polygon draw:style-name="gr58" draw:text-style-name="P8" draw:layer="layout" svg:width="0.004cm" svg:height="0.309cm" svg:x="13.862cm" svg:y="24.218cm" svg:viewBox="0 0 5 310" draw:points="0,310 5,310 5,0 0,0">
          <text:p/>
        </draw:polygon>
        <draw:line draw:style-name="gr59" draw:text-style-name="P9" draw:layer="layout" svg:x1="14.22cm" svg:y1="24.22cm" svg:x2="14.22cm" svg:y2="24.525cm">
          <text:p/>
        </draw:line>
        <draw:polygon draw:style-name="gr58" draw:text-style-name="P8" draw:layer="layout" svg:width="0.004cm" svg:height="0.309cm" svg:x="14.218cm" svg:y="24.218cm" svg:viewBox="0 0 5 310" draw:points="0,310 5,310 5,0 0,0">
          <text:p/>
        </draw:polygon>
        <draw:line draw:style-name="gr59" draw:text-style-name="P9" draw:layer="layout" svg:x1="14.575cm" svg:y1="24.22cm" svg:x2="14.575cm" svg:y2="24.525cm">
          <text:p/>
        </draw:line>
        <draw:polygon draw:style-name="gr58" draw:text-style-name="P8" draw:layer="layout" svg:width="0.004cm" svg:height="0.309cm" svg:x="14.573cm" svg:y="24.218cm" svg:viewBox="0 0 5 310" draw:points="0,310 5,310 5,0 0,0">
          <text:p/>
        </draw:polygon>
        <draw:line draw:style-name="gr59" draw:text-style-name="P9" draw:layer="layout" svg:x1="14.931cm" svg:y1="24.22cm" svg:x2="14.931cm" svg:y2="24.525cm">
          <text:p/>
        </draw:line>
        <draw:polygon draw:style-name="gr58" draw:text-style-name="P8" draw:layer="layout" svg:width="0.004cm" svg:height="0.309cm" svg:x="14.929cm" svg:y="24.218cm" svg:viewBox="0 0 5 310" draw:points="0,310 5,310 5,0 0,0">
          <text:p/>
        </draw:polygon>
        <draw:line draw:style-name="gr59" draw:text-style-name="P9" draw:layer="layout" svg:x1="15.286cm" svg:y1="24.22cm" svg:x2="15.286cm" svg:y2="24.525cm">
          <text:p/>
        </draw:line>
        <draw:polygon draw:style-name="gr58" draw:text-style-name="P8" draw:layer="layout" svg:width="0.005cm" svg:height="0.309cm" svg:x="15.284cm" svg:y="24.218cm" svg:viewBox="0 0 6 310" draw:points="0,310 6,310 6,0 0,0">
          <text:p/>
        </draw:polygon>
        <draw:line draw:style-name="gr59" draw:text-style-name="P9" draw:layer="layout" svg:x1="15.643cm" svg:y1="24.22cm" svg:x2="15.643cm" svg:y2="24.525cm">
          <text:p/>
        </draw:line>
        <draw:polygon draw:style-name="gr58" draw:text-style-name="P8" draw:layer="layout" svg:width="0.004cm" svg:height="0.309cm" svg:x="15.641cm" svg:y="24.218cm" svg:viewBox="0 0 5 310" draw:points="0,310 5,310 5,0 0,0">
          <text:p/>
        </draw:polygon>
        <draw:line draw:style-name="gr59" draw:text-style-name="P9" draw:layer="layout" svg:x1="15.999cm" svg:y1="24.22cm" svg:x2="15.999cm" svg:y2="24.525cm">
          <text:p/>
        </draw:line>
        <draw:polygon draw:style-name="gr58" draw:text-style-name="P8" draw:layer="layout" svg:width="0.004cm" svg:height="0.309cm" svg:x="15.997cm" svg:y="24.218cm" svg:viewBox="0 0 5 310" draw:points="0,310 5,310 5,0 0,0">
          <text:p/>
        </draw:polygon>
        <draw:line draw:style-name="gr59" draw:text-style-name="P9" draw:layer="layout" svg:x1="16.354cm" svg:y1="24.22cm" svg:x2="16.354cm" svg:y2="24.525cm">
          <text:p/>
        </draw:line>
        <draw:polygon draw:style-name="gr58" draw:text-style-name="P8" draw:layer="layout" svg:width="0.004cm" svg:height="0.309cm" svg:x="16.352cm" svg:y="24.218cm" svg:viewBox="0 0 5 310" draw:points="0,310 5,310 5,0 0,0">
          <text:p/>
        </draw:polygon>
        <draw:line draw:style-name="gr59" draw:text-style-name="P9" draw:layer="layout" svg:x1="16.71cm" svg:y1="24.22cm" svg:x2="16.71cm" svg:y2="24.525cm">
          <text:p/>
        </draw:line>
        <draw:polygon draw:style-name="gr58" draw:text-style-name="P8" draw:layer="layout" svg:width="0.004cm" svg:height="0.309cm" svg:x="16.708cm" svg:y="24.218cm" svg:viewBox="0 0 5 310" draw:points="0,310 5,310 5,0 0,0">
          <text:p/>
        </draw:polygon>
        <draw:line draw:style-name="gr59" draw:text-style-name="P9" draw:layer="layout" svg:x1="17.065cm" svg:y1="24.22cm" svg:x2="17.065cm" svg:y2="24.525cm">
          <text:p/>
        </draw:line>
        <draw:polygon draw:style-name="gr58" draw:text-style-name="P8" draw:layer="layout" svg:width="0.005cm" svg:height="0.309cm" svg:x="17.063cm" svg:y="24.218cm" svg:viewBox="0 0 6 310" draw:points="0,310 6,310 6,0 0,0">
          <text:p/>
        </draw:polygon>
        <draw:line draw:style-name="gr59" draw:text-style-name="P9" draw:layer="layout" svg:x1="17.421cm" svg:y1="24.22cm" svg:x2="17.421cm" svg:y2="24.525cm">
          <text:p/>
        </draw:line>
        <draw:polygon draw:style-name="gr58" draw:text-style-name="P8" draw:layer="layout" svg:width="0.004cm" svg:height="0.309cm" svg:x="17.419cm" svg:y="24.218cm" svg:viewBox="0 0 5 310" draw:points="0,310 5,310 5,0 0,0">
          <text:p/>
        </draw:polygon>
        <draw:line draw:style-name="gr59" draw:text-style-name="P9" draw:layer="layout" svg:x1="17.777cm" svg:y1="24.22cm" svg:x2="17.777cm" svg:y2="24.525cm">
          <text:p/>
        </draw:line>
        <draw:polygon draw:style-name="gr58" draw:text-style-name="P8" draw:layer="layout" svg:width="0.004cm" svg:height="0.309cm" svg:x="17.775cm" svg:y="24.218cm" svg:viewBox="0 0 5 310" draw:points="0,310 5,310 5,0 0,0">
          <text:p/>
        </draw:polygon>
        <draw:polygon draw:style-name="gr58" draw:text-style-name="P8" draw:layer="layout" svg:width="0.03cm" svg:height="0.03cm" svg:x="3.205cm" svg:y="5.927cm" svg:viewBox="0 0 31 31" draw:points="0,31 31,31 31,0 0,0">
          <text:p/>
        </draw:polygon>
        <draw:polygon draw:style-name="gr58" draw:text-style-name="P8" draw:layer="layout" svg:width="0.03cm" svg:height="0.085cm" svg:x="3.15cm" svg:y="5.927cm" svg:viewBox="0 0 31 86" draw:points="0,86 31,86 31,0 0,0">
          <text:p/>
        </draw:polygon>
        <draw:polygon draw:style-name="gr58" draw:text-style-name="P8" draw:layer="layout" svg:width="0.03cm" svg:height="0.085cm" svg:x="17.787cm" svg:y="5.927cm" svg:viewBox="0 0 31 86" draw:points="0,86 31,86 31,0 0,0">
          <text:p/>
        </draw:polygon>
        <draw:polygon draw:style-name="gr58" draw:text-style-name="P8" draw:layer="layout" svg:width="0.03cm" svg:height="0.03cm" svg:x="17.732cm" svg:y="5.927cm" svg:viewBox="0 0 31 31" draw:points="0,31 31,31 31,0 0,0">
          <text:p/>
        </draw:polygon>
        <draw:line draw:style-name="gr59" draw:text-style-name="P9" draw:layer="layout" svg:x1="3.194cm" svg:y1="23.915cm" svg:x2="3.194cm" svg:y2="24.22cm">
          <text:p/>
        </draw:line>
        <draw:polygon draw:style-name="gr58" draw:text-style-name="P8" draw:layer="layout" svg:width="0.005cm" svg:height="0.309cm" svg:x="3.192cm" svg:y="23.913cm" svg:viewBox="0 0 6 310" draw:points="0,310 6,310 6,0 0,0">
          <text:p/>
        </draw:polygon>
        <draw:line draw:style-name="gr59" draw:text-style-name="P9" draw:layer="layout" svg:x1="17.777cm" svg:y1="24.673cm" svg:x2="17.777cm" svg:y2="24.978cm">
          <text:p/>
        </draw:line>
        <draw:polygon draw:style-name="gr58" draw:text-style-name="P8" draw:layer="layout" svg:width="0.004cm" svg:height="0.309cm" svg:x="17.775cm" svg:y="24.671cm" svg:viewBox="0 0 5 310" draw:points="0,310 5,310 5,0 0,0">
          <text:p/>
        </draw:polygon>
        <draw:line draw:style-name="gr59" draw:text-style-name="P9" draw:layer="layout" svg:x1="3.55cm" svg:y1="23.919cm" svg:x2="3.55cm" svg:y2="24.22cm">
          <text:p/>
        </draw:line>
        <draw:polygon draw:style-name="gr58" draw:text-style-name="P8" draw:layer="layout" svg:width="0.004cm" svg:height="0.305cm" svg:x="3.548cm" svg:y="23.917cm" svg:viewBox="0 0 5 306" draw:points="0,306 5,306 5,0 0,0">
          <text:p/>
        </draw:polygon>
        <draw:line draw:style-name="gr59" draw:text-style-name="P9" draw:layer="layout" svg:x1="3.905cm" svg:y1="24.673cm" svg:x2="3.905cm" svg:y2="24.978cm">
          <text:p/>
        </draw:line>
        <draw:polygon draw:style-name="gr58" draw:text-style-name="P8" draw:layer="layout" svg:width="0.005cm" svg:height="0.309cm" svg:x="3.903cm" svg:y="24.671cm" svg:viewBox="0 0 6 310" draw:points="0,310 6,310 6,0 0,0">
          <text:p/>
        </draw:polygon>
        <draw:line draw:style-name="gr59" draw:text-style-name="P9" draw:layer="layout" svg:x1="4.261cm" svg:y1="24.673cm" svg:x2="4.261cm" svg:y2="24.978cm">
          <text:p/>
        </draw:line>
        <draw:polygon draw:style-name="gr58" draw:text-style-name="P8" draw:layer="layout" svg:width="0.004cm" svg:height="0.309cm" svg:x="4.259cm" svg:y="24.671cm" svg:viewBox="0 0 5 310" draw:points="0,310 5,310 5,0 0,0">
          <text:p/>
        </draw:polygon>
        <draw:line draw:style-name="gr59" draw:text-style-name="P9" draw:layer="layout" svg:x1="4.617cm" svg:y1="24.673cm" svg:x2="4.617cm" svg:y2="24.978cm">
          <text:p/>
        </draw:line>
        <draw:polygon draw:style-name="gr58" draw:text-style-name="P8" draw:layer="layout" svg:width="0.004cm" svg:height="0.309cm" svg:x="4.615cm" svg:y="24.671cm" svg:viewBox="0 0 5 310" draw:points="0,310 5,310 5,0 0,0">
          <text:p/>
        </draw:polygon>
        <draw:line draw:style-name="gr59" draw:text-style-name="P9" draw:layer="layout" svg:x1="4.972cm" svg:y1="24.673cm" svg:x2="4.972cm" svg:y2="24.978cm">
          <text:p/>
        </draw:line>
        <draw:polygon draw:style-name="gr58" draw:text-style-name="P8" draw:layer="layout" svg:width="0.004cm" svg:height="0.309cm" svg:x="4.97cm" svg:y="24.671cm" svg:viewBox="0 0 5 310" draw:points="0,310 5,310 5,0 0,0">
          <text:p/>
        </draw:polygon>
        <draw:line draw:style-name="gr59" draw:text-style-name="P9" draw:layer="layout" svg:x1="5.328cm" svg:y1="24.673cm" svg:x2="5.328cm" svg:y2="24.978cm">
          <text:p/>
        </draw:line>
        <draw:polygon draw:style-name="gr58" draw:text-style-name="P8" draw:layer="layout" svg:width="0.004cm" svg:height="0.309cm" svg:x="5.326cm" svg:y="24.671cm" svg:viewBox="0 0 5 310" draw:points="0,310 5,310 5,0 0,0">
          <text:p/>
        </draw:polygon>
        <draw:line draw:style-name="gr59" draw:text-style-name="P9" draw:layer="layout" svg:x1="5.683cm" svg:y1="24.673cm" svg:x2="5.683cm" svg:y2="24.978cm">
          <text:p/>
        </draw:line>
        <draw:polygon draw:style-name="gr58" draw:text-style-name="P8" draw:layer="layout" svg:width="0.006cm" svg:height="0.309cm" svg:x="5.681cm" svg:y="24.671cm" svg:viewBox="0 0 7 310" draw:points="0,310 7,310 7,0 0,0">
          <text:p/>
        </draw:polygon>
        <draw:line draw:style-name="gr59" draw:text-style-name="P9" draw:layer="layout" svg:x1="6.039cm" svg:y1="24.673cm" svg:x2="6.039cm" svg:y2="24.978cm">
          <text:p/>
        </draw:line>
        <draw:polygon draw:style-name="gr58" draw:text-style-name="P8" draw:layer="layout" svg:width="0.004cm" svg:height="0.309cm" svg:x="6.037cm" svg:y="24.671cm" svg:viewBox="0 0 5 310" draw:points="0,310 5,310 5,0 0,0">
          <text:p/>
        </draw:polygon>
        <draw:line draw:style-name="gr59" draw:text-style-name="P9" draw:layer="layout" svg:x1="6.395cm" svg:y1="24.673cm" svg:x2="6.395cm" svg:y2="24.978cm">
          <text:p/>
        </draw:line>
        <draw:polygon draw:style-name="gr58" draw:text-style-name="P8" draw:layer="layout" svg:width="0.004cm" svg:height="0.309cm" svg:x="6.393cm" svg:y="24.671cm" svg:viewBox="0 0 5 310" draw:points="0,310 5,310 5,0 0,0">
          <text:p/>
        </draw:polygon>
        <draw:line draw:style-name="gr59" draw:text-style-name="P9" draw:layer="layout" svg:x1="6.751cm" svg:y1="24.673cm" svg:x2="6.751cm" svg:y2="24.978cm">
          <text:p/>
        </draw:line>
        <draw:polygon draw:style-name="gr58" draw:text-style-name="P8" draw:layer="layout" svg:width="0.004cm" svg:height="0.309cm" svg:x="6.749cm" svg:y="24.671cm" svg:viewBox="0 0 5 310" draw:points="0,310 5,310 5,0 0,0">
          <text:p/>
        </draw:polygon>
        <draw:line draw:style-name="gr59" draw:text-style-name="P9" draw:layer="layout" svg:x1="7.107cm" svg:y1="24.673cm" svg:x2="7.107cm" svg:y2="24.978cm">
          <text:p/>
        </draw:line>
        <draw:polygon draw:style-name="gr58" draw:text-style-name="P8" draw:layer="layout" svg:width="0.004cm" svg:height="0.309cm" svg:x="7.105cm" svg:y="24.671cm" svg:viewBox="0 0 5 310" draw:points="0,310 5,310 5,0 0,0">
          <text:p/>
        </draw:polygon>
        <draw:line draw:style-name="gr59" draw:text-style-name="P9" draw:layer="layout" svg:x1="7.463cm" svg:y1="24.673cm" svg:x2="7.463cm" svg:y2="24.978cm">
          <text:p/>
        </draw:line>
        <draw:polygon draw:style-name="gr58" draw:text-style-name="P8" draw:layer="layout" svg:width="0.005cm" svg:height="0.309cm" svg:x="7.46cm" svg:y="24.671cm" svg:viewBox="0 0 6 310" draw:points="0,310 6,310 6,0 0,0">
          <text:p/>
        </draw:polygon>
        <draw:line draw:style-name="gr59" draw:text-style-name="P9" draw:layer="layout" svg:x1="7.818cm" svg:y1="24.673cm" svg:x2="7.818cm" svg:y2="24.978cm">
          <text:p/>
        </draw:line>
        <draw:polygon draw:style-name="gr58" draw:text-style-name="P8" draw:layer="layout" svg:width="0.004cm" svg:height="0.309cm" svg:x="7.816cm" svg:y="24.671cm" svg:viewBox="0 0 5 310" draw:points="0,310 5,310 5,0 0,0">
          <text:p/>
        </draw:polygon>
        <draw:line draw:style-name="gr59" draw:text-style-name="P9" draw:layer="layout" svg:x1="8.174cm" svg:y1="24.673cm" svg:x2="8.174cm" svg:y2="24.978cm">
          <text:p/>
        </draw:line>
        <draw:polygon draw:style-name="gr58" draw:text-style-name="P8" draw:layer="layout" svg:width="0.004cm" svg:height="0.309cm" svg:x="8.172cm" svg:y="24.671cm" svg:viewBox="0 0 5 310" draw:points="0,310 5,310 5,0 0,0">
          <text:p/>
        </draw:polygon>
        <draw:line draw:style-name="gr59" draw:text-style-name="P9" draw:layer="layout" svg:x1="8.529cm" svg:y1="24.673cm" svg:x2="8.529cm" svg:y2="24.978cm">
          <text:p/>
        </draw:line>
        <draw:polygon draw:style-name="gr58" draw:text-style-name="P8" draw:layer="layout" svg:width="0.004cm" svg:height="0.309cm" svg:x="8.527cm" svg:y="24.671cm" svg:viewBox="0 0 5 310" draw:points="0,310 5,310 5,0 0,0">
          <text:p/>
        </draw:polygon>
        <draw:line draw:style-name="gr59" draw:text-style-name="P9" draw:layer="layout" svg:x1="8.885cm" svg:y1="24.673cm" svg:x2="8.885cm" svg:y2="24.978cm">
          <text:p/>
        </draw:line>
        <draw:polygon draw:style-name="gr58" draw:text-style-name="P8" draw:layer="layout" svg:width="0.004cm" svg:height="0.309cm" svg:x="8.883cm" svg:y="24.671cm" svg:viewBox="0 0 5 310" draw:points="0,310 5,310 5,0 0,0">
          <text:p/>
        </draw:polygon>
        <draw:line draw:style-name="gr59" draw:text-style-name="P9" draw:layer="layout" svg:x1="9.241cm" svg:y1="24.673cm" svg:x2="9.241cm" svg:y2="24.978cm">
          <text:p/>
        </draw:line>
        <draw:polygon draw:style-name="gr58" draw:text-style-name="P8" draw:layer="layout" svg:width="0.005cm" svg:height="0.309cm" svg:x="9.238cm" svg:y="24.671cm" svg:viewBox="0 0 6 310" draw:points="0,310 6,310 6,0 0,0">
          <text:p/>
        </draw:polygon>
        <draw:line draw:style-name="gr59" draw:text-style-name="P9" draw:layer="layout" svg:x1="9.596cm" svg:y1="24.673cm" svg:x2="9.596cm" svg:y2="24.978cm">
          <text:p/>
        </draw:line>
        <draw:polygon draw:style-name="gr58" draw:text-style-name="P8" draw:layer="layout" svg:width="0.004cm" svg:height="0.309cm" svg:x="9.594cm" svg:y="24.671cm" svg:viewBox="0 0 5 310" draw:points="0,310 5,310 5,0 0,0">
          <text:p/>
        </draw:polygon>
        <draw:line draw:style-name="gr59" draw:text-style-name="P9" draw:layer="layout" svg:x1="9.952cm" svg:y1="24.673cm" svg:x2="9.952cm" svg:y2="24.978cm">
          <text:p/>
        </draw:line>
        <draw:polygon draw:style-name="gr58" draw:text-style-name="P8" draw:layer="layout" svg:width="0.004cm" svg:height="0.309cm" svg:x="9.95cm" svg:y="24.671cm" svg:viewBox="0 0 5 310" draw:points="0,310 5,310 5,0 0,0">
          <text:p/>
        </draw:polygon>
        <draw:line draw:style-name="gr59" draw:text-style-name="P9" draw:layer="layout" svg:x1="10.307cm" svg:y1="24.673cm" svg:x2="10.307cm" svg:y2="24.978cm">
          <text:p/>
        </draw:line>
        <draw:polygon draw:style-name="gr58" draw:text-style-name="P8" draw:layer="layout" svg:width="0.004cm" svg:height="0.309cm" svg:x="10.305cm" svg:y="24.671cm" svg:viewBox="0 0 5 310" draw:points="0,310 5,310 5,0 0,0">
          <text:p/>
        </draw:polygon>
        <draw:line draw:style-name="gr59" draw:text-style-name="P9" draw:layer="layout" svg:x1="10.663cm" svg:y1="24.673cm" svg:x2="10.663cm" svg:y2="24.978cm">
          <text:p/>
        </draw:line>
        <draw:polygon draw:style-name="gr58" draw:text-style-name="P8" draw:layer="layout" svg:width="0.004cm" svg:height="0.309cm" svg:x="10.661cm" svg:y="24.671cm" svg:viewBox="0 0 5 310" draw:points="0,310 5,310 5,0 0,0">
          <text:p/>
        </draw:polygon>
        <draw:line draw:style-name="gr59" draw:text-style-name="P9" draw:layer="layout" svg:x1="11.019cm" svg:y1="24.673cm" svg:x2="11.019cm" svg:y2="24.978cm">
          <text:p/>
        </draw:line>
        <draw:polygon draw:style-name="gr58" draw:text-style-name="P8" draw:layer="layout" svg:width="0.005cm" svg:height="0.309cm" svg:x="11.016cm" svg:y="24.671cm" svg:viewBox="0 0 6 310" draw:points="0,310 6,310 6,0 0,0">
          <text:p/>
        </draw:polygon>
        <draw:line draw:style-name="gr59" draw:text-style-name="P9" draw:layer="layout" svg:x1="11.375cm" svg:y1="24.673cm" svg:x2="11.375cm" svg:y2="24.978cm">
          <text:p/>
        </draw:line>
        <draw:polygon draw:style-name="gr58" draw:text-style-name="P8" draw:layer="layout" svg:width="0.004cm" svg:height="0.309cm" svg:x="11.373cm" svg:y="24.671cm" svg:viewBox="0 0 5 310" draw:points="0,310 5,310 5,0 0,0">
          <text:p/>
        </draw:polygon>
        <draw:line draw:style-name="gr59" draw:text-style-name="P9" draw:layer="layout" svg:x1="11.73cm" svg:y1="24.673cm" svg:x2="11.73cm" svg:y2="24.978cm">
          <text:p/>
        </draw:line>
        <draw:polygon draw:style-name="gr58" draw:text-style-name="P8" draw:layer="layout" svg:width="0.005cm" svg:height="0.309cm" svg:x="11.728cm" svg:y="24.671cm" svg:viewBox="0 0 6 310" draw:points="0,310 6,310 6,0 0,0">
          <text:p/>
        </draw:polygon>
        <draw:line draw:style-name="gr59" draw:text-style-name="P9" draw:layer="layout" svg:x1="12.086cm" svg:y1="24.673cm" svg:x2="12.086cm" svg:y2="24.978cm">
          <text:p/>
        </draw:line>
        <draw:polygon draw:style-name="gr58" draw:text-style-name="P8" draw:layer="layout" svg:width="0.004cm" svg:height="0.309cm" svg:x="12.084cm" svg:y="24.671cm" svg:viewBox="0 0 5 310" draw:points="0,310 5,310 5,0 0,0">
          <text:p/>
        </draw:polygon>
        <draw:line draw:style-name="gr59" draw:text-style-name="P9" draw:layer="layout" svg:x1="12.442cm" svg:y1="24.673cm" svg:x2="12.442cm" svg:y2="24.978cm">
          <text:p/>
        </draw:line>
        <draw:polygon draw:style-name="gr58" draw:text-style-name="P8" draw:layer="layout" svg:width="0.004cm" svg:height="0.309cm" svg:x="12.44cm" svg:y="24.671cm" svg:viewBox="0 0 5 310" draw:points="0,310 5,310 5,0 0,0">
          <text:p/>
        </draw:polygon>
        <draw:line draw:style-name="gr59" draw:text-style-name="P9" draw:layer="layout" svg:x1="12.797cm" svg:y1="24.673cm" svg:x2="12.797cm" svg:y2="24.978cm">
          <text:p/>
        </draw:line>
        <draw:polygon draw:style-name="gr58" draw:text-style-name="P8" draw:layer="layout" svg:width="0.004cm" svg:height="0.309cm" svg:x="12.795cm" svg:y="24.671cm" svg:viewBox="0 0 5 310" draw:points="0,310 5,310 5,0 0,0">
          <text:p/>
        </draw:polygon>
        <draw:line draw:style-name="gr59" draw:text-style-name="P9" draw:layer="layout" svg:x1="13.153cm" svg:y1="24.673cm" svg:x2="13.153cm" svg:y2="24.978cm">
          <text:p/>
        </draw:line>
        <draw:polygon draw:style-name="gr58" draw:text-style-name="P8" draw:layer="layout" svg:width="0.004cm" svg:height="0.309cm" svg:x="13.151cm" svg:y="24.671cm" svg:viewBox="0 0 5 310" draw:points="0,310 5,310 5,0 0,0">
          <text:p/>
        </draw:polygon>
        <draw:line draw:style-name="gr59" draw:text-style-name="P9" draw:layer="layout" svg:x1="13.508cm" svg:y1="24.673cm" svg:x2="13.508cm" svg:y2="24.978cm">
          <text:p/>
        </draw:line>
        <draw:polygon draw:style-name="gr58" draw:text-style-name="P8" draw:layer="layout" svg:width="0.005cm" svg:height="0.309cm" svg:x="13.506cm" svg:y="24.671cm" svg:viewBox="0 0 6 310" draw:points="0,310 6,310 6,0 0,0">
          <text:p/>
        </draw:polygon>
        <draw:line draw:style-name="gr59" draw:text-style-name="P9" draw:layer="layout" svg:x1="13.864cm" svg:y1="24.673cm" svg:x2="13.864cm" svg:y2="24.978cm">
          <text:p/>
        </draw:line>
        <draw:polygon draw:style-name="gr58" draw:text-style-name="P8" draw:layer="layout" svg:width="0.004cm" svg:height="0.309cm" svg:x="13.862cm" svg:y="24.671cm" svg:viewBox="0 0 5 310" draw:points="0,310 5,310 5,0 0,0">
          <text:p/>
        </draw:polygon>
        <draw:line draw:style-name="gr59" draw:text-style-name="P9" draw:layer="layout" svg:x1="14.22cm" svg:y1="24.673cm" svg:x2="14.22cm" svg:y2="24.978cm">
          <text:p/>
        </draw:line>
        <draw:polygon draw:style-name="gr58" draw:text-style-name="P8" draw:layer="layout" svg:width="0.004cm" svg:height="0.309cm" svg:x="14.218cm" svg:y="24.671cm" svg:viewBox="0 0 5 310" draw:points="0,310 5,310 5,0 0,0">
          <text:p/>
        </draw:polygon>
        <draw:line draw:style-name="gr59" draw:text-style-name="P9" draw:layer="layout" svg:x1="14.575cm" svg:y1="24.673cm" svg:x2="14.575cm" svg:y2="24.978cm">
          <text:p/>
        </draw:line>
        <draw:polygon draw:style-name="gr58" draw:text-style-name="P8" draw:layer="layout" svg:width="0.004cm" svg:height="0.309cm" svg:x="14.573cm" svg:y="24.671cm" svg:viewBox="0 0 5 310" draw:points="0,310 5,310 5,0 0,0">
          <text:p/>
        </draw:polygon>
        <draw:line draw:style-name="gr59" draw:text-style-name="P9" draw:layer="layout" svg:x1="14.931cm" svg:y1="24.673cm" svg:x2="14.931cm" svg:y2="24.978cm">
          <text:p/>
        </draw:line>
        <draw:polygon draw:style-name="gr58" draw:text-style-name="P8" draw:layer="layout" svg:width="0.004cm" svg:height="0.309cm" svg:x="14.929cm" svg:y="24.671cm" svg:viewBox="0 0 5 310" draw:points="0,310 5,310 5,0 0,0">
          <text:p/>
        </draw:polygon>
        <draw:line draw:style-name="gr59" draw:text-style-name="P9" draw:layer="layout" svg:x1="15.286cm" svg:y1="24.673cm" svg:x2="15.286cm" svg:y2="24.978cm">
          <text:p/>
        </draw:line>
        <draw:polygon draw:style-name="gr58" draw:text-style-name="P8" draw:layer="layout" svg:width="0.005cm" svg:height="0.309cm" svg:x="15.284cm" svg:y="24.671cm" svg:viewBox="0 0 6 310" draw:points="0,310 6,310 6,0 0,0">
          <text:p/>
        </draw:polygon>
        <draw:line draw:style-name="gr59" draw:text-style-name="P9" draw:layer="layout" svg:x1="15.643cm" svg:y1="24.673cm" svg:x2="15.643cm" svg:y2="24.978cm">
          <text:p/>
        </draw:line>
        <draw:polygon draw:style-name="gr58" draw:text-style-name="P8" draw:layer="layout" svg:width="0.004cm" svg:height="0.309cm" svg:x="15.641cm" svg:y="24.671cm" svg:viewBox="0 0 5 310" draw:points="0,310 5,310 5,0 0,0">
          <text:p/>
        </draw:polygon>
        <draw:line draw:style-name="gr59" draw:text-style-name="P9" draw:layer="layout" svg:x1="15.999cm" svg:y1="24.673cm" svg:x2="15.999cm" svg:y2="24.978cm">
          <text:p/>
        </draw:line>
        <draw:polygon draw:style-name="gr58" draw:text-style-name="P8" draw:layer="layout" svg:width="0.004cm" svg:height="0.309cm" svg:x="15.997cm" svg:y="24.671cm" svg:viewBox="0 0 5 310" draw:points="0,310 5,310 5,0 0,0">
          <text:p/>
        </draw:polygon>
        <draw:line draw:style-name="gr59" draw:text-style-name="P9" draw:layer="layout" svg:x1="16.354cm" svg:y1="24.673cm" svg:x2="16.354cm" svg:y2="24.978cm">
          <text:p/>
        </draw:line>
        <draw:polygon draw:style-name="gr58" draw:text-style-name="P8" draw:layer="layout" svg:width="0.004cm" svg:height="0.309cm" svg:x="16.352cm" svg:y="24.671cm" svg:viewBox="0 0 5 310" draw:points="0,310 5,310 5,0 0,0">
          <text:p/>
        </draw:polygon>
        <draw:line draw:style-name="gr59" draw:text-style-name="P9" draw:layer="layout" svg:x1="16.71cm" svg:y1="24.673cm" svg:x2="16.71cm" svg:y2="24.978cm">
          <text:p/>
        </draw:line>
        <draw:polygon draw:style-name="gr58" draw:text-style-name="P8" draw:layer="layout" svg:width="0.004cm" svg:height="0.309cm" svg:x="16.708cm" svg:y="24.671cm" svg:viewBox="0 0 5 310" draw:points="0,310 5,310 5,0 0,0">
          <text:p/>
        </draw:polygon>
        <draw:line draw:style-name="gr59" draw:text-style-name="P9" draw:layer="layout" svg:x1="17.065cm" svg:y1="24.673cm" svg:x2="17.065cm" svg:y2="24.978cm">
          <text:p/>
        </draw:line>
        <draw:polygon draw:style-name="gr58" draw:text-style-name="P8" draw:layer="layout" svg:width="0.005cm" svg:height="0.309cm" svg:x="17.063cm" svg:y="24.671cm" svg:viewBox="0 0 6 310" draw:points="0,310 6,310 6,0 0,0">
          <text:p/>
        </draw:polygon>
        <draw:line draw:style-name="gr59" draw:text-style-name="P9" draw:layer="layout" svg:x1="17.421cm" svg:y1="24.673cm" svg:x2="17.421cm" svg:y2="24.978cm">
          <text:p/>
        </draw:line>
        <draw:polygon draw:style-name="gr58" draw:text-style-name="P8" draw:layer="layout" svg:width="0.004cm" svg:height="0.309cm" svg:x="17.419cm" svg:y="24.671cm" svg:viewBox="0 0 5 310" draw:points="0,310 5,310 5,0 0,0">
          <text:p/>
        </draw:polygon>
        <draw:polygon draw:style-name="gr58" draw:text-style-name="P8" draw:layer="layout" svg:width="0.03cm" svg:height="0.029cm" svg:x="17.732cm" svg:y="5.195cm" svg:viewBox="0 0 31 30" draw:points="0,30 31,30 31,0 0,0">
          <text:p/>
        </draw:polygon>
        <draw:polygon draw:style-name="gr58" draw:text-style-name="P8" draw:layer="layout" svg:width="0.085cm" svg:height="0.03cm" svg:x="17.732cm" svg:y="5.139cm" svg:viewBox="0 0 86 31" draw:points="0,31 86,31 86,0 0,0">
          <text:p/>
        </draw:polygon>
        <draw:polygon draw:style-name="gr58" draw:text-style-name="P8" draw:layer="layout" svg:width="14.497cm" svg:height="0.03cm" svg:x="3.235cm" svg:y="5.139cm" svg:viewBox="0 0 14498 31" draw:points="0,31 14498,31 14498,0 0,0">
          <text:p/>
        </draw:polygon>
        <draw:polygon draw:style-name="gr58" draw:text-style-name="P8" draw:layer="layout" svg:width="14.497cm" svg:height="0.029cm" svg:x="3.235cm" svg:y="5.195cm" svg:viewBox="0 0 14498 30" draw:points="0,30 14498,30 14498,0 0,0">
          <text:p/>
        </draw:polygon>
        <draw:polygon draw:style-name="gr58" draw:text-style-name="P8" draw:layer="layout" svg:width="0.085cm" svg:height="0.03cm" svg:x="17.732cm" svg:y="5.982cm" svg:viewBox="0 0 86 31" draw:points="0,31 86,31 86,0 0,0">
          <text:p/>
        </draw:polygon>
        <draw:polygon draw:style-name="gr58" draw:text-style-name="P8" draw:layer="layout" svg:width="0.03cm" svg:height="0.03cm" svg:x="17.732cm" svg:y="5.927cm" svg:viewBox="0 0 31 31" draw:points="0,31 31,31 31,0 0,0">
          <text:p/>
        </draw:polygon>
        <draw:polygon draw:style-name="gr58" draw:text-style-name="P8" draw:layer="layout" svg:width="14.497cm" svg:height="0.03cm" svg:x="3.235cm" svg:y="5.927cm" svg:viewBox="0 0 14498 31" draw:points="0,31 14498,31 14498,0 0,0">
          <text:p/>
        </draw:polygon>
        <draw:polygon draw:style-name="gr58" draw:text-style-name="P8" draw:layer="layout" svg:width="14.497cm" svg:height="0.03cm" svg:x="3.235cm" svg:y="5.982cm" svg:viewBox="0 0 14498 31" draw:points="0,31 14498,31 14498,0 0,0">
          <text:p/>
        </draw:polygon>
        <draw:line draw:style-name="gr59" draw:text-style-name="P9" draw:layer="layout" svg:x1="3.199cm" svg:y1="7.542cm" svg:x2="17.777cm" svg:y2="7.542cm">
          <text:p/>
        </draw:line>
        <draw:polygon draw:style-name="gr58" draw:text-style-name="P8" draw:layer="layout" svg:width="14.582cm" svg:height="0.004cm" svg:x="3.197cm" svg:y="7.54cm" svg:viewBox="0 0 14583 5" draw:points="0,5 14583,5 14583,0 0,0">
          <text:p/>
        </draw:polygon>
        <draw:line draw:style-name="gr59" draw:text-style-name="P9" draw:layer="layout" svg:x1="3.199cm" svg:y1="8.151cm" svg:x2="17.777cm" svg:y2="8.151cm">
          <text:p/>
        </draw:line>
        <draw:polygon draw:style-name="gr58" draw:text-style-name="P8" draw:layer="layout" svg:width="14.582cm" svg:height="0.006cm" svg:x="3.197cm" svg:y="8.149cm" svg:viewBox="0 0 14583 7" draw:points="0,7 14583,7 14583,0 0,0">
          <text:p/>
        </draw:polygon>
        <draw:line draw:style-name="gr59" draw:text-style-name="P9" draw:layer="layout" svg:x1="13.868cm" svg:y1="8.304cm" svg:x2="14.22cm" svg:y2="8.304cm">
          <text:p/>
        </draw:line>
        <draw:polygon draw:style-name="gr58" draw:text-style-name="P8" draw:layer="layout" svg:width="0.356cm" svg:height="0.004cm" svg:x="13.866cm" svg:y="8.302cm" svg:viewBox="0 0 357 5" draw:points="0,5 357,5 357,0 0,0">
          <text:p/>
        </draw:polygon>
        <draw:line draw:style-name="gr59" draw:text-style-name="P9" draw:layer="layout" svg:x1="13.868cm" svg:y1="8.609cm" svg:x2="14.22cm" svg:y2="8.609cm">
          <text:p/>
        </draw:line>
        <draw:polygon draw:style-name="gr58" draw:text-style-name="P8" draw:layer="layout" svg:width="0.356cm" svg:height="0.004cm" svg:x="13.866cm" svg:y="8.607cm" svg:viewBox="0 0 357 5" draw:points="0,5 357,5 357,0 0,0">
          <text:p/>
        </draw:polygon>
        <draw:line draw:style-name="gr59" draw:text-style-name="P9" draw:layer="layout" svg:x1="11.379cm" svg:y1="9.067cm" svg:x2="17.777cm" svg:y2="9.067cm">
          <text:p/>
        </draw:line>
        <draw:polygon draw:style-name="gr58" draw:text-style-name="P8" draw:layer="layout" svg:width="6.401cm" svg:height="0.004cm" svg:x="11.377cm" svg:y="9.065cm" svg:viewBox="0 0 6402 5" draw:points="0,5 6402,5 6402,0 0,0">
          <text:p/>
        </draw:polygon>
        <draw:line draw:style-name="gr59" draw:text-style-name="P9" draw:layer="layout" svg:x1="14.935cm" svg:y1="9.49cm" svg:x2="17.777cm" svg:y2="9.49cm">
          <text:p/>
        </draw:line>
        <draw:polygon draw:style-name="gr58" draw:text-style-name="P8" draw:layer="layout" svg:width="2.846cm" svg:height="0.004cm" svg:x="14.933cm" svg:y="9.485cm" svg:viewBox="0 0 2847 5" draw:points="0,5 2847,5 2847,0 0,0">
          <text:p/>
        </draw:polygon>
        <draw:line draw:style-name="gr59" draw:text-style-name="P9" draw:layer="layout" svg:x1="4.976cm" svg:y1="9.977cm" svg:x2="17.777cm" svg:y2="9.977cm">
          <text:p/>
        </draw:line>
        <draw:polygon draw:style-name="gr58" draw:text-style-name="P8" draw:layer="layout" svg:width="12.804cm" svg:height="0.004cm" svg:x="4.974cm" svg:y="9.975cm" svg:viewBox="0 0 12805 5" draw:points="0,5 12805,5 12805,0 0,0">
          <text:p/>
        </draw:polygon>
        <draw:line draw:style-name="gr59" draw:text-style-name="P9" draw:layer="layout" svg:x1="3.199cm" svg:y1="10.671cm" svg:x2="17.777cm" svg:y2="10.671cm">
          <text:p/>
        </draw:line>
        <draw:polygon draw:style-name="gr58" draw:text-style-name="P8" draw:layer="layout" svg:width="14.582cm" svg:height="0.004cm" svg:x="3.197cm" svg:y="10.669cm" svg:viewBox="0 0 14583 5" draw:points="0,5 14583,5 14583,0 0,0">
          <text:p/>
        </draw:polygon>
        <draw:line draw:style-name="gr59" draw:text-style-name="P9" draw:layer="layout" svg:x1="8.534cm" svg:y1="11.107cm" svg:x2="17.777cm" svg:y2="11.107cm">
          <text:p/>
        </draw:line>
        <draw:polygon draw:style-name="gr58" draw:text-style-name="P8" draw:layer="layout" svg:width="9.248cm" svg:height="0.006cm" svg:x="8.531cm" svg:y="11.105cm" svg:viewBox="0 0 9249 7" draw:points="0,7 9249,7 9249,0 0,0">
          <text:p/>
        </draw:polygon>
        <draw:line draw:style-name="gr59" draw:text-style-name="P9" draw:layer="layout" svg:x1="13.513cm" svg:y1="11.543cm" svg:x2="17.777cm" svg:y2="11.543cm">
          <text:p/>
        </draw:line>
        <draw:polygon draw:style-name="gr58" draw:text-style-name="P8" draw:layer="layout" svg:width="4.267cm" svg:height="0.006cm" svg:x="13.511cm" svg:y="11.541cm" svg:viewBox="0 0 4268 7" draw:points="0,7 4268,7 4268,0 0,0">
          <text:p/>
        </draw:polygon>
        <draw:line draw:style-name="gr59" draw:text-style-name="P9" draw:layer="layout" svg:x1="4.265cm" svg:y1="11.979cm" svg:x2="17.777cm" svg:y2="11.979cm">
          <text:p/>
        </draw:line>
        <draw:polygon draw:style-name="gr58" draw:text-style-name="P8" draw:layer="layout" svg:width="13.515cm" svg:height="0.006cm" svg:x="4.263cm" svg:y="11.977cm" svg:viewBox="0 0 13516 7" draw:points="0,7 13516,7 13516,0 0,0">
          <text:p/>
        </draw:polygon>
        <draw:line draw:style-name="gr59" draw:text-style-name="P9" draw:layer="layout" svg:x1="5.332cm" svg:y1="12.339cm" svg:x2="17.777cm" svg:y2="12.339cm">
          <text:p/>
        </draw:line>
        <draw:polygon draw:style-name="gr58" draw:text-style-name="P8" draw:layer="layout" svg:width="12.448cm" svg:height="0.004cm" svg:x="5.33cm" svg:y="12.337cm" svg:viewBox="0 0 12449 5" draw:points="0,5 12449,5 12449,0 0,0">
          <text:p/>
        </draw:polygon>
        <draw:line draw:style-name="gr59" draw:text-style-name="P9" draw:layer="layout" svg:x1="4.265cm" svg:y1="12.686cm" svg:x2="17.777cm" svg:y2="12.686cm">
          <text:p/>
        </draw:line>
        <draw:polygon draw:style-name="gr58" draw:text-style-name="P8" draw:layer="layout" svg:width="13.515cm" svg:height="0.005cm" svg:x="4.263cm" svg:y="12.684cm" svg:viewBox="0 0 13516 6" draw:points="0,6 13516,6 13516,0 0,0">
          <text:p/>
        </draw:polygon>
        <draw:line draw:style-name="gr59" draw:text-style-name="P9" draw:layer="layout" svg:x1="5.332cm" svg:y1="13.144cm" svg:x2="17.777cm" svg:y2="13.144cm">
          <text:p/>
        </draw:line>
        <draw:polygon draw:style-name="gr58" draw:text-style-name="P8" draw:layer="layout" svg:width="12.448cm" svg:height="0.004cm" svg:x="5.33cm" svg:y="13.142cm" svg:viewBox="0 0 12449 5" draw:points="0,5 12449,5 12449,0 0,0">
          <text:p/>
        </draw:polygon>
        <draw:line draw:style-name="gr59" draw:text-style-name="P9" draw:layer="layout" svg:x1="3.199cm" svg:y1="14.113cm" svg:x2="17.777cm" svg:y2="14.113cm">
          <text:p/>
        </draw:line>
        <draw:polygon draw:style-name="gr58" draw:text-style-name="P8" draw:layer="layout" svg:width="14.582cm" svg:height="0.004cm" svg:x="3.197cm" svg:y="14.111cm" svg:viewBox="0 0 14583 5" draw:points="0,5 14583,5 14583,0 0,0">
          <text:p/>
        </draw:polygon>
        <draw:line draw:style-name="gr59" draw:text-style-name="P9" draw:layer="layout" svg:x1="3.199cm" svg:y1="14.795cm" svg:x2="17.777cm" svg:y2="14.795cm">
          <text:p/>
        </draw:line>
        <draw:polygon draw:style-name="gr58" draw:text-style-name="P8" draw:layer="layout" svg:width="14.582cm" svg:height="0.004cm" svg:x="3.197cm" svg:y="14.793cm" svg:viewBox="0 0 14583 5" draw:points="0,5 14583,5 14583,0 0,0">
          <text:p/>
        </draw:polygon>
        <draw:line draw:style-name="gr59" draw:text-style-name="P9" draw:layer="layout" svg:x1="3.199cm" svg:y1="15.405cm" svg:x2="17.777cm" svg:y2="15.405cm">
          <text:p/>
        </draw:line>
        <draw:polygon draw:style-name="gr58" draw:text-style-name="P8" draw:layer="layout" svg:width="14.582cm" svg:height="0.004cm" svg:x="3.197cm" svg:y="15.403cm" svg:viewBox="0 0 14583 5" draw:points="0,5 14583,5 14583,0 0,0">
          <text:p/>
        </draw:polygon>
        <draw:line draw:style-name="gr59" draw:text-style-name="P9" draw:layer="layout" svg:x1="3.199cm" svg:y1="15.926cm" svg:x2="17.777cm" svg:y2="15.926cm">
          <text:p/>
        </draw:line>
        <draw:polygon draw:style-name="gr58" draw:text-style-name="P8" draw:layer="layout" svg:width="14.582cm" svg:height="0.004cm" svg:x="3.197cm" svg:y="15.924cm" svg:viewBox="0 0 14583 5" draw:points="0,5 14583,5 14583,0 0,0">
          <text:p/>
        </draw:polygon>
        <draw:line draw:style-name="gr59" draw:text-style-name="P9" draw:layer="layout" svg:x1="7.111cm" svg:y1="18.224cm" svg:x2="17.777cm" svg:y2="18.224cm">
          <text:p/>
        </draw:line>
        <draw:polygon draw:style-name="gr58" draw:text-style-name="P8" draw:layer="layout" svg:width="10.67cm" svg:height="0.004cm" svg:x="7.109cm" svg:y="18.222cm" svg:viewBox="0 0 10671 5" draw:points="0,5 10671,5 10671,0 0,0">
          <text:p/>
        </draw:polygon>
        <draw:line draw:style-name="gr59" draw:text-style-name="P9" draw:layer="layout" svg:x1="4.621cm" svg:y1="19.422cm" svg:x2="17.777cm" svg:y2="19.422cm">
          <text:p/>
        </draw:line>
        <draw:polygon draw:style-name="gr58" draw:text-style-name="P8" draw:layer="layout" svg:width="13.159cm" svg:height="0.005cm" svg:x="4.619cm" svg:y="19.42cm" svg:viewBox="0 0 13160 6" draw:points="0,6 13160,6 13160,0 0,0">
          <text:p/>
        </draw:polygon>
        <draw:line draw:style-name="gr59" draw:text-style-name="P9" draw:layer="layout" svg:x1="4.621cm" svg:y1="19.837cm" svg:x2="17.777cm" svg:y2="19.837cm">
          <text:p/>
        </draw:line>
        <draw:polygon draw:style-name="gr58" draw:text-style-name="P8" draw:layer="layout" svg:width="13.159cm" svg:height="0.004cm" svg:x="4.619cm" svg:y="19.835cm" svg:viewBox="0 0 13160 5" draw:points="0,5 13160,5 13160,0 0,0">
          <text:p/>
        </draw:polygon>
        <draw:line draw:style-name="gr59" draw:text-style-name="P9" draw:layer="layout" svg:x1="3.91cm" svg:y1="20.273cm" svg:x2="8.174cm" svg:y2="20.273cm">
          <text:p/>
        </draw:line>
        <draw:polygon draw:style-name="gr58" draw:text-style-name="P8" draw:layer="layout" svg:width="4.267cm" svg:height="0.004cm" svg:x="3.908cm" svg:y="20.271cm" svg:viewBox="0 0 4268 5" draw:points="0,5 4268,5 4268,0 0,0">
          <text:p/>
        </draw:polygon>
        <draw:line draw:style-name="gr59" draw:text-style-name="P9" draw:layer="layout" svg:x1="16.359cm" svg:y1="20.688cm" svg:x2="17.777cm" svg:y2="20.688cm">
          <text:p/>
        </draw:line>
        <draw:polygon draw:style-name="gr58" draw:text-style-name="P8" draw:layer="layout" svg:width="1.423cm" svg:height="0.004cm" svg:x="16.356cm" svg:y="20.686cm" svg:viewBox="0 0 1424 5" draw:points="0,5 1424,5 1424,0 0,0">
          <text:p/>
        </draw:polygon>
        <draw:line draw:style-name="gr59" draw:text-style-name="P9" draw:layer="layout" svg:x1="3.199cm" svg:y1="20.929cm" svg:x2="3.55cm" svg:y2="20.929cm">
          <text:p/>
        </draw:line>
        <draw:polygon draw:style-name="gr58" draw:text-style-name="P8" draw:layer="layout" svg:width="0.355cm" svg:height="0.005cm" svg:x="3.197cm" svg:y="20.927cm" svg:viewBox="0 0 356 6" draw:points="0,6 356,6 356,0 0,0">
          <text:p/>
        </draw:polygon>
        <draw:line draw:style-name="gr59" draw:text-style-name="P9" draw:layer="layout" svg:x1="8.889cm" svg:y1="21.234cm" svg:x2="17.777cm" svg:y2="21.234cm">
          <text:p/>
        </draw:line>
        <draw:polygon draw:style-name="gr58" draw:text-style-name="P8" draw:layer="layout" svg:width="8.892cm" svg:height="0.004cm" svg:x="8.887cm" svg:y="21.232cm" svg:viewBox="0 0 8893 5" draw:points="0,5 8893,5 8893,0 0,0">
          <text:p/>
        </draw:polygon>
        <draw:line draw:style-name="gr59" draw:text-style-name="P9" draw:layer="layout" svg:x1="3.199cm" svg:y1="21.388cm" svg:x2="3.55cm" svg:y2="21.388cm">
          <text:p/>
        </draw:line>
        <draw:polygon draw:style-name="gr58" draw:text-style-name="P8" draw:layer="layout" svg:width="0.355cm" svg:height="0.004cm" svg:x="3.197cm" svg:y="21.386cm" svg:viewBox="0 0 356 5" draw:points="0,5 356,5 356,0 0,0">
          <text:p/>
        </draw:polygon>
        <draw:line draw:style-name="gr59" draw:text-style-name="P9" draw:layer="layout" svg:x1="3.199cm" svg:y1="21.693cm" svg:x2="3.55cm" svg:y2="21.693cm">
          <text:p/>
        </draw:line>
        <draw:polygon draw:style-name="gr58" draw:text-style-name="P8" draw:layer="layout" svg:width="0.355cm" svg:height="0.005cm" svg:x="3.197cm" svg:y="21.69cm" svg:viewBox="0 0 356 6" draw:points="0,6 356,6 356,0 0,0">
          <text:p/>
        </draw:polygon>
        <draw:line draw:style-name="gr59" draw:text-style-name="P9" draw:layer="layout" svg:x1="12.801cm" svg:y1="21.824cm" svg:x2="13.153cm" svg:y2="21.824cm">
          <text:p/>
        </draw:line>
        <draw:polygon draw:style-name="gr58" draw:text-style-name="P8" draw:layer="layout" svg:width="0.356cm" svg:height="0.004cm" svg:x="12.799cm" svg:y="21.822cm" svg:viewBox="0 0 357 5" draw:points="0,5 357,5 357,0 0,0">
          <text:p/>
        </draw:polygon>
        <draw:line draw:style-name="gr59" draw:text-style-name="P9" draw:layer="layout" svg:x1="12.801cm" svg:y1="22.129cm" svg:x2="13.153cm" svg:y2="22.129cm">
          <text:p/>
        </draw:line>
        <draw:polygon draw:style-name="gr58" draw:text-style-name="P8" draw:layer="layout" svg:width="0.356cm" svg:height="0.005cm" svg:x="12.799cm" svg:y="22.126cm" svg:viewBox="0 0 357 6" draw:points="0,6 357,6 357,0 0,0">
          <text:p/>
        </draw:polygon>
        <draw:line draw:style-name="gr59" draw:text-style-name="P9" draw:layer="layout" svg:x1="3.199cm" svg:y1="23.174cm" svg:x2="17.777cm" svg:y2="23.174cm">
          <text:p/>
        </draw:line>
        <draw:polygon draw:style-name="gr58" draw:text-style-name="P8" draw:layer="layout" svg:width="14.582cm" svg:height="0.004cm" svg:x="3.197cm" svg:y="23.172cm" svg:viewBox="0 0 14583 5" draw:points="0,5 14583,5 14583,0 0,0">
          <text:p/>
        </draw:polygon>
        <draw:line draw:style-name="gr59" draw:text-style-name="P9" draw:layer="layout" svg:x1="3.199cm" svg:y1="23.784cm" svg:x2="17.777cm" svg:y2="23.784cm">
          <text:p/>
        </draw:line>
        <draw:polygon draw:style-name="gr58" draw:text-style-name="P8" draw:layer="layout" svg:width="14.582cm" svg:height="0.004cm" svg:x="3.197cm" svg:y="23.782cm" svg:viewBox="0 0 14583 5" draw:points="0,5 14583,5 14583,0 0,0">
          <text:p/>
        </draw:polygon>
        <draw:line draw:style-name="gr59" draw:text-style-name="P9" draw:layer="layout" svg:x1="3.199cm" svg:y1="23.915cm" svg:x2="3.55cm" svg:y2="23.915cm">
          <text:p/>
        </draw:line>
        <draw:polygon draw:style-name="gr58" draw:text-style-name="P8" draw:layer="layout" svg:width="0.355cm" svg:height="0.004cm" svg:x="3.197cm" svg:y="23.913cm" svg:viewBox="0 0 356 5" draw:points="0,5 356,5 356,0 0,0">
          <text:p/>
        </draw:polygon>
        <draw:line draw:style-name="gr59" draw:text-style-name="P9" draw:layer="layout" svg:x1="3.199cm" svg:y1="24.22cm" svg:x2="3.55cm" svg:y2="24.22cm">
          <text:p/>
        </draw:line>
        <draw:polygon draw:style-name="gr58" draw:text-style-name="P8" draw:layer="layout" svg:width="0.355cm" svg:height="0.004cm" svg:x="3.197cm" svg:y="24.218cm" svg:viewBox="0 0 356 5" draw:points="0,5 356,5 356,0 0,0">
          <text:p/>
        </draw:polygon>
        <draw:line draw:style-name="gr59" draw:text-style-name="P9" draw:layer="layout" svg:x1="3.91cm" svg:y1="24.525cm" svg:x2="17.777cm" svg:y2="24.525cm">
          <text:p/>
        </draw:line>
        <draw:polygon draw:style-name="gr58" draw:text-style-name="P8" draw:layer="layout" svg:width="13.87cm" svg:height="0.005cm" svg:x="3.908cm" svg:y="24.522cm" svg:viewBox="0 0 13871 6" draw:points="0,6 13871,6 13871,0 0,0">
          <text:p/>
        </draw:polygon>
        <draw:line draw:style-name="gr59" draw:text-style-name="P9" draw:layer="layout" svg:x1="3.91cm" svg:y1="24.978cm" svg:x2="17.777cm" svg:y2="24.978cm">
          <text:p/>
        </draw:line>
        <draw:polygon draw:style-name="gr58" draw:text-style-name="P8" draw:layer="layout" svg:width="13.87cm" svg:height="0.005cm" svg:x="3.908cm" svg:y="24.975cm" svg:viewBox="0 0 13871 6" draw:points="0,6 13871,6 13871,0 0,0">
          <text:p/>
        </draw:polygon>
        <draw:frame draw:style-name="gr60" draw:text-style-name="P9" draw:layer="layout" svg:width="1.373cm" svg:height="0.001cm" svg:x="3.907cm" svg:y="3.238cm">
          <draw:image xlink:href="Pictures/100000000000006C00000001C2A37012E426E605.png" xlink:type="simple" xlink:show="embed" xlink:actuate="onLoad">
            <text:p/>
          </draw:image>
        </draw:frame>
        <draw:frame draw:style-name="gr60" draw:text-style-name="P9" draw:layer="layout" svg:width="1.373cm" svg:height="0.001cm" svg:x="3.907cm" svg:y="3.238cm">
          <draw:image xlink:href="Pictures/100000000000006C00000001C2A37012E426E605.png" xlink:type="simple" xlink:show="embed" xlink:actuate="onLoad">
            <text:p/>
          </draw:image>
        </draw:frame>
        <draw:frame draw:style-name="gr60" draw:text-style-name="P9" draw:layer="layout" svg:width="1.369cm" svg:height="0.002cm" svg:x="3.915cm" svg:y="3.238cm">
          <draw:image xlink:href="Pictures/100000000000006C00000001C2A37012E426E605.png" xlink:type="simple" xlink:show="embed" xlink:actuate="onLoad">
            <text:p/>
          </draw:image>
        </draw:frame>
        <draw:frame draw:style-name="gr60" draw:text-style-name="P9" draw:layer="layout" svg:width="1.369cm" svg:height="0.002cm" svg:x="3.915cm" svg:y="3.238cm">
          <draw:image xlink:href="Pictures/100000000000006C00000001C2A37012E426E605.png" xlink:type="simple" xlink:show="embed" xlink:actuate="onLoad">
            <text:p/>
          </draw:image>
        </draw:frame>
        <draw:frame draw:style-name="gr61" draw:text-style-name="P3" draw:layer="layout" svg:width="2.893cm" svg:height="0.297cm" svg:x="3.248cm" svg:y="9.26cm">
          <draw:text-box>
            <text:p text:style-name="P2"><text:span text:style-name="T3">Doc. de identificação nº </text:span></text:p>
          </draw:text-box>
        </draw:frame>
        <draw:frame draw:style-name="gr62" draw:text-style-name="P6" draw:layer="layout" svg:width="0.899cm" svg:height="0.268cm" svg:x="18.169cm" svg:y="27.869cm">
          <draw:text-box>
            <text:p text:style-name="P2"><text:span text:style-name="T7">M</text:span><text:span text:style-name="T7">o</text:span><text:span text:style-name="T7">d</text:span><text:span text:style-name="T7">. </text:span><text:span text:style-name="T7">1</text:span><text:span text:style-name="T7">D</text:span></text:p>
          </draw:text-box>
        </draw:frame>
        <draw:frame draw:style-name="gr63" draw:text-style-name="P10" draw:layer="layout" svg:width="6.858cm" svg:height="0.381cm" svg:x="3.177cm" svg:y="7.183cm">
          <draw:text-box>
            <text:p><text:span text:style-name="T8"><text:s text:c="2"/></text:span><text:span text:style-name="T8">J <text:s/>O <text:s/>R <text:s/>G <text:s/>E <text:s text:c="5"/>L <text:s/>U <text:s/>I <text:s text:c="2"/>S</text:span></text:p>
          </draw:text-box>
        </draw:frame>
        <draw:frame draw:style-name="gr63" draw:text-style-name="P10" draw:layer="layout" svg:width="6.858cm" svg:height="0.381cm" svg:x="3.162cm" svg:y="7.833cm">
          <draw:text-box>
            <text:p><text:span text:style-name="T8"><text:s/></text:span><text:span text:style-name="T8">D <text:s/>O <text:s/>S <text:s text:c="5"/>S <text:s/>A <text:s/>N <text:s/>T <text:s/>O <text:s/>S <text:s text:c="5"/></text:span><text:span text:style-name="T8">M O <text:s/>I <text:s text:c="2"/>T <text:s/>A</text:span></text:p>
          </draw:text-box>
        </draw:frame>
        <draw:frame draw:style-name="gr63" draw:text-style-name="P10" draw:layer="layout" svg:width="6.858cm" svg:height="0.381cm" svg:x="11.29cm" svg:y="8.739cm">
          <draw:text-box>
            <text:p><text:span text:style-name="T8"><text:s text:c="2"/></text:span><text:span text:style-name="T8">C <text:s/>A <text:s/>S <text:s/>A <text:s/>D <text:s/>O</text:span></text:p>
          </draw:text-box>
        </draw:frame>
        <draw:frame draw:style-name="gr63" draw:text-style-name="P10" draw:layer="layout" svg:width="3.048cm" svg:height="0.381cm" svg:x="5.956cm" svg:y="8.739cm">
          <draw:text-box>
            <text:p><text:span text:style-name="T8"><text:s text:c="2"/></text:span><text:span text:style-name="T8">2 <text:s text:c="2"/>5 <text:s/>1 <text:s text:c="2"/>2 <text:s/>1 <text:s/>9 <text:s text:c="2"/>5 <text:s/>1</text:span></text:p>
          </draw:text-box>
        </draw:frame>
        <draw:frame draw:style-name="gr63" draw:text-style-name="P10" draw:layer="layout" svg:width="14.478cm" svg:height="0.381cm" svg:x="3.196cm" svg:y="10.331cm">
          <draw:text-box>
            <text:p><text:span text:style-name="T8"><text:s/></text:span><text:span text:style-name="T8">R <text:s/>I <text:s text:c="2"/>O <text:s text:c="5"/>G <text:s/>R <text:s/>A N <text:s/>D <text:s/>E <text:s/>- <text:s/>R <text:s/></text:span><text:span text:style-name="T8">S</text:span></text:p>
          </draw:text-box>
        </draw:frame>
        <draw:frame draw:style-name="gr63" draw:text-style-name="P11" draw:layer="layout" svg:width="3.556cm" svg:height="0.381cm" svg:x="4.94cm" svg:y="10.771cm">
          <draw:text-box>
            <text:p><text:span text:style-name="T9"><text:s/></text:span><text:span text:style-name="T9">9 <text:s text:c="2"/>6 <text:s text:c="2"/>2 <text:s/>1 <text:s text:c="2"/>1 <text:s text:c="5"/>1 <text:s text:c="2"/>0 <text:s/>2</text:span></text:p>
          </draw:text-box>
        </draw:frame>
        <draw:frame draw:style-name="gr63" draw:text-style-name="P10" draw:layer="layout" svg:width="3.048cm" svg:height="0.381cm" svg:x="4.203cm" svg:y="11.203cm">
          <draw:text-box>
            <text:p><text:span text:style-name="T8"><text:s text:c="2"/></text:span><text:span text:style-name="T8">B <text:s/>R <text:s/>A <text:s/>S <text:s/>I <text:s text:c="2"/>L</text:span></text:p>
          </draw:text-box>
        </draw:frame>
        <draw:frame draw:style-name="gr63" draw:text-style-name="P10" draw:layer="layout" svg:width="14.478cm" svg:height="0.381cm" svg:x="5.33cm" svg:y="12.007cm">
          <draw:text-box>
            <text:p><text:span text:style-name="T8"><text:s/></text:span><text:span text:style-name="T8">R <text:s/>I <text:s text:c="2"/>O <text:s text:c="5"/>G <text:s/>R <text:s/>A N <text:s/>D <text:s/>E <text:s/>- <text:s/>R <text:s/></text:span><text:span text:style-name="T8">S</text:span></text:p>
          </draw:text-box>
        </draw:frame>
        <draw:frame draw:style-name="gr63" draw:text-style-name="P10" draw:layer="layout" svg:width="3.048cm" svg:height="0.381cm" svg:x="4.178cm" svg:y="12.354cm">
          <draw:text-box>
            <text:p><text:span text:style-name="T8"><text:s text:c="2"/></text:span><text:span text:style-name="T8">B <text:s/>R <text:s/>A <text:s/>S <text:s/>I <text:s text:c="2"/>L</text:span></text:p>
          </draw:text-box>
        </draw:frame>
        <draw:frame draw:style-name="gr63" draw:text-style-name="P10" draw:layer="layout" svg:width="3.895cm" svg:height="0.381cm" svg:x="5.236cm" svg:y="12.803cm">
          <draw:text-box>
            <text:p><text:span text:style-name="T8"><text:s text:c="2"/></text:span><text:span text:style-name="T8">B <text:s/>R <text:s/>A <text:s/>S <text:s/>I <text:s text:c="2"/>L <text:s/>E <text:s/>I <text:s text:c="2"/>R <text:s/>O</text:span></text:p>
          </draw:text-box>
        </draw:frame>
        <draw:frame draw:style-name="gr63" draw:text-style-name="P10" draw:layer="layout" svg:width="3.048cm" svg:height="0.381cm" svg:x="3.094cm" svg:y="15.072cm">
          <draw:text-box>
            <text:p><text:span text:style-name="T8"><text:s text:c="2"/></text:span><text:span text:style-name="T8">B <text:s/>R <text:s/>A <text:s/>S <text:s/>I <text:s text:c="2"/>L</text:span></text:p>
          </draw:text-box>
        </draw:frame>
        <draw:frame draw:style-name="gr63" draw:text-style-name="P10" draw:layer="layout" svg:width="8.274cm" svg:height="0.381cm" svg:x="6.953cm" svg:y="17.883cm">
          <draw:text-box>
            <text:p><text:span text:style-name="T8"><text:s text:c="3"/></text:span><text:span text:style-name="T8">M A <text:s/>N O <text:s/>E <text:s/>L <text:s text:c="6"/>F <text:s/>R <text:s/>A <text:s/>N <text:s/></text:span><text:span text:style-name="T8">C <text:s/>I <text:s text:c="2"/>S <text:s/>C O <text:s text:c="4"/>M <text:s/>O <text:s/>I <text:s text:c="2"/>T <text:s/>A</text:span></text:p>
          </draw:text-box>
        </draw:frame>
        <draw:frame draw:style-name="gr63" draw:text-style-name="P10" draw:layer="layout" svg:width="13.132cm" svg:height="0.381cm" svg:x="3.111cm" svg:y="14.454cm">
          <draw:text-box>
            <text:p><text:span text:style-name="T8"><text:s text:c="2"/></text:span><text:span text:style-name="T8">A <text:s/>M É <text:s/>L <text:s/>I <text:s text:c="2"/>A <text:s text:c="5"/>D <text:s/>O <text:s/>S <text:s text:c="5"/>S </text:span><text:span text:style-name="T8"><text:s text:c="2"/>A <text:s/>N T <text:s/>O <text:s/>S <text:s text:c="5"/>M O <text:s/>I <text:s text:c="2"/>T <text:s text:c="2"/>A</text:span></text:p>
          </draw:text-box>
        </draw:frame>
        <draw:polygon draw:style-name="gr58" draw:text-style-name="P8" draw:layer="layout" svg:width="0.004cm" svg:height="0.31cm" svg:x="4.933cm" svg:y="10.792cm" svg:viewBox="0 0 5 311" draw:points="0,311 5,311 5,0 0,0">
          <text:p/>
        </draw:polygon>
        <draw:polygon draw:style-name="gr58" draw:text-style-name="P8" draw:layer="layout" svg:width="1.067cm" svg:height="0.006cm" svg:x="4.924cm" svg:y="11.109cm" svg:viewBox="0 0 1068 7" draw:points="0,7 1068,7 1068,0 0,0">
          <text:p/>
        </draw:polygon>
        <draw:frame draw:style-name="gr64" draw:text-style-name="P10" draw:layer="layout" svg:width="5.327cm" svg:height="0.705cm" svg:x="6.344cm" svg:y="9.24cm">
          <draw:text-box>
            <text:p><text:span text:style-name="T8"><text:s text:c="2"/></text:span><text:span text:style-name="T8">9 <text:s/>0 <text:s/>2 <text:s text:c="2"/>2 <text:s/>9 <text:s/>6 <text:s text:c="2"/>7 <text:s/>3 <text:s text:c="2"/>6 <text:s/>9</text:span></text:p>
          </draw:text-box>
        </draw:frame>
        <draw:frame draw:style-name="gr63" draw:text-style-name="P10" draw:layer="layout" svg:width="3.048cm" svg:height="0.381cm" svg:x="14.856cm" svg:y="9.14cm">
          <draw:text-box>
            <text:p><text:span text:style-name="T8"><text:s text:c="2"/></text:span><text:span text:style-name="T8">2 <text:s text:c="2"/>2 <text:s/>1 <text:s/>0 <text:s text:c="2"/>2 <text:s/>0 <text:s text:c="2"/>1 <text:s/>9</text:span></text:p>
          </draw:text-box>
        </draw:frame>
        <draw:frame draw:style-name="gr63" draw:text-style-name="P10" draw:layer="layout" svg:width="12.811cm" svg:height="0.381cm" svg:x="4.956cm" svg:y="9.64cm">
          <draw:text-box>
            <text:p><text:span text:style-name="T8"><text:s/></text:span><text:span text:style-name="T8">S <text:s text:c="2"/>S <text:s/>P <text:s/>- <text:s text:c="2"/>S <text:s/>E <text:s/>C <text:s/>R <text:s/>E <text:s/>T <text:s/>A <text:s/>R <text:s/></text:span><text:span text:style-name="T8">I <text:s text:c="2"/>A <text:s text:c="5"/>D <text:s/>A <text:s text:c="5"/>S <text:s text:c="2"/>E <text:s/>G <text:s/>U R <text:s/>A <text:s/></text:span><text:span text:style-name="T8">N Ç <text:s/>A <text:s text:c="5"/>P <text:s text:c="2"/>Ú <text:s/>B <text:s/>L <text:s text:c="2"/>I <text:s/>C <text:s/>A </text:span></text:p>
          </draw:text-box>
        </draw:frame>
        <draw:frame draw:style-name="gr63" draw:text-style-name="P10" draw:layer="layout" svg:width="12.811cm" svg:height="0.381cm" svg:x="4.278cm" svg:y="11.633cm">
          <draw:text-box>
            <text:p><text:span text:style-name="T8"><text:s/></text:span><text:span text:style-name="T8">R <text:s/>A <text:s/>P <text:s/>H <text:s/>A <text:s/>E <text:s/>L <text:s/>. <text:s text:c="2"/>M O <text:s/>I <text:s text:c="2"/>T <text:s/></text:span><text:span text:style-name="T8">A <text:s/>@ G M <text:s/>A <text:s/>I <text:s/>L <text:s text:c="2"/>. <text:s text:c="2"/>C <text:s/>O <text:s/>M</text:span></text:p>
          </draw:text-box>
        </draw:frame>
        <draw:frame draw:style-name="gr63" draw:text-style-name="P10" draw:layer="layout" svg:width="12.811cm" svg:height="0.381cm" svg:x="4.957cm" svg:y="9.641cm">
          <draw:text-box>
            <text:p><text:span text:style-name="T8"><text:s/></text:span><text:span text:style-name="T8">S <text:s text:c="2"/>S <text:s/>P <text:s/>- <text:s text:c="2"/>S <text:s/>E <text:s/>C <text:s/>R <text:s/>E <text:s/>T <text:s/>A <text:s/>R <text:s/></text:span><text:span text:style-name="T8">I <text:s text:c="2"/>A <text:s text:c="5"/>D <text:s/>A <text:s text:c="5"/>S <text:s text:c="2"/>E <text:s/>G <text:s/>U R <text:s/>A <text:s/></text:span><text:span text:style-name="T8">N Ç <text:s/>A <text:s text:c="5"/>P <text:s text:c="2"/>Ú <text:s/>B <text:s/>L <text:s text:c="2"/>I <text:s/>C <text:s/>A </text:span></text:p>
          </draw:text-box>
        </draw:frame>
        <draw:frame draw:style-name="gr63" draw:text-style-name="P11" draw:layer="layout" svg:width="4.191cm" svg:height="0.381cm" svg:x="13.576cm" svg:y="11.152cm">
          <draw:text-box>
            <text:p><text:span text:style-name="T9"><text:s/></text:span><text:span text:style-name="T9">5 <text:s/>3 <text:s/>9 <text:s text:c="2"/>9 <text:s/>9 <text:s text:c="2"/>8 <text:s/>1 <text:s text:c="2"/>7 <text:s/>9 <text:s/>7 <text:s/>5</text:span></text:p>
          </draw:text-box>
        </draw:frame>
        <draw:frame draw:style-name="gr65" draw:text-style-name="P12" draw:layer="layout" svg:width="0.232cm" svg:height="0.314cm" svg:x="13.979cm" svg:y="8.314cm">
          <draw:text-box>
            <text:p><text:span text:style-name="T10">X</text:span></text:p>
          </draw:text-box>
        </draw:frame>
        <draw:frame draw:style-name="gr65" draw:text-style-name="P12" draw:layer="layout" svg:width="0.232cm" svg:height="0.314cm" svg:x="11.062cm" svg:y="21.827cm">
          <draw:text-box>
            <text:p><text:span text:style-name="T10">X</text:span></text:p>
          </draw:text-box>
        </draw:frame>
        <draw:frame draw:style-name="gr66" draw:text-style-name="P13" draw:layer="layout" svg:width="0.352cm" svg:height="0.412cm" svg:x="0.707cm" svg:y="0.5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0.856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1.101cm" svg:y="0.5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1.365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1.488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1.729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1.88cm" svg:y="0.5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2.019cm" svg:y="0.5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2.115cm" svg:y="0.556cm">
          <draw:text-box>
            <text:p text:style-name="P2"><text:span text:style-name="T11">g</text:span></text:p>
          </draw:text-box>
        </draw:frame>
        <draw:frame draw:style-name="gr66" draw:text-style-name="P13" draw:layer="layout" svg:width="0.352cm" svg:height="0.412cm" svg:x="2.335cm" svg:y="0.5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2.549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2.673cm" svg:y="0.556cm">
          <draw:text-box>
            <text:p text:style-name="P2"><text:span text:style-name="T11">1</text:span></text:p>
          </draw:text-box>
        </draw:frame>
        <draw:frame draw:style-name="gr66" draw:text-style-name="P13" draw:layer="layout" svg:width="0.352cm" svg:height="0.412cm" svg:x="2.897cm" svg:y="0.556cm">
          <draw:text-box>
            <text:p text:style-name="P2"><text:span text:style-name="T11">-</text:span></text:p>
          </draw:text-box>
        </draw:frame>
        <draw:frame draw:style-name="gr66" draw:text-style-name="P13" draw:layer="layout" svg:width="0.352cm" svg:height="0.412cm" svg:x="3.057cm" svg:y="0.5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3.328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3.452cm" svg:y="0.556cm">
          <draw:text-box>
            <text:p text:style-name="P2"><text:span text:style-name="T11">(</text:span></text:p>
          </draw:text-box>
        </draw:frame>
        <draw:frame draw:style-name="gr66" draw:text-style-name="P13" draw:layer="layout" svg:width="0.352cm" svg:height="0.412cm" svg:x="3.612cm" svg:y="0.556cm">
          <draw:text-box>
            <text:p text:style-name="P2"><text:span text:style-name="T11">v</text:span></text:p>
          </draw:text-box>
        </draw:frame>
        <draw:frame draw:style-name="gr66" draw:text-style-name="P13" draw:layer="layout" svg:width="0.352cm" svg:height="0.412cm" svg:x="3.821cm" svg:y="0.5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3.918cm" svg:y="0.5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4.101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4.313cm" svg:y="0.556cm">
          <draw:text-box>
            <text:p text:style-name="P2"><text:span text:style-name="T11">)</text:span></text:p>
          </draw:text-box>
        </draw:frame>
        <draw:frame draw:style-name="gr66" draw:text-style-name="P13" draw:layer="layout" svg:width="0.352cm" svg:height="0.412cm" svg:x="4.473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597cm" svg:y="0.556cm">
          <draw:text-box>
            <text:p text:style-name="P2"><text:span text:style-name="T11">-</text:span></text:p>
          </draw:text-box>
        </draw:frame>
        <draw:frame draw:style-name="gr66" draw:text-style-name="P13" draw:layer="layout" svg:width="0.352cm" svg:height="0.412cm" svg:x="4.757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881cm" svg:y="0.556cm">
          <draw:text-box>
            <text:p text:style-name="P2"><text:span text:style-name="T11">P</text:span></text:p>
          </draw:text-box>
        </draw:frame>
        <draw:frame draw:style-name="gr66" draw:text-style-name="P13" draw:layer="layout" svg:width="0.352cm" svg:height="0.412cm" svg:x="5.093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5.305cm" svg:y="0.556cm">
          <draw:text-box>
            <text:p text:style-name="P2"><text:span text:style-name="T11">g</text:span></text:p>
          </draw:text-box>
        </draw:frame>
        <draw:frame draw:style-name="gr66" draw:text-style-name="P13" draw:layer="layout" svg:width="0.352cm" svg:height="0.412cm" svg:x="5.525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5.737cm" svg:y="0.5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6.079cm" svg:y="0.5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6.289cm" svg:y="0.5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6.512cm" svg:y="0.5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6.651cm" svg:y="0.5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6.865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6.989cm" svg:y="0.556cm">
          <draw:text-box>
            <text:p text:style-name="P2"><text:span text:style-name="T11">V</text:span></text:p>
          </draw:text-box>
        </draw:frame>
        <draw:frame draw:style-name="gr66" draw:text-style-name="P13" draw:layer="layout" svg:width="0.352cm" svg:height="0.412cm" svg:x="7.23cm" svg:y="0.5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7.327cm" svg:y="0.5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7.51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7.722cm" svg:y="0.556cm">
          <draw:text-box>
            <text:p text:style-name="P2"><text:span text:style-name="T11">-</text:span></text:p>
          </draw:text-box>
        </draw:frame>
        <draw:frame draw:style-name="gr66" draw:text-style-name="P13" draw:layer="layout" svg:width="0.352cm" svg:height="0.412cm" svg:x="7.882cm" svg:y="0.5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8.179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8.39cm" svg:y="0.5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8.574cm" svg:y="0.5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8.713cm" svg:y="0.5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8.923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9.073cm" svg:y="0.556cm">
          <draw:text-box>
            <text:p text:style-name="P2"><text:span text:style-name="T11">c</text:span></text:p>
          </draw:text-box>
        </draw:frame>
        <draw:frame draw:style-name="gr66" draw:text-style-name="P13" draw:layer="layout" svg:width="0.352cm" svg:height="0.412cm" svg:x="9.257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9.468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9.619cm" svg:y="0.5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9.838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9.962cm" svg:y="0.5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10.226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10.376cm" svg:y="0.556cm">
          <draw:text-box>
            <text:p text:style-name="P2"><text:span text:style-name="T11">.</text:span></text:p>
          </draw:text-box>
        </draw:frame>
        <draw:frame draw:style-name="gr66" draw:text-style-name="P13" draw:layer="layout" svg:width="0.352cm" svg:height="0.412cm" svg:x="10.504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10.628cm" svg:y="0.556cm">
          <draw:text-box>
            <text:p text:style-name="P2"><text:span text:style-name="T11">2</text:span></text:p>
          </draw:text-box>
        </draw:frame>
        <draw:frame draw:style-name="gr66" draw:text-style-name="P13" draw:layer="layout" svg:width="0.352cm" svg:height="0.412cm" svg:x="10.852cm" svg:y="0.556cm">
          <draw:text-box>
            <text:p text:style-name="P2"><text:span text:style-name="T11">6</text:span></text:p>
          </draw:text-box>
        </draw:frame>
        <draw:frame draw:style-name="gr66" draw:text-style-name="P13" draw:layer="layout" svg:width="0.352cm" svg:height="0.412cm" svg:x="11.076cm" svg:y="0.556cm">
          <draw:text-box>
            <text:p text:style-name="P2"><text:span text:style-name="T11">8</text:span></text:p>
          </draw:text-box>
        </draw:frame>
        <draw:frame draw:style-name="gr66" draw:text-style-name="P13" draw:layer="layout" svg:width="0.352cm" svg:height="0.412cm" svg:x="11.3cm" svg:y="0.556cm">
          <draw:text-box>
            <text:p text:style-name="P2"><text:span text:style-name="T11">7</text:span></text:p>
          </draw:text-box>
        </draw:frame>
        <draw:frame draw:style-name="gr66" draw:text-style-name="P13" draw:layer="layout" svg:width="0.352cm" svg:height="0.412cm" svg:x="11.524cm" svg:y="0.556cm">
          <draw:text-box>
            <text:p text:style-name="P2"><text:span text:style-name="T11">3</text:span></text:p>
          </draw:text-box>
        </draw:frame>
        <draw:frame draw:style-name="gr66" draw:text-style-name="P13" draw:layer="layout" svg:width="0.352cm" svg:height="0.412cm" svg:x="11.748cm" svg:y="0.556cm">
          <draw:text-box>
            <text:p text:style-name="P2"><text:span text:style-name="T11">7</text:span></text:p>
          </draw:text-box>
        </draw:frame>
        <draw:frame draw:style-name="gr66" draw:text-style-name="P13" draw:layer="layout" svg:width="0.352cm" svg:height="0.412cm" svg:x="0.707cm" svg:y="1.1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0.971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1.185cm" svg:y="1.1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1.528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1.738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1.862cm" svg:y="1.1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2.081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2.291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2.415cm" svg:y="1.1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2.66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2.87cm" svg:y="1.156cm">
          <draw:text-box>
            <text:p text:style-name="P2"><text:span text:style-name="T11">q</text:span></text:p>
          </draw:text-box>
        </draw:frame>
        <draw:frame draw:style-name="gr66" draw:text-style-name="P13" draw:layer="layout" svg:width="0.352cm" svg:height="0.412cm" svg:x="3.09cm" svg:y="1.156cm">
          <draw:text-box>
            <text:p text:style-name="P2"><text:span text:style-name="T11">u</text:span></text:p>
          </draw:text-box>
        </draw:frame>
        <draw:frame draw:style-name="gr66" draw:text-style-name="P13" draw:layer="layout" svg:width="0.352cm" svg:height="0.412cm" svg:x="3.313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3.523cm" svg:y="1.1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3.673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3.883cm" svg:y="1.1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4.106cm" svg:y="1.1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4.245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4.455cm" svg:y="1.156cm">
          <draw:text-box>
            <text:p text:style-name="P2"><text:span text:style-name="T11">:</text:span></text:p>
          </draw:text-box>
        </draw:frame>
        <draw:frame draw:style-name="gr66" draw:text-style-name="P13" draw:layer="layout" svg:width="0.352cm" svg:height="0.412cm" svg:x="4.615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739cm" svg:y="1.156cm">
          <draw:text-box>
            <text:p text:style-name="P2"><text:span text:style-name="T11">J</text:span></text:p>
          </draw:text-box>
        </draw:frame>
        <draw:frame draw:style-name="gr66" draw:text-style-name="P13" draw:layer="layout" svg:width="0.352cm" svg:height="0.412cm" svg:x="4.899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5.113cm" svg:y="1.1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5.263cm" svg:y="1.156cm">
          <draw:text-box>
            <text:p text:style-name="P2"><text:span text:style-name="T11">g</text:span></text:p>
          </draw:text-box>
        </draw:frame>
        <draw:frame draw:style-name="gr66" draw:text-style-name="P13" draw:layer="layout" svg:width="0.352cm" svg:height="0.412cm" svg:x="5.483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5.693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5.817cm" svg:y="1.156cm">
          <draw:text-box>
            <text:p text:style-name="P2"><text:span text:style-name="T11">L</text:span></text:p>
          </draw:text-box>
        </draw:frame>
        <draw:frame draw:style-name="gr66" draw:text-style-name="P13" draw:layer="layout" svg:width="0.352cm" svg:height="0.412cm" svg:x="6.013cm" svg:y="1.156cm">
          <draw:text-box>
            <text:p text:style-name="P2"><text:span text:style-name="T11">u</text:span></text:p>
          </draw:text-box>
        </draw:frame>
        <draw:frame draw:style-name="gr66" draw:text-style-name="P13" draw:layer="layout" svg:width="0.352cm" svg:height="0.412cm" svg:x="6.236cm" svg:y="1.1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6.332cm" svg:y="1.1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6.516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6.64cm" svg:y="1.1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6.859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7.073cm" svg:y="1.1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7.257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7.38cm" svg:y="1.1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7.621cm" svg:y="1.1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7.833cm" svg:y="1.1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8.056cm" svg:y="1.1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8.195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8.409cm" svg:y="1.1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8.592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8.716cm" svg:y="1.1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9.013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9.227cm" svg:y="1.1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9.324cm" svg:y="1.1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9.463cm" svg:y="1.1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0.707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0.93cm" svg:y="1.7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1.273cm" svg:y="1.7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1.485cm" svg:y="1.7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1.582cm" svg:y="1.756cm">
          <draw:text-box>
            <text:p text:style-name="P2"><text:span text:style-name="T11">l</text:span></text:p>
          </draw:text-box>
        </draw:frame>
        <draw:frame draw:style-name="gr66" draw:text-style-name="P13" draw:layer="layout" svg:width="0.352cm" svg:height="0.412cm" svg:x="1.678cm" svg:y="1.7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1.802cm" svg:y="1.7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2.022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2.232cm" svg:y="1.7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2.356cm" svg:y="1.7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2.601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2.811cm" svg:y="1.756cm">
          <draw:text-box>
            <text:p text:style-name="P2"><text:span text:style-name="T11">q</text:span></text:p>
          </draw:text-box>
        </draw:frame>
        <draw:frame draw:style-name="gr66" draw:text-style-name="P13" draw:layer="layout" svg:width="0.352cm" svg:height="0.412cm" svg:x="3.03cm" svg:y="1.756cm">
          <draw:text-box>
            <text:p text:style-name="P2"><text:span text:style-name="T11">u</text:span></text:p>
          </draw:text-box>
        </draw:frame>
        <draw:frame draw:style-name="gr66" draw:text-style-name="P13" draw:layer="layout" svg:width="0.352cm" svg:height="0.412cm" svg:x="3.253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3.463cm" svg:y="1.7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3.614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3.823cm" svg:y="1.7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4.046cm" svg:y="1.7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4.185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4.395cm" svg:y="1.756cm">
          <draw:text-box>
            <text:p text:style-name="P2"><text:span text:style-name="T11">:</text:span></text:p>
          </draw:text-box>
        </draw:frame>
        <draw:frame draw:style-name="gr66" draw:text-style-name="P13" draw:layer="layout" svg:width="0.352cm" svg:height="0.412cm" svg:x="4.555cm" svg:y="1.7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679cm" svg:y="1.7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803cm" svg:y="1.7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4.953cm" svg:y="1.7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5.165cm" svg:y="1.756cm">
          <draw:text-box>
            <text:p text:style-name="P2"><text:span text:style-name="T11">p</text:span></text:p>
          </draw:text-box>
        </draw:frame>
        <draw:frame draw:style-name="gr66" draw:text-style-name="P13" draw:layer="layout" svg:width="0.352cm" svg:height="0.412cm" svg:x="5.385cm" svg:y="1.756cm">
          <draw:text-box>
            <text:p text:style-name="P2"><text:span text:style-name="T11">h</text:span></text:p>
          </draw:text-box>
        </draw:frame>
        <draw:frame draw:style-name="gr66" draw:text-style-name="P13" draw:layer="layout" svg:width="0.352cm" svg:height="0.412cm" svg:x="5.608cm" svg:y="1.7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5.819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6.029cm" svg:y="1.756cm">
          <draw:text-box>
            <text:p text:style-name="P2"><text:span text:style-name="T11">l</text:span></text:p>
          </draw:text-box>
        </draw:frame>
        <draw:frame draw:style-name="gr66" draw:text-style-name="P13" draw:layer="layout" svg:width="0.352cm" svg:height="0.412cm" svg:x="6.126cm" svg:y="1.756cm">
          <draw:text-box>
            <text:p text:style-name="P2"><text:span text:style-name="T11">.</text:span></text:p>
          </draw:text-box>
        </draw:frame>
        <draw:frame draw:style-name="gr66" draw:text-style-name="P13" draw:layer="layout" svg:width="0.352cm" svg:height="0.412cm" svg:x="6.254cm" svg:y="1.7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6.597cm" svg:y="1.7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6.811cm" svg:y="1.7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6.907cm" svg:y="1.7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7.046cm" svg:y="1.756cm">
          <draw:text-box>
            <text:p text:style-name="P2"><text:span text:style-name="T11">a</text:span></text:p>
          </draw:text-box>
        </draw:frame>
        <draw:frame draw:style-name="gr67" draw:text-style-name="P13" draw:layer="layout" svg:width="0.353cm" svg:height="0.412cm" svg:x="7.258cm" svg:y="1.756cm">
          <draw:text-box>
            <text:p text:style-name="P2"><text:span text:style-name="T11">@</text:span></text:p>
          </draw:text-box>
        </draw:frame>
        <draw:frame draw:style-name="gr66" draw:text-style-name="P13" draw:layer="layout" svg:width="0.352cm" svg:height="0.412cm" svg:x="7.611cm" svg:y="1.756cm">
          <draw:text-box>
            <text:p text:style-name="P2"><text:span text:style-name="T11">g</text:span></text:p>
          </draw:text-box>
        </draw:frame>
        <draw:frame draw:style-name="gr66" draw:text-style-name="P13" draw:layer="layout" svg:width="0.352cm" svg:height="0.412cm" svg:x="7.831cm" svg:y="1.7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8.174cm" svg:y="1.7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8.385cm" svg:y="1.7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8.482cm" svg:y="1.756cm">
          <draw:text-box>
            <text:p text:style-name="P2"><text:span text:style-name="T11">l</text:span></text:p>
          </draw:text-box>
        </draw:frame>
        <draw:frame draw:style-name="gr66" draw:text-style-name="P13" draw:layer="layout" svg:width="0.352cm" svg:height="0.412cm" svg:x="8.579cm" svg:y="1.756cm">
          <draw:text-box>
            <text:p text:style-name="P2"><text:span text:style-name="T11">.</text:span></text:p>
          </draw:text-box>
        </draw:frame>
        <draw:frame draw:style-name="gr66" draw:text-style-name="P13" draw:layer="layout" svg:width="0.352cm" svg:height="0.412cm" svg:x="8.707cm" svg:y="1.756cm">
          <draw:text-box>
            <text:p text:style-name="P2"><text:span text:style-name="T11">c</text:span></text:p>
          </draw:text-box>
        </draw:frame>
        <draw:frame draw:style-name="gr66" draw:text-style-name="P13" draw:layer="layout" svg:width="0.352cm" svg:height="0.412cm" svg:x="8.89cm" svg:y="1.7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9.104cm" svg:y="1.756cm">
          <draw:text-box>
            <text:p text:style-name="P2"><text:span text:style-name="T11">m</text:span></text:p>
          </draw:text-box>
        </draw:frame>
        <draw:frame draw:style-name="gr63" draw:text-style-name="P10" draw:layer="layout" svg:width="13.132cm" svg:height="0.381cm" svg:x="3.135cm" svg:y="13.806cm">
          <draw:text-box>
            <text:p><text:span text:style-name="T8"><text:s text:c="2"/></text:span><text:span text:style-name="T8">J <text:s/>O <text:s/>S <text:s/>É <text:s text:c="6"/>F <text:s/>R <text:s/>A <text:s/>N C <text:s text:c="2"/>I <text:s/>S </text:span><text:span text:style-name="T8"><text:s/>C <text:s/>O <text:s text:c="5"/>M O <text:s/>I <text:s text:c="2"/>T <text:s text:c="2"/>A</text:span></text:p>
          </draw:text-box>
        </draw:frame>
      </draw:page>
      <draw:page draw:name="page2" draw:style-name="dp1" draw:master-page-name="master-page40">
        <draw:polygon draw:style-name="gr1" draw:text-style-name="P1" draw:layer="layout" svg:width="16.009cm" svg:height="0.618cm" svg:x="2.481cm" svg:y="1.511cm" svg:viewBox="0 0 16010 619" draw:points="0,619 16010,619 16010,0 0,0">
          <text:p/>
        </draw:polygon>
        <draw:polygon draw:style-name="gr1" draw:text-style-name="P1" draw:layer="layout" svg:width="0.36cm" svg:height="9.751cm" svg:x="2.481cm" svg:y="2.125cm" svg:viewBox="0 0 361 9752" draw:points="0,9752 361,9752 361,0 0,0">
          <text:p/>
        </draw:polygon>
        <draw:polygon draw:style-name="gr1" draw:text-style-name="P1" draw:layer="layout" svg:width="0.36cm" svg:height="9.751cm" svg:x="18.13cm" svg:y="2.125cm" svg:viewBox="0 0 361 9752" draw:points="0,9752 361,9752 361,0 0,0">
          <text:p/>
        </draw:polygon>
        <draw:polygon draw:style-name="gr1" draw:text-style-name="P1" draw:layer="layout" svg:width="16.009cm" svg:height="0.44cm" svg:x="2.481cm" svg:y="11.872cm" svg:viewBox="0 0 16010 441" draw:points="0,441 16010,441 16010,0 0,0">
          <text:p/>
        </draw:polygon>
        <draw:polygon draw:style-name="gr1" draw:text-style-name="P1" draw:layer="layout" svg:width="0.36cm" svg:height="6.067cm" svg:x="2.481cm" svg:y="12.308cm" svg:viewBox="0 0 361 6068" draw:points="0,6068 361,6068 361,0 0,0">
          <text:p/>
        </draw:polygon>
        <draw:polygon draw:style-name="gr1" draw:text-style-name="P1" draw:layer="layout" svg:width="0.36cm" svg:height="6.067cm" svg:x="18.13cm" svg:y="12.308cm" svg:viewBox="0 0 361 6068" draw:points="0,6068 361,6068 361,0 0,0">
          <text:p/>
        </draw:polygon>
        <draw:polygon draw:style-name="gr1" draw:text-style-name="P1" draw:layer="layout" svg:width="16.009cm" svg:height="0.441cm" svg:x="2.481cm" svg:y="18.37cm" svg:viewBox="0 0 16010 442" draw:points="0,442 16010,442 16010,0 0,0">
          <text:p/>
        </draw:polygon>
        <draw:polygon draw:style-name="gr1" draw:text-style-name="P1" draw:layer="layout" svg:width="0.36cm" svg:height="4.911cm" svg:x="2.481cm" svg:y="18.807cm" svg:viewBox="0 0 361 4912" draw:points="0,4912 361,4912 361,0 0,0">
          <text:p/>
        </draw:polygon>
        <draw:polygon draw:style-name="gr1" draw:text-style-name="P1" draw:layer="layout" svg:width="0.36cm" svg:height="4.911cm" svg:x="18.13cm" svg:y="18.807cm" svg:viewBox="0 0 361 4912" draw:points="0,4912 361,4912 361,0 0,0">
          <text:p/>
        </draw:polygon>
        <draw:polygon draw:style-name="gr1" draw:text-style-name="P1" draw:layer="layout" svg:width="16.009cm" svg:height="0.309cm" svg:x="2.481cm" svg:y="23.714cm" svg:viewBox="0 0 16010 310" draw:points="0,310 16010,310 16010,0 0,0">
          <text:p/>
        </draw:polygon>
        <draw:polygon draw:style-name="gr1" draw:text-style-name="P1" draw:layer="layout" svg:width="0.36cm" svg:height="2.209cm" svg:x="2.481cm" svg:y="24.019cm" svg:viewBox="0 0 361 2210" draw:points="0,2210 361,2210 361,0 0,0">
          <text:p/>
        </draw:polygon>
        <draw:polygon draw:style-name="gr1" draw:text-style-name="P1" draw:layer="layout" svg:width="0.36cm" svg:height="2.209cm" svg:x="18.13cm" svg:y="24.019cm" svg:viewBox="0 0 361 2210" draw:points="0,2210 361,2210 361,0 0,0">
          <text:p/>
        </draw:polygon>
        <draw:polygon draw:style-name="gr1" draw:text-style-name="P1" draw:layer="layout" svg:width="16.009cm" svg:height="0.309cm" svg:x="2.481cm" svg:y="26.224cm" svg:viewBox="0 0 16010 310" draw:points="0,310 16010,310 16010,0 0,0">
          <text:p/>
        </draw:polygon>
        <draw:polygon draw:style-name="gr1" draw:text-style-name="P1" draw:layer="layout" svg:width="0.36cm" svg:height="0.377cm" svg:x="2.481cm" svg:y="26.529cm" svg:viewBox="0 0 361 378" draw:points="0,378 361,378 361,0 0,0">
          <text:p/>
        </draw:polygon>
        <draw:polygon draw:style-name="gr1" draw:text-style-name="P1" draw:layer="layout" svg:width="0.36cm" svg:height="0.377cm" svg:x="18.13cm" svg:y="26.529cm" svg:viewBox="0 0 361 378" draw:points="0,378 361,378 361,0 0,0">
          <text:p/>
        </draw:polygon>
        <draw:polygon draw:style-name="gr1" draw:text-style-name="P1" draw:layer="layout" svg:width="16.009cm" svg:height="0.988cm" svg:x="2.481cm" svg:y="26.901cm" svg:viewBox="0 0 16010 989" draw:points="0,989 16010,989 16010,0 0,0">
          <text:p/>
        </draw:polygon>
        <draw:frame draw:style-name="gr68" draw:text-style-name="P3" draw:layer="layout" svg:width="10.797cm" svg:height="0.297cm" svg:x="2.892cm" svg:y="1.672cm">
          <draw:text-box>
            <text:p text:style-name="P2"><text:span text:style-name="T1">Quadro 3: <text:s/>Preencher apenas </text:span><text:span text:style-name="T1">quando o impresso não seja </text:span><text:span text:style-name="T1">assinado pelo interessado</text:span></text:p>
          </draw:text-box>
        </draw:frame>
        <draw:frame draw:style-name="gr7" draw:text-style-name="P3" draw:layer="layout" svg:width="0.266cm" svg:height="0.297cm" svg:x="6.541cm" svg:y="4.386cm">
          <draw:text-box>
            <text:p text:style-name="P2"><text:span text:style-name="T3">-</text:span></text:p>
          </draw:text-box>
        </draw:frame>
        <draw:frame draw:style-name="gr6" draw:text-style-name="P5" draw:layer="layout" svg:width="0.147cm" svg:height="0.166cm" svg:x="3.032cm" svg:y="5.713cm">
          <draw:text-box>
            <text:p text:style-name="P2"><text:span text:style-name="T2">2.</text:span></text:p>
          </draw:text-box>
        </draw:frame>
        <draw:frame draw:style-name="gr69" draw:text-style-name="P3" draw:layer="layout" svg:width="3.097cm" svg:height="0.297cm" svg:x="3.248cm" svg:y="5.606cm">
          <draw:text-box>
            <text:p text:style-name="P2"><text:span text:style-name="T3">Intervém na qualidade de:</text:span></text:p>
          </draw:text-box>
        </draw:frame>
        <draw:frame draw:style-name="gr6" draw:text-style-name="P5" draw:layer="layout" svg:width="0.147cm" svg:height="0.166cm" svg:x="3.032cm" svg:y="6.627cm">
          <draw:text-box>
            <text:p text:style-name="P2"><text:span text:style-name="T2">1.</text:span></text:p>
          </draw:text-box>
        </draw:frame>
        <draw:frame draw:style-name="gr7" draw:text-style-name="P3" draw:layer="layout" svg:width="0.266cm" svg:height="0.297cm" svg:x="6.541cm" svg:y="9.264cm">
          <draw:text-box>
            <text:p text:style-name="P2"><text:span text:style-name="T3">-</text:span></text:p>
          </draw:text-box>
        </draw:frame>
        <draw:frame draw:style-name="gr6" draw:text-style-name="P5" draw:layer="layout" svg:width="0.147cm" svg:height="0.166cm" svg:x="3.032cm" svg:y="10.591cm">
          <draw:text-box>
            <text:p text:style-name="P2"><text:span text:style-name="T2">2.</text:span></text:p>
          </draw:text-box>
        </draw:frame>
        <draw:frame draw:style-name="gr69" draw:text-style-name="P3" draw:layer="layout" svg:width="3.097cm" svg:height="0.297cm" svg:x="3.248cm" svg:y="10.483cm">
          <draw:text-box>
            <text:p text:style-name="P2"><text:span text:style-name="T3">Intervém na qualidade de:</text:span></text:p>
          </draw:text-box>
        </draw:frame>
        <draw:frame draw:style-name="gr6" draw:text-style-name="P5" draw:layer="layout" svg:width="0.147cm" svg:height="0.166cm" svg:x="3.032cm" svg:y="11.505cm">
          <draw:text-box>
            <text:p text:style-name="P2"><text:span text:style-name="T2">1.</text:span></text:p>
          </draw:text-box>
        </draw:frame>
        <draw:frame draw:style-name="gr70" draw:text-style-name="P3" draw:layer="layout" svg:width="10.564cm" svg:height="0.297cm" svg:x="2.892cm" svg:y="11.944cm">
          <draw:text-box>
            <text:p text:style-name="P2"><text:span text:style-name="T1">Quadro 4: Relação de </text:span><text:span text:style-name="T1">documentos juntos (Assinalar </text:span><text:span text:style-name="T1">com X as opções pretendidas)</text:span></text:p>
          </draw:text-box>
        </draw:frame>
        <draw:frame draw:style-name="gr6" draw:text-style-name="P5" draw:layer="layout" svg:width="0.147cm" svg:height="0.166cm" svg:x="3.032cm" svg:y="12.542cm">
          <draw:text-box>
            <text:p text:style-name="P2"><text:span text:style-name="T2">1.</text:span></text:p>
          </draw:text-box>
        </draw:frame>
        <draw:frame draw:style-name="gr6" draw:text-style-name="P5" draw:layer="layout" svg:width="0.147cm" svg:height="0.166cm" svg:x="3.032cm" svg:y="13.042cm">
          <draw:text-box>
            <text:p text:style-name="P2"><text:span text:style-name="T2">2.</text:span></text:p>
          </draw:text-box>
        </draw:frame>
        <draw:frame draw:style-name="gr6" draw:text-style-name="P5" draw:layer="layout" svg:width="0.147cm" svg:height="0.166cm" svg:x="3.032cm" svg:y="13.478cm">
          <draw:text-box>
            <text:p text:style-name="P2"><text:span text:style-name="T2">3.</text:span></text:p>
          </draw:text-box>
        </draw:frame>
        <draw:frame draw:style-name="gr6" draw:text-style-name="P5" draw:layer="layout" svg:width="0.147cm" svg:height="0.166cm" svg:x="3.032cm" svg:y="13.914cm">
          <draw:text-box>
            <text:p text:style-name="P2"><text:span text:style-name="T2">4.</text:span></text:p>
          </draw:text-box>
        </draw:frame>
        <draw:frame draw:style-name="gr6" draw:text-style-name="P5" draw:layer="layout" svg:width="0.147cm" svg:height="0.166cm" svg:x="3.032cm" svg:y="15.13cm">
          <draw:text-box>
            <text:p text:style-name="P2"><text:span text:style-name="T2">5.</text:span></text:p>
          </draw:text-box>
        </draw:frame>
        <draw:frame draw:style-name="gr6" draw:text-style-name="P5" draw:layer="layout" svg:width="0.147cm" svg:height="0.166cm" svg:x="3.032cm" svg:y="18.004cm">
          <draw:text-box>
            <text:p text:style-name="P2"><text:span text:style-name="T2">6.</text:span></text:p>
          </draw:text-box>
        </draw:frame>
        <draw:frame draw:style-name="gr71" draw:text-style-name="P3" draw:layer="layout" svg:width="2.927cm" svg:height="0.297cm" svg:x="2.892cm" svg:y="18.443cm">
          <draw:text-box>
            <text:p text:style-name="P2"><text:span text:style-name="T1">Quadro 5: <text:s/>Assinaturas</text:span></text:p>
          </draw:text-box>
        </draw:frame>
        <draw:frame draw:style-name="gr6" draw:text-style-name="P5" draw:layer="layout" svg:width="0.147cm" svg:height="0.166cm" svg:x="3.032cm" svg:y="19.024cm">
          <draw:text-box>
            <text:p text:style-name="P2"><text:span text:style-name="T2">1.</text:span></text:p>
          </draw:text-box>
        </draw:frame>
        <draw:frame draw:style-name="gr6" draw:text-style-name="P5" draw:layer="layout" svg:width="0.147cm" svg:height="0.166cm" svg:x="3.032cm" svg:y="21.84cm">
          <draw:text-box>
            <text:p text:style-name="P2"><text:span text:style-name="T2">2.</text:span></text:p>
          </draw:text-box>
        </draw:frame>
        <draw:frame draw:style-name="gr6" draw:text-style-name="P5" draw:layer="layout" svg:width="0.147cm" svg:height="0.166cm" svg:x="3.032cm" svg:y="23.06cm">
          <draw:text-box>
            <text:p text:style-name="P2"><text:span text:style-name="T2">2.</text:span></text:p>
          </draw:text-box>
        </draw:frame>
        <draw:frame draw:style-name="gr72" draw:text-style-name="P3" draw:layer="layout" svg:width="2.766cm" svg:height="0.297cm" svg:x="2.892cm" svg:y="23.719cm">
          <draw:text-box>
            <text:p text:style-name="P2"><text:span text:style-name="T1">Quadro 6: Pagamento</text:span></text:p>
          </draw:text-box>
        </draw:frame>
        <draw:frame draw:style-name="gr73" draw:text-style-name="P3" draw:layer="layout" svg:width="1.59cm" svg:height="0.297cm" svg:x="3.248cm" svg:y="24.032cm">
          <draw:text-box>
            <text:p text:style-name="P2"><text:span text:style-name="T1">Custo: </text:span><text:span text:style-name="T3">175 €</text:span></text:p>
          </draw:text-box>
        </draw:frame>
        <draw:frame draw:style-name="gr6" draw:text-style-name="P5" draw:layer="layout" svg:width="0.147cm" svg:height="0.166cm" svg:x="3.032cm" svg:y="24.804cm">
          <draw:text-box>
            <text:p text:style-name="P2"><text:span text:style-name="T2">1.</text:span></text:p>
          </draw:text-box>
        </draw:frame>
        <draw:frame draw:style-name="gr7" draw:text-style-name="P3" draw:layer="layout" svg:width="0.266cm" svg:height="0.297cm" svg:x="14.984cm" svg:y="24.696cm">
          <draw:text-box>
            <text:p text:style-name="P2"><text:span text:style-name="T3">€</text:span></text:p>
          </draw:text-box>
        </draw:frame>
        <draw:frame draw:style-name="gr74" draw:text-style-name="P3" draw:layer="layout" svg:width="13.053cm" svg:height="0.297cm" svg:x="3.603cm" svg:y="25.179cm">
          <draw:text-box>
            <text:p text:style-name="P2"><text:span text:style-name="T3"><text:s/></text:span><text:span text:style-name="T3">do Banco* </text:span><text:span text:style-name="T3">__________________________</text:span><text:span text:style-name="T3">___emitido à ordem do Instituto </text:span><text:span text:style-name="T3">dos Registos e do Notariado, I. P.</text:span></text:p>
          </draw:text-box>
        </draw:frame>
        <draw:frame draw:style-name="gr75" draw:text-style-name="P14" draw:layer="layout" svg:width="9.137cm" svg:height="0.204cm" svg:x="3.946cm" svg:y="25.492cm">
          <draw:text-box>
            <text:p text:style-name="P2"><text:span text:style-name="T12">*Apenas se aceitam </text:span><text:span text:style-name="T13">cheques visados ou </text:span><text:span text:style-name="T13">bancários</text:span><text:span text:style-name="T12">, em Euros, de </text:span><text:span text:style-name="T13">entidade com </text:span><text:span text:style-name="T13">representação em Portugal</text:span></text:p>
          </draw:text-box>
        </draw:frame>
        <draw:frame draw:style-name="gr6" draw:text-style-name="P5" draw:layer="layout" svg:width="0.147cm" svg:height="0.166cm" svg:x="3.032cm" svg:y="25.875cm">
          <draw:text-box>
            <text:p text:style-name="P2"><text:span text:style-name="T2">2.</text:span></text:p>
          </draw:text-box>
        </draw:frame>
        <draw:frame draw:style-name="gr76" draw:text-style-name="P3" draw:layer="layout" svg:width="11.119cm" svg:height="0.297cm" svg:x="3.603cm" svg:y="25.768cm">
          <draw:text-box>
            <text:p text:style-name="P2"><text:span text:style-name="T3">Vale Postal nº </text:span><text:span text:style-name="T3">________________________ no </text:span><text:span text:style-name="T3">valor de 175€, emitido à ordem do </text:span><text:span text:style-name="T3">do IRN, IP</text:span></text:p>
          </draw:text-box>
        </draw:frame>
        <draw:frame draw:style-name="gr77" draw:text-style-name="P3" draw:layer="layout" svg:width="0.798cm" svg:height="0.297cm" svg:x="3.248cm" svg:y="24.324cm">
          <draw:text-box>
            <text:p text:style-name="P2"><text:span text:style-name="T1">Junta:</text:span></text:p>
          </draw:text-box>
        </draw:frame>
        <draw:frame draw:style-name="gr78" draw:text-style-name="P3" draw:layer="layout" svg:width="1.259cm" svg:height="0.297cm" svg:x="3.828cm" svg:y="24.696cm">
          <draw:text-box>
            <text:p text:style-name="P2"><text:span text:style-name="T3">Cheque nº</text:span></text:p>
          </draw:text-box>
        </draw:frame>
        <draw:frame draw:style-name="gr79" draw:text-style-name="P3" draw:layer="layout" svg:width="1.327cm" svg:height="0.297cm" svg:x="11.97cm" svg:y="24.696cm">
          <draw:text-box>
            <text:p text:style-name="P2"><text:span text:style-name="T3">no valor de</text:span></text:p>
          </draw:text-box>
        </draw:frame>
        <draw:frame draw:style-name="gr80" draw:text-style-name="P3" draw:layer="layout" svg:width="6.61cm" svg:height="0.297cm" svg:x="3.845cm" svg:y="22.08cm">
          <draw:text-box>
            <text:p text:style-name="P2"><text:span text:style-name="T3">Assinatura do declarante </text:span><text:span text:style-name="T3">reconhecida presencialmente </text:span></text:p>
          </draw:text-box>
        </draw:frame>
        <draw:frame draw:style-name="gr80" draw:text-style-name="P3" draw:layer="layout" svg:width="6.61cm" svg:height="0.297cm" svg:x="3.845cm" svg:y="23.299cm">
          <draw:text-box>
            <text:p text:style-name="P2"><text:span text:style-name="T3">Assinatura do declarante </text:span><text:span text:style-name="T3">reconhecida presencialmente </text:span></text:p>
          </draw:text-box>
        </draw:frame>
        <draw:frame draw:style-name="gr81" draw:text-style-name="P15" draw:layer="layout" svg:width="9.32cm" svg:height="0.332cm" svg:x="5.851cm" svg:y="26.536cm">
          <draw:text-box>
            <text:p text:style-name="P2"><text:span text:style-name="T14">AS FALSAS DECLARAÇÕES </text:span><text:span text:style-name="T14">SÃO PUNIDAS NOS TERMOS </text:span><text:span text:style-name="T14">DA LEI</text:span></text:p>
          </draw:text-box>
        </draw:frame>
        <draw:frame draw:style-name="gr82" draw:text-style-name="P6" draw:layer="layout" svg:width="15.166cm" svg:height="0.268cm" svg:x="2.926cm" svg:y="26.925cm">
          <draw:text-box>
            <text:p text:style-name="P2"><text:span text:style-name="T7">Os dados pessoais recolhidos </text:span><text:span text:style-name="T7">destinam-se a organizar e manter </text:span><text:span text:style-name="T7">atualizada a informação respeitante à </text:span><text:span text:style-name="T7">nacionalidade, estado civil e </text:span><text:span text:style-name="T7">capacidade </text:span></text:p>
          </draw:text-box>
        </draw:frame>
        <draw:frame draw:style-name="gr83" draw:text-style-name="P6" draw:layer="layout" svg:width="14.869cm" svg:height="0.268cm" svg:x="3.078cm" svg:y="27.247cm">
          <draw:text-box>
            <text:p text:style-name="P2"><text:span text:style-name="T7">dos cidadãos, sendo o seu tratamento </text:span><text:span text:style-name="T7">da responsabilidade do Presidente do </text:span><text:span text:style-name="T7">Instituto dos Registos e do Notariado. </text:span><text:span text:style-name="T7">O acesso à informação é </text:span></text:p>
          </draw:text-box>
        </draw:frame>
        <draw:frame draw:style-name="gr84" draw:text-style-name="P6" draw:layer="layout" svg:width="7.681cm" svg:height="0.268cm" svg:x="6.647cm" svg:y="27.573cm">
          <draw:text-box>
            <text:p text:style-name="P2"><text:span text:style-name="T7">facultado ao próprio, que tem direito à </text:span><text:span text:style-name="T7">atualização e correção dos dados.</text:span></text:p>
          </draw:text-box>
        </draw:frame>
        <draw:frame draw:style-name="gr85" draw:text-style-name="P3" draw:layer="layout" svg:width="13.671cm" svg:height="0.297cm" svg:x="3.248cm" svg:y="18.917cm">
          <draw:text-box>
            <text:p text:style-name="P2"><text:span text:style-name="T3">Pretende que as comunicações e </text:span><text:span text:style-name="T3">notificações sejam enviadas para </text:span><text:span text:style-name="T3">o endereço de e-mail indicado no </text:span><text:span text:style-name="T3">campo 7, do </text:span></text:p>
          </draw:text-box>
        </draw:frame>
        <draw:frame draw:style-name="gr86" draw:text-style-name="P3" draw:layer="layout" svg:width="1.264cm" svg:height="0.297cm" svg:x="3.248cm" svg:y="19.247cm">
          <draw:text-box>
            <text:p text:style-name="P2"><text:span text:style-name="T3">Quadro 1?</text:span></text:p>
          </draw:text-box>
        </draw:frame>
        <draw:frame draw:style-name="gr87" draw:text-style-name="P3" draw:layer="layout" svg:width="0.459cm" svg:height="0.297cm" svg:x="6.533cm" svg:y="19.527cm">
          <draw:text-box>
            <text:p text:style-name="P2"><text:span text:style-name="T3">Sim</text:span></text:p>
          </draw:text-box>
        </draw:frame>
        <draw:frame draw:style-name="gr16" draw:text-style-name="P3" draw:layer="layout" svg:width="0.493cm" svg:height="0.297cm" svg:x="7.943cm" svg:y="19.527cm">
          <draw:text-box>
            <text:p text:style-name="P2"><text:span text:style-name="T3">Não</text:span></text:p>
          </draw:text-box>
        </draw:frame>
        <draw:frame draw:style-name="gr88" draw:text-style-name="P3" draw:layer="layout" svg:width="11.593cm" svg:height="0.297cm" svg:x="2.892cm" svg:y="19.903cm">
          <draw:text-box>
            <text:p text:style-name="P2"><text:span text:style-name="T3">As declarações prestadas </text:span><text:span text:style-name="T3">correspondem à verdade e não </text:span><text:span text:style-name="T3">omitem qualquer informação </text:span><text:span text:style-name="T3">relevante.</text:span></text:p>
          </draw:text-box>
        </draw:frame>
        <draw:frame draw:style-name="gr89" draw:text-style-name="P3" draw:layer="layout" svg:width="0.641cm" svg:height="0.297cm" svg:x="5.733cm" svg:y="20.818cm">
          <draw:text-box>
            <text:p text:style-name="P2"><text:span text:style-name="T3">Local</text:span></text:p>
          </draw:text-box>
        </draw:frame>
        <draw:frame draw:style-name="gr19" draw:text-style-name="P5" draw:layer="layout" svg:width="0.197cm" svg:height="0.166cm" svg:x="9.874cm" svg:y="20.925cm">
          <draw:text-box>
            <text:p text:style-name="P2"><text:span text:style-name="T2">dia</text:span></text:p>
          </draw:text-box>
        </draw:frame>
        <draw:frame draw:style-name="gr20" draw:text-style-name="P5" draw:layer="layout" svg:width="0.281cm" svg:height="0.166cm" svg:x="10.539cm" svg:y="20.925cm">
          <draw:text-box>
            <text:p text:style-name="P2"><text:span text:style-name="T2">mês</text:span></text:p>
          </draw:text-box>
        </draw:frame>
        <draw:frame draw:style-name="gr21" draw:text-style-name="P5" draw:layer="layout" svg:width="0.243cm" svg:height="0.166cm" svg:x="11.627cm" svg:y="20.925cm">
          <draw:text-box>
            <text:p text:style-name="P2"><text:span text:style-name="T2">ano</text:span></text:p>
          </draw:text-box>
        </draw:frame>
        <draw:frame draw:style-name="gr90" draw:text-style-name="P3" draw:layer="layout" svg:width="6.068cm" svg:height="0.297cm" svg:x="3.959cm" svg:y="12.477cm">
          <draw:text-box>
            <text:p text:style-name="P2"><text:span text:style-name="T3">Certidão do registo de nascimento </text:span><text:span text:style-name="T3">do interessado. </text:span></text:p>
          </draw:text-box>
        </draw:frame>
        <draw:frame draw:style-name="gr91" draw:text-style-name="P3" draw:layer="layout" svg:width="12.236cm" svg:height="0.297cm" svg:x="3.959cm" svg:y="12.935cm">
          <draw:text-box>
            <text:p text:style-name="P2"><text:span text:style-name="T3">Certidão do registo de nascimento </text:span><text:span text:style-name="T3">do ascendente do segundo grau, </text:span><text:span text:style-name="T3">da linha reta (avó/avô), português.</text:span></text:p>
          </draw:text-box>
        </draw:frame>
        <draw:frame draw:style-name="gr92" draw:text-style-name="P3" draw:layer="layout" svg:width="12.075cm" svg:height="0.297cm" svg:x="3.959cm" svg:y="13.371cm">
          <draw:text-box>
            <text:p text:style-name="P2"><text:span text:style-name="T3">Certidão do registo de nascimento </text:span><text:span text:style-name="T3">do progenitor (mãe/pai) que é </text:span><text:span text:style-name="T3">descendente do nacional </text:span><text:span text:style-name="T3">português.</text:span></text:p>
          </draw:text-box>
        </draw:frame>
        <draw:frame draw:style-name="gr93" draw:text-style-name="P3" draw:layer="layout" svg:width="9.794cm" svg:height="0.297cm" svg:x="3.959cm" svg:y="13.815cm">
          <draw:text-box>
            <text:p text:style-name="P2"><text:span text:style-name="T3">Certificado(s) do registo criminal </text:span><text:span text:style-name="T3">estrangeiro, emitido(s) no(s) </text:span><text:span text:style-name="T3">seguinte(s) país(es):</text:span></text:p>
          </draw:text-box>
        </draw:frame>
        <draw:frame draw:style-name="gr94" draw:text-style-name="P3" draw:layer="layout" svg:width="14.027cm" svg:height="0.297cm" svg:x="3.959cm" svg:y="14.988cm">
          <draw:text-box>
            <text:p text:style-name="P2"><text:span text:style-name="T3">Outros documentos (em especial </text:span><text:span text:style-name="T3">os que possam contribuir para </text:span><text:span text:style-name="T3">comprovar a efetiva ligação à </text:span><text:span text:style-name="T3">comunidade nacional), </text:span></text:p>
          </draw:text-box>
        </draw:frame>
        <draw:frame draw:style-name="gr95" draw:text-style-name="P3" draw:layer="layout" svg:width="1.581cm" svg:height="0.297cm" svg:x="3.959cm" svg:y="15.319cm">
          <draw:text-box>
            <text:p text:style-name="P2"><text:span text:style-name="T3">indicar quais:</text:span></text:p>
          </draw:text-box>
        </draw:frame>
        <draw:frame draw:style-name="gr96" draw:text-style-name="P3" draw:layer="layout" svg:width="1.446cm" svg:height="0.297cm" svg:x="3.959cm" svg:y="17.897cm">
          <draw:text-box>
            <text:p text:style-name="P2"><text:span text:style-name="T3">Procuração.</text:span></text:p>
          </draw:text-box>
        </draw:frame>
        <draw:frame draw:style-name="gr97" draw:text-style-name="P3" draw:layer="layout" svg:width="2.639cm" svg:height="0.297cm" svg:x="3.248cm" svg:y="7.13cm">
          <draw:text-box>
            <text:p text:style-name="P2"><text:span text:style-name="T1">Nome do declarante:</text:span></text:p>
          </draw:text-box>
        </draw:frame>
        <draw:frame draw:style-name="gr98" draw:text-style-name="P3" draw:layer="layout" svg:width="1.729cm" svg:height="0.297cm" svg:x="3.248cm" svg:y="8.349cm">
          <draw:text-box>
            <text:p text:style-name="P2"><text:span text:style-name="T3">Residente em:</text:span></text:p>
          </draw:text-box>
        </draw:frame>
        <draw:frame draw:style-name="gr54" draw:text-style-name="P3" draw:layer="layout" svg:width="1.391cm" svg:height="0.297cm" svg:x="3.248cm" svg:y="9.264cm">
          <draw:text-box>
            <text:p text:style-name="P2"><text:span text:style-name="T3">Cod. Postal</text:span></text:p>
          </draw:text-box>
        </draw:frame>
        <draw:frame draw:style-name="gr13" draw:text-style-name="P3" draw:layer="layout" svg:width="0.54cm" svg:height="0.297cm" svg:x="3.248cm" svg:y="9.874cm">
          <draw:text-box>
            <text:p text:style-name="P2"><text:span text:style-name="T3">País</text:span></text:p>
          </draw:text-box>
        </draw:frame>
        <draw:frame draw:style-name="gr6" draw:text-style-name="P5" draw:layer="layout" svg:width="0.147cm" svg:height="0.166cm" svg:x="12.834cm" svg:y="9.981cm">
          <draw:text-box>
            <text:p text:style-name="P2"><text:span text:style-name="T2">1.</text:span></text:p>
          </draw:text-box>
        </draw:frame>
        <draw:frame draw:style-name="gr16" draw:text-style-name="P3" draw:layer="layout" svg:width="0.493cm" svg:height="0.297cm" svg:x="12.956cm" svg:y="9.874cm">
          <draw:text-box>
            <text:p text:style-name="P2"><text:span text:style-name="T3"><text:s/></text:span><text:span text:style-name="T3">Tel.</text:span></text:p>
          </draw:text-box>
        </draw:frame>
        <draw:frame draw:style-name="gr39" draw:text-style-name="P3" draw:layer="layout" svg:width="0.802cm" svg:height="0.297cm" svg:x="3.248cm" svg:y="11.398cm">
          <draw:text-box>
            <text:p text:style-name="P2"><text:span text:style-name="T3">e-mail:</text:span></text:p>
          </draw:text-box>
        </draw:frame>
        <draw:frame draw:style-name="gr97" draw:text-style-name="P3" draw:layer="layout" svg:width="2.639cm" svg:height="0.297cm" svg:x="3.248cm" svg:y="2.252cm">
          <draw:text-box>
            <text:p text:style-name="P2"><text:span text:style-name="T1">Nome do declarante:</text:span></text:p>
          </draw:text-box>
        </draw:frame>
        <draw:frame draw:style-name="gr98" draw:text-style-name="P3" draw:layer="layout" svg:width="1.729cm" svg:height="0.297cm" svg:x="3.248cm" svg:y="3.472cm">
          <draw:text-box>
            <text:p text:style-name="P2"><text:span text:style-name="T3">Residente em:</text:span></text:p>
          </draw:text-box>
        </draw:frame>
        <draw:frame draw:style-name="gr54" draw:text-style-name="P3" draw:layer="layout" svg:width="1.391cm" svg:height="0.297cm" svg:x="3.248cm" svg:y="4.386cm">
          <draw:text-box>
            <text:p text:style-name="P2"><text:span text:style-name="T3">Cod. Postal</text:span></text:p>
          </draw:text-box>
        </draw:frame>
        <draw:frame draw:style-name="gr13" draw:text-style-name="P3" draw:layer="layout" svg:width="0.54cm" svg:height="0.297cm" svg:x="3.248cm" svg:y="4.996cm">
          <draw:text-box>
            <text:p text:style-name="P2"><text:span text:style-name="T3">País</text:span></text:p>
          </draw:text-box>
        </draw:frame>
        <draw:frame draw:style-name="gr44" draw:text-style-name="P5" draw:layer="layout" svg:width="0.167cm" svg:height="0.166cm" svg:x="12.834cm" svg:y="5.103cm">
          <draw:text-box>
            <text:p text:style-name="P2"><text:span text:style-name="T2">1. </text:span></text:p>
          </draw:text-box>
        </draw:frame>
        <draw:frame draw:style-name="gr55" draw:text-style-name="P3" draw:layer="layout" svg:width="0.417cm" svg:height="0.297cm" svg:x="12.999cm" svg:y="4.996cm">
          <draw:text-box>
            <text:p text:style-name="P2"><text:span text:style-name="T3">Tel.</text:span></text:p>
          </draw:text-box>
        </draw:frame>
        <draw:line draw:style-name="gr59" draw:text-style-name="P9" draw:layer="layout" svg:x1="3.194cm" svg:y1="2.58cm" svg:x2="3.194cm" svg:y2="2.885cm">
          <text:p/>
        </draw:line>
        <draw:polygon draw:style-name="gr58" draw:text-style-name="P8" draw:layer="layout" svg:width="0.005cm" svg:height="0.31cm" svg:x="3.192cm" svg:y="2.577cm" svg:viewBox="0 0 6 311" draw:points="0,311 6,311 6,0 0,0">
          <text:p/>
        </draw:polygon>
        <draw:line draw:style-name="gr59" draw:text-style-name="P9" draw:layer="layout" svg:x1="3.55cm" svg:y1="2.58cm" svg:x2="3.55cm" svg:y2="2.885cm">
          <text:p/>
        </draw:line>
        <draw:polygon draw:style-name="gr58" draw:text-style-name="P8" draw:layer="layout" svg:width="0.004cm" svg:height="0.31cm" svg:x="3.548cm" svg:y="2.577cm" svg:viewBox="0 0 5 311" draw:points="0,311 5,311 5,0 0,0">
          <text:p/>
        </draw:polygon>
        <draw:line draw:style-name="gr59" draw:text-style-name="P9" draw:layer="layout" svg:x1="3.905cm" svg:y1="2.58cm" svg:x2="3.905cm" svg:y2="2.885cm">
          <text:p/>
        </draw:line>
        <draw:polygon draw:style-name="gr58" draw:text-style-name="P8" draw:layer="layout" svg:width="0.005cm" svg:height="0.31cm" svg:x="3.903cm" svg:y="2.577cm" svg:viewBox="0 0 6 311" draw:points="0,311 6,311 6,0 0,0">
          <text:p/>
        </draw:polygon>
        <draw:line draw:style-name="gr59" draw:text-style-name="P9" draw:layer="layout" svg:x1="4.261cm" svg:y1="2.58cm" svg:x2="4.261cm" svg:y2="2.885cm">
          <text:p/>
        </draw:line>
        <draw:polygon draw:style-name="gr58" draw:text-style-name="P8" draw:layer="layout" svg:width="0.004cm" svg:height="0.31cm" svg:x="4.259cm" svg:y="2.577cm" svg:viewBox="0 0 5 311" draw:points="0,311 5,311 5,0 0,0">
          <text:p/>
        </draw:polygon>
        <draw:line draw:style-name="gr59" draw:text-style-name="P9" draw:layer="layout" svg:x1="4.617cm" svg:y1="2.58cm" svg:x2="4.617cm" svg:y2="2.885cm">
          <text:p/>
        </draw:line>
        <draw:polygon draw:style-name="gr58" draw:text-style-name="P8" draw:layer="layout" svg:width="0.004cm" svg:height="0.31cm" svg:x="4.615cm" svg:y="2.577cm" svg:viewBox="0 0 5 311" draw:points="0,311 5,311 5,0 0,0">
          <text:p/>
        </draw:polygon>
        <draw:line draw:style-name="gr59" draw:text-style-name="P9" draw:layer="layout" svg:x1="4.972cm" svg:y1="2.58cm" svg:x2="4.972cm" svg:y2="2.885cm">
          <text:p/>
        </draw:line>
        <draw:polygon draw:style-name="gr58" draw:text-style-name="P8" draw:layer="layout" svg:width="0.004cm" svg:height="0.31cm" svg:x="4.97cm" svg:y="2.577cm" svg:viewBox="0 0 5 311" draw:points="0,311 5,311 5,0 0,0">
          <text:p/>
        </draw:polygon>
        <draw:line draw:style-name="gr59" draw:text-style-name="P9" draw:layer="layout" svg:x1="5.328cm" svg:y1="2.58cm" svg:x2="5.328cm" svg:y2="2.885cm">
          <text:p/>
        </draw:line>
        <draw:polygon draw:style-name="gr58" draw:text-style-name="P8" draw:layer="layout" svg:width="0.004cm" svg:height="0.31cm" svg:x="5.326cm" svg:y="2.577cm" svg:viewBox="0 0 5 311" draw:points="0,311 5,311 5,0 0,0">
          <text:p/>
        </draw:polygon>
        <draw:line draw:style-name="gr59" draw:text-style-name="P9" draw:layer="layout" svg:x1="5.683cm" svg:y1="2.58cm" svg:x2="5.683cm" svg:y2="2.885cm">
          <text:p/>
        </draw:line>
        <draw:polygon draw:style-name="gr58" draw:text-style-name="P8" draw:layer="layout" svg:width="0.006cm" svg:height="0.31cm" svg:x="5.681cm" svg:y="2.577cm" svg:viewBox="0 0 7 311" draw:points="0,311 7,311 7,0 0,0">
          <text:p/>
        </draw:polygon>
        <draw:line draw:style-name="gr59" draw:text-style-name="P9" draw:layer="layout" svg:x1="6.039cm" svg:y1="2.58cm" svg:x2="6.039cm" svg:y2="2.885cm">
          <text:p/>
        </draw:line>
        <draw:polygon draw:style-name="gr58" draw:text-style-name="P8" draw:layer="layout" svg:width="0.004cm" svg:height="0.31cm" svg:x="6.037cm" svg:y="2.577cm" svg:viewBox="0 0 5 311" draw:points="0,311 5,311 5,0 0,0">
          <text:p/>
        </draw:polygon>
        <draw:line draw:style-name="gr59" draw:text-style-name="P9" draw:layer="layout" svg:x1="6.395cm" svg:y1="2.58cm" svg:x2="6.395cm" svg:y2="2.885cm">
          <text:p/>
        </draw:line>
        <draw:polygon draw:style-name="gr58" draw:text-style-name="P8" draw:layer="layout" svg:width="0.004cm" svg:height="0.31cm" svg:x="6.393cm" svg:y="2.577cm" svg:viewBox="0 0 5 311" draw:points="0,311 5,311 5,0 0,0">
          <text:p/>
        </draw:polygon>
        <draw:line draw:style-name="gr59" draw:text-style-name="P9" draw:layer="layout" svg:x1="6.751cm" svg:y1="2.58cm" svg:x2="6.751cm" svg:y2="2.885cm">
          <text:p/>
        </draw:line>
        <draw:polygon draw:style-name="gr58" draw:text-style-name="P8" draw:layer="layout" svg:width="0.004cm" svg:height="0.31cm" svg:x="6.749cm" svg:y="2.577cm" svg:viewBox="0 0 5 311" draw:points="0,311 5,311 5,0 0,0">
          <text:p/>
        </draw:polygon>
        <draw:line draw:style-name="gr59" draw:text-style-name="P9" draw:layer="layout" svg:x1="7.107cm" svg:y1="2.58cm" svg:x2="7.107cm" svg:y2="2.885cm">
          <text:p/>
        </draw:line>
        <draw:polygon draw:style-name="gr58" draw:text-style-name="P8" draw:layer="layout" svg:width="0.004cm" svg:height="0.31cm" svg:x="7.105cm" svg:y="2.577cm" svg:viewBox="0 0 5 311" draw:points="0,311 5,311 5,0 0,0">
          <text:p/>
        </draw:polygon>
        <draw:line draw:style-name="gr59" draw:text-style-name="P9" draw:layer="layout" svg:x1="7.463cm" svg:y1="2.58cm" svg:x2="7.463cm" svg:y2="2.885cm">
          <text:p/>
        </draw:line>
        <draw:polygon draw:style-name="gr58" draw:text-style-name="P8" draw:layer="layout" svg:width="0.005cm" svg:height="0.31cm" svg:x="7.46cm" svg:y="2.577cm" svg:viewBox="0 0 6 311" draw:points="0,311 6,311 6,0 0,0">
          <text:p/>
        </draw:polygon>
        <draw:line draw:style-name="gr59" draw:text-style-name="P9" draw:layer="layout" svg:x1="7.818cm" svg:y1="2.58cm" svg:x2="7.818cm" svg:y2="2.885cm">
          <text:p/>
        </draw:line>
        <draw:polygon draw:style-name="gr58" draw:text-style-name="P8" draw:layer="layout" svg:width="0.004cm" svg:height="0.31cm" svg:x="7.816cm" svg:y="2.577cm" svg:viewBox="0 0 5 311" draw:points="0,311 5,311 5,0 0,0">
          <text:p/>
        </draw:polygon>
        <draw:line draw:style-name="gr59" draw:text-style-name="P9" draw:layer="layout" svg:x1="8.174cm" svg:y1="2.58cm" svg:x2="8.174cm" svg:y2="2.885cm">
          <text:p/>
        </draw:line>
        <draw:polygon draw:style-name="gr58" draw:text-style-name="P8" draw:layer="layout" svg:width="0.004cm" svg:height="0.31cm" svg:x="8.172cm" svg:y="2.577cm" svg:viewBox="0 0 5 311" draw:points="0,311 5,311 5,0 0,0">
          <text:p/>
        </draw:polygon>
        <draw:line draw:style-name="gr59" draw:text-style-name="P9" draw:layer="layout" svg:x1="8.529cm" svg:y1="2.58cm" svg:x2="8.529cm" svg:y2="2.885cm">
          <text:p/>
        </draw:line>
        <draw:polygon draw:style-name="gr58" draw:text-style-name="P8" draw:layer="layout" svg:width="0.004cm" svg:height="0.31cm" svg:x="8.527cm" svg:y="2.577cm" svg:viewBox="0 0 5 311" draw:points="0,311 5,311 5,0 0,0">
          <text:p/>
        </draw:polygon>
        <draw:line draw:style-name="gr59" draw:text-style-name="P9" draw:layer="layout" svg:x1="8.885cm" svg:y1="2.58cm" svg:x2="8.885cm" svg:y2="2.885cm">
          <text:p/>
        </draw:line>
        <draw:polygon draw:style-name="gr58" draw:text-style-name="P8" draw:layer="layout" svg:width="0.004cm" svg:height="0.31cm" svg:x="8.883cm" svg:y="2.577cm" svg:viewBox="0 0 5 311" draw:points="0,311 5,311 5,0 0,0">
          <text:p/>
        </draw:polygon>
        <draw:line draw:style-name="gr59" draw:text-style-name="P9" draw:layer="layout" svg:x1="9.241cm" svg:y1="2.58cm" svg:x2="9.241cm" svg:y2="2.885cm">
          <text:p/>
        </draw:line>
        <draw:polygon draw:style-name="gr58" draw:text-style-name="P8" draw:layer="layout" svg:width="0.005cm" svg:height="0.31cm" svg:x="9.238cm" svg:y="2.577cm" svg:viewBox="0 0 6 311" draw:points="0,311 6,311 6,0 0,0">
          <text:p/>
        </draw:polygon>
        <draw:line draw:style-name="gr59" draw:text-style-name="P9" draw:layer="layout" svg:x1="9.596cm" svg:y1="2.58cm" svg:x2="9.596cm" svg:y2="2.885cm">
          <text:p/>
        </draw:line>
        <draw:polygon draw:style-name="gr58" draw:text-style-name="P8" draw:layer="layout" svg:width="0.004cm" svg:height="0.31cm" svg:x="9.594cm" svg:y="2.577cm" svg:viewBox="0 0 5 311" draw:points="0,311 5,311 5,0 0,0">
          <text:p/>
        </draw:polygon>
        <draw:line draw:style-name="gr59" draw:text-style-name="P9" draw:layer="layout" svg:x1="9.952cm" svg:y1="2.58cm" svg:x2="9.952cm" svg:y2="2.885cm">
          <text:p/>
        </draw:line>
        <draw:polygon draw:style-name="gr58" draw:text-style-name="P8" draw:layer="layout" svg:width="0.004cm" svg:height="0.31cm" svg:x="9.95cm" svg:y="2.577cm" svg:viewBox="0 0 5 311" draw:points="0,311 5,311 5,0 0,0">
          <text:p/>
        </draw:polygon>
        <draw:line draw:style-name="gr59" draw:text-style-name="P9" draw:layer="layout" svg:x1="10.307cm" svg:y1="2.58cm" svg:x2="10.307cm" svg:y2="2.885cm">
          <text:p/>
        </draw:line>
        <draw:polygon draw:style-name="gr58" draw:text-style-name="P8" draw:layer="layout" svg:width="0.004cm" svg:height="0.31cm" svg:x="10.305cm" svg:y="2.577cm" svg:viewBox="0 0 5 311" draw:points="0,311 5,311 5,0 0,0">
          <text:p/>
        </draw:polygon>
        <draw:line draw:style-name="gr59" draw:text-style-name="P9" draw:layer="layout" svg:x1="10.663cm" svg:y1="2.58cm" svg:x2="10.663cm" svg:y2="2.885cm">
          <text:p/>
        </draw:line>
        <draw:polygon draw:style-name="gr58" draw:text-style-name="P8" draw:layer="layout" svg:width="0.004cm" svg:height="0.31cm" svg:x="10.661cm" svg:y="2.577cm" svg:viewBox="0 0 5 311" draw:points="0,311 5,311 5,0 0,0">
          <text:p/>
        </draw:polygon>
        <draw:line draw:style-name="gr59" draw:text-style-name="P9" draw:layer="layout" svg:x1="11.019cm" svg:y1="2.58cm" svg:x2="11.019cm" svg:y2="2.885cm">
          <text:p/>
        </draw:line>
        <draw:polygon draw:style-name="gr58" draw:text-style-name="P8" draw:layer="layout" svg:width="0.005cm" svg:height="0.31cm" svg:x="11.016cm" svg:y="2.577cm" svg:viewBox="0 0 6 311" draw:points="0,311 6,311 6,0 0,0">
          <text:p/>
        </draw:polygon>
        <draw:line draw:style-name="gr59" draw:text-style-name="P9" draw:layer="layout" svg:x1="11.375cm" svg:y1="2.58cm" svg:x2="11.375cm" svg:y2="2.885cm">
          <text:p/>
        </draw:line>
        <draw:polygon draw:style-name="gr58" draw:text-style-name="P8" draw:layer="layout" svg:width="0.004cm" svg:height="0.31cm" svg:x="11.373cm" svg:y="2.577cm" svg:viewBox="0 0 5 311" draw:points="0,311 5,311 5,0 0,0">
          <text:p/>
        </draw:polygon>
        <draw:line draw:style-name="gr59" draw:text-style-name="P9" draw:layer="layout" svg:x1="11.73cm" svg:y1="2.58cm" svg:x2="11.73cm" svg:y2="2.885cm">
          <text:p/>
        </draw:line>
        <draw:polygon draw:style-name="gr58" draw:text-style-name="P8" draw:layer="layout" svg:width="0.005cm" svg:height="0.31cm" svg:x="11.728cm" svg:y="2.577cm" svg:viewBox="0 0 6 311" draw:points="0,311 6,311 6,0 0,0">
          <text:p/>
        </draw:polygon>
        <draw:line draw:style-name="gr59" draw:text-style-name="P9" draw:layer="layout" svg:x1="12.086cm" svg:y1="2.58cm" svg:x2="12.086cm" svg:y2="2.885cm">
          <text:p/>
        </draw:line>
        <draw:polygon draw:style-name="gr58" draw:text-style-name="P8" draw:layer="layout" svg:width="0.004cm" svg:height="0.31cm" svg:x="12.084cm" svg:y="2.577cm" svg:viewBox="0 0 5 311" draw:points="0,311 5,311 5,0 0,0">
          <text:p/>
        </draw:polygon>
        <draw:line draw:style-name="gr59" draw:text-style-name="P9" draw:layer="layout" svg:x1="12.442cm" svg:y1="2.58cm" svg:x2="12.442cm" svg:y2="2.885cm">
          <text:p/>
        </draw:line>
        <draw:polygon draw:style-name="gr58" draw:text-style-name="P8" draw:layer="layout" svg:width="0.004cm" svg:height="0.31cm" svg:x="12.44cm" svg:y="2.577cm" svg:viewBox="0 0 5 311" draw:points="0,311 5,311 5,0 0,0">
          <text:p/>
        </draw:polygon>
        <draw:line draw:style-name="gr59" draw:text-style-name="P9" draw:layer="layout" svg:x1="12.797cm" svg:y1="2.58cm" svg:x2="12.797cm" svg:y2="2.885cm">
          <text:p/>
        </draw:line>
        <draw:polygon draw:style-name="gr58" draw:text-style-name="P8" draw:layer="layout" svg:width="0.004cm" svg:height="0.31cm" svg:x="12.795cm" svg:y="2.577cm" svg:viewBox="0 0 5 311" draw:points="0,311 5,311 5,0 0,0">
          <text:p/>
        </draw:polygon>
        <draw:line draw:style-name="gr59" draw:text-style-name="P9" draw:layer="layout" svg:x1="13.153cm" svg:y1="2.58cm" svg:x2="13.153cm" svg:y2="2.885cm">
          <text:p/>
        </draw:line>
        <draw:polygon draw:style-name="gr58" draw:text-style-name="P8" draw:layer="layout" svg:width="0.004cm" svg:height="0.31cm" svg:x="13.151cm" svg:y="2.577cm" svg:viewBox="0 0 5 311" draw:points="0,311 5,311 5,0 0,0">
          <text:p/>
        </draw:polygon>
        <draw:line draw:style-name="gr59" draw:text-style-name="P9" draw:layer="layout" svg:x1="13.508cm" svg:y1="2.58cm" svg:x2="13.508cm" svg:y2="2.885cm">
          <text:p/>
        </draw:line>
        <draw:polygon draw:style-name="gr58" draw:text-style-name="P8" draw:layer="layout" svg:width="0.005cm" svg:height="0.31cm" svg:x="13.506cm" svg:y="2.577cm" svg:viewBox="0 0 6 311" draw:points="0,311 6,311 6,0 0,0">
          <text:p/>
        </draw:polygon>
        <draw:line draw:style-name="gr59" draw:text-style-name="P9" draw:layer="layout" svg:x1="13.864cm" svg:y1="2.58cm" svg:x2="13.864cm" svg:y2="2.885cm">
          <text:p/>
        </draw:line>
        <draw:polygon draw:style-name="gr58" draw:text-style-name="P8" draw:layer="layout" svg:width="0.004cm" svg:height="0.31cm" svg:x="13.862cm" svg:y="2.577cm" svg:viewBox="0 0 5 311" draw:points="0,311 5,311 5,0 0,0">
          <text:p/>
        </draw:polygon>
        <draw:line draw:style-name="gr59" draw:text-style-name="P9" draw:layer="layout" svg:x1="14.22cm" svg:y1="2.58cm" svg:x2="14.22cm" svg:y2="2.885cm">
          <text:p/>
        </draw:line>
        <draw:polygon draw:style-name="gr58" draw:text-style-name="P8" draw:layer="layout" svg:width="0.004cm" svg:height="0.31cm" svg:x="14.218cm" svg:y="2.577cm" svg:viewBox="0 0 5 311" draw:points="0,311 5,311 5,0 0,0">
          <text:p/>
        </draw:polygon>
        <draw:line draw:style-name="gr59" draw:text-style-name="P9" draw:layer="layout" svg:x1="14.575cm" svg:y1="2.58cm" svg:x2="14.575cm" svg:y2="2.885cm">
          <text:p/>
        </draw:line>
        <draw:polygon draw:style-name="gr58" draw:text-style-name="P8" draw:layer="layout" svg:width="0.004cm" svg:height="0.31cm" svg:x="14.573cm" svg:y="2.577cm" svg:viewBox="0 0 5 311" draw:points="0,311 5,311 5,0 0,0">
          <text:p/>
        </draw:polygon>
        <draw:line draw:style-name="gr59" draw:text-style-name="P9" draw:layer="layout" svg:x1="14.931cm" svg:y1="2.58cm" svg:x2="14.931cm" svg:y2="2.885cm">
          <text:p/>
        </draw:line>
        <draw:polygon draw:style-name="gr58" draw:text-style-name="P8" draw:layer="layout" svg:width="0.004cm" svg:height="0.31cm" svg:x="14.929cm" svg:y="2.577cm" svg:viewBox="0 0 5 311" draw:points="0,311 5,311 5,0 0,0">
          <text:p/>
        </draw:polygon>
        <draw:line draw:style-name="gr59" draw:text-style-name="P9" draw:layer="layout" svg:x1="15.286cm" svg:y1="2.58cm" svg:x2="15.286cm" svg:y2="2.885cm">
          <text:p/>
        </draw:line>
        <draw:polygon draw:style-name="gr58" draw:text-style-name="P8" draw:layer="layout" svg:width="0.005cm" svg:height="0.31cm" svg:x="15.284cm" svg:y="2.577cm" svg:viewBox="0 0 6 311" draw:points="0,311 6,311 6,0 0,0">
          <text:p/>
        </draw:polygon>
        <draw:line draw:style-name="gr59" draw:text-style-name="P9" draw:layer="layout" svg:x1="15.643cm" svg:y1="2.58cm" svg:x2="15.643cm" svg:y2="2.885cm">
          <text:p/>
        </draw:line>
        <draw:polygon draw:style-name="gr58" draw:text-style-name="P8" draw:layer="layout" svg:width="0.004cm" svg:height="0.31cm" svg:x="15.641cm" svg:y="2.577cm" svg:viewBox="0 0 5 311" draw:points="0,311 5,311 5,0 0,0">
          <text:p/>
        </draw:polygon>
        <draw:line draw:style-name="gr59" draw:text-style-name="P9" draw:layer="layout" svg:x1="15.999cm" svg:y1="2.58cm" svg:x2="15.999cm" svg:y2="2.885cm">
          <text:p/>
        </draw:line>
        <draw:polygon draw:style-name="gr58" draw:text-style-name="P8" draw:layer="layout" svg:width="0.004cm" svg:height="0.31cm" svg:x="15.997cm" svg:y="2.577cm" svg:viewBox="0 0 5 311" draw:points="0,311 5,311 5,0 0,0">
          <text:p/>
        </draw:polygon>
        <draw:line draw:style-name="gr59" draw:text-style-name="P9" draw:layer="layout" svg:x1="16.354cm" svg:y1="2.58cm" svg:x2="16.354cm" svg:y2="2.885cm">
          <text:p/>
        </draw:line>
        <draw:polygon draw:style-name="gr58" draw:text-style-name="P8" draw:layer="layout" svg:width="0.004cm" svg:height="0.31cm" svg:x="16.352cm" svg:y="2.577cm" svg:viewBox="0 0 5 311" draw:points="0,311 5,311 5,0 0,0">
          <text:p/>
        </draw:polygon>
        <draw:line draw:style-name="gr59" draw:text-style-name="P9" draw:layer="layout" svg:x1="16.71cm" svg:y1="2.58cm" svg:x2="16.71cm" svg:y2="2.885cm">
          <text:p/>
        </draw:line>
        <draw:polygon draw:style-name="gr58" draw:text-style-name="P8" draw:layer="layout" svg:width="0.004cm" svg:height="0.31cm" svg:x="16.708cm" svg:y="2.577cm" svg:viewBox="0 0 5 311" draw:points="0,311 5,311 5,0 0,0">
          <text:p/>
        </draw:polygon>
        <draw:line draw:style-name="gr59" draw:text-style-name="P9" draw:layer="layout" svg:x1="17.065cm" svg:y1="2.58cm" svg:x2="17.065cm" svg:y2="2.885cm">
          <text:p/>
        </draw:line>
        <draw:polygon draw:style-name="gr58" draw:text-style-name="P8" draw:layer="layout" svg:width="0.005cm" svg:height="0.31cm" svg:x="17.063cm" svg:y="2.577cm" svg:viewBox="0 0 6 311" draw:points="0,311 6,311 6,0 0,0">
          <text:p/>
        </draw:polygon>
        <draw:line draw:style-name="gr59" draw:text-style-name="P9" draw:layer="layout" svg:x1="17.421cm" svg:y1="2.58cm" svg:x2="17.421cm" svg:y2="2.885cm">
          <text:p/>
        </draw:line>
        <draw:polygon draw:style-name="gr58" draw:text-style-name="P8" draw:layer="layout" svg:width="0.004cm" svg:height="0.31cm" svg:x="17.419cm" svg:y="2.577cm" svg:viewBox="0 0 5 311" draw:points="0,311 5,311 5,0 0,0">
          <text:p/>
        </draw:polygon>
        <draw:line draw:style-name="gr59" draw:text-style-name="P9" draw:layer="layout" svg:x1="17.777cm" svg:y1="2.58cm" svg:x2="17.777cm" svg:y2="2.885cm">
          <text:p/>
        </draw:line>
        <draw:polygon draw:style-name="gr58" draw:text-style-name="P8" draw:layer="layout" svg:width="0.004cm" svg:height="0.31cm" svg:x="17.775cm" svg:y="2.577cm" svg:viewBox="0 0 5 311" draw:points="0,311 5,311 5,0 0,0">
          <text:p/>
        </draw:polygon>
        <draw:line draw:style-name="gr59" draw:text-style-name="P9" draw:layer="layout" svg:x1="3.194cm" svg:y1="3.19cm" svg:x2="3.194cm" svg:y2="3.495cm">
          <text:p/>
        </draw:line>
        <draw:polygon draw:style-name="gr58" draw:text-style-name="P8" draw:layer="layout" svg:width="0.005cm" svg:height="0.309cm" svg:x="3.192cm" svg:y="3.188cm" svg:viewBox="0 0 6 310" draw:points="0,310 6,310 6,0 0,0">
          <text:p/>
        </draw:polygon>
        <draw:line draw:style-name="gr59" draw:text-style-name="P9" draw:layer="layout" svg:x1="3.55cm" svg:y1="3.19cm" svg:x2="3.55cm" svg:y2="3.495cm">
          <text:p/>
        </draw:line>
        <draw:polygon draw:style-name="gr58" draw:text-style-name="P8" draw:layer="layout" svg:width="0.004cm" svg:height="0.309cm" svg:x="3.548cm" svg:y="3.188cm" svg:viewBox="0 0 5 310" draw:points="0,310 5,310 5,0 0,0">
          <text:p/>
        </draw:polygon>
        <draw:line draw:style-name="gr59" draw:text-style-name="P9" draw:layer="layout" svg:x1="3.905cm" svg:y1="3.19cm" svg:x2="3.905cm" svg:y2="3.495cm">
          <text:p/>
        </draw:line>
        <draw:polygon draw:style-name="gr58" draw:text-style-name="P8" draw:layer="layout" svg:width="0.005cm" svg:height="0.309cm" svg:x="3.903cm" svg:y="3.188cm" svg:viewBox="0 0 6 310" draw:points="0,310 6,310 6,0 0,0">
          <text:p/>
        </draw:polygon>
        <draw:line draw:style-name="gr59" draw:text-style-name="P9" draw:layer="layout" svg:x1="4.261cm" svg:y1="3.19cm" svg:x2="4.261cm" svg:y2="3.495cm">
          <text:p/>
        </draw:line>
        <draw:polygon draw:style-name="gr58" draw:text-style-name="P8" draw:layer="layout" svg:width="0.004cm" svg:height="0.309cm" svg:x="4.259cm" svg:y="3.188cm" svg:viewBox="0 0 5 310" draw:points="0,310 5,310 5,0 0,0">
          <text:p/>
        </draw:polygon>
        <draw:line draw:style-name="gr59" draw:text-style-name="P9" draw:layer="layout" svg:x1="4.617cm" svg:y1="3.19cm" svg:x2="4.617cm" svg:y2="3.495cm">
          <text:p/>
        </draw:line>
        <draw:polygon draw:style-name="gr58" draw:text-style-name="P8" draw:layer="layout" svg:width="0.004cm" svg:height="0.309cm" svg:x="4.615cm" svg:y="3.188cm" svg:viewBox="0 0 5 310" draw:points="0,310 5,310 5,0 0,0">
          <text:p/>
        </draw:polygon>
        <draw:line draw:style-name="gr59" draw:text-style-name="P9" draw:layer="layout" svg:x1="4.972cm" svg:y1="3.19cm" svg:x2="4.972cm" svg:y2="3.495cm">
          <text:p/>
        </draw:line>
        <draw:polygon draw:style-name="gr58" draw:text-style-name="P8" draw:layer="layout" svg:width="0.004cm" svg:height="0.309cm" svg:x="4.97cm" svg:y="3.188cm" svg:viewBox="0 0 5 310" draw:points="0,310 5,310 5,0 0,0">
          <text:p/>
        </draw:polygon>
        <draw:line draw:style-name="gr59" draw:text-style-name="P9" draw:layer="layout" svg:x1="5.328cm" svg:y1="3.19cm" svg:x2="5.328cm" svg:y2="3.495cm">
          <text:p/>
        </draw:line>
        <draw:polygon draw:style-name="gr58" draw:text-style-name="P8" draw:layer="layout" svg:width="0.004cm" svg:height="0.309cm" svg:x="5.326cm" svg:y="3.188cm" svg:viewBox="0 0 5 310" draw:points="0,310 5,310 5,0 0,0">
          <text:p/>
        </draw:polygon>
        <draw:line draw:style-name="gr59" draw:text-style-name="P9" draw:layer="layout" svg:x1="5.683cm" svg:y1="3.19cm" svg:x2="5.683cm" svg:y2="3.495cm">
          <text:p/>
        </draw:line>
        <draw:polygon draw:style-name="gr58" draw:text-style-name="P8" draw:layer="layout" svg:width="0.006cm" svg:height="0.309cm" svg:x="5.681cm" svg:y="3.188cm" svg:viewBox="0 0 7 310" draw:points="0,310 7,310 7,0 0,0">
          <text:p/>
        </draw:polygon>
        <draw:line draw:style-name="gr59" draw:text-style-name="P9" draw:layer="layout" svg:x1="6.039cm" svg:y1="3.19cm" svg:x2="6.039cm" svg:y2="3.495cm">
          <text:p/>
        </draw:line>
        <draw:polygon draw:style-name="gr58" draw:text-style-name="P8" draw:layer="layout" svg:width="0.004cm" svg:height="0.309cm" svg:x="6.037cm" svg:y="3.188cm" svg:viewBox="0 0 5 310" draw:points="0,310 5,310 5,0 0,0">
          <text:p/>
        </draw:polygon>
        <draw:line draw:style-name="gr59" draw:text-style-name="P9" draw:layer="layout" svg:x1="6.395cm" svg:y1="3.19cm" svg:x2="6.395cm" svg:y2="3.495cm">
          <text:p/>
        </draw:line>
        <draw:polygon draw:style-name="gr58" draw:text-style-name="P8" draw:layer="layout" svg:width="0.004cm" svg:height="0.309cm" svg:x="6.393cm" svg:y="3.188cm" svg:viewBox="0 0 5 310" draw:points="0,310 5,310 5,0 0,0">
          <text:p/>
        </draw:polygon>
        <draw:line draw:style-name="gr59" draw:text-style-name="P9" draw:layer="layout" svg:x1="6.751cm" svg:y1="3.19cm" svg:x2="6.751cm" svg:y2="3.495cm">
          <text:p/>
        </draw:line>
        <draw:polygon draw:style-name="gr58" draw:text-style-name="P8" draw:layer="layout" svg:width="0.004cm" svg:height="0.309cm" svg:x="6.749cm" svg:y="3.188cm" svg:viewBox="0 0 5 310" draw:points="0,310 5,310 5,0 0,0">
          <text:p/>
        </draw:polygon>
        <draw:line draw:style-name="gr59" draw:text-style-name="P9" draw:layer="layout" svg:x1="7.107cm" svg:y1="3.19cm" svg:x2="7.107cm" svg:y2="3.495cm">
          <text:p/>
        </draw:line>
        <draw:polygon draw:style-name="gr58" draw:text-style-name="P8" draw:layer="layout" svg:width="0.004cm" svg:height="0.309cm" svg:x="7.105cm" svg:y="3.188cm" svg:viewBox="0 0 5 310" draw:points="0,310 5,310 5,0 0,0">
          <text:p/>
        </draw:polygon>
        <draw:line draw:style-name="gr59" draw:text-style-name="P9" draw:layer="layout" svg:x1="7.463cm" svg:y1="3.19cm" svg:x2="7.463cm" svg:y2="3.495cm">
          <text:p/>
        </draw:line>
        <draw:polygon draw:style-name="gr58" draw:text-style-name="P8" draw:layer="layout" svg:width="0.005cm" svg:height="0.309cm" svg:x="7.46cm" svg:y="3.188cm" svg:viewBox="0 0 6 310" draw:points="0,310 6,310 6,0 0,0">
          <text:p/>
        </draw:polygon>
        <draw:line draw:style-name="gr59" draw:text-style-name="P9" draw:layer="layout" svg:x1="7.818cm" svg:y1="3.19cm" svg:x2="7.818cm" svg:y2="3.495cm">
          <text:p/>
        </draw:line>
        <draw:polygon draw:style-name="gr58" draw:text-style-name="P8" draw:layer="layout" svg:width="0.004cm" svg:height="0.309cm" svg:x="7.816cm" svg:y="3.188cm" svg:viewBox="0 0 5 310" draw:points="0,310 5,310 5,0 0,0">
          <text:p/>
        </draw:polygon>
        <draw:line draw:style-name="gr59" draw:text-style-name="P9" draw:layer="layout" svg:x1="8.174cm" svg:y1="3.19cm" svg:x2="8.174cm" svg:y2="3.495cm">
          <text:p/>
        </draw:line>
        <draw:polygon draw:style-name="gr58" draw:text-style-name="P8" draw:layer="layout" svg:width="0.004cm" svg:height="0.309cm" svg:x="8.172cm" svg:y="3.188cm" svg:viewBox="0 0 5 310" draw:points="0,310 5,310 5,0 0,0">
          <text:p/>
        </draw:polygon>
        <draw:line draw:style-name="gr59" draw:text-style-name="P9" draw:layer="layout" svg:x1="8.529cm" svg:y1="3.19cm" svg:x2="8.529cm" svg:y2="3.495cm">
          <text:p/>
        </draw:line>
        <draw:polygon draw:style-name="gr58" draw:text-style-name="P8" draw:layer="layout" svg:width="0.004cm" svg:height="0.309cm" svg:x="8.527cm" svg:y="3.188cm" svg:viewBox="0 0 5 310" draw:points="0,310 5,310 5,0 0,0">
          <text:p/>
        </draw:polygon>
        <draw:line draw:style-name="gr59" draw:text-style-name="P9" draw:layer="layout" svg:x1="8.885cm" svg:y1="3.19cm" svg:x2="8.885cm" svg:y2="3.495cm">
          <text:p/>
        </draw:line>
        <draw:polygon draw:style-name="gr58" draw:text-style-name="P8" draw:layer="layout" svg:width="0.004cm" svg:height="0.309cm" svg:x="8.883cm" svg:y="3.188cm" svg:viewBox="0 0 5 310" draw:points="0,310 5,310 5,0 0,0">
          <text:p/>
        </draw:polygon>
        <draw:line draw:style-name="gr59" draw:text-style-name="P9" draw:layer="layout" svg:x1="9.241cm" svg:y1="3.19cm" svg:x2="9.241cm" svg:y2="3.495cm">
          <text:p/>
        </draw:line>
        <draw:polygon draw:style-name="gr58" draw:text-style-name="P8" draw:layer="layout" svg:width="0.005cm" svg:height="0.309cm" svg:x="9.238cm" svg:y="3.188cm" svg:viewBox="0 0 6 310" draw:points="0,310 6,310 6,0 0,0">
          <text:p/>
        </draw:polygon>
        <draw:line draw:style-name="gr59" draw:text-style-name="P9" draw:layer="layout" svg:x1="9.596cm" svg:y1="3.19cm" svg:x2="9.596cm" svg:y2="3.495cm">
          <text:p/>
        </draw:line>
        <draw:polygon draw:style-name="gr58" draw:text-style-name="P8" draw:layer="layout" svg:width="0.004cm" svg:height="0.309cm" svg:x="9.594cm" svg:y="3.188cm" svg:viewBox="0 0 5 310" draw:points="0,310 5,310 5,0 0,0">
          <text:p/>
        </draw:polygon>
        <draw:line draw:style-name="gr59" draw:text-style-name="P9" draw:layer="layout" svg:x1="9.952cm" svg:y1="3.19cm" svg:x2="9.952cm" svg:y2="3.495cm">
          <text:p/>
        </draw:line>
        <draw:polygon draw:style-name="gr58" draw:text-style-name="P8" draw:layer="layout" svg:width="0.004cm" svg:height="0.309cm" svg:x="9.95cm" svg:y="3.188cm" svg:viewBox="0 0 5 310" draw:points="0,310 5,310 5,0 0,0">
          <text:p/>
        </draw:polygon>
        <draw:line draw:style-name="gr59" draw:text-style-name="P9" draw:layer="layout" svg:x1="10.307cm" svg:y1="3.19cm" svg:x2="10.307cm" svg:y2="3.495cm">
          <text:p/>
        </draw:line>
        <draw:polygon draw:style-name="gr58" draw:text-style-name="P8" draw:layer="layout" svg:width="0.004cm" svg:height="0.309cm" svg:x="10.305cm" svg:y="3.188cm" svg:viewBox="0 0 5 310" draw:points="0,310 5,310 5,0 0,0">
          <text:p/>
        </draw:polygon>
        <draw:line draw:style-name="gr59" draw:text-style-name="P9" draw:layer="layout" svg:x1="10.663cm" svg:y1="3.19cm" svg:x2="10.663cm" svg:y2="3.495cm">
          <text:p/>
        </draw:line>
        <draw:polygon draw:style-name="gr58" draw:text-style-name="P8" draw:layer="layout" svg:width="0.004cm" svg:height="0.309cm" svg:x="10.661cm" svg:y="3.188cm" svg:viewBox="0 0 5 310" draw:points="0,310 5,310 5,0 0,0">
          <text:p/>
        </draw:polygon>
        <draw:line draw:style-name="gr59" draw:text-style-name="P9" draw:layer="layout" svg:x1="11.019cm" svg:y1="3.19cm" svg:x2="11.019cm" svg:y2="3.495cm">
          <text:p/>
        </draw:line>
        <draw:polygon draw:style-name="gr58" draw:text-style-name="P8" draw:layer="layout" svg:width="0.005cm" svg:height="0.309cm" svg:x="11.016cm" svg:y="3.188cm" svg:viewBox="0 0 6 310" draw:points="0,310 6,310 6,0 0,0">
          <text:p/>
        </draw:polygon>
        <draw:line draw:style-name="gr59" draw:text-style-name="P9" draw:layer="layout" svg:x1="11.375cm" svg:y1="3.19cm" svg:x2="11.375cm" svg:y2="3.495cm">
          <text:p/>
        </draw:line>
        <draw:polygon draw:style-name="gr58" draw:text-style-name="P8" draw:layer="layout" svg:width="0.004cm" svg:height="0.309cm" svg:x="11.373cm" svg:y="3.188cm" svg:viewBox="0 0 5 310" draw:points="0,310 5,310 5,0 0,0">
          <text:p/>
        </draw:polygon>
        <draw:line draw:style-name="gr59" draw:text-style-name="P9" draw:layer="layout" svg:x1="11.73cm" svg:y1="3.19cm" svg:x2="11.73cm" svg:y2="3.495cm">
          <text:p/>
        </draw:line>
        <draw:polygon draw:style-name="gr58" draw:text-style-name="P8" draw:layer="layout" svg:width="0.005cm" svg:height="0.309cm" svg:x="11.728cm" svg:y="3.188cm" svg:viewBox="0 0 6 310" draw:points="0,310 6,310 6,0 0,0">
          <text:p/>
        </draw:polygon>
        <draw:line draw:style-name="gr59" draw:text-style-name="P9" draw:layer="layout" svg:x1="12.086cm" svg:y1="3.19cm" svg:x2="12.086cm" svg:y2="3.495cm">
          <text:p/>
        </draw:line>
        <draw:polygon draw:style-name="gr58" draw:text-style-name="P8" draw:layer="layout" svg:width="0.004cm" svg:height="0.309cm" svg:x="12.084cm" svg:y="3.188cm" svg:viewBox="0 0 5 310" draw:points="0,310 5,310 5,0 0,0">
          <text:p/>
        </draw:polygon>
        <draw:line draw:style-name="gr59" draw:text-style-name="P9" draw:layer="layout" svg:x1="12.442cm" svg:y1="3.19cm" svg:x2="12.442cm" svg:y2="3.495cm">
          <text:p/>
        </draw:line>
        <draw:polygon draw:style-name="gr58" draw:text-style-name="P8" draw:layer="layout" svg:width="0.004cm" svg:height="0.309cm" svg:x="12.44cm" svg:y="3.188cm" svg:viewBox="0 0 5 310" draw:points="0,310 5,310 5,0 0,0">
          <text:p/>
        </draw:polygon>
        <draw:line draw:style-name="gr59" draw:text-style-name="P9" draw:layer="layout" svg:x1="12.797cm" svg:y1="3.19cm" svg:x2="12.797cm" svg:y2="3.495cm">
          <text:p/>
        </draw:line>
        <draw:polygon draw:style-name="gr58" draw:text-style-name="P8" draw:layer="layout" svg:width="0.004cm" svg:height="0.309cm" svg:x="12.795cm" svg:y="3.188cm" svg:viewBox="0 0 5 310" draw:points="0,310 5,310 5,0 0,0">
          <text:p/>
        </draw:polygon>
        <draw:line draw:style-name="gr59" draw:text-style-name="P9" draw:layer="layout" svg:x1="13.153cm" svg:y1="3.19cm" svg:x2="13.153cm" svg:y2="3.495cm">
          <text:p/>
        </draw:line>
        <draw:polygon draw:style-name="gr58" draw:text-style-name="P8" draw:layer="layout" svg:width="0.004cm" svg:height="0.309cm" svg:x="13.151cm" svg:y="3.188cm" svg:viewBox="0 0 5 310" draw:points="0,310 5,310 5,0 0,0">
          <text:p/>
        </draw:polygon>
        <draw:line draw:style-name="gr59" draw:text-style-name="P9" draw:layer="layout" svg:x1="13.508cm" svg:y1="3.19cm" svg:x2="13.508cm" svg:y2="3.495cm">
          <text:p/>
        </draw:line>
        <draw:polygon draw:style-name="gr58" draw:text-style-name="P8" draw:layer="layout" svg:width="0.005cm" svg:height="0.309cm" svg:x="13.506cm" svg:y="3.188cm" svg:viewBox="0 0 6 310" draw:points="0,310 6,310 6,0 0,0">
          <text:p/>
        </draw:polygon>
        <draw:line draw:style-name="gr59" draw:text-style-name="P9" draw:layer="layout" svg:x1="13.864cm" svg:y1="3.19cm" svg:x2="13.864cm" svg:y2="3.495cm">
          <text:p/>
        </draw:line>
        <draw:polygon draw:style-name="gr58" draw:text-style-name="P8" draw:layer="layout" svg:width="0.004cm" svg:height="0.309cm" svg:x="13.862cm" svg:y="3.188cm" svg:viewBox="0 0 5 310" draw:points="0,310 5,310 5,0 0,0">
          <text:p/>
        </draw:polygon>
        <draw:line draw:style-name="gr59" draw:text-style-name="P9" draw:layer="layout" svg:x1="14.22cm" svg:y1="3.19cm" svg:x2="14.22cm" svg:y2="3.495cm">
          <text:p/>
        </draw:line>
        <draw:polygon draw:style-name="gr58" draw:text-style-name="P8" draw:layer="layout" svg:width="0.004cm" svg:height="0.309cm" svg:x="14.218cm" svg:y="3.188cm" svg:viewBox="0 0 5 310" draw:points="0,310 5,310 5,0 0,0">
          <text:p/>
        </draw:polygon>
        <draw:line draw:style-name="gr59" draw:text-style-name="P9" draw:layer="layout" svg:x1="14.575cm" svg:y1="3.19cm" svg:x2="14.575cm" svg:y2="3.495cm">
          <text:p/>
        </draw:line>
        <draw:polygon draw:style-name="gr58" draw:text-style-name="P8" draw:layer="layout" svg:width="0.004cm" svg:height="0.309cm" svg:x="14.573cm" svg:y="3.188cm" svg:viewBox="0 0 5 310" draw:points="0,310 5,310 5,0 0,0">
          <text:p/>
        </draw:polygon>
        <draw:line draw:style-name="gr59" draw:text-style-name="P9" draw:layer="layout" svg:x1="14.931cm" svg:y1="3.19cm" svg:x2="14.931cm" svg:y2="3.495cm">
          <text:p/>
        </draw:line>
        <draw:polygon draw:style-name="gr58" draw:text-style-name="P8" draw:layer="layout" svg:width="0.004cm" svg:height="0.309cm" svg:x="14.929cm" svg:y="3.188cm" svg:viewBox="0 0 5 310" draw:points="0,310 5,310 5,0 0,0">
          <text:p/>
        </draw:polygon>
        <draw:line draw:style-name="gr59" draw:text-style-name="P9" draw:layer="layout" svg:x1="15.286cm" svg:y1="3.19cm" svg:x2="15.286cm" svg:y2="3.495cm">
          <text:p/>
        </draw:line>
        <draw:polygon draw:style-name="gr58" draw:text-style-name="P8" draw:layer="layout" svg:width="0.005cm" svg:height="0.309cm" svg:x="15.284cm" svg:y="3.188cm" svg:viewBox="0 0 6 310" draw:points="0,310 6,310 6,0 0,0">
          <text:p/>
        </draw:polygon>
        <draw:line draw:style-name="gr59" draw:text-style-name="P9" draw:layer="layout" svg:x1="15.643cm" svg:y1="3.19cm" svg:x2="15.643cm" svg:y2="3.495cm">
          <text:p/>
        </draw:line>
        <draw:polygon draw:style-name="gr58" draw:text-style-name="P8" draw:layer="layout" svg:width="0.004cm" svg:height="0.309cm" svg:x="15.641cm" svg:y="3.188cm" svg:viewBox="0 0 5 310" draw:points="0,310 5,310 5,0 0,0">
          <text:p/>
        </draw:polygon>
        <draw:line draw:style-name="gr59" draw:text-style-name="P9" draw:layer="layout" svg:x1="15.999cm" svg:y1="3.19cm" svg:x2="15.999cm" svg:y2="3.495cm">
          <text:p/>
        </draw:line>
        <draw:polygon draw:style-name="gr58" draw:text-style-name="P8" draw:layer="layout" svg:width="0.004cm" svg:height="0.309cm" svg:x="15.997cm" svg:y="3.188cm" svg:viewBox="0 0 5 310" draw:points="0,310 5,310 5,0 0,0">
          <text:p/>
        </draw:polygon>
        <draw:line draw:style-name="gr59" draw:text-style-name="P9" draw:layer="layout" svg:x1="16.354cm" svg:y1="3.19cm" svg:x2="16.354cm" svg:y2="3.495cm">
          <text:p/>
        </draw:line>
        <draw:polygon draw:style-name="gr58" draw:text-style-name="P8" draw:layer="layout" svg:width="0.004cm" svg:height="0.309cm" svg:x="16.352cm" svg:y="3.188cm" svg:viewBox="0 0 5 310" draw:points="0,310 5,310 5,0 0,0">
          <text:p/>
        </draw:polygon>
        <draw:line draw:style-name="gr59" draw:text-style-name="P9" draw:layer="layout" svg:x1="16.71cm" svg:y1="3.19cm" svg:x2="16.71cm" svg:y2="3.495cm">
          <text:p/>
        </draw:line>
        <draw:polygon draw:style-name="gr58" draw:text-style-name="P8" draw:layer="layout" svg:width="0.004cm" svg:height="0.309cm" svg:x="16.708cm" svg:y="3.188cm" svg:viewBox="0 0 5 310" draw:points="0,310 5,310 5,0 0,0">
          <text:p/>
        </draw:polygon>
        <draw:line draw:style-name="gr59" draw:text-style-name="P9" draw:layer="layout" svg:x1="17.065cm" svg:y1="3.19cm" svg:x2="17.065cm" svg:y2="3.495cm">
          <text:p/>
        </draw:line>
        <draw:polygon draw:style-name="gr58" draw:text-style-name="P8" draw:layer="layout" svg:width="0.005cm" svg:height="0.309cm" svg:x="17.063cm" svg:y="3.188cm" svg:viewBox="0 0 6 310" draw:points="0,310 6,310 6,0 0,0">
          <text:p/>
        </draw:polygon>
        <draw:line draw:style-name="gr59" draw:text-style-name="P9" draw:layer="layout" svg:x1="17.421cm" svg:y1="3.19cm" svg:x2="17.421cm" svg:y2="3.495cm">
          <text:p/>
        </draw:line>
        <draw:polygon draw:style-name="gr58" draw:text-style-name="P8" draw:layer="layout" svg:width="0.004cm" svg:height="0.309cm" svg:x="17.419cm" svg:y="3.188cm" svg:viewBox="0 0 5 310" draw:points="0,310 5,310 5,0 0,0">
          <text:p/>
        </draw:polygon>
        <draw:line draw:style-name="gr59" draw:text-style-name="P9" draw:layer="layout" svg:x1="17.777cm" svg:y1="3.19cm" svg:x2="17.777cm" svg:y2="3.495cm">
          <text:p/>
        </draw:line>
        <draw:polygon draw:style-name="gr58" draw:text-style-name="P8" draw:layer="layout" svg:width="0.004cm" svg:height="0.309cm" svg:x="17.775cm" svg:y="3.188cm" svg:viewBox="0 0 5 310" draw:points="0,310 5,310 5,0 0,0">
          <text:p/>
        </draw:polygon>
        <draw:line draw:style-name="gr59" draw:text-style-name="P9" draw:layer="layout" svg:x1="4.972cm" svg:y1="3.8cm" svg:x2="4.972cm" svg:y2="4.104cm">
          <text:p/>
        </draw:line>
        <draw:polygon draw:style-name="gr58" draw:text-style-name="P8" draw:layer="layout" svg:width="0.004cm" svg:height="0.309cm" svg:x="4.97cm" svg:y="3.798cm" svg:viewBox="0 0 5 310" draw:points="0,310 5,310 5,0 0,0">
          <text:p/>
        </draw:polygon>
        <draw:line draw:style-name="gr59" draw:text-style-name="P9" draw:layer="layout" svg:x1="5.328cm" svg:y1="3.8cm" svg:x2="5.328cm" svg:y2="4.104cm">
          <text:p/>
        </draw:line>
        <draw:polygon draw:style-name="gr58" draw:text-style-name="P8" draw:layer="layout" svg:width="0.004cm" svg:height="0.309cm" svg:x="5.326cm" svg:y="3.798cm" svg:viewBox="0 0 5 310" draw:points="0,310 5,310 5,0 0,0">
          <text:p/>
        </draw:polygon>
        <draw:line draw:style-name="gr59" draw:text-style-name="P9" draw:layer="layout" svg:x1="5.683cm" svg:y1="3.8cm" svg:x2="5.683cm" svg:y2="4.104cm">
          <text:p/>
        </draw:line>
        <draw:polygon draw:style-name="gr58" draw:text-style-name="P8" draw:layer="layout" svg:width="0.006cm" svg:height="0.309cm" svg:x="5.681cm" svg:y="3.798cm" svg:viewBox="0 0 7 310" draw:points="0,310 7,310 7,0 0,0">
          <text:p/>
        </draw:polygon>
        <draw:line draw:style-name="gr59" draw:text-style-name="P9" draw:layer="layout" svg:x1="6.039cm" svg:y1="3.8cm" svg:x2="6.039cm" svg:y2="4.104cm">
          <text:p/>
        </draw:line>
        <draw:polygon draw:style-name="gr58" draw:text-style-name="P8" draw:layer="layout" svg:width="0.004cm" svg:height="0.309cm" svg:x="6.037cm" svg:y="3.798cm" svg:viewBox="0 0 5 310" draw:points="0,310 5,310 5,0 0,0">
          <text:p/>
        </draw:polygon>
        <draw:line draw:style-name="gr59" draw:text-style-name="P9" draw:layer="layout" svg:x1="6.395cm" svg:y1="3.8cm" svg:x2="6.395cm" svg:y2="4.104cm">
          <text:p/>
        </draw:line>
        <draw:polygon draw:style-name="gr58" draw:text-style-name="P8" draw:layer="layout" svg:width="0.004cm" svg:height="0.309cm" svg:x="6.393cm" svg:y="3.798cm" svg:viewBox="0 0 5 310" draw:points="0,310 5,310 5,0 0,0">
          <text:p/>
        </draw:polygon>
        <draw:line draw:style-name="gr59" draw:text-style-name="P9" draw:layer="layout" svg:x1="6.751cm" svg:y1="3.8cm" svg:x2="6.751cm" svg:y2="4.104cm">
          <text:p/>
        </draw:line>
        <draw:polygon draw:style-name="gr58" draw:text-style-name="P8" draw:layer="layout" svg:width="0.004cm" svg:height="0.309cm" svg:x="6.749cm" svg:y="3.798cm" svg:viewBox="0 0 5 310" draw:points="0,310 5,310 5,0 0,0">
          <text:p/>
        </draw:polygon>
        <draw:line draw:style-name="gr59" draw:text-style-name="P9" draw:layer="layout" svg:x1="7.107cm" svg:y1="3.8cm" svg:x2="7.107cm" svg:y2="4.104cm">
          <text:p/>
        </draw:line>
        <draw:polygon draw:style-name="gr58" draw:text-style-name="P8" draw:layer="layout" svg:width="0.004cm" svg:height="0.309cm" svg:x="7.105cm" svg:y="3.798cm" svg:viewBox="0 0 5 310" draw:points="0,310 5,310 5,0 0,0">
          <text:p/>
        </draw:polygon>
        <draw:line draw:style-name="gr59" draw:text-style-name="P9" draw:layer="layout" svg:x1="7.463cm" svg:y1="3.8cm" svg:x2="7.463cm" svg:y2="4.104cm">
          <text:p/>
        </draw:line>
        <draw:polygon draw:style-name="gr58" draw:text-style-name="P8" draw:layer="layout" svg:width="0.005cm" svg:height="0.309cm" svg:x="7.46cm" svg:y="3.798cm" svg:viewBox="0 0 6 310" draw:points="0,310 6,310 6,0 0,0">
          <text:p/>
        </draw:polygon>
        <draw:line draw:style-name="gr59" draw:text-style-name="P9" draw:layer="layout" svg:x1="7.818cm" svg:y1="3.8cm" svg:x2="7.818cm" svg:y2="4.104cm">
          <text:p/>
        </draw:line>
        <draw:polygon draw:style-name="gr58" draw:text-style-name="P8" draw:layer="layout" svg:width="0.004cm" svg:height="0.309cm" svg:x="7.816cm" svg:y="3.798cm" svg:viewBox="0 0 5 310" draw:points="0,310 5,310 5,0 0,0">
          <text:p/>
        </draw:polygon>
        <draw:line draw:style-name="gr59" draw:text-style-name="P9" draw:layer="layout" svg:x1="8.174cm" svg:y1="3.8cm" svg:x2="8.174cm" svg:y2="4.104cm">
          <text:p/>
        </draw:line>
        <draw:polygon draw:style-name="gr58" draw:text-style-name="P8" draw:layer="layout" svg:width="0.004cm" svg:height="0.309cm" svg:x="8.172cm" svg:y="3.798cm" svg:viewBox="0 0 5 310" draw:points="0,310 5,310 5,0 0,0">
          <text:p/>
        </draw:polygon>
        <draw:line draw:style-name="gr59" draw:text-style-name="P9" draw:layer="layout" svg:x1="8.529cm" svg:y1="3.8cm" svg:x2="8.529cm" svg:y2="4.104cm">
          <text:p/>
        </draw:line>
        <draw:polygon draw:style-name="gr58" draw:text-style-name="P8" draw:layer="layout" svg:width="0.004cm" svg:height="0.309cm" svg:x="8.527cm" svg:y="3.798cm" svg:viewBox="0 0 5 310" draw:points="0,310 5,310 5,0 0,0">
          <text:p/>
        </draw:polygon>
        <draw:line draw:style-name="gr59" draw:text-style-name="P9" draw:layer="layout" svg:x1="8.885cm" svg:y1="3.8cm" svg:x2="8.885cm" svg:y2="4.104cm">
          <text:p/>
        </draw:line>
        <draw:polygon draw:style-name="gr58" draw:text-style-name="P8" draw:layer="layout" svg:width="0.004cm" svg:height="0.309cm" svg:x="8.883cm" svg:y="3.798cm" svg:viewBox="0 0 5 310" draw:points="0,310 5,310 5,0 0,0">
          <text:p/>
        </draw:polygon>
        <draw:line draw:style-name="gr59" draw:text-style-name="P9" draw:layer="layout" svg:x1="9.241cm" svg:y1="3.8cm" svg:x2="9.241cm" svg:y2="4.104cm">
          <text:p/>
        </draw:line>
        <draw:polygon draw:style-name="gr58" draw:text-style-name="P8" draw:layer="layout" svg:width="0.005cm" svg:height="0.309cm" svg:x="9.238cm" svg:y="3.798cm" svg:viewBox="0 0 6 310" draw:points="0,310 6,310 6,0 0,0">
          <text:p/>
        </draw:polygon>
        <draw:line draw:style-name="gr59" draw:text-style-name="P9" draw:layer="layout" svg:x1="9.596cm" svg:y1="3.8cm" svg:x2="9.596cm" svg:y2="4.104cm">
          <text:p/>
        </draw:line>
        <draw:polygon draw:style-name="gr58" draw:text-style-name="P8" draw:layer="layout" svg:width="0.004cm" svg:height="0.309cm" svg:x="9.594cm" svg:y="3.798cm" svg:viewBox="0 0 5 310" draw:points="0,310 5,310 5,0 0,0">
          <text:p/>
        </draw:polygon>
        <draw:line draw:style-name="gr59" draw:text-style-name="P9" draw:layer="layout" svg:x1="9.952cm" svg:y1="3.8cm" svg:x2="9.952cm" svg:y2="4.104cm">
          <text:p/>
        </draw:line>
        <draw:polygon draw:style-name="gr58" draw:text-style-name="P8" draw:layer="layout" svg:width="0.004cm" svg:height="0.309cm" svg:x="9.95cm" svg:y="3.798cm" svg:viewBox="0 0 5 310" draw:points="0,310 5,310 5,0 0,0">
          <text:p/>
        </draw:polygon>
        <draw:line draw:style-name="gr59" draw:text-style-name="P9" draw:layer="layout" svg:x1="10.307cm" svg:y1="3.8cm" svg:x2="10.307cm" svg:y2="4.104cm">
          <text:p/>
        </draw:line>
        <draw:polygon draw:style-name="gr58" draw:text-style-name="P8" draw:layer="layout" svg:width="0.004cm" svg:height="0.309cm" svg:x="10.305cm" svg:y="3.798cm" svg:viewBox="0 0 5 310" draw:points="0,310 5,310 5,0 0,0">
          <text:p/>
        </draw:polygon>
        <draw:line draw:style-name="gr59" draw:text-style-name="P9" draw:layer="layout" svg:x1="10.663cm" svg:y1="3.8cm" svg:x2="10.663cm" svg:y2="4.104cm">
          <text:p/>
        </draw:line>
        <draw:polygon draw:style-name="gr58" draw:text-style-name="P8" draw:layer="layout" svg:width="0.004cm" svg:height="0.309cm" svg:x="10.661cm" svg:y="3.798cm" svg:viewBox="0 0 5 310" draw:points="0,310 5,310 5,0 0,0">
          <text:p/>
        </draw:polygon>
        <draw:line draw:style-name="gr59" draw:text-style-name="P9" draw:layer="layout" svg:x1="11.019cm" svg:y1="3.8cm" svg:x2="11.019cm" svg:y2="4.104cm">
          <text:p/>
        </draw:line>
        <draw:polygon draw:style-name="gr58" draw:text-style-name="P8" draw:layer="layout" svg:width="0.005cm" svg:height="0.309cm" svg:x="11.016cm" svg:y="3.798cm" svg:viewBox="0 0 6 310" draw:points="0,310 6,310 6,0 0,0">
          <text:p/>
        </draw:polygon>
        <draw:line draw:style-name="gr59" draw:text-style-name="P9" draw:layer="layout" svg:x1="11.375cm" svg:y1="3.8cm" svg:x2="11.375cm" svg:y2="4.104cm">
          <text:p/>
        </draw:line>
        <draw:polygon draw:style-name="gr58" draw:text-style-name="P8" draw:layer="layout" svg:width="0.004cm" svg:height="0.309cm" svg:x="11.373cm" svg:y="3.798cm" svg:viewBox="0 0 5 310" draw:points="0,310 5,310 5,0 0,0">
          <text:p/>
        </draw:polygon>
        <draw:line draw:style-name="gr59" draw:text-style-name="P9" draw:layer="layout" svg:x1="11.73cm" svg:y1="3.8cm" svg:x2="11.73cm" svg:y2="4.104cm">
          <text:p/>
        </draw:line>
        <draw:polygon draw:style-name="gr58" draw:text-style-name="P8" draw:layer="layout" svg:width="0.005cm" svg:height="0.309cm" svg:x="11.728cm" svg:y="3.798cm" svg:viewBox="0 0 6 310" draw:points="0,310 6,310 6,0 0,0">
          <text:p/>
        </draw:polygon>
        <draw:line draw:style-name="gr59" draw:text-style-name="P9" draw:layer="layout" svg:x1="12.086cm" svg:y1="3.8cm" svg:x2="12.086cm" svg:y2="4.104cm">
          <text:p/>
        </draw:line>
        <draw:polygon draw:style-name="gr58" draw:text-style-name="P8" draw:layer="layout" svg:width="0.004cm" svg:height="0.309cm" svg:x="12.084cm" svg:y="3.798cm" svg:viewBox="0 0 5 310" draw:points="0,310 5,310 5,0 0,0">
          <text:p/>
        </draw:polygon>
        <draw:line draw:style-name="gr59" draw:text-style-name="P9" draw:layer="layout" svg:x1="12.442cm" svg:y1="3.8cm" svg:x2="12.442cm" svg:y2="4.104cm">
          <text:p/>
        </draw:line>
        <draw:polygon draw:style-name="gr58" draw:text-style-name="P8" draw:layer="layout" svg:width="0.004cm" svg:height="0.309cm" svg:x="12.44cm" svg:y="3.798cm" svg:viewBox="0 0 5 310" draw:points="0,310 5,310 5,0 0,0">
          <text:p/>
        </draw:polygon>
        <draw:line draw:style-name="gr59" draw:text-style-name="P9" draw:layer="layout" svg:x1="12.797cm" svg:y1="3.8cm" svg:x2="12.797cm" svg:y2="4.104cm">
          <text:p/>
        </draw:line>
        <draw:polygon draw:style-name="gr58" draw:text-style-name="P8" draw:layer="layout" svg:width="0.004cm" svg:height="0.309cm" svg:x="12.795cm" svg:y="3.798cm" svg:viewBox="0 0 5 310" draw:points="0,310 5,310 5,0 0,0">
          <text:p/>
        </draw:polygon>
        <draw:line draw:style-name="gr59" draw:text-style-name="P9" draw:layer="layout" svg:x1="13.153cm" svg:y1="3.8cm" svg:x2="13.153cm" svg:y2="4.104cm">
          <text:p/>
        </draw:line>
        <draw:polygon draw:style-name="gr58" draw:text-style-name="P8" draw:layer="layout" svg:width="0.004cm" svg:height="0.309cm" svg:x="13.151cm" svg:y="3.798cm" svg:viewBox="0 0 5 310" draw:points="0,310 5,310 5,0 0,0">
          <text:p/>
        </draw:polygon>
        <draw:line draw:style-name="gr59" draw:text-style-name="P9" draw:layer="layout" svg:x1="13.508cm" svg:y1="3.8cm" svg:x2="13.508cm" svg:y2="4.104cm">
          <text:p/>
        </draw:line>
        <draw:polygon draw:style-name="gr58" draw:text-style-name="P8" draw:layer="layout" svg:width="0.005cm" svg:height="0.309cm" svg:x="13.506cm" svg:y="3.798cm" svg:viewBox="0 0 6 310" draw:points="0,310 6,310 6,0 0,0">
          <text:p/>
        </draw:polygon>
        <draw:line draw:style-name="gr59" draw:text-style-name="P9" draw:layer="layout" svg:x1="13.864cm" svg:y1="3.8cm" svg:x2="13.864cm" svg:y2="4.104cm">
          <text:p/>
        </draw:line>
        <draw:polygon draw:style-name="gr58" draw:text-style-name="P8" draw:layer="layout" svg:width="0.004cm" svg:height="0.309cm" svg:x="13.862cm" svg:y="3.798cm" svg:viewBox="0 0 5 310" draw:points="0,310 5,310 5,0 0,0">
          <text:p/>
        </draw:polygon>
        <draw:line draw:style-name="gr59" draw:text-style-name="P9" draw:layer="layout" svg:x1="14.22cm" svg:y1="3.8cm" svg:x2="14.22cm" svg:y2="4.104cm">
          <text:p/>
        </draw:line>
        <draw:polygon draw:style-name="gr58" draw:text-style-name="P8" draw:layer="layout" svg:width="0.004cm" svg:height="0.309cm" svg:x="14.218cm" svg:y="3.798cm" svg:viewBox="0 0 5 310" draw:points="0,310 5,310 5,0 0,0">
          <text:p/>
        </draw:polygon>
        <draw:line draw:style-name="gr59" draw:text-style-name="P9" draw:layer="layout" svg:x1="14.575cm" svg:y1="3.8cm" svg:x2="14.575cm" svg:y2="4.104cm">
          <text:p/>
        </draw:line>
        <draw:polygon draw:style-name="gr58" draw:text-style-name="P8" draw:layer="layout" svg:width="0.004cm" svg:height="0.309cm" svg:x="14.573cm" svg:y="3.798cm" svg:viewBox="0 0 5 310" draw:points="0,310 5,310 5,0 0,0">
          <text:p/>
        </draw:polygon>
        <draw:line draw:style-name="gr59" draw:text-style-name="P9" draw:layer="layout" svg:x1="14.931cm" svg:y1="3.8cm" svg:x2="14.931cm" svg:y2="4.104cm">
          <text:p/>
        </draw:line>
        <draw:polygon draw:style-name="gr58" draw:text-style-name="P8" draw:layer="layout" svg:width="0.004cm" svg:height="0.309cm" svg:x="14.929cm" svg:y="3.798cm" svg:viewBox="0 0 5 310" draw:points="0,310 5,310 5,0 0,0">
          <text:p/>
        </draw:polygon>
        <draw:line draw:style-name="gr59" draw:text-style-name="P9" draw:layer="layout" svg:x1="15.286cm" svg:y1="3.8cm" svg:x2="15.286cm" svg:y2="4.104cm">
          <text:p/>
        </draw:line>
        <draw:polygon draw:style-name="gr58" draw:text-style-name="P8" draw:layer="layout" svg:width="0.005cm" svg:height="0.309cm" svg:x="15.284cm" svg:y="3.798cm" svg:viewBox="0 0 6 310" draw:points="0,310 6,310 6,0 0,0">
          <text:p/>
        </draw:polygon>
        <draw:line draw:style-name="gr59" draw:text-style-name="P9" draw:layer="layout" svg:x1="15.643cm" svg:y1="3.8cm" svg:x2="15.643cm" svg:y2="4.104cm">
          <text:p/>
        </draw:line>
        <draw:polygon draw:style-name="gr58" draw:text-style-name="P8" draw:layer="layout" svg:width="0.004cm" svg:height="0.309cm" svg:x="15.641cm" svg:y="3.798cm" svg:viewBox="0 0 5 310" draw:points="0,310 5,310 5,0 0,0">
          <text:p/>
        </draw:polygon>
        <draw:line draw:style-name="gr59" draw:text-style-name="P9" draw:layer="layout" svg:x1="15.999cm" svg:y1="3.8cm" svg:x2="15.999cm" svg:y2="4.104cm">
          <text:p/>
        </draw:line>
        <draw:polygon draw:style-name="gr58" draw:text-style-name="P8" draw:layer="layout" svg:width="0.004cm" svg:height="0.309cm" svg:x="15.997cm" svg:y="3.798cm" svg:viewBox="0 0 5 310" draw:points="0,310 5,310 5,0 0,0">
          <text:p/>
        </draw:polygon>
        <draw:line draw:style-name="gr59" draw:text-style-name="P9" draw:layer="layout" svg:x1="16.354cm" svg:y1="3.8cm" svg:x2="16.354cm" svg:y2="4.104cm">
          <text:p/>
        </draw:line>
        <draw:polygon draw:style-name="gr58" draw:text-style-name="P8" draw:layer="layout" svg:width="0.004cm" svg:height="0.309cm" svg:x="16.352cm" svg:y="3.798cm" svg:viewBox="0 0 5 310" draw:points="0,310 5,310 5,0 0,0">
          <text:p/>
        </draw:polygon>
        <draw:line draw:style-name="gr59" draw:text-style-name="P9" draw:layer="layout" svg:x1="16.71cm" svg:y1="3.8cm" svg:x2="16.71cm" svg:y2="4.104cm">
          <text:p/>
        </draw:line>
        <draw:polygon draw:style-name="gr58" draw:text-style-name="P8" draw:layer="layout" svg:width="0.004cm" svg:height="0.309cm" svg:x="16.708cm" svg:y="3.798cm" svg:viewBox="0 0 5 310" draw:points="0,310 5,310 5,0 0,0">
          <text:p/>
        </draw:polygon>
        <draw:line draw:style-name="gr59" draw:text-style-name="P9" draw:layer="layout" svg:x1="17.065cm" svg:y1="3.8cm" svg:x2="17.065cm" svg:y2="4.104cm">
          <text:p/>
        </draw:line>
        <draw:polygon draw:style-name="gr58" draw:text-style-name="P8" draw:layer="layout" svg:width="0.005cm" svg:height="0.309cm" svg:x="17.063cm" svg:y="3.798cm" svg:viewBox="0 0 6 310" draw:points="0,310 6,310 6,0 0,0">
          <text:p/>
        </draw:polygon>
        <draw:line draw:style-name="gr59" draw:text-style-name="P9" draw:layer="layout" svg:x1="17.421cm" svg:y1="3.8cm" svg:x2="17.421cm" svg:y2="4.104cm">
          <text:p/>
        </draw:line>
        <draw:polygon draw:style-name="gr58" draw:text-style-name="P8" draw:layer="layout" svg:width="0.004cm" svg:height="0.309cm" svg:x="17.419cm" svg:y="3.798cm" svg:viewBox="0 0 5 310" draw:points="0,310 5,310 5,0 0,0">
          <text:p/>
        </draw:polygon>
        <draw:line draw:style-name="gr59" draw:text-style-name="P9" draw:layer="layout" svg:x1="17.777cm" svg:y1="3.8cm" svg:x2="17.777cm" svg:y2="4.104cm">
          <text:p/>
        </draw:line>
        <draw:polygon draw:style-name="gr58" draw:text-style-name="P8" draw:layer="layout" svg:width="0.004cm" svg:height="0.309cm" svg:x="17.775cm" svg:y="3.798cm" svg:viewBox="0 0 5 310" draw:points="0,310 5,310 5,0 0,0">
          <text:p/>
        </draw:polygon>
        <draw:line draw:style-name="gr59" draw:text-style-name="P9" draw:layer="layout" svg:x1="4.976cm" svg:y1="4.714cm" svg:x2="6.395cm" svg:y2="4.714cm">
          <text:p/>
        </draw:line>
        <draw:polygon draw:style-name="gr58" draw:text-style-name="P8" draw:layer="layout" svg:width="1.423cm" svg:height="0.004cm" svg:x="4.974cm" svg:y="4.712cm" svg:viewBox="0 0 1424 5" draw:points="0,5 1424,5 1424,0 0,0">
          <text:p/>
        </draw:polygon>
        <draw:line draw:style-name="gr59" draw:text-style-name="P9" draw:layer="layout" svg:x1="6.756cm" svg:y1="4.714cm" svg:x2="7.818cm" svg:y2="4.714cm">
          <text:p/>
        </draw:line>
        <draw:polygon draw:style-name="gr58" draw:text-style-name="P8" draw:layer="layout" svg:width="1.067cm" svg:height="0.004cm" svg:x="6.753cm" svg:y="4.712cm" svg:viewBox="0 0 1068 5" draw:points="0,5 1068,5 1068,0 0,0">
          <text:p/>
        </draw:polygon>
        <draw:line draw:style-name="gr59" draw:text-style-name="P9" draw:layer="layout" svg:x1="4.261cm" svg:y1="3.8cm" svg:x2="4.261cm" svg:y2="4.104cm">
          <text:p/>
        </draw:line>
        <draw:polygon draw:style-name="gr58" draw:text-style-name="P8" draw:layer="layout" svg:width="0.004cm" svg:height="0.309cm" svg:x="4.259cm" svg:y="3.798cm" svg:viewBox="0 0 5 310" draw:points="0,310 5,310 5,0 0,0">
          <text:p/>
        </draw:polygon>
        <draw:line draw:style-name="gr59" draw:text-style-name="P9" draw:layer="layout" svg:x1="4.617cm" svg:y1="3.8cm" svg:x2="4.617cm" svg:y2="4.104cm">
          <text:p/>
        </draw:line>
        <draw:polygon draw:style-name="gr58" draw:text-style-name="P8" draw:layer="layout" svg:width="0.004cm" svg:height="0.309cm" svg:x="4.615cm" svg:y="3.798cm" svg:viewBox="0 0 5 310" draw:points="0,310 5,310 5,0 0,0">
          <text:p/>
        </draw:polygon>
        <draw:line draw:style-name="gr59" draw:text-style-name="P9" draw:layer="layout" svg:x1="4.972cm" svg:y1="4.409cm" svg:x2="4.972cm" svg:y2="4.714cm">
          <text:p/>
        </draw:line>
        <draw:polygon draw:style-name="gr58" draw:text-style-name="P8" draw:layer="layout" svg:width="0.004cm" svg:height="0.309cm" svg:x="4.97cm" svg:y="4.407cm" svg:viewBox="0 0 5 310" draw:points="0,310 5,310 5,0 0,0">
          <text:p/>
        </draw:polygon>
        <draw:line draw:style-name="gr59" draw:text-style-name="P9" draw:layer="layout" svg:x1="5.328cm" svg:y1="4.409cm" svg:x2="5.328cm" svg:y2="4.714cm">
          <text:p/>
        </draw:line>
        <draw:polygon draw:style-name="gr58" draw:text-style-name="P8" draw:layer="layout" svg:width="0.004cm" svg:height="0.309cm" svg:x="5.326cm" svg:y="4.407cm" svg:viewBox="0 0 5 310" draw:points="0,310 5,310 5,0 0,0">
          <text:p/>
        </draw:polygon>
        <draw:line draw:style-name="gr59" draw:text-style-name="P9" draw:layer="layout" svg:x1="5.683cm" svg:y1="4.409cm" svg:x2="5.683cm" svg:y2="4.714cm">
          <text:p/>
        </draw:line>
        <draw:polygon draw:style-name="gr58" draw:text-style-name="P8" draw:layer="layout" svg:width="0.006cm" svg:height="0.309cm" svg:x="5.681cm" svg:y="4.407cm" svg:viewBox="0 0 7 310" draw:points="0,310 7,310 7,0 0,0">
          <text:p/>
        </draw:polygon>
        <draw:line draw:style-name="gr59" draw:text-style-name="P9" draw:layer="layout" svg:x1="6.039cm" svg:y1="4.409cm" svg:x2="6.039cm" svg:y2="4.714cm">
          <text:p/>
        </draw:line>
        <draw:polygon draw:style-name="gr58" draw:text-style-name="P8" draw:layer="layout" svg:width="0.004cm" svg:height="0.309cm" svg:x="6.037cm" svg:y="4.407cm" svg:viewBox="0 0 5 310" draw:points="0,310 5,310 5,0 0,0">
          <text:p/>
        </draw:polygon>
        <draw:line draw:style-name="gr59" draw:text-style-name="P9" draw:layer="layout" svg:x1="6.395cm" svg:y1="4.409cm" svg:x2="6.395cm" svg:y2="4.714cm">
          <text:p/>
        </draw:line>
        <draw:polygon draw:style-name="gr58" draw:text-style-name="P8" draw:layer="layout" svg:width="0.004cm" svg:height="0.309cm" svg:x="6.393cm" svg:y="4.407cm" svg:viewBox="0 0 5 310" draw:points="0,310 5,310 5,0 0,0">
          <text:p/>
        </draw:polygon>
        <draw:line draw:style-name="gr59" draw:text-style-name="P9" draw:layer="layout" svg:x1="6.751cm" svg:y1="4.409cm" svg:x2="6.751cm" svg:y2="4.714cm">
          <text:p/>
        </draw:line>
        <draw:polygon draw:style-name="gr58" draw:text-style-name="P8" draw:layer="layout" svg:width="0.004cm" svg:height="0.309cm" svg:x="6.749cm" svg:y="4.407cm" svg:viewBox="0 0 5 310" draw:points="0,310 5,310 5,0 0,0">
          <text:p/>
        </draw:polygon>
        <draw:line draw:style-name="gr59" draw:text-style-name="P9" draw:layer="layout" svg:x1="7.107cm" svg:y1="4.409cm" svg:x2="7.107cm" svg:y2="4.714cm">
          <text:p/>
        </draw:line>
        <draw:polygon draw:style-name="gr58" draw:text-style-name="P8" draw:layer="layout" svg:width="0.004cm" svg:height="0.309cm" svg:x="7.105cm" svg:y="4.407cm" svg:viewBox="0 0 5 310" draw:points="0,310 5,310 5,0 0,0">
          <text:p/>
        </draw:polygon>
        <draw:line draw:style-name="gr59" draw:text-style-name="P9" draw:layer="layout" svg:x1="7.463cm" svg:y1="4.409cm" svg:x2="7.463cm" svg:y2="4.714cm">
          <text:p/>
        </draw:line>
        <draw:polygon draw:style-name="gr58" draw:text-style-name="P8" draw:layer="layout" svg:width="0.005cm" svg:height="0.309cm" svg:x="7.46cm" svg:y="4.407cm" svg:viewBox="0 0 6 310" draw:points="0,310 6,310 6,0 0,0">
          <text:p/>
        </draw:polygon>
        <draw:line draw:style-name="gr59" draw:text-style-name="P9" draw:layer="layout" svg:x1="7.818cm" svg:y1="4.409cm" svg:x2="7.818cm" svg:y2="4.714cm">
          <text:p/>
        </draw:line>
        <draw:polygon draw:style-name="gr58" draw:text-style-name="P8" draw:layer="layout" svg:width="0.004cm" svg:height="0.309cm" svg:x="7.816cm" svg:y="4.407cm" svg:viewBox="0 0 5 310" draw:points="0,310 5,310 5,0 0,0">
          <text:p/>
        </draw:polygon>
        <draw:line draw:style-name="gr59" draw:text-style-name="P9" draw:layer="layout" svg:x1="8.174cm" svg:y1="4.409cm" svg:x2="8.174cm" svg:y2="4.714cm">
          <text:p/>
        </draw:line>
        <draw:polygon draw:style-name="gr58" draw:text-style-name="P8" draw:layer="layout" svg:width="0.004cm" svg:height="0.309cm" svg:x="8.172cm" svg:y="4.407cm" svg:viewBox="0 0 5 310" draw:points="0,310 5,310 5,0 0,0">
          <text:p/>
        </draw:polygon>
        <draw:line draw:style-name="gr59" draw:text-style-name="P9" draw:layer="layout" svg:x1="8.529cm" svg:y1="4.409cm" svg:x2="8.529cm" svg:y2="4.714cm">
          <text:p/>
        </draw:line>
        <draw:polygon draw:style-name="gr58" draw:text-style-name="P8" draw:layer="layout" svg:width="0.004cm" svg:height="0.309cm" svg:x="8.527cm" svg:y="4.407cm" svg:viewBox="0 0 5 310" draw:points="0,310 5,310 5,0 0,0">
          <text:p/>
        </draw:polygon>
        <draw:line draw:style-name="gr59" draw:text-style-name="P9" draw:layer="layout" svg:x1="8.885cm" svg:y1="4.409cm" svg:x2="8.885cm" svg:y2="4.714cm">
          <text:p/>
        </draw:line>
        <draw:polygon draw:style-name="gr58" draw:text-style-name="P8" draw:layer="layout" svg:width="0.004cm" svg:height="0.309cm" svg:x="8.883cm" svg:y="4.407cm" svg:viewBox="0 0 5 310" draw:points="0,310 5,310 5,0 0,0">
          <text:p/>
        </draw:polygon>
        <draw:line draw:style-name="gr59" draw:text-style-name="P9" draw:layer="layout" svg:x1="9.241cm" svg:y1="4.409cm" svg:x2="9.241cm" svg:y2="4.714cm">
          <text:p/>
        </draw:line>
        <draw:polygon draw:style-name="gr58" draw:text-style-name="P8" draw:layer="layout" svg:width="0.005cm" svg:height="0.309cm" svg:x="9.238cm" svg:y="4.407cm" svg:viewBox="0 0 6 310" draw:points="0,310 6,310 6,0 0,0">
          <text:p/>
        </draw:polygon>
        <draw:line draw:style-name="gr59" draw:text-style-name="P9" draw:layer="layout" svg:x1="9.596cm" svg:y1="4.409cm" svg:x2="9.596cm" svg:y2="4.714cm">
          <text:p/>
        </draw:line>
        <draw:polygon draw:style-name="gr58" draw:text-style-name="P8" draw:layer="layout" svg:width="0.004cm" svg:height="0.309cm" svg:x="9.594cm" svg:y="4.407cm" svg:viewBox="0 0 5 310" draw:points="0,310 5,310 5,0 0,0">
          <text:p/>
        </draw:polygon>
        <draw:line draw:style-name="gr59" draw:text-style-name="P9" draw:layer="layout" svg:x1="9.952cm" svg:y1="4.409cm" svg:x2="9.952cm" svg:y2="4.714cm">
          <text:p/>
        </draw:line>
        <draw:polygon draw:style-name="gr58" draw:text-style-name="P8" draw:layer="layout" svg:width="0.004cm" svg:height="0.309cm" svg:x="9.95cm" svg:y="4.407cm" svg:viewBox="0 0 5 310" draw:points="0,310 5,310 5,0 0,0">
          <text:p/>
        </draw:polygon>
        <draw:line draw:style-name="gr59" draw:text-style-name="P9" draw:layer="layout" svg:x1="10.307cm" svg:y1="4.409cm" svg:x2="10.307cm" svg:y2="4.714cm">
          <text:p/>
        </draw:line>
        <draw:polygon draw:style-name="gr58" draw:text-style-name="P8" draw:layer="layout" svg:width="0.004cm" svg:height="0.309cm" svg:x="10.305cm" svg:y="4.407cm" svg:viewBox="0 0 5 310" draw:points="0,310 5,310 5,0 0,0">
          <text:p/>
        </draw:polygon>
        <draw:line draw:style-name="gr59" draw:text-style-name="P9" draw:layer="layout" svg:x1="10.663cm" svg:y1="4.409cm" svg:x2="10.663cm" svg:y2="4.714cm">
          <text:p/>
        </draw:line>
        <draw:polygon draw:style-name="gr58" draw:text-style-name="P8" draw:layer="layout" svg:width="0.004cm" svg:height="0.309cm" svg:x="10.661cm" svg:y="4.407cm" svg:viewBox="0 0 5 310" draw:points="0,310 5,310 5,0 0,0">
          <text:p/>
        </draw:polygon>
        <draw:line draw:style-name="gr59" draw:text-style-name="P9" draw:layer="layout" svg:x1="11.019cm" svg:y1="4.409cm" svg:x2="11.019cm" svg:y2="4.714cm">
          <text:p/>
        </draw:line>
        <draw:polygon draw:style-name="gr58" draw:text-style-name="P8" draw:layer="layout" svg:width="0.005cm" svg:height="0.309cm" svg:x="11.016cm" svg:y="4.407cm" svg:viewBox="0 0 6 310" draw:points="0,310 6,310 6,0 0,0">
          <text:p/>
        </draw:polygon>
        <draw:line draw:style-name="gr59" draw:text-style-name="P9" draw:layer="layout" svg:x1="11.375cm" svg:y1="4.409cm" svg:x2="11.375cm" svg:y2="4.714cm">
          <text:p/>
        </draw:line>
        <draw:polygon draw:style-name="gr58" draw:text-style-name="P8" draw:layer="layout" svg:width="0.004cm" svg:height="0.309cm" svg:x="11.373cm" svg:y="4.407cm" svg:viewBox="0 0 5 310" draw:points="0,310 5,310 5,0 0,0">
          <text:p/>
        </draw:polygon>
        <draw:line draw:style-name="gr59" draw:text-style-name="P9" draw:layer="layout" svg:x1="11.73cm" svg:y1="4.409cm" svg:x2="11.73cm" svg:y2="4.714cm">
          <text:p/>
        </draw:line>
        <draw:polygon draw:style-name="gr58" draw:text-style-name="P8" draw:layer="layout" svg:width="0.005cm" svg:height="0.309cm" svg:x="11.728cm" svg:y="4.407cm" svg:viewBox="0 0 6 310" draw:points="0,310 6,310 6,0 0,0">
          <text:p/>
        </draw:polygon>
        <draw:line draw:style-name="gr59" draw:text-style-name="P9" draw:layer="layout" svg:x1="12.086cm" svg:y1="4.409cm" svg:x2="12.086cm" svg:y2="4.714cm">
          <text:p/>
        </draw:line>
        <draw:polygon draw:style-name="gr58" draw:text-style-name="P8" draw:layer="layout" svg:width="0.004cm" svg:height="0.309cm" svg:x="12.084cm" svg:y="4.407cm" svg:viewBox="0 0 5 310" draw:points="0,310 5,310 5,0 0,0">
          <text:p/>
        </draw:polygon>
        <draw:line draw:style-name="gr59" draw:text-style-name="P9" draw:layer="layout" svg:x1="12.442cm" svg:y1="4.409cm" svg:x2="12.442cm" svg:y2="4.714cm">
          <text:p/>
        </draw:line>
        <draw:polygon draw:style-name="gr58" draw:text-style-name="P8" draw:layer="layout" svg:width="0.004cm" svg:height="0.309cm" svg:x="12.44cm" svg:y="4.407cm" svg:viewBox="0 0 5 310" draw:points="0,310 5,310 5,0 0,0">
          <text:p/>
        </draw:polygon>
        <draw:line draw:style-name="gr59" draw:text-style-name="P9" draw:layer="layout" svg:x1="12.797cm" svg:y1="4.409cm" svg:x2="12.797cm" svg:y2="4.714cm">
          <text:p/>
        </draw:line>
        <draw:polygon draw:style-name="gr58" draw:text-style-name="P8" draw:layer="layout" svg:width="0.004cm" svg:height="0.309cm" svg:x="12.795cm" svg:y="4.407cm" svg:viewBox="0 0 5 310" draw:points="0,310 5,310 5,0 0,0">
          <text:p/>
        </draw:polygon>
        <draw:line draw:style-name="gr59" draw:text-style-name="P9" draw:layer="layout" svg:x1="13.508cm" svg:y1="4.409cm" svg:x2="13.508cm" svg:y2="4.714cm">
          <text:p/>
        </draw:line>
        <draw:polygon draw:style-name="gr58" draw:text-style-name="P8" draw:layer="layout" svg:width="0.005cm" svg:height="0.309cm" svg:x="13.506cm" svg:y="4.407cm" svg:viewBox="0 0 6 310" draw:points="0,310 6,310 6,0 0,0">
          <text:p/>
        </draw:polygon>
        <draw:line draw:style-name="gr59" draw:text-style-name="P9" draw:layer="layout" svg:x1="13.864cm" svg:y1="4.409cm" svg:x2="13.864cm" svg:y2="4.714cm">
          <text:p/>
        </draw:line>
        <draw:polygon draw:style-name="gr58" draw:text-style-name="P8" draw:layer="layout" svg:width="0.004cm" svg:height="0.309cm" svg:x="13.862cm" svg:y="4.407cm" svg:viewBox="0 0 5 310" draw:points="0,310 5,310 5,0 0,0">
          <text:p/>
        </draw:polygon>
        <draw:line draw:style-name="gr59" draw:text-style-name="P9" draw:layer="layout" svg:x1="14.22cm" svg:y1="4.409cm" svg:x2="14.22cm" svg:y2="4.714cm">
          <text:p/>
        </draw:line>
        <draw:polygon draw:style-name="gr58" draw:text-style-name="P8" draw:layer="layout" svg:width="0.004cm" svg:height="0.309cm" svg:x="14.218cm" svg:y="4.407cm" svg:viewBox="0 0 5 310" draw:points="0,310 5,310 5,0 0,0">
          <text:p/>
        </draw:polygon>
        <draw:line draw:style-name="gr59" draw:text-style-name="P9" draw:layer="layout" svg:x1="14.575cm" svg:y1="4.409cm" svg:x2="14.575cm" svg:y2="4.714cm">
          <text:p/>
        </draw:line>
        <draw:polygon draw:style-name="gr58" draw:text-style-name="P8" draw:layer="layout" svg:width="0.004cm" svg:height="0.309cm" svg:x="14.573cm" svg:y="4.407cm" svg:viewBox="0 0 5 310" draw:points="0,310 5,310 5,0 0,0">
          <text:p/>
        </draw:polygon>
        <draw:line draw:style-name="gr59" draw:text-style-name="P9" draw:layer="layout" svg:x1="14.931cm" svg:y1="4.409cm" svg:x2="14.931cm" svg:y2="4.714cm">
          <text:p/>
        </draw:line>
        <draw:polygon draw:style-name="gr58" draw:text-style-name="P8" draw:layer="layout" svg:width="0.004cm" svg:height="0.309cm" svg:x="14.929cm" svg:y="4.407cm" svg:viewBox="0 0 5 310" draw:points="0,310 5,310 5,0 0,0">
          <text:p/>
        </draw:polygon>
        <draw:line draw:style-name="gr59" draw:text-style-name="P9" draw:layer="layout" svg:x1="15.286cm" svg:y1="4.409cm" svg:x2="15.286cm" svg:y2="4.714cm">
          <text:p/>
        </draw:line>
        <draw:polygon draw:style-name="gr58" draw:text-style-name="P8" draw:layer="layout" svg:width="0.005cm" svg:height="0.309cm" svg:x="15.284cm" svg:y="4.407cm" svg:viewBox="0 0 6 310" draw:points="0,310 6,310 6,0 0,0">
          <text:p/>
        </draw:polygon>
        <draw:line draw:style-name="gr59" draw:text-style-name="P9" draw:layer="layout" svg:x1="15.643cm" svg:y1="4.409cm" svg:x2="15.643cm" svg:y2="4.714cm">
          <text:p/>
        </draw:line>
        <draw:polygon draw:style-name="gr58" draw:text-style-name="P8" draw:layer="layout" svg:width="0.004cm" svg:height="0.309cm" svg:x="15.641cm" svg:y="4.407cm" svg:viewBox="0 0 5 310" draw:points="0,310 5,310 5,0 0,0">
          <text:p/>
        </draw:polygon>
        <draw:line draw:style-name="gr59" draw:text-style-name="P9" draw:layer="layout" svg:x1="15.999cm" svg:y1="4.409cm" svg:x2="15.999cm" svg:y2="4.714cm">
          <text:p/>
        </draw:line>
        <draw:polygon draw:style-name="gr58" draw:text-style-name="P8" draw:layer="layout" svg:width="0.004cm" svg:height="0.309cm" svg:x="15.997cm" svg:y="4.407cm" svg:viewBox="0 0 5 310" draw:points="0,310 5,310 5,0 0,0">
          <text:p/>
        </draw:polygon>
        <draw:line draw:style-name="gr59" draw:text-style-name="P9" draw:layer="layout" svg:x1="16.354cm" svg:y1="4.409cm" svg:x2="16.354cm" svg:y2="4.714cm">
          <text:p/>
        </draw:line>
        <draw:polygon draw:style-name="gr58" draw:text-style-name="P8" draw:layer="layout" svg:width="0.004cm" svg:height="0.309cm" svg:x="16.352cm" svg:y="4.407cm" svg:viewBox="0 0 5 310" draw:points="0,310 5,310 5,0 0,0">
          <text:p/>
        </draw:polygon>
        <draw:line draw:style-name="gr59" draw:text-style-name="P9" draw:layer="layout" svg:x1="16.71cm" svg:y1="4.409cm" svg:x2="16.71cm" svg:y2="4.714cm">
          <text:p/>
        </draw:line>
        <draw:polygon draw:style-name="gr58" draw:text-style-name="P8" draw:layer="layout" svg:width="0.004cm" svg:height="0.309cm" svg:x="16.708cm" svg:y="4.407cm" svg:viewBox="0 0 5 310" draw:points="0,310 5,310 5,0 0,0">
          <text:p/>
        </draw:polygon>
        <draw:line draw:style-name="gr59" draw:text-style-name="P9" draw:layer="layout" svg:x1="17.065cm" svg:y1="4.409cm" svg:x2="17.065cm" svg:y2="4.714cm">
          <text:p/>
        </draw:line>
        <draw:polygon draw:style-name="gr58" draw:text-style-name="P8" draw:layer="layout" svg:width="0.005cm" svg:height="0.309cm" svg:x="17.063cm" svg:y="4.407cm" svg:viewBox="0 0 6 310" draw:points="0,310 6,310 6,0 0,0">
          <text:p/>
        </draw:polygon>
        <draw:line draw:style-name="gr59" draw:text-style-name="P9" draw:layer="layout" svg:x1="17.421cm" svg:y1="4.409cm" svg:x2="17.421cm" svg:y2="4.714cm">
          <text:p/>
        </draw:line>
        <draw:polygon draw:style-name="gr58" draw:text-style-name="P8" draw:layer="layout" svg:width="0.004cm" svg:height="0.309cm" svg:x="17.419cm" svg:y="4.407cm" svg:viewBox="0 0 5 310" draw:points="0,310 5,310 5,0 0,0">
          <text:p/>
        </draw:polygon>
        <draw:line draw:style-name="gr59" draw:text-style-name="P9" draw:layer="layout" svg:x1="17.777cm" svg:y1="4.409cm" svg:x2="17.777cm" svg:y2="4.714cm">
          <text:p/>
        </draw:line>
        <draw:polygon draw:style-name="gr58" draw:text-style-name="P8" draw:layer="layout" svg:width="0.004cm" svg:height="0.309cm" svg:x="17.775cm" svg:y="4.407cm" svg:viewBox="0 0 5 310" draw:points="0,310 5,310 5,0 0,0">
          <text:p/>
        </draw:polygon>
        <draw:line draw:style-name="gr59" draw:text-style-name="P9" draw:layer="layout" svg:x1="4.265cm" svg:y1="5.324cm" svg:x2="12.797cm" svg:y2="5.324cm">
          <text:p/>
        </draw:line>
        <draw:polygon draw:style-name="gr58" draw:text-style-name="P8" draw:layer="layout" svg:width="8.536cm" svg:height="0.004cm" svg:x="4.263cm" svg:y="5.322cm" svg:viewBox="0 0 8537 5" draw:points="0,5 8537,5 8537,0 0,0">
          <text:p/>
        </draw:polygon>
        <draw:line draw:style-name="gr59" draw:text-style-name="P9" draw:layer="layout" svg:x1="3.194cm" svg:y1="3.8cm" svg:x2="3.194cm" svg:y2="4.104cm">
          <text:p/>
        </draw:line>
        <draw:polygon draw:style-name="gr58" draw:text-style-name="P8" draw:layer="layout" svg:width="0.005cm" svg:height="0.309cm" svg:x="3.192cm" svg:y="3.798cm" svg:viewBox="0 0 6 310" draw:points="0,310 6,310 6,0 0,0">
          <text:p/>
        </draw:polygon>
        <draw:line draw:style-name="gr59" draw:text-style-name="P9" draw:layer="layout" svg:x1="3.55cm" svg:y1="3.8cm" svg:x2="3.55cm" svg:y2="4.104cm">
          <text:p/>
        </draw:line>
        <draw:polygon draw:style-name="gr58" draw:text-style-name="P8" draw:layer="layout" svg:width="0.004cm" svg:height="0.309cm" svg:x="3.548cm" svg:y="3.798cm" svg:viewBox="0 0 5 310" draw:points="0,310 5,310 5,0 0,0">
          <text:p/>
        </draw:polygon>
        <draw:line draw:style-name="gr59" draw:text-style-name="P9" draw:layer="layout" svg:x1="3.905cm" svg:y1="3.8cm" svg:x2="3.905cm" svg:y2="4.104cm">
          <text:p/>
        </draw:line>
        <draw:polygon draw:style-name="gr58" draw:text-style-name="P8" draw:layer="layout" svg:width="0.005cm" svg:height="0.309cm" svg:x="3.903cm" svg:y="3.798cm" svg:viewBox="0 0 6 310" draw:points="0,310 6,310 6,0 0,0">
          <text:p/>
        </draw:polygon>
        <draw:line draw:style-name="gr59" draw:text-style-name="P9" draw:layer="layout" svg:x1="4.261cm" svg:y1="5.019cm" svg:x2="4.261cm" svg:y2="5.324cm">
          <text:p/>
        </draw:line>
        <draw:polygon draw:style-name="gr58" draw:text-style-name="P8" draw:layer="layout" svg:width="0.004cm" svg:height="0.309cm" svg:x="4.259cm" svg:y="5.017cm" svg:viewBox="0 0 5 310" draw:points="0,310 5,310 5,0 0,0">
          <text:p/>
        </draw:polygon>
        <draw:line draw:style-name="gr59" draw:text-style-name="P9" draw:layer="layout" svg:x1="4.617cm" svg:y1="5.019cm" svg:x2="4.617cm" svg:y2="5.324cm">
          <text:p/>
        </draw:line>
        <draw:polygon draw:style-name="gr58" draw:text-style-name="P8" draw:layer="layout" svg:width="0.004cm" svg:height="0.309cm" svg:x="4.615cm" svg:y="5.017cm" svg:viewBox="0 0 5 310" draw:points="0,310 5,310 5,0 0,0">
          <text:p/>
        </draw:polygon>
        <draw:line draw:style-name="gr59" draw:text-style-name="P9" draw:layer="layout" svg:x1="4.972cm" svg:y1="5.019cm" svg:x2="4.972cm" svg:y2="5.324cm">
          <text:p/>
        </draw:line>
        <draw:polygon draw:style-name="gr58" draw:text-style-name="P8" draw:layer="layout" svg:width="0.004cm" svg:height="0.309cm" svg:x="4.97cm" svg:y="5.017cm" svg:viewBox="0 0 5 310" draw:points="0,310 5,310 5,0 0,0">
          <text:p/>
        </draw:polygon>
        <draw:line draw:style-name="gr59" draw:text-style-name="P9" draw:layer="layout" svg:x1="5.328cm" svg:y1="5.019cm" svg:x2="5.328cm" svg:y2="5.324cm">
          <text:p/>
        </draw:line>
        <draw:polygon draw:style-name="gr58" draw:text-style-name="P8" draw:layer="layout" svg:width="0.004cm" svg:height="0.309cm" svg:x="5.326cm" svg:y="5.017cm" svg:viewBox="0 0 5 310" draw:points="0,310 5,310 5,0 0,0">
          <text:p/>
        </draw:polygon>
        <draw:line draw:style-name="gr59" draw:text-style-name="P9" draw:layer="layout" svg:x1="5.683cm" svg:y1="5.019cm" svg:x2="5.683cm" svg:y2="5.324cm">
          <text:p/>
        </draw:line>
        <draw:polygon draw:style-name="gr58" draw:text-style-name="P8" draw:layer="layout" svg:width="0.006cm" svg:height="0.309cm" svg:x="5.681cm" svg:y="5.017cm" svg:viewBox="0 0 7 310" draw:points="0,310 7,310 7,0 0,0">
          <text:p/>
        </draw:polygon>
        <draw:line draw:style-name="gr59" draw:text-style-name="P9" draw:layer="layout" svg:x1="6.039cm" svg:y1="5.019cm" svg:x2="6.039cm" svg:y2="5.324cm">
          <text:p/>
        </draw:line>
        <draw:polygon draw:style-name="gr58" draw:text-style-name="P8" draw:layer="layout" svg:width="0.004cm" svg:height="0.309cm" svg:x="6.037cm" svg:y="5.017cm" svg:viewBox="0 0 5 310" draw:points="0,310 5,310 5,0 0,0">
          <text:p/>
        </draw:polygon>
        <draw:line draw:style-name="gr59" draw:text-style-name="P9" draw:layer="layout" svg:x1="6.395cm" svg:y1="5.019cm" svg:x2="6.395cm" svg:y2="5.324cm">
          <text:p/>
        </draw:line>
        <draw:polygon draw:style-name="gr58" draw:text-style-name="P8" draw:layer="layout" svg:width="0.004cm" svg:height="0.309cm" svg:x="6.393cm" svg:y="5.017cm" svg:viewBox="0 0 5 310" draw:points="0,310 5,310 5,0 0,0">
          <text:p/>
        </draw:polygon>
        <draw:line draw:style-name="gr59" draw:text-style-name="P9" draw:layer="layout" svg:x1="6.751cm" svg:y1="5.019cm" svg:x2="6.751cm" svg:y2="5.324cm">
          <text:p/>
        </draw:line>
        <draw:polygon draw:style-name="gr58" draw:text-style-name="P8" draw:layer="layout" svg:width="0.004cm" svg:height="0.309cm" svg:x="6.749cm" svg:y="5.017cm" svg:viewBox="0 0 5 310" draw:points="0,310 5,310 5,0 0,0">
          <text:p/>
        </draw:polygon>
        <draw:line draw:style-name="gr59" draw:text-style-name="P9" draw:layer="layout" svg:x1="7.107cm" svg:y1="5.019cm" svg:x2="7.107cm" svg:y2="5.324cm">
          <text:p/>
        </draw:line>
        <draw:polygon draw:style-name="gr58" draw:text-style-name="P8" draw:layer="layout" svg:width="0.004cm" svg:height="0.309cm" svg:x="7.105cm" svg:y="5.017cm" svg:viewBox="0 0 5 310" draw:points="0,310 5,310 5,0 0,0">
          <text:p/>
        </draw:polygon>
        <draw:line draw:style-name="gr59" draw:text-style-name="P9" draw:layer="layout" svg:x1="7.463cm" svg:y1="5.019cm" svg:x2="7.463cm" svg:y2="5.324cm">
          <text:p/>
        </draw:line>
        <draw:polygon draw:style-name="gr58" draw:text-style-name="P8" draw:layer="layout" svg:width="0.005cm" svg:height="0.309cm" svg:x="7.46cm" svg:y="5.017cm" svg:viewBox="0 0 6 310" draw:points="0,310 6,310 6,0 0,0">
          <text:p/>
        </draw:polygon>
        <draw:line draw:style-name="gr59" draw:text-style-name="P9" draw:layer="layout" svg:x1="7.818cm" svg:y1="5.019cm" svg:x2="7.818cm" svg:y2="5.324cm">
          <text:p/>
        </draw:line>
        <draw:polygon draw:style-name="gr58" draw:text-style-name="P8" draw:layer="layout" svg:width="0.004cm" svg:height="0.309cm" svg:x="7.816cm" svg:y="5.017cm" svg:viewBox="0 0 5 310" draw:points="0,310 5,310 5,0 0,0">
          <text:p/>
        </draw:polygon>
        <draw:line draw:style-name="gr59" draw:text-style-name="P9" draw:layer="layout" svg:x1="8.174cm" svg:y1="5.019cm" svg:x2="8.174cm" svg:y2="5.324cm">
          <text:p/>
        </draw:line>
        <draw:polygon draw:style-name="gr58" draw:text-style-name="P8" draw:layer="layout" svg:width="0.004cm" svg:height="0.309cm" svg:x="8.172cm" svg:y="5.017cm" svg:viewBox="0 0 5 310" draw:points="0,310 5,310 5,0 0,0">
          <text:p/>
        </draw:polygon>
        <draw:line draw:style-name="gr59" draw:text-style-name="P9" draw:layer="layout" svg:x1="8.529cm" svg:y1="5.019cm" svg:x2="8.529cm" svg:y2="5.324cm">
          <text:p/>
        </draw:line>
        <draw:polygon draw:style-name="gr58" draw:text-style-name="P8" draw:layer="layout" svg:width="0.004cm" svg:height="0.309cm" svg:x="8.527cm" svg:y="5.017cm" svg:viewBox="0 0 5 310" draw:points="0,310 5,310 5,0 0,0">
          <text:p/>
        </draw:polygon>
        <draw:line draw:style-name="gr59" draw:text-style-name="P9" draw:layer="layout" svg:x1="8.885cm" svg:y1="5.019cm" svg:x2="8.885cm" svg:y2="5.324cm">
          <text:p/>
        </draw:line>
        <draw:polygon draw:style-name="gr58" draw:text-style-name="P8" draw:layer="layout" svg:width="0.004cm" svg:height="0.309cm" svg:x="8.883cm" svg:y="5.017cm" svg:viewBox="0 0 5 310" draw:points="0,310 5,310 5,0 0,0">
          <text:p/>
        </draw:polygon>
        <draw:line draw:style-name="gr59" draw:text-style-name="P9" draw:layer="layout" svg:x1="9.241cm" svg:y1="5.019cm" svg:x2="9.241cm" svg:y2="5.324cm">
          <text:p/>
        </draw:line>
        <draw:polygon draw:style-name="gr58" draw:text-style-name="P8" draw:layer="layout" svg:width="0.005cm" svg:height="0.309cm" svg:x="9.238cm" svg:y="5.017cm" svg:viewBox="0 0 6 310" draw:points="0,310 6,310 6,0 0,0">
          <text:p/>
        </draw:polygon>
        <draw:line draw:style-name="gr59" draw:text-style-name="P9" draw:layer="layout" svg:x1="9.596cm" svg:y1="5.019cm" svg:x2="9.596cm" svg:y2="5.324cm">
          <text:p/>
        </draw:line>
        <draw:polygon draw:style-name="gr58" draw:text-style-name="P8" draw:layer="layout" svg:width="0.004cm" svg:height="0.309cm" svg:x="9.594cm" svg:y="5.017cm" svg:viewBox="0 0 5 310" draw:points="0,310 5,310 5,0 0,0">
          <text:p/>
        </draw:polygon>
        <draw:line draw:style-name="gr59" draw:text-style-name="P9" draw:layer="layout" svg:x1="9.952cm" svg:y1="5.019cm" svg:x2="9.952cm" svg:y2="5.324cm">
          <text:p/>
        </draw:line>
        <draw:polygon draw:style-name="gr58" draw:text-style-name="P8" draw:layer="layout" svg:width="0.004cm" svg:height="0.309cm" svg:x="9.95cm" svg:y="5.017cm" svg:viewBox="0 0 5 310" draw:points="0,310 5,310 5,0 0,0">
          <text:p/>
        </draw:polygon>
        <draw:line draw:style-name="gr59" draw:text-style-name="P9" draw:layer="layout" svg:x1="10.307cm" svg:y1="5.019cm" svg:x2="10.307cm" svg:y2="5.324cm">
          <text:p/>
        </draw:line>
        <draw:polygon draw:style-name="gr58" draw:text-style-name="P8" draw:layer="layout" svg:width="0.004cm" svg:height="0.309cm" svg:x="10.305cm" svg:y="5.017cm" svg:viewBox="0 0 5 310" draw:points="0,310 5,310 5,0 0,0">
          <text:p/>
        </draw:polygon>
        <draw:line draw:style-name="gr59" draw:text-style-name="P9" draw:layer="layout" svg:x1="10.663cm" svg:y1="5.019cm" svg:x2="10.663cm" svg:y2="5.324cm">
          <text:p/>
        </draw:line>
        <draw:polygon draw:style-name="gr58" draw:text-style-name="P8" draw:layer="layout" svg:width="0.004cm" svg:height="0.309cm" svg:x="10.661cm" svg:y="5.017cm" svg:viewBox="0 0 5 310" draw:points="0,310 5,310 5,0 0,0">
          <text:p/>
        </draw:polygon>
        <draw:line draw:style-name="gr59" draw:text-style-name="P9" draw:layer="layout" svg:x1="11.019cm" svg:y1="5.019cm" svg:x2="11.019cm" svg:y2="5.324cm">
          <text:p/>
        </draw:line>
        <draw:polygon draw:style-name="gr58" draw:text-style-name="P8" draw:layer="layout" svg:width="0.005cm" svg:height="0.309cm" svg:x="11.016cm" svg:y="5.017cm" svg:viewBox="0 0 6 310" draw:points="0,310 6,310 6,0 0,0">
          <text:p/>
        </draw:polygon>
        <draw:line draw:style-name="gr59" draw:text-style-name="P9" draw:layer="layout" svg:x1="11.375cm" svg:y1="5.019cm" svg:x2="11.375cm" svg:y2="5.324cm">
          <text:p/>
        </draw:line>
        <draw:polygon draw:style-name="gr58" draw:text-style-name="P8" draw:layer="layout" svg:width="0.004cm" svg:height="0.309cm" svg:x="11.373cm" svg:y="5.017cm" svg:viewBox="0 0 5 310" draw:points="0,310 5,310 5,0 0,0">
          <text:p/>
        </draw:polygon>
        <draw:line draw:style-name="gr59" draw:text-style-name="P9" draw:layer="layout" svg:x1="11.73cm" svg:y1="5.019cm" svg:x2="11.73cm" svg:y2="5.324cm">
          <text:p/>
        </draw:line>
        <draw:polygon draw:style-name="gr58" draw:text-style-name="P8" draw:layer="layout" svg:width="0.005cm" svg:height="0.309cm" svg:x="11.728cm" svg:y="5.017cm" svg:viewBox="0 0 6 310" draw:points="0,310 6,310 6,0 0,0">
          <text:p/>
        </draw:polygon>
        <draw:line draw:style-name="gr59" draw:text-style-name="P9" draw:layer="layout" svg:x1="12.086cm" svg:y1="5.019cm" svg:x2="12.086cm" svg:y2="5.324cm">
          <text:p/>
        </draw:line>
        <draw:polygon draw:style-name="gr58" draw:text-style-name="P8" draw:layer="layout" svg:width="0.004cm" svg:height="0.309cm" svg:x="12.084cm" svg:y="5.017cm" svg:viewBox="0 0 5 310" draw:points="0,310 5,310 5,0 0,0">
          <text:p/>
        </draw:polygon>
        <draw:line draw:style-name="gr59" draw:text-style-name="P9" draw:layer="layout" svg:x1="12.442cm" svg:y1="5.019cm" svg:x2="12.442cm" svg:y2="5.324cm">
          <text:p/>
        </draw:line>
        <draw:polygon draw:style-name="gr58" draw:text-style-name="P8" draw:layer="layout" svg:width="0.004cm" svg:height="0.309cm" svg:x="12.44cm" svg:y="5.017cm" svg:viewBox="0 0 5 310" draw:points="0,310 5,310 5,0 0,0">
          <text:p/>
        </draw:polygon>
        <draw:line draw:style-name="gr59" draw:text-style-name="P9" draw:layer="layout" svg:x1="12.797cm" svg:y1="5.019cm" svg:x2="12.797cm" svg:y2="5.324cm">
          <text:p/>
        </draw:line>
        <draw:polygon draw:style-name="gr58" draw:text-style-name="P8" draw:layer="layout" svg:width="0.004cm" svg:height="0.309cm" svg:x="12.795cm" svg:y="5.017cm" svg:viewBox="0 0 5 310" draw:points="0,310 5,310 5,0 0,0">
          <text:p/>
        </draw:polygon>
        <draw:line draw:style-name="gr59" draw:text-style-name="P9" draw:layer="layout" svg:x1="13.153cm" svg:y1="4.409cm" svg:x2="13.153cm" svg:y2="4.714cm">
          <text:p/>
        </draw:line>
        <draw:polygon draw:style-name="gr58" draw:text-style-name="P8" draw:layer="layout" svg:width="0.004cm" svg:height="0.309cm" svg:x="13.151cm" svg:y="4.407cm" svg:viewBox="0 0 5 310" draw:points="0,310 5,310 5,0 0,0">
          <text:p/>
        </draw:polygon>
        <draw:line draw:style-name="gr59" draw:text-style-name="P9" draw:layer="layout" svg:x1="13.508cm" svg:y1="5.019cm" svg:x2="13.508cm" svg:y2="5.324cm">
          <text:p/>
        </draw:line>
        <draw:polygon draw:style-name="gr58" draw:text-style-name="P8" draw:layer="layout" svg:width="0.005cm" svg:height="0.309cm" svg:x="13.506cm" svg:y="5.017cm" svg:viewBox="0 0 6 310" draw:points="0,310 6,310 6,0 0,0">
          <text:p/>
        </draw:polygon>
        <draw:line draw:style-name="gr59" draw:text-style-name="P9" draw:layer="layout" svg:x1="13.864cm" svg:y1="5.019cm" svg:x2="13.864cm" svg:y2="5.324cm">
          <text:p/>
        </draw:line>
        <draw:polygon draw:style-name="gr58" draw:text-style-name="P8" draw:layer="layout" svg:width="0.004cm" svg:height="0.309cm" svg:x="13.862cm" svg:y="5.017cm" svg:viewBox="0 0 5 310" draw:points="0,310 5,310 5,0 0,0">
          <text:p/>
        </draw:polygon>
        <draw:line draw:style-name="gr59" draw:text-style-name="P9" draw:layer="layout" svg:x1="14.22cm" svg:y1="5.019cm" svg:x2="14.22cm" svg:y2="5.324cm">
          <text:p/>
        </draw:line>
        <draw:polygon draw:style-name="gr58" draw:text-style-name="P8" draw:layer="layout" svg:width="0.004cm" svg:height="0.309cm" svg:x="14.218cm" svg:y="5.017cm" svg:viewBox="0 0 5 310" draw:points="0,310 5,310 5,0 0,0">
          <text:p/>
        </draw:polygon>
        <draw:line draw:style-name="gr59" draw:text-style-name="P9" draw:layer="layout" svg:x1="14.575cm" svg:y1="5.019cm" svg:x2="14.575cm" svg:y2="5.324cm">
          <text:p/>
        </draw:line>
        <draw:polygon draw:style-name="gr58" draw:text-style-name="P8" draw:layer="layout" svg:width="0.004cm" svg:height="0.309cm" svg:x="14.573cm" svg:y="5.017cm" svg:viewBox="0 0 5 310" draw:points="0,310 5,310 5,0 0,0">
          <text:p/>
        </draw:polygon>
        <draw:line draw:style-name="gr59" draw:text-style-name="P9" draw:layer="layout" svg:x1="14.931cm" svg:y1="5.019cm" svg:x2="14.931cm" svg:y2="5.324cm">
          <text:p/>
        </draw:line>
        <draw:polygon draw:style-name="gr58" draw:text-style-name="P8" draw:layer="layout" svg:width="0.004cm" svg:height="0.309cm" svg:x="14.929cm" svg:y="5.017cm" svg:viewBox="0 0 5 310" draw:points="0,310 5,310 5,0 0,0">
          <text:p/>
        </draw:polygon>
        <draw:line draw:style-name="gr59" draw:text-style-name="P9" draw:layer="layout" svg:x1="15.286cm" svg:y1="5.019cm" svg:x2="15.286cm" svg:y2="5.324cm">
          <text:p/>
        </draw:line>
        <draw:polygon draw:style-name="gr58" draw:text-style-name="P8" draw:layer="layout" svg:width="0.005cm" svg:height="0.309cm" svg:x="15.284cm" svg:y="5.017cm" svg:viewBox="0 0 6 310" draw:points="0,310 6,310 6,0 0,0">
          <text:p/>
        </draw:polygon>
        <draw:line draw:style-name="gr59" draw:text-style-name="P9" draw:layer="layout" svg:x1="15.643cm" svg:y1="5.019cm" svg:x2="15.643cm" svg:y2="5.324cm">
          <text:p/>
        </draw:line>
        <draw:polygon draw:style-name="gr58" draw:text-style-name="P8" draw:layer="layout" svg:width="0.004cm" svg:height="0.309cm" svg:x="15.641cm" svg:y="5.017cm" svg:viewBox="0 0 5 310" draw:points="0,310 5,310 5,0 0,0">
          <text:p/>
        </draw:polygon>
        <draw:line draw:style-name="gr59" draw:text-style-name="P9" draw:layer="layout" svg:x1="15.999cm" svg:y1="5.019cm" svg:x2="15.999cm" svg:y2="5.324cm">
          <text:p/>
        </draw:line>
        <draw:polygon draw:style-name="gr58" draw:text-style-name="P8" draw:layer="layout" svg:width="0.004cm" svg:height="0.309cm" svg:x="15.997cm" svg:y="5.017cm" svg:viewBox="0 0 5 310" draw:points="0,310 5,310 5,0 0,0">
          <text:p/>
        </draw:polygon>
        <draw:line draw:style-name="gr59" draw:text-style-name="P9" draw:layer="layout" svg:x1="16.354cm" svg:y1="5.019cm" svg:x2="16.354cm" svg:y2="5.324cm">
          <text:p/>
        </draw:line>
        <draw:polygon draw:style-name="gr58" draw:text-style-name="P8" draw:layer="layout" svg:width="0.004cm" svg:height="0.309cm" svg:x="16.352cm" svg:y="5.017cm" svg:viewBox="0 0 5 310" draw:points="0,310 5,310 5,0 0,0">
          <text:p/>
        </draw:polygon>
        <draw:line draw:style-name="gr59" draw:text-style-name="P9" draw:layer="layout" svg:x1="16.71cm" svg:y1="5.019cm" svg:x2="16.71cm" svg:y2="5.324cm">
          <text:p/>
        </draw:line>
        <draw:polygon draw:style-name="gr58" draw:text-style-name="P8" draw:layer="layout" svg:width="0.004cm" svg:height="0.309cm" svg:x="16.708cm" svg:y="5.017cm" svg:viewBox="0 0 5 310" draw:points="0,310 5,310 5,0 0,0">
          <text:p/>
        </draw:polygon>
        <draw:line draw:style-name="gr59" draw:text-style-name="P9" draw:layer="layout" svg:x1="17.065cm" svg:y1="5.019cm" svg:x2="17.065cm" svg:y2="5.324cm">
          <text:p/>
        </draw:line>
        <draw:polygon draw:style-name="gr58" draw:text-style-name="P8" draw:layer="layout" svg:width="0.005cm" svg:height="0.309cm" svg:x="17.063cm" svg:y="5.017cm" svg:viewBox="0 0 6 310" draw:points="0,310 6,310 6,0 0,0">
          <text:p/>
        </draw:polygon>
        <draw:line draw:style-name="gr59" draw:text-style-name="P9" draw:layer="layout" svg:x1="17.421cm" svg:y1="5.019cm" svg:x2="17.421cm" svg:y2="5.324cm">
          <text:p/>
        </draw:line>
        <draw:polygon draw:style-name="gr58" draw:text-style-name="P8" draw:layer="layout" svg:width="0.004cm" svg:height="0.309cm" svg:x="17.419cm" svg:y="5.017cm" svg:viewBox="0 0 5 310" draw:points="0,310 5,310 5,0 0,0">
          <text:p/>
        </draw:polygon>
        <draw:line draw:style-name="gr59" draw:text-style-name="P9" draw:layer="layout" svg:x1="17.777cm" svg:y1="5.019cm" svg:x2="17.777cm" svg:y2="5.324cm">
          <text:p/>
        </draw:line>
        <draw:polygon draw:style-name="gr58" draw:text-style-name="P8" draw:layer="layout" svg:width="0.004cm" svg:height="0.309cm" svg:x="17.775cm" svg:y="5.017cm" svg:viewBox="0 0 5 310" draw:points="0,310 5,310 5,0 0,0">
          <text:p/>
        </draw:polygon>
        <draw:line draw:style-name="gr59" draw:text-style-name="P9" draw:layer="layout" svg:x1="4.261cm" svg:y1="5.933cm" svg:x2="4.261cm" svg:y2="6.238cm">
          <text:p/>
        </draw:line>
        <draw:polygon draw:style-name="gr58" draw:text-style-name="P8" draw:layer="layout" svg:width="0.004cm" svg:height="0.309cm" svg:x="4.259cm" svg:y="5.931cm" svg:viewBox="0 0 5 310" draw:points="0,310 5,310 5,0 0,0">
          <text:p/>
        </draw:polygon>
        <draw:line draw:style-name="gr59" draw:text-style-name="P9" draw:layer="layout" svg:x1="4.617cm" svg:y1="5.933cm" svg:x2="4.617cm" svg:y2="6.238cm">
          <text:p/>
        </draw:line>
        <draw:polygon draw:style-name="gr58" draw:text-style-name="P8" draw:layer="layout" svg:width="0.004cm" svg:height="0.309cm" svg:x="4.615cm" svg:y="5.931cm" svg:viewBox="0 0 5 310" draw:points="0,310 5,310 5,0 0,0">
          <text:p/>
        </draw:polygon>
        <draw:line draw:style-name="gr59" draw:text-style-name="P9" draw:layer="layout" svg:x1="4.972cm" svg:y1="5.933cm" svg:x2="4.972cm" svg:y2="6.238cm">
          <text:p/>
        </draw:line>
        <draw:polygon draw:style-name="gr58" draw:text-style-name="P8" draw:layer="layout" svg:width="0.004cm" svg:height="0.309cm" svg:x="4.97cm" svg:y="5.931cm" svg:viewBox="0 0 5 310" draw:points="0,310 5,310 5,0 0,0">
          <text:p/>
        </draw:polygon>
        <draw:line draw:style-name="gr59" draw:text-style-name="P9" draw:layer="layout" svg:x1="5.328cm" svg:y1="5.933cm" svg:x2="5.328cm" svg:y2="6.238cm">
          <text:p/>
        </draw:line>
        <draw:polygon draw:style-name="gr58" draw:text-style-name="P8" draw:layer="layout" svg:width="0.004cm" svg:height="0.309cm" svg:x="5.326cm" svg:y="5.931cm" svg:viewBox="0 0 5 310" draw:points="0,310 5,310 5,0 0,0">
          <text:p/>
        </draw:polygon>
        <draw:line draw:style-name="gr59" draw:text-style-name="P9" draw:layer="layout" svg:x1="5.683cm" svg:y1="5.933cm" svg:x2="5.683cm" svg:y2="6.238cm">
          <text:p/>
        </draw:line>
        <draw:polygon draw:style-name="gr58" draw:text-style-name="P8" draw:layer="layout" svg:width="0.006cm" svg:height="0.309cm" svg:x="5.681cm" svg:y="5.931cm" svg:viewBox="0 0 7 310" draw:points="0,310 7,310 7,0 0,0">
          <text:p/>
        </draw:polygon>
        <draw:line draw:style-name="gr59" draw:text-style-name="P9" draw:layer="layout" svg:x1="6.039cm" svg:y1="5.933cm" svg:x2="6.039cm" svg:y2="6.238cm">
          <text:p/>
        </draw:line>
        <draw:polygon draw:style-name="gr58" draw:text-style-name="P8" draw:layer="layout" svg:width="0.004cm" svg:height="0.309cm" svg:x="6.037cm" svg:y="5.931cm" svg:viewBox="0 0 5 310" draw:points="0,310 5,310 5,0 0,0">
          <text:p/>
        </draw:polygon>
        <draw:line draw:style-name="gr59" draw:text-style-name="P9" draw:layer="layout" svg:x1="6.395cm" svg:y1="5.933cm" svg:x2="6.395cm" svg:y2="6.238cm">
          <text:p/>
        </draw:line>
        <draw:polygon draw:style-name="gr58" draw:text-style-name="P8" draw:layer="layout" svg:width="0.004cm" svg:height="0.309cm" svg:x="6.393cm" svg:y="5.931cm" svg:viewBox="0 0 5 310" draw:points="0,310 5,310 5,0 0,0">
          <text:p/>
        </draw:polygon>
        <draw:line draw:style-name="gr59" draw:text-style-name="P9" draw:layer="layout" svg:x1="6.751cm" svg:y1="5.933cm" svg:x2="6.751cm" svg:y2="6.238cm">
          <text:p/>
        </draw:line>
        <draw:polygon draw:style-name="gr58" draw:text-style-name="P8" draw:layer="layout" svg:width="0.004cm" svg:height="0.309cm" svg:x="6.749cm" svg:y="5.931cm" svg:viewBox="0 0 5 310" draw:points="0,310 5,310 5,0 0,0">
          <text:p/>
        </draw:polygon>
        <draw:line draw:style-name="gr59" draw:text-style-name="P9" draw:layer="layout" svg:x1="7.107cm" svg:y1="5.933cm" svg:x2="7.107cm" svg:y2="6.238cm">
          <text:p/>
        </draw:line>
        <draw:polygon draw:style-name="gr58" draw:text-style-name="P8" draw:layer="layout" svg:width="0.004cm" svg:height="0.309cm" svg:x="7.105cm" svg:y="5.931cm" svg:viewBox="0 0 5 310" draw:points="0,310 5,310 5,0 0,0">
          <text:p/>
        </draw:polygon>
        <draw:line draw:style-name="gr59" draw:text-style-name="P9" draw:layer="layout" svg:x1="7.463cm" svg:y1="5.933cm" svg:x2="7.463cm" svg:y2="6.238cm">
          <text:p/>
        </draw:line>
        <draw:polygon draw:style-name="gr58" draw:text-style-name="P8" draw:layer="layout" svg:width="0.005cm" svg:height="0.309cm" svg:x="7.46cm" svg:y="5.931cm" svg:viewBox="0 0 6 310" draw:points="0,310 6,310 6,0 0,0">
          <text:p/>
        </draw:polygon>
        <draw:line draw:style-name="gr59" draw:text-style-name="P9" draw:layer="layout" svg:x1="7.818cm" svg:y1="5.933cm" svg:x2="7.818cm" svg:y2="6.238cm">
          <text:p/>
        </draw:line>
        <draw:polygon draw:style-name="gr58" draw:text-style-name="P8" draw:layer="layout" svg:width="0.004cm" svg:height="0.309cm" svg:x="7.816cm" svg:y="5.931cm" svg:viewBox="0 0 5 310" draw:points="0,310 5,310 5,0 0,0">
          <text:p/>
        </draw:polygon>
        <draw:line draw:style-name="gr59" draw:text-style-name="P9" draw:layer="layout" svg:x1="8.174cm" svg:y1="5.933cm" svg:x2="8.174cm" svg:y2="6.238cm">
          <text:p/>
        </draw:line>
        <draw:polygon draw:style-name="gr58" draw:text-style-name="P8" draw:layer="layout" svg:width="0.004cm" svg:height="0.309cm" svg:x="8.172cm" svg:y="5.931cm" svg:viewBox="0 0 5 310" draw:points="0,310 5,310 5,0 0,0">
          <text:p/>
        </draw:polygon>
        <draw:line draw:style-name="gr59" draw:text-style-name="P9" draw:layer="layout" svg:x1="8.529cm" svg:y1="5.933cm" svg:x2="8.529cm" svg:y2="6.238cm">
          <text:p/>
        </draw:line>
        <draw:polygon draw:style-name="gr58" draw:text-style-name="P8" draw:layer="layout" svg:width="0.004cm" svg:height="0.309cm" svg:x="8.527cm" svg:y="5.931cm" svg:viewBox="0 0 5 310" draw:points="0,310 5,310 5,0 0,0">
          <text:p/>
        </draw:polygon>
        <draw:line draw:style-name="gr59" draw:text-style-name="P9" draw:layer="layout" svg:x1="8.885cm" svg:y1="5.933cm" svg:x2="8.885cm" svg:y2="6.238cm">
          <text:p/>
        </draw:line>
        <draw:polygon draw:style-name="gr58" draw:text-style-name="P8" draw:layer="layout" svg:width="0.004cm" svg:height="0.309cm" svg:x="8.883cm" svg:y="5.931cm" svg:viewBox="0 0 5 310" draw:points="0,310 5,310 5,0 0,0">
          <text:p/>
        </draw:polygon>
        <draw:line draw:style-name="gr59" draw:text-style-name="P9" draw:layer="layout" svg:x1="9.241cm" svg:y1="5.933cm" svg:x2="9.241cm" svg:y2="6.238cm">
          <text:p/>
        </draw:line>
        <draw:polygon draw:style-name="gr58" draw:text-style-name="P8" draw:layer="layout" svg:width="0.005cm" svg:height="0.309cm" svg:x="9.238cm" svg:y="5.931cm" svg:viewBox="0 0 6 310" draw:points="0,310 6,310 6,0 0,0">
          <text:p/>
        </draw:polygon>
        <draw:line draw:style-name="gr59" draw:text-style-name="P9" draw:layer="layout" svg:x1="9.596cm" svg:y1="5.933cm" svg:x2="9.596cm" svg:y2="6.238cm">
          <text:p/>
        </draw:line>
        <draw:polygon draw:style-name="gr58" draw:text-style-name="P8" draw:layer="layout" svg:width="0.004cm" svg:height="0.309cm" svg:x="9.594cm" svg:y="5.931cm" svg:viewBox="0 0 5 310" draw:points="0,310 5,310 5,0 0,0">
          <text:p/>
        </draw:polygon>
        <draw:line draw:style-name="gr59" draw:text-style-name="P9" draw:layer="layout" svg:x1="9.952cm" svg:y1="5.933cm" svg:x2="9.952cm" svg:y2="6.238cm">
          <text:p/>
        </draw:line>
        <draw:polygon draw:style-name="gr58" draw:text-style-name="P8" draw:layer="layout" svg:width="0.004cm" svg:height="0.309cm" svg:x="9.95cm" svg:y="5.931cm" svg:viewBox="0 0 5 310" draw:points="0,310 5,310 5,0 0,0">
          <text:p/>
        </draw:polygon>
        <draw:line draw:style-name="gr59" draw:text-style-name="P9" draw:layer="layout" svg:x1="10.307cm" svg:y1="5.933cm" svg:x2="10.307cm" svg:y2="6.238cm">
          <text:p/>
        </draw:line>
        <draw:polygon draw:style-name="gr58" draw:text-style-name="P8" draw:layer="layout" svg:width="0.004cm" svg:height="0.309cm" svg:x="10.305cm" svg:y="5.931cm" svg:viewBox="0 0 5 310" draw:points="0,310 5,310 5,0 0,0">
          <text:p/>
        </draw:polygon>
        <draw:line draw:style-name="gr59" draw:text-style-name="P9" draw:layer="layout" svg:x1="10.663cm" svg:y1="5.933cm" svg:x2="10.663cm" svg:y2="6.238cm">
          <text:p/>
        </draw:line>
        <draw:polygon draw:style-name="gr58" draw:text-style-name="P8" draw:layer="layout" svg:width="0.004cm" svg:height="0.309cm" svg:x="10.661cm" svg:y="5.931cm" svg:viewBox="0 0 5 310" draw:points="0,310 5,310 5,0 0,0">
          <text:p/>
        </draw:polygon>
        <draw:line draw:style-name="gr59" draw:text-style-name="P9" draw:layer="layout" svg:x1="11.019cm" svg:y1="5.933cm" svg:x2="11.019cm" svg:y2="6.238cm">
          <text:p/>
        </draw:line>
        <draw:polygon draw:style-name="gr58" draw:text-style-name="P8" draw:layer="layout" svg:width="0.005cm" svg:height="0.309cm" svg:x="11.016cm" svg:y="5.931cm" svg:viewBox="0 0 6 310" draw:points="0,310 6,310 6,0 0,0">
          <text:p/>
        </draw:polygon>
        <draw:line draw:style-name="gr59" draw:text-style-name="P9" draw:layer="layout" svg:x1="11.375cm" svg:y1="5.933cm" svg:x2="11.375cm" svg:y2="6.238cm">
          <text:p/>
        </draw:line>
        <draw:polygon draw:style-name="gr58" draw:text-style-name="P8" draw:layer="layout" svg:width="0.004cm" svg:height="0.309cm" svg:x="11.373cm" svg:y="5.931cm" svg:viewBox="0 0 5 310" draw:points="0,310 5,310 5,0 0,0">
          <text:p/>
        </draw:polygon>
        <draw:line draw:style-name="gr59" draw:text-style-name="P9" draw:layer="layout" svg:x1="11.73cm" svg:y1="5.933cm" svg:x2="11.73cm" svg:y2="6.238cm">
          <text:p/>
        </draw:line>
        <draw:polygon draw:style-name="gr58" draw:text-style-name="P8" draw:layer="layout" svg:width="0.005cm" svg:height="0.309cm" svg:x="11.728cm" svg:y="5.931cm" svg:viewBox="0 0 6 310" draw:points="0,310 6,310 6,0 0,0">
          <text:p/>
        </draw:polygon>
        <draw:line draw:style-name="gr59" draw:text-style-name="P9" draw:layer="layout" svg:x1="12.086cm" svg:y1="5.933cm" svg:x2="12.086cm" svg:y2="6.238cm">
          <text:p/>
        </draw:line>
        <draw:polygon draw:style-name="gr58" draw:text-style-name="P8" draw:layer="layout" svg:width="0.004cm" svg:height="0.309cm" svg:x="12.084cm" svg:y="5.931cm" svg:viewBox="0 0 5 310" draw:points="0,310 5,310 5,0 0,0">
          <text:p/>
        </draw:polygon>
        <draw:line draw:style-name="gr59" draw:text-style-name="P9" draw:layer="layout" svg:x1="12.442cm" svg:y1="5.933cm" svg:x2="12.442cm" svg:y2="6.238cm">
          <text:p/>
        </draw:line>
        <draw:polygon draw:style-name="gr58" draw:text-style-name="P8" draw:layer="layout" svg:width="0.004cm" svg:height="0.309cm" svg:x="12.44cm" svg:y="5.931cm" svg:viewBox="0 0 5 310" draw:points="0,310 5,310 5,0 0,0">
          <text:p/>
        </draw:polygon>
        <draw:line draw:style-name="gr59" draw:text-style-name="P9" draw:layer="layout" svg:x1="12.797cm" svg:y1="5.933cm" svg:x2="12.797cm" svg:y2="6.238cm">
          <text:p/>
        </draw:line>
        <draw:polygon draw:style-name="gr58" draw:text-style-name="P8" draw:layer="layout" svg:width="0.004cm" svg:height="0.309cm" svg:x="12.795cm" svg:y="5.931cm" svg:viewBox="0 0 5 310" draw:points="0,310 5,310 5,0 0,0">
          <text:p/>
        </draw:polygon>
        <draw:line draw:style-name="gr59" draw:text-style-name="P9" draw:layer="layout" svg:x1="13.153cm" svg:y1="5.933cm" svg:x2="13.153cm" svg:y2="6.238cm">
          <text:p/>
        </draw:line>
        <draw:polygon draw:style-name="gr58" draw:text-style-name="P8" draw:layer="layout" svg:width="0.004cm" svg:height="0.309cm" svg:x="13.151cm" svg:y="5.931cm" svg:viewBox="0 0 5 310" draw:points="0,310 5,310 5,0 0,0">
          <text:p/>
        </draw:polygon>
        <draw:line draw:style-name="gr59" draw:text-style-name="P9" draw:layer="layout" svg:x1="13.508cm" svg:y1="5.933cm" svg:x2="13.508cm" svg:y2="6.238cm">
          <text:p/>
        </draw:line>
        <draw:polygon draw:style-name="gr58" draw:text-style-name="P8" draw:layer="layout" svg:width="0.005cm" svg:height="0.309cm" svg:x="13.506cm" svg:y="5.931cm" svg:viewBox="0 0 6 310" draw:points="0,310 6,310 6,0 0,0">
          <text:p/>
        </draw:polygon>
        <draw:line draw:style-name="gr59" draw:text-style-name="P9" draw:layer="layout" svg:x1="13.864cm" svg:y1="5.933cm" svg:x2="13.864cm" svg:y2="6.238cm">
          <text:p/>
        </draw:line>
        <draw:polygon draw:style-name="gr58" draw:text-style-name="P8" draw:layer="layout" svg:width="0.004cm" svg:height="0.309cm" svg:x="13.862cm" svg:y="5.931cm" svg:viewBox="0 0 5 310" draw:points="0,310 5,310 5,0 0,0">
          <text:p/>
        </draw:polygon>
        <draw:line draw:style-name="gr59" draw:text-style-name="P9" draw:layer="layout" svg:x1="14.22cm" svg:y1="5.933cm" svg:x2="14.22cm" svg:y2="6.238cm">
          <text:p/>
        </draw:line>
        <draw:polygon draw:style-name="gr58" draw:text-style-name="P8" draw:layer="layout" svg:width="0.004cm" svg:height="0.309cm" svg:x="14.218cm" svg:y="5.931cm" svg:viewBox="0 0 5 310" draw:points="0,310 5,310 5,0 0,0">
          <text:p/>
        </draw:polygon>
        <draw:line draw:style-name="gr59" draw:text-style-name="P9" draw:layer="layout" svg:x1="14.575cm" svg:y1="5.933cm" svg:x2="14.575cm" svg:y2="6.238cm">
          <text:p/>
        </draw:line>
        <draw:polygon draw:style-name="gr58" draw:text-style-name="P8" draw:layer="layout" svg:width="0.004cm" svg:height="0.309cm" svg:x="14.573cm" svg:y="5.931cm" svg:viewBox="0 0 5 310" draw:points="0,310 5,310 5,0 0,0">
          <text:p/>
        </draw:polygon>
        <draw:line draw:style-name="gr59" draw:text-style-name="P9" draw:layer="layout" svg:x1="14.931cm" svg:y1="5.933cm" svg:x2="14.931cm" svg:y2="6.238cm">
          <text:p/>
        </draw:line>
        <draw:polygon draw:style-name="gr58" draw:text-style-name="P8" draw:layer="layout" svg:width="0.004cm" svg:height="0.309cm" svg:x="14.929cm" svg:y="5.931cm" svg:viewBox="0 0 5 310" draw:points="0,310 5,310 5,0 0,0">
          <text:p/>
        </draw:polygon>
        <draw:line draw:style-name="gr59" draw:text-style-name="P9" draw:layer="layout" svg:x1="15.286cm" svg:y1="5.933cm" svg:x2="15.286cm" svg:y2="6.238cm">
          <text:p/>
        </draw:line>
        <draw:polygon draw:style-name="gr58" draw:text-style-name="P8" draw:layer="layout" svg:width="0.005cm" svg:height="0.309cm" svg:x="15.284cm" svg:y="5.931cm" svg:viewBox="0 0 6 310" draw:points="0,310 6,310 6,0 0,0">
          <text:p/>
        </draw:polygon>
        <draw:line draw:style-name="gr59" draw:text-style-name="P9" draw:layer="layout" svg:x1="15.643cm" svg:y1="5.933cm" svg:x2="15.643cm" svg:y2="6.238cm">
          <text:p/>
        </draw:line>
        <draw:polygon draw:style-name="gr58" draw:text-style-name="P8" draw:layer="layout" svg:width="0.004cm" svg:height="0.309cm" svg:x="15.641cm" svg:y="5.931cm" svg:viewBox="0 0 5 310" draw:points="0,310 5,310 5,0 0,0">
          <text:p/>
        </draw:polygon>
        <draw:line draw:style-name="gr59" draw:text-style-name="P9" draw:layer="layout" svg:x1="15.999cm" svg:y1="5.933cm" svg:x2="15.999cm" svg:y2="6.238cm">
          <text:p/>
        </draw:line>
        <draw:polygon draw:style-name="gr58" draw:text-style-name="P8" draw:layer="layout" svg:width="0.004cm" svg:height="0.309cm" svg:x="15.997cm" svg:y="5.931cm" svg:viewBox="0 0 5 310" draw:points="0,310 5,310 5,0 0,0">
          <text:p/>
        </draw:polygon>
        <draw:line draw:style-name="gr59" draw:text-style-name="P9" draw:layer="layout" svg:x1="16.354cm" svg:y1="5.933cm" svg:x2="16.354cm" svg:y2="6.238cm">
          <text:p/>
        </draw:line>
        <draw:polygon draw:style-name="gr58" draw:text-style-name="P8" draw:layer="layout" svg:width="0.004cm" svg:height="0.309cm" svg:x="16.352cm" svg:y="5.931cm" svg:viewBox="0 0 5 310" draw:points="0,310 5,310 5,0 0,0">
          <text:p/>
        </draw:polygon>
        <draw:line draw:style-name="gr59" draw:text-style-name="P9" draw:layer="layout" svg:x1="16.71cm" svg:y1="5.933cm" svg:x2="16.71cm" svg:y2="6.238cm">
          <text:p/>
        </draw:line>
        <draw:polygon draw:style-name="gr58" draw:text-style-name="P8" draw:layer="layout" svg:width="0.004cm" svg:height="0.309cm" svg:x="16.708cm" svg:y="5.931cm" svg:viewBox="0 0 5 310" draw:points="0,310 5,310 5,0 0,0">
          <text:p/>
        </draw:polygon>
        <draw:line draw:style-name="gr59" draw:text-style-name="P9" draw:layer="layout" svg:x1="17.065cm" svg:y1="5.933cm" svg:x2="17.065cm" svg:y2="6.238cm">
          <text:p/>
        </draw:line>
        <draw:polygon draw:style-name="gr58" draw:text-style-name="P8" draw:layer="layout" svg:width="0.005cm" svg:height="0.309cm" svg:x="17.063cm" svg:y="5.931cm" svg:viewBox="0 0 6 310" draw:points="0,310 6,310 6,0 0,0">
          <text:p/>
        </draw:polygon>
        <draw:line draw:style-name="gr59" draw:text-style-name="P9" draw:layer="layout" svg:x1="17.421cm" svg:y1="5.933cm" svg:x2="17.421cm" svg:y2="6.238cm">
          <text:p/>
        </draw:line>
        <draw:polygon draw:style-name="gr58" draw:text-style-name="P8" draw:layer="layout" svg:width="0.004cm" svg:height="0.309cm" svg:x="17.419cm" svg:y="5.931cm" svg:viewBox="0 0 5 310" draw:points="0,310 5,310 5,0 0,0">
          <text:p/>
        </draw:polygon>
        <draw:line draw:style-name="gr59" draw:text-style-name="P9" draw:layer="layout" svg:x1="17.777cm" svg:y1="5.933cm" svg:x2="17.777cm" svg:y2="6.238cm">
          <text:p/>
        </draw:line>
        <draw:polygon draw:style-name="gr58" draw:text-style-name="P8" draw:layer="layout" svg:width="0.004cm" svg:height="0.309cm" svg:x="17.775cm" svg:y="5.931cm" svg:viewBox="0 0 5 310" draw:points="0,310 5,310 5,0 0,0">
          <text:p/>
        </draw:polygon>
        <draw:line draw:style-name="gr59" draw:text-style-name="P9" draw:layer="layout" svg:x1="3.194cm" svg:y1="5.933cm" svg:x2="3.194cm" svg:y2="6.238cm">
          <text:p/>
        </draw:line>
        <draw:polygon draw:style-name="gr58" draw:text-style-name="P8" draw:layer="layout" svg:width="0.005cm" svg:height="0.309cm" svg:x="3.192cm" svg:y="5.931cm" svg:viewBox="0 0 6 310" draw:points="0,310 6,310 6,0 0,0">
          <text:p/>
        </draw:polygon>
        <draw:line draw:style-name="gr59" draw:text-style-name="P9" draw:layer="layout" svg:x1="3.55cm" svg:y1="5.933cm" svg:x2="3.55cm" svg:y2="6.238cm">
          <text:p/>
        </draw:line>
        <draw:polygon draw:style-name="gr58" draw:text-style-name="P8" draw:layer="layout" svg:width="0.004cm" svg:height="0.309cm" svg:x="3.548cm" svg:y="5.931cm" svg:viewBox="0 0 5 310" draw:points="0,310 5,310 5,0 0,0">
          <text:p/>
        </draw:polygon>
        <draw:line draw:style-name="gr59" draw:text-style-name="P9" draw:layer="layout" svg:x1="3.905cm" svg:y1="5.933cm" svg:x2="3.905cm" svg:y2="6.238cm">
          <text:p/>
        </draw:line>
        <draw:polygon draw:style-name="gr58" draw:text-style-name="P8" draw:layer="layout" svg:width="0.005cm" svg:height="0.309cm" svg:x="3.903cm" svg:y="5.931cm" svg:viewBox="0 0 6 310" draw:points="0,310 6,310 6,0 0,0">
          <text:p/>
        </draw:polygon>
        <draw:line draw:style-name="gr59" draw:text-style-name="P9" draw:layer="layout" svg:x1="4.261cm" svg:y1="6.543cm" svg:x2="4.261cm" svg:y2="6.848cm">
          <text:p/>
        </draw:line>
        <draw:polygon draw:style-name="gr58" draw:text-style-name="P8" draw:layer="layout" svg:width="0.004cm" svg:height="0.309cm" svg:x="4.259cm" svg:y="6.541cm" svg:viewBox="0 0 5 310" draw:points="0,310 5,310 5,0 0,0">
          <text:p/>
        </draw:polygon>
        <draw:line draw:style-name="gr59" draw:text-style-name="P9" draw:layer="layout" svg:x1="4.617cm" svg:y1="6.543cm" svg:x2="4.617cm" svg:y2="6.848cm">
          <text:p/>
        </draw:line>
        <draw:polygon draw:style-name="gr58" draw:text-style-name="P8" draw:layer="layout" svg:width="0.004cm" svg:height="0.309cm" svg:x="4.615cm" svg:y="6.541cm" svg:viewBox="0 0 5 310" draw:points="0,310 5,310 5,0 0,0">
          <text:p/>
        </draw:polygon>
        <draw:line draw:style-name="gr59" draw:text-style-name="P9" draw:layer="layout" svg:x1="4.972cm" svg:y1="6.543cm" svg:x2="4.972cm" svg:y2="6.848cm">
          <text:p/>
        </draw:line>
        <draw:polygon draw:style-name="gr58" draw:text-style-name="P8" draw:layer="layout" svg:width="0.004cm" svg:height="0.309cm" svg:x="4.97cm" svg:y="6.541cm" svg:viewBox="0 0 5 310" draw:points="0,310 5,310 5,0 0,0">
          <text:p/>
        </draw:polygon>
        <draw:line draw:style-name="gr59" draw:text-style-name="P9" draw:layer="layout" svg:x1="5.328cm" svg:y1="6.543cm" svg:x2="5.328cm" svg:y2="6.848cm">
          <text:p/>
        </draw:line>
        <draw:polygon draw:style-name="gr58" draw:text-style-name="P8" draw:layer="layout" svg:width="0.004cm" svg:height="0.309cm" svg:x="5.326cm" svg:y="6.541cm" svg:viewBox="0 0 5 310" draw:points="0,310 5,310 5,0 0,0">
          <text:p/>
        </draw:polygon>
        <draw:line draw:style-name="gr59" draw:text-style-name="P9" draw:layer="layout" svg:x1="5.683cm" svg:y1="6.543cm" svg:x2="5.683cm" svg:y2="6.848cm">
          <text:p/>
        </draw:line>
        <draw:polygon draw:style-name="gr58" draw:text-style-name="P8" draw:layer="layout" svg:width="0.006cm" svg:height="0.309cm" svg:x="5.681cm" svg:y="6.541cm" svg:viewBox="0 0 7 310" draw:points="0,310 7,310 7,0 0,0">
          <text:p/>
        </draw:polygon>
        <draw:line draw:style-name="gr59" draw:text-style-name="P9" draw:layer="layout" svg:x1="6.039cm" svg:y1="6.543cm" svg:x2="6.039cm" svg:y2="6.848cm">
          <text:p/>
        </draw:line>
        <draw:polygon draw:style-name="gr58" draw:text-style-name="P8" draw:layer="layout" svg:width="0.004cm" svg:height="0.309cm" svg:x="6.037cm" svg:y="6.541cm" svg:viewBox="0 0 5 310" draw:points="0,310 5,310 5,0 0,0">
          <text:p/>
        </draw:polygon>
        <draw:line draw:style-name="gr59" draw:text-style-name="P9" draw:layer="layout" svg:x1="6.395cm" svg:y1="6.543cm" svg:x2="6.395cm" svg:y2="6.848cm">
          <text:p/>
        </draw:line>
        <draw:polygon draw:style-name="gr58" draw:text-style-name="P8" draw:layer="layout" svg:width="0.004cm" svg:height="0.309cm" svg:x="6.393cm" svg:y="6.541cm" svg:viewBox="0 0 5 310" draw:points="0,310 5,310 5,0 0,0">
          <text:p/>
        </draw:polygon>
        <draw:line draw:style-name="gr59" draw:text-style-name="P9" draw:layer="layout" svg:x1="6.751cm" svg:y1="6.543cm" svg:x2="6.751cm" svg:y2="6.848cm">
          <text:p/>
        </draw:line>
        <draw:polygon draw:style-name="gr58" draw:text-style-name="P8" draw:layer="layout" svg:width="0.004cm" svg:height="0.309cm" svg:x="6.749cm" svg:y="6.541cm" svg:viewBox="0 0 5 310" draw:points="0,310 5,310 5,0 0,0">
          <text:p/>
        </draw:polygon>
        <draw:line draw:style-name="gr59" draw:text-style-name="P9" draw:layer="layout" svg:x1="7.107cm" svg:y1="6.543cm" svg:x2="7.107cm" svg:y2="6.848cm">
          <text:p/>
        </draw:line>
        <draw:polygon draw:style-name="gr58" draw:text-style-name="P8" draw:layer="layout" svg:width="0.004cm" svg:height="0.309cm" svg:x="7.105cm" svg:y="6.541cm" svg:viewBox="0 0 5 310" draw:points="0,310 5,310 5,0 0,0">
          <text:p/>
        </draw:polygon>
        <draw:line draw:style-name="gr59" draw:text-style-name="P9" draw:layer="layout" svg:x1="7.463cm" svg:y1="6.543cm" svg:x2="7.463cm" svg:y2="6.848cm">
          <text:p/>
        </draw:line>
        <draw:polygon draw:style-name="gr58" draw:text-style-name="P8" draw:layer="layout" svg:width="0.005cm" svg:height="0.309cm" svg:x="7.46cm" svg:y="6.541cm" svg:viewBox="0 0 6 310" draw:points="0,310 6,310 6,0 0,0">
          <text:p/>
        </draw:polygon>
        <draw:line draw:style-name="gr59" draw:text-style-name="P9" draw:layer="layout" svg:x1="7.818cm" svg:y1="6.543cm" svg:x2="7.818cm" svg:y2="6.848cm">
          <text:p/>
        </draw:line>
        <draw:polygon draw:style-name="gr58" draw:text-style-name="P8" draw:layer="layout" svg:width="0.004cm" svg:height="0.309cm" svg:x="7.816cm" svg:y="6.541cm" svg:viewBox="0 0 5 310" draw:points="0,310 5,310 5,0 0,0">
          <text:p/>
        </draw:polygon>
        <draw:line draw:style-name="gr59" draw:text-style-name="P9" draw:layer="layout" svg:x1="8.174cm" svg:y1="6.543cm" svg:x2="8.174cm" svg:y2="6.848cm">
          <text:p/>
        </draw:line>
        <draw:polygon draw:style-name="gr58" draw:text-style-name="P8" draw:layer="layout" svg:width="0.004cm" svg:height="0.309cm" svg:x="8.172cm" svg:y="6.541cm" svg:viewBox="0 0 5 310" draw:points="0,310 5,310 5,0 0,0">
          <text:p/>
        </draw:polygon>
        <draw:line draw:style-name="gr59" draw:text-style-name="P9" draw:layer="layout" svg:x1="8.529cm" svg:y1="6.543cm" svg:x2="8.529cm" svg:y2="6.848cm">
          <text:p/>
        </draw:line>
        <draw:polygon draw:style-name="gr58" draw:text-style-name="P8" draw:layer="layout" svg:width="0.004cm" svg:height="0.309cm" svg:x="8.527cm" svg:y="6.541cm" svg:viewBox="0 0 5 310" draw:points="0,310 5,310 5,0 0,0">
          <text:p/>
        </draw:polygon>
        <draw:line draw:style-name="gr59" draw:text-style-name="P9" draw:layer="layout" svg:x1="8.885cm" svg:y1="6.543cm" svg:x2="8.885cm" svg:y2="6.848cm">
          <text:p/>
        </draw:line>
        <draw:polygon draw:style-name="gr58" draw:text-style-name="P8" draw:layer="layout" svg:width="0.004cm" svg:height="0.309cm" svg:x="8.883cm" svg:y="6.541cm" svg:viewBox="0 0 5 310" draw:points="0,310 5,310 5,0 0,0">
          <text:p/>
        </draw:polygon>
        <draw:line draw:style-name="gr59" draw:text-style-name="P9" draw:layer="layout" svg:x1="9.241cm" svg:y1="6.543cm" svg:x2="9.241cm" svg:y2="6.848cm">
          <text:p/>
        </draw:line>
        <draw:polygon draw:style-name="gr58" draw:text-style-name="P8" draw:layer="layout" svg:width="0.005cm" svg:height="0.309cm" svg:x="9.238cm" svg:y="6.541cm" svg:viewBox="0 0 6 310" draw:points="0,310 6,310 6,0 0,0">
          <text:p/>
        </draw:polygon>
        <draw:line draw:style-name="gr59" draw:text-style-name="P9" draw:layer="layout" svg:x1="9.596cm" svg:y1="6.543cm" svg:x2="9.596cm" svg:y2="6.848cm">
          <text:p/>
        </draw:line>
        <draw:polygon draw:style-name="gr58" draw:text-style-name="P8" draw:layer="layout" svg:width="0.004cm" svg:height="0.309cm" svg:x="9.594cm" svg:y="6.541cm" svg:viewBox="0 0 5 310" draw:points="0,310 5,310 5,0 0,0">
          <text:p/>
        </draw:polygon>
        <draw:line draw:style-name="gr59" draw:text-style-name="P9" draw:layer="layout" svg:x1="9.952cm" svg:y1="6.543cm" svg:x2="9.952cm" svg:y2="6.848cm">
          <text:p/>
        </draw:line>
        <draw:polygon draw:style-name="gr58" draw:text-style-name="P8" draw:layer="layout" svg:width="0.004cm" svg:height="0.309cm" svg:x="9.95cm" svg:y="6.541cm" svg:viewBox="0 0 5 310" draw:points="0,310 5,310 5,0 0,0">
          <text:p/>
        </draw:polygon>
        <draw:line draw:style-name="gr59" draw:text-style-name="P9" draw:layer="layout" svg:x1="10.307cm" svg:y1="6.543cm" svg:x2="10.307cm" svg:y2="6.848cm">
          <text:p/>
        </draw:line>
        <draw:polygon draw:style-name="gr58" draw:text-style-name="P8" draw:layer="layout" svg:width="0.004cm" svg:height="0.309cm" svg:x="10.305cm" svg:y="6.541cm" svg:viewBox="0 0 5 310" draw:points="0,310 5,310 5,0 0,0">
          <text:p/>
        </draw:polygon>
        <draw:line draw:style-name="gr59" draw:text-style-name="P9" draw:layer="layout" svg:x1="10.663cm" svg:y1="6.543cm" svg:x2="10.663cm" svg:y2="6.848cm">
          <text:p/>
        </draw:line>
        <draw:polygon draw:style-name="gr58" draw:text-style-name="P8" draw:layer="layout" svg:width="0.004cm" svg:height="0.309cm" svg:x="10.661cm" svg:y="6.541cm" svg:viewBox="0 0 5 310" draw:points="0,310 5,310 5,0 0,0">
          <text:p/>
        </draw:polygon>
        <draw:line draw:style-name="gr59" draw:text-style-name="P9" draw:layer="layout" svg:x1="11.019cm" svg:y1="6.543cm" svg:x2="11.019cm" svg:y2="6.848cm">
          <text:p/>
        </draw:line>
        <draw:polygon draw:style-name="gr58" draw:text-style-name="P8" draw:layer="layout" svg:width="0.005cm" svg:height="0.309cm" svg:x="11.016cm" svg:y="6.541cm" svg:viewBox="0 0 6 310" draw:points="0,310 6,310 6,0 0,0">
          <text:p/>
        </draw:polygon>
        <draw:line draw:style-name="gr59" draw:text-style-name="P9" draw:layer="layout" svg:x1="11.375cm" svg:y1="6.543cm" svg:x2="11.375cm" svg:y2="6.848cm">
          <text:p/>
        </draw:line>
        <draw:polygon draw:style-name="gr58" draw:text-style-name="P8" draw:layer="layout" svg:width="0.004cm" svg:height="0.309cm" svg:x="11.373cm" svg:y="6.541cm" svg:viewBox="0 0 5 310" draw:points="0,310 5,310 5,0 0,0">
          <text:p/>
        </draw:polygon>
        <draw:line draw:style-name="gr59" draw:text-style-name="P9" draw:layer="layout" svg:x1="11.73cm" svg:y1="6.543cm" svg:x2="11.73cm" svg:y2="6.848cm">
          <text:p/>
        </draw:line>
        <draw:polygon draw:style-name="gr58" draw:text-style-name="P8" draw:layer="layout" svg:width="0.005cm" svg:height="0.309cm" svg:x="11.728cm" svg:y="6.541cm" svg:viewBox="0 0 6 310" draw:points="0,310 6,310 6,0 0,0">
          <text:p/>
        </draw:polygon>
        <draw:line draw:style-name="gr59" draw:text-style-name="P9" draw:layer="layout" svg:x1="12.086cm" svg:y1="6.543cm" svg:x2="12.086cm" svg:y2="6.848cm">
          <text:p/>
        </draw:line>
        <draw:polygon draw:style-name="gr58" draw:text-style-name="P8" draw:layer="layout" svg:width="0.004cm" svg:height="0.309cm" svg:x="12.084cm" svg:y="6.541cm" svg:viewBox="0 0 5 310" draw:points="0,310 5,310 5,0 0,0">
          <text:p/>
        </draw:polygon>
        <draw:line draw:style-name="gr59" draw:text-style-name="P9" draw:layer="layout" svg:x1="12.442cm" svg:y1="6.543cm" svg:x2="12.442cm" svg:y2="6.848cm">
          <text:p/>
        </draw:line>
        <draw:polygon draw:style-name="gr58" draw:text-style-name="P8" draw:layer="layout" svg:width="0.004cm" svg:height="0.309cm" svg:x="12.44cm" svg:y="6.541cm" svg:viewBox="0 0 5 310" draw:points="0,310 5,310 5,0 0,0">
          <text:p/>
        </draw:polygon>
        <draw:line draw:style-name="gr59" draw:text-style-name="P9" draw:layer="layout" svg:x1="12.797cm" svg:y1="6.543cm" svg:x2="12.797cm" svg:y2="6.848cm">
          <text:p/>
        </draw:line>
        <draw:polygon draw:style-name="gr58" draw:text-style-name="P8" draw:layer="layout" svg:width="0.004cm" svg:height="0.309cm" svg:x="12.795cm" svg:y="6.541cm" svg:viewBox="0 0 5 310" draw:points="0,310 5,310 5,0 0,0">
          <text:p/>
        </draw:polygon>
        <draw:line draw:style-name="gr59" draw:text-style-name="P9" draw:layer="layout" svg:x1="13.153cm" svg:y1="6.543cm" svg:x2="13.153cm" svg:y2="6.848cm">
          <text:p/>
        </draw:line>
        <draw:polygon draw:style-name="gr58" draw:text-style-name="P8" draw:layer="layout" svg:width="0.004cm" svg:height="0.309cm" svg:x="13.151cm" svg:y="6.541cm" svg:viewBox="0 0 5 310" draw:points="0,310 5,310 5,0 0,0">
          <text:p/>
        </draw:polygon>
        <draw:line draw:style-name="gr59" draw:text-style-name="P9" draw:layer="layout" svg:x1="13.508cm" svg:y1="6.543cm" svg:x2="13.508cm" svg:y2="6.848cm">
          <text:p/>
        </draw:line>
        <draw:polygon draw:style-name="gr58" draw:text-style-name="P8" draw:layer="layout" svg:width="0.005cm" svg:height="0.309cm" svg:x="13.506cm" svg:y="6.541cm" svg:viewBox="0 0 6 310" draw:points="0,310 6,310 6,0 0,0">
          <text:p/>
        </draw:polygon>
        <draw:line draw:style-name="gr59" draw:text-style-name="P9" draw:layer="layout" svg:x1="13.864cm" svg:y1="6.543cm" svg:x2="13.864cm" svg:y2="6.848cm">
          <text:p/>
        </draw:line>
        <draw:polygon draw:style-name="gr58" draw:text-style-name="P8" draw:layer="layout" svg:width="0.004cm" svg:height="0.309cm" svg:x="13.862cm" svg:y="6.541cm" svg:viewBox="0 0 5 310" draw:points="0,310 5,310 5,0 0,0">
          <text:p/>
        </draw:polygon>
        <draw:line draw:style-name="gr59" draw:text-style-name="P9" draw:layer="layout" svg:x1="14.22cm" svg:y1="6.543cm" svg:x2="14.22cm" svg:y2="6.848cm">
          <text:p/>
        </draw:line>
        <draw:polygon draw:style-name="gr58" draw:text-style-name="P8" draw:layer="layout" svg:width="0.004cm" svg:height="0.309cm" svg:x="14.218cm" svg:y="6.541cm" svg:viewBox="0 0 5 310" draw:points="0,310 5,310 5,0 0,0">
          <text:p/>
        </draw:polygon>
        <draw:line draw:style-name="gr59" draw:text-style-name="P9" draw:layer="layout" svg:x1="14.575cm" svg:y1="6.543cm" svg:x2="14.575cm" svg:y2="6.848cm">
          <text:p/>
        </draw:line>
        <draw:polygon draw:style-name="gr58" draw:text-style-name="P8" draw:layer="layout" svg:width="0.004cm" svg:height="0.309cm" svg:x="14.573cm" svg:y="6.541cm" svg:viewBox="0 0 5 310" draw:points="0,310 5,310 5,0 0,0">
          <text:p/>
        </draw:polygon>
        <draw:line draw:style-name="gr59" draw:text-style-name="P9" draw:layer="layout" svg:x1="14.931cm" svg:y1="6.543cm" svg:x2="14.931cm" svg:y2="6.848cm">
          <text:p/>
        </draw:line>
        <draw:polygon draw:style-name="gr58" draw:text-style-name="P8" draw:layer="layout" svg:width="0.004cm" svg:height="0.309cm" svg:x="14.929cm" svg:y="6.541cm" svg:viewBox="0 0 5 310" draw:points="0,310 5,310 5,0 0,0">
          <text:p/>
        </draw:polygon>
        <draw:line draw:style-name="gr59" draw:text-style-name="P9" draw:layer="layout" svg:x1="15.286cm" svg:y1="6.543cm" svg:x2="15.286cm" svg:y2="6.848cm">
          <text:p/>
        </draw:line>
        <draw:polygon draw:style-name="gr58" draw:text-style-name="P8" draw:layer="layout" svg:width="0.005cm" svg:height="0.309cm" svg:x="15.284cm" svg:y="6.541cm" svg:viewBox="0 0 6 310" draw:points="0,310 6,310 6,0 0,0">
          <text:p/>
        </draw:polygon>
        <draw:line draw:style-name="gr59" draw:text-style-name="P9" draw:layer="layout" svg:x1="15.643cm" svg:y1="6.543cm" svg:x2="15.643cm" svg:y2="6.848cm">
          <text:p/>
        </draw:line>
        <draw:polygon draw:style-name="gr58" draw:text-style-name="P8" draw:layer="layout" svg:width="0.004cm" svg:height="0.309cm" svg:x="15.641cm" svg:y="6.541cm" svg:viewBox="0 0 5 310" draw:points="0,310 5,310 5,0 0,0">
          <text:p/>
        </draw:polygon>
        <draw:line draw:style-name="gr59" draw:text-style-name="P9" draw:layer="layout" svg:x1="15.999cm" svg:y1="6.543cm" svg:x2="15.999cm" svg:y2="6.848cm">
          <text:p/>
        </draw:line>
        <draw:polygon draw:style-name="gr58" draw:text-style-name="P8" draw:layer="layout" svg:width="0.004cm" svg:height="0.309cm" svg:x="15.997cm" svg:y="6.541cm" svg:viewBox="0 0 5 310" draw:points="0,310 5,310 5,0 0,0">
          <text:p/>
        </draw:polygon>
        <draw:line draw:style-name="gr59" draw:text-style-name="P9" draw:layer="layout" svg:x1="16.354cm" svg:y1="6.543cm" svg:x2="16.354cm" svg:y2="6.848cm">
          <text:p/>
        </draw:line>
        <draw:polygon draw:style-name="gr58" draw:text-style-name="P8" draw:layer="layout" svg:width="0.004cm" svg:height="0.309cm" svg:x="16.352cm" svg:y="6.541cm" svg:viewBox="0 0 5 310" draw:points="0,310 5,310 5,0 0,0">
          <text:p/>
        </draw:polygon>
        <draw:line draw:style-name="gr59" draw:text-style-name="P9" draw:layer="layout" svg:x1="16.71cm" svg:y1="6.543cm" svg:x2="16.71cm" svg:y2="6.848cm">
          <text:p/>
        </draw:line>
        <draw:polygon draw:style-name="gr58" draw:text-style-name="P8" draw:layer="layout" svg:width="0.004cm" svg:height="0.309cm" svg:x="16.708cm" svg:y="6.541cm" svg:viewBox="0 0 5 310" draw:points="0,310 5,310 5,0 0,0">
          <text:p/>
        </draw:polygon>
        <draw:line draw:style-name="gr59" draw:text-style-name="P9" draw:layer="layout" svg:x1="17.065cm" svg:y1="6.543cm" svg:x2="17.065cm" svg:y2="6.848cm">
          <text:p/>
        </draw:line>
        <draw:polygon draw:style-name="gr58" draw:text-style-name="P8" draw:layer="layout" svg:width="0.005cm" svg:height="0.309cm" svg:x="17.063cm" svg:y="6.541cm" svg:viewBox="0 0 6 310" draw:points="0,310 6,310 6,0 0,0">
          <text:p/>
        </draw:polygon>
        <draw:line draw:style-name="gr59" draw:text-style-name="P9" draw:layer="layout" svg:x1="17.421cm" svg:y1="6.543cm" svg:x2="17.421cm" svg:y2="6.848cm">
          <text:p/>
        </draw:line>
        <draw:polygon draw:style-name="gr58" draw:text-style-name="P8" draw:layer="layout" svg:width="0.004cm" svg:height="0.309cm" svg:x="17.419cm" svg:y="6.541cm" svg:viewBox="0 0 5 310" draw:points="0,310 5,310 5,0 0,0">
          <text:p/>
        </draw:polygon>
        <draw:line draw:style-name="gr59" draw:text-style-name="P9" draw:layer="layout" svg:x1="17.777cm" svg:y1="6.543cm" svg:x2="17.777cm" svg:y2="6.848cm">
          <text:p/>
        </draw:line>
        <draw:polygon draw:style-name="gr58" draw:text-style-name="P8" draw:layer="layout" svg:width="0.004cm" svg:height="0.309cm" svg:x="17.775cm" svg:y="6.541cm" svg:viewBox="0 0 5 310" draw:points="0,310 5,310 5,0 0,0">
          <text:p/>
        </draw:polygon>
        <draw:line draw:style-name="gr59" draw:text-style-name="P9" draw:layer="layout" svg:x1="18.132cm" svg:y1="2.58cm" svg:x2="18.132cm" svg:y2="2.885cm">
          <text:p/>
        </draw:line>
        <draw:polygon draw:style-name="gr58" draw:text-style-name="P8" draw:layer="layout" svg:width="0.004cm" svg:height="0.31cm" svg:x="18.13cm" svg:y="2.577cm" svg:viewBox="0 0 5 311" draw:points="0,311 5,311 5,0 0,0">
          <text:p/>
        </draw:polygon>
        <draw:line draw:style-name="gr59" draw:text-style-name="P9" draw:layer="layout" svg:x1="3.194cm" svg:y1="7.457cm" svg:x2="3.194cm" svg:y2="7.762cm">
          <text:p/>
        </draw:line>
        <draw:polygon draw:style-name="gr58" draw:text-style-name="P8" draw:layer="layout" svg:width="0.005cm" svg:height="0.309cm" svg:x="3.192cm" svg:y="7.455cm" svg:viewBox="0 0 6 310" draw:points="0,310 6,310 6,0 0,0">
          <text:p/>
        </draw:polygon>
        <draw:line draw:style-name="gr59" draw:text-style-name="P9" draw:layer="layout" svg:x1="3.55cm" svg:y1="7.457cm" svg:x2="3.55cm" svg:y2="7.762cm">
          <text:p/>
        </draw:line>
        <draw:polygon draw:style-name="gr58" draw:text-style-name="P8" draw:layer="layout" svg:width="0.004cm" svg:height="0.309cm" svg:x="3.548cm" svg:y="7.455cm" svg:viewBox="0 0 5 310" draw:points="0,310 5,310 5,0 0,0">
          <text:p/>
        </draw:polygon>
        <draw:line draw:style-name="gr59" draw:text-style-name="P9" draw:layer="layout" svg:x1="3.905cm" svg:y1="7.457cm" svg:x2="3.905cm" svg:y2="7.762cm">
          <text:p/>
        </draw:line>
        <draw:polygon draw:style-name="gr58" draw:text-style-name="P8" draw:layer="layout" svg:width="0.005cm" svg:height="0.309cm" svg:x="3.903cm" svg:y="7.455cm" svg:viewBox="0 0 6 310" draw:points="0,310 6,310 6,0 0,0">
          <text:p/>
        </draw:polygon>
        <draw:line draw:style-name="gr59" draw:text-style-name="P9" draw:layer="layout" svg:x1="4.261cm" svg:y1="7.457cm" svg:x2="4.261cm" svg:y2="7.762cm">
          <text:p/>
        </draw:line>
        <draw:polygon draw:style-name="gr58" draw:text-style-name="P8" draw:layer="layout" svg:width="0.004cm" svg:height="0.309cm" svg:x="4.259cm" svg:y="7.455cm" svg:viewBox="0 0 5 310" draw:points="0,310 5,310 5,0 0,0">
          <text:p/>
        </draw:polygon>
        <draw:line draw:style-name="gr59" draw:text-style-name="P9" draw:layer="layout" svg:x1="4.617cm" svg:y1="7.457cm" svg:x2="4.617cm" svg:y2="7.762cm">
          <text:p/>
        </draw:line>
        <draw:polygon draw:style-name="gr58" draw:text-style-name="P8" draw:layer="layout" svg:width="0.004cm" svg:height="0.309cm" svg:x="4.615cm" svg:y="7.455cm" svg:viewBox="0 0 5 310" draw:points="0,310 5,310 5,0 0,0">
          <text:p/>
        </draw:polygon>
        <draw:line draw:style-name="gr59" draw:text-style-name="P9" draw:layer="layout" svg:x1="4.972cm" svg:y1="7.457cm" svg:x2="4.972cm" svg:y2="7.762cm">
          <text:p/>
        </draw:line>
        <draw:polygon draw:style-name="gr58" draw:text-style-name="P8" draw:layer="layout" svg:width="0.004cm" svg:height="0.309cm" svg:x="4.97cm" svg:y="7.455cm" svg:viewBox="0 0 5 310" draw:points="0,310 5,310 5,0 0,0">
          <text:p/>
        </draw:polygon>
        <draw:line draw:style-name="gr59" draw:text-style-name="P9" draw:layer="layout" svg:x1="5.328cm" svg:y1="7.457cm" svg:x2="5.328cm" svg:y2="7.762cm">
          <text:p/>
        </draw:line>
        <draw:polygon draw:style-name="gr58" draw:text-style-name="P8" draw:layer="layout" svg:width="0.004cm" svg:height="0.309cm" svg:x="5.326cm" svg:y="7.455cm" svg:viewBox="0 0 5 310" draw:points="0,310 5,310 5,0 0,0">
          <text:p/>
        </draw:polygon>
        <draw:line draw:style-name="gr59" draw:text-style-name="P9" draw:layer="layout" svg:x1="5.683cm" svg:y1="7.457cm" svg:x2="5.683cm" svg:y2="7.762cm">
          <text:p/>
        </draw:line>
        <draw:polygon draw:style-name="gr58" draw:text-style-name="P8" draw:layer="layout" svg:width="0.006cm" svg:height="0.309cm" svg:x="5.681cm" svg:y="7.455cm" svg:viewBox="0 0 7 310" draw:points="0,310 7,310 7,0 0,0">
          <text:p/>
        </draw:polygon>
        <draw:line draw:style-name="gr59" draw:text-style-name="P9" draw:layer="layout" svg:x1="6.039cm" svg:y1="7.457cm" svg:x2="6.039cm" svg:y2="7.762cm">
          <text:p/>
        </draw:line>
        <draw:polygon draw:style-name="gr58" draw:text-style-name="P8" draw:layer="layout" svg:width="0.004cm" svg:height="0.309cm" svg:x="6.037cm" svg:y="7.455cm" svg:viewBox="0 0 5 310" draw:points="0,310 5,310 5,0 0,0">
          <text:p/>
        </draw:polygon>
        <draw:line draw:style-name="gr59" draw:text-style-name="P9" draw:layer="layout" svg:x1="6.395cm" svg:y1="7.457cm" svg:x2="6.395cm" svg:y2="7.762cm">
          <text:p/>
        </draw:line>
        <draw:polygon draw:style-name="gr58" draw:text-style-name="P8" draw:layer="layout" svg:width="0.004cm" svg:height="0.309cm" svg:x="6.393cm" svg:y="7.455cm" svg:viewBox="0 0 5 310" draw:points="0,310 5,310 5,0 0,0">
          <text:p/>
        </draw:polygon>
        <draw:line draw:style-name="gr59" draw:text-style-name="P9" draw:layer="layout" svg:x1="6.751cm" svg:y1="7.457cm" svg:x2="6.751cm" svg:y2="7.762cm">
          <text:p/>
        </draw:line>
        <draw:polygon draw:style-name="gr58" draw:text-style-name="P8" draw:layer="layout" svg:width="0.004cm" svg:height="0.309cm" svg:x="6.749cm" svg:y="7.455cm" svg:viewBox="0 0 5 310" draw:points="0,310 5,310 5,0 0,0">
          <text:p/>
        </draw:polygon>
        <draw:line draw:style-name="gr59" draw:text-style-name="P9" draw:layer="layout" svg:x1="7.107cm" svg:y1="7.457cm" svg:x2="7.107cm" svg:y2="7.762cm">
          <text:p/>
        </draw:line>
        <draw:polygon draw:style-name="gr58" draw:text-style-name="P8" draw:layer="layout" svg:width="0.004cm" svg:height="0.309cm" svg:x="7.105cm" svg:y="7.455cm" svg:viewBox="0 0 5 310" draw:points="0,310 5,310 5,0 0,0">
          <text:p/>
        </draw:polygon>
        <draw:line draw:style-name="gr59" draw:text-style-name="P9" draw:layer="layout" svg:x1="7.463cm" svg:y1="7.457cm" svg:x2="7.463cm" svg:y2="7.762cm">
          <text:p/>
        </draw:line>
        <draw:polygon draw:style-name="gr58" draw:text-style-name="P8" draw:layer="layout" svg:width="0.005cm" svg:height="0.309cm" svg:x="7.46cm" svg:y="7.455cm" svg:viewBox="0 0 6 310" draw:points="0,310 6,310 6,0 0,0">
          <text:p/>
        </draw:polygon>
        <draw:line draw:style-name="gr59" draw:text-style-name="P9" draw:layer="layout" svg:x1="7.818cm" svg:y1="7.457cm" svg:x2="7.818cm" svg:y2="7.762cm">
          <text:p/>
        </draw:line>
        <draw:polygon draw:style-name="gr58" draw:text-style-name="P8" draw:layer="layout" svg:width="0.004cm" svg:height="0.309cm" svg:x="7.816cm" svg:y="7.455cm" svg:viewBox="0 0 5 310" draw:points="0,310 5,310 5,0 0,0">
          <text:p/>
        </draw:polygon>
        <draw:line draw:style-name="gr59" draw:text-style-name="P9" draw:layer="layout" svg:x1="8.174cm" svg:y1="7.457cm" svg:x2="8.174cm" svg:y2="7.762cm">
          <text:p/>
        </draw:line>
        <draw:polygon draw:style-name="gr58" draw:text-style-name="P8" draw:layer="layout" svg:width="0.004cm" svg:height="0.309cm" svg:x="8.172cm" svg:y="7.455cm" svg:viewBox="0 0 5 310" draw:points="0,310 5,310 5,0 0,0">
          <text:p/>
        </draw:polygon>
        <draw:line draw:style-name="gr59" draw:text-style-name="P9" draw:layer="layout" svg:x1="8.529cm" svg:y1="7.457cm" svg:x2="8.529cm" svg:y2="7.762cm">
          <text:p/>
        </draw:line>
        <draw:polygon draw:style-name="gr58" draw:text-style-name="P8" draw:layer="layout" svg:width="0.004cm" svg:height="0.309cm" svg:x="8.527cm" svg:y="7.455cm" svg:viewBox="0 0 5 310" draw:points="0,310 5,310 5,0 0,0">
          <text:p/>
        </draw:polygon>
        <draw:line draw:style-name="gr59" draw:text-style-name="P9" draw:layer="layout" svg:x1="8.885cm" svg:y1="7.457cm" svg:x2="8.885cm" svg:y2="7.762cm">
          <text:p/>
        </draw:line>
        <draw:polygon draw:style-name="gr58" draw:text-style-name="P8" draw:layer="layout" svg:width="0.004cm" svg:height="0.309cm" svg:x="8.883cm" svg:y="7.455cm" svg:viewBox="0 0 5 310" draw:points="0,310 5,310 5,0 0,0">
          <text:p/>
        </draw:polygon>
        <draw:line draw:style-name="gr59" draw:text-style-name="P9" draw:layer="layout" svg:x1="9.241cm" svg:y1="7.457cm" svg:x2="9.241cm" svg:y2="7.762cm">
          <text:p/>
        </draw:line>
        <draw:polygon draw:style-name="gr58" draw:text-style-name="P8" draw:layer="layout" svg:width="0.005cm" svg:height="0.309cm" svg:x="9.238cm" svg:y="7.455cm" svg:viewBox="0 0 6 310" draw:points="0,310 6,310 6,0 0,0">
          <text:p/>
        </draw:polygon>
        <draw:line draw:style-name="gr59" draw:text-style-name="P9" draw:layer="layout" svg:x1="9.596cm" svg:y1="7.457cm" svg:x2="9.596cm" svg:y2="7.762cm">
          <text:p/>
        </draw:line>
        <draw:polygon draw:style-name="gr58" draw:text-style-name="P8" draw:layer="layout" svg:width="0.004cm" svg:height="0.309cm" svg:x="9.594cm" svg:y="7.455cm" svg:viewBox="0 0 5 310" draw:points="0,310 5,310 5,0 0,0">
          <text:p/>
        </draw:polygon>
        <draw:line draw:style-name="gr59" draw:text-style-name="P9" draw:layer="layout" svg:x1="9.952cm" svg:y1="7.457cm" svg:x2="9.952cm" svg:y2="7.762cm">
          <text:p/>
        </draw:line>
        <draw:polygon draw:style-name="gr58" draw:text-style-name="P8" draw:layer="layout" svg:width="0.004cm" svg:height="0.309cm" svg:x="9.95cm" svg:y="7.455cm" svg:viewBox="0 0 5 310" draw:points="0,310 5,310 5,0 0,0">
          <text:p/>
        </draw:polygon>
        <draw:line draw:style-name="gr59" draw:text-style-name="P9" draw:layer="layout" svg:x1="10.307cm" svg:y1="7.457cm" svg:x2="10.307cm" svg:y2="7.762cm">
          <text:p/>
        </draw:line>
        <draw:polygon draw:style-name="gr58" draw:text-style-name="P8" draw:layer="layout" svg:width="0.004cm" svg:height="0.309cm" svg:x="10.305cm" svg:y="7.455cm" svg:viewBox="0 0 5 310" draw:points="0,310 5,310 5,0 0,0">
          <text:p/>
        </draw:polygon>
        <draw:line draw:style-name="gr59" draw:text-style-name="P9" draw:layer="layout" svg:x1="10.663cm" svg:y1="7.457cm" svg:x2="10.663cm" svg:y2="7.762cm">
          <text:p/>
        </draw:line>
        <draw:polygon draw:style-name="gr58" draw:text-style-name="P8" draw:layer="layout" svg:width="0.004cm" svg:height="0.309cm" svg:x="10.661cm" svg:y="7.455cm" svg:viewBox="0 0 5 310" draw:points="0,310 5,310 5,0 0,0">
          <text:p/>
        </draw:polygon>
        <draw:line draw:style-name="gr59" draw:text-style-name="P9" draw:layer="layout" svg:x1="11.019cm" svg:y1="7.457cm" svg:x2="11.019cm" svg:y2="7.762cm">
          <text:p/>
        </draw:line>
        <draw:polygon draw:style-name="gr58" draw:text-style-name="P8" draw:layer="layout" svg:width="0.005cm" svg:height="0.309cm" svg:x="11.016cm" svg:y="7.455cm" svg:viewBox="0 0 6 310" draw:points="0,310 6,310 6,0 0,0">
          <text:p/>
        </draw:polygon>
        <draw:line draw:style-name="gr59" draw:text-style-name="P9" draw:layer="layout" svg:x1="11.375cm" svg:y1="7.457cm" svg:x2="11.375cm" svg:y2="7.762cm">
          <text:p/>
        </draw:line>
        <draw:polygon draw:style-name="gr58" draw:text-style-name="P8" draw:layer="layout" svg:width="0.004cm" svg:height="0.309cm" svg:x="11.373cm" svg:y="7.455cm" svg:viewBox="0 0 5 310" draw:points="0,310 5,310 5,0 0,0">
          <text:p/>
        </draw:polygon>
        <draw:line draw:style-name="gr59" draw:text-style-name="P9" draw:layer="layout" svg:x1="11.73cm" svg:y1="7.457cm" svg:x2="11.73cm" svg:y2="7.762cm">
          <text:p/>
        </draw:line>
        <draw:polygon draw:style-name="gr58" draw:text-style-name="P8" draw:layer="layout" svg:width="0.005cm" svg:height="0.309cm" svg:x="11.728cm" svg:y="7.455cm" svg:viewBox="0 0 6 310" draw:points="0,310 6,310 6,0 0,0">
          <text:p/>
        </draw:polygon>
        <draw:line draw:style-name="gr59" draw:text-style-name="P9" draw:layer="layout" svg:x1="12.086cm" svg:y1="7.457cm" svg:x2="12.086cm" svg:y2="7.762cm">
          <text:p/>
        </draw:line>
        <draw:polygon draw:style-name="gr58" draw:text-style-name="P8" draw:layer="layout" svg:width="0.004cm" svg:height="0.309cm" svg:x="12.084cm" svg:y="7.455cm" svg:viewBox="0 0 5 310" draw:points="0,310 5,310 5,0 0,0">
          <text:p/>
        </draw:polygon>
        <draw:line draw:style-name="gr59" draw:text-style-name="P9" draw:layer="layout" svg:x1="12.442cm" svg:y1="7.457cm" svg:x2="12.442cm" svg:y2="7.762cm">
          <text:p/>
        </draw:line>
        <draw:polygon draw:style-name="gr58" draw:text-style-name="P8" draw:layer="layout" svg:width="0.004cm" svg:height="0.309cm" svg:x="12.44cm" svg:y="7.455cm" svg:viewBox="0 0 5 310" draw:points="0,310 5,310 5,0 0,0">
          <text:p/>
        </draw:polygon>
        <draw:line draw:style-name="gr59" draw:text-style-name="P9" draw:layer="layout" svg:x1="12.797cm" svg:y1="7.457cm" svg:x2="12.797cm" svg:y2="7.762cm">
          <text:p/>
        </draw:line>
        <draw:polygon draw:style-name="gr58" draw:text-style-name="P8" draw:layer="layout" svg:width="0.004cm" svg:height="0.309cm" svg:x="12.795cm" svg:y="7.455cm" svg:viewBox="0 0 5 310" draw:points="0,310 5,310 5,0 0,0">
          <text:p/>
        </draw:polygon>
        <draw:line draw:style-name="gr59" draw:text-style-name="P9" draw:layer="layout" svg:x1="13.153cm" svg:y1="7.457cm" svg:x2="13.153cm" svg:y2="7.762cm">
          <text:p/>
        </draw:line>
        <draw:polygon draw:style-name="gr58" draw:text-style-name="P8" draw:layer="layout" svg:width="0.004cm" svg:height="0.309cm" svg:x="13.151cm" svg:y="7.455cm" svg:viewBox="0 0 5 310" draw:points="0,310 5,310 5,0 0,0">
          <text:p/>
        </draw:polygon>
        <draw:line draw:style-name="gr59" draw:text-style-name="P9" draw:layer="layout" svg:x1="13.508cm" svg:y1="7.457cm" svg:x2="13.508cm" svg:y2="7.762cm">
          <text:p/>
        </draw:line>
        <draw:polygon draw:style-name="gr58" draw:text-style-name="P8" draw:layer="layout" svg:width="0.005cm" svg:height="0.309cm" svg:x="13.506cm" svg:y="7.455cm" svg:viewBox="0 0 6 310" draw:points="0,310 6,310 6,0 0,0">
          <text:p/>
        </draw:polygon>
        <draw:line draw:style-name="gr59" draw:text-style-name="P9" draw:layer="layout" svg:x1="13.864cm" svg:y1="7.457cm" svg:x2="13.864cm" svg:y2="7.762cm">
          <text:p/>
        </draw:line>
        <draw:polygon draw:style-name="gr58" draw:text-style-name="P8" draw:layer="layout" svg:width="0.004cm" svg:height="0.309cm" svg:x="13.862cm" svg:y="7.455cm" svg:viewBox="0 0 5 310" draw:points="0,310 5,310 5,0 0,0">
          <text:p/>
        </draw:polygon>
        <draw:line draw:style-name="gr59" draw:text-style-name="P9" draw:layer="layout" svg:x1="14.22cm" svg:y1="7.457cm" svg:x2="14.22cm" svg:y2="7.762cm">
          <text:p/>
        </draw:line>
        <draw:polygon draw:style-name="gr58" draw:text-style-name="P8" draw:layer="layout" svg:width="0.004cm" svg:height="0.309cm" svg:x="14.218cm" svg:y="7.455cm" svg:viewBox="0 0 5 310" draw:points="0,310 5,310 5,0 0,0">
          <text:p/>
        </draw:polygon>
        <draw:line draw:style-name="gr59" draw:text-style-name="P9" draw:layer="layout" svg:x1="14.575cm" svg:y1="7.457cm" svg:x2="14.575cm" svg:y2="7.762cm">
          <text:p/>
        </draw:line>
        <draw:polygon draw:style-name="gr58" draw:text-style-name="P8" draw:layer="layout" svg:width="0.004cm" svg:height="0.309cm" svg:x="14.573cm" svg:y="7.455cm" svg:viewBox="0 0 5 310" draw:points="0,310 5,310 5,0 0,0">
          <text:p/>
        </draw:polygon>
        <draw:line draw:style-name="gr59" draw:text-style-name="P9" draw:layer="layout" svg:x1="14.931cm" svg:y1="7.457cm" svg:x2="14.931cm" svg:y2="7.762cm">
          <text:p/>
        </draw:line>
        <draw:polygon draw:style-name="gr58" draw:text-style-name="P8" draw:layer="layout" svg:width="0.004cm" svg:height="0.309cm" svg:x="14.929cm" svg:y="7.455cm" svg:viewBox="0 0 5 310" draw:points="0,310 5,310 5,0 0,0">
          <text:p/>
        </draw:polygon>
        <draw:line draw:style-name="gr59" draw:text-style-name="P9" draw:layer="layout" svg:x1="15.286cm" svg:y1="7.457cm" svg:x2="15.286cm" svg:y2="7.762cm">
          <text:p/>
        </draw:line>
        <draw:polygon draw:style-name="gr58" draw:text-style-name="P8" draw:layer="layout" svg:width="0.005cm" svg:height="0.309cm" svg:x="15.284cm" svg:y="7.455cm" svg:viewBox="0 0 6 310" draw:points="0,310 6,310 6,0 0,0">
          <text:p/>
        </draw:polygon>
        <draw:line draw:style-name="gr59" draw:text-style-name="P9" draw:layer="layout" svg:x1="15.643cm" svg:y1="7.457cm" svg:x2="15.643cm" svg:y2="7.762cm">
          <text:p/>
        </draw:line>
        <draw:polygon draw:style-name="gr58" draw:text-style-name="P8" draw:layer="layout" svg:width="0.004cm" svg:height="0.309cm" svg:x="15.641cm" svg:y="7.455cm" svg:viewBox="0 0 5 310" draw:points="0,310 5,310 5,0 0,0">
          <text:p/>
        </draw:polygon>
        <draw:line draw:style-name="gr59" draw:text-style-name="P9" draw:layer="layout" svg:x1="15.999cm" svg:y1="7.457cm" svg:x2="15.999cm" svg:y2="7.762cm">
          <text:p/>
        </draw:line>
        <draw:polygon draw:style-name="gr58" draw:text-style-name="P8" draw:layer="layout" svg:width="0.004cm" svg:height="0.309cm" svg:x="15.997cm" svg:y="7.455cm" svg:viewBox="0 0 5 310" draw:points="0,310 5,310 5,0 0,0">
          <text:p/>
        </draw:polygon>
        <draw:line draw:style-name="gr59" draw:text-style-name="P9" draw:layer="layout" svg:x1="16.354cm" svg:y1="7.457cm" svg:x2="16.354cm" svg:y2="7.762cm">
          <text:p/>
        </draw:line>
        <draw:polygon draw:style-name="gr58" draw:text-style-name="P8" draw:layer="layout" svg:width="0.004cm" svg:height="0.309cm" svg:x="16.352cm" svg:y="7.455cm" svg:viewBox="0 0 5 310" draw:points="0,310 5,310 5,0 0,0">
          <text:p/>
        </draw:polygon>
        <draw:line draw:style-name="gr59" draw:text-style-name="P9" draw:layer="layout" svg:x1="16.71cm" svg:y1="7.457cm" svg:x2="16.71cm" svg:y2="7.762cm">
          <text:p/>
        </draw:line>
        <draw:polygon draw:style-name="gr58" draw:text-style-name="P8" draw:layer="layout" svg:width="0.004cm" svg:height="0.309cm" svg:x="16.708cm" svg:y="7.455cm" svg:viewBox="0 0 5 310" draw:points="0,310 5,310 5,0 0,0">
          <text:p/>
        </draw:polygon>
        <draw:line draw:style-name="gr59" draw:text-style-name="P9" draw:layer="layout" svg:x1="17.065cm" svg:y1="7.457cm" svg:x2="17.065cm" svg:y2="7.762cm">
          <text:p/>
        </draw:line>
        <draw:polygon draw:style-name="gr58" draw:text-style-name="P8" draw:layer="layout" svg:width="0.005cm" svg:height="0.309cm" svg:x="17.063cm" svg:y="7.455cm" svg:viewBox="0 0 6 310" draw:points="0,310 6,310 6,0 0,0">
          <text:p/>
        </draw:polygon>
        <draw:line draw:style-name="gr59" draw:text-style-name="P9" draw:layer="layout" svg:x1="17.421cm" svg:y1="7.457cm" svg:x2="17.421cm" svg:y2="7.762cm">
          <text:p/>
        </draw:line>
        <draw:polygon draw:style-name="gr58" draw:text-style-name="P8" draw:layer="layout" svg:width="0.004cm" svg:height="0.309cm" svg:x="17.419cm" svg:y="7.455cm" svg:viewBox="0 0 5 310" draw:points="0,310 5,310 5,0 0,0">
          <text:p/>
        </draw:polygon>
        <draw:line draw:style-name="gr59" draw:text-style-name="P9" draw:layer="layout" svg:x1="17.777cm" svg:y1="7.457cm" svg:x2="17.777cm" svg:y2="7.762cm">
          <text:p/>
        </draw:line>
        <draw:polygon draw:style-name="gr58" draw:text-style-name="P8" draw:layer="layout" svg:width="0.004cm" svg:height="0.309cm" svg:x="17.775cm" svg:y="7.455cm" svg:viewBox="0 0 5 310" draw:points="0,310 5,310 5,0 0,0">
          <text:p/>
        </draw:polygon>
        <draw:line draw:style-name="gr59" draw:text-style-name="P9" draw:layer="layout" svg:x1="3.194cm" svg:y1="8.067cm" svg:x2="3.194cm" svg:y2="8.372cm">
          <text:p/>
        </draw:line>
        <draw:polygon draw:style-name="gr58" draw:text-style-name="P8" draw:layer="layout" svg:width="0.005cm" svg:height="0.309cm" svg:x="3.192cm" svg:y="8.065cm" svg:viewBox="0 0 6 310" draw:points="0,310 6,310 6,0 0,0">
          <text:p/>
        </draw:polygon>
        <draw:line draw:style-name="gr59" draw:text-style-name="P9" draw:layer="layout" svg:x1="3.55cm" svg:y1="8.067cm" svg:x2="3.55cm" svg:y2="8.372cm">
          <text:p/>
        </draw:line>
        <draw:polygon draw:style-name="gr58" draw:text-style-name="P8" draw:layer="layout" svg:width="0.004cm" svg:height="0.309cm" svg:x="3.548cm" svg:y="8.065cm" svg:viewBox="0 0 5 310" draw:points="0,310 5,310 5,0 0,0">
          <text:p/>
        </draw:polygon>
        <draw:line draw:style-name="gr59" draw:text-style-name="P9" draw:layer="layout" svg:x1="3.905cm" svg:y1="8.067cm" svg:x2="3.905cm" svg:y2="8.372cm">
          <text:p/>
        </draw:line>
        <draw:polygon draw:style-name="gr58" draw:text-style-name="P8" draw:layer="layout" svg:width="0.005cm" svg:height="0.309cm" svg:x="3.903cm" svg:y="8.065cm" svg:viewBox="0 0 6 310" draw:points="0,310 6,310 6,0 0,0">
          <text:p/>
        </draw:polygon>
        <draw:line draw:style-name="gr59" draw:text-style-name="P9" draw:layer="layout" svg:x1="4.261cm" svg:y1="8.067cm" svg:x2="4.261cm" svg:y2="8.372cm">
          <text:p/>
        </draw:line>
        <draw:polygon draw:style-name="gr58" draw:text-style-name="P8" draw:layer="layout" svg:width="0.004cm" svg:height="0.309cm" svg:x="4.259cm" svg:y="8.065cm" svg:viewBox="0 0 5 310" draw:points="0,310 5,310 5,0 0,0">
          <text:p/>
        </draw:polygon>
        <draw:line draw:style-name="gr59" draw:text-style-name="P9" draw:layer="layout" svg:x1="4.617cm" svg:y1="8.067cm" svg:x2="4.617cm" svg:y2="8.372cm">
          <text:p/>
        </draw:line>
        <draw:polygon draw:style-name="gr58" draw:text-style-name="P8" draw:layer="layout" svg:width="0.004cm" svg:height="0.309cm" svg:x="4.615cm" svg:y="8.065cm" svg:viewBox="0 0 5 310" draw:points="0,310 5,310 5,0 0,0">
          <text:p/>
        </draw:polygon>
        <draw:line draw:style-name="gr59" draw:text-style-name="P9" draw:layer="layout" svg:x1="4.972cm" svg:y1="8.067cm" svg:x2="4.972cm" svg:y2="8.372cm">
          <text:p/>
        </draw:line>
        <draw:polygon draw:style-name="gr58" draw:text-style-name="P8" draw:layer="layout" svg:width="0.004cm" svg:height="0.309cm" svg:x="4.97cm" svg:y="8.065cm" svg:viewBox="0 0 5 310" draw:points="0,310 5,310 5,0 0,0">
          <text:p/>
        </draw:polygon>
        <draw:line draw:style-name="gr59" draw:text-style-name="P9" draw:layer="layout" svg:x1="5.328cm" svg:y1="8.067cm" svg:x2="5.328cm" svg:y2="8.372cm">
          <text:p/>
        </draw:line>
        <draw:polygon draw:style-name="gr58" draw:text-style-name="P8" draw:layer="layout" svg:width="0.004cm" svg:height="0.309cm" svg:x="5.326cm" svg:y="8.065cm" svg:viewBox="0 0 5 310" draw:points="0,310 5,310 5,0 0,0">
          <text:p/>
        </draw:polygon>
        <draw:line draw:style-name="gr59" draw:text-style-name="P9" draw:layer="layout" svg:x1="5.683cm" svg:y1="8.067cm" svg:x2="5.683cm" svg:y2="8.372cm">
          <text:p/>
        </draw:line>
        <draw:polygon draw:style-name="gr58" draw:text-style-name="P8" draw:layer="layout" svg:width="0.006cm" svg:height="0.309cm" svg:x="5.681cm" svg:y="8.065cm" svg:viewBox="0 0 7 310" draw:points="0,310 7,310 7,0 0,0">
          <text:p/>
        </draw:polygon>
        <draw:line draw:style-name="gr59" draw:text-style-name="P9" draw:layer="layout" svg:x1="6.039cm" svg:y1="8.067cm" svg:x2="6.039cm" svg:y2="8.372cm">
          <text:p/>
        </draw:line>
        <draw:polygon draw:style-name="gr58" draw:text-style-name="P8" draw:layer="layout" svg:width="0.004cm" svg:height="0.309cm" svg:x="6.037cm" svg:y="8.065cm" svg:viewBox="0 0 5 310" draw:points="0,310 5,310 5,0 0,0">
          <text:p/>
        </draw:polygon>
        <draw:line draw:style-name="gr59" draw:text-style-name="P9" draw:layer="layout" svg:x1="6.395cm" svg:y1="8.067cm" svg:x2="6.395cm" svg:y2="8.372cm">
          <text:p/>
        </draw:line>
        <draw:polygon draw:style-name="gr58" draw:text-style-name="P8" draw:layer="layout" svg:width="0.004cm" svg:height="0.309cm" svg:x="6.393cm" svg:y="8.065cm" svg:viewBox="0 0 5 310" draw:points="0,310 5,310 5,0 0,0">
          <text:p/>
        </draw:polygon>
        <draw:line draw:style-name="gr59" draw:text-style-name="P9" draw:layer="layout" svg:x1="6.751cm" svg:y1="8.067cm" svg:x2="6.751cm" svg:y2="8.372cm">
          <text:p/>
        </draw:line>
        <draw:polygon draw:style-name="gr58" draw:text-style-name="P8" draw:layer="layout" svg:width="0.004cm" svg:height="0.309cm" svg:x="6.749cm" svg:y="8.065cm" svg:viewBox="0 0 5 310" draw:points="0,310 5,310 5,0 0,0">
          <text:p/>
        </draw:polygon>
        <draw:line draw:style-name="gr59" draw:text-style-name="P9" draw:layer="layout" svg:x1="7.107cm" svg:y1="8.067cm" svg:x2="7.107cm" svg:y2="8.372cm">
          <text:p/>
        </draw:line>
        <draw:polygon draw:style-name="gr58" draw:text-style-name="P8" draw:layer="layout" svg:width="0.004cm" svg:height="0.309cm" svg:x="7.105cm" svg:y="8.065cm" svg:viewBox="0 0 5 310" draw:points="0,310 5,310 5,0 0,0">
          <text:p/>
        </draw:polygon>
        <draw:line draw:style-name="gr59" draw:text-style-name="P9" draw:layer="layout" svg:x1="7.463cm" svg:y1="8.067cm" svg:x2="7.463cm" svg:y2="8.372cm">
          <text:p/>
        </draw:line>
        <draw:polygon draw:style-name="gr58" draw:text-style-name="P8" draw:layer="layout" svg:width="0.005cm" svg:height="0.309cm" svg:x="7.46cm" svg:y="8.065cm" svg:viewBox="0 0 6 310" draw:points="0,310 6,310 6,0 0,0">
          <text:p/>
        </draw:polygon>
        <draw:line draw:style-name="gr59" draw:text-style-name="P9" draw:layer="layout" svg:x1="7.818cm" svg:y1="8.067cm" svg:x2="7.818cm" svg:y2="8.372cm">
          <text:p/>
        </draw:line>
        <draw:polygon draw:style-name="gr58" draw:text-style-name="P8" draw:layer="layout" svg:width="0.004cm" svg:height="0.309cm" svg:x="7.816cm" svg:y="8.065cm" svg:viewBox="0 0 5 310" draw:points="0,310 5,310 5,0 0,0">
          <text:p/>
        </draw:polygon>
        <draw:line draw:style-name="gr59" draw:text-style-name="P9" draw:layer="layout" svg:x1="8.174cm" svg:y1="8.067cm" svg:x2="8.174cm" svg:y2="8.372cm">
          <text:p/>
        </draw:line>
        <draw:polygon draw:style-name="gr58" draw:text-style-name="P8" draw:layer="layout" svg:width="0.004cm" svg:height="0.309cm" svg:x="8.172cm" svg:y="8.065cm" svg:viewBox="0 0 5 310" draw:points="0,310 5,310 5,0 0,0">
          <text:p/>
        </draw:polygon>
        <draw:line draw:style-name="gr59" draw:text-style-name="P9" draw:layer="layout" svg:x1="8.529cm" svg:y1="8.067cm" svg:x2="8.529cm" svg:y2="8.372cm">
          <text:p/>
        </draw:line>
        <draw:polygon draw:style-name="gr58" draw:text-style-name="P8" draw:layer="layout" svg:width="0.004cm" svg:height="0.309cm" svg:x="8.527cm" svg:y="8.065cm" svg:viewBox="0 0 5 310" draw:points="0,310 5,310 5,0 0,0">
          <text:p/>
        </draw:polygon>
        <draw:line draw:style-name="gr59" draw:text-style-name="P9" draw:layer="layout" svg:x1="8.885cm" svg:y1="8.067cm" svg:x2="8.885cm" svg:y2="8.372cm">
          <text:p/>
        </draw:line>
        <draw:polygon draw:style-name="gr58" draw:text-style-name="P8" draw:layer="layout" svg:width="0.004cm" svg:height="0.309cm" svg:x="8.883cm" svg:y="8.065cm" svg:viewBox="0 0 5 310" draw:points="0,310 5,310 5,0 0,0">
          <text:p/>
        </draw:polygon>
        <draw:line draw:style-name="gr59" draw:text-style-name="P9" draw:layer="layout" svg:x1="9.241cm" svg:y1="8.067cm" svg:x2="9.241cm" svg:y2="8.372cm">
          <text:p/>
        </draw:line>
        <draw:polygon draw:style-name="gr58" draw:text-style-name="P8" draw:layer="layout" svg:width="0.005cm" svg:height="0.309cm" svg:x="9.238cm" svg:y="8.065cm" svg:viewBox="0 0 6 310" draw:points="0,310 6,310 6,0 0,0">
          <text:p/>
        </draw:polygon>
        <draw:line draw:style-name="gr59" draw:text-style-name="P9" draw:layer="layout" svg:x1="9.596cm" svg:y1="8.067cm" svg:x2="9.596cm" svg:y2="8.372cm">
          <text:p/>
        </draw:line>
        <draw:polygon draw:style-name="gr58" draw:text-style-name="P8" draw:layer="layout" svg:width="0.004cm" svg:height="0.309cm" svg:x="9.594cm" svg:y="8.065cm" svg:viewBox="0 0 5 310" draw:points="0,310 5,310 5,0 0,0">
          <text:p/>
        </draw:polygon>
        <draw:line draw:style-name="gr59" draw:text-style-name="P9" draw:layer="layout" svg:x1="9.952cm" svg:y1="8.067cm" svg:x2="9.952cm" svg:y2="8.372cm">
          <text:p/>
        </draw:line>
        <draw:polygon draw:style-name="gr58" draw:text-style-name="P8" draw:layer="layout" svg:width="0.004cm" svg:height="0.309cm" svg:x="9.95cm" svg:y="8.065cm" svg:viewBox="0 0 5 310" draw:points="0,310 5,310 5,0 0,0">
          <text:p/>
        </draw:polygon>
        <draw:line draw:style-name="gr59" draw:text-style-name="P9" draw:layer="layout" svg:x1="10.307cm" svg:y1="8.067cm" svg:x2="10.307cm" svg:y2="8.372cm">
          <text:p/>
        </draw:line>
        <draw:polygon draw:style-name="gr58" draw:text-style-name="P8" draw:layer="layout" svg:width="0.004cm" svg:height="0.309cm" svg:x="10.305cm" svg:y="8.065cm" svg:viewBox="0 0 5 310" draw:points="0,310 5,310 5,0 0,0">
          <text:p/>
        </draw:polygon>
        <draw:line draw:style-name="gr59" draw:text-style-name="P9" draw:layer="layout" svg:x1="10.663cm" svg:y1="8.067cm" svg:x2="10.663cm" svg:y2="8.372cm">
          <text:p/>
        </draw:line>
        <draw:polygon draw:style-name="gr58" draw:text-style-name="P8" draw:layer="layout" svg:width="0.004cm" svg:height="0.309cm" svg:x="10.661cm" svg:y="8.065cm" svg:viewBox="0 0 5 310" draw:points="0,310 5,310 5,0 0,0">
          <text:p/>
        </draw:polygon>
        <draw:line draw:style-name="gr59" draw:text-style-name="P9" draw:layer="layout" svg:x1="11.019cm" svg:y1="8.067cm" svg:x2="11.019cm" svg:y2="8.372cm">
          <text:p/>
        </draw:line>
        <draw:polygon draw:style-name="gr58" draw:text-style-name="P8" draw:layer="layout" svg:width="0.005cm" svg:height="0.309cm" svg:x="11.016cm" svg:y="8.065cm" svg:viewBox="0 0 6 310" draw:points="0,310 6,310 6,0 0,0">
          <text:p/>
        </draw:polygon>
        <draw:line draw:style-name="gr59" draw:text-style-name="P9" draw:layer="layout" svg:x1="11.375cm" svg:y1="8.067cm" svg:x2="11.375cm" svg:y2="8.372cm">
          <text:p/>
        </draw:line>
        <draw:polygon draw:style-name="gr58" draw:text-style-name="P8" draw:layer="layout" svg:width="0.004cm" svg:height="0.309cm" svg:x="11.373cm" svg:y="8.065cm" svg:viewBox="0 0 5 310" draw:points="0,310 5,310 5,0 0,0">
          <text:p/>
        </draw:polygon>
        <draw:line draw:style-name="gr59" draw:text-style-name="P9" draw:layer="layout" svg:x1="11.73cm" svg:y1="8.067cm" svg:x2="11.73cm" svg:y2="8.372cm">
          <text:p/>
        </draw:line>
        <draw:polygon draw:style-name="gr58" draw:text-style-name="P8" draw:layer="layout" svg:width="0.005cm" svg:height="0.309cm" svg:x="11.728cm" svg:y="8.065cm" svg:viewBox="0 0 6 310" draw:points="0,310 6,310 6,0 0,0">
          <text:p/>
        </draw:polygon>
        <draw:line draw:style-name="gr59" draw:text-style-name="P9" draw:layer="layout" svg:x1="12.086cm" svg:y1="8.067cm" svg:x2="12.086cm" svg:y2="8.372cm">
          <text:p/>
        </draw:line>
        <draw:polygon draw:style-name="gr58" draw:text-style-name="P8" draw:layer="layout" svg:width="0.004cm" svg:height="0.309cm" svg:x="12.084cm" svg:y="8.065cm" svg:viewBox="0 0 5 310" draw:points="0,310 5,310 5,0 0,0">
          <text:p/>
        </draw:polygon>
        <draw:line draw:style-name="gr59" draw:text-style-name="P9" draw:layer="layout" svg:x1="12.442cm" svg:y1="8.067cm" svg:x2="12.442cm" svg:y2="8.372cm">
          <text:p/>
        </draw:line>
        <draw:polygon draw:style-name="gr58" draw:text-style-name="P8" draw:layer="layout" svg:width="0.004cm" svg:height="0.309cm" svg:x="12.44cm" svg:y="8.065cm" svg:viewBox="0 0 5 310" draw:points="0,310 5,310 5,0 0,0">
          <text:p/>
        </draw:polygon>
        <draw:line draw:style-name="gr59" draw:text-style-name="P9" draw:layer="layout" svg:x1="12.797cm" svg:y1="8.067cm" svg:x2="12.797cm" svg:y2="8.372cm">
          <text:p/>
        </draw:line>
        <draw:polygon draw:style-name="gr58" draw:text-style-name="P8" draw:layer="layout" svg:width="0.004cm" svg:height="0.309cm" svg:x="12.795cm" svg:y="8.065cm" svg:viewBox="0 0 5 310" draw:points="0,310 5,310 5,0 0,0">
          <text:p/>
        </draw:polygon>
        <draw:line draw:style-name="gr59" draw:text-style-name="P9" draw:layer="layout" svg:x1="13.153cm" svg:y1="8.067cm" svg:x2="13.153cm" svg:y2="8.372cm">
          <text:p/>
        </draw:line>
        <draw:polygon draw:style-name="gr58" draw:text-style-name="P8" draw:layer="layout" svg:width="0.004cm" svg:height="0.309cm" svg:x="13.151cm" svg:y="8.065cm" svg:viewBox="0 0 5 310" draw:points="0,310 5,310 5,0 0,0">
          <text:p/>
        </draw:polygon>
        <draw:line draw:style-name="gr59" draw:text-style-name="P9" draw:layer="layout" svg:x1="13.508cm" svg:y1="8.067cm" svg:x2="13.508cm" svg:y2="8.372cm">
          <text:p/>
        </draw:line>
        <draw:polygon draw:style-name="gr58" draw:text-style-name="P8" draw:layer="layout" svg:width="0.005cm" svg:height="0.309cm" svg:x="13.506cm" svg:y="8.065cm" svg:viewBox="0 0 6 310" draw:points="0,310 6,310 6,0 0,0">
          <text:p/>
        </draw:polygon>
        <draw:line draw:style-name="gr59" draw:text-style-name="P9" draw:layer="layout" svg:x1="13.864cm" svg:y1="8.067cm" svg:x2="13.864cm" svg:y2="8.372cm">
          <text:p/>
        </draw:line>
        <draw:polygon draw:style-name="gr58" draw:text-style-name="P8" draw:layer="layout" svg:width="0.004cm" svg:height="0.309cm" svg:x="13.862cm" svg:y="8.065cm" svg:viewBox="0 0 5 310" draw:points="0,310 5,310 5,0 0,0">
          <text:p/>
        </draw:polygon>
        <draw:line draw:style-name="gr59" draw:text-style-name="P9" draw:layer="layout" svg:x1="14.22cm" svg:y1="8.067cm" svg:x2="14.22cm" svg:y2="8.372cm">
          <text:p/>
        </draw:line>
        <draw:polygon draw:style-name="gr58" draw:text-style-name="P8" draw:layer="layout" svg:width="0.004cm" svg:height="0.309cm" svg:x="14.218cm" svg:y="8.065cm" svg:viewBox="0 0 5 310" draw:points="0,310 5,310 5,0 0,0">
          <text:p/>
        </draw:polygon>
        <draw:line draw:style-name="gr59" draw:text-style-name="P9" draw:layer="layout" svg:x1="14.575cm" svg:y1="8.067cm" svg:x2="14.575cm" svg:y2="8.372cm">
          <text:p/>
        </draw:line>
        <draw:polygon draw:style-name="gr58" draw:text-style-name="P8" draw:layer="layout" svg:width="0.004cm" svg:height="0.309cm" svg:x="14.573cm" svg:y="8.065cm" svg:viewBox="0 0 5 310" draw:points="0,310 5,310 5,0 0,0">
          <text:p/>
        </draw:polygon>
        <draw:line draw:style-name="gr59" draw:text-style-name="P9" draw:layer="layout" svg:x1="14.931cm" svg:y1="8.067cm" svg:x2="14.931cm" svg:y2="8.372cm">
          <text:p/>
        </draw:line>
        <draw:polygon draw:style-name="gr58" draw:text-style-name="P8" draw:layer="layout" svg:width="0.004cm" svg:height="0.309cm" svg:x="14.929cm" svg:y="8.065cm" svg:viewBox="0 0 5 310" draw:points="0,310 5,310 5,0 0,0">
          <text:p/>
        </draw:polygon>
        <draw:line draw:style-name="gr59" draw:text-style-name="P9" draw:layer="layout" svg:x1="15.286cm" svg:y1="8.067cm" svg:x2="15.286cm" svg:y2="8.372cm">
          <text:p/>
        </draw:line>
        <draw:polygon draw:style-name="gr58" draw:text-style-name="P8" draw:layer="layout" svg:width="0.005cm" svg:height="0.309cm" svg:x="15.284cm" svg:y="8.065cm" svg:viewBox="0 0 6 310" draw:points="0,310 6,310 6,0 0,0">
          <text:p/>
        </draw:polygon>
        <draw:line draw:style-name="gr59" draw:text-style-name="P9" draw:layer="layout" svg:x1="15.643cm" svg:y1="8.067cm" svg:x2="15.643cm" svg:y2="8.372cm">
          <text:p/>
        </draw:line>
        <draw:polygon draw:style-name="gr58" draw:text-style-name="P8" draw:layer="layout" svg:width="0.004cm" svg:height="0.309cm" svg:x="15.641cm" svg:y="8.065cm" svg:viewBox="0 0 5 310" draw:points="0,310 5,310 5,0 0,0">
          <text:p/>
        </draw:polygon>
        <draw:line draw:style-name="gr59" draw:text-style-name="P9" draw:layer="layout" svg:x1="15.999cm" svg:y1="8.067cm" svg:x2="15.999cm" svg:y2="8.372cm">
          <text:p/>
        </draw:line>
        <draw:polygon draw:style-name="gr58" draw:text-style-name="P8" draw:layer="layout" svg:width="0.004cm" svg:height="0.309cm" svg:x="15.997cm" svg:y="8.065cm" svg:viewBox="0 0 5 310" draw:points="0,310 5,310 5,0 0,0">
          <text:p/>
        </draw:polygon>
        <draw:line draw:style-name="gr59" draw:text-style-name="P9" draw:layer="layout" svg:x1="16.354cm" svg:y1="8.067cm" svg:x2="16.354cm" svg:y2="8.372cm">
          <text:p/>
        </draw:line>
        <draw:polygon draw:style-name="gr58" draw:text-style-name="P8" draw:layer="layout" svg:width="0.004cm" svg:height="0.309cm" svg:x="16.352cm" svg:y="8.065cm" svg:viewBox="0 0 5 310" draw:points="0,310 5,310 5,0 0,0">
          <text:p/>
        </draw:polygon>
        <draw:line draw:style-name="gr59" draw:text-style-name="P9" draw:layer="layout" svg:x1="16.71cm" svg:y1="8.067cm" svg:x2="16.71cm" svg:y2="8.372cm">
          <text:p/>
        </draw:line>
        <draw:polygon draw:style-name="gr58" draw:text-style-name="P8" draw:layer="layout" svg:width="0.004cm" svg:height="0.309cm" svg:x="16.708cm" svg:y="8.065cm" svg:viewBox="0 0 5 310" draw:points="0,310 5,310 5,0 0,0">
          <text:p/>
        </draw:polygon>
        <draw:line draw:style-name="gr59" draw:text-style-name="P9" draw:layer="layout" svg:x1="17.065cm" svg:y1="8.067cm" svg:x2="17.065cm" svg:y2="8.372cm">
          <text:p/>
        </draw:line>
        <draw:polygon draw:style-name="gr58" draw:text-style-name="P8" draw:layer="layout" svg:width="0.005cm" svg:height="0.309cm" svg:x="17.063cm" svg:y="8.065cm" svg:viewBox="0 0 6 310" draw:points="0,310 6,310 6,0 0,0">
          <text:p/>
        </draw:polygon>
        <draw:line draw:style-name="gr59" draw:text-style-name="P9" draw:layer="layout" svg:x1="17.421cm" svg:y1="8.067cm" svg:x2="17.421cm" svg:y2="8.372cm">
          <text:p/>
        </draw:line>
        <draw:polygon draw:style-name="gr58" draw:text-style-name="P8" draw:layer="layout" svg:width="0.004cm" svg:height="0.309cm" svg:x="17.419cm" svg:y="8.065cm" svg:viewBox="0 0 5 310" draw:points="0,310 5,310 5,0 0,0">
          <text:p/>
        </draw:polygon>
        <draw:line draw:style-name="gr59" draw:text-style-name="P9" draw:layer="layout" svg:x1="17.777cm" svg:y1="8.067cm" svg:x2="17.777cm" svg:y2="8.372cm">
          <text:p/>
        </draw:line>
        <draw:polygon draw:style-name="gr58" draw:text-style-name="P8" draw:layer="layout" svg:width="0.004cm" svg:height="0.309cm" svg:x="17.775cm" svg:y="8.065cm" svg:viewBox="0 0 5 310" draw:points="0,310 5,310 5,0 0,0">
          <text:p/>
        </draw:polygon>
        <draw:line draw:style-name="gr59" draw:text-style-name="P9" draw:layer="layout" svg:x1="4.972cm" svg:y1="8.676cm" svg:x2="4.972cm" svg:y2="8.982cm">
          <text:p/>
        </draw:line>
        <draw:polygon draw:style-name="gr58" draw:text-style-name="P8" draw:layer="layout" svg:width="0.004cm" svg:height="0.309cm" svg:x="4.97cm" svg:y="8.675cm" svg:viewBox="0 0 5 310" draw:points="0,310 5,310 5,0 0,0">
          <text:p/>
        </draw:polygon>
        <draw:line draw:style-name="gr59" draw:text-style-name="P9" draw:layer="layout" svg:x1="5.328cm" svg:y1="8.676cm" svg:x2="5.328cm" svg:y2="8.982cm">
          <text:p/>
        </draw:line>
        <draw:polygon draw:style-name="gr58" draw:text-style-name="P8" draw:layer="layout" svg:width="0.004cm" svg:height="0.309cm" svg:x="5.326cm" svg:y="8.675cm" svg:viewBox="0 0 5 310" draw:points="0,310 5,310 5,0 0,0">
          <text:p/>
        </draw:polygon>
        <draw:line draw:style-name="gr59" draw:text-style-name="P9" draw:layer="layout" svg:x1="5.683cm" svg:y1="8.676cm" svg:x2="5.683cm" svg:y2="8.982cm">
          <text:p/>
        </draw:line>
        <draw:polygon draw:style-name="gr58" draw:text-style-name="P8" draw:layer="layout" svg:width="0.006cm" svg:height="0.309cm" svg:x="5.681cm" svg:y="8.675cm" svg:viewBox="0 0 7 310" draw:points="0,310 7,310 7,0 0,0">
          <text:p/>
        </draw:polygon>
        <draw:line draw:style-name="gr59" draw:text-style-name="P9" draw:layer="layout" svg:x1="6.039cm" svg:y1="8.676cm" svg:x2="6.039cm" svg:y2="8.982cm">
          <text:p/>
        </draw:line>
        <draw:polygon draw:style-name="gr58" draw:text-style-name="P8" draw:layer="layout" svg:width="0.004cm" svg:height="0.309cm" svg:x="6.037cm" svg:y="8.675cm" svg:viewBox="0 0 5 310" draw:points="0,310 5,310 5,0 0,0">
          <text:p/>
        </draw:polygon>
        <draw:line draw:style-name="gr59" draw:text-style-name="P9" draw:layer="layout" svg:x1="6.395cm" svg:y1="8.676cm" svg:x2="6.395cm" svg:y2="8.982cm">
          <text:p/>
        </draw:line>
        <draw:polygon draw:style-name="gr58" draw:text-style-name="P8" draw:layer="layout" svg:width="0.004cm" svg:height="0.309cm" svg:x="6.393cm" svg:y="8.675cm" svg:viewBox="0 0 5 310" draw:points="0,310 5,310 5,0 0,0">
          <text:p/>
        </draw:polygon>
        <draw:line draw:style-name="gr59" draw:text-style-name="P9" draw:layer="layout" svg:x1="6.751cm" svg:y1="8.676cm" svg:x2="6.751cm" svg:y2="8.982cm">
          <text:p/>
        </draw:line>
        <draw:polygon draw:style-name="gr58" draw:text-style-name="P8" draw:layer="layout" svg:width="0.004cm" svg:height="0.309cm" svg:x="6.749cm" svg:y="8.675cm" svg:viewBox="0 0 5 310" draw:points="0,310 5,310 5,0 0,0">
          <text:p/>
        </draw:polygon>
        <draw:line draw:style-name="gr59" draw:text-style-name="P9" draw:layer="layout" svg:x1="7.107cm" svg:y1="8.676cm" svg:x2="7.107cm" svg:y2="8.982cm">
          <text:p/>
        </draw:line>
        <draw:polygon draw:style-name="gr58" draw:text-style-name="P8" draw:layer="layout" svg:width="0.004cm" svg:height="0.309cm" svg:x="7.105cm" svg:y="8.675cm" svg:viewBox="0 0 5 310" draw:points="0,310 5,310 5,0 0,0">
          <text:p/>
        </draw:polygon>
        <draw:line draw:style-name="gr59" draw:text-style-name="P9" draw:layer="layout" svg:x1="7.463cm" svg:y1="8.676cm" svg:x2="7.463cm" svg:y2="8.982cm">
          <text:p/>
        </draw:line>
        <draw:polygon draw:style-name="gr58" draw:text-style-name="P8" draw:layer="layout" svg:width="0.005cm" svg:height="0.309cm" svg:x="7.46cm" svg:y="8.675cm" svg:viewBox="0 0 6 310" draw:points="0,310 6,310 6,0 0,0">
          <text:p/>
        </draw:polygon>
        <draw:line draw:style-name="gr59" draw:text-style-name="P9" draw:layer="layout" svg:x1="7.818cm" svg:y1="8.676cm" svg:x2="7.818cm" svg:y2="8.982cm">
          <text:p/>
        </draw:line>
        <draw:polygon draw:style-name="gr58" draw:text-style-name="P8" draw:layer="layout" svg:width="0.004cm" svg:height="0.309cm" svg:x="7.816cm" svg:y="8.675cm" svg:viewBox="0 0 5 310" draw:points="0,310 5,310 5,0 0,0">
          <text:p/>
        </draw:polygon>
        <draw:line draw:style-name="gr59" draw:text-style-name="P9" draw:layer="layout" svg:x1="8.174cm" svg:y1="8.676cm" svg:x2="8.174cm" svg:y2="8.982cm">
          <text:p/>
        </draw:line>
        <draw:polygon draw:style-name="gr58" draw:text-style-name="P8" draw:layer="layout" svg:width="0.004cm" svg:height="0.309cm" svg:x="8.172cm" svg:y="8.675cm" svg:viewBox="0 0 5 310" draw:points="0,310 5,310 5,0 0,0">
          <text:p/>
        </draw:polygon>
        <draw:line draw:style-name="gr59" draw:text-style-name="P9" draw:layer="layout" svg:x1="8.529cm" svg:y1="8.676cm" svg:x2="8.529cm" svg:y2="8.982cm">
          <text:p/>
        </draw:line>
        <draw:polygon draw:style-name="gr58" draw:text-style-name="P8" draw:layer="layout" svg:width="0.004cm" svg:height="0.309cm" svg:x="8.527cm" svg:y="8.675cm" svg:viewBox="0 0 5 310" draw:points="0,310 5,310 5,0 0,0">
          <text:p/>
        </draw:polygon>
        <draw:line draw:style-name="gr59" draw:text-style-name="P9" draw:layer="layout" svg:x1="8.885cm" svg:y1="8.676cm" svg:x2="8.885cm" svg:y2="8.982cm">
          <text:p/>
        </draw:line>
        <draw:polygon draw:style-name="gr58" draw:text-style-name="P8" draw:layer="layout" svg:width="0.004cm" svg:height="0.309cm" svg:x="8.883cm" svg:y="8.675cm" svg:viewBox="0 0 5 310" draw:points="0,310 5,310 5,0 0,0">
          <text:p/>
        </draw:polygon>
        <draw:line draw:style-name="gr59" draw:text-style-name="P9" draw:layer="layout" svg:x1="9.241cm" svg:y1="8.676cm" svg:x2="9.241cm" svg:y2="8.982cm">
          <text:p/>
        </draw:line>
        <draw:polygon draw:style-name="gr58" draw:text-style-name="P8" draw:layer="layout" svg:width="0.005cm" svg:height="0.309cm" svg:x="9.238cm" svg:y="8.675cm" svg:viewBox="0 0 6 310" draw:points="0,310 6,310 6,0 0,0">
          <text:p/>
        </draw:polygon>
        <draw:line draw:style-name="gr59" draw:text-style-name="P9" draw:layer="layout" svg:x1="9.596cm" svg:y1="8.676cm" svg:x2="9.596cm" svg:y2="8.982cm">
          <text:p/>
        </draw:line>
        <draw:polygon draw:style-name="gr58" draw:text-style-name="P8" draw:layer="layout" svg:width="0.004cm" svg:height="0.309cm" svg:x="9.594cm" svg:y="8.675cm" svg:viewBox="0 0 5 310" draw:points="0,310 5,310 5,0 0,0">
          <text:p/>
        </draw:polygon>
        <draw:line draw:style-name="gr59" draw:text-style-name="P9" draw:layer="layout" svg:x1="9.952cm" svg:y1="8.676cm" svg:x2="9.952cm" svg:y2="8.982cm">
          <text:p/>
        </draw:line>
        <draw:polygon draw:style-name="gr58" draw:text-style-name="P8" draw:layer="layout" svg:width="0.004cm" svg:height="0.309cm" svg:x="9.95cm" svg:y="8.675cm" svg:viewBox="0 0 5 310" draw:points="0,310 5,310 5,0 0,0">
          <text:p/>
        </draw:polygon>
        <draw:line draw:style-name="gr59" draw:text-style-name="P9" draw:layer="layout" svg:x1="10.307cm" svg:y1="8.676cm" svg:x2="10.307cm" svg:y2="8.982cm">
          <text:p/>
        </draw:line>
        <draw:polygon draw:style-name="gr58" draw:text-style-name="P8" draw:layer="layout" svg:width="0.004cm" svg:height="0.309cm" svg:x="10.305cm" svg:y="8.675cm" svg:viewBox="0 0 5 310" draw:points="0,310 5,310 5,0 0,0">
          <text:p/>
        </draw:polygon>
        <draw:line draw:style-name="gr59" draw:text-style-name="P9" draw:layer="layout" svg:x1="10.663cm" svg:y1="8.676cm" svg:x2="10.663cm" svg:y2="8.982cm">
          <text:p/>
        </draw:line>
        <draw:polygon draw:style-name="gr58" draw:text-style-name="P8" draw:layer="layout" svg:width="0.004cm" svg:height="0.309cm" svg:x="10.661cm" svg:y="8.675cm" svg:viewBox="0 0 5 310" draw:points="0,310 5,310 5,0 0,0">
          <text:p/>
        </draw:polygon>
        <draw:line draw:style-name="gr59" draw:text-style-name="P9" draw:layer="layout" svg:x1="11.019cm" svg:y1="8.676cm" svg:x2="11.019cm" svg:y2="8.982cm">
          <text:p/>
        </draw:line>
        <draw:polygon draw:style-name="gr58" draw:text-style-name="P8" draw:layer="layout" svg:width="0.005cm" svg:height="0.309cm" svg:x="11.016cm" svg:y="8.675cm" svg:viewBox="0 0 6 310" draw:points="0,310 6,310 6,0 0,0">
          <text:p/>
        </draw:polygon>
        <draw:line draw:style-name="gr59" draw:text-style-name="P9" draw:layer="layout" svg:x1="11.375cm" svg:y1="8.676cm" svg:x2="11.375cm" svg:y2="8.982cm">
          <text:p/>
        </draw:line>
        <draw:polygon draw:style-name="gr58" draw:text-style-name="P8" draw:layer="layout" svg:width="0.004cm" svg:height="0.309cm" svg:x="11.373cm" svg:y="8.675cm" svg:viewBox="0 0 5 310" draw:points="0,310 5,310 5,0 0,0">
          <text:p/>
        </draw:polygon>
        <draw:line draw:style-name="gr59" draw:text-style-name="P9" draw:layer="layout" svg:x1="11.73cm" svg:y1="8.676cm" svg:x2="11.73cm" svg:y2="8.982cm">
          <text:p/>
        </draw:line>
        <draw:polygon draw:style-name="gr58" draw:text-style-name="P8" draw:layer="layout" svg:width="0.005cm" svg:height="0.309cm" svg:x="11.728cm" svg:y="8.675cm" svg:viewBox="0 0 6 310" draw:points="0,310 6,310 6,0 0,0">
          <text:p/>
        </draw:polygon>
        <draw:line draw:style-name="gr59" draw:text-style-name="P9" draw:layer="layout" svg:x1="12.086cm" svg:y1="8.676cm" svg:x2="12.086cm" svg:y2="8.982cm">
          <text:p/>
        </draw:line>
        <draw:polygon draw:style-name="gr58" draw:text-style-name="P8" draw:layer="layout" svg:width="0.004cm" svg:height="0.309cm" svg:x="12.084cm" svg:y="8.675cm" svg:viewBox="0 0 5 310" draw:points="0,310 5,310 5,0 0,0">
          <text:p/>
        </draw:polygon>
        <draw:line draw:style-name="gr59" draw:text-style-name="P9" draw:layer="layout" svg:x1="12.442cm" svg:y1="8.676cm" svg:x2="12.442cm" svg:y2="8.982cm">
          <text:p/>
        </draw:line>
        <draw:polygon draw:style-name="gr58" draw:text-style-name="P8" draw:layer="layout" svg:width="0.004cm" svg:height="0.309cm" svg:x="12.44cm" svg:y="8.675cm" svg:viewBox="0 0 5 310" draw:points="0,310 5,310 5,0 0,0">
          <text:p/>
        </draw:polygon>
        <draw:line draw:style-name="gr59" draw:text-style-name="P9" draw:layer="layout" svg:x1="12.797cm" svg:y1="8.676cm" svg:x2="12.797cm" svg:y2="8.982cm">
          <text:p/>
        </draw:line>
        <draw:polygon draw:style-name="gr58" draw:text-style-name="P8" draw:layer="layout" svg:width="0.004cm" svg:height="0.309cm" svg:x="12.795cm" svg:y="8.675cm" svg:viewBox="0 0 5 310" draw:points="0,310 5,310 5,0 0,0">
          <text:p/>
        </draw:polygon>
        <draw:line draw:style-name="gr59" draw:text-style-name="P9" draw:layer="layout" svg:x1="13.153cm" svg:y1="8.676cm" svg:x2="13.153cm" svg:y2="8.982cm">
          <text:p/>
        </draw:line>
        <draw:polygon draw:style-name="gr58" draw:text-style-name="P8" draw:layer="layout" svg:width="0.004cm" svg:height="0.309cm" svg:x="13.151cm" svg:y="8.675cm" svg:viewBox="0 0 5 310" draw:points="0,310 5,310 5,0 0,0">
          <text:p/>
        </draw:polygon>
        <draw:line draw:style-name="gr59" draw:text-style-name="P9" draw:layer="layout" svg:x1="13.508cm" svg:y1="8.676cm" svg:x2="13.508cm" svg:y2="8.982cm">
          <text:p/>
        </draw:line>
        <draw:polygon draw:style-name="gr58" draw:text-style-name="P8" draw:layer="layout" svg:width="0.005cm" svg:height="0.309cm" svg:x="13.506cm" svg:y="8.675cm" svg:viewBox="0 0 6 310" draw:points="0,310 6,310 6,0 0,0">
          <text:p/>
        </draw:polygon>
        <draw:line draw:style-name="gr59" draw:text-style-name="P9" draw:layer="layout" svg:x1="13.864cm" svg:y1="8.676cm" svg:x2="13.864cm" svg:y2="8.982cm">
          <text:p/>
        </draw:line>
        <draw:polygon draw:style-name="gr58" draw:text-style-name="P8" draw:layer="layout" svg:width="0.004cm" svg:height="0.309cm" svg:x="13.862cm" svg:y="8.675cm" svg:viewBox="0 0 5 310" draw:points="0,310 5,310 5,0 0,0">
          <text:p/>
        </draw:polygon>
        <draw:line draw:style-name="gr59" draw:text-style-name="P9" draw:layer="layout" svg:x1="14.22cm" svg:y1="8.676cm" svg:x2="14.22cm" svg:y2="8.982cm">
          <text:p/>
        </draw:line>
        <draw:polygon draw:style-name="gr58" draw:text-style-name="P8" draw:layer="layout" svg:width="0.004cm" svg:height="0.309cm" svg:x="14.218cm" svg:y="8.675cm" svg:viewBox="0 0 5 310" draw:points="0,310 5,310 5,0 0,0">
          <text:p/>
        </draw:polygon>
        <draw:line draw:style-name="gr59" draw:text-style-name="P9" draw:layer="layout" svg:x1="14.575cm" svg:y1="8.676cm" svg:x2="14.575cm" svg:y2="8.982cm">
          <text:p/>
        </draw:line>
        <draw:polygon draw:style-name="gr58" draw:text-style-name="P8" draw:layer="layout" svg:width="0.004cm" svg:height="0.309cm" svg:x="14.573cm" svg:y="8.675cm" svg:viewBox="0 0 5 310" draw:points="0,310 5,310 5,0 0,0">
          <text:p/>
        </draw:polygon>
        <draw:line draw:style-name="gr59" draw:text-style-name="P9" draw:layer="layout" svg:x1="14.931cm" svg:y1="8.676cm" svg:x2="14.931cm" svg:y2="8.982cm">
          <text:p/>
        </draw:line>
        <draw:polygon draw:style-name="gr58" draw:text-style-name="P8" draw:layer="layout" svg:width="0.004cm" svg:height="0.309cm" svg:x="14.929cm" svg:y="8.675cm" svg:viewBox="0 0 5 310" draw:points="0,310 5,310 5,0 0,0">
          <text:p/>
        </draw:polygon>
        <draw:line draw:style-name="gr59" draw:text-style-name="P9" draw:layer="layout" svg:x1="15.286cm" svg:y1="8.676cm" svg:x2="15.286cm" svg:y2="8.982cm">
          <text:p/>
        </draw:line>
        <draw:polygon draw:style-name="gr58" draw:text-style-name="P8" draw:layer="layout" svg:width="0.005cm" svg:height="0.309cm" svg:x="15.284cm" svg:y="8.675cm" svg:viewBox="0 0 6 310" draw:points="0,310 6,310 6,0 0,0">
          <text:p/>
        </draw:polygon>
        <draw:line draw:style-name="gr59" draw:text-style-name="P9" draw:layer="layout" svg:x1="15.643cm" svg:y1="8.676cm" svg:x2="15.643cm" svg:y2="8.982cm">
          <text:p/>
        </draw:line>
        <draw:polygon draw:style-name="gr58" draw:text-style-name="P8" draw:layer="layout" svg:width="0.004cm" svg:height="0.309cm" svg:x="15.641cm" svg:y="8.675cm" svg:viewBox="0 0 5 310" draw:points="0,310 5,310 5,0 0,0">
          <text:p/>
        </draw:polygon>
        <draw:line draw:style-name="gr59" draw:text-style-name="P9" draw:layer="layout" svg:x1="15.999cm" svg:y1="8.676cm" svg:x2="15.999cm" svg:y2="8.982cm">
          <text:p/>
        </draw:line>
        <draw:polygon draw:style-name="gr58" draw:text-style-name="P8" draw:layer="layout" svg:width="0.004cm" svg:height="0.309cm" svg:x="15.997cm" svg:y="8.675cm" svg:viewBox="0 0 5 310" draw:points="0,310 5,310 5,0 0,0">
          <text:p/>
        </draw:polygon>
        <draw:line draw:style-name="gr59" draw:text-style-name="P9" draw:layer="layout" svg:x1="16.354cm" svg:y1="8.676cm" svg:x2="16.354cm" svg:y2="8.982cm">
          <text:p/>
        </draw:line>
        <draw:polygon draw:style-name="gr58" draw:text-style-name="P8" draw:layer="layout" svg:width="0.004cm" svg:height="0.309cm" svg:x="16.352cm" svg:y="8.675cm" svg:viewBox="0 0 5 310" draw:points="0,310 5,310 5,0 0,0">
          <text:p/>
        </draw:polygon>
        <draw:line draw:style-name="gr59" draw:text-style-name="P9" draw:layer="layout" svg:x1="16.71cm" svg:y1="8.676cm" svg:x2="16.71cm" svg:y2="8.982cm">
          <text:p/>
        </draw:line>
        <draw:polygon draw:style-name="gr58" draw:text-style-name="P8" draw:layer="layout" svg:width="0.004cm" svg:height="0.309cm" svg:x="16.708cm" svg:y="8.675cm" svg:viewBox="0 0 5 310" draw:points="0,310 5,310 5,0 0,0">
          <text:p/>
        </draw:polygon>
        <draw:line draw:style-name="gr59" draw:text-style-name="P9" draw:layer="layout" svg:x1="17.065cm" svg:y1="8.676cm" svg:x2="17.065cm" svg:y2="8.982cm">
          <text:p/>
        </draw:line>
        <draw:polygon draw:style-name="gr58" draw:text-style-name="P8" draw:layer="layout" svg:width="0.005cm" svg:height="0.309cm" svg:x="17.063cm" svg:y="8.675cm" svg:viewBox="0 0 6 310" draw:points="0,310 6,310 6,0 0,0">
          <text:p/>
        </draw:polygon>
        <draw:line draw:style-name="gr59" draw:text-style-name="P9" draw:layer="layout" svg:x1="17.421cm" svg:y1="8.676cm" svg:x2="17.421cm" svg:y2="8.982cm">
          <text:p/>
        </draw:line>
        <draw:polygon draw:style-name="gr58" draw:text-style-name="P8" draw:layer="layout" svg:width="0.004cm" svg:height="0.309cm" svg:x="17.419cm" svg:y="8.675cm" svg:viewBox="0 0 5 310" draw:points="0,310 5,310 5,0 0,0">
          <text:p/>
        </draw:polygon>
        <draw:line draw:style-name="gr59" draw:text-style-name="P9" draw:layer="layout" svg:x1="17.777cm" svg:y1="8.676cm" svg:x2="17.777cm" svg:y2="8.982cm">
          <text:p/>
        </draw:line>
        <draw:polygon draw:style-name="gr58" draw:text-style-name="P8" draw:layer="layout" svg:width="0.004cm" svg:height="0.309cm" svg:x="17.775cm" svg:y="8.675cm" svg:viewBox="0 0 5 310" draw:points="0,310 5,310 5,0 0,0">
          <text:p/>
        </draw:polygon>
        <draw:line draw:style-name="gr59" draw:text-style-name="P9" draw:layer="layout" svg:x1="4.976cm" svg:y1="9.592cm" svg:x2="6.395cm" svg:y2="9.592cm">
          <text:p/>
        </draw:line>
        <draw:polygon draw:style-name="gr58" draw:text-style-name="P8" draw:layer="layout" svg:width="1.423cm" svg:height="0.004cm" svg:x="4.974cm" svg:y="9.59cm" svg:viewBox="0 0 1424 5" draw:points="0,5 1424,5 1424,0 0,0">
          <text:p/>
        </draw:polygon>
        <draw:line draw:style-name="gr59" draw:text-style-name="P9" draw:layer="layout" svg:x1="6.756cm" svg:y1="9.592cm" svg:x2="7.818cm" svg:y2="9.592cm">
          <text:p/>
        </draw:line>
        <draw:polygon draw:style-name="gr58" draw:text-style-name="P8" draw:layer="layout" svg:width="1.067cm" svg:height="0.004cm" svg:x="6.753cm" svg:y="9.59cm" svg:viewBox="0 0 1068 5" draw:points="0,5 1068,5 1068,0 0,0">
          <text:p/>
        </draw:polygon>
        <draw:line draw:style-name="gr59" draw:text-style-name="P9" draw:layer="layout" svg:x1="4.261cm" svg:y1="8.676cm" svg:x2="4.261cm" svg:y2="8.982cm">
          <text:p/>
        </draw:line>
        <draw:polygon draw:style-name="gr58" draw:text-style-name="P8" draw:layer="layout" svg:width="0.004cm" svg:height="0.309cm" svg:x="4.259cm" svg:y="8.675cm" svg:viewBox="0 0 5 310" draw:points="0,310 5,310 5,0 0,0">
          <text:p/>
        </draw:polygon>
        <draw:line draw:style-name="gr59" draw:text-style-name="P9" draw:layer="layout" svg:x1="4.617cm" svg:y1="8.676cm" svg:x2="4.617cm" svg:y2="8.982cm">
          <text:p/>
        </draw:line>
        <draw:polygon draw:style-name="gr58" draw:text-style-name="P8" draw:layer="layout" svg:width="0.004cm" svg:height="0.309cm" svg:x="4.615cm" svg:y="8.675cm" svg:viewBox="0 0 5 310" draw:points="0,310 5,310 5,0 0,0">
          <text:p/>
        </draw:polygon>
        <draw:line draw:style-name="gr59" draw:text-style-name="P9" draw:layer="layout" svg:x1="4.972cm" svg:y1="9.287cm" svg:x2="4.972cm" svg:y2="9.592cm">
          <text:p/>
        </draw:line>
        <draw:polygon draw:style-name="gr58" draw:text-style-name="P8" draw:layer="layout" svg:width="0.004cm" svg:height="0.309cm" svg:x="4.97cm" svg:y="9.285cm" svg:viewBox="0 0 5 310" draw:points="0,310 5,310 5,0 0,0">
          <text:p/>
        </draw:polygon>
        <draw:line draw:style-name="gr59" draw:text-style-name="P9" draw:layer="layout" svg:x1="5.328cm" svg:y1="9.287cm" svg:x2="5.328cm" svg:y2="9.592cm">
          <text:p/>
        </draw:line>
        <draw:polygon draw:style-name="gr58" draw:text-style-name="P8" draw:layer="layout" svg:width="0.004cm" svg:height="0.309cm" svg:x="5.326cm" svg:y="9.285cm" svg:viewBox="0 0 5 310" draw:points="0,310 5,310 5,0 0,0">
          <text:p/>
        </draw:polygon>
        <draw:line draw:style-name="gr59" draw:text-style-name="P9" draw:layer="layout" svg:x1="5.683cm" svg:y1="9.287cm" svg:x2="5.683cm" svg:y2="9.592cm">
          <text:p/>
        </draw:line>
        <draw:polygon draw:style-name="gr58" draw:text-style-name="P8" draw:layer="layout" svg:width="0.006cm" svg:height="0.309cm" svg:x="5.681cm" svg:y="9.285cm" svg:viewBox="0 0 7 310" draw:points="0,310 7,310 7,0 0,0">
          <text:p/>
        </draw:polygon>
        <draw:line draw:style-name="gr59" draw:text-style-name="P9" draw:layer="layout" svg:x1="6.039cm" svg:y1="9.287cm" svg:x2="6.039cm" svg:y2="9.592cm">
          <text:p/>
        </draw:line>
        <draw:polygon draw:style-name="gr58" draw:text-style-name="P8" draw:layer="layout" svg:width="0.004cm" svg:height="0.309cm" svg:x="6.037cm" svg:y="9.285cm" svg:viewBox="0 0 5 310" draw:points="0,310 5,310 5,0 0,0">
          <text:p/>
        </draw:polygon>
        <draw:line draw:style-name="gr59" draw:text-style-name="P9" draw:layer="layout" svg:x1="6.395cm" svg:y1="9.287cm" svg:x2="6.395cm" svg:y2="9.592cm">
          <text:p/>
        </draw:line>
        <draw:polygon draw:style-name="gr58" draw:text-style-name="P8" draw:layer="layout" svg:width="0.004cm" svg:height="0.309cm" svg:x="6.393cm" svg:y="9.285cm" svg:viewBox="0 0 5 310" draw:points="0,310 5,310 5,0 0,0">
          <text:p/>
        </draw:polygon>
        <draw:line draw:style-name="gr59" draw:text-style-name="P9" draw:layer="layout" svg:x1="6.751cm" svg:y1="9.287cm" svg:x2="6.751cm" svg:y2="9.592cm">
          <text:p/>
        </draw:line>
        <draw:polygon draw:style-name="gr58" draw:text-style-name="P8" draw:layer="layout" svg:width="0.004cm" svg:height="0.309cm" svg:x="6.749cm" svg:y="9.285cm" svg:viewBox="0 0 5 310" draw:points="0,310 5,310 5,0 0,0">
          <text:p/>
        </draw:polygon>
        <draw:line draw:style-name="gr59" draw:text-style-name="P9" draw:layer="layout" svg:x1="7.107cm" svg:y1="9.287cm" svg:x2="7.107cm" svg:y2="9.592cm">
          <text:p/>
        </draw:line>
        <draw:polygon draw:style-name="gr58" draw:text-style-name="P8" draw:layer="layout" svg:width="0.004cm" svg:height="0.309cm" svg:x="7.105cm" svg:y="9.285cm" svg:viewBox="0 0 5 310" draw:points="0,310 5,310 5,0 0,0">
          <text:p/>
        </draw:polygon>
        <draw:line draw:style-name="gr59" draw:text-style-name="P9" draw:layer="layout" svg:x1="7.463cm" svg:y1="9.287cm" svg:x2="7.463cm" svg:y2="9.592cm">
          <text:p/>
        </draw:line>
        <draw:polygon draw:style-name="gr58" draw:text-style-name="P8" draw:layer="layout" svg:width="0.005cm" svg:height="0.309cm" svg:x="7.46cm" svg:y="9.285cm" svg:viewBox="0 0 6 310" draw:points="0,310 6,310 6,0 0,0">
          <text:p/>
        </draw:polygon>
        <draw:line draw:style-name="gr59" draw:text-style-name="P9" draw:layer="layout" svg:x1="7.818cm" svg:y1="9.287cm" svg:x2="7.818cm" svg:y2="9.592cm">
          <text:p/>
        </draw:line>
        <draw:polygon draw:style-name="gr58" draw:text-style-name="P8" draw:layer="layout" svg:width="0.004cm" svg:height="0.309cm" svg:x="7.816cm" svg:y="9.285cm" svg:viewBox="0 0 5 310" draw:points="0,310 5,310 5,0 0,0">
          <text:p/>
        </draw:polygon>
        <draw:line draw:style-name="gr59" draw:text-style-name="P9" draw:layer="layout" svg:x1="8.174cm" svg:y1="9.287cm" svg:x2="8.174cm" svg:y2="9.592cm">
          <text:p/>
        </draw:line>
        <draw:polygon draw:style-name="gr58" draw:text-style-name="P8" draw:layer="layout" svg:width="0.004cm" svg:height="0.309cm" svg:x="8.172cm" svg:y="9.285cm" svg:viewBox="0 0 5 310" draw:points="0,310 5,310 5,0 0,0">
          <text:p/>
        </draw:polygon>
        <draw:line draw:style-name="gr59" draw:text-style-name="P9" draw:layer="layout" svg:x1="8.529cm" svg:y1="9.287cm" svg:x2="8.529cm" svg:y2="9.592cm">
          <text:p/>
        </draw:line>
        <draw:polygon draw:style-name="gr58" draw:text-style-name="P8" draw:layer="layout" svg:width="0.004cm" svg:height="0.309cm" svg:x="8.527cm" svg:y="9.285cm" svg:viewBox="0 0 5 310" draw:points="0,310 5,310 5,0 0,0">
          <text:p/>
        </draw:polygon>
        <draw:line draw:style-name="gr59" draw:text-style-name="P9" draw:layer="layout" svg:x1="8.885cm" svg:y1="9.287cm" svg:x2="8.885cm" svg:y2="9.592cm">
          <text:p/>
        </draw:line>
        <draw:polygon draw:style-name="gr58" draw:text-style-name="P8" draw:layer="layout" svg:width="0.004cm" svg:height="0.309cm" svg:x="8.883cm" svg:y="9.285cm" svg:viewBox="0 0 5 310" draw:points="0,310 5,310 5,0 0,0">
          <text:p/>
        </draw:polygon>
        <draw:line draw:style-name="gr59" draw:text-style-name="P9" draw:layer="layout" svg:x1="9.241cm" svg:y1="9.287cm" svg:x2="9.241cm" svg:y2="9.592cm">
          <text:p/>
        </draw:line>
        <draw:polygon draw:style-name="gr58" draw:text-style-name="P8" draw:layer="layout" svg:width="0.005cm" svg:height="0.309cm" svg:x="9.238cm" svg:y="9.285cm" svg:viewBox="0 0 6 310" draw:points="0,310 6,310 6,0 0,0">
          <text:p/>
        </draw:polygon>
        <draw:line draw:style-name="gr59" draw:text-style-name="P9" draw:layer="layout" svg:x1="9.596cm" svg:y1="9.287cm" svg:x2="9.596cm" svg:y2="9.592cm">
          <text:p/>
        </draw:line>
        <draw:polygon draw:style-name="gr58" draw:text-style-name="P8" draw:layer="layout" svg:width="0.004cm" svg:height="0.309cm" svg:x="9.594cm" svg:y="9.285cm" svg:viewBox="0 0 5 310" draw:points="0,310 5,310 5,0 0,0">
          <text:p/>
        </draw:polygon>
        <draw:line draw:style-name="gr59" draw:text-style-name="P9" draw:layer="layout" svg:x1="9.952cm" svg:y1="9.287cm" svg:x2="9.952cm" svg:y2="9.592cm">
          <text:p/>
        </draw:line>
        <draw:polygon draw:style-name="gr58" draw:text-style-name="P8" draw:layer="layout" svg:width="0.004cm" svg:height="0.309cm" svg:x="9.95cm" svg:y="9.285cm" svg:viewBox="0 0 5 310" draw:points="0,310 5,310 5,0 0,0">
          <text:p/>
        </draw:polygon>
        <draw:line draw:style-name="gr59" draw:text-style-name="P9" draw:layer="layout" svg:x1="10.307cm" svg:y1="9.287cm" svg:x2="10.307cm" svg:y2="9.592cm">
          <text:p/>
        </draw:line>
        <draw:polygon draw:style-name="gr58" draw:text-style-name="P8" draw:layer="layout" svg:width="0.004cm" svg:height="0.309cm" svg:x="10.305cm" svg:y="9.285cm" svg:viewBox="0 0 5 310" draw:points="0,310 5,310 5,0 0,0">
          <text:p/>
        </draw:polygon>
        <draw:line draw:style-name="gr59" draw:text-style-name="P9" draw:layer="layout" svg:x1="10.663cm" svg:y1="9.287cm" svg:x2="10.663cm" svg:y2="9.592cm">
          <text:p/>
        </draw:line>
        <draw:polygon draw:style-name="gr58" draw:text-style-name="P8" draw:layer="layout" svg:width="0.004cm" svg:height="0.309cm" svg:x="10.661cm" svg:y="9.285cm" svg:viewBox="0 0 5 310" draw:points="0,310 5,310 5,0 0,0">
          <text:p/>
        </draw:polygon>
        <draw:line draw:style-name="gr59" draw:text-style-name="P9" draw:layer="layout" svg:x1="11.019cm" svg:y1="9.287cm" svg:x2="11.019cm" svg:y2="9.592cm">
          <text:p/>
        </draw:line>
        <draw:polygon draw:style-name="gr58" draw:text-style-name="P8" draw:layer="layout" svg:width="0.005cm" svg:height="0.309cm" svg:x="11.016cm" svg:y="9.285cm" svg:viewBox="0 0 6 310" draw:points="0,310 6,310 6,0 0,0">
          <text:p/>
        </draw:polygon>
        <draw:line draw:style-name="gr59" draw:text-style-name="P9" draw:layer="layout" svg:x1="11.375cm" svg:y1="9.287cm" svg:x2="11.375cm" svg:y2="9.592cm">
          <text:p/>
        </draw:line>
        <draw:polygon draw:style-name="gr58" draw:text-style-name="P8" draw:layer="layout" svg:width="0.004cm" svg:height="0.309cm" svg:x="11.373cm" svg:y="9.285cm" svg:viewBox="0 0 5 310" draw:points="0,310 5,310 5,0 0,0">
          <text:p/>
        </draw:polygon>
        <draw:line draw:style-name="gr59" draw:text-style-name="P9" draw:layer="layout" svg:x1="11.73cm" svg:y1="9.287cm" svg:x2="11.73cm" svg:y2="9.592cm">
          <text:p/>
        </draw:line>
        <draw:polygon draw:style-name="gr58" draw:text-style-name="P8" draw:layer="layout" svg:width="0.005cm" svg:height="0.309cm" svg:x="11.728cm" svg:y="9.285cm" svg:viewBox="0 0 6 310" draw:points="0,310 6,310 6,0 0,0">
          <text:p/>
        </draw:polygon>
        <draw:line draw:style-name="gr59" draw:text-style-name="P9" draw:layer="layout" svg:x1="12.086cm" svg:y1="9.287cm" svg:x2="12.086cm" svg:y2="9.592cm">
          <text:p/>
        </draw:line>
        <draw:polygon draw:style-name="gr58" draw:text-style-name="P8" draw:layer="layout" svg:width="0.004cm" svg:height="0.309cm" svg:x="12.084cm" svg:y="9.285cm" svg:viewBox="0 0 5 310" draw:points="0,310 5,310 5,0 0,0">
          <text:p/>
        </draw:polygon>
        <draw:line draw:style-name="gr59" draw:text-style-name="P9" draw:layer="layout" svg:x1="12.442cm" svg:y1="9.287cm" svg:x2="12.442cm" svg:y2="9.592cm">
          <text:p/>
        </draw:line>
        <draw:polygon draw:style-name="gr58" draw:text-style-name="P8" draw:layer="layout" svg:width="0.004cm" svg:height="0.309cm" svg:x="12.44cm" svg:y="9.285cm" svg:viewBox="0 0 5 310" draw:points="0,310 5,310 5,0 0,0">
          <text:p/>
        </draw:polygon>
        <draw:line draw:style-name="gr59" draw:text-style-name="P9" draw:layer="layout" svg:x1="12.797cm" svg:y1="9.287cm" svg:x2="12.797cm" svg:y2="9.592cm">
          <text:p/>
        </draw:line>
        <draw:polygon draw:style-name="gr58" draw:text-style-name="P8" draw:layer="layout" svg:width="0.004cm" svg:height="0.309cm" svg:x="12.795cm" svg:y="9.285cm" svg:viewBox="0 0 5 310" draw:points="0,310 5,310 5,0 0,0">
          <text:p/>
        </draw:polygon>
        <draw:line draw:style-name="gr59" draw:text-style-name="P9" draw:layer="layout" svg:x1="13.508cm" svg:y1="9.287cm" svg:x2="13.508cm" svg:y2="9.592cm">
          <text:p/>
        </draw:line>
        <draw:polygon draw:style-name="gr58" draw:text-style-name="P8" draw:layer="layout" svg:width="0.005cm" svg:height="0.309cm" svg:x="13.506cm" svg:y="9.285cm" svg:viewBox="0 0 6 310" draw:points="0,310 6,310 6,0 0,0">
          <text:p/>
        </draw:polygon>
        <draw:line draw:style-name="gr59" draw:text-style-name="P9" draw:layer="layout" svg:x1="13.864cm" svg:y1="9.287cm" svg:x2="13.864cm" svg:y2="9.592cm">
          <text:p/>
        </draw:line>
        <draw:polygon draw:style-name="gr58" draw:text-style-name="P8" draw:layer="layout" svg:width="0.004cm" svg:height="0.309cm" svg:x="13.862cm" svg:y="9.285cm" svg:viewBox="0 0 5 310" draw:points="0,310 5,310 5,0 0,0">
          <text:p/>
        </draw:polygon>
        <draw:line draw:style-name="gr59" draw:text-style-name="P9" draw:layer="layout" svg:x1="14.22cm" svg:y1="9.287cm" svg:x2="14.22cm" svg:y2="9.592cm">
          <text:p/>
        </draw:line>
        <draw:polygon draw:style-name="gr58" draw:text-style-name="P8" draw:layer="layout" svg:width="0.004cm" svg:height="0.309cm" svg:x="14.218cm" svg:y="9.285cm" svg:viewBox="0 0 5 310" draw:points="0,310 5,310 5,0 0,0">
          <text:p/>
        </draw:polygon>
        <draw:line draw:style-name="gr59" draw:text-style-name="P9" draw:layer="layout" svg:x1="14.575cm" svg:y1="9.287cm" svg:x2="14.575cm" svg:y2="9.592cm">
          <text:p/>
        </draw:line>
        <draw:polygon draw:style-name="gr58" draw:text-style-name="P8" draw:layer="layout" svg:width="0.004cm" svg:height="0.309cm" svg:x="14.573cm" svg:y="9.285cm" svg:viewBox="0 0 5 310" draw:points="0,310 5,310 5,0 0,0">
          <text:p/>
        </draw:polygon>
        <draw:line draw:style-name="gr59" draw:text-style-name="P9" draw:layer="layout" svg:x1="14.931cm" svg:y1="9.287cm" svg:x2="14.931cm" svg:y2="9.592cm">
          <text:p/>
        </draw:line>
        <draw:polygon draw:style-name="gr58" draw:text-style-name="P8" draw:layer="layout" svg:width="0.004cm" svg:height="0.309cm" svg:x="14.929cm" svg:y="9.285cm" svg:viewBox="0 0 5 310" draw:points="0,310 5,310 5,0 0,0">
          <text:p/>
        </draw:polygon>
        <draw:line draw:style-name="gr59" draw:text-style-name="P9" draw:layer="layout" svg:x1="15.286cm" svg:y1="9.287cm" svg:x2="15.286cm" svg:y2="9.592cm">
          <text:p/>
        </draw:line>
        <draw:polygon draw:style-name="gr58" draw:text-style-name="P8" draw:layer="layout" svg:width="0.005cm" svg:height="0.309cm" svg:x="15.284cm" svg:y="9.285cm" svg:viewBox="0 0 6 310" draw:points="0,310 6,310 6,0 0,0">
          <text:p/>
        </draw:polygon>
        <draw:line draw:style-name="gr59" draw:text-style-name="P9" draw:layer="layout" svg:x1="15.643cm" svg:y1="9.287cm" svg:x2="15.643cm" svg:y2="9.592cm">
          <text:p/>
        </draw:line>
        <draw:polygon draw:style-name="gr58" draw:text-style-name="P8" draw:layer="layout" svg:width="0.004cm" svg:height="0.309cm" svg:x="15.641cm" svg:y="9.285cm" svg:viewBox="0 0 5 310" draw:points="0,310 5,310 5,0 0,0">
          <text:p/>
        </draw:polygon>
        <draw:line draw:style-name="gr59" draw:text-style-name="P9" draw:layer="layout" svg:x1="15.999cm" svg:y1="9.287cm" svg:x2="15.999cm" svg:y2="9.592cm">
          <text:p/>
        </draw:line>
        <draw:polygon draw:style-name="gr58" draw:text-style-name="P8" draw:layer="layout" svg:width="0.004cm" svg:height="0.309cm" svg:x="15.997cm" svg:y="9.285cm" svg:viewBox="0 0 5 310" draw:points="0,310 5,310 5,0 0,0">
          <text:p/>
        </draw:polygon>
        <draw:line draw:style-name="gr59" draw:text-style-name="P9" draw:layer="layout" svg:x1="16.354cm" svg:y1="9.287cm" svg:x2="16.354cm" svg:y2="9.592cm">
          <text:p/>
        </draw:line>
        <draw:polygon draw:style-name="gr58" draw:text-style-name="P8" draw:layer="layout" svg:width="0.004cm" svg:height="0.309cm" svg:x="16.352cm" svg:y="9.285cm" svg:viewBox="0 0 5 310" draw:points="0,310 5,310 5,0 0,0">
          <text:p/>
        </draw:polygon>
        <draw:line draw:style-name="gr59" draw:text-style-name="P9" draw:layer="layout" svg:x1="16.71cm" svg:y1="9.287cm" svg:x2="16.71cm" svg:y2="9.592cm">
          <text:p/>
        </draw:line>
        <draw:polygon draw:style-name="gr58" draw:text-style-name="P8" draw:layer="layout" svg:width="0.004cm" svg:height="0.309cm" svg:x="16.708cm" svg:y="9.285cm" svg:viewBox="0 0 5 310" draw:points="0,310 5,310 5,0 0,0">
          <text:p/>
        </draw:polygon>
        <draw:line draw:style-name="gr59" draw:text-style-name="P9" draw:layer="layout" svg:x1="17.065cm" svg:y1="9.287cm" svg:x2="17.065cm" svg:y2="9.592cm">
          <text:p/>
        </draw:line>
        <draw:polygon draw:style-name="gr58" draw:text-style-name="P8" draw:layer="layout" svg:width="0.005cm" svg:height="0.309cm" svg:x="17.063cm" svg:y="9.285cm" svg:viewBox="0 0 6 310" draw:points="0,310 6,310 6,0 0,0">
          <text:p/>
        </draw:polygon>
        <draw:line draw:style-name="gr59" draw:text-style-name="P9" draw:layer="layout" svg:x1="17.421cm" svg:y1="9.287cm" svg:x2="17.421cm" svg:y2="9.592cm">
          <text:p/>
        </draw:line>
        <draw:polygon draw:style-name="gr58" draw:text-style-name="P8" draw:layer="layout" svg:width="0.004cm" svg:height="0.309cm" svg:x="17.419cm" svg:y="9.285cm" svg:viewBox="0 0 5 310" draw:points="0,310 5,310 5,0 0,0">
          <text:p/>
        </draw:polygon>
        <draw:line draw:style-name="gr59" draw:text-style-name="P9" draw:layer="layout" svg:x1="17.777cm" svg:y1="9.287cm" svg:x2="17.777cm" svg:y2="9.592cm">
          <text:p/>
        </draw:line>
        <draw:polygon draw:style-name="gr58" draw:text-style-name="P8" draw:layer="layout" svg:width="0.004cm" svg:height="0.309cm" svg:x="17.775cm" svg:y="9.285cm" svg:viewBox="0 0 5 310" draw:points="0,310 5,310 5,0 0,0">
          <text:p/>
        </draw:polygon>
        <draw:line draw:style-name="gr59" draw:text-style-name="P9" draw:layer="layout" svg:x1="4.265cm" svg:y1="10.201cm" svg:x2="12.797cm" svg:y2="10.201cm">
          <text:p/>
        </draw:line>
        <draw:polygon draw:style-name="gr58" draw:text-style-name="P8" draw:layer="layout" svg:width="8.536cm" svg:height="0.005cm" svg:x="4.263cm" svg:y="10.199cm" svg:viewBox="0 0 8537 6" draw:points="0,6 8537,6 8537,0 0,0">
          <text:p/>
        </draw:polygon>
        <draw:line draw:style-name="gr59" draw:text-style-name="P9" draw:layer="layout" svg:x1="3.194cm" svg:y1="8.676cm" svg:x2="3.194cm" svg:y2="8.982cm">
          <text:p/>
        </draw:line>
        <draw:polygon draw:style-name="gr58" draw:text-style-name="P8" draw:layer="layout" svg:width="0.005cm" svg:height="0.309cm" svg:x="3.192cm" svg:y="8.675cm" svg:viewBox="0 0 6 310" draw:points="0,310 6,310 6,0 0,0">
          <text:p/>
        </draw:polygon>
        <draw:line draw:style-name="gr59" draw:text-style-name="P9" draw:layer="layout" svg:x1="3.55cm" svg:y1="8.676cm" svg:x2="3.55cm" svg:y2="8.982cm">
          <text:p/>
        </draw:line>
        <draw:polygon draw:style-name="gr58" draw:text-style-name="P8" draw:layer="layout" svg:width="0.004cm" svg:height="0.309cm" svg:x="3.548cm" svg:y="8.675cm" svg:viewBox="0 0 5 310" draw:points="0,310 5,310 5,0 0,0">
          <text:p/>
        </draw:polygon>
        <draw:line draw:style-name="gr59" draw:text-style-name="P9" draw:layer="layout" svg:x1="3.905cm" svg:y1="8.676cm" svg:x2="3.905cm" svg:y2="8.982cm">
          <text:p/>
        </draw:line>
        <draw:polygon draw:style-name="gr58" draw:text-style-name="P8" draw:layer="layout" svg:width="0.005cm" svg:height="0.309cm" svg:x="3.903cm" svg:y="8.675cm" svg:viewBox="0 0 6 310" draw:points="0,310 6,310 6,0 0,0">
          <text:p/>
        </draw:polygon>
        <draw:line draw:style-name="gr59" draw:text-style-name="P9" draw:layer="layout" svg:x1="4.261cm" svg:y1="9.897cm" svg:x2="4.261cm" svg:y2="10.201cm">
          <text:p/>
        </draw:line>
        <draw:polygon draw:style-name="gr58" draw:text-style-name="P8" draw:layer="layout" svg:width="0.004cm" svg:height="0.309cm" svg:x="4.259cm" svg:y="9.895cm" svg:viewBox="0 0 5 310" draw:points="0,310 5,310 5,0 0,0">
          <text:p/>
        </draw:polygon>
        <draw:line draw:style-name="gr59" draw:text-style-name="P9" draw:layer="layout" svg:x1="4.617cm" svg:y1="9.897cm" svg:x2="4.617cm" svg:y2="10.201cm">
          <text:p/>
        </draw:line>
        <draw:polygon draw:style-name="gr58" draw:text-style-name="P8" draw:layer="layout" svg:width="0.004cm" svg:height="0.309cm" svg:x="4.615cm" svg:y="9.895cm" svg:viewBox="0 0 5 310" draw:points="0,310 5,310 5,0 0,0">
          <text:p/>
        </draw:polygon>
        <draw:line draw:style-name="gr59" draw:text-style-name="P9" draw:layer="layout" svg:x1="4.972cm" svg:y1="9.897cm" svg:x2="4.972cm" svg:y2="10.201cm">
          <text:p/>
        </draw:line>
        <draw:polygon draw:style-name="gr58" draw:text-style-name="P8" draw:layer="layout" svg:width="0.004cm" svg:height="0.309cm" svg:x="4.97cm" svg:y="9.895cm" svg:viewBox="0 0 5 310" draw:points="0,310 5,310 5,0 0,0">
          <text:p/>
        </draw:polygon>
        <draw:line draw:style-name="gr59" draw:text-style-name="P9" draw:layer="layout" svg:x1="5.328cm" svg:y1="9.897cm" svg:x2="5.328cm" svg:y2="10.201cm">
          <text:p/>
        </draw:line>
        <draw:polygon draw:style-name="gr58" draw:text-style-name="P8" draw:layer="layout" svg:width="0.004cm" svg:height="0.309cm" svg:x="5.326cm" svg:y="9.895cm" svg:viewBox="0 0 5 310" draw:points="0,310 5,310 5,0 0,0">
          <text:p/>
        </draw:polygon>
        <draw:line draw:style-name="gr59" draw:text-style-name="P9" draw:layer="layout" svg:x1="5.683cm" svg:y1="9.897cm" svg:x2="5.683cm" svg:y2="10.201cm">
          <text:p/>
        </draw:line>
        <draw:polygon draw:style-name="gr58" draw:text-style-name="P8" draw:layer="layout" svg:width="0.006cm" svg:height="0.309cm" svg:x="5.681cm" svg:y="9.895cm" svg:viewBox="0 0 7 310" draw:points="0,310 7,310 7,0 0,0">
          <text:p/>
        </draw:polygon>
        <draw:line draw:style-name="gr59" draw:text-style-name="P9" draw:layer="layout" svg:x1="6.039cm" svg:y1="9.897cm" svg:x2="6.039cm" svg:y2="10.201cm">
          <text:p/>
        </draw:line>
        <draw:polygon draw:style-name="gr58" draw:text-style-name="P8" draw:layer="layout" svg:width="0.004cm" svg:height="0.309cm" svg:x="6.037cm" svg:y="9.895cm" svg:viewBox="0 0 5 310" draw:points="0,310 5,310 5,0 0,0">
          <text:p/>
        </draw:polygon>
        <draw:line draw:style-name="gr59" draw:text-style-name="P9" draw:layer="layout" svg:x1="6.395cm" svg:y1="9.897cm" svg:x2="6.395cm" svg:y2="10.201cm">
          <text:p/>
        </draw:line>
        <draw:polygon draw:style-name="gr58" draw:text-style-name="P8" draw:layer="layout" svg:width="0.004cm" svg:height="0.309cm" svg:x="6.393cm" svg:y="9.895cm" svg:viewBox="0 0 5 310" draw:points="0,310 5,310 5,0 0,0">
          <text:p/>
        </draw:polygon>
        <draw:line draw:style-name="gr59" draw:text-style-name="P9" draw:layer="layout" svg:x1="6.751cm" svg:y1="9.897cm" svg:x2="6.751cm" svg:y2="10.201cm">
          <text:p/>
        </draw:line>
        <draw:polygon draw:style-name="gr58" draw:text-style-name="P8" draw:layer="layout" svg:width="0.004cm" svg:height="0.309cm" svg:x="6.749cm" svg:y="9.895cm" svg:viewBox="0 0 5 310" draw:points="0,310 5,310 5,0 0,0">
          <text:p/>
        </draw:polygon>
        <draw:line draw:style-name="gr59" draw:text-style-name="P9" draw:layer="layout" svg:x1="7.107cm" svg:y1="9.897cm" svg:x2="7.107cm" svg:y2="10.201cm">
          <text:p/>
        </draw:line>
        <draw:polygon draw:style-name="gr58" draw:text-style-name="P8" draw:layer="layout" svg:width="0.004cm" svg:height="0.309cm" svg:x="7.105cm" svg:y="9.895cm" svg:viewBox="0 0 5 310" draw:points="0,310 5,310 5,0 0,0">
          <text:p/>
        </draw:polygon>
        <draw:line draw:style-name="gr59" draw:text-style-name="P9" draw:layer="layout" svg:x1="7.463cm" svg:y1="9.897cm" svg:x2="7.463cm" svg:y2="10.201cm">
          <text:p/>
        </draw:line>
        <draw:polygon draw:style-name="gr58" draw:text-style-name="P8" draw:layer="layout" svg:width="0.005cm" svg:height="0.309cm" svg:x="7.46cm" svg:y="9.895cm" svg:viewBox="0 0 6 310" draw:points="0,310 6,310 6,0 0,0">
          <text:p/>
        </draw:polygon>
        <draw:line draw:style-name="gr59" draw:text-style-name="P9" draw:layer="layout" svg:x1="7.818cm" svg:y1="9.897cm" svg:x2="7.818cm" svg:y2="10.201cm">
          <text:p/>
        </draw:line>
        <draw:polygon draw:style-name="gr58" draw:text-style-name="P8" draw:layer="layout" svg:width="0.004cm" svg:height="0.309cm" svg:x="7.816cm" svg:y="9.895cm" svg:viewBox="0 0 5 310" draw:points="0,310 5,310 5,0 0,0">
          <text:p/>
        </draw:polygon>
        <draw:line draw:style-name="gr59" draw:text-style-name="P9" draw:layer="layout" svg:x1="8.174cm" svg:y1="9.897cm" svg:x2="8.174cm" svg:y2="10.201cm">
          <text:p/>
        </draw:line>
        <draw:polygon draw:style-name="gr58" draw:text-style-name="P8" draw:layer="layout" svg:width="0.004cm" svg:height="0.309cm" svg:x="8.172cm" svg:y="9.895cm" svg:viewBox="0 0 5 310" draw:points="0,310 5,310 5,0 0,0">
          <text:p/>
        </draw:polygon>
        <draw:line draw:style-name="gr59" draw:text-style-name="P9" draw:layer="layout" svg:x1="8.529cm" svg:y1="9.897cm" svg:x2="8.529cm" svg:y2="10.201cm">
          <text:p/>
        </draw:line>
        <draw:polygon draw:style-name="gr58" draw:text-style-name="P8" draw:layer="layout" svg:width="0.004cm" svg:height="0.309cm" svg:x="8.527cm" svg:y="9.895cm" svg:viewBox="0 0 5 310" draw:points="0,310 5,310 5,0 0,0">
          <text:p/>
        </draw:polygon>
        <draw:line draw:style-name="gr59" draw:text-style-name="P9" draw:layer="layout" svg:x1="8.885cm" svg:y1="9.897cm" svg:x2="8.885cm" svg:y2="10.201cm">
          <text:p/>
        </draw:line>
        <draw:polygon draw:style-name="gr58" draw:text-style-name="P8" draw:layer="layout" svg:width="0.004cm" svg:height="0.309cm" svg:x="8.883cm" svg:y="9.895cm" svg:viewBox="0 0 5 310" draw:points="0,310 5,310 5,0 0,0">
          <text:p/>
        </draw:polygon>
        <draw:line draw:style-name="gr59" draw:text-style-name="P9" draw:layer="layout" svg:x1="9.241cm" svg:y1="9.897cm" svg:x2="9.241cm" svg:y2="10.201cm">
          <text:p/>
        </draw:line>
        <draw:polygon draw:style-name="gr58" draw:text-style-name="P8" draw:layer="layout" svg:width="0.005cm" svg:height="0.309cm" svg:x="9.238cm" svg:y="9.895cm" svg:viewBox="0 0 6 310" draw:points="0,310 6,310 6,0 0,0">
          <text:p/>
        </draw:polygon>
        <draw:line draw:style-name="gr59" draw:text-style-name="P9" draw:layer="layout" svg:x1="9.596cm" svg:y1="9.897cm" svg:x2="9.596cm" svg:y2="10.201cm">
          <text:p/>
        </draw:line>
        <draw:polygon draw:style-name="gr58" draw:text-style-name="P8" draw:layer="layout" svg:width="0.004cm" svg:height="0.309cm" svg:x="9.594cm" svg:y="9.895cm" svg:viewBox="0 0 5 310" draw:points="0,310 5,310 5,0 0,0">
          <text:p/>
        </draw:polygon>
        <draw:line draw:style-name="gr59" draw:text-style-name="P9" draw:layer="layout" svg:x1="9.952cm" svg:y1="9.897cm" svg:x2="9.952cm" svg:y2="10.201cm">
          <text:p/>
        </draw:line>
        <draw:polygon draw:style-name="gr58" draw:text-style-name="P8" draw:layer="layout" svg:width="0.004cm" svg:height="0.309cm" svg:x="9.95cm" svg:y="9.895cm" svg:viewBox="0 0 5 310" draw:points="0,310 5,310 5,0 0,0">
          <text:p/>
        </draw:polygon>
        <draw:line draw:style-name="gr59" draw:text-style-name="P9" draw:layer="layout" svg:x1="10.307cm" svg:y1="9.897cm" svg:x2="10.307cm" svg:y2="10.201cm">
          <text:p/>
        </draw:line>
        <draw:polygon draw:style-name="gr58" draw:text-style-name="P8" draw:layer="layout" svg:width="0.004cm" svg:height="0.309cm" svg:x="10.305cm" svg:y="9.895cm" svg:viewBox="0 0 5 310" draw:points="0,310 5,310 5,0 0,0">
          <text:p/>
        </draw:polygon>
        <draw:line draw:style-name="gr59" draw:text-style-name="P9" draw:layer="layout" svg:x1="10.663cm" svg:y1="9.897cm" svg:x2="10.663cm" svg:y2="10.201cm">
          <text:p/>
        </draw:line>
        <draw:polygon draw:style-name="gr58" draw:text-style-name="P8" draw:layer="layout" svg:width="0.004cm" svg:height="0.309cm" svg:x="10.661cm" svg:y="9.895cm" svg:viewBox="0 0 5 310" draw:points="0,310 5,310 5,0 0,0">
          <text:p/>
        </draw:polygon>
        <draw:line draw:style-name="gr59" draw:text-style-name="P9" draw:layer="layout" svg:x1="11.019cm" svg:y1="9.897cm" svg:x2="11.019cm" svg:y2="10.201cm">
          <text:p/>
        </draw:line>
        <draw:polygon draw:style-name="gr58" draw:text-style-name="P8" draw:layer="layout" svg:width="0.005cm" svg:height="0.309cm" svg:x="11.016cm" svg:y="9.895cm" svg:viewBox="0 0 6 310" draw:points="0,310 6,310 6,0 0,0">
          <text:p/>
        </draw:polygon>
        <draw:line draw:style-name="gr59" draw:text-style-name="P9" draw:layer="layout" svg:x1="11.375cm" svg:y1="9.897cm" svg:x2="11.375cm" svg:y2="10.201cm">
          <text:p/>
        </draw:line>
        <draw:polygon draw:style-name="gr58" draw:text-style-name="P8" draw:layer="layout" svg:width="0.004cm" svg:height="0.309cm" svg:x="11.373cm" svg:y="9.895cm" svg:viewBox="0 0 5 310" draw:points="0,310 5,310 5,0 0,0">
          <text:p/>
        </draw:polygon>
        <draw:line draw:style-name="gr59" draw:text-style-name="P9" draw:layer="layout" svg:x1="11.73cm" svg:y1="9.897cm" svg:x2="11.73cm" svg:y2="10.201cm">
          <text:p/>
        </draw:line>
        <draw:polygon draw:style-name="gr58" draw:text-style-name="P8" draw:layer="layout" svg:width="0.005cm" svg:height="0.309cm" svg:x="11.728cm" svg:y="9.895cm" svg:viewBox="0 0 6 310" draw:points="0,310 6,310 6,0 0,0">
          <text:p/>
        </draw:polygon>
        <draw:line draw:style-name="gr59" draw:text-style-name="P9" draw:layer="layout" svg:x1="12.086cm" svg:y1="9.897cm" svg:x2="12.086cm" svg:y2="10.201cm">
          <text:p/>
        </draw:line>
        <draw:polygon draw:style-name="gr58" draw:text-style-name="P8" draw:layer="layout" svg:width="0.004cm" svg:height="0.309cm" svg:x="12.084cm" svg:y="9.895cm" svg:viewBox="0 0 5 310" draw:points="0,310 5,310 5,0 0,0">
          <text:p/>
        </draw:polygon>
        <draw:line draw:style-name="gr59" draw:text-style-name="P9" draw:layer="layout" svg:x1="12.442cm" svg:y1="9.897cm" svg:x2="12.442cm" svg:y2="10.201cm">
          <text:p/>
        </draw:line>
        <draw:polygon draw:style-name="gr58" draw:text-style-name="P8" draw:layer="layout" svg:width="0.004cm" svg:height="0.309cm" svg:x="12.44cm" svg:y="9.895cm" svg:viewBox="0 0 5 310" draw:points="0,310 5,310 5,0 0,0">
          <text:p/>
        </draw:polygon>
        <draw:line draw:style-name="gr59" draw:text-style-name="P9" draw:layer="layout" svg:x1="12.797cm" svg:y1="9.897cm" svg:x2="12.797cm" svg:y2="10.201cm">
          <text:p/>
        </draw:line>
        <draw:polygon draw:style-name="gr58" draw:text-style-name="P8" draw:layer="layout" svg:width="0.004cm" svg:height="0.309cm" svg:x="12.795cm" svg:y="9.895cm" svg:viewBox="0 0 5 310" draw:points="0,310 5,310 5,0 0,0">
          <text:p/>
        </draw:polygon>
        <draw:line draw:style-name="gr59" draw:text-style-name="P9" draw:layer="layout" svg:x1="13.153cm" svg:y1="9.287cm" svg:x2="13.153cm" svg:y2="9.592cm">
          <text:p/>
        </draw:line>
        <draw:polygon draw:style-name="gr58" draw:text-style-name="P8" draw:layer="layout" svg:width="0.004cm" svg:height="0.309cm" svg:x="13.151cm" svg:y="9.285cm" svg:viewBox="0 0 5 310" draw:points="0,310 5,310 5,0 0,0">
          <text:p/>
        </draw:polygon>
        <draw:line draw:style-name="gr59" draw:text-style-name="P9" draw:layer="layout" svg:x1="13.508cm" svg:y1="9.897cm" svg:x2="13.508cm" svg:y2="10.201cm">
          <text:p/>
        </draw:line>
        <draw:polygon draw:style-name="gr58" draw:text-style-name="P8" draw:layer="layout" svg:width="0.005cm" svg:height="0.309cm" svg:x="13.506cm" svg:y="9.895cm" svg:viewBox="0 0 6 310" draw:points="0,310 6,310 6,0 0,0">
          <text:p/>
        </draw:polygon>
        <draw:line draw:style-name="gr59" draw:text-style-name="P9" draw:layer="layout" svg:x1="13.864cm" svg:y1="9.897cm" svg:x2="13.864cm" svg:y2="10.201cm">
          <text:p/>
        </draw:line>
        <draw:polygon draw:style-name="gr58" draw:text-style-name="P8" draw:layer="layout" svg:width="0.004cm" svg:height="0.309cm" svg:x="13.862cm" svg:y="9.895cm" svg:viewBox="0 0 5 310" draw:points="0,310 5,310 5,0 0,0">
          <text:p/>
        </draw:polygon>
        <draw:line draw:style-name="gr59" draw:text-style-name="P9" draw:layer="layout" svg:x1="14.22cm" svg:y1="9.897cm" svg:x2="14.22cm" svg:y2="10.201cm">
          <text:p/>
        </draw:line>
        <draw:polygon draw:style-name="gr58" draw:text-style-name="P8" draw:layer="layout" svg:width="0.004cm" svg:height="0.309cm" svg:x="14.218cm" svg:y="9.895cm" svg:viewBox="0 0 5 310" draw:points="0,310 5,310 5,0 0,0">
          <text:p/>
        </draw:polygon>
        <draw:line draw:style-name="gr59" draw:text-style-name="P9" draw:layer="layout" svg:x1="14.575cm" svg:y1="9.897cm" svg:x2="14.575cm" svg:y2="10.201cm">
          <text:p/>
        </draw:line>
        <draw:polygon draw:style-name="gr58" draw:text-style-name="P8" draw:layer="layout" svg:width="0.004cm" svg:height="0.309cm" svg:x="14.573cm" svg:y="9.895cm" svg:viewBox="0 0 5 310" draw:points="0,310 5,310 5,0 0,0">
          <text:p/>
        </draw:polygon>
        <draw:line draw:style-name="gr59" draw:text-style-name="P9" draw:layer="layout" svg:x1="14.931cm" svg:y1="9.897cm" svg:x2="14.931cm" svg:y2="10.201cm">
          <text:p/>
        </draw:line>
        <draw:polygon draw:style-name="gr58" draw:text-style-name="P8" draw:layer="layout" svg:width="0.004cm" svg:height="0.309cm" svg:x="14.929cm" svg:y="9.895cm" svg:viewBox="0 0 5 310" draw:points="0,310 5,310 5,0 0,0">
          <text:p/>
        </draw:polygon>
        <draw:line draw:style-name="gr59" draw:text-style-name="P9" draw:layer="layout" svg:x1="15.286cm" svg:y1="9.897cm" svg:x2="15.286cm" svg:y2="10.201cm">
          <text:p/>
        </draw:line>
        <draw:polygon draw:style-name="gr58" draw:text-style-name="P8" draw:layer="layout" svg:width="0.005cm" svg:height="0.309cm" svg:x="15.284cm" svg:y="9.895cm" svg:viewBox="0 0 6 310" draw:points="0,310 6,310 6,0 0,0">
          <text:p/>
        </draw:polygon>
        <draw:line draw:style-name="gr59" draw:text-style-name="P9" draw:layer="layout" svg:x1="15.643cm" svg:y1="9.897cm" svg:x2="15.643cm" svg:y2="10.201cm">
          <text:p/>
        </draw:line>
        <draw:polygon draw:style-name="gr58" draw:text-style-name="P8" draw:layer="layout" svg:width="0.004cm" svg:height="0.309cm" svg:x="15.641cm" svg:y="9.895cm" svg:viewBox="0 0 5 310" draw:points="0,310 5,310 5,0 0,0">
          <text:p/>
        </draw:polygon>
        <draw:line draw:style-name="gr59" draw:text-style-name="P9" draw:layer="layout" svg:x1="15.999cm" svg:y1="9.897cm" svg:x2="15.999cm" svg:y2="10.201cm">
          <text:p/>
        </draw:line>
        <draw:polygon draw:style-name="gr58" draw:text-style-name="P8" draw:layer="layout" svg:width="0.004cm" svg:height="0.309cm" svg:x="15.997cm" svg:y="9.895cm" svg:viewBox="0 0 5 310" draw:points="0,310 5,310 5,0 0,0">
          <text:p/>
        </draw:polygon>
        <draw:line draw:style-name="gr59" draw:text-style-name="P9" draw:layer="layout" svg:x1="16.354cm" svg:y1="9.897cm" svg:x2="16.354cm" svg:y2="10.201cm">
          <text:p/>
        </draw:line>
        <draw:polygon draw:style-name="gr58" draw:text-style-name="P8" draw:layer="layout" svg:width="0.004cm" svg:height="0.309cm" svg:x="16.352cm" svg:y="9.895cm" svg:viewBox="0 0 5 310" draw:points="0,310 5,310 5,0 0,0">
          <text:p/>
        </draw:polygon>
        <draw:line draw:style-name="gr59" draw:text-style-name="P9" draw:layer="layout" svg:x1="16.71cm" svg:y1="9.897cm" svg:x2="16.71cm" svg:y2="10.201cm">
          <text:p/>
        </draw:line>
        <draw:polygon draw:style-name="gr58" draw:text-style-name="P8" draw:layer="layout" svg:width="0.004cm" svg:height="0.309cm" svg:x="16.708cm" svg:y="9.895cm" svg:viewBox="0 0 5 310" draw:points="0,310 5,310 5,0 0,0">
          <text:p/>
        </draw:polygon>
        <draw:line draw:style-name="gr59" draw:text-style-name="P9" draw:layer="layout" svg:x1="17.065cm" svg:y1="9.897cm" svg:x2="17.065cm" svg:y2="10.201cm">
          <text:p/>
        </draw:line>
        <draw:polygon draw:style-name="gr58" draw:text-style-name="P8" draw:layer="layout" svg:width="0.005cm" svg:height="0.309cm" svg:x="17.063cm" svg:y="9.895cm" svg:viewBox="0 0 6 310" draw:points="0,310 6,310 6,0 0,0">
          <text:p/>
        </draw:polygon>
        <draw:line draw:style-name="gr59" draw:text-style-name="P9" draw:layer="layout" svg:x1="17.421cm" svg:y1="9.897cm" svg:x2="17.421cm" svg:y2="10.201cm">
          <text:p/>
        </draw:line>
        <draw:polygon draw:style-name="gr58" draw:text-style-name="P8" draw:layer="layout" svg:width="0.004cm" svg:height="0.309cm" svg:x="17.419cm" svg:y="9.895cm" svg:viewBox="0 0 5 310" draw:points="0,310 5,310 5,0 0,0">
          <text:p/>
        </draw:polygon>
        <draw:line draw:style-name="gr59" draw:text-style-name="P9" draw:layer="layout" svg:x1="17.777cm" svg:y1="9.897cm" svg:x2="17.777cm" svg:y2="10.201cm">
          <text:p/>
        </draw:line>
        <draw:polygon draw:style-name="gr58" draw:text-style-name="P8" draw:layer="layout" svg:width="0.004cm" svg:height="0.309cm" svg:x="17.775cm" svg:y="9.895cm" svg:viewBox="0 0 5 310" draw:points="0,310 5,310 5,0 0,0">
          <text:p/>
        </draw:polygon>
        <draw:line draw:style-name="gr59" draw:text-style-name="P9" draw:layer="layout" svg:x1="4.261cm" svg:y1="10.811cm" svg:x2="4.261cm" svg:y2="11.116cm">
          <text:p/>
        </draw:line>
        <draw:polygon draw:style-name="gr58" draw:text-style-name="P8" draw:layer="layout" svg:width="0.004cm" svg:height="0.309cm" svg:x="4.259cm" svg:y="10.809cm" svg:viewBox="0 0 5 310" draw:points="0,310 5,310 5,0 0,0">
          <text:p/>
        </draw:polygon>
        <draw:line draw:style-name="gr59" draw:text-style-name="P9" draw:layer="layout" svg:x1="4.617cm" svg:y1="10.811cm" svg:x2="4.617cm" svg:y2="11.116cm">
          <text:p/>
        </draw:line>
        <draw:polygon draw:style-name="gr58" draw:text-style-name="P8" draw:layer="layout" svg:width="0.004cm" svg:height="0.309cm" svg:x="4.615cm" svg:y="10.809cm" svg:viewBox="0 0 5 310" draw:points="0,310 5,310 5,0 0,0">
          <text:p/>
        </draw:polygon>
        <draw:line draw:style-name="gr59" draw:text-style-name="P9" draw:layer="layout" svg:x1="4.972cm" svg:y1="10.811cm" svg:x2="4.972cm" svg:y2="11.116cm">
          <text:p/>
        </draw:line>
        <draw:polygon draw:style-name="gr58" draw:text-style-name="P8" draw:layer="layout" svg:width="0.004cm" svg:height="0.309cm" svg:x="4.97cm" svg:y="10.809cm" svg:viewBox="0 0 5 310" draw:points="0,310 5,310 5,0 0,0">
          <text:p/>
        </draw:polygon>
        <draw:line draw:style-name="gr59" draw:text-style-name="P9" draw:layer="layout" svg:x1="5.328cm" svg:y1="10.811cm" svg:x2="5.328cm" svg:y2="11.116cm">
          <text:p/>
        </draw:line>
        <draw:polygon draw:style-name="gr58" draw:text-style-name="P8" draw:layer="layout" svg:width="0.004cm" svg:height="0.309cm" svg:x="5.326cm" svg:y="10.809cm" svg:viewBox="0 0 5 310" draw:points="0,310 5,310 5,0 0,0">
          <text:p/>
        </draw:polygon>
        <draw:line draw:style-name="gr59" draw:text-style-name="P9" draw:layer="layout" svg:x1="5.683cm" svg:y1="10.811cm" svg:x2="5.683cm" svg:y2="11.116cm">
          <text:p/>
        </draw:line>
        <draw:polygon draw:style-name="gr58" draw:text-style-name="P8" draw:layer="layout" svg:width="0.006cm" svg:height="0.309cm" svg:x="5.681cm" svg:y="10.809cm" svg:viewBox="0 0 7 310" draw:points="0,310 7,310 7,0 0,0">
          <text:p/>
        </draw:polygon>
        <draw:line draw:style-name="gr59" draw:text-style-name="P9" draw:layer="layout" svg:x1="6.039cm" svg:y1="10.811cm" svg:x2="6.039cm" svg:y2="11.116cm">
          <text:p/>
        </draw:line>
        <draw:polygon draw:style-name="gr58" draw:text-style-name="P8" draw:layer="layout" svg:width="0.004cm" svg:height="0.309cm" svg:x="6.037cm" svg:y="10.809cm" svg:viewBox="0 0 5 310" draw:points="0,310 5,310 5,0 0,0">
          <text:p/>
        </draw:polygon>
        <draw:line draw:style-name="gr59" draw:text-style-name="P9" draw:layer="layout" svg:x1="6.395cm" svg:y1="10.811cm" svg:x2="6.395cm" svg:y2="11.116cm">
          <text:p/>
        </draw:line>
        <draw:polygon draw:style-name="gr58" draw:text-style-name="P8" draw:layer="layout" svg:width="0.004cm" svg:height="0.309cm" svg:x="6.393cm" svg:y="10.809cm" svg:viewBox="0 0 5 310" draw:points="0,310 5,310 5,0 0,0">
          <text:p/>
        </draw:polygon>
        <draw:line draw:style-name="gr59" draw:text-style-name="P9" draw:layer="layout" svg:x1="6.751cm" svg:y1="10.811cm" svg:x2="6.751cm" svg:y2="11.116cm">
          <text:p/>
        </draw:line>
        <draw:polygon draw:style-name="gr58" draw:text-style-name="P8" draw:layer="layout" svg:width="0.004cm" svg:height="0.309cm" svg:x="6.749cm" svg:y="10.809cm" svg:viewBox="0 0 5 310" draw:points="0,310 5,310 5,0 0,0">
          <text:p/>
        </draw:polygon>
        <draw:line draw:style-name="gr59" draw:text-style-name="P9" draw:layer="layout" svg:x1="7.107cm" svg:y1="10.811cm" svg:x2="7.107cm" svg:y2="11.116cm">
          <text:p/>
        </draw:line>
        <draw:polygon draw:style-name="gr58" draw:text-style-name="P8" draw:layer="layout" svg:width="0.004cm" svg:height="0.309cm" svg:x="7.105cm" svg:y="10.809cm" svg:viewBox="0 0 5 310" draw:points="0,310 5,310 5,0 0,0">
          <text:p/>
        </draw:polygon>
        <draw:line draw:style-name="gr59" draw:text-style-name="P9" draw:layer="layout" svg:x1="7.463cm" svg:y1="10.811cm" svg:x2="7.463cm" svg:y2="11.116cm">
          <text:p/>
        </draw:line>
        <draw:polygon draw:style-name="gr58" draw:text-style-name="P8" draw:layer="layout" svg:width="0.005cm" svg:height="0.309cm" svg:x="7.46cm" svg:y="10.809cm" svg:viewBox="0 0 6 310" draw:points="0,310 6,310 6,0 0,0">
          <text:p/>
        </draw:polygon>
        <draw:line draw:style-name="gr59" draw:text-style-name="P9" draw:layer="layout" svg:x1="7.818cm" svg:y1="10.811cm" svg:x2="7.818cm" svg:y2="11.116cm">
          <text:p/>
        </draw:line>
        <draw:polygon draw:style-name="gr58" draw:text-style-name="P8" draw:layer="layout" svg:width="0.004cm" svg:height="0.309cm" svg:x="7.816cm" svg:y="10.809cm" svg:viewBox="0 0 5 310" draw:points="0,310 5,310 5,0 0,0">
          <text:p/>
        </draw:polygon>
        <draw:line draw:style-name="gr59" draw:text-style-name="P9" draw:layer="layout" svg:x1="8.174cm" svg:y1="10.811cm" svg:x2="8.174cm" svg:y2="11.116cm">
          <text:p/>
        </draw:line>
        <draw:polygon draw:style-name="gr58" draw:text-style-name="P8" draw:layer="layout" svg:width="0.004cm" svg:height="0.309cm" svg:x="8.172cm" svg:y="10.809cm" svg:viewBox="0 0 5 310" draw:points="0,310 5,310 5,0 0,0">
          <text:p/>
        </draw:polygon>
        <draw:line draw:style-name="gr59" draw:text-style-name="P9" draw:layer="layout" svg:x1="8.529cm" svg:y1="10.811cm" svg:x2="8.529cm" svg:y2="11.116cm">
          <text:p/>
        </draw:line>
        <draw:polygon draw:style-name="gr58" draw:text-style-name="P8" draw:layer="layout" svg:width="0.004cm" svg:height="0.309cm" svg:x="8.527cm" svg:y="10.809cm" svg:viewBox="0 0 5 310" draw:points="0,310 5,310 5,0 0,0">
          <text:p/>
        </draw:polygon>
        <draw:line draw:style-name="gr59" draw:text-style-name="P9" draw:layer="layout" svg:x1="8.885cm" svg:y1="10.811cm" svg:x2="8.885cm" svg:y2="11.116cm">
          <text:p/>
        </draw:line>
        <draw:polygon draw:style-name="gr58" draw:text-style-name="P8" draw:layer="layout" svg:width="0.004cm" svg:height="0.309cm" svg:x="8.883cm" svg:y="10.809cm" svg:viewBox="0 0 5 310" draw:points="0,310 5,310 5,0 0,0">
          <text:p/>
        </draw:polygon>
        <draw:line draw:style-name="gr59" draw:text-style-name="P9" draw:layer="layout" svg:x1="9.241cm" svg:y1="10.811cm" svg:x2="9.241cm" svg:y2="11.116cm">
          <text:p/>
        </draw:line>
        <draw:polygon draw:style-name="gr58" draw:text-style-name="P8" draw:layer="layout" svg:width="0.005cm" svg:height="0.309cm" svg:x="9.238cm" svg:y="10.809cm" svg:viewBox="0 0 6 310" draw:points="0,310 6,310 6,0 0,0">
          <text:p/>
        </draw:polygon>
        <draw:line draw:style-name="gr59" draw:text-style-name="P9" draw:layer="layout" svg:x1="9.596cm" svg:y1="10.811cm" svg:x2="9.596cm" svg:y2="11.116cm">
          <text:p/>
        </draw:line>
        <draw:polygon draw:style-name="gr58" draw:text-style-name="P8" draw:layer="layout" svg:width="0.004cm" svg:height="0.309cm" svg:x="9.594cm" svg:y="10.809cm" svg:viewBox="0 0 5 310" draw:points="0,310 5,310 5,0 0,0">
          <text:p/>
        </draw:polygon>
        <draw:line draw:style-name="gr59" draw:text-style-name="P9" draw:layer="layout" svg:x1="9.952cm" svg:y1="10.811cm" svg:x2="9.952cm" svg:y2="11.116cm">
          <text:p/>
        </draw:line>
        <draw:polygon draw:style-name="gr58" draw:text-style-name="P8" draw:layer="layout" svg:width="0.004cm" svg:height="0.309cm" svg:x="9.95cm" svg:y="10.809cm" svg:viewBox="0 0 5 310" draw:points="0,310 5,310 5,0 0,0">
          <text:p/>
        </draw:polygon>
        <draw:line draw:style-name="gr59" draw:text-style-name="P9" draw:layer="layout" svg:x1="10.307cm" svg:y1="10.811cm" svg:x2="10.307cm" svg:y2="11.116cm">
          <text:p/>
        </draw:line>
        <draw:polygon draw:style-name="gr58" draw:text-style-name="P8" draw:layer="layout" svg:width="0.004cm" svg:height="0.309cm" svg:x="10.305cm" svg:y="10.809cm" svg:viewBox="0 0 5 310" draw:points="0,310 5,310 5,0 0,0">
          <text:p/>
        </draw:polygon>
        <draw:line draw:style-name="gr59" draw:text-style-name="P9" draw:layer="layout" svg:x1="10.663cm" svg:y1="10.811cm" svg:x2="10.663cm" svg:y2="11.116cm">
          <text:p/>
        </draw:line>
        <draw:polygon draw:style-name="gr58" draw:text-style-name="P8" draw:layer="layout" svg:width="0.004cm" svg:height="0.309cm" svg:x="10.661cm" svg:y="10.809cm" svg:viewBox="0 0 5 310" draw:points="0,310 5,310 5,0 0,0">
          <text:p/>
        </draw:polygon>
        <draw:line draw:style-name="gr59" draw:text-style-name="P9" draw:layer="layout" svg:x1="11.019cm" svg:y1="10.811cm" svg:x2="11.019cm" svg:y2="11.116cm">
          <text:p/>
        </draw:line>
        <draw:polygon draw:style-name="gr58" draw:text-style-name="P8" draw:layer="layout" svg:width="0.005cm" svg:height="0.309cm" svg:x="11.016cm" svg:y="10.809cm" svg:viewBox="0 0 6 310" draw:points="0,310 6,310 6,0 0,0">
          <text:p/>
        </draw:polygon>
        <draw:line draw:style-name="gr59" draw:text-style-name="P9" draw:layer="layout" svg:x1="11.375cm" svg:y1="10.811cm" svg:x2="11.375cm" svg:y2="11.116cm">
          <text:p/>
        </draw:line>
        <draw:polygon draw:style-name="gr58" draw:text-style-name="P8" draw:layer="layout" svg:width="0.004cm" svg:height="0.309cm" svg:x="11.373cm" svg:y="10.809cm" svg:viewBox="0 0 5 310" draw:points="0,310 5,310 5,0 0,0">
          <text:p/>
        </draw:polygon>
        <draw:line draw:style-name="gr59" draw:text-style-name="P9" draw:layer="layout" svg:x1="11.73cm" svg:y1="10.811cm" svg:x2="11.73cm" svg:y2="11.116cm">
          <text:p/>
        </draw:line>
        <draw:polygon draw:style-name="gr58" draw:text-style-name="P8" draw:layer="layout" svg:width="0.005cm" svg:height="0.309cm" svg:x="11.728cm" svg:y="10.809cm" svg:viewBox="0 0 6 310" draw:points="0,310 6,310 6,0 0,0">
          <text:p/>
        </draw:polygon>
        <draw:line draw:style-name="gr59" draw:text-style-name="P9" draw:layer="layout" svg:x1="12.086cm" svg:y1="10.811cm" svg:x2="12.086cm" svg:y2="11.116cm">
          <text:p/>
        </draw:line>
        <draw:polygon draw:style-name="gr58" draw:text-style-name="P8" draw:layer="layout" svg:width="0.004cm" svg:height="0.309cm" svg:x="12.084cm" svg:y="10.809cm" svg:viewBox="0 0 5 310" draw:points="0,310 5,310 5,0 0,0">
          <text:p/>
        </draw:polygon>
        <draw:line draw:style-name="gr59" draw:text-style-name="P9" draw:layer="layout" svg:x1="12.442cm" svg:y1="10.811cm" svg:x2="12.442cm" svg:y2="11.116cm">
          <text:p/>
        </draw:line>
        <draw:polygon draw:style-name="gr58" draw:text-style-name="P8" draw:layer="layout" svg:width="0.004cm" svg:height="0.309cm" svg:x="12.44cm" svg:y="10.809cm" svg:viewBox="0 0 5 310" draw:points="0,310 5,310 5,0 0,0">
          <text:p/>
        </draw:polygon>
        <draw:line draw:style-name="gr59" draw:text-style-name="P9" draw:layer="layout" svg:x1="12.797cm" svg:y1="10.811cm" svg:x2="12.797cm" svg:y2="11.116cm">
          <text:p/>
        </draw:line>
        <draw:polygon draw:style-name="gr58" draw:text-style-name="P8" draw:layer="layout" svg:width="0.004cm" svg:height="0.309cm" svg:x="12.795cm" svg:y="10.809cm" svg:viewBox="0 0 5 310" draw:points="0,310 5,310 5,0 0,0">
          <text:p/>
        </draw:polygon>
        <draw:line draw:style-name="gr59" draw:text-style-name="P9" draw:layer="layout" svg:x1="13.153cm" svg:y1="10.811cm" svg:x2="13.153cm" svg:y2="11.116cm">
          <text:p/>
        </draw:line>
        <draw:polygon draw:style-name="gr58" draw:text-style-name="P8" draw:layer="layout" svg:width="0.004cm" svg:height="0.309cm" svg:x="13.151cm" svg:y="10.809cm" svg:viewBox="0 0 5 310" draw:points="0,310 5,310 5,0 0,0">
          <text:p/>
        </draw:polygon>
        <draw:line draw:style-name="gr59" draw:text-style-name="P9" draw:layer="layout" svg:x1="13.508cm" svg:y1="10.811cm" svg:x2="13.508cm" svg:y2="11.116cm">
          <text:p/>
        </draw:line>
        <draw:polygon draw:style-name="gr58" draw:text-style-name="P8" draw:layer="layout" svg:width="0.005cm" svg:height="0.309cm" svg:x="13.506cm" svg:y="10.809cm" svg:viewBox="0 0 6 310" draw:points="0,310 6,310 6,0 0,0">
          <text:p/>
        </draw:polygon>
        <draw:line draw:style-name="gr59" draw:text-style-name="P9" draw:layer="layout" svg:x1="13.864cm" svg:y1="10.811cm" svg:x2="13.864cm" svg:y2="11.116cm">
          <text:p/>
        </draw:line>
        <draw:polygon draw:style-name="gr58" draw:text-style-name="P8" draw:layer="layout" svg:width="0.004cm" svg:height="0.309cm" svg:x="13.862cm" svg:y="10.809cm" svg:viewBox="0 0 5 310" draw:points="0,310 5,310 5,0 0,0">
          <text:p/>
        </draw:polygon>
        <draw:line draw:style-name="gr59" draw:text-style-name="P9" draw:layer="layout" svg:x1="14.22cm" svg:y1="10.811cm" svg:x2="14.22cm" svg:y2="11.116cm">
          <text:p/>
        </draw:line>
        <draw:polygon draw:style-name="gr58" draw:text-style-name="P8" draw:layer="layout" svg:width="0.004cm" svg:height="0.309cm" svg:x="14.218cm" svg:y="10.809cm" svg:viewBox="0 0 5 310" draw:points="0,310 5,310 5,0 0,0">
          <text:p/>
        </draw:polygon>
        <draw:line draw:style-name="gr59" draw:text-style-name="P9" draw:layer="layout" svg:x1="14.575cm" svg:y1="10.811cm" svg:x2="14.575cm" svg:y2="11.116cm">
          <text:p/>
        </draw:line>
        <draw:polygon draw:style-name="gr58" draw:text-style-name="P8" draw:layer="layout" svg:width="0.004cm" svg:height="0.309cm" svg:x="14.573cm" svg:y="10.809cm" svg:viewBox="0 0 5 310" draw:points="0,310 5,310 5,0 0,0">
          <text:p/>
        </draw:polygon>
        <draw:line draw:style-name="gr59" draw:text-style-name="P9" draw:layer="layout" svg:x1="14.931cm" svg:y1="10.811cm" svg:x2="14.931cm" svg:y2="11.116cm">
          <text:p/>
        </draw:line>
        <draw:polygon draw:style-name="gr58" draw:text-style-name="P8" draw:layer="layout" svg:width="0.004cm" svg:height="0.309cm" svg:x="14.929cm" svg:y="10.809cm" svg:viewBox="0 0 5 310" draw:points="0,310 5,310 5,0 0,0">
          <text:p/>
        </draw:polygon>
        <draw:line draw:style-name="gr59" draw:text-style-name="P9" draw:layer="layout" svg:x1="15.286cm" svg:y1="10.811cm" svg:x2="15.286cm" svg:y2="11.116cm">
          <text:p/>
        </draw:line>
        <draw:polygon draw:style-name="gr58" draw:text-style-name="P8" draw:layer="layout" svg:width="0.005cm" svg:height="0.309cm" svg:x="15.284cm" svg:y="10.809cm" svg:viewBox="0 0 6 310" draw:points="0,310 6,310 6,0 0,0">
          <text:p/>
        </draw:polygon>
        <draw:line draw:style-name="gr59" draw:text-style-name="P9" draw:layer="layout" svg:x1="15.643cm" svg:y1="10.811cm" svg:x2="15.643cm" svg:y2="11.116cm">
          <text:p/>
        </draw:line>
        <draw:polygon draw:style-name="gr58" draw:text-style-name="P8" draw:layer="layout" svg:width="0.004cm" svg:height="0.309cm" svg:x="15.641cm" svg:y="10.809cm" svg:viewBox="0 0 5 310" draw:points="0,310 5,310 5,0 0,0">
          <text:p/>
        </draw:polygon>
        <draw:line draw:style-name="gr59" draw:text-style-name="P9" draw:layer="layout" svg:x1="15.999cm" svg:y1="10.811cm" svg:x2="15.999cm" svg:y2="11.116cm">
          <text:p/>
        </draw:line>
        <draw:polygon draw:style-name="gr58" draw:text-style-name="P8" draw:layer="layout" svg:width="0.004cm" svg:height="0.309cm" svg:x="15.997cm" svg:y="10.809cm" svg:viewBox="0 0 5 310" draw:points="0,310 5,310 5,0 0,0">
          <text:p/>
        </draw:polygon>
        <draw:line draw:style-name="gr59" draw:text-style-name="P9" draw:layer="layout" svg:x1="16.354cm" svg:y1="10.811cm" svg:x2="16.354cm" svg:y2="11.116cm">
          <text:p/>
        </draw:line>
        <draw:polygon draw:style-name="gr58" draw:text-style-name="P8" draw:layer="layout" svg:width="0.004cm" svg:height="0.309cm" svg:x="16.352cm" svg:y="10.809cm" svg:viewBox="0 0 5 310" draw:points="0,310 5,310 5,0 0,0">
          <text:p/>
        </draw:polygon>
        <draw:line draw:style-name="gr59" draw:text-style-name="P9" draw:layer="layout" svg:x1="16.71cm" svg:y1="10.811cm" svg:x2="16.71cm" svg:y2="11.116cm">
          <text:p/>
        </draw:line>
        <draw:polygon draw:style-name="gr58" draw:text-style-name="P8" draw:layer="layout" svg:width="0.004cm" svg:height="0.309cm" svg:x="16.708cm" svg:y="10.809cm" svg:viewBox="0 0 5 310" draw:points="0,310 5,310 5,0 0,0">
          <text:p/>
        </draw:polygon>
        <draw:line draw:style-name="gr59" draw:text-style-name="P9" draw:layer="layout" svg:x1="17.065cm" svg:y1="10.811cm" svg:x2="17.065cm" svg:y2="11.116cm">
          <text:p/>
        </draw:line>
        <draw:polygon draw:style-name="gr58" draw:text-style-name="P8" draw:layer="layout" svg:width="0.005cm" svg:height="0.309cm" svg:x="17.063cm" svg:y="10.809cm" svg:viewBox="0 0 6 310" draw:points="0,310 6,310 6,0 0,0">
          <text:p/>
        </draw:polygon>
        <draw:line draw:style-name="gr59" draw:text-style-name="P9" draw:layer="layout" svg:x1="17.421cm" svg:y1="10.811cm" svg:x2="17.421cm" svg:y2="11.116cm">
          <text:p/>
        </draw:line>
        <draw:polygon draw:style-name="gr58" draw:text-style-name="P8" draw:layer="layout" svg:width="0.004cm" svg:height="0.309cm" svg:x="17.419cm" svg:y="10.809cm" svg:viewBox="0 0 5 310" draw:points="0,310 5,310 5,0 0,0">
          <text:p/>
        </draw:polygon>
        <draw:line draw:style-name="gr59" draw:text-style-name="P9" draw:layer="layout" svg:x1="17.777cm" svg:y1="10.811cm" svg:x2="17.777cm" svg:y2="11.116cm">
          <text:p/>
        </draw:line>
        <draw:polygon draw:style-name="gr58" draw:text-style-name="P8" draw:layer="layout" svg:width="0.004cm" svg:height="0.309cm" svg:x="17.775cm" svg:y="10.809cm" svg:viewBox="0 0 5 310" draw:points="0,310 5,310 5,0 0,0">
          <text:p/>
        </draw:polygon>
        <draw:line draw:style-name="gr59" draw:text-style-name="P9" draw:layer="layout" svg:x1="3.194cm" svg:y1="10.811cm" svg:x2="3.194cm" svg:y2="11.116cm">
          <text:p/>
        </draw:line>
        <draw:polygon draw:style-name="gr58" draw:text-style-name="P8" draw:layer="layout" svg:width="0.005cm" svg:height="0.309cm" svg:x="3.192cm" svg:y="10.809cm" svg:viewBox="0 0 6 310" draw:points="0,310 6,310 6,0 0,0">
          <text:p/>
        </draw:polygon>
        <draw:line draw:style-name="gr59" draw:text-style-name="P9" draw:layer="layout" svg:x1="3.55cm" svg:y1="10.811cm" svg:x2="3.55cm" svg:y2="11.116cm">
          <text:p/>
        </draw:line>
        <draw:polygon draw:style-name="gr58" draw:text-style-name="P8" draw:layer="layout" svg:width="0.004cm" svg:height="0.309cm" svg:x="3.548cm" svg:y="10.809cm" svg:viewBox="0 0 5 310" draw:points="0,310 5,310 5,0 0,0">
          <text:p/>
        </draw:polygon>
        <draw:line draw:style-name="gr59" draw:text-style-name="P9" draw:layer="layout" svg:x1="3.194cm" svg:y1="12.458cm" svg:x2="3.194cm" svg:y2="12.763cm">
          <text:p/>
        </draw:line>
        <draw:polygon draw:style-name="gr58" draw:text-style-name="P8" draw:layer="layout" svg:width="0.005cm" svg:height="0.309cm" svg:x="3.192cm" svg:y="12.456cm" svg:viewBox="0 0 6 310" draw:points="0,310 6,310 6,0 0,0">
          <text:p/>
        </draw:polygon>
        <draw:line draw:style-name="gr59" draw:text-style-name="P9" draw:layer="layout" svg:x1="3.55cm" svg:y1="12.462cm" svg:x2="3.55cm" svg:y2="12.763cm">
          <text:p/>
        </draw:line>
        <draw:polygon draw:style-name="gr58" draw:text-style-name="P8" draw:layer="layout" svg:width="0.004cm" svg:height="0.305cm" svg:x="3.548cm" svg:y="12.46cm" svg:viewBox="0 0 5 306" draw:points="0,306 5,306 5,0 0,0">
          <text:p/>
        </draw:polygon>
        <draw:line draw:style-name="gr59" draw:text-style-name="P9" draw:layer="layout" svg:x1="3.194cm" svg:y1="12.894cm" svg:x2="3.194cm" svg:y2="13.262cm">
          <text:p/>
        </draw:line>
        <draw:polygon draw:style-name="gr58" draw:text-style-name="P8" draw:layer="layout" svg:width="0.005cm" svg:height="0.372cm" svg:x="3.192cm" svg:y="12.892cm" svg:viewBox="0 0 6 373" draw:points="0,373 6,373 6,0 0,0">
          <text:p/>
        </draw:polygon>
        <draw:line draw:style-name="gr59" draw:text-style-name="P9" draw:layer="layout" svg:x1="3.55cm" svg:y1="12.898cm" svg:x2="3.55cm" svg:y2="13.262cm">
          <text:p/>
        </draw:line>
        <draw:polygon draw:style-name="gr58" draw:text-style-name="P8" draw:layer="layout" svg:width="0.004cm" svg:height="0.368cm" svg:x="3.548cm" svg:y="12.896cm" svg:viewBox="0 0 5 369" draw:points="0,369 5,369 5,0 0,0">
          <text:p/>
        </draw:polygon>
        <draw:line draw:style-name="gr59" draw:text-style-name="P9" draw:layer="layout" svg:x1="3.194cm" svg:y1="13.393cm" svg:x2="3.194cm" svg:y2="13.698cm">
          <text:p/>
        </draw:line>
        <draw:polygon draw:style-name="gr58" draw:text-style-name="P8" draw:layer="layout" svg:width="0.005cm" svg:height="0.309cm" svg:x="3.192cm" svg:y="13.391cm" svg:viewBox="0 0 6 310" draw:points="0,310 6,310 6,0 0,0">
          <text:p/>
        </draw:polygon>
        <draw:line draw:style-name="gr59" draw:text-style-name="P9" draw:layer="layout" svg:x1="3.55cm" svg:y1="13.398cm" svg:x2="3.55cm" svg:y2="13.698cm">
          <text:p/>
        </draw:line>
        <draw:polygon draw:style-name="gr58" draw:text-style-name="P8" draw:layer="layout" svg:width="0.004cm" svg:height="0.304cm" svg:x="3.548cm" svg:y="13.396cm" svg:viewBox="0 0 5 305" draw:points="0,305 5,305 5,0 0,0">
          <text:p/>
        </draw:polygon>
        <draw:line draw:style-name="gr59" draw:text-style-name="P9" draw:layer="layout" svg:x1="3.905cm" svg:y1="10.811cm" svg:x2="3.905cm" svg:y2="11.116cm">
          <text:p/>
        </draw:line>
        <draw:polygon draw:style-name="gr58" draw:text-style-name="P8" draw:layer="layout" svg:width="0.005cm" svg:height="0.309cm" svg:x="3.903cm" svg:y="10.809cm" svg:viewBox="0 0 6 310" draw:points="0,310 6,310 6,0 0,0">
          <text:p/>
        </draw:polygon>
        <draw:line draw:style-name="gr59" draw:text-style-name="P9" draw:layer="layout" svg:x1="4.261cm" svg:y1="11.421cm" svg:x2="4.261cm" svg:y2="11.725cm">
          <text:p/>
        </draw:line>
        <draw:polygon draw:style-name="gr58" draw:text-style-name="P8" draw:layer="layout" svg:width="0.004cm" svg:height="0.309cm" svg:x="4.259cm" svg:y="11.419cm" svg:viewBox="0 0 5 310" draw:points="0,310 5,310 5,0 0,0">
          <text:p/>
        </draw:polygon>
        <draw:line draw:style-name="gr59" draw:text-style-name="P9" draw:layer="layout" svg:x1="4.617cm" svg:y1="11.421cm" svg:x2="4.617cm" svg:y2="11.725cm">
          <text:p/>
        </draw:line>
        <draw:polygon draw:style-name="gr58" draw:text-style-name="P8" draw:layer="layout" svg:width="0.004cm" svg:height="0.309cm" svg:x="4.615cm" svg:y="11.419cm" svg:viewBox="0 0 5 310" draw:points="0,310 5,310 5,0 0,0">
          <text:p/>
        </draw:polygon>
        <draw:line draw:style-name="gr59" draw:text-style-name="P9" draw:layer="layout" svg:x1="4.972cm" svg:y1="11.421cm" svg:x2="4.972cm" svg:y2="11.725cm">
          <text:p/>
        </draw:line>
        <draw:polygon draw:style-name="gr58" draw:text-style-name="P8" draw:layer="layout" svg:width="0.004cm" svg:height="0.309cm" svg:x="4.97cm" svg:y="11.419cm" svg:viewBox="0 0 5 310" draw:points="0,310 5,310 5,0 0,0">
          <text:p/>
        </draw:polygon>
        <draw:line draw:style-name="gr59" draw:text-style-name="P9" draw:layer="layout" svg:x1="5.328cm" svg:y1="11.421cm" svg:x2="5.328cm" svg:y2="11.725cm">
          <text:p/>
        </draw:line>
        <draw:polygon draw:style-name="gr58" draw:text-style-name="P8" draw:layer="layout" svg:width="0.004cm" svg:height="0.309cm" svg:x="5.326cm" svg:y="11.419cm" svg:viewBox="0 0 5 310" draw:points="0,310 5,310 5,0 0,0">
          <text:p/>
        </draw:polygon>
        <draw:line draw:style-name="gr59" draw:text-style-name="P9" draw:layer="layout" svg:x1="5.683cm" svg:y1="11.421cm" svg:x2="5.683cm" svg:y2="11.725cm">
          <text:p/>
        </draw:line>
        <draw:polygon draw:style-name="gr58" draw:text-style-name="P8" draw:layer="layout" svg:width="0.006cm" svg:height="0.309cm" svg:x="5.681cm" svg:y="11.419cm" svg:viewBox="0 0 7 310" draw:points="0,310 7,310 7,0 0,0">
          <text:p/>
        </draw:polygon>
        <draw:line draw:style-name="gr59" draw:text-style-name="P9" draw:layer="layout" svg:x1="6.039cm" svg:y1="11.421cm" svg:x2="6.039cm" svg:y2="11.725cm">
          <text:p/>
        </draw:line>
        <draw:polygon draw:style-name="gr58" draw:text-style-name="P8" draw:layer="layout" svg:width="0.004cm" svg:height="0.309cm" svg:x="6.037cm" svg:y="11.419cm" svg:viewBox="0 0 5 310" draw:points="0,310 5,310 5,0 0,0">
          <text:p/>
        </draw:polygon>
        <draw:line draw:style-name="gr59" draw:text-style-name="P9" draw:layer="layout" svg:x1="6.395cm" svg:y1="11.421cm" svg:x2="6.395cm" svg:y2="11.725cm">
          <text:p/>
        </draw:line>
        <draw:polygon draw:style-name="gr58" draw:text-style-name="P8" draw:layer="layout" svg:width="0.004cm" svg:height="0.309cm" svg:x="6.393cm" svg:y="11.419cm" svg:viewBox="0 0 5 310" draw:points="0,310 5,310 5,0 0,0">
          <text:p/>
        </draw:polygon>
        <draw:line draw:style-name="gr59" draw:text-style-name="P9" draw:layer="layout" svg:x1="6.751cm" svg:y1="11.421cm" svg:x2="6.751cm" svg:y2="11.725cm">
          <text:p/>
        </draw:line>
        <draw:polygon draw:style-name="gr58" draw:text-style-name="P8" draw:layer="layout" svg:width="0.004cm" svg:height="0.309cm" svg:x="6.749cm" svg:y="11.419cm" svg:viewBox="0 0 5 310" draw:points="0,310 5,310 5,0 0,0">
          <text:p/>
        </draw:polygon>
        <draw:line draw:style-name="gr59" draw:text-style-name="P9" draw:layer="layout" svg:x1="7.107cm" svg:y1="11.421cm" svg:x2="7.107cm" svg:y2="11.725cm">
          <text:p/>
        </draw:line>
        <draw:polygon draw:style-name="gr58" draw:text-style-name="P8" draw:layer="layout" svg:width="0.004cm" svg:height="0.309cm" svg:x="7.105cm" svg:y="11.419cm" svg:viewBox="0 0 5 310" draw:points="0,310 5,310 5,0 0,0">
          <text:p/>
        </draw:polygon>
        <draw:line draw:style-name="gr59" draw:text-style-name="P9" draw:layer="layout" svg:x1="7.463cm" svg:y1="11.421cm" svg:x2="7.463cm" svg:y2="11.725cm">
          <text:p/>
        </draw:line>
        <draw:polygon draw:style-name="gr58" draw:text-style-name="P8" draw:layer="layout" svg:width="0.005cm" svg:height="0.309cm" svg:x="7.46cm" svg:y="11.419cm" svg:viewBox="0 0 6 310" draw:points="0,310 6,310 6,0 0,0">
          <text:p/>
        </draw:polygon>
        <draw:line draw:style-name="gr59" draw:text-style-name="P9" draw:layer="layout" svg:x1="7.818cm" svg:y1="11.421cm" svg:x2="7.818cm" svg:y2="11.725cm">
          <text:p/>
        </draw:line>
        <draw:polygon draw:style-name="gr58" draw:text-style-name="P8" draw:layer="layout" svg:width="0.004cm" svg:height="0.309cm" svg:x="7.816cm" svg:y="11.419cm" svg:viewBox="0 0 5 310" draw:points="0,310 5,310 5,0 0,0">
          <text:p/>
        </draw:polygon>
        <draw:line draw:style-name="gr59" draw:text-style-name="P9" draw:layer="layout" svg:x1="8.174cm" svg:y1="11.421cm" svg:x2="8.174cm" svg:y2="11.725cm">
          <text:p/>
        </draw:line>
        <draw:polygon draw:style-name="gr58" draw:text-style-name="P8" draw:layer="layout" svg:width="0.004cm" svg:height="0.309cm" svg:x="8.172cm" svg:y="11.419cm" svg:viewBox="0 0 5 310" draw:points="0,310 5,310 5,0 0,0">
          <text:p/>
        </draw:polygon>
        <draw:line draw:style-name="gr59" draw:text-style-name="P9" draw:layer="layout" svg:x1="8.529cm" svg:y1="11.421cm" svg:x2="8.529cm" svg:y2="11.725cm">
          <text:p/>
        </draw:line>
        <draw:polygon draw:style-name="gr58" draw:text-style-name="P8" draw:layer="layout" svg:width="0.004cm" svg:height="0.309cm" svg:x="8.527cm" svg:y="11.419cm" svg:viewBox="0 0 5 310" draw:points="0,310 5,310 5,0 0,0">
          <text:p/>
        </draw:polygon>
        <draw:line draw:style-name="gr59" draw:text-style-name="P9" draw:layer="layout" svg:x1="8.885cm" svg:y1="11.421cm" svg:x2="8.885cm" svg:y2="11.725cm">
          <text:p/>
        </draw:line>
        <draw:polygon draw:style-name="gr58" draw:text-style-name="P8" draw:layer="layout" svg:width="0.004cm" svg:height="0.309cm" svg:x="8.883cm" svg:y="11.419cm" svg:viewBox="0 0 5 310" draw:points="0,310 5,310 5,0 0,0">
          <text:p/>
        </draw:polygon>
        <draw:line draw:style-name="gr59" draw:text-style-name="P9" draw:layer="layout" svg:x1="9.241cm" svg:y1="11.421cm" svg:x2="9.241cm" svg:y2="11.725cm">
          <text:p/>
        </draw:line>
        <draw:polygon draw:style-name="gr58" draw:text-style-name="P8" draw:layer="layout" svg:width="0.005cm" svg:height="0.309cm" svg:x="9.238cm" svg:y="11.419cm" svg:viewBox="0 0 6 310" draw:points="0,310 6,310 6,0 0,0">
          <text:p/>
        </draw:polygon>
        <draw:line draw:style-name="gr59" draw:text-style-name="P9" draw:layer="layout" svg:x1="9.596cm" svg:y1="11.421cm" svg:x2="9.596cm" svg:y2="11.725cm">
          <text:p/>
        </draw:line>
        <draw:polygon draw:style-name="gr58" draw:text-style-name="P8" draw:layer="layout" svg:width="0.004cm" svg:height="0.309cm" svg:x="9.594cm" svg:y="11.419cm" svg:viewBox="0 0 5 310" draw:points="0,310 5,310 5,0 0,0">
          <text:p/>
        </draw:polygon>
        <draw:line draw:style-name="gr59" draw:text-style-name="P9" draw:layer="layout" svg:x1="9.952cm" svg:y1="11.421cm" svg:x2="9.952cm" svg:y2="11.725cm">
          <text:p/>
        </draw:line>
        <draw:polygon draw:style-name="gr58" draw:text-style-name="P8" draw:layer="layout" svg:width="0.004cm" svg:height="0.309cm" svg:x="9.95cm" svg:y="11.419cm" svg:viewBox="0 0 5 310" draw:points="0,310 5,310 5,0 0,0">
          <text:p/>
        </draw:polygon>
        <draw:line draw:style-name="gr59" draw:text-style-name="P9" draw:layer="layout" svg:x1="10.307cm" svg:y1="11.421cm" svg:x2="10.307cm" svg:y2="11.725cm">
          <text:p/>
        </draw:line>
        <draw:polygon draw:style-name="gr58" draw:text-style-name="P8" draw:layer="layout" svg:width="0.004cm" svg:height="0.309cm" svg:x="10.305cm" svg:y="11.419cm" svg:viewBox="0 0 5 310" draw:points="0,310 5,310 5,0 0,0">
          <text:p/>
        </draw:polygon>
        <draw:line draw:style-name="gr59" draw:text-style-name="P9" draw:layer="layout" svg:x1="10.663cm" svg:y1="11.421cm" svg:x2="10.663cm" svg:y2="11.725cm">
          <text:p/>
        </draw:line>
        <draw:polygon draw:style-name="gr58" draw:text-style-name="P8" draw:layer="layout" svg:width="0.004cm" svg:height="0.309cm" svg:x="10.661cm" svg:y="11.419cm" svg:viewBox="0 0 5 310" draw:points="0,310 5,310 5,0 0,0">
          <text:p/>
        </draw:polygon>
        <draw:line draw:style-name="gr59" draw:text-style-name="P9" draw:layer="layout" svg:x1="11.019cm" svg:y1="11.421cm" svg:x2="11.019cm" svg:y2="11.725cm">
          <text:p/>
        </draw:line>
        <draw:polygon draw:style-name="gr58" draw:text-style-name="P8" draw:layer="layout" svg:width="0.005cm" svg:height="0.309cm" svg:x="11.016cm" svg:y="11.419cm" svg:viewBox="0 0 6 310" draw:points="0,310 6,310 6,0 0,0">
          <text:p/>
        </draw:polygon>
        <draw:line draw:style-name="gr59" draw:text-style-name="P9" draw:layer="layout" svg:x1="11.375cm" svg:y1="11.421cm" svg:x2="11.375cm" svg:y2="11.725cm">
          <text:p/>
        </draw:line>
        <draw:polygon draw:style-name="gr58" draw:text-style-name="P8" draw:layer="layout" svg:width="0.004cm" svg:height="0.309cm" svg:x="11.373cm" svg:y="11.419cm" svg:viewBox="0 0 5 310" draw:points="0,310 5,310 5,0 0,0">
          <text:p/>
        </draw:polygon>
        <draw:line draw:style-name="gr59" draw:text-style-name="P9" draw:layer="layout" svg:x1="11.73cm" svg:y1="11.421cm" svg:x2="11.73cm" svg:y2="11.725cm">
          <text:p/>
        </draw:line>
        <draw:polygon draw:style-name="gr58" draw:text-style-name="P8" draw:layer="layout" svg:width="0.005cm" svg:height="0.309cm" svg:x="11.728cm" svg:y="11.419cm" svg:viewBox="0 0 6 310" draw:points="0,310 6,310 6,0 0,0">
          <text:p/>
        </draw:polygon>
        <draw:line draw:style-name="gr59" draw:text-style-name="P9" draw:layer="layout" svg:x1="12.086cm" svg:y1="11.421cm" svg:x2="12.086cm" svg:y2="11.725cm">
          <text:p/>
        </draw:line>
        <draw:polygon draw:style-name="gr58" draw:text-style-name="P8" draw:layer="layout" svg:width="0.004cm" svg:height="0.309cm" svg:x="12.084cm" svg:y="11.419cm" svg:viewBox="0 0 5 310" draw:points="0,310 5,310 5,0 0,0">
          <text:p/>
        </draw:polygon>
        <draw:line draw:style-name="gr59" draw:text-style-name="P9" draw:layer="layout" svg:x1="12.442cm" svg:y1="11.421cm" svg:x2="12.442cm" svg:y2="11.725cm">
          <text:p/>
        </draw:line>
        <draw:polygon draw:style-name="gr58" draw:text-style-name="P8" draw:layer="layout" svg:width="0.004cm" svg:height="0.309cm" svg:x="12.44cm" svg:y="11.419cm" svg:viewBox="0 0 5 310" draw:points="0,310 5,310 5,0 0,0">
          <text:p/>
        </draw:polygon>
        <draw:line draw:style-name="gr59" draw:text-style-name="P9" draw:layer="layout" svg:x1="12.797cm" svg:y1="11.421cm" svg:x2="12.797cm" svg:y2="11.725cm">
          <text:p/>
        </draw:line>
        <draw:polygon draw:style-name="gr58" draw:text-style-name="P8" draw:layer="layout" svg:width="0.004cm" svg:height="0.309cm" svg:x="12.795cm" svg:y="11.419cm" svg:viewBox="0 0 5 310" draw:points="0,310 5,310 5,0 0,0">
          <text:p/>
        </draw:polygon>
        <draw:line draw:style-name="gr59" draw:text-style-name="P9" draw:layer="layout" svg:x1="13.153cm" svg:y1="11.421cm" svg:x2="13.153cm" svg:y2="11.725cm">
          <text:p/>
        </draw:line>
        <draw:polygon draw:style-name="gr58" draw:text-style-name="P8" draw:layer="layout" svg:width="0.004cm" svg:height="0.309cm" svg:x="13.151cm" svg:y="11.419cm" svg:viewBox="0 0 5 310" draw:points="0,310 5,310 5,0 0,0">
          <text:p/>
        </draw:polygon>
        <draw:line draw:style-name="gr59" draw:text-style-name="P9" draw:layer="layout" svg:x1="13.508cm" svg:y1="11.421cm" svg:x2="13.508cm" svg:y2="11.725cm">
          <text:p/>
        </draw:line>
        <draw:polygon draw:style-name="gr58" draw:text-style-name="P8" draw:layer="layout" svg:width="0.005cm" svg:height="0.309cm" svg:x="13.506cm" svg:y="11.419cm" svg:viewBox="0 0 6 310" draw:points="0,310 6,310 6,0 0,0">
          <text:p/>
        </draw:polygon>
        <draw:line draw:style-name="gr59" draw:text-style-name="P9" draw:layer="layout" svg:x1="13.864cm" svg:y1="11.421cm" svg:x2="13.864cm" svg:y2="11.725cm">
          <text:p/>
        </draw:line>
        <draw:polygon draw:style-name="gr58" draw:text-style-name="P8" draw:layer="layout" svg:width="0.004cm" svg:height="0.309cm" svg:x="13.862cm" svg:y="11.419cm" svg:viewBox="0 0 5 310" draw:points="0,310 5,310 5,0 0,0">
          <text:p/>
        </draw:polygon>
        <draw:line draw:style-name="gr59" draw:text-style-name="P9" draw:layer="layout" svg:x1="14.22cm" svg:y1="11.421cm" svg:x2="14.22cm" svg:y2="11.725cm">
          <text:p/>
        </draw:line>
        <draw:polygon draw:style-name="gr58" draw:text-style-name="P8" draw:layer="layout" svg:width="0.004cm" svg:height="0.309cm" svg:x="14.218cm" svg:y="11.419cm" svg:viewBox="0 0 5 310" draw:points="0,310 5,310 5,0 0,0">
          <text:p/>
        </draw:polygon>
        <draw:line draw:style-name="gr59" draw:text-style-name="P9" draw:layer="layout" svg:x1="14.575cm" svg:y1="11.421cm" svg:x2="14.575cm" svg:y2="11.725cm">
          <text:p/>
        </draw:line>
        <draw:polygon draw:style-name="gr58" draw:text-style-name="P8" draw:layer="layout" svg:width="0.004cm" svg:height="0.309cm" svg:x="14.573cm" svg:y="11.419cm" svg:viewBox="0 0 5 310" draw:points="0,310 5,310 5,0 0,0">
          <text:p/>
        </draw:polygon>
        <draw:line draw:style-name="gr59" draw:text-style-name="P9" draw:layer="layout" svg:x1="14.931cm" svg:y1="11.421cm" svg:x2="14.931cm" svg:y2="11.725cm">
          <text:p/>
        </draw:line>
        <draw:polygon draw:style-name="gr58" draw:text-style-name="P8" draw:layer="layout" svg:width="0.004cm" svg:height="0.309cm" svg:x="14.929cm" svg:y="11.419cm" svg:viewBox="0 0 5 310" draw:points="0,310 5,310 5,0 0,0">
          <text:p/>
        </draw:polygon>
        <draw:line draw:style-name="gr59" draw:text-style-name="P9" draw:layer="layout" svg:x1="15.286cm" svg:y1="11.421cm" svg:x2="15.286cm" svg:y2="11.725cm">
          <text:p/>
        </draw:line>
        <draw:polygon draw:style-name="gr58" draw:text-style-name="P8" draw:layer="layout" svg:width="0.005cm" svg:height="0.309cm" svg:x="15.284cm" svg:y="11.419cm" svg:viewBox="0 0 6 310" draw:points="0,310 6,310 6,0 0,0">
          <text:p/>
        </draw:polygon>
        <draw:line draw:style-name="gr59" draw:text-style-name="P9" draw:layer="layout" svg:x1="15.643cm" svg:y1="11.421cm" svg:x2="15.643cm" svg:y2="11.725cm">
          <text:p/>
        </draw:line>
        <draw:polygon draw:style-name="gr58" draw:text-style-name="P8" draw:layer="layout" svg:width="0.004cm" svg:height="0.309cm" svg:x="15.641cm" svg:y="11.419cm" svg:viewBox="0 0 5 310" draw:points="0,310 5,310 5,0 0,0">
          <text:p/>
        </draw:polygon>
        <draw:line draw:style-name="gr59" draw:text-style-name="P9" draw:layer="layout" svg:x1="15.999cm" svg:y1="11.421cm" svg:x2="15.999cm" svg:y2="11.725cm">
          <text:p/>
        </draw:line>
        <draw:polygon draw:style-name="gr58" draw:text-style-name="P8" draw:layer="layout" svg:width="0.004cm" svg:height="0.309cm" svg:x="15.997cm" svg:y="11.419cm" svg:viewBox="0 0 5 310" draw:points="0,310 5,310 5,0 0,0">
          <text:p/>
        </draw:polygon>
        <draw:line draw:style-name="gr59" draw:text-style-name="P9" draw:layer="layout" svg:x1="16.354cm" svg:y1="11.421cm" svg:x2="16.354cm" svg:y2="11.725cm">
          <text:p/>
        </draw:line>
        <draw:polygon draw:style-name="gr58" draw:text-style-name="P8" draw:layer="layout" svg:width="0.004cm" svg:height="0.309cm" svg:x="16.352cm" svg:y="11.419cm" svg:viewBox="0 0 5 310" draw:points="0,310 5,310 5,0 0,0">
          <text:p/>
        </draw:polygon>
        <draw:line draw:style-name="gr59" draw:text-style-name="P9" draw:layer="layout" svg:x1="16.71cm" svg:y1="11.421cm" svg:x2="16.71cm" svg:y2="11.725cm">
          <text:p/>
        </draw:line>
        <draw:polygon draw:style-name="gr58" draw:text-style-name="P8" draw:layer="layout" svg:width="0.004cm" svg:height="0.309cm" svg:x="16.708cm" svg:y="11.419cm" svg:viewBox="0 0 5 310" draw:points="0,310 5,310 5,0 0,0">
          <text:p/>
        </draw:polygon>
        <draw:line draw:style-name="gr59" draw:text-style-name="P9" draw:layer="layout" svg:x1="17.065cm" svg:y1="11.421cm" svg:x2="17.065cm" svg:y2="11.725cm">
          <text:p/>
        </draw:line>
        <draw:polygon draw:style-name="gr58" draw:text-style-name="P8" draw:layer="layout" svg:width="0.005cm" svg:height="0.309cm" svg:x="17.063cm" svg:y="11.419cm" svg:viewBox="0 0 6 310" draw:points="0,310 6,310 6,0 0,0">
          <text:p/>
        </draw:polygon>
        <draw:line draw:style-name="gr59" draw:text-style-name="P9" draw:layer="layout" svg:x1="17.421cm" svg:y1="11.421cm" svg:x2="17.421cm" svg:y2="11.725cm">
          <text:p/>
        </draw:line>
        <draw:polygon draw:style-name="gr58" draw:text-style-name="P8" draw:layer="layout" svg:width="0.004cm" svg:height="0.309cm" svg:x="17.419cm" svg:y="11.419cm" svg:viewBox="0 0 5 310" draw:points="0,310 5,310 5,0 0,0">
          <text:p/>
        </draw:polygon>
        <draw:line draw:style-name="gr59" draw:text-style-name="P9" draw:layer="layout" svg:x1="17.777cm" svg:y1="11.421cm" svg:x2="17.777cm" svg:y2="11.725cm">
          <text:p/>
        </draw:line>
        <draw:polygon draw:style-name="gr58" draw:text-style-name="P8" draw:layer="layout" svg:width="0.004cm" svg:height="0.309cm" svg:x="17.775cm" svg:y="11.419cm" svg:viewBox="0 0 5 310" draw:points="0,310 5,310 5,0 0,0">
          <text:p/>
        </draw:polygon>
        <draw:line draw:style-name="gr59" draw:text-style-name="P9" draw:layer="layout" svg:x1="3.905cm" svg:y1="14.134cm" svg:x2="3.905cm" svg:y2="14.439cm">
          <text:p/>
        </draw:line>
        <draw:polygon draw:style-name="gr58" draw:text-style-name="P8" draw:layer="layout" svg:width="0.005cm" svg:height="0.309cm" svg:x="3.903cm" svg:y="14.132cm" svg:viewBox="0 0 6 310" draw:points="0,310 6,310 6,0 0,0">
          <text:p/>
        </draw:polygon>
        <draw:line draw:style-name="gr59" draw:text-style-name="P9" draw:layer="layout" svg:x1="4.261cm" svg:y1="14.134cm" svg:x2="4.261cm" svg:y2="14.439cm">
          <text:p/>
        </draw:line>
        <draw:polygon draw:style-name="gr58" draw:text-style-name="P8" draw:layer="layout" svg:width="0.004cm" svg:height="0.309cm" svg:x="4.259cm" svg:y="14.132cm" svg:viewBox="0 0 5 310" draw:points="0,310 5,310 5,0 0,0">
          <text:p/>
        </draw:polygon>
        <draw:line draw:style-name="gr59" draw:text-style-name="P9" draw:layer="layout" svg:x1="4.617cm" svg:y1="14.134cm" svg:x2="4.617cm" svg:y2="14.439cm">
          <text:p/>
        </draw:line>
        <draw:polygon draw:style-name="gr58" draw:text-style-name="P8" draw:layer="layout" svg:width="0.004cm" svg:height="0.309cm" svg:x="4.615cm" svg:y="14.132cm" svg:viewBox="0 0 5 310" draw:points="0,310 5,310 5,0 0,0">
          <text:p/>
        </draw:polygon>
        <draw:line draw:style-name="gr59" draw:text-style-name="P9" draw:layer="layout" svg:x1="4.972cm" svg:y1="14.134cm" svg:x2="4.972cm" svg:y2="14.439cm">
          <text:p/>
        </draw:line>
        <draw:polygon draw:style-name="gr58" draw:text-style-name="P8" draw:layer="layout" svg:width="0.004cm" svg:height="0.309cm" svg:x="4.97cm" svg:y="14.132cm" svg:viewBox="0 0 5 310" draw:points="0,310 5,310 5,0 0,0">
          <text:p/>
        </draw:polygon>
        <draw:line draw:style-name="gr59" draw:text-style-name="P9" draw:layer="layout" svg:x1="5.328cm" svg:y1="14.134cm" svg:x2="5.328cm" svg:y2="14.439cm">
          <text:p/>
        </draw:line>
        <draw:polygon draw:style-name="gr58" draw:text-style-name="P8" draw:layer="layout" svg:width="0.004cm" svg:height="0.309cm" svg:x="5.326cm" svg:y="14.132cm" svg:viewBox="0 0 5 310" draw:points="0,310 5,310 5,0 0,0">
          <text:p/>
        </draw:polygon>
        <draw:line draw:style-name="gr59" draw:text-style-name="P9" draw:layer="layout" svg:x1="5.683cm" svg:y1="14.134cm" svg:x2="5.683cm" svg:y2="14.439cm">
          <text:p/>
        </draw:line>
        <draw:polygon draw:style-name="gr58" draw:text-style-name="P8" draw:layer="layout" svg:width="0.006cm" svg:height="0.309cm" svg:x="5.681cm" svg:y="14.132cm" svg:viewBox="0 0 7 310" draw:points="0,310 7,310 7,0 0,0">
          <text:p/>
        </draw:polygon>
        <draw:line draw:style-name="gr59" draw:text-style-name="P9" draw:layer="layout" svg:x1="6.039cm" svg:y1="14.134cm" svg:x2="6.039cm" svg:y2="14.439cm">
          <text:p/>
        </draw:line>
        <draw:polygon draw:style-name="gr58" draw:text-style-name="P8" draw:layer="layout" svg:width="0.004cm" svg:height="0.309cm" svg:x="6.037cm" svg:y="14.132cm" svg:viewBox="0 0 5 310" draw:points="0,310 5,310 5,0 0,0">
          <text:p/>
        </draw:polygon>
        <draw:line draw:style-name="gr59" draw:text-style-name="P9" draw:layer="layout" svg:x1="6.395cm" svg:y1="14.134cm" svg:x2="6.395cm" svg:y2="14.439cm">
          <text:p/>
        </draw:line>
        <draw:polygon draw:style-name="gr58" draw:text-style-name="P8" draw:layer="layout" svg:width="0.004cm" svg:height="0.309cm" svg:x="6.393cm" svg:y="14.132cm" svg:viewBox="0 0 5 310" draw:points="0,310 5,310 5,0 0,0">
          <text:p/>
        </draw:polygon>
        <draw:line draw:style-name="gr59" draw:text-style-name="P9" draw:layer="layout" svg:x1="6.751cm" svg:y1="14.134cm" svg:x2="6.751cm" svg:y2="14.439cm">
          <text:p/>
        </draw:line>
        <draw:polygon draw:style-name="gr58" draw:text-style-name="P8" draw:layer="layout" svg:width="0.004cm" svg:height="0.309cm" svg:x="6.749cm" svg:y="14.132cm" svg:viewBox="0 0 5 310" draw:points="0,310 5,310 5,0 0,0">
          <text:p/>
        </draw:polygon>
        <draw:line draw:style-name="gr59" draw:text-style-name="P9" draw:layer="layout" svg:x1="7.107cm" svg:y1="14.134cm" svg:x2="7.107cm" svg:y2="14.439cm">
          <text:p/>
        </draw:line>
        <draw:polygon draw:style-name="gr58" draw:text-style-name="P8" draw:layer="layout" svg:width="0.004cm" svg:height="0.309cm" svg:x="7.105cm" svg:y="14.132cm" svg:viewBox="0 0 5 310" draw:points="0,310 5,310 5,0 0,0">
          <text:p/>
        </draw:polygon>
        <draw:line draw:style-name="gr59" draw:text-style-name="P9" draw:layer="layout" svg:x1="7.463cm" svg:y1="14.134cm" svg:x2="7.463cm" svg:y2="14.439cm">
          <text:p/>
        </draw:line>
        <draw:polygon draw:style-name="gr58" draw:text-style-name="P8" draw:layer="layout" svg:width="0.005cm" svg:height="0.309cm" svg:x="7.46cm" svg:y="14.132cm" svg:viewBox="0 0 6 310" draw:points="0,310 6,310 6,0 0,0">
          <text:p/>
        </draw:polygon>
        <draw:line draw:style-name="gr59" draw:text-style-name="P9" draw:layer="layout" svg:x1="7.818cm" svg:y1="14.134cm" svg:x2="7.818cm" svg:y2="14.439cm">
          <text:p/>
        </draw:line>
        <draw:polygon draw:style-name="gr58" draw:text-style-name="P8" draw:layer="layout" svg:width="0.004cm" svg:height="0.309cm" svg:x="7.816cm" svg:y="14.132cm" svg:viewBox="0 0 5 310" draw:points="0,310 5,310 5,0 0,0">
          <text:p/>
        </draw:polygon>
        <draw:line draw:style-name="gr59" draw:text-style-name="P9" draw:layer="layout" svg:x1="8.174cm" svg:y1="14.134cm" svg:x2="8.174cm" svg:y2="14.439cm">
          <text:p/>
        </draw:line>
        <draw:polygon draw:style-name="gr58" draw:text-style-name="P8" draw:layer="layout" svg:width="0.004cm" svg:height="0.309cm" svg:x="8.172cm" svg:y="14.132cm" svg:viewBox="0 0 5 310" draw:points="0,310 5,310 5,0 0,0">
          <text:p/>
        </draw:polygon>
        <draw:line draw:style-name="gr59" draw:text-style-name="P9" draw:layer="layout" svg:x1="8.529cm" svg:y1="14.134cm" svg:x2="8.529cm" svg:y2="14.439cm">
          <text:p/>
        </draw:line>
        <draw:polygon draw:style-name="gr58" draw:text-style-name="P8" draw:layer="layout" svg:width="0.004cm" svg:height="0.309cm" svg:x="8.527cm" svg:y="14.132cm" svg:viewBox="0 0 5 310" draw:points="0,310 5,310 5,0 0,0">
          <text:p/>
        </draw:polygon>
        <draw:line draw:style-name="gr59" draw:text-style-name="P9" draw:layer="layout" svg:x1="8.885cm" svg:y1="14.134cm" svg:x2="8.885cm" svg:y2="14.439cm">
          <text:p/>
        </draw:line>
        <draw:polygon draw:style-name="gr58" draw:text-style-name="P8" draw:layer="layout" svg:width="0.004cm" svg:height="0.309cm" svg:x="8.883cm" svg:y="14.132cm" svg:viewBox="0 0 5 310" draw:points="0,310 5,310 5,0 0,0">
          <text:p/>
        </draw:polygon>
        <draw:line draw:style-name="gr59" draw:text-style-name="P9" draw:layer="layout" svg:x1="9.241cm" svg:y1="14.134cm" svg:x2="9.241cm" svg:y2="14.439cm">
          <text:p/>
        </draw:line>
        <draw:polygon draw:style-name="gr58" draw:text-style-name="P8" draw:layer="layout" svg:width="0.005cm" svg:height="0.309cm" svg:x="9.238cm" svg:y="14.132cm" svg:viewBox="0 0 6 310" draw:points="0,310 6,310 6,0 0,0">
          <text:p/>
        </draw:polygon>
        <draw:line draw:style-name="gr59" draw:text-style-name="P9" draw:layer="layout" svg:x1="9.596cm" svg:y1="14.134cm" svg:x2="9.596cm" svg:y2="14.439cm">
          <text:p/>
        </draw:line>
        <draw:polygon draw:style-name="gr58" draw:text-style-name="P8" draw:layer="layout" svg:width="0.004cm" svg:height="0.309cm" svg:x="9.594cm" svg:y="14.132cm" svg:viewBox="0 0 5 310" draw:points="0,310 5,310 5,0 0,0">
          <text:p/>
        </draw:polygon>
        <draw:line draw:style-name="gr59" draw:text-style-name="P9" draw:layer="layout" svg:x1="9.952cm" svg:y1="14.134cm" svg:x2="9.952cm" svg:y2="14.439cm">
          <text:p/>
        </draw:line>
        <draw:polygon draw:style-name="gr58" draw:text-style-name="P8" draw:layer="layout" svg:width="0.004cm" svg:height="0.309cm" svg:x="9.95cm" svg:y="14.132cm" svg:viewBox="0 0 5 310" draw:points="0,310 5,310 5,0 0,0">
          <text:p/>
        </draw:polygon>
        <draw:line draw:style-name="gr59" draw:text-style-name="P9" draw:layer="layout" svg:x1="10.307cm" svg:y1="14.134cm" svg:x2="10.307cm" svg:y2="14.439cm">
          <text:p/>
        </draw:line>
        <draw:polygon draw:style-name="gr58" draw:text-style-name="P8" draw:layer="layout" svg:width="0.004cm" svg:height="0.309cm" svg:x="10.305cm" svg:y="14.132cm" svg:viewBox="0 0 5 310" draw:points="0,310 5,310 5,0 0,0">
          <text:p/>
        </draw:polygon>
        <draw:line draw:style-name="gr59" draw:text-style-name="P9" draw:layer="layout" svg:x1="10.663cm" svg:y1="14.134cm" svg:x2="10.663cm" svg:y2="14.439cm">
          <text:p/>
        </draw:line>
        <draw:polygon draw:style-name="gr58" draw:text-style-name="P8" draw:layer="layout" svg:width="0.004cm" svg:height="0.309cm" svg:x="10.661cm" svg:y="14.132cm" svg:viewBox="0 0 5 310" draw:points="0,310 5,310 5,0 0,0">
          <text:p/>
        </draw:polygon>
        <draw:line draw:style-name="gr59" draw:text-style-name="P9" draw:layer="layout" svg:x1="11.019cm" svg:y1="14.134cm" svg:x2="11.019cm" svg:y2="14.439cm">
          <text:p/>
        </draw:line>
        <draw:polygon draw:style-name="gr58" draw:text-style-name="P8" draw:layer="layout" svg:width="0.005cm" svg:height="0.309cm" svg:x="11.016cm" svg:y="14.132cm" svg:viewBox="0 0 6 310" draw:points="0,310 6,310 6,0 0,0">
          <text:p/>
        </draw:polygon>
        <draw:line draw:style-name="gr59" draw:text-style-name="P9" draw:layer="layout" svg:x1="11.375cm" svg:y1="14.134cm" svg:x2="11.375cm" svg:y2="14.439cm">
          <text:p/>
        </draw:line>
        <draw:polygon draw:style-name="gr58" draw:text-style-name="P8" draw:layer="layout" svg:width="0.004cm" svg:height="0.309cm" svg:x="11.373cm" svg:y="14.132cm" svg:viewBox="0 0 5 310" draw:points="0,310 5,310 5,0 0,0">
          <text:p/>
        </draw:polygon>
        <draw:line draw:style-name="gr59" draw:text-style-name="P9" draw:layer="layout" svg:x1="11.73cm" svg:y1="14.134cm" svg:x2="11.73cm" svg:y2="14.439cm">
          <text:p/>
        </draw:line>
        <draw:polygon draw:style-name="gr58" draw:text-style-name="P8" draw:layer="layout" svg:width="0.005cm" svg:height="0.309cm" svg:x="11.728cm" svg:y="14.132cm" svg:viewBox="0 0 6 310" draw:points="0,310 6,310 6,0 0,0">
          <text:p/>
        </draw:polygon>
        <draw:line draw:style-name="gr59" draw:text-style-name="P9" draw:layer="layout" svg:x1="12.086cm" svg:y1="14.134cm" svg:x2="12.086cm" svg:y2="14.439cm">
          <text:p/>
        </draw:line>
        <draw:polygon draw:style-name="gr58" draw:text-style-name="P8" draw:layer="layout" svg:width="0.004cm" svg:height="0.309cm" svg:x="12.084cm" svg:y="14.132cm" svg:viewBox="0 0 5 310" draw:points="0,310 5,310 5,0 0,0">
          <text:p/>
        </draw:polygon>
        <draw:line draw:style-name="gr59" draw:text-style-name="P9" draw:layer="layout" svg:x1="12.442cm" svg:y1="14.134cm" svg:x2="12.442cm" svg:y2="14.439cm">
          <text:p/>
        </draw:line>
        <draw:polygon draw:style-name="gr58" draw:text-style-name="P8" draw:layer="layout" svg:width="0.004cm" svg:height="0.309cm" svg:x="12.44cm" svg:y="14.132cm" svg:viewBox="0 0 5 310" draw:points="0,310 5,310 5,0 0,0">
          <text:p/>
        </draw:polygon>
        <draw:line draw:style-name="gr59" draw:text-style-name="P9" draw:layer="layout" svg:x1="12.797cm" svg:y1="14.134cm" svg:x2="12.797cm" svg:y2="14.439cm">
          <text:p/>
        </draw:line>
        <draw:polygon draw:style-name="gr58" draw:text-style-name="P8" draw:layer="layout" svg:width="0.004cm" svg:height="0.309cm" svg:x="12.795cm" svg:y="14.132cm" svg:viewBox="0 0 5 310" draw:points="0,310 5,310 5,0 0,0">
          <text:p/>
        </draw:polygon>
        <draw:line draw:style-name="gr59" draw:text-style-name="P9" draw:layer="layout" svg:x1="13.153cm" svg:y1="14.134cm" svg:x2="13.153cm" svg:y2="14.439cm">
          <text:p/>
        </draw:line>
        <draw:polygon draw:style-name="gr58" draw:text-style-name="P8" draw:layer="layout" svg:width="0.004cm" svg:height="0.309cm" svg:x="13.151cm" svg:y="14.132cm" svg:viewBox="0 0 5 310" draw:points="0,310 5,310 5,0 0,0">
          <text:p/>
        </draw:polygon>
        <draw:line draw:style-name="gr59" draw:text-style-name="P9" draw:layer="layout" svg:x1="13.508cm" svg:y1="14.134cm" svg:x2="13.508cm" svg:y2="14.439cm">
          <text:p/>
        </draw:line>
        <draw:polygon draw:style-name="gr58" draw:text-style-name="P8" draw:layer="layout" svg:width="0.005cm" svg:height="0.309cm" svg:x="13.506cm" svg:y="14.132cm" svg:viewBox="0 0 6 310" draw:points="0,310 6,310 6,0 0,0">
          <text:p/>
        </draw:polygon>
        <draw:line draw:style-name="gr59" draw:text-style-name="P9" draw:layer="layout" svg:x1="13.864cm" svg:y1="14.134cm" svg:x2="13.864cm" svg:y2="14.439cm">
          <text:p/>
        </draw:line>
        <draw:polygon draw:style-name="gr58" draw:text-style-name="P8" draw:layer="layout" svg:width="0.004cm" svg:height="0.309cm" svg:x="13.862cm" svg:y="14.132cm" svg:viewBox="0 0 5 310" draw:points="0,310 5,310 5,0 0,0">
          <text:p/>
        </draw:polygon>
        <draw:line draw:style-name="gr59" draw:text-style-name="P9" draw:layer="layout" svg:x1="14.22cm" svg:y1="14.134cm" svg:x2="14.22cm" svg:y2="14.439cm">
          <text:p/>
        </draw:line>
        <draw:polygon draw:style-name="gr58" draw:text-style-name="P8" draw:layer="layout" svg:width="0.004cm" svg:height="0.309cm" svg:x="14.218cm" svg:y="14.132cm" svg:viewBox="0 0 5 310" draw:points="0,310 5,310 5,0 0,0">
          <text:p/>
        </draw:polygon>
        <draw:line draw:style-name="gr59" draw:text-style-name="P9" draw:layer="layout" svg:x1="14.575cm" svg:y1="14.134cm" svg:x2="14.575cm" svg:y2="14.439cm">
          <text:p/>
        </draw:line>
        <draw:polygon draw:style-name="gr58" draw:text-style-name="P8" draw:layer="layout" svg:width="0.004cm" svg:height="0.309cm" svg:x="14.573cm" svg:y="14.132cm" svg:viewBox="0 0 5 310" draw:points="0,310 5,310 5,0 0,0">
          <text:p/>
        </draw:polygon>
        <draw:line draw:style-name="gr59" draw:text-style-name="P9" draw:layer="layout" svg:x1="14.931cm" svg:y1="14.134cm" svg:x2="14.931cm" svg:y2="14.439cm">
          <text:p/>
        </draw:line>
        <draw:polygon draw:style-name="gr58" draw:text-style-name="P8" draw:layer="layout" svg:width="0.004cm" svg:height="0.309cm" svg:x="14.929cm" svg:y="14.132cm" svg:viewBox="0 0 5 310" draw:points="0,310 5,310 5,0 0,0">
          <text:p/>
        </draw:polygon>
        <draw:line draw:style-name="gr59" draw:text-style-name="P9" draw:layer="layout" svg:x1="15.286cm" svg:y1="14.134cm" svg:x2="15.286cm" svg:y2="14.439cm">
          <text:p/>
        </draw:line>
        <draw:polygon draw:style-name="gr58" draw:text-style-name="P8" draw:layer="layout" svg:width="0.005cm" svg:height="0.309cm" svg:x="15.284cm" svg:y="14.132cm" svg:viewBox="0 0 6 310" draw:points="0,310 6,310 6,0 0,0">
          <text:p/>
        </draw:polygon>
        <draw:line draw:style-name="gr59" draw:text-style-name="P9" draw:layer="layout" svg:x1="15.643cm" svg:y1="14.134cm" svg:x2="15.643cm" svg:y2="14.439cm">
          <text:p/>
        </draw:line>
        <draw:polygon draw:style-name="gr58" draw:text-style-name="P8" draw:layer="layout" svg:width="0.004cm" svg:height="0.309cm" svg:x="15.641cm" svg:y="14.132cm" svg:viewBox="0 0 5 310" draw:points="0,310 5,310 5,0 0,0">
          <text:p/>
        </draw:polygon>
        <draw:line draw:style-name="gr59" draw:text-style-name="P9" draw:layer="layout" svg:x1="15.999cm" svg:y1="14.134cm" svg:x2="15.999cm" svg:y2="14.439cm">
          <text:p/>
        </draw:line>
        <draw:polygon draw:style-name="gr58" draw:text-style-name="P8" draw:layer="layout" svg:width="0.004cm" svg:height="0.309cm" svg:x="15.997cm" svg:y="14.132cm" svg:viewBox="0 0 5 310" draw:points="0,310 5,310 5,0 0,0">
          <text:p/>
        </draw:polygon>
        <draw:line draw:style-name="gr59" draw:text-style-name="P9" draw:layer="layout" svg:x1="16.354cm" svg:y1="14.134cm" svg:x2="16.354cm" svg:y2="14.439cm">
          <text:p/>
        </draw:line>
        <draw:polygon draw:style-name="gr58" draw:text-style-name="P8" draw:layer="layout" svg:width="0.004cm" svg:height="0.309cm" svg:x="16.352cm" svg:y="14.132cm" svg:viewBox="0 0 5 310" draw:points="0,310 5,310 5,0 0,0">
          <text:p/>
        </draw:polygon>
        <draw:line draw:style-name="gr59" draw:text-style-name="P9" draw:layer="layout" svg:x1="16.71cm" svg:y1="14.134cm" svg:x2="16.71cm" svg:y2="14.439cm">
          <text:p/>
        </draw:line>
        <draw:polygon draw:style-name="gr58" draw:text-style-name="P8" draw:layer="layout" svg:width="0.004cm" svg:height="0.309cm" svg:x="16.708cm" svg:y="14.132cm" svg:viewBox="0 0 5 310" draw:points="0,310 5,310 5,0 0,0">
          <text:p/>
        </draw:polygon>
        <draw:line draw:style-name="gr59" draw:text-style-name="P9" draw:layer="layout" svg:x1="17.065cm" svg:y1="14.134cm" svg:x2="17.065cm" svg:y2="14.439cm">
          <text:p/>
        </draw:line>
        <draw:polygon draw:style-name="gr58" draw:text-style-name="P8" draw:layer="layout" svg:width="0.005cm" svg:height="0.309cm" svg:x="17.063cm" svg:y="14.132cm" svg:viewBox="0 0 6 310" draw:points="0,310 6,310 6,0 0,0">
          <text:p/>
        </draw:polygon>
        <draw:line draw:style-name="gr59" draw:text-style-name="P9" draw:layer="layout" svg:x1="17.421cm" svg:y1="14.134cm" svg:x2="17.421cm" svg:y2="14.439cm">
          <text:p/>
        </draw:line>
        <draw:polygon draw:style-name="gr58" draw:text-style-name="P8" draw:layer="layout" svg:width="0.004cm" svg:height="0.309cm" svg:x="17.419cm" svg:y="14.132cm" svg:viewBox="0 0 5 310" draw:points="0,310 5,310 5,0 0,0">
          <text:p/>
        </draw:polygon>
        <draw:line draw:style-name="gr59" draw:text-style-name="P9" draw:layer="layout" svg:x1="17.777cm" svg:y1="14.134cm" svg:x2="17.777cm" svg:y2="14.439cm">
          <text:p/>
        </draw:line>
        <draw:polygon draw:style-name="gr58" draw:text-style-name="P8" draw:layer="layout" svg:width="0.004cm" svg:height="0.309cm" svg:x="17.775cm" svg:y="14.132cm" svg:viewBox="0 0 5 310" draw:points="0,310 5,310 5,0 0,0">
          <text:p/>
        </draw:polygon>
        <draw:line draw:style-name="gr59" draw:text-style-name="P9" draw:layer="layout" svg:x1="3.194cm" svg:y1="13.829cm" svg:x2="3.194cm" svg:y2="14.134cm">
          <text:p/>
        </draw:line>
        <draw:polygon draw:style-name="gr58" draw:text-style-name="P8" draw:layer="layout" svg:width="0.005cm" svg:height="0.309cm" svg:x="3.192cm" svg:y="13.827cm" svg:viewBox="0 0 6 310" draw:points="0,310 6,310 6,0 0,0">
          <text:p/>
        </draw:polygon>
        <draw:line draw:style-name="gr59" draw:text-style-name="P9" draw:layer="layout" svg:x1="3.55cm" svg:y1="13.834cm" svg:x2="3.55cm" svg:y2="14.134cm">
          <text:p/>
        </draw:line>
        <draw:polygon draw:style-name="gr58" draw:text-style-name="P8" draw:layer="layout" svg:width="0.004cm" svg:height="0.304cm" svg:x="3.548cm" svg:y="13.832cm" svg:viewBox="0 0 5 305" draw:points="0,305 5,305 5,0 0,0">
          <text:p/>
        </draw:polygon>
        <draw:line draw:style-name="gr59" draw:text-style-name="P9" draw:layer="layout" svg:x1="3.905cm" svg:y1="14.587cm" svg:x2="3.905cm" svg:y2="14.892cm">
          <text:p/>
        </draw:line>
        <draw:polygon draw:style-name="gr58" draw:text-style-name="P8" draw:layer="layout" svg:width="0.005cm" svg:height="0.309cm" svg:x="3.903cm" svg:y="14.585cm" svg:viewBox="0 0 6 310" draw:points="0,310 6,310 6,0 0,0">
          <text:p/>
        </draw:polygon>
        <draw:line draw:style-name="gr59" draw:text-style-name="P9" draw:layer="layout" svg:x1="4.261cm" svg:y1="14.587cm" svg:x2="4.261cm" svg:y2="14.892cm">
          <text:p/>
        </draw:line>
        <draw:polygon draw:style-name="gr58" draw:text-style-name="P8" draw:layer="layout" svg:width="0.004cm" svg:height="0.309cm" svg:x="4.259cm" svg:y="14.585cm" svg:viewBox="0 0 5 310" draw:points="0,310 5,310 5,0 0,0">
          <text:p/>
        </draw:polygon>
        <draw:line draw:style-name="gr59" draw:text-style-name="P9" draw:layer="layout" svg:x1="4.617cm" svg:y1="14.587cm" svg:x2="4.617cm" svg:y2="14.892cm">
          <text:p/>
        </draw:line>
        <draw:polygon draw:style-name="gr58" draw:text-style-name="P8" draw:layer="layout" svg:width="0.004cm" svg:height="0.309cm" svg:x="4.615cm" svg:y="14.585cm" svg:viewBox="0 0 5 310" draw:points="0,310 5,310 5,0 0,0">
          <text:p/>
        </draw:polygon>
        <draw:line draw:style-name="gr59" draw:text-style-name="P9" draw:layer="layout" svg:x1="4.972cm" svg:y1="14.587cm" svg:x2="4.972cm" svg:y2="14.892cm">
          <text:p/>
        </draw:line>
        <draw:polygon draw:style-name="gr58" draw:text-style-name="P8" draw:layer="layout" svg:width="0.004cm" svg:height="0.309cm" svg:x="4.97cm" svg:y="14.585cm" svg:viewBox="0 0 5 310" draw:points="0,310 5,310 5,0 0,0">
          <text:p/>
        </draw:polygon>
        <draw:line draw:style-name="gr59" draw:text-style-name="P9" draw:layer="layout" svg:x1="5.328cm" svg:y1="14.587cm" svg:x2="5.328cm" svg:y2="14.892cm">
          <text:p/>
        </draw:line>
        <draw:polygon draw:style-name="gr58" draw:text-style-name="P8" draw:layer="layout" svg:width="0.004cm" svg:height="0.309cm" svg:x="5.326cm" svg:y="14.585cm" svg:viewBox="0 0 5 310" draw:points="0,310 5,310 5,0 0,0">
          <text:p/>
        </draw:polygon>
        <draw:line draw:style-name="gr59" draw:text-style-name="P9" draw:layer="layout" svg:x1="5.683cm" svg:y1="14.587cm" svg:x2="5.683cm" svg:y2="14.892cm">
          <text:p/>
        </draw:line>
        <draw:polygon draw:style-name="gr58" draw:text-style-name="P8" draw:layer="layout" svg:width="0.006cm" svg:height="0.309cm" svg:x="5.681cm" svg:y="14.585cm" svg:viewBox="0 0 7 310" draw:points="0,310 7,310 7,0 0,0">
          <text:p/>
        </draw:polygon>
        <draw:line draw:style-name="gr59" draw:text-style-name="P9" draw:layer="layout" svg:x1="6.039cm" svg:y1="14.587cm" svg:x2="6.039cm" svg:y2="14.892cm">
          <text:p/>
        </draw:line>
        <draw:polygon draw:style-name="gr58" draw:text-style-name="P8" draw:layer="layout" svg:width="0.004cm" svg:height="0.309cm" svg:x="6.037cm" svg:y="14.585cm" svg:viewBox="0 0 5 310" draw:points="0,310 5,310 5,0 0,0">
          <text:p/>
        </draw:polygon>
        <draw:line draw:style-name="gr59" draw:text-style-name="P9" draw:layer="layout" svg:x1="6.395cm" svg:y1="14.587cm" svg:x2="6.395cm" svg:y2="14.892cm">
          <text:p/>
        </draw:line>
        <draw:polygon draw:style-name="gr58" draw:text-style-name="P8" draw:layer="layout" svg:width="0.004cm" svg:height="0.309cm" svg:x="6.393cm" svg:y="14.585cm" svg:viewBox="0 0 5 310" draw:points="0,310 5,310 5,0 0,0">
          <text:p/>
        </draw:polygon>
        <draw:line draw:style-name="gr59" draw:text-style-name="P9" draw:layer="layout" svg:x1="6.751cm" svg:y1="14.587cm" svg:x2="6.751cm" svg:y2="14.892cm">
          <text:p/>
        </draw:line>
        <draw:polygon draw:style-name="gr58" draw:text-style-name="P8" draw:layer="layout" svg:width="0.004cm" svg:height="0.309cm" svg:x="6.749cm" svg:y="14.585cm" svg:viewBox="0 0 5 310" draw:points="0,310 5,310 5,0 0,0">
          <text:p/>
        </draw:polygon>
        <draw:line draw:style-name="gr59" draw:text-style-name="P9" draw:layer="layout" svg:x1="7.107cm" svg:y1="14.587cm" svg:x2="7.107cm" svg:y2="14.892cm">
          <text:p/>
        </draw:line>
        <draw:polygon draw:style-name="gr58" draw:text-style-name="P8" draw:layer="layout" svg:width="0.004cm" svg:height="0.309cm" svg:x="7.105cm" svg:y="14.585cm" svg:viewBox="0 0 5 310" draw:points="0,310 5,310 5,0 0,0">
          <text:p/>
        </draw:polygon>
        <draw:line draw:style-name="gr59" draw:text-style-name="P9" draw:layer="layout" svg:x1="7.463cm" svg:y1="14.587cm" svg:x2="7.463cm" svg:y2="14.892cm">
          <text:p/>
        </draw:line>
        <draw:polygon draw:style-name="gr58" draw:text-style-name="P8" draw:layer="layout" svg:width="0.005cm" svg:height="0.309cm" svg:x="7.46cm" svg:y="14.585cm" svg:viewBox="0 0 6 310" draw:points="0,310 6,310 6,0 0,0">
          <text:p/>
        </draw:polygon>
        <draw:line draw:style-name="gr59" draw:text-style-name="P9" draw:layer="layout" svg:x1="7.818cm" svg:y1="14.587cm" svg:x2="7.818cm" svg:y2="14.892cm">
          <text:p/>
        </draw:line>
        <draw:polygon draw:style-name="gr58" draw:text-style-name="P8" draw:layer="layout" svg:width="0.004cm" svg:height="0.309cm" svg:x="7.816cm" svg:y="14.585cm" svg:viewBox="0 0 5 310" draw:points="0,310 5,310 5,0 0,0">
          <text:p/>
        </draw:polygon>
        <draw:line draw:style-name="gr59" draw:text-style-name="P9" draw:layer="layout" svg:x1="8.174cm" svg:y1="14.587cm" svg:x2="8.174cm" svg:y2="14.892cm">
          <text:p/>
        </draw:line>
        <draw:polygon draw:style-name="gr58" draw:text-style-name="P8" draw:layer="layout" svg:width="0.004cm" svg:height="0.309cm" svg:x="8.172cm" svg:y="14.585cm" svg:viewBox="0 0 5 310" draw:points="0,310 5,310 5,0 0,0">
          <text:p/>
        </draw:polygon>
        <draw:line draw:style-name="gr59" draw:text-style-name="P9" draw:layer="layout" svg:x1="8.529cm" svg:y1="14.587cm" svg:x2="8.529cm" svg:y2="14.892cm">
          <text:p/>
        </draw:line>
        <draw:polygon draw:style-name="gr58" draw:text-style-name="P8" draw:layer="layout" svg:width="0.004cm" svg:height="0.309cm" svg:x="8.527cm" svg:y="14.585cm" svg:viewBox="0 0 5 310" draw:points="0,310 5,310 5,0 0,0">
          <text:p/>
        </draw:polygon>
        <draw:line draw:style-name="gr59" draw:text-style-name="P9" draw:layer="layout" svg:x1="8.885cm" svg:y1="14.587cm" svg:x2="8.885cm" svg:y2="14.892cm">
          <text:p/>
        </draw:line>
        <draw:polygon draw:style-name="gr58" draw:text-style-name="P8" draw:layer="layout" svg:width="0.004cm" svg:height="0.309cm" svg:x="8.883cm" svg:y="14.585cm" svg:viewBox="0 0 5 310" draw:points="0,310 5,310 5,0 0,0">
          <text:p/>
        </draw:polygon>
        <draw:line draw:style-name="gr59" draw:text-style-name="P9" draw:layer="layout" svg:x1="9.241cm" svg:y1="14.587cm" svg:x2="9.241cm" svg:y2="14.892cm">
          <text:p/>
        </draw:line>
        <draw:polygon draw:style-name="gr58" draw:text-style-name="P8" draw:layer="layout" svg:width="0.005cm" svg:height="0.309cm" svg:x="9.238cm" svg:y="14.585cm" svg:viewBox="0 0 6 310" draw:points="0,310 6,310 6,0 0,0">
          <text:p/>
        </draw:polygon>
        <draw:line draw:style-name="gr59" draw:text-style-name="P9" draw:layer="layout" svg:x1="9.596cm" svg:y1="14.587cm" svg:x2="9.596cm" svg:y2="14.892cm">
          <text:p/>
        </draw:line>
        <draw:polygon draw:style-name="gr58" draw:text-style-name="P8" draw:layer="layout" svg:width="0.004cm" svg:height="0.309cm" svg:x="9.594cm" svg:y="14.585cm" svg:viewBox="0 0 5 310" draw:points="0,310 5,310 5,0 0,0">
          <text:p/>
        </draw:polygon>
        <draw:line draw:style-name="gr59" draw:text-style-name="P9" draw:layer="layout" svg:x1="9.952cm" svg:y1="14.587cm" svg:x2="9.952cm" svg:y2="14.892cm">
          <text:p/>
        </draw:line>
        <draw:polygon draw:style-name="gr58" draw:text-style-name="P8" draw:layer="layout" svg:width="0.004cm" svg:height="0.309cm" svg:x="9.95cm" svg:y="14.585cm" svg:viewBox="0 0 5 310" draw:points="0,310 5,310 5,0 0,0">
          <text:p/>
        </draw:polygon>
        <draw:line draw:style-name="gr59" draw:text-style-name="P9" draw:layer="layout" svg:x1="10.307cm" svg:y1="14.587cm" svg:x2="10.307cm" svg:y2="14.892cm">
          <text:p/>
        </draw:line>
        <draw:polygon draw:style-name="gr58" draw:text-style-name="P8" draw:layer="layout" svg:width="0.004cm" svg:height="0.309cm" svg:x="10.305cm" svg:y="14.585cm" svg:viewBox="0 0 5 310" draw:points="0,310 5,310 5,0 0,0">
          <text:p/>
        </draw:polygon>
        <draw:line draw:style-name="gr59" draw:text-style-name="P9" draw:layer="layout" svg:x1="10.663cm" svg:y1="14.587cm" svg:x2="10.663cm" svg:y2="14.892cm">
          <text:p/>
        </draw:line>
        <draw:polygon draw:style-name="gr58" draw:text-style-name="P8" draw:layer="layout" svg:width="0.004cm" svg:height="0.309cm" svg:x="10.661cm" svg:y="14.585cm" svg:viewBox="0 0 5 310" draw:points="0,310 5,310 5,0 0,0">
          <text:p/>
        </draw:polygon>
        <draw:line draw:style-name="gr59" draw:text-style-name="P9" draw:layer="layout" svg:x1="11.019cm" svg:y1="14.587cm" svg:x2="11.019cm" svg:y2="14.892cm">
          <text:p/>
        </draw:line>
        <draw:polygon draw:style-name="gr58" draw:text-style-name="P8" draw:layer="layout" svg:width="0.005cm" svg:height="0.309cm" svg:x="11.016cm" svg:y="14.585cm" svg:viewBox="0 0 6 310" draw:points="0,310 6,310 6,0 0,0">
          <text:p/>
        </draw:polygon>
        <draw:line draw:style-name="gr59" draw:text-style-name="P9" draw:layer="layout" svg:x1="11.375cm" svg:y1="14.587cm" svg:x2="11.375cm" svg:y2="14.892cm">
          <text:p/>
        </draw:line>
        <draw:polygon draw:style-name="gr58" draw:text-style-name="P8" draw:layer="layout" svg:width="0.004cm" svg:height="0.309cm" svg:x="11.373cm" svg:y="14.585cm" svg:viewBox="0 0 5 310" draw:points="0,310 5,310 5,0 0,0">
          <text:p/>
        </draw:polygon>
        <draw:line draw:style-name="gr59" draw:text-style-name="P9" draw:layer="layout" svg:x1="11.73cm" svg:y1="14.587cm" svg:x2="11.73cm" svg:y2="14.892cm">
          <text:p/>
        </draw:line>
        <draw:polygon draw:style-name="gr58" draw:text-style-name="P8" draw:layer="layout" svg:width="0.005cm" svg:height="0.309cm" svg:x="11.728cm" svg:y="14.585cm" svg:viewBox="0 0 6 310" draw:points="0,310 6,310 6,0 0,0">
          <text:p/>
        </draw:polygon>
        <draw:line draw:style-name="gr59" draw:text-style-name="P9" draw:layer="layout" svg:x1="12.086cm" svg:y1="14.587cm" svg:x2="12.086cm" svg:y2="14.892cm">
          <text:p/>
        </draw:line>
        <draw:polygon draw:style-name="gr58" draw:text-style-name="P8" draw:layer="layout" svg:width="0.004cm" svg:height="0.309cm" svg:x="12.084cm" svg:y="14.585cm" svg:viewBox="0 0 5 310" draw:points="0,310 5,310 5,0 0,0">
          <text:p/>
        </draw:polygon>
        <draw:line draw:style-name="gr59" draw:text-style-name="P9" draw:layer="layout" svg:x1="12.442cm" svg:y1="14.587cm" svg:x2="12.442cm" svg:y2="14.892cm">
          <text:p/>
        </draw:line>
        <draw:polygon draw:style-name="gr58" draw:text-style-name="P8" draw:layer="layout" svg:width="0.004cm" svg:height="0.309cm" svg:x="12.44cm" svg:y="14.585cm" svg:viewBox="0 0 5 310" draw:points="0,310 5,310 5,0 0,0">
          <text:p/>
        </draw:polygon>
        <draw:line draw:style-name="gr59" draw:text-style-name="P9" draw:layer="layout" svg:x1="12.797cm" svg:y1="14.587cm" svg:x2="12.797cm" svg:y2="14.892cm">
          <text:p/>
        </draw:line>
        <draw:polygon draw:style-name="gr58" draw:text-style-name="P8" draw:layer="layout" svg:width="0.004cm" svg:height="0.309cm" svg:x="12.795cm" svg:y="14.585cm" svg:viewBox="0 0 5 310" draw:points="0,310 5,310 5,0 0,0">
          <text:p/>
        </draw:polygon>
        <draw:line draw:style-name="gr59" draw:text-style-name="P9" draw:layer="layout" svg:x1="13.153cm" svg:y1="14.587cm" svg:x2="13.153cm" svg:y2="14.892cm">
          <text:p/>
        </draw:line>
        <draw:polygon draw:style-name="gr58" draw:text-style-name="P8" draw:layer="layout" svg:width="0.004cm" svg:height="0.309cm" svg:x="13.151cm" svg:y="14.585cm" svg:viewBox="0 0 5 310" draw:points="0,310 5,310 5,0 0,0">
          <text:p/>
        </draw:polygon>
        <draw:line draw:style-name="gr59" draw:text-style-name="P9" draw:layer="layout" svg:x1="13.508cm" svg:y1="14.587cm" svg:x2="13.508cm" svg:y2="14.892cm">
          <text:p/>
        </draw:line>
        <draw:polygon draw:style-name="gr58" draw:text-style-name="P8" draw:layer="layout" svg:width="0.005cm" svg:height="0.309cm" svg:x="13.506cm" svg:y="14.585cm" svg:viewBox="0 0 6 310" draw:points="0,310 6,310 6,0 0,0">
          <text:p/>
        </draw:polygon>
        <draw:line draw:style-name="gr59" draw:text-style-name="P9" draw:layer="layout" svg:x1="13.864cm" svg:y1="14.587cm" svg:x2="13.864cm" svg:y2="14.892cm">
          <text:p/>
        </draw:line>
        <draw:polygon draw:style-name="gr58" draw:text-style-name="P8" draw:layer="layout" svg:width="0.004cm" svg:height="0.309cm" svg:x="13.862cm" svg:y="14.585cm" svg:viewBox="0 0 5 310" draw:points="0,310 5,310 5,0 0,0">
          <text:p/>
        </draw:polygon>
        <draw:line draw:style-name="gr59" draw:text-style-name="P9" draw:layer="layout" svg:x1="14.22cm" svg:y1="14.587cm" svg:x2="14.22cm" svg:y2="14.892cm">
          <text:p/>
        </draw:line>
        <draw:polygon draw:style-name="gr58" draw:text-style-name="P8" draw:layer="layout" svg:width="0.004cm" svg:height="0.309cm" svg:x="14.218cm" svg:y="14.585cm" svg:viewBox="0 0 5 310" draw:points="0,310 5,310 5,0 0,0">
          <text:p/>
        </draw:polygon>
        <draw:line draw:style-name="gr59" draw:text-style-name="P9" draw:layer="layout" svg:x1="14.575cm" svg:y1="14.587cm" svg:x2="14.575cm" svg:y2="14.892cm">
          <text:p/>
        </draw:line>
        <draw:polygon draw:style-name="gr58" draw:text-style-name="P8" draw:layer="layout" svg:width="0.004cm" svg:height="0.309cm" svg:x="14.573cm" svg:y="14.585cm" svg:viewBox="0 0 5 310" draw:points="0,310 5,310 5,0 0,0">
          <text:p/>
        </draw:polygon>
        <draw:line draw:style-name="gr59" draw:text-style-name="P9" draw:layer="layout" svg:x1="14.931cm" svg:y1="14.587cm" svg:x2="14.931cm" svg:y2="14.892cm">
          <text:p/>
        </draw:line>
        <draw:polygon draw:style-name="gr58" draw:text-style-name="P8" draw:layer="layout" svg:width="0.004cm" svg:height="0.309cm" svg:x="14.929cm" svg:y="14.585cm" svg:viewBox="0 0 5 310" draw:points="0,310 5,310 5,0 0,0">
          <text:p/>
        </draw:polygon>
        <draw:line draw:style-name="gr59" draw:text-style-name="P9" draw:layer="layout" svg:x1="15.286cm" svg:y1="14.587cm" svg:x2="15.286cm" svg:y2="14.892cm">
          <text:p/>
        </draw:line>
        <draw:polygon draw:style-name="gr58" draw:text-style-name="P8" draw:layer="layout" svg:width="0.005cm" svg:height="0.309cm" svg:x="15.284cm" svg:y="14.585cm" svg:viewBox="0 0 6 310" draw:points="0,310 6,310 6,0 0,0">
          <text:p/>
        </draw:polygon>
        <draw:line draw:style-name="gr59" draw:text-style-name="P9" draw:layer="layout" svg:x1="15.643cm" svg:y1="14.587cm" svg:x2="15.643cm" svg:y2="14.892cm">
          <text:p/>
        </draw:line>
        <draw:polygon draw:style-name="gr58" draw:text-style-name="P8" draw:layer="layout" svg:width="0.004cm" svg:height="0.309cm" svg:x="15.641cm" svg:y="14.585cm" svg:viewBox="0 0 5 310" draw:points="0,310 5,310 5,0 0,0">
          <text:p/>
        </draw:polygon>
        <draw:line draw:style-name="gr59" draw:text-style-name="P9" draw:layer="layout" svg:x1="15.999cm" svg:y1="14.587cm" svg:x2="15.999cm" svg:y2="14.892cm">
          <text:p/>
        </draw:line>
        <draw:polygon draw:style-name="gr58" draw:text-style-name="P8" draw:layer="layout" svg:width="0.004cm" svg:height="0.309cm" svg:x="15.997cm" svg:y="14.585cm" svg:viewBox="0 0 5 310" draw:points="0,310 5,310 5,0 0,0">
          <text:p/>
        </draw:polygon>
        <draw:line draw:style-name="gr59" draw:text-style-name="P9" draw:layer="layout" svg:x1="16.354cm" svg:y1="14.587cm" svg:x2="16.354cm" svg:y2="14.892cm">
          <text:p/>
        </draw:line>
        <draw:polygon draw:style-name="gr58" draw:text-style-name="P8" draw:layer="layout" svg:width="0.004cm" svg:height="0.309cm" svg:x="16.352cm" svg:y="14.585cm" svg:viewBox="0 0 5 310" draw:points="0,310 5,310 5,0 0,0">
          <text:p/>
        </draw:polygon>
        <draw:line draw:style-name="gr59" draw:text-style-name="P9" draw:layer="layout" svg:x1="16.71cm" svg:y1="14.587cm" svg:x2="16.71cm" svg:y2="14.892cm">
          <text:p/>
        </draw:line>
        <draw:polygon draw:style-name="gr58" draw:text-style-name="P8" draw:layer="layout" svg:width="0.004cm" svg:height="0.309cm" svg:x="16.708cm" svg:y="14.585cm" svg:viewBox="0 0 5 310" draw:points="0,310 5,310 5,0 0,0">
          <text:p/>
        </draw:polygon>
        <draw:line draw:style-name="gr59" draw:text-style-name="P9" draw:layer="layout" svg:x1="17.065cm" svg:y1="14.587cm" svg:x2="17.065cm" svg:y2="14.892cm">
          <text:p/>
        </draw:line>
        <draw:polygon draw:style-name="gr58" draw:text-style-name="P8" draw:layer="layout" svg:width="0.005cm" svg:height="0.309cm" svg:x="17.063cm" svg:y="14.585cm" svg:viewBox="0 0 6 310" draw:points="0,310 6,310 6,0 0,0">
          <text:p/>
        </draw:polygon>
        <draw:line draw:style-name="gr59" draw:text-style-name="P9" draw:layer="layout" svg:x1="17.421cm" svg:y1="14.587cm" svg:x2="17.421cm" svg:y2="14.892cm">
          <text:p/>
        </draw:line>
        <draw:polygon draw:style-name="gr58" draw:text-style-name="P8" draw:layer="layout" svg:width="0.004cm" svg:height="0.309cm" svg:x="17.419cm" svg:y="14.585cm" svg:viewBox="0 0 5 310" draw:points="0,310 5,310 5,0 0,0">
          <text:p/>
        </draw:polygon>
        <draw:line draw:style-name="gr59" draw:text-style-name="P9" draw:layer="layout" svg:x1="17.777cm" svg:y1="14.587cm" svg:x2="17.777cm" svg:y2="14.892cm">
          <text:p/>
        </draw:line>
        <draw:polygon draw:style-name="gr58" draw:text-style-name="P8" draw:layer="layout" svg:width="0.004cm" svg:height="0.309cm" svg:x="17.775cm" svg:y="14.585cm" svg:viewBox="0 0 5 310" draw:points="0,310 5,310 5,0 0,0">
          <text:p/>
        </draw:polygon>
        <draw:line draw:style-name="gr59" draw:text-style-name="P9" draw:layer="layout" svg:x1="3.905cm" svg:y1="15.655cm" svg:x2="3.905cm" svg:y2="15.96cm">
          <text:p/>
        </draw:line>
        <draw:polygon draw:style-name="gr58" draw:text-style-name="P8" draw:layer="layout" svg:width="0.005cm" svg:height="0.309cm" svg:x="3.903cm" svg:y="15.653cm" svg:viewBox="0 0 6 310" draw:points="0,310 6,310 6,0 0,0">
          <text:p/>
        </draw:polygon>
        <draw:line draw:style-name="gr59" draw:text-style-name="P9" draw:layer="layout" svg:x1="4.261cm" svg:y1="15.655cm" svg:x2="4.261cm" svg:y2="15.96cm">
          <text:p/>
        </draw:line>
        <draw:polygon draw:style-name="gr58" draw:text-style-name="P8" draw:layer="layout" svg:width="0.004cm" svg:height="0.309cm" svg:x="4.259cm" svg:y="15.653cm" svg:viewBox="0 0 5 310" draw:points="0,310 5,310 5,0 0,0">
          <text:p/>
        </draw:polygon>
        <draw:line draw:style-name="gr59" draw:text-style-name="P9" draw:layer="layout" svg:x1="4.617cm" svg:y1="15.655cm" svg:x2="4.617cm" svg:y2="15.96cm">
          <text:p/>
        </draw:line>
        <draw:polygon draw:style-name="gr58" draw:text-style-name="P8" draw:layer="layout" svg:width="0.004cm" svg:height="0.309cm" svg:x="4.615cm" svg:y="15.653cm" svg:viewBox="0 0 5 310" draw:points="0,310 5,310 5,0 0,0">
          <text:p/>
        </draw:polygon>
        <draw:line draw:style-name="gr59" draw:text-style-name="P9" draw:layer="layout" svg:x1="4.972cm" svg:y1="15.655cm" svg:x2="4.972cm" svg:y2="15.96cm">
          <text:p/>
        </draw:line>
        <draw:polygon draw:style-name="gr58" draw:text-style-name="P8" draw:layer="layout" svg:width="0.004cm" svg:height="0.309cm" svg:x="4.97cm" svg:y="15.653cm" svg:viewBox="0 0 5 310" draw:points="0,310 5,310 5,0 0,0">
          <text:p/>
        </draw:polygon>
        <draw:line draw:style-name="gr59" draw:text-style-name="P9" draw:layer="layout" svg:x1="5.328cm" svg:y1="15.655cm" svg:x2="5.328cm" svg:y2="15.96cm">
          <text:p/>
        </draw:line>
        <draw:polygon draw:style-name="gr58" draw:text-style-name="P8" draw:layer="layout" svg:width="0.004cm" svg:height="0.309cm" svg:x="5.326cm" svg:y="15.653cm" svg:viewBox="0 0 5 310" draw:points="0,310 5,310 5,0 0,0">
          <text:p/>
        </draw:polygon>
        <draw:line draw:style-name="gr59" draw:text-style-name="P9" draw:layer="layout" svg:x1="5.683cm" svg:y1="15.655cm" svg:x2="5.683cm" svg:y2="15.96cm">
          <text:p/>
        </draw:line>
        <draw:polygon draw:style-name="gr58" draw:text-style-name="P8" draw:layer="layout" svg:width="0.006cm" svg:height="0.309cm" svg:x="5.681cm" svg:y="15.653cm" svg:viewBox="0 0 7 310" draw:points="0,310 7,310 7,0 0,0">
          <text:p/>
        </draw:polygon>
        <draw:line draw:style-name="gr59" draw:text-style-name="P9" draw:layer="layout" svg:x1="6.039cm" svg:y1="15.655cm" svg:x2="6.039cm" svg:y2="15.96cm">
          <text:p/>
        </draw:line>
        <draw:polygon draw:style-name="gr58" draw:text-style-name="P8" draw:layer="layout" svg:width="0.004cm" svg:height="0.309cm" svg:x="6.037cm" svg:y="15.653cm" svg:viewBox="0 0 5 310" draw:points="0,310 5,310 5,0 0,0">
          <text:p/>
        </draw:polygon>
        <draw:line draw:style-name="gr59" draw:text-style-name="P9" draw:layer="layout" svg:x1="6.395cm" svg:y1="15.655cm" svg:x2="6.395cm" svg:y2="15.96cm">
          <text:p/>
        </draw:line>
        <draw:polygon draw:style-name="gr58" draw:text-style-name="P8" draw:layer="layout" svg:width="0.004cm" svg:height="0.309cm" svg:x="6.393cm" svg:y="15.653cm" svg:viewBox="0 0 5 310" draw:points="0,310 5,310 5,0 0,0">
          <text:p/>
        </draw:polygon>
        <draw:line draw:style-name="gr59" draw:text-style-name="P9" draw:layer="layout" svg:x1="6.751cm" svg:y1="15.655cm" svg:x2="6.751cm" svg:y2="15.96cm">
          <text:p/>
        </draw:line>
        <draw:polygon draw:style-name="gr58" draw:text-style-name="P8" draw:layer="layout" svg:width="0.004cm" svg:height="0.309cm" svg:x="6.749cm" svg:y="15.653cm" svg:viewBox="0 0 5 310" draw:points="0,310 5,310 5,0 0,0">
          <text:p/>
        </draw:polygon>
        <draw:line draw:style-name="gr59" draw:text-style-name="P9" draw:layer="layout" svg:x1="7.107cm" svg:y1="15.655cm" svg:x2="7.107cm" svg:y2="15.96cm">
          <text:p/>
        </draw:line>
        <draw:polygon draw:style-name="gr58" draw:text-style-name="P8" draw:layer="layout" svg:width="0.004cm" svg:height="0.309cm" svg:x="7.105cm" svg:y="15.653cm" svg:viewBox="0 0 5 310" draw:points="0,310 5,310 5,0 0,0">
          <text:p/>
        </draw:polygon>
        <draw:line draw:style-name="gr59" draw:text-style-name="P9" draw:layer="layout" svg:x1="7.463cm" svg:y1="15.655cm" svg:x2="7.463cm" svg:y2="15.96cm">
          <text:p/>
        </draw:line>
        <draw:polygon draw:style-name="gr58" draw:text-style-name="P8" draw:layer="layout" svg:width="0.005cm" svg:height="0.309cm" svg:x="7.46cm" svg:y="15.653cm" svg:viewBox="0 0 6 310" draw:points="0,310 6,310 6,0 0,0">
          <text:p/>
        </draw:polygon>
        <draw:line draw:style-name="gr59" draw:text-style-name="P9" draw:layer="layout" svg:x1="7.818cm" svg:y1="15.655cm" svg:x2="7.818cm" svg:y2="15.96cm">
          <text:p/>
        </draw:line>
        <draw:polygon draw:style-name="gr58" draw:text-style-name="P8" draw:layer="layout" svg:width="0.004cm" svg:height="0.309cm" svg:x="7.816cm" svg:y="15.653cm" svg:viewBox="0 0 5 310" draw:points="0,310 5,310 5,0 0,0">
          <text:p/>
        </draw:polygon>
        <draw:line draw:style-name="gr59" draw:text-style-name="P9" draw:layer="layout" svg:x1="8.174cm" svg:y1="15.655cm" svg:x2="8.174cm" svg:y2="15.96cm">
          <text:p/>
        </draw:line>
        <draw:polygon draw:style-name="gr58" draw:text-style-name="P8" draw:layer="layout" svg:width="0.004cm" svg:height="0.309cm" svg:x="8.172cm" svg:y="15.653cm" svg:viewBox="0 0 5 310" draw:points="0,310 5,310 5,0 0,0">
          <text:p/>
        </draw:polygon>
        <draw:line draw:style-name="gr59" draw:text-style-name="P9" draw:layer="layout" svg:x1="8.529cm" svg:y1="15.655cm" svg:x2="8.529cm" svg:y2="15.96cm">
          <text:p/>
        </draw:line>
        <draw:polygon draw:style-name="gr58" draw:text-style-name="P8" draw:layer="layout" svg:width="0.004cm" svg:height="0.309cm" svg:x="8.527cm" svg:y="15.653cm" svg:viewBox="0 0 5 310" draw:points="0,310 5,310 5,0 0,0">
          <text:p/>
        </draw:polygon>
        <draw:line draw:style-name="gr59" draw:text-style-name="P9" draw:layer="layout" svg:x1="8.885cm" svg:y1="15.655cm" svg:x2="8.885cm" svg:y2="15.96cm">
          <text:p/>
        </draw:line>
        <draw:polygon draw:style-name="gr58" draw:text-style-name="P8" draw:layer="layout" svg:width="0.004cm" svg:height="0.309cm" svg:x="8.883cm" svg:y="15.653cm" svg:viewBox="0 0 5 310" draw:points="0,310 5,310 5,0 0,0">
          <text:p/>
        </draw:polygon>
        <draw:line draw:style-name="gr59" draw:text-style-name="P9" draw:layer="layout" svg:x1="9.241cm" svg:y1="15.655cm" svg:x2="9.241cm" svg:y2="15.96cm">
          <text:p/>
        </draw:line>
        <draw:polygon draw:style-name="gr58" draw:text-style-name="P8" draw:layer="layout" svg:width="0.005cm" svg:height="0.309cm" svg:x="9.238cm" svg:y="15.653cm" svg:viewBox="0 0 6 310" draw:points="0,310 6,310 6,0 0,0">
          <text:p/>
        </draw:polygon>
        <draw:line draw:style-name="gr59" draw:text-style-name="P9" draw:layer="layout" svg:x1="9.596cm" svg:y1="15.655cm" svg:x2="9.596cm" svg:y2="15.96cm">
          <text:p/>
        </draw:line>
        <draw:polygon draw:style-name="gr58" draw:text-style-name="P8" draw:layer="layout" svg:width="0.004cm" svg:height="0.309cm" svg:x="9.594cm" svg:y="15.653cm" svg:viewBox="0 0 5 310" draw:points="0,310 5,310 5,0 0,0">
          <text:p/>
        </draw:polygon>
        <draw:line draw:style-name="gr59" draw:text-style-name="P9" draw:layer="layout" svg:x1="9.952cm" svg:y1="15.655cm" svg:x2="9.952cm" svg:y2="15.96cm">
          <text:p/>
        </draw:line>
        <draw:polygon draw:style-name="gr58" draw:text-style-name="P8" draw:layer="layout" svg:width="0.004cm" svg:height="0.309cm" svg:x="9.95cm" svg:y="15.653cm" svg:viewBox="0 0 5 310" draw:points="0,310 5,310 5,0 0,0">
          <text:p/>
        </draw:polygon>
        <draw:line draw:style-name="gr59" draw:text-style-name="P9" draw:layer="layout" svg:x1="10.307cm" svg:y1="15.655cm" svg:x2="10.307cm" svg:y2="15.96cm">
          <text:p/>
        </draw:line>
        <draw:polygon draw:style-name="gr58" draw:text-style-name="P8" draw:layer="layout" svg:width="0.004cm" svg:height="0.309cm" svg:x="10.305cm" svg:y="15.653cm" svg:viewBox="0 0 5 310" draw:points="0,310 5,310 5,0 0,0">
          <text:p/>
        </draw:polygon>
        <draw:line draw:style-name="gr59" draw:text-style-name="P9" draw:layer="layout" svg:x1="10.663cm" svg:y1="15.655cm" svg:x2="10.663cm" svg:y2="15.96cm">
          <text:p/>
        </draw:line>
        <draw:polygon draw:style-name="gr58" draw:text-style-name="P8" draw:layer="layout" svg:width="0.004cm" svg:height="0.309cm" svg:x="10.661cm" svg:y="15.653cm" svg:viewBox="0 0 5 310" draw:points="0,310 5,310 5,0 0,0">
          <text:p/>
        </draw:polygon>
        <draw:line draw:style-name="gr59" draw:text-style-name="P9" draw:layer="layout" svg:x1="11.019cm" svg:y1="15.655cm" svg:x2="11.019cm" svg:y2="15.96cm">
          <text:p/>
        </draw:line>
        <draw:polygon draw:style-name="gr58" draw:text-style-name="P8" draw:layer="layout" svg:width="0.005cm" svg:height="0.309cm" svg:x="11.016cm" svg:y="15.653cm" svg:viewBox="0 0 6 310" draw:points="0,310 6,310 6,0 0,0">
          <text:p/>
        </draw:polygon>
        <draw:line draw:style-name="gr59" draw:text-style-name="P9" draw:layer="layout" svg:x1="11.375cm" svg:y1="15.655cm" svg:x2="11.375cm" svg:y2="15.96cm">
          <text:p/>
        </draw:line>
        <draw:polygon draw:style-name="gr58" draw:text-style-name="P8" draw:layer="layout" svg:width="0.004cm" svg:height="0.309cm" svg:x="11.373cm" svg:y="15.653cm" svg:viewBox="0 0 5 310" draw:points="0,310 5,310 5,0 0,0">
          <text:p/>
        </draw:polygon>
        <draw:line draw:style-name="gr59" draw:text-style-name="P9" draw:layer="layout" svg:x1="11.73cm" svg:y1="15.655cm" svg:x2="11.73cm" svg:y2="15.96cm">
          <text:p/>
        </draw:line>
        <draw:polygon draw:style-name="gr58" draw:text-style-name="P8" draw:layer="layout" svg:width="0.005cm" svg:height="0.309cm" svg:x="11.728cm" svg:y="15.653cm" svg:viewBox="0 0 6 310" draw:points="0,310 6,310 6,0 0,0">
          <text:p/>
        </draw:polygon>
        <draw:line draw:style-name="gr59" draw:text-style-name="P9" draw:layer="layout" svg:x1="12.086cm" svg:y1="15.655cm" svg:x2="12.086cm" svg:y2="15.96cm">
          <text:p/>
        </draw:line>
        <draw:polygon draw:style-name="gr58" draw:text-style-name="P8" draw:layer="layout" svg:width="0.004cm" svg:height="0.309cm" svg:x="12.084cm" svg:y="15.653cm" svg:viewBox="0 0 5 310" draw:points="0,310 5,310 5,0 0,0">
          <text:p/>
        </draw:polygon>
        <draw:line draw:style-name="gr59" draw:text-style-name="P9" draw:layer="layout" svg:x1="12.442cm" svg:y1="15.655cm" svg:x2="12.442cm" svg:y2="15.96cm">
          <text:p/>
        </draw:line>
        <draw:polygon draw:style-name="gr58" draw:text-style-name="P8" draw:layer="layout" svg:width="0.004cm" svg:height="0.309cm" svg:x="12.44cm" svg:y="15.653cm" svg:viewBox="0 0 5 310" draw:points="0,310 5,310 5,0 0,0">
          <text:p/>
        </draw:polygon>
        <draw:line draw:style-name="gr59" draw:text-style-name="P9" draw:layer="layout" svg:x1="12.797cm" svg:y1="15.655cm" svg:x2="12.797cm" svg:y2="15.96cm">
          <text:p/>
        </draw:line>
        <draw:polygon draw:style-name="gr58" draw:text-style-name="P8" draw:layer="layout" svg:width="0.004cm" svg:height="0.309cm" svg:x="12.795cm" svg:y="15.653cm" svg:viewBox="0 0 5 310" draw:points="0,310 5,310 5,0 0,0">
          <text:p/>
        </draw:polygon>
        <draw:line draw:style-name="gr59" draw:text-style-name="P9" draw:layer="layout" svg:x1="13.153cm" svg:y1="15.655cm" svg:x2="13.153cm" svg:y2="15.96cm">
          <text:p/>
        </draw:line>
        <draw:polygon draw:style-name="gr58" draw:text-style-name="P8" draw:layer="layout" svg:width="0.004cm" svg:height="0.309cm" svg:x="13.151cm" svg:y="15.653cm" svg:viewBox="0 0 5 310" draw:points="0,310 5,310 5,0 0,0">
          <text:p/>
        </draw:polygon>
        <draw:line draw:style-name="gr59" draw:text-style-name="P9" draw:layer="layout" svg:x1="13.508cm" svg:y1="15.655cm" svg:x2="13.508cm" svg:y2="15.96cm">
          <text:p/>
        </draw:line>
        <draw:polygon draw:style-name="gr58" draw:text-style-name="P8" draw:layer="layout" svg:width="0.005cm" svg:height="0.309cm" svg:x="13.506cm" svg:y="15.653cm" svg:viewBox="0 0 6 310" draw:points="0,310 6,310 6,0 0,0">
          <text:p/>
        </draw:polygon>
        <draw:line draw:style-name="gr59" draw:text-style-name="P9" draw:layer="layout" svg:x1="13.864cm" svg:y1="15.655cm" svg:x2="13.864cm" svg:y2="15.96cm">
          <text:p/>
        </draw:line>
        <draw:polygon draw:style-name="gr58" draw:text-style-name="P8" draw:layer="layout" svg:width="0.004cm" svg:height="0.309cm" svg:x="13.862cm" svg:y="15.653cm" svg:viewBox="0 0 5 310" draw:points="0,310 5,310 5,0 0,0">
          <text:p/>
        </draw:polygon>
        <draw:line draw:style-name="gr59" draw:text-style-name="P9" draw:layer="layout" svg:x1="14.22cm" svg:y1="15.655cm" svg:x2="14.22cm" svg:y2="15.96cm">
          <text:p/>
        </draw:line>
        <draw:polygon draw:style-name="gr58" draw:text-style-name="P8" draw:layer="layout" svg:width="0.004cm" svg:height="0.309cm" svg:x="14.218cm" svg:y="15.653cm" svg:viewBox="0 0 5 310" draw:points="0,310 5,310 5,0 0,0">
          <text:p/>
        </draw:polygon>
        <draw:line draw:style-name="gr59" draw:text-style-name="P9" draw:layer="layout" svg:x1="14.575cm" svg:y1="15.655cm" svg:x2="14.575cm" svg:y2="15.96cm">
          <text:p/>
        </draw:line>
        <draw:polygon draw:style-name="gr58" draw:text-style-name="P8" draw:layer="layout" svg:width="0.004cm" svg:height="0.309cm" svg:x="14.573cm" svg:y="15.653cm" svg:viewBox="0 0 5 310" draw:points="0,310 5,310 5,0 0,0">
          <text:p/>
        </draw:polygon>
        <draw:line draw:style-name="gr59" draw:text-style-name="P9" draw:layer="layout" svg:x1="14.931cm" svg:y1="15.655cm" svg:x2="14.931cm" svg:y2="15.96cm">
          <text:p/>
        </draw:line>
        <draw:polygon draw:style-name="gr58" draw:text-style-name="P8" draw:layer="layout" svg:width="0.004cm" svg:height="0.309cm" svg:x="14.929cm" svg:y="15.653cm" svg:viewBox="0 0 5 310" draw:points="0,310 5,310 5,0 0,0">
          <text:p/>
        </draw:polygon>
        <draw:line draw:style-name="gr59" draw:text-style-name="P9" draw:layer="layout" svg:x1="15.286cm" svg:y1="15.655cm" svg:x2="15.286cm" svg:y2="15.96cm">
          <text:p/>
        </draw:line>
        <draw:polygon draw:style-name="gr58" draw:text-style-name="P8" draw:layer="layout" svg:width="0.005cm" svg:height="0.309cm" svg:x="15.284cm" svg:y="15.653cm" svg:viewBox="0 0 6 310" draw:points="0,310 6,310 6,0 0,0">
          <text:p/>
        </draw:polygon>
        <draw:line draw:style-name="gr59" draw:text-style-name="P9" draw:layer="layout" svg:x1="15.643cm" svg:y1="15.655cm" svg:x2="15.643cm" svg:y2="15.96cm">
          <text:p/>
        </draw:line>
        <draw:polygon draw:style-name="gr58" draw:text-style-name="P8" draw:layer="layout" svg:width="0.004cm" svg:height="0.309cm" svg:x="15.641cm" svg:y="15.653cm" svg:viewBox="0 0 5 310" draw:points="0,310 5,310 5,0 0,0">
          <text:p/>
        </draw:polygon>
        <draw:line draw:style-name="gr59" draw:text-style-name="P9" draw:layer="layout" svg:x1="15.999cm" svg:y1="15.655cm" svg:x2="15.999cm" svg:y2="15.96cm">
          <text:p/>
        </draw:line>
        <draw:polygon draw:style-name="gr58" draw:text-style-name="P8" draw:layer="layout" svg:width="0.004cm" svg:height="0.309cm" svg:x="15.997cm" svg:y="15.653cm" svg:viewBox="0 0 5 310" draw:points="0,310 5,310 5,0 0,0">
          <text:p/>
        </draw:polygon>
        <draw:line draw:style-name="gr59" draw:text-style-name="P9" draw:layer="layout" svg:x1="16.354cm" svg:y1="15.655cm" svg:x2="16.354cm" svg:y2="15.96cm">
          <text:p/>
        </draw:line>
        <draw:polygon draw:style-name="gr58" draw:text-style-name="P8" draw:layer="layout" svg:width="0.004cm" svg:height="0.309cm" svg:x="16.352cm" svg:y="15.653cm" svg:viewBox="0 0 5 310" draw:points="0,310 5,310 5,0 0,0">
          <text:p/>
        </draw:polygon>
        <draw:line draw:style-name="gr59" draw:text-style-name="P9" draw:layer="layout" svg:x1="16.71cm" svg:y1="15.655cm" svg:x2="16.71cm" svg:y2="15.96cm">
          <text:p/>
        </draw:line>
        <draw:polygon draw:style-name="gr58" draw:text-style-name="P8" draw:layer="layout" svg:width="0.004cm" svg:height="0.309cm" svg:x="16.708cm" svg:y="15.653cm" svg:viewBox="0 0 5 310" draw:points="0,310 5,310 5,0 0,0">
          <text:p/>
        </draw:polygon>
        <draw:line draw:style-name="gr59" draw:text-style-name="P9" draw:layer="layout" svg:x1="17.065cm" svg:y1="15.655cm" svg:x2="17.065cm" svg:y2="15.96cm">
          <text:p/>
        </draw:line>
        <draw:polygon draw:style-name="gr58" draw:text-style-name="P8" draw:layer="layout" svg:width="0.005cm" svg:height="0.309cm" svg:x="17.063cm" svg:y="15.653cm" svg:viewBox="0 0 6 310" draw:points="0,310 6,310 6,0 0,0">
          <text:p/>
        </draw:polygon>
        <draw:line draw:style-name="gr59" draw:text-style-name="P9" draw:layer="layout" svg:x1="17.421cm" svg:y1="15.655cm" svg:x2="17.421cm" svg:y2="15.96cm">
          <text:p/>
        </draw:line>
        <draw:polygon draw:style-name="gr58" draw:text-style-name="P8" draw:layer="layout" svg:width="0.004cm" svg:height="0.309cm" svg:x="17.419cm" svg:y="15.653cm" svg:viewBox="0 0 5 310" draw:points="0,310 5,310 5,0 0,0">
          <text:p/>
        </draw:polygon>
        <draw:line draw:style-name="gr59" draw:text-style-name="P9" draw:layer="layout" svg:x1="17.777cm" svg:y1="15.655cm" svg:x2="17.777cm" svg:y2="15.96cm">
          <text:p/>
        </draw:line>
        <draw:polygon draw:style-name="gr58" draw:text-style-name="P8" draw:layer="layout" svg:width="0.004cm" svg:height="0.309cm" svg:x="17.775cm" svg:y="15.653cm" svg:viewBox="0 0 5 310" draw:points="0,310 5,310 5,0 0,0">
          <text:p/>
        </draw:polygon>
        <draw:line draw:style-name="gr59" draw:text-style-name="P9" draw:layer="layout" svg:x1="3.905cm" svg:y1="16.264cm" svg:x2="3.905cm" svg:y2="16.569cm">
          <text:p/>
        </draw:line>
        <draw:polygon draw:style-name="gr58" draw:text-style-name="P8" draw:layer="layout" svg:width="0.005cm" svg:height="0.309cm" svg:x="3.903cm" svg:y="16.262cm" svg:viewBox="0 0 6 310" draw:points="0,310 6,310 6,0 0,0">
          <text:p/>
        </draw:polygon>
        <draw:line draw:style-name="gr59" draw:text-style-name="P9" draw:layer="layout" svg:x1="4.261cm" svg:y1="16.264cm" svg:x2="4.261cm" svg:y2="16.569cm">
          <text:p/>
        </draw:line>
        <draw:polygon draw:style-name="gr58" draw:text-style-name="P8" draw:layer="layout" svg:width="0.004cm" svg:height="0.309cm" svg:x="4.259cm" svg:y="16.262cm" svg:viewBox="0 0 5 310" draw:points="0,310 5,310 5,0 0,0">
          <text:p/>
        </draw:polygon>
        <draw:line draw:style-name="gr59" draw:text-style-name="P9" draw:layer="layout" svg:x1="4.617cm" svg:y1="16.264cm" svg:x2="4.617cm" svg:y2="16.569cm">
          <text:p/>
        </draw:line>
        <draw:polygon draw:style-name="gr58" draw:text-style-name="P8" draw:layer="layout" svg:width="0.004cm" svg:height="0.309cm" svg:x="4.615cm" svg:y="16.262cm" svg:viewBox="0 0 5 310" draw:points="0,310 5,310 5,0 0,0">
          <text:p/>
        </draw:polygon>
        <draw:line draw:style-name="gr59" draw:text-style-name="P9" draw:layer="layout" svg:x1="4.972cm" svg:y1="16.264cm" svg:x2="4.972cm" svg:y2="16.569cm">
          <text:p/>
        </draw:line>
        <draw:polygon draw:style-name="gr58" draw:text-style-name="P8" draw:layer="layout" svg:width="0.004cm" svg:height="0.309cm" svg:x="4.97cm" svg:y="16.262cm" svg:viewBox="0 0 5 310" draw:points="0,310 5,310 5,0 0,0">
          <text:p/>
        </draw:polygon>
        <draw:line draw:style-name="gr59" draw:text-style-name="P9" draw:layer="layout" svg:x1="5.328cm" svg:y1="16.264cm" svg:x2="5.328cm" svg:y2="16.569cm">
          <text:p/>
        </draw:line>
        <draw:polygon draw:style-name="gr58" draw:text-style-name="P8" draw:layer="layout" svg:width="0.004cm" svg:height="0.309cm" svg:x="5.326cm" svg:y="16.262cm" svg:viewBox="0 0 5 310" draw:points="0,310 5,310 5,0 0,0">
          <text:p/>
        </draw:polygon>
        <draw:line draw:style-name="gr59" draw:text-style-name="P9" draw:layer="layout" svg:x1="5.683cm" svg:y1="16.264cm" svg:x2="5.683cm" svg:y2="16.569cm">
          <text:p/>
        </draw:line>
        <draw:polygon draw:style-name="gr58" draw:text-style-name="P8" draw:layer="layout" svg:width="0.006cm" svg:height="0.309cm" svg:x="5.681cm" svg:y="16.262cm" svg:viewBox="0 0 7 310" draw:points="0,310 7,310 7,0 0,0">
          <text:p/>
        </draw:polygon>
        <draw:line draw:style-name="gr59" draw:text-style-name="P9" draw:layer="layout" svg:x1="6.039cm" svg:y1="16.264cm" svg:x2="6.039cm" svg:y2="16.569cm">
          <text:p/>
        </draw:line>
        <draw:polygon draw:style-name="gr58" draw:text-style-name="P8" draw:layer="layout" svg:width="0.004cm" svg:height="0.309cm" svg:x="6.037cm" svg:y="16.262cm" svg:viewBox="0 0 5 310" draw:points="0,310 5,310 5,0 0,0">
          <text:p/>
        </draw:polygon>
        <draw:line draw:style-name="gr59" draw:text-style-name="P9" draw:layer="layout" svg:x1="6.395cm" svg:y1="16.264cm" svg:x2="6.395cm" svg:y2="16.569cm">
          <text:p/>
        </draw:line>
        <draw:polygon draw:style-name="gr58" draw:text-style-name="P8" draw:layer="layout" svg:width="0.004cm" svg:height="0.309cm" svg:x="6.393cm" svg:y="16.262cm" svg:viewBox="0 0 5 310" draw:points="0,310 5,310 5,0 0,0">
          <text:p/>
        </draw:polygon>
        <draw:line draw:style-name="gr59" draw:text-style-name="P9" draw:layer="layout" svg:x1="6.751cm" svg:y1="16.264cm" svg:x2="6.751cm" svg:y2="16.569cm">
          <text:p/>
        </draw:line>
        <draw:polygon draw:style-name="gr58" draw:text-style-name="P8" draw:layer="layout" svg:width="0.004cm" svg:height="0.309cm" svg:x="6.749cm" svg:y="16.262cm" svg:viewBox="0 0 5 310" draw:points="0,310 5,310 5,0 0,0">
          <text:p/>
        </draw:polygon>
        <draw:line draw:style-name="gr59" draw:text-style-name="P9" draw:layer="layout" svg:x1="7.107cm" svg:y1="16.264cm" svg:x2="7.107cm" svg:y2="16.569cm">
          <text:p/>
        </draw:line>
        <draw:polygon draw:style-name="gr58" draw:text-style-name="P8" draw:layer="layout" svg:width="0.004cm" svg:height="0.309cm" svg:x="7.105cm" svg:y="16.262cm" svg:viewBox="0 0 5 310" draw:points="0,310 5,310 5,0 0,0">
          <text:p/>
        </draw:polygon>
        <draw:line draw:style-name="gr59" draw:text-style-name="P9" draw:layer="layout" svg:x1="7.463cm" svg:y1="16.264cm" svg:x2="7.463cm" svg:y2="16.569cm">
          <text:p/>
        </draw:line>
        <draw:polygon draw:style-name="gr58" draw:text-style-name="P8" draw:layer="layout" svg:width="0.005cm" svg:height="0.309cm" svg:x="7.46cm" svg:y="16.262cm" svg:viewBox="0 0 6 310" draw:points="0,310 6,310 6,0 0,0">
          <text:p/>
        </draw:polygon>
        <draw:line draw:style-name="gr59" draw:text-style-name="P9" draw:layer="layout" svg:x1="7.818cm" svg:y1="16.264cm" svg:x2="7.818cm" svg:y2="16.569cm">
          <text:p/>
        </draw:line>
        <draw:polygon draw:style-name="gr58" draw:text-style-name="P8" draw:layer="layout" svg:width="0.004cm" svg:height="0.309cm" svg:x="7.816cm" svg:y="16.262cm" svg:viewBox="0 0 5 310" draw:points="0,310 5,310 5,0 0,0">
          <text:p/>
        </draw:polygon>
        <draw:line draw:style-name="gr59" draw:text-style-name="P9" draw:layer="layout" svg:x1="8.174cm" svg:y1="16.264cm" svg:x2="8.174cm" svg:y2="16.569cm">
          <text:p/>
        </draw:line>
        <draw:polygon draw:style-name="gr58" draw:text-style-name="P8" draw:layer="layout" svg:width="0.004cm" svg:height="0.309cm" svg:x="8.172cm" svg:y="16.262cm" svg:viewBox="0 0 5 310" draw:points="0,310 5,310 5,0 0,0">
          <text:p/>
        </draw:polygon>
        <draw:line draw:style-name="gr59" draw:text-style-name="P9" draw:layer="layout" svg:x1="8.529cm" svg:y1="16.264cm" svg:x2="8.529cm" svg:y2="16.569cm">
          <text:p/>
        </draw:line>
        <draw:polygon draw:style-name="gr58" draw:text-style-name="P8" draw:layer="layout" svg:width="0.004cm" svg:height="0.309cm" svg:x="8.527cm" svg:y="16.262cm" svg:viewBox="0 0 5 310" draw:points="0,310 5,310 5,0 0,0">
          <text:p/>
        </draw:polygon>
        <draw:line draw:style-name="gr59" draw:text-style-name="P9" draw:layer="layout" svg:x1="8.885cm" svg:y1="16.264cm" svg:x2="8.885cm" svg:y2="16.569cm">
          <text:p/>
        </draw:line>
        <draw:polygon draw:style-name="gr58" draw:text-style-name="P8" draw:layer="layout" svg:width="0.004cm" svg:height="0.309cm" svg:x="8.883cm" svg:y="16.262cm" svg:viewBox="0 0 5 310" draw:points="0,310 5,310 5,0 0,0">
          <text:p/>
        </draw:polygon>
        <draw:line draw:style-name="gr59" draw:text-style-name="P9" draw:layer="layout" svg:x1="9.241cm" svg:y1="16.264cm" svg:x2="9.241cm" svg:y2="16.569cm">
          <text:p/>
        </draw:line>
        <draw:polygon draw:style-name="gr58" draw:text-style-name="P8" draw:layer="layout" svg:width="0.005cm" svg:height="0.309cm" svg:x="9.238cm" svg:y="16.262cm" svg:viewBox="0 0 6 310" draw:points="0,310 6,310 6,0 0,0">
          <text:p/>
        </draw:polygon>
        <draw:line draw:style-name="gr59" draw:text-style-name="P9" draw:layer="layout" svg:x1="9.596cm" svg:y1="16.264cm" svg:x2="9.596cm" svg:y2="16.569cm">
          <text:p/>
        </draw:line>
        <draw:polygon draw:style-name="gr58" draw:text-style-name="P8" draw:layer="layout" svg:width="0.004cm" svg:height="0.309cm" svg:x="9.594cm" svg:y="16.262cm" svg:viewBox="0 0 5 310" draw:points="0,310 5,310 5,0 0,0">
          <text:p/>
        </draw:polygon>
        <draw:line draw:style-name="gr59" draw:text-style-name="P9" draw:layer="layout" svg:x1="9.952cm" svg:y1="16.264cm" svg:x2="9.952cm" svg:y2="16.569cm">
          <text:p/>
        </draw:line>
        <draw:polygon draw:style-name="gr58" draw:text-style-name="P8" draw:layer="layout" svg:width="0.004cm" svg:height="0.309cm" svg:x="9.95cm" svg:y="16.262cm" svg:viewBox="0 0 5 310" draw:points="0,310 5,310 5,0 0,0">
          <text:p/>
        </draw:polygon>
        <draw:line draw:style-name="gr59" draw:text-style-name="P9" draw:layer="layout" svg:x1="10.307cm" svg:y1="16.264cm" svg:x2="10.307cm" svg:y2="16.569cm">
          <text:p/>
        </draw:line>
        <draw:polygon draw:style-name="gr58" draw:text-style-name="P8" draw:layer="layout" svg:width="0.004cm" svg:height="0.309cm" svg:x="10.305cm" svg:y="16.262cm" svg:viewBox="0 0 5 310" draw:points="0,310 5,310 5,0 0,0">
          <text:p/>
        </draw:polygon>
        <draw:line draw:style-name="gr59" draw:text-style-name="P9" draw:layer="layout" svg:x1="10.663cm" svg:y1="16.264cm" svg:x2="10.663cm" svg:y2="16.569cm">
          <text:p/>
        </draw:line>
        <draw:polygon draw:style-name="gr58" draw:text-style-name="P8" draw:layer="layout" svg:width="0.004cm" svg:height="0.309cm" svg:x="10.661cm" svg:y="16.262cm" svg:viewBox="0 0 5 310" draw:points="0,310 5,310 5,0 0,0">
          <text:p/>
        </draw:polygon>
        <draw:line draw:style-name="gr59" draw:text-style-name="P9" draw:layer="layout" svg:x1="11.019cm" svg:y1="16.264cm" svg:x2="11.019cm" svg:y2="16.569cm">
          <text:p/>
        </draw:line>
        <draw:polygon draw:style-name="gr58" draw:text-style-name="P8" draw:layer="layout" svg:width="0.005cm" svg:height="0.309cm" svg:x="11.016cm" svg:y="16.262cm" svg:viewBox="0 0 6 310" draw:points="0,310 6,310 6,0 0,0">
          <text:p/>
        </draw:polygon>
        <draw:line draw:style-name="gr59" draw:text-style-name="P9" draw:layer="layout" svg:x1="11.375cm" svg:y1="16.264cm" svg:x2="11.375cm" svg:y2="16.569cm">
          <text:p/>
        </draw:line>
        <draw:polygon draw:style-name="gr58" draw:text-style-name="P8" draw:layer="layout" svg:width="0.004cm" svg:height="0.309cm" svg:x="11.373cm" svg:y="16.262cm" svg:viewBox="0 0 5 310" draw:points="0,310 5,310 5,0 0,0">
          <text:p/>
        </draw:polygon>
        <draw:line draw:style-name="gr59" draw:text-style-name="P9" draw:layer="layout" svg:x1="11.73cm" svg:y1="16.264cm" svg:x2="11.73cm" svg:y2="16.569cm">
          <text:p/>
        </draw:line>
        <draw:polygon draw:style-name="gr58" draw:text-style-name="P8" draw:layer="layout" svg:width="0.005cm" svg:height="0.309cm" svg:x="11.728cm" svg:y="16.262cm" svg:viewBox="0 0 6 310" draw:points="0,310 6,310 6,0 0,0">
          <text:p/>
        </draw:polygon>
        <draw:line draw:style-name="gr59" draw:text-style-name="P9" draw:layer="layout" svg:x1="12.086cm" svg:y1="16.264cm" svg:x2="12.086cm" svg:y2="16.569cm">
          <text:p/>
        </draw:line>
        <draw:polygon draw:style-name="gr58" draw:text-style-name="P8" draw:layer="layout" svg:width="0.004cm" svg:height="0.309cm" svg:x="12.084cm" svg:y="16.262cm" svg:viewBox="0 0 5 310" draw:points="0,310 5,310 5,0 0,0">
          <text:p/>
        </draw:polygon>
        <draw:line draw:style-name="gr59" draw:text-style-name="P9" draw:layer="layout" svg:x1="12.442cm" svg:y1="16.264cm" svg:x2="12.442cm" svg:y2="16.569cm">
          <text:p/>
        </draw:line>
        <draw:polygon draw:style-name="gr58" draw:text-style-name="P8" draw:layer="layout" svg:width="0.004cm" svg:height="0.309cm" svg:x="12.44cm" svg:y="16.262cm" svg:viewBox="0 0 5 310" draw:points="0,310 5,310 5,0 0,0">
          <text:p/>
        </draw:polygon>
        <draw:line draw:style-name="gr59" draw:text-style-name="P9" draw:layer="layout" svg:x1="12.797cm" svg:y1="16.264cm" svg:x2="12.797cm" svg:y2="16.569cm">
          <text:p/>
        </draw:line>
        <draw:polygon draw:style-name="gr58" draw:text-style-name="P8" draw:layer="layout" svg:width="0.004cm" svg:height="0.309cm" svg:x="12.795cm" svg:y="16.262cm" svg:viewBox="0 0 5 310" draw:points="0,310 5,310 5,0 0,0">
          <text:p/>
        </draw:polygon>
        <draw:line draw:style-name="gr59" draw:text-style-name="P9" draw:layer="layout" svg:x1="13.153cm" svg:y1="16.264cm" svg:x2="13.153cm" svg:y2="16.569cm">
          <text:p/>
        </draw:line>
        <draw:polygon draw:style-name="gr58" draw:text-style-name="P8" draw:layer="layout" svg:width="0.004cm" svg:height="0.309cm" svg:x="13.151cm" svg:y="16.262cm" svg:viewBox="0 0 5 310" draw:points="0,310 5,310 5,0 0,0">
          <text:p/>
        </draw:polygon>
        <draw:line draw:style-name="gr59" draw:text-style-name="P9" draw:layer="layout" svg:x1="13.508cm" svg:y1="16.264cm" svg:x2="13.508cm" svg:y2="16.569cm">
          <text:p/>
        </draw:line>
        <draw:polygon draw:style-name="gr58" draw:text-style-name="P8" draw:layer="layout" svg:width="0.005cm" svg:height="0.309cm" svg:x="13.506cm" svg:y="16.262cm" svg:viewBox="0 0 6 310" draw:points="0,310 6,310 6,0 0,0">
          <text:p/>
        </draw:polygon>
        <draw:line draw:style-name="gr59" draw:text-style-name="P9" draw:layer="layout" svg:x1="13.864cm" svg:y1="16.264cm" svg:x2="13.864cm" svg:y2="16.569cm">
          <text:p/>
        </draw:line>
        <draw:polygon draw:style-name="gr58" draw:text-style-name="P8" draw:layer="layout" svg:width="0.004cm" svg:height="0.309cm" svg:x="13.862cm" svg:y="16.262cm" svg:viewBox="0 0 5 310" draw:points="0,310 5,310 5,0 0,0">
          <text:p/>
        </draw:polygon>
        <draw:line draw:style-name="gr59" draw:text-style-name="P9" draw:layer="layout" svg:x1="14.22cm" svg:y1="16.264cm" svg:x2="14.22cm" svg:y2="16.569cm">
          <text:p/>
        </draw:line>
        <draw:polygon draw:style-name="gr58" draw:text-style-name="P8" draw:layer="layout" svg:width="0.004cm" svg:height="0.309cm" svg:x="14.218cm" svg:y="16.262cm" svg:viewBox="0 0 5 310" draw:points="0,310 5,310 5,0 0,0">
          <text:p/>
        </draw:polygon>
        <draw:line draw:style-name="gr59" draw:text-style-name="P9" draw:layer="layout" svg:x1="14.575cm" svg:y1="16.264cm" svg:x2="14.575cm" svg:y2="16.569cm">
          <text:p/>
        </draw:line>
        <draw:polygon draw:style-name="gr58" draw:text-style-name="P8" draw:layer="layout" svg:width="0.004cm" svg:height="0.309cm" svg:x="14.573cm" svg:y="16.262cm" svg:viewBox="0 0 5 310" draw:points="0,310 5,310 5,0 0,0">
          <text:p/>
        </draw:polygon>
        <draw:line draw:style-name="gr59" draw:text-style-name="P9" draw:layer="layout" svg:x1="14.931cm" svg:y1="16.264cm" svg:x2="14.931cm" svg:y2="16.569cm">
          <text:p/>
        </draw:line>
        <draw:polygon draw:style-name="gr58" draw:text-style-name="P8" draw:layer="layout" svg:width="0.004cm" svg:height="0.309cm" svg:x="14.929cm" svg:y="16.262cm" svg:viewBox="0 0 5 310" draw:points="0,310 5,310 5,0 0,0">
          <text:p/>
        </draw:polygon>
        <draw:line draw:style-name="gr59" draw:text-style-name="P9" draw:layer="layout" svg:x1="15.286cm" svg:y1="16.264cm" svg:x2="15.286cm" svg:y2="16.569cm">
          <text:p/>
        </draw:line>
        <draw:polygon draw:style-name="gr58" draw:text-style-name="P8" draw:layer="layout" svg:width="0.005cm" svg:height="0.309cm" svg:x="15.284cm" svg:y="16.262cm" svg:viewBox="0 0 6 310" draw:points="0,310 6,310 6,0 0,0">
          <text:p/>
        </draw:polygon>
        <draw:line draw:style-name="gr59" draw:text-style-name="P9" draw:layer="layout" svg:x1="15.643cm" svg:y1="16.264cm" svg:x2="15.643cm" svg:y2="16.569cm">
          <text:p/>
        </draw:line>
        <draw:polygon draw:style-name="gr58" draw:text-style-name="P8" draw:layer="layout" svg:width="0.004cm" svg:height="0.309cm" svg:x="15.641cm" svg:y="16.262cm" svg:viewBox="0 0 5 310" draw:points="0,310 5,310 5,0 0,0">
          <text:p/>
        </draw:polygon>
        <draw:line draw:style-name="gr59" draw:text-style-name="P9" draw:layer="layout" svg:x1="15.999cm" svg:y1="16.264cm" svg:x2="15.999cm" svg:y2="16.569cm">
          <text:p/>
        </draw:line>
        <draw:polygon draw:style-name="gr58" draw:text-style-name="P8" draw:layer="layout" svg:width="0.004cm" svg:height="0.309cm" svg:x="15.997cm" svg:y="16.262cm" svg:viewBox="0 0 5 310" draw:points="0,310 5,310 5,0 0,0">
          <text:p/>
        </draw:polygon>
        <draw:line draw:style-name="gr59" draw:text-style-name="P9" draw:layer="layout" svg:x1="16.354cm" svg:y1="16.264cm" svg:x2="16.354cm" svg:y2="16.569cm">
          <text:p/>
        </draw:line>
        <draw:polygon draw:style-name="gr58" draw:text-style-name="P8" draw:layer="layout" svg:width="0.004cm" svg:height="0.309cm" svg:x="16.352cm" svg:y="16.262cm" svg:viewBox="0 0 5 310" draw:points="0,310 5,310 5,0 0,0">
          <text:p/>
        </draw:polygon>
        <draw:line draw:style-name="gr59" draw:text-style-name="P9" draw:layer="layout" svg:x1="16.71cm" svg:y1="16.264cm" svg:x2="16.71cm" svg:y2="16.569cm">
          <text:p/>
        </draw:line>
        <draw:polygon draw:style-name="gr58" draw:text-style-name="P8" draw:layer="layout" svg:width="0.004cm" svg:height="0.309cm" svg:x="16.708cm" svg:y="16.262cm" svg:viewBox="0 0 5 310" draw:points="0,310 5,310 5,0 0,0">
          <text:p/>
        </draw:polygon>
        <draw:line draw:style-name="gr59" draw:text-style-name="P9" draw:layer="layout" svg:x1="17.065cm" svg:y1="16.264cm" svg:x2="17.065cm" svg:y2="16.569cm">
          <text:p/>
        </draw:line>
        <draw:polygon draw:style-name="gr58" draw:text-style-name="P8" draw:layer="layout" svg:width="0.005cm" svg:height="0.309cm" svg:x="17.063cm" svg:y="16.262cm" svg:viewBox="0 0 6 310" draw:points="0,310 6,310 6,0 0,0">
          <text:p/>
        </draw:polygon>
        <draw:line draw:style-name="gr59" draw:text-style-name="P9" draw:layer="layout" svg:x1="17.421cm" svg:y1="16.264cm" svg:x2="17.421cm" svg:y2="16.569cm">
          <text:p/>
        </draw:line>
        <draw:polygon draw:style-name="gr58" draw:text-style-name="P8" draw:layer="layout" svg:width="0.004cm" svg:height="0.309cm" svg:x="17.419cm" svg:y="16.262cm" svg:viewBox="0 0 5 310" draw:points="0,310 5,310 5,0 0,0">
          <text:p/>
        </draw:polygon>
        <draw:line draw:style-name="gr59" draw:text-style-name="P9" draw:layer="layout" svg:x1="17.777cm" svg:y1="16.264cm" svg:x2="17.777cm" svg:y2="16.569cm">
          <text:p/>
        </draw:line>
        <draw:polygon draw:style-name="gr58" draw:text-style-name="P8" draw:layer="layout" svg:width="0.004cm" svg:height="0.309cm" svg:x="17.775cm" svg:y="16.262cm" svg:viewBox="0 0 5 310" draw:points="0,310 5,310 5,0 0,0">
          <text:p/>
        </draw:polygon>
        <draw:line draw:style-name="gr59" draw:text-style-name="P9" draw:layer="layout" svg:x1="3.905cm" svg:y1="16.874cm" svg:x2="3.905cm" svg:y2="17.179cm">
          <text:p/>
        </draw:line>
        <draw:polygon draw:style-name="gr58" draw:text-style-name="P8" draw:layer="layout" svg:width="0.005cm" svg:height="0.309cm" svg:x="3.903cm" svg:y="16.872cm" svg:viewBox="0 0 6 310" draw:points="0,310 6,310 6,0 0,0">
          <text:p/>
        </draw:polygon>
        <draw:line draw:style-name="gr59" draw:text-style-name="P9" draw:layer="layout" svg:x1="4.261cm" svg:y1="16.874cm" svg:x2="4.261cm" svg:y2="17.179cm">
          <text:p/>
        </draw:line>
        <draw:polygon draw:style-name="gr58" draw:text-style-name="P8" draw:layer="layout" svg:width="0.004cm" svg:height="0.309cm" svg:x="4.259cm" svg:y="16.872cm" svg:viewBox="0 0 5 310" draw:points="0,310 5,310 5,0 0,0">
          <text:p/>
        </draw:polygon>
        <draw:line draw:style-name="gr59" draw:text-style-name="P9" draw:layer="layout" svg:x1="4.617cm" svg:y1="16.874cm" svg:x2="4.617cm" svg:y2="17.179cm">
          <text:p/>
        </draw:line>
        <draw:polygon draw:style-name="gr58" draw:text-style-name="P8" draw:layer="layout" svg:width="0.004cm" svg:height="0.309cm" svg:x="4.615cm" svg:y="16.872cm" svg:viewBox="0 0 5 310" draw:points="0,310 5,310 5,0 0,0">
          <text:p/>
        </draw:polygon>
        <draw:line draw:style-name="gr59" draw:text-style-name="P9" draw:layer="layout" svg:x1="4.972cm" svg:y1="16.874cm" svg:x2="4.972cm" svg:y2="17.179cm">
          <text:p/>
        </draw:line>
        <draw:polygon draw:style-name="gr58" draw:text-style-name="P8" draw:layer="layout" svg:width="0.004cm" svg:height="0.309cm" svg:x="4.97cm" svg:y="16.872cm" svg:viewBox="0 0 5 310" draw:points="0,310 5,310 5,0 0,0">
          <text:p/>
        </draw:polygon>
        <draw:line draw:style-name="gr59" draw:text-style-name="P9" draw:layer="layout" svg:x1="5.328cm" svg:y1="16.874cm" svg:x2="5.328cm" svg:y2="17.179cm">
          <text:p/>
        </draw:line>
        <draw:polygon draw:style-name="gr58" draw:text-style-name="P8" draw:layer="layout" svg:width="0.004cm" svg:height="0.309cm" svg:x="5.326cm" svg:y="16.872cm" svg:viewBox="0 0 5 310" draw:points="0,310 5,310 5,0 0,0">
          <text:p/>
        </draw:polygon>
        <draw:line draw:style-name="gr59" draw:text-style-name="P9" draw:layer="layout" svg:x1="5.683cm" svg:y1="16.874cm" svg:x2="5.683cm" svg:y2="17.179cm">
          <text:p/>
        </draw:line>
        <draw:polygon draw:style-name="gr58" draw:text-style-name="P8" draw:layer="layout" svg:width="0.006cm" svg:height="0.309cm" svg:x="5.681cm" svg:y="16.872cm" svg:viewBox="0 0 7 310" draw:points="0,310 7,310 7,0 0,0">
          <text:p/>
        </draw:polygon>
        <draw:line draw:style-name="gr59" draw:text-style-name="P9" draw:layer="layout" svg:x1="6.039cm" svg:y1="16.874cm" svg:x2="6.039cm" svg:y2="17.179cm">
          <text:p/>
        </draw:line>
        <draw:polygon draw:style-name="gr58" draw:text-style-name="P8" draw:layer="layout" svg:width="0.004cm" svg:height="0.309cm" svg:x="6.037cm" svg:y="16.872cm" svg:viewBox="0 0 5 310" draw:points="0,310 5,310 5,0 0,0">
          <text:p/>
        </draw:polygon>
        <draw:line draw:style-name="gr59" draw:text-style-name="P9" draw:layer="layout" svg:x1="6.395cm" svg:y1="16.874cm" svg:x2="6.395cm" svg:y2="17.179cm">
          <text:p/>
        </draw:line>
        <draw:polygon draw:style-name="gr58" draw:text-style-name="P8" draw:layer="layout" svg:width="0.004cm" svg:height="0.309cm" svg:x="6.393cm" svg:y="16.872cm" svg:viewBox="0 0 5 310" draw:points="0,310 5,310 5,0 0,0">
          <text:p/>
        </draw:polygon>
        <draw:line draw:style-name="gr59" draw:text-style-name="P9" draw:layer="layout" svg:x1="6.751cm" svg:y1="16.874cm" svg:x2="6.751cm" svg:y2="17.179cm">
          <text:p/>
        </draw:line>
        <draw:polygon draw:style-name="gr58" draw:text-style-name="P8" draw:layer="layout" svg:width="0.004cm" svg:height="0.309cm" svg:x="6.749cm" svg:y="16.872cm" svg:viewBox="0 0 5 310" draw:points="0,310 5,310 5,0 0,0">
          <text:p/>
        </draw:polygon>
        <draw:line draw:style-name="gr59" draw:text-style-name="P9" draw:layer="layout" svg:x1="7.107cm" svg:y1="16.874cm" svg:x2="7.107cm" svg:y2="17.179cm">
          <text:p/>
        </draw:line>
        <draw:polygon draw:style-name="gr58" draw:text-style-name="P8" draw:layer="layout" svg:width="0.004cm" svg:height="0.309cm" svg:x="7.105cm" svg:y="16.872cm" svg:viewBox="0 0 5 310" draw:points="0,310 5,310 5,0 0,0">
          <text:p/>
        </draw:polygon>
        <draw:line draw:style-name="gr59" draw:text-style-name="P9" draw:layer="layout" svg:x1="7.463cm" svg:y1="16.874cm" svg:x2="7.463cm" svg:y2="17.179cm">
          <text:p/>
        </draw:line>
        <draw:polygon draw:style-name="gr58" draw:text-style-name="P8" draw:layer="layout" svg:width="0.005cm" svg:height="0.309cm" svg:x="7.46cm" svg:y="16.872cm" svg:viewBox="0 0 6 310" draw:points="0,310 6,310 6,0 0,0">
          <text:p/>
        </draw:polygon>
        <draw:line draw:style-name="gr59" draw:text-style-name="P9" draw:layer="layout" svg:x1="7.818cm" svg:y1="16.874cm" svg:x2="7.818cm" svg:y2="17.179cm">
          <text:p/>
        </draw:line>
        <draw:polygon draw:style-name="gr58" draw:text-style-name="P8" draw:layer="layout" svg:width="0.004cm" svg:height="0.309cm" svg:x="7.816cm" svg:y="16.872cm" svg:viewBox="0 0 5 310" draw:points="0,310 5,310 5,0 0,0">
          <text:p/>
        </draw:polygon>
        <draw:line draw:style-name="gr59" draw:text-style-name="P9" draw:layer="layout" svg:x1="8.174cm" svg:y1="16.874cm" svg:x2="8.174cm" svg:y2="17.179cm">
          <text:p/>
        </draw:line>
        <draw:polygon draw:style-name="gr58" draw:text-style-name="P8" draw:layer="layout" svg:width="0.004cm" svg:height="0.309cm" svg:x="8.172cm" svg:y="16.872cm" svg:viewBox="0 0 5 310" draw:points="0,310 5,310 5,0 0,0">
          <text:p/>
        </draw:polygon>
        <draw:line draw:style-name="gr59" draw:text-style-name="P9" draw:layer="layout" svg:x1="8.529cm" svg:y1="16.874cm" svg:x2="8.529cm" svg:y2="17.179cm">
          <text:p/>
        </draw:line>
        <draw:polygon draw:style-name="gr58" draw:text-style-name="P8" draw:layer="layout" svg:width="0.004cm" svg:height="0.309cm" svg:x="8.527cm" svg:y="16.872cm" svg:viewBox="0 0 5 310" draw:points="0,310 5,310 5,0 0,0">
          <text:p/>
        </draw:polygon>
        <draw:line draw:style-name="gr59" draw:text-style-name="P9" draw:layer="layout" svg:x1="8.885cm" svg:y1="16.874cm" svg:x2="8.885cm" svg:y2="17.179cm">
          <text:p/>
        </draw:line>
        <draw:polygon draw:style-name="gr58" draw:text-style-name="P8" draw:layer="layout" svg:width="0.004cm" svg:height="0.309cm" svg:x="8.883cm" svg:y="16.872cm" svg:viewBox="0 0 5 310" draw:points="0,310 5,310 5,0 0,0">
          <text:p/>
        </draw:polygon>
        <draw:line draw:style-name="gr59" draw:text-style-name="P9" draw:layer="layout" svg:x1="9.241cm" svg:y1="16.874cm" svg:x2="9.241cm" svg:y2="17.179cm">
          <text:p/>
        </draw:line>
        <draw:polygon draw:style-name="gr58" draw:text-style-name="P8" draw:layer="layout" svg:width="0.005cm" svg:height="0.309cm" svg:x="9.238cm" svg:y="16.872cm" svg:viewBox="0 0 6 310" draw:points="0,310 6,310 6,0 0,0">
          <text:p/>
        </draw:polygon>
        <draw:line draw:style-name="gr59" draw:text-style-name="P9" draw:layer="layout" svg:x1="9.596cm" svg:y1="16.874cm" svg:x2="9.596cm" svg:y2="17.179cm">
          <text:p/>
        </draw:line>
        <draw:polygon draw:style-name="gr58" draw:text-style-name="P8" draw:layer="layout" svg:width="0.004cm" svg:height="0.309cm" svg:x="9.594cm" svg:y="16.872cm" svg:viewBox="0 0 5 310" draw:points="0,310 5,310 5,0 0,0">
          <text:p/>
        </draw:polygon>
        <draw:line draw:style-name="gr59" draw:text-style-name="P9" draw:layer="layout" svg:x1="9.952cm" svg:y1="16.874cm" svg:x2="9.952cm" svg:y2="17.179cm">
          <text:p/>
        </draw:line>
        <draw:polygon draw:style-name="gr58" draw:text-style-name="P8" draw:layer="layout" svg:width="0.004cm" svg:height="0.309cm" svg:x="9.95cm" svg:y="16.872cm" svg:viewBox="0 0 5 310" draw:points="0,310 5,310 5,0 0,0">
          <text:p/>
        </draw:polygon>
        <draw:line draw:style-name="gr59" draw:text-style-name="P9" draw:layer="layout" svg:x1="10.307cm" svg:y1="16.874cm" svg:x2="10.307cm" svg:y2="17.179cm">
          <text:p/>
        </draw:line>
        <draw:polygon draw:style-name="gr58" draw:text-style-name="P8" draw:layer="layout" svg:width="0.004cm" svg:height="0.309cm" svg:x="10.305cm" svg:y="16.872cm" svg:viewBox="0 0 5 310" draw:points="0,310 5,310 5,0 0,0">
          <text:p/>
        </draw:polygon>
        <draw:line draw:style-name="gr59" draw:text-style-name="P9" draw:layer="layout" svg:x1="10.663cm" svg:y1="16.874cm" svg:x2="10.663cm" svg:y2="17.179cm">
          <text:p/>
        </draw:line>
        <draw:polygon draw:style-name="gr58" draw:text-style-name="P8" draw:layer="layout" svg:width="0.004cm" svg:height="0.309cm" svg:x="10.661cm" svg:y="16.872cm" svg:viewBox="0 0 5 310" draw:points="0,310 5,310 5,0 0,0">
          <text:p/>
        </draw:polygon>
        <draw:line draw:style-name="gr59" draw:text-style-name="P9" draw:layer="layout" svg:x1="11.019cm" svg:y1="16.874cm" svg:x2="11.019cm" svg:y2="17.179cm">
          <text:p/>
        </draw:line>
        <draw:polygon draw:style-name="gr58" draw:text-style-name="P8" draw:layer="layout" svg:width="0.005cm" svg:height="0.309cm" svg:x="11.016cm" svg:y="16.872cm" svg:viewBox="0 0 6 310" draw:points="0,310 6,310 6,0 0,0">
          <text:p/>
        </draw:polygon>
        <draw:line draw:style-name="gr59" draw:text-style-name="P9" draw:layer="layout" svg:x1="11.375cm" svg:y1="16.874cm" svg:x2="11.375cm" svg:y2="17.179cm">
          <text:p/>
        </draw:line>
        <draw:polygon draw:style-name="gr58" draw:text-style-name="P8" draw:layer="layout" svg:width="0.004cm" svg:height="0.309cm" svg:x="11.373cm" svg:y="16.872cm" svg:viewBox="0 0 5 310" draw:points="0,310 5,310 5,0 0,0">
          <text:p/>
        </draw:polygon>
        <draw:line draw:style-name="gr59" draw:text-style-name="P9" draw:layer="layout" svg:x1="11.73cm" svg:y1="16.874cm" svg:x2="11.73cm" svg:y2="17.179cm">
          <text:p/>
        </draw:line>
        <draw:polygon draw:style-name="gr58" draw:text-style-name="P8" draw:layer="layout" svg:width="0.005cm" svg:height="0.309cm" svg:x="11.728cm" svg:y="16.872cm" svg:viewBox="0 0 6 310" draw:points="0,310 6,310 6,0 0,0">
          <text:p/>
        </draw:polygon>
        <draw:line draw:style-name="gr59" draw:text-style-name="P9" draw:layer="layout" svg:x1="12.086cm" svg:y1="16.874cm" svg:x2="12.086cm" svg:y2="17.179cm">
          <text:p/>
        </draw:line>
        <draw:polygon draw:style-name="gr58" draw:text-style-name="P8" draw:layer="layout" svg:width="0.004cm" svg:height="0.309cm" svg:x="12.084cm" svg:y="16.872cm" svg:viewBox="0 0 5 310" draw:points="0,310 5,310 5,0 0,0">
          <text:p/>
        </draw:polygon>
        <draw:line draw:style-name="gr59" draw:text-style-name="P9" draw:layer="layout" svg:x1="12.442cm" svg:y1="16.874cm" svg:x2="12.442cm" svg:y2="17.179cm">
          <text:p/>
        </draw:line>
        <draw:polygon draw:style-name="gr58" draw:text-style-name="P8" draw:layer="layout" svg:width="0.004cm" svg:height="0.309cm" svg:x="12.44cm" svg:y="16.872cm" svg:viewBox="0 0 5 310" draw:points="0,310 5,310 5,0 0,0">
          <text:p/>
        </draw:polygon>
        <draw:line draw:style-name="gr59" draw:text-style-name="P9" draw:layer="layout" svg:x1="12.797cm" svg:y1="16.874cm" svg:x2="12.797cm" svg:y2="17.179cm">
          <text:p/>
        </draw:line>
        <draw:polygon draw:style-name="gr58" draw:text-style-name="P8" draw:layer="layout" svg:width="0.004cm" svg:height="0.309cm" svg:x="12.795cm" svg:y="16.872cm" svg:viewBox="0 0 5 310" draw:points="0,310 5,310 5,0 0,0">
          <text:p/>
        </draw:polygon>
        <draw:line draw:style-name="gr59" draw:text-style-name="P9" draw:layer="layout" svg:x1="13.153cm" svg:y1="16.874cm" svg:x2="13.153cm" svg:y2="17.179cm">
          <text:p/>
        </draw:line>
        <draw:polygon draw:style-name="gr58" draw:text-style-name="P8" draw:layer="layout" svg:width="0.004cm" svg:height="0.309cm" svg:x="13.151cm" svg:y="16.872cm" svg:viewBox="0 0 5 310" draw:points="0,310 5,310 5,0 0,0">
          <text:p/>
        </draw:polygon>
        <draw:line draw:style-name="gr59" draw:text-style-name="P9" draw:layer="layout" svg:x1="13.508cm" svg:y1="16.874cm" svg:x2="13.508cm" svg:y2="17.179cm">
          <text:p/>
        </draw:line>
        <draw:polygon draw:style-name="gr58" draw:text-style-name="P8" draw:layer="layout" svg:width="0.005cm" svg:height="0.309cm" svg:x="13.506cm" svg:y="16.872cm" svg:viewBox="0 0 6 310" draw:points="0,310 6,310 6,0 0,0">
          <text:p/>
        </draw:polygon>
        <draw:line draw:style-name="gr59" draw:text-style-name="P9" draw:layer="layout" svg:x1="13.864cm" svg:y1="16.874cm" svg:x2="13.864cm" svg:y2="17.179cm">
          <text:p/>
        </draw:line>
        <draw:polygon draw:style-name="gr58" draw:text-style-name="P8" draw:layer="layout" svg:width="0.004cm" svg:height="0.309cm" svg:x="13.862cm" svg:y="16.872cm" svg:viewBox="0 0 5 310" draw:points="0,310 5,310 5,0 0,0">
          <text:p/>
        </draw:polygon>
        <draw:line draw:style-name="gr59" draw:text-style-name="P9" draw:layer="layout" svg:x1="14.22cm" svg:y1="16.874cm" svg:x2="14.22cm" svg:y2="17.179cm">
          <text:p/>
        </draw:line>
        <draw:polygon draw:style-name="gr58" draw:text-style-name="P8" draw:layer="layout" svg:width="0.004cm" svg:height="0.309cm" svg:x="14.218cm" svg:y="16.872cm" svg:viewBox="0 0 5 310" draw:points="0,310 5,310 5,0 0,0">
          <text:p/>
        </draw:polygon>
        <draw:line draw:style-name="gr59" draw:text-style-name="P9" draw:layer="layout" svg:x1="14.575cm" svg:y1="16.874cm" svg:x2="14.575cm" svg:y2="17.179cm">
          <text:p/>
        </draw:line>
        <draw:polygon draw:style-name="gr58" draw:text-style-name="P8" draw:layer="layout" svg:width="0.004cm" svg:height="0.309cm" svg:x="14.573cm" svg:y="16.872cm" svg:viewBox="0 0 5 310" draw:points="0,310 5,310 5,0 0,0">
          <text:p/>
        </draw:polygon>
        <draw:line draw:style-name="gr59" draw:text-style-name="P9" draw:layer="layout" svg:x1="14.931cm" svg:y1="16.874cm" svg:x2="14.931cm" svg:y2="17.179cm">
          <text:p/>
        </draw:line>
        <draw:polygon draw:style-name="gr58" draw:text-style-name="P8" draw:layer="layout" svg:width="0.004cm" svg:height="0.309cm" svg:x="14.929cm" svg:y="16.872cm" svg:viewBox="0 0 5 310" draw:points="0,310 5,310 5,0 0,0">
          <text:p/>
        </draw:polygon>
        <draw:line draw:style-name="gr59" draw:text-style-name="P9" draw:layer="layout" svg:x1="15.286cm" svg:y1="16.874cm" svg:x2="15.286cm" svg:y2="17.179cm">
          <text:p/>
        </draw:line>
        <draw:polygon draw:style-name="gr58" draw:text-style-name="P8" draw:layer="layout" svg:width="0.005cm" svg:height="0.309cm" svg:x="15.284cm" svg:y="16.872cm" svg:viewBox="0 0 6 310" draw:points="0,310 6,310 6,0 0,0">
          <text:p/>
        </draw:polygon>
        <draw:line draw:style-name="gr59" draw:text-style-name="P9" draw:layer="layout" svg:x1="15.643cm" svg:y1="16.874cm" svg:x2="15.643cm" svg:y2="17.179cm">
          <text:p/>
        </draw:line>
        <draw:polygon draw:style-name="gr58" draw:text-style-name="P8" draw:layer="layout" svg:width="0.004cm" svg:height="0.309cm" svg:x="15.641cm" svg:y="16.872cm" svg:viewBox="0 0 5 310" draw:points="0,310 5,310 5,0 0,0">
          <text:p/>
        </draw:polygon>
        <draw:line draw:style-name="gr59" draw:text-style-name="P9" draw:layer="layout" svg:x1="15.999cm" svg:y1="16.874cm" svg:x2="15.999cm" svg:y2="17.179cm">
          <text:p/>
        </draw:line>
        <draw:polygon draw:style-name="gr58" draw:text-style-name="P8" draw:layer="layout" svg:width="0.004cm" svg:height="0.309cm" svg:x="15.997cm" svg:y="16.872cm" svg:viewBox="0 0 5 310" draw:points="0,310 5,310 5,0 0,0">
          <text:p/>
        </draw:polygon>
        <draw:line draw:style-name="gr59" draw:text-style-name="P9" draw:layer="layout" svg:x1="16.354cm" svg:y1="16.874cm" svg:x2="16.354cm" svg:y2="17.179cm">
          <text:p/>
        </draw:line>
        <draw:polygon draw:style-name="gr58" draw:text-style-name="P8" draw:layer="layout" svg:width="0.004cm" svg:height="0.309cm" svg:x="16.352cm" svg:y="16.872cm" svg:viewBox="0 0 5 310" draw:points="0,310 5,310 5,0 0,0">
          <text:p/>
        </draw:polygon>
        <draw:line draw:style-name="gr59" draw:text-style-name="P9" draw:layer="layout" svg:x1="16.71cm" svg:y1="16.874cm" svg:x2="16.71cm" svg:y2="17.179cm">
          <text:p/>
        </draw:line>
        <draw:polygon draw:style-name="gr58" draw:text-style-name="P8" draw:layer="layout" svg:width="0.004cm" svg:height="0.309cm" svg:x="16.708cm" svg:y="16.872cm" svg:viewBox="0 0 5 310" draw:points="0,310 5,310 5,0 0,0">
          <text:p/>
        </draw:polygon>
        <draw:line draw:style-name="gr59" draw:text-style-name="P9" draw:layer="layout" svg:x1="17.065cm" svg:y1="16.874cm" svg:x2="17.065cm" svg:y2="17.179cm">
          <text:p/>
        </draw:line>
        <draw:polygon draw:style-name="gr58" draw:text-style-name="P8" draw:layer="layout" svg:width="0.005cm" svg:height="0.309cm" svg:x="17.063cm" svg:y="16.872cm" svg:viewBox="0 0 6 310" draw:points="0,310 6,310 6,0 0,0">
          <text:p/>
        </draw:polygon>
        <draw:line draw:style-name="gr59" draw:text-style-name="P9" draw:layer="layout" svg:x1="17.421cm" svg:y1="16.874cm" svg:x2="17.421cm" svg:y2="17.179cm">
          <text:p/>
        </draw:line>
        <draw:polygon draw:style-name="gr58" draw:text-style-name="P8" draw:layer="layout" svg:width="0.004cm" svg:height="0.309cm" svg:x="17.419cm" svg:y="16.872cm" svg:viewBox="0 0 5 310" draw:points="0,310 5,310 5,0 0,0">
          <text:p/>
        </draw:polygon>
        <draw:line draw:style-name="gr59" draw:text-style-name="P9" draw:layer="layout" svg:x1="17.777cm" svg:y1="16.874cm" svg:x2="17.777cm" svg:y2="17.179cm">
          <text:p/>
        </draw:line>
        <draw:polygon draw:style-name="gr58" draw:text-style-name="P8" draw:layer="layout" svg:width="0.004cm" svg:height="0.309cm" svg:x="17.775cm" svg:y="16.872cm" svg:viewBox="0 0 5 310" draw:points="0,310 5,310 5,0 0,0">
          <text:p/>
        </draw:polygon>
        <draw:line draw:style-name="gr59" draw:text-style-name="P9" draw:layer="layout" svg:x1="3.194cm" svg:y1="14.977cm" svg:x2="3.194cm" svg:y2="15.35cm">
          <text:p/>
        </draw:line>
        <draw:polygon draw:style-name="gr58" draw:text-style-name="P8" draw:layer="layout" svg:width="0.005cm" svg:height="0.378cm" svg:x="3.192cm" svg:y="14.974cm" svg:viewBox="0 0 6 379" draw:points="0,379 6,379 6,0 0,0">
          <text:p/>
        </draw:polygon>
        <draw:line draw:style-name="gr59" draw:text-style-name="P9" draw:layer="layout" svg:x1="3.55cm" svg:y1="14.981cm" svg:x2="3.55cm" svg:y2="15.35cm">
          <text:p/>
        </draw:line>
        <draw:polygon draw:style-name="gr58" draw:text-style-name="P8" draw:layer="layout" svg:width="0.004cm" svg:height="0.373cm" svg:x="3.548cm" svg:y="14.979cm" svg:viewBox="0 0 5 374" draw:points="0,374 5,374 5,0 0,0">
          <text:p/>
        </draw:polygon>
        <draw:line draw:style-name="gr59" draw:text-style-name="P9" draw:layer="layout" svg:x1="6.039cm" svg:y1="17.484cm" svg:x2="6.039cm" svg:y2="17.788cm">
          <text:p/>
        </draw:line>
        <draw:polygon draw:style-name="gr58" draw:text-style-name="P8" draw:layer="layout" svg:width="0.004cm" svg:height="0.309cm" svg:x="6.037cm" svg:y="17.481cm" svg:viewBox="0 0 5 310" draw:points="0,310 5,310 5,0 0,0">
          <text:p/>
        </draw:polygon>
        <draw:line draw:style-name="gr59" draw:text-style-name="P9" draw:layer="layout" svg:x1="6.395cm" svg:y1="17.484cm" svg:x2="6.395cm" svg:y2="17.788cm">
          <text:p/>
        </draw:line>
        <draw:polygon draw:style-name="gr58" draw:text-style-name="P8" draw:layer="layout" svg:width="0.004cm" svg:height="0.309cm" svg:x="6.393cm" svg:y="17.481cm" svg:viewBox="0 0 5 310" draw:points="0,310 5,310 5,0 0,0">
          <text:p/>
        </draw:polygon>
        <draw:line draw:style-name="gr59" draw:text-style-name="P9" draw:layer="layout" svg:x1="6.043cm" svg:y1="19.549cm" svg:x2="6.395cm" svg:y2="19.549cm">
          <text:p/>
        </draw:line>
        <draw:polygon draw:style-name="gr58" draw:text-style-name="P8" draw:layer="layout" svg:width="0.356cm" svg:height="0.005cm" svg:x="6.041cm" svg:y="19.547cm" svg:viewBox="0 0 357 6" draw:points="0,6 357,6 357,0 0,0">
          <text:p/>
        </draw:polygon>
        <draw:line draw:style-name="gr59" draw:text-style-name="P9" draw:layer="layout" svg:x1="7.463cm" svg:y1="17.484cm" svg:x2="7.463cm" svg:y2="17.788cm">
          <text:p/>
        </draw:line>
        <draw:polygon draw:style-name="gr58" draw:text-style-name="P8" draw:layer="layout" svg:width="0.005cm" svg:height="0.309cm" svg:x="7.46cm" svg:y="17.481cm" svg:viewBox="0 0 6 310" draw:points="0,310 6,310 6,0 0,0">
          <text:p/>
        </draw:polygon>
        <draw:line draw:style-name="gr59" draw:text-style-name="P9" draw:layer="layout" svg:x1="7.818cm" svg:y1="17.484cm" svg:x2="7.818cm" svg:y2="17.788cm">
          <text:p/>
        </draw:line>
        <draw:polygon draw:style-name="gr58" draw:text-style-name="P8" draw:layer="layout" svg:width="0.004cm" svg:height="0.309cm" svg:x="7.816cm" svg:y="17.481cm" svg:viewBox="0 0 5 310" draw:points="0,310 5,310 5,0 0,0">
          <text:p/>
        </draw:polygon>
        <draw:line draw:style-name="gr59" draw:text-style-name="P9" draw:layer="layout" svg:x1="6.043cm" svg:y1="19.854cm" svg:x2="6.395cm" svg:y2="19.854cm">
          <text:p/>
        </draw:line>
        <draw:polygon draw:style-name="gr58" draw:text-style-name="P8" draw:layer="layout" svg:width="0.356cm" svg:height="0.004cm" svg:x="6.041cm" svg:y="19.852cm" svg:viewBox="0 0 357 5" draw:points="0,5 357,5 357,0 0,0">
          <text:p/>
        </draw:polygon>
        <draw:line draw:style-name="gr59" draw:text-style-name="P9" draw:layer="layout" svg:x1="9.596cm" svg:y1="17.484cm" svg:x2="9.596cm" svg:y2="17.788cm">
          <text:p/>
        </draw:line>
        <draw:polygon draw:style-name="gr58" draw:text-style-name="P8" draw:layer="layout" svg:width="0.004cm" svg:height="0.309cm" svg:x="9.594cm" svg:y="17.481cm" svg:viewBox="0 0 5 310" draw:points="0,310 5,310 5,0 0,0">
          <text:p/>
        </draw:polygon>
        <draw:line draw:style-name="gr59" draw:text-style-name="P9" draw:layer="layout" svg:x1="9.952cm" svg:y1="17.484cm" svg:x2="9.952cm" svg:y2="17.788cm">
          <text:p/>
        </draw:line>
        <draw:polygon draw:style-name="gr58" draw:text-style-name="P8" draw:layer="layout" svg:width="0.004cm" svg:height="0.309cm" svg:x="9.95cm" svg:y="17.481cm" svg:viewBox="0 0 5 310" draw:points="0,310 5,310 5,0 0,0">
          <text:p/>
        </draw:polygon>
        <draw:line draw:style-name="gr59" draw:text-style-name="P9" draw:layer="layout" svg:x1="10.307cm" svg:y1="17.484cm" svg:x2="10.307cm" svg:y2="17.788cm">
          <text:p/>
        </draw:line>
        <draw:polygon draw:style-name="gr58" draw:text-style-name="P8" draw:layer="layout" svg:width="0.004cm" svg:height="0.309cm" svg:x="10.305cm" svg:y="17.481cm" svg:viewBox="0 0 5 310" draw:points="0,310 5,310 5,0 0,0">
          <text:p/>
        </draw:polygon>
        <draw:line draw:style-name="gr59" draw:text-style-name="P9" draw:layer="layout" svg:x1="10.663cm" svg:y1="17.484cm" svg:x2="10.663cm" svg:y2="17.788cm">
          <text:p/>
        </draw:line>
        <draw:polygon draw:style-name="gr58" draw:text-style-name="P8" draw:layer="layout" svg:width="0.004cm" svg:height="0.309cm" svg:x="10.661cm" svg:y="17.481cm" svg:viewBox="0 0 5 310" draw:points="0,310 5,310 5,0 0,0">
          <text:p/>
        </draw:polygon>
        <draw:line draw:style-name="gr59" draw:text-style-name="P9" draw:layer="layout" svg:x1="11.019cm" svg:y1="17.484cm" svg:x2="11.019cm" svg:y2="17.788cm">
          <text:p/>
        </draw:line>
        <draw:polygon draw:style-name="gr58" draw:text-style-name="P8" draw:layer="layout" svg:width="0.005cm" svg:height="0.309cm" svg:x="11.016cm" svg:y="17.481cm" svg:viewBox="0 0 6 310" draw:points="0,310 6,310 6,0 0,0">
          <text:p/>
        </draw:polygon>
        <draw:line draw:style-name="gr59" draw:text-style-name="P9" draw:layer="layout" svg:x1="11.375cm" svg:y1="17.484cm" svg:x2="11.375cm" svg:y2="17.788cm">
          <text:p/>
        </draw:line>
        <draw:polygon draw:style-name="gr58" draw:text-style-name="P8" draw:layer="layout" svg:width="0.004cm" svg:height="0.309cm" svg:x="11.373cm" svg:y="17.481cm" svg:viewBox="0 0 5 310" draw:points="0,310 5,310 5,0 0,0">
          <text:p/>
        </draw:polygon>
        <draw:line draw:style-name="gr59" draw:text-style-name="P9" draw:layer="layout" svg:x1="11.73cm" svg:y1="17.484cm" svg:x2="11.73cm" svg:y2="17.788cm">
          <text:p/>
        </draw:line>
        <draw:polygon draw:style-name="gr58" draw:text-style-name="P8" draw:layer="layout" svg:width="0.005cm" svg:height="0.309cm" svg:x="11.728cm" svg:y="17.481cm" svg:viewBox="0 0 6 310" draw:points="0,310 6,310 6,0 0,0">
          <text:p/>
        </draw:polygon>
        <draw:line draw:style-name="gr59" draw:text-style-name="P9" draw:layer="layout" svg:x1="12.086cm" svg:y1="17.484cm" svg:x2="12.086cm" svg:y2="17.788cm">
          <text:p/>
        </draw:line>
        <draw:polygon draw:style-name="gr58" draw:text-style-name="P8" draw:layer="layout" svg:width="0.004cm" svg:height="0.309cm" svg:x="12.084cm" svg:y="17.481cm" svg:viewBox="0 0 5 310" draw:points="0,310 5,310 5,0 0,0">
          <text:p/>
        </draw:polygon>
        <draw:line draw:style-name="gr59" draw:text-style-name="P9" draw:layer="layout" svg:x1="12.442cm" svg:y1="17.484cm" svg:x2="12.442cm" svg:y2="17.788cm">
          <text:p/>
        </draw:line>
        <draw:polygon draw:style-name="gr58" draw:text-style-name="P8" draw:layer="layout" svg:width="0.004cm" svg:height="0.309cm" svg:x="12.44cm" svg:y="17.481cm" svg:viewBox="0 0 5 310" draw:points="0,310 5,310 5,0 0,0">
          <text:p/>
        </draw:polygon>
        <draw:line draw:style-name="gr59" draw:text-style-name="P9" draw:layer="layout" svg:x1="3.194cm" svg:y1="20.841cm" svg:x2="9.241cm" svg:y2="20.841cm">
          <text:p/>
        </draw:line>
        <draw:polygon draw:style-name="gr58" draw:text-style-name="P8" draw:layer="layout" svg:width="6.05cm" svg:height="0.005cm" svg:x="3.192cm" svg:y="20.838cm" svg:viewBox="0 0 6051 6" draw:points="0,6 6051,6 6051,0 0,0">
          <text:p/>
        </draw:polygon>
        <draw:line draw:style-name="gr59" draw:text-style-name="P9" draw:layer="layout" svg:x1="3.194cm" svg:y1="17.92cm" svg:x2="3.194cm" svg:y2="18.224cm">
          <text:p/>
        </draw:line>
        <draw:polygon draw:style-name="gr58" draw:text-style-name="P8" draw:layer="layout" svg:width="0.005cm" svg:height="0.309cm" svg:x="3.192cm" svg:y="17.917cm" svg:viewBox="0 0 6 310" draw:points="0,310 6,310 6,0 0,0">
          <text:p/>
        </draw:polygon>
        <draw:line draw:style-name="gr59" draw:text-style-name="P9" draw:layer="layout" svg:x1="3.55cm" svg:y1="17.924cm" svg:x2="3.55cm" svg:y2="18.224cm">
          <text:p/>
        </draw:line>
        <draw:polygon draw:style-name="gr58" draw:text-style-name="P8" draw:layer="layout" svg:width="0.004cm" svg:height="0.304cm" svg:x="3.548cm" svg:y="17.922cm" svg:viewBox="0 0 5 305" draw:points="0,305 5,305 5,0 0,0">
          <text:p/>
        </draw:polygon>
        <draw:line draw:style-name="gr59" draw:text-style-name="P9" draw:layer="layout" svg:x1="5.328cm" svg:y1="17.484cm" svg:x2="5.328cm" svg:y2="17.788cm">
          <text:p/>
        </draw:line>
        <draw:polygon draw:style-name="gr58" draw:text-style-name="P8" draw:layer="layout" svg:width="0.004cm" svg:height="0.309cm" svg:x="5.326cm" svg:y="17.481cm" svg:viewBox="0 0 5 310" draw:points="0,310 5,310 5,0 0,0">
          <text:p/>
        </draw:polygon>
        <draw:line draw:style-name="gr59" draw:text-style-name="P9" draw:layer="layout" svg:x1="5.683cm" svg:y1="17.484cm" svg:x2="5.683cm" svg:y2="17.788cm">
          <text:p/>
        </draw:line>
        <draw:polygon draw:style-name="gr58" draw:text-style-name="P8" draw:layer="layout" svg:width="0.006cm" svg:height="0.309cm" svg:x="5.681cm" svg:y="17.481cm" svg:viewBox="0 0 7 310" draw:points="0,310 7,310 7,0 0,0">
          <text:p/>
        </draw:polygon>
        <draw:line draw:style-name="gr59" draw:text-style-name="P9" draw:layer="layout" svg:x1="6.039cm" svg:y1="19.549cm" svg:x2="6.039cm" svg:y2="19.854cm">
          <text:p/>
        </draw:line>
        <draw:polygon draw:style-name="gr58" draw:text-style-name="P8" draw:layer="layout" svg:width="0.004cm" svg:height="0.309cm" svg:x="6.037cm" svg:y="19.547cm" svg:viewBox="0 0 5 310" draw:points="0,310 5,310 5,0 0,0">
          <text:p/>
        </draw:polygon>
        <draw:line draw:style-name="gr59" draw:text-style-name="P9" draw:layer="layout" svg:x1="6.395cm" svg:y1="19.554cm" svg:x2="6.395cm" svg:y2="19.854cm">
          <text:p/>
        </draw:line>
        <draw:polygon draw:style-name="gr58" draw:text-style-name="P8" draw:layer="layout" svg:width="0.004cm" svg:height="0.304cm" svg:x="6.393cm" svg:y="19.552cm" svg:viewBox="0 0 5 305" draw:points="0,305 5,305 5,0 0,0">
          <text:p/>
        </draw:polygon>
        <draw:line draw:style-name="gr59" draw:text-style-name="P9" draw:layer="layout" svg:x1="6.751cm" svg:y1="17.484cm" svg:x2="6.751cm" svg:y2="17.788cm">
          <text:p/>
        </draw:line>
        <draw:polygon draw:style-name="gr58" draw:text-style-name="P8" draw:layer="layout" svg:width="0.004cm" svg:height="0.309cm" svg:x="6.749cm" svg:y="17.481cm" svg:viewBox="0 0 5 310" draw:points="0,310 5,310 5,0 0,0">
          <text:p/>
        </draw:polygon>
        <draw:line draw:style-name="gr59" draw:text-style-name="P9" draw:layer="layout" svg:x1="7.107cm" svg:y1="17.484cm" svg:x2="7.107cm" svg:y2="17.788cm">
          <text:p/>
        </draw:line>
        <draw:polygon draw:style-name="gr58" draw:text-style-name="P8" draw:layer="layout" svg:width="0.004cm" svg:height="0.309cm" svg:x="7.105cm" svg:y="17.481cm" svg:viewBox="0 0 5 310" draw:points="0,310 5,310 5,0 0,0">
          <text:p/>
        </draw:polygon>
        <draw:line draw:style-name="gr59" draw:text-style-name="P9" draw:layer="layout" svg:x1="7.463cm" svg:y1="19.549cm" svg:x2="7.463cm" svg:y2="19.854cm">
          <text:p/>
        </draw:line>
        <draw:polygon draw:style-name="gr58" draw:text-style-name="P8" draw:layer="layout" svg:width="0.005cm" svg:height="0.309cm" svg:x="7.46cm" svg:y="19.547cm" svg:viewBox="0 0 6 310" draw:points="0,310 6,310 6,0 0,0">
          <text:p/>
        </draw:polygon>
        <draw:line draw:style-name="gr59" draw:text-style-name="P9" draw:layer="layout" svg:x1="7.818cm" svg:y1="19.554cm" svg:x2="7.818cm" svg:y2="19.854cm">
          <text:p/>
        </draw:line>
        <draw:polygon draw:style-name="gr58" draw:text-style-name="P8" draw:layer="layout" svg:width="0.004cm" svg:height="0.304cm" svg:x="7.816cm" svg:y="19.552cm" svg:viewBox="0 0 5 305" draw:points="0,305 5,305 5,0 0,0">
          <text:p/>
        </draw:polygon>
        <draw:line draw:style-name="gr59" draw:text-style-name="P9" draw:layer="layout" svg:x1="8.174cm" svg:y1="17.484cm" svg:x2="8.174cm" svg:y2="17.788cm">
          <text:p/>
        </draw:line>
        <draw:polygon draw:style-name="gr58" draw:text-style-name="P8" draw:layer="layout" svg:width="0.004cm" svg:height="0.309cm" svg:x="8.172cm" svg:y="17.481cm" svg:viewBox="0 0 5 310" draw:points="0,310 5,310 5,0 0,0">
          <text:p/>
        </draw:polygon>
        <draw:line draw:style-name="gr59" draw:text-style-name="P9" draw:layer="layout" svg:x1="8.529cm" svg:y1="17.484cm" svg:x2="8.529cm" svg:y2="17.788cm">
          <text:p/>
        </draw:line>
        <draw:polygon draw:style-name="gr58" draw:text-style-name="P8" draw:layer="layout" svg:width="0.004cm" svg:height="0.309cm" svg:x="8.527cm" svg:y="17.481cm" svg:viewBox="0 0 5 310" draw:points="0,310 5,310 5,0 0,0">
          <text:p/>
        </draw:polygon>
        <draw:line draw:style-name="gr59" draw:text-style-name="P9" draw:layer="layout" svg:x1="8.885cm" svg:y1="17.484cm" svg:x2="8.885cm" svg:y2="17.788cm">
          <text:p/>
        </draw:line>
        <draw:polygon draw:style-name="gr58" draw:text-style-name="P8" draw:layer="layout" svg:width="0.004cm" svg:height="0.309cm" svg:x="8.883cm" svg:y="17.481cm" svg:viewBox="0 0 5 310" draw:points="0,310 5,310 5,0 0,0">
          <text:p/>
        </draw:polygon>
        <draw:line draw:style-name="gr59" draw:text-style-name="P9" draw:layer="layout" svg:x1="9.241cm" svg:y1="17.484cm" svg:x2="9.241cm" svg:y2="17.788cm">
          <text:p/>
        </draw:line>
        <draw:polygon draw:style-name="gr58" draw:text-style-name="P8" draw:layer="layout" svg:width="0.005cm" svg:height="0.309cm" svg:x="9.238cm" svg:y="17.481cm" svg:viewBox="0 0 6 310" draw:points="0,310 6,310 6,0 0,0">
          <text:p/>
        </draw:polygon>
        <draw:line draw:style-name="gr59" draw:text-style-name="P9" draw:layer="layout" svg:x1="9.596cm" svg:y1="20.536cm" svg:x2="9.596cm" svg:y2="20.841cm">
          <text:p/>
        </draw:line>
        <draw:polygon draw:style-name="gr58" draw:text-style-name="P8" draw:layer="layout" svg:width="0.004cm" svg:height="0.309cm" svg:x="9.594cm" svg:y="20.534cm" svg:viewBox="0 0 5 310" draw:points="0,310 5,310 5,0 0,0">
          <text:p/>
        </draw:polygon>
        <draw:line draw:style-name="gr59" draw:text-style-name="P9" draw:layer="layout" svg:x1="9.952cm" svg:y1="20.536cm" svg:x2="9.952cm" svg:y2="20.841cm">
          <text:p/>
        </draw:line>
        <draw:polygon draw:style-name="gr58" draw:text-style-name="P8" draw:layer="layout" svg:width="0.004cm" svg:height="0.309cm" svg:x="9.95cm" svg:y="20.534cm" svg:viewBox="0 0 5 310" draw:points="0,310 5,310 5,0 0,0">
          <text:p/>
        </draw:polygon>
        <draw:line draw:style-name="gr59" draw:text-style-name="P9" draw:layer="layout" svg:x1="10.307cm" svg:y1="20.536cm" svg:x2="10.307cm" svg:y2="20.841cm">
          <text:p/>
        </draw:line>
        <draw:polygon draw:style-name="gr58" draw:text-style-name="P8" draw:layer="layout" svg:width="0.004cm" svg:height="0.309cm" svg:x="10.305cm" svg:y="20.534cm" svg:viewBox="0 0 5 310" draw:points="0,310 5,310 5,0 0,0">
          <text:p/>
        </draw:polygon>
        <draw:line draw:style-name="gr59" draw:text-style-name="P9" draw:layer="layout" svg:x1="10.663cm" svg:y1="20.536cm" svg:x2="10.663cm" svg:y2="20.841cm">
          <text:p/>
        </draw:line>
        <draw:polygon draw:style-name="gr58" draw:text-style-name="P8" draw:layer="layout" svg:width="0.004cm" svg:height="0.309cm" svg:x="10.661cm" svg:y="20.534cm" svg:viewBox="0 0 5 310" draw:points="0,310 5,310 5,0 0,0">
          <text:p/>
        </draw:polygon>
        <draw:line draw:style-name="gr59" draw:text-style-name="P9" draw:layer="layout" svg:x1="11.019cm" svg:y1="20.536cm" svg:x2="11.019cm" svg:y2="20.841cm">
          <text:p/>
        </draw:line>
        <draw:polygon draw:style-name="gr58" draw:text-style-name="P8" draw:layer="layout" svg:width="0.005cm" svg:height="0.309cm" svg:x="11.016cm" svg:y="20.534cm" svg:viewBox="0 0 6 310" draw:points="0,310 6,310 6,0 0,0">
          <text:p/>
        </draw:polygon>
        <draw:line draw:style-name="gr59" draw:text-style-name="P9" draw:layer="layout" svg:x1="11.375cm" svg:y1="20.536cm" svg:x2="11.375cm" svg:y2="20.841cm">
          <text:p/>
        </draw:line>
        <draw:polygon draw:style-name="gr58" draw:text-style-name="P8" draw:layer="layout" svg:width="0.004cm" svg:height="0.309cm" svg:x="11.373cm" svg:y="20.534cm" svg:viewBox="0 0 5 310" draw:points="0,310 5,310 5,0 0,0">
          <text:p/>
        </draw:polygon>
        <draw:line draw:style-name="gr59" draw:text-style-name="P9" draw:layer="layout" svg:x1="11.73cm" svg:y1="20.536cm" svg:x2="11.73cm" svg:y2="20.841cm">
          <text:p/>
        </draw:line>
        <draw:polygon draw:style-name="gr58" draw:text-style-name="P8" draw:layer="layout" svg:width="0.005cm" svg:height="0.309cm" svg:x="11.728cm" svg:y="20.534cm" svg:viewBox="0 0 6 310" draw:points="0,310 6,310 6,0 0,0">
          <text:p/>
        </draw:polygon>
        <draw:line draw:style-name="gr59" draw:text-style-name="P9" draw:layer="layout" svg:x1="13.508cm" svg:y1="17.484cm" svg:x2="13.508cm" svg:y2="17.788cm">
          <text:p/>
        </draw:line>
        <draw:polygon draw:style-name="gr58" draw:text-style-name="P8" draw:layer="layout" svg:width="0.005cm" svg:height="0.309cm" svg:x="13.506cm" svg:y="17.481cm" svg:viewBox="0 0 6 310" draw:points="0,310 6,310 6,0 0,0">
          <text:p/>
        </draw:polygon>
        <draw:line draw:style-name="gr59" draw:text-style-name="P9" draw:layer="layout" svg:x1="13.864cm" svg:y1="17.484cm" svg:x2="13.864cm" svg:y2="17.788cm">
          <text:p/>
        </draw:line>
        <draw:polygon draw:style-name="gr58" draw:text-style-name="P8" draw:layer="layout" svg:width="0.004cm" svg:height="0.309cm" svg:x="13.862cm" svg:y="17.481cm" svg:viewBox="0 0 5 310" draw:points="0,310 5,310 5,0 0,0">
          <text:p/>
        </draw:polygon>
        <draw:line draw:style-name="gr59" draw:text-style-name="P9" draw:layer="layout" svg:x1="14.22cm" svg:y1="17.484cm" svg:x2="14.22cm" svg:y2="17.788cm">
          <text:p/>
        </draw:line>
        <draw:polygon draw:style-name="gr58" draw:text-style-name="P8" draw:layer="layout" svg:width="0.004cm" svg:height="0.309cm" svg:x="14.218cm" svg:y="17.481cm" svg:viewBox="0 0 5 310" draw:points="0,310 5,310 5,0 0,0">
          <text:p/>
        </draw:polygon>
        <draw:line draw:style-name="gr59" draw:text-style-name="P9" draw:layer="layout" svg:x1="14.575cm" svg:y1="17.484cm" svg:x2="14.575cm" svg:y2="17.788cm">
          <text:p/>
        </draw:line>
        <draw:polygon draw:style-name="gr58" draw:text-style-name="P8" draw:layer="layout" svg:width="0.004cm" svg:height="0.309cm" svg:x="14.573cm" svg:y="17.481cm" svg:viewBox="0 0 5 310" draw:points="0,310 5,310 5,0 0,0">
          <text:p/>
        </draw:polygon>
        <draw:line draw:style-name="gr59" draw:text-style-name="P9" draw:layer="layout" svg:x1="14.931cm" svg:y1="17.484cm" svg:x2="14.931cm" svg:y2="17.788cm">
          <text:p/>
        </draw:line>
        <draw:polygon draw:style-name="gr58" draw:text-style-name="P8" draw:layer="layout" svg:width="0.004cm" svg:height="0.309cm" svg:x="14.929cm" svg:y="17.481cm" svg:viewBox="0 0 5 310" draw:points="0,310 5,310 5,0 0,0">
          <text:p/>
        </draw:polygon>
        <draw:line draw:style-name="gr59" draw:text-style-name="P9" draw:layer="layout" svg:x1="3.199cm" svg:y1="25.024cm" svg:x2="3.55cm" svg:y2="25.024cm">
          <text:p/>
        </draw:line>
        <draw:polygon draw:style-name="gr58" draw:text-style-name="P8" draw:layer="layout" svg:width="0.355cm" svg:height="0.004cm" svg:x="3.197cm" svg:y="25.022cm" svg:viewBox="0 0 356 5" draw:points="0,5 356,5 356,0 0,0">
          <text:p/>
        </draw:polygon>
        <draw:line draw:style-name="gr59" draw:text-style-name="P9" draw:layer="layout" svg:x1="5.332cm" svg:y1="25.024cm" svg:x2="11.73cm" svg:y2="25.024cm">
          <text:p/>
        </draw:line>
        <draw:polygon draw:style-name="gr58" draw:text-style-name="P8" draw:layer="layout" svg:width="6.403cm" svg:height="0.004cm" svg:x="5.33cm" svg:y="25.022cm" svg:viewBox="0 0 6404 5" draw:points="0,5 6404,5 6404,0 0,0">
          <text:p/>
        </draw:polygon>
        <draw:line draw:style-name="gr59" draw:text-style-name="P9" draw:layer="layout" svg:x1="3.194cm" svg:y1="24.652cm" svg:x2="3.194cm" svg:y2="25.024cm">
          <text:p/>
        </draw:line>
        <draw:polygon draw:style-name="gr58" draw:text-style-name="P8" draw:layer="layout" svg:width="0.005cm" svg:height="0.377cm" svg:x="3.192cm" svg:y="24.649cm" svg:viewBox="0 0 6 378" draw:points="0,378 6,378 6,0 0,0">
          <text:p/>
        </draw:polygon>
        <draw:line draw:style-name="gr59" draw:text-style-name="P9" draw:layer="layout" svg:x1="3.55cm" svg:y1="24.656cm" svg:x2="3.55cm" svg:y2="25.024cm">
          <text:p/>
        </draw:line>
        <draw:polygon draw:style-name="gr58" draw:text-style-name="P8" draw:layer="layout" svg:width="0.004cm" svg:height="0.372cm" svg:x="3.548cm" svg:y="24.654cm" svg:viewBox="0 0 5 373" draw:points="0,373 5,373 5,0 0,0">
          <text:p/>
        </draw:polygon>
        <draw:line draw:style-name="gr59" draw:text-style-name="P9" draw:layer="layout" svg:x1="3.194cm" svg:y1="25.769cm" svg:x2="3.194cm" svg:y2="26.095cm">
          <text:p/>
        </draw:line>
        <draw:polygon draw:style-name="gr58" draw:text-style-name="P8" draw:layer="layout" svg:width="0.005cm" svg:height="0.33cm" svg:x="3.192cm" svg:y="25.767cm" svg:viewBox="0 0 6 331" draw:points="0,331 6,331 6,0 0,0">
          <text:p/>
        </draw:polygon>
        <draw:line draw:style-name="gr59" draw:text-style-name="P9" draw:layer="layout" svg:x1="3.55cm" svg:y1="25.773cm" svg:x2="3.55cm" svg:y2="26.095cm">
          <text:p/>
        </draw:line>
        <draw:polygon draw:style-name="gr58" draw:text-style-name="P8" draw:layer="layout" svg:width="0.004cm" svg:height="0.326cm" svg:x="3.548cm" svg:y="25.771cm" svg:viewBox="0 0 5 327" draw:points="0,327 5,327 5,0 0,0">
          <text:p/>
        </draw:polygon>
        <draw:line draw:style-name="gr59" draw:text-style-name="P9" draw:layer="layout" svg:x1="3.905cm" svg:y1="17.484cm" svg:x2="3.905cm" svg:y2="17.788cm">
          <text:p/>
        </draw:line>
        <draw:polygon draw:style-name="gr58" draw:text-style-name="P8" draw:layer="layout" svg:width="0.005cm" svg:height="0.309cm" svg:x="3.903cm" svg:y="17.481cm" svg:viewBox="0 0 6 310" draw:points="0,310 6,310 6,0 0,0">
          <text:p/>
        </draw:polygon>
        <draw:line draw:style-name="gr59" draw:text-style-name="P9" draw:layer="layout" svg:x1="4.261cm" svg:y1="17.484cm" svg:x2="4.261cm" svg:y2="17.788cm">
          <text:p/>
        </draw:line>
        <draw:polygon draw:style-name="gr58" draw:text-style-name="P8" draw:layer="layout" svg:width="0.004cm" svg:height="0.309cm" svg:x="4.259cm" svg:y="17.481cm" svg:viewBox="0 0 5 310" draw:points="0,310 5,310 5,0 0,0">
          <text:p/>
        </draw:polygon>
        <draw:line draw:style-name="gr59" draw:text-style-name="P9" draw:layer="layout" svg:x1="4.617cm" svg:y1="17.484cm" svg:x2="4.617cm" svg:y2="17.788cm">
          <text:p/>
        </draw:line>
        <draw:polygon draw:style-name="gr58" draw:text-style-name="P8" draw:layer="layout" svg:width="0.004cm" svg:height="0.309cm" svg:x="4.615cm" svg:y="17.481cm" svg:viewBox="0 0 5 310" draw:points="0,310 5,310 5,0 0,0">
          <text:p/>
        </draw:polygon>
        <draw:line draw:style-name="gr59" draw:text-style-name="P9" draw:layer="layout" svg:x1="4.972cm" svg:y1="17.484cm" svg:x2="4.972cm" svg:y2="17.788cm">
          <text:p/>
        </draw:line>
        <draw:polygon draw:style-name="gr58" draw:text-style-name="P8" draw:layer="layout" svg:width="0.004cm" svg:height="0.309cm" svg:x="4.97cm" svg:y="17.481cm" svg:viewBox="0 0 5 310" draw:points="0,310 5,310 5,0 0,0">
          <text:p/>
        </draw:polygon>
        <draw:line draw:style-name="gr59" draw:text-style-name="P9" draw:layer="layout" svg:x1="5.328cm" svg:y1="24.652cm" svg:x2="5.328cm" svg:y2="25.024cm">
          <text:p/>
        </draw:line>
        <draw:polygon draw:style-name="gr58" draw:text-style-name="P8" draw:layer="layout" svg:width="0.004cm" svg:height="0.377cm" svg:x="5.326cm" svg:y="24.649cm" svg:viewBox="0 0 5 378" draw:points="0,378 5,378 5,0 0,0">
          <text:p/>
        </draw:polygon>
        <draw:line draw:style-name="gr59" draw:text-style-name="P9" draw:layer="layout" svg:x1="5.683cm" svg:y1="24.652cm" svg:x2="5.683cm" svg:y2="25.024cm">
          <text:p/>
        </draw:line>
        <draw:polygon draw:style-name="gr58" draw:text-style-name="P8" draw:layer="layout" svg:width="0.006cm" svg:height="0.377cm" svg:x="5.681cm" svg:y="24.649cm" svg:viewBox="0 0 7 378" draw:points="0,378 7,378 7,0 0,0">
          <text:p/>
        </draw:polygon>
        <draw:line draw:style-name="gr59" draw:text-style-name="P9" draw:layer="layout" svg:x1="6.039cm" svg:y1="24.652cm" svg:x2="6.039cm" svg:y2="25.024cm">
          <text:p/>
        </draw:line>
        <draw:polygon draw:style-name="gr58" draw:text-style-name="P8" draw:layer="layout" svg:width="0.004cm" svg:height="0.377cm" svg:x="6.037cm" svg:y="24.649cm" svg:viewBox="0 0 5 378" draw:points="0,378 5,378 5,0 0,0">
          <text:p/>
        </draw:polygon>
        <draw:line draw:style-name="gr59" draw:text-style-name="P9" draw:layer="layout" svg:x1="6.395cm" svg:y1="24.652cm" svg:x2="6.395cm" svg:y2="25.024cm">
          <text:p/>
        </draw:line>
        <draw:polygon draw:style-name="gr58" draw:text-style-name="P8" draw:layer="layout" svg:width="0.004cm" svg:height="0.377cm" svg:x="6.393cm" svg:y="24.649cm" svg:viewBox="0 0 5 378" draw:points="0,378 5,378 5,0 0,0">
          <text:p/>
        </draw:polygon>
        <draw:line draw:style-name="gr59" draw:text-style-name="P9" draw:layer="layout" svg:x1="6.751cm" svg:y1="24.652cm" svg:x2="6.751cm" svg:y2="25.024cm">
          <text:p/>
        </draw:line>
        <draw:polygon draw:style-name="gr58" draw:text-style-name="P8" draw:layer="layout" svg:width="0.004cm" svg:height="0.377cm" svg:x="6.749cm" svg:y="24.649cm" svg:viewBox="0 0 5 378" draw:points="0,378 5,378 5,0 0,0">
          <text:p/>
        </draw:polygon>
        <draw:line draw:style-name="gr59" draw:text-style-name="P9" draw:layer="layout" svg:x1="7.107cm" svg:y1="24.652cm" svg:x2="7.107cm" svg:y2="25.024cm">
          <text:p/>
        </draw:line>
        <draw:polygon draw:style-name="gr58" draw:text-style-name="P8" draw:layer="layout" svg:width="0.004cm" svg:height="0.377cm" svg:x="7.105cm" svg:y="24.649cm" svg:viewBox="0 0 5 378" draw:points="0,378 5,378 5,0 0,0">
          <text:p/>
        </draw:polygon>
        <draw:line draw:style-name="gr59" draw:text-style-name="P9" draw:layer="layout" svg:x1="7.463cm" svg:y1="24.652cm" svg:x2="7.463cm" svg:y2="25.024cm">
          <text:p/>
        </draw:line>
        <draw:polygon draw:style-name="gr58" draw:text-style-name="P8" draw:layer="layout" svg:width="0.005cm" svg:height="0.377cm" svg:x="7.46cm" svg:y="24.649cm" svg:viewBox="0 0 6 378" draw:points="0,378 6,378 6,0 0,0">
          <text:p/>
        </draw:polygon>
        <draw:line draw:style-name="gr59" draw:text-style-name="P9" draw:layer="layout" svg:x1="7.818cm" svg:y1="24.652cm" svg:x2="7.818cm" svg:y2="25.024cm">
          <text:p/>
        </draw:line>
        <draw:polygon draw:style-name="gr58" draw:text-style-name="P8" draw:layer="layout" svg:width="0.004cm" svg:height="0.377cm" svg:x="7.816cm" svg:y="24.649cm" svg:viewBox="0 0 5 378" draw:points="0,378 5,378 5,0 0,0">
          <text:p/>
        </draw:polygon>
        <draw:line draw:style-name="gr59" draw:text-style-name="P9" draw:layer="layout" svg:x1="8.174cm" svg:y1="24.652cm" svg:x2="8.174cm" svg:y2="25.024cm">
          <text:p/>
        </draw:line>
        <draw:polygon draw:style-name="gr58" draw:text-style-name="P8" draw:layer="layout" svg:width="0.004cm" svg:height="0.377cm" svg:x="8.172cm" svg:y="24.649cm" svg:viewBox="0 0 5 378" draw:points="0,378 5,378 5,0 0,0">
          <text:p/>
        </draw:polygon>
        <draw:line draw:style-name="gr59" draw:text-style-name="P9" draw:layer="layout" svg:x1="8.529cm" svg:y1="24.652cm" svg:x2="8.529cm" svg:y2="25.024cm">
          <text:p/>
        </draw:line>
        <draw:polygon draw:style-name="gr58" draw:text-style-name="P8" draw:layer="layout" svg:width="0.004cm" svg:height="0.377cm" svg:x="8.527cm" svg:y="24.649cm" svg:viewBox="0 0 5 378" draw:points="0,378 5,378 5,0 0,0">
          <text:p/>
        </draw:polygon>
        <draw:line draw:style-name="gr59" draw:text-style-name="P9" draw:layer="layout" svg:x1="8.885cm" svg:y1="24.652cm" svg:x2="8.885cm" svg:y2="25.024cm">
          <text:p/>
        </draw:line>
        <draw:polygon draw:style-name="gr58" draw:text-style-name="P8" draw:layer="layout" svg:width="0.004cm" svg:height="0.377cm" svg:x="8.883cm" svg:y="24.649cm" svg:viewBox="0 0 5 378" draw:points="0,378 5,378 5,0 0,0">
          <text:p/>
        </draw:polygon>
        <draw:line draw:style-name="gr59" draw:text-style-name="P9" draw:layer="layout" svg:x1="9.241cm" svg:y1="24.652cm" svg:x2="9.241cm" svg:y2="25.024cm">
          <text:p/>
        </draw:line>
        <draw:polygon draw:style-name="gr58" draw:text-style-name="P8" draw:layer="layout" svg:width="0.005cm" svg:height="0.377cm" svg:x="9.238cm" svg:y="24.649cm" svg:viewBox="0 0 6 378" draw:points="0,378 6,378 6,0 0,0">
          <text:p/>
        </draw:polygon>
        <draw:line draw:style-name="gr59" draw:text-style-name="P9" draw:layer="layout" svg:x1="9.596cm" svg:y1="24.652cm" svg:x2="9.596cm" svg:y2="25.024cm">
          <text:p/>
        </draw:line>
        <draw:polygon draw:style-name="gr58" draw:text-style-name="P8" draw:layer="layout" svg:width="0.004cm" svg:height="0.377cm" svg:x="9.594cm" svg:y="24.649cm" svg:viewBox="0 0 5 378" draw:points="0,378 5,378 5,0 0,0">
          <text:p/>
        </draw:polygon>
        <draw:line draw:style-name="gr59" draw:text-style-name="P9" draw:layer="layout" svg:x1="9.952cm" svg:y1="24.652cm" svg:x2="9.952cm" svg:y2="25.024cm">
          <text:p/>
        </draw:line>
        <draw:polygon draw:style-name="gr58" draw:text-style-name="P8" draw:layer="layout" svg:width="0.004cm" svg:height="0.377cm" svg:x="9.95cm" svg:y="24.649cm" svg:viewBox="0 0 5 378" draw:points="0,378 5,378 5,0 0,0">
          <text:p/>
        </draw:polygon>
        <draw:line draw:style-name="gr59" draw:text-style-name="P9" draw:layer="layout" svg:x1="10.307cm" svg:y1="24.652cm" svg:x2="10.307cm" svg:y2="25.024cm">
          <text:p/>
        </draw:line>
        <draw:polygon draw:style-name="gr58" draw:text-style-name="P8" draw:layer="layout" svg:width="0.004cm" svg:height="0.377cm" svg:x="10.305cm" svg:y="24.649cm" svg:viewBox="0 0 5 378" draw:points="0,378 5,378 5,0 0,0">
          <text:p/>
        </draw:polygon>
        <draw:line draw:style-name="gr59" draw:text-style-name="P9" draw:layer="layout" svg:x1="10.663cm" svg:y1="24.652cm" svg:x2="10.663cm" svg:y2="25.024cm">
          <text:p/>
        </draw:line>
        <draw:polygon draw:style-name="gr58" draw:text-style-name="P8" draw:layer="layout" svg:width="0.004cm" svg:height="0.377cm" svg:x="10.661cm" svg:y="24.649cm" svg:viewBox="0 0 5 378" draw:points="0,378 5,378 5,0 0,0">
          <text:p/>
        </draw:polygon>
        <draw:line draw:style-name="gr59" draw:text-style-name="P9" draw:layer="layout" svg:x1="11.019cm" svg:y1="24.652cm" svg:x2="11.019cm" svg:y2="25.024cm">
          <text:p/>
        </draw:line>
        <draw:polygon draw:style-name="gr58" draw:text-style-name="P8" draw:layer="layout" svg:width="0.005cm" svg:height="0.377cm" svg:x="11.016cm" svg:y="24.649cm" svg:viewBox="0 0 6 378" draw:points="0,378 6,378 6,0 0,0">
          <text:p/>
        </draw:polygon>
        <draw:line draw:style-name="gr59" draw:text-style-name="P9" draw:layer="layout" svg:x1="11.375cm" svg:y1="24.652cm" svg:x2="11.375cm" svg:y2="25.024cm">
          <text:p/>
        </draw:line>
        <draw:polygon draw:style-name="gr58" draw:text-style-name="P8" draw:layer="layout" svg:width="0.004cm" svg:height="0.377cm" svg:x="11.373cm" svg:y="24.649cm" svg:viewBox="0 0 5 378" draw:points="0,378 5,378 5,0 0,0">
          <text:p/>
        </draw:polygon>
        <draw:line draw:style-name="gr59" draw:text-style-name="P9" draw:layer="layout" svg:x1="11.73cm" svg:y1="24.652cm" svg:x2="11.73cm" svg:y2="25.024cm">
          <text:p/>
        </draw:line>
        <draw:polygon draw:style-name="gr58" draw:text-style-name="P8" draw:layer="layout" svg:width="0.005cm" svg:height="0.377cm" svg:x="11.728cm" svg:y="24.649cm" svg:viewBox="0 0 6 378" draw:points="0,378 6,378 6,0 0,0">
          <text:p/>
        </draw:polygon>
        <draw:line draw:style-name="gr59" draw:text-style-name="P9" draw:layer="layout" svg:x1="12.086cm" svg:y1="20.536cm" svg:x2="12.086cm" svg:y2="20.841cm">
          <text:p/>
        </draw:line>
        <draw:polygon draw:style-name="gr58" draw:text-style-name="P8" draw:layer="layout" svg:width="0.004cm" svg:height="0.309cm" svg:x="12.084cm" svg:y="20.534cm" svg:viewBox="0 0 5 310" draw:points="0,310 5,310 5,0 0,0">
          <text:p/>
        </draw:polygon>
        <draw:line draw:style-name="gr59" draw:text-style-name="P9" draw:layer="layout" svg:x1="12.442cm" svg:y1="20.536cm" svg:x2="12.442cm" svg:y2="20.841cm">
          <text:p/>
        </draw:line>
        <draw:polygon draw:style-name="gr58" draw:text-style-name="P8" draw:layer="layout" svg:width="0.004cm" svg:height="0.309cm" svg:x="12.44cm" svg:y="20.534cm" svg:viewBox="0 0 5 310" draw:points="0,310 5,310 5,0 0,0">
          <text:p/>
        </draw:polygon>
        <draw:line draw:style-name="gr59" draw:text-style-name="P9" draw:layer="layout" svg:x1="12.797cm" svg:y1="17.484cm" svg:x2="12.797cm" svg:y2="17.788cm">
          <text:p/>
        </draw:line>
        <draw:polygon draw:style-name="gr58" draw:text-style-name="P8" draw:layer="layout" svg:width="0.004cm" svg:height="0.309cm" svg:x="12.795cm" svg:y="17.481cm" svg:viewBox="0 0 5 310" draw:points="0,310 5,310 5,0 0,0">
          <text:p/>
        </draw:polygon>
        <draw:line draw:style-name="gr59" draw:text-style-name="P9" draw:layer="layout" svg:x1="13.153cm" svg:y1="17.484cm" svg:x2="13.153cm" svg:y2="17.788cm">
          <text:p/>
        </draw:line>
        <draw:polygon draw:style-name="gr58" draw:text-style-name="P8" draw:layer="layout" svg:width="0.004cm" svg:height="0.309cm" svg:x="13.151cm" svg:y="17.481cm" svg:viewBox="0 0 5 310" draw:points="0,310 5,310 5,0 0,0">
          <text:p/>
        </draw:polygon>
        <draw:line draw:style-name="gr59" draw:text-style-name="P9" draw:layer="layout" svg:x1="13.508cm" svg:y1="24.652cm" svg:x2="13.508cm" svg:y2="25.024cm">
          <text:p/>
        </draw:line>
        <draw:polygon draw:style-name="gr58" draw:text-style-name="P8" draw:layer="layout" svg:width="0.005cm" svg:height="0.377cm" svg:x="13.506cm" svg:y="24.649cm" svg:viewBox="0 0 6 378" draw:points="0,378 6,378 6,0 0,0">
          <text:p/>
        </draw:polygon>
        <draw:line draw:style-name="gr59" draw:text-style-name="P9" draw:layer="layout" svg:x1="13.864cm" svg:y1="24.652cm" svg:x2="13.864cm" svg:y2="25.024cm">
          <text:p/>
        </draw:line>
        <draw:polygon draw:style-name="gr58" draw:text-style-name="P8" draw:layer="layout" svg:width="0.004cm" svg:height="0.377cm" svg:x="13.862cm" svg:y="24.649cm" svg:viewBox="0 0 5 378" draw:points="0,378 5,378 5,0 0,0">
          <text:p/>
        </draw:polygon>
        <draw:line draw:style-name="gr59" draw:text-style-name="P9" draw:layer="layout" svg:x1="14.22cm" svg:y1="24.652cm" svg:x2="14.22cm" svg:y2="25.024cm">
          <text:p/>
        </draw:line>
        <draw:polygon draw:style-name="gr58" draw:text-style-name="P8" draw:layer="layout" svg:width="0.004cm" svg:height="0.377cm" svg:x="14.218cm" svg:y="24.649cm" svg:viewBox="0 0 5 378" draw:points="0,378 5,378 5,0 0,0">
          <text:p/>
        </draw:polygon>
        <draw:line draw:style-name="gr59" draw:text-style-name="P9" draw:layer="layout" svg:x1="14.575cm" svg:y1="24.652cm" svg:x2="14.575cm" svg:y2="25.024cm">
          <text:p/>
        </draw:line>
        <draw:polygon draw:style-name="gr58" draw:text-style-name="P8" draw:layer="layout" svg:width="0.004cm" svg:height="0.377cm" svg:x="14.573cm" svg:y="24.649cm" svg:viewBox="0 0 5 378" draw:points="0,378 5,378 5,0 0,0">
          <text:p/>
        </draw:polygon>
        <draw:line draw:style-name="gr59" draw:text-style-name="P9" draw:layer="layout" svg:x1="14.931cm" svg:y1="24.652cm" svg:x2="14.931cm" svg:y2="25.024cm">
          <text:p/>
        </draw:line>
        <draw:polygon draw:style-name="gr58" draw:text-style-name="P8" draw:layer="layout" svg:width="0.004cm" svg:height="0.377cm" svg:x="14.929cm" svg:y="24.649cm" svg:viewBox="0 0 5 378" draw:points="0,378 5,378 5,0 0,0">
          <text:p/>
        </draw:polygon>
        <draw:line draw:style-name="gr59" draw:text-style-name="P9" draw:layer="layout" svg:x1="15.286cm" svg:y1="17.484cm" svg:x2="15.286cm" svg:y2="17.788cm">
          <text:p/>
        </draw:line>
        <draw:polygon draw:style-name="gr58" draw:text-style-name="P8" draw:layer="layout" svg:width="0.005cm" svg:height="0.309cm" svg:x="15.284cm" svg:y="17.481cm" svg:viewBox="0 0 6 310" draw:points="0,310 6,310 6,0 0,0">
          <text:p/>
        </draw:polygon>
        <draw:line draw:style-name="gr59" draw:text-style-name="P9" draw:layer="layout" svg:x1="15.643cm" svg:y1="17.484cm" svg:x2="15.643cm" svg:y2="17.788cm">
          <text:p/>
        </draw:line>
        <draw:polygon draw:style-name="gr58" draw:text-style-name="P8" draw:layer="layout" svg:width="0.004cm" svg:height="0.309cm" svg:x="15.641cm" svg:y="17.481cm" svg:viewBox="0 0 5 310" draw:points="0,310 5,310 5,0 0,0">
          <text:p/>
        </draw:polygon>
        <draw:line draw:style-name="gr59" draw:text-style-name="P9" draw:layer="layout" svg:x1="15.999cm" svg:y1="17.484cm" svg:x2="15.999cm" svg:y2="17.788cm">
          <text:p/>
        </draw:line>
        <draw:polygon draw:style-name="gr58" draw:text-style-name="P8" draw:layer="layout" svg:width="0.004cm" svg:height="0.309cm" svg:x="15.997cm" svg:y="17.481cm" svg:viewBox="0 0 5 310" draw:points="0,310 5,310 5,0 0,0">
          <text:p/>
        </draw:polygon>
        <draw:line draw:style-name="gr59" draw:text-style-name="P9" draw:layer="layout" svg:x1="16.354cm" svg:y1="17.484cm" svg:x2="16.354cm" svg:y2="17.788cm">
          <text:p/>
        </draw:line>
        <draw:polygon draw:style-name="gr58" draw:text-style-name="P8" draw:layer="layout" svg:width="0.004cm" svg:height="0.309cm" svg:x="16.352cm" svg:y="17.481cm" svg:viewBox="0 0 5 310" draw:points="0,310 5,310 5,0 0,0">
          <text:p/>
        </draw:polygon>
        <draw:line draw:style-name="gr59" draw:text-style-name="P9" draw:layer="layout" svg:x1="16.71cm" svg:y1="17.484cm" svg:x2="16.71cm" svg:y2="17.788cm">
          <text:p/>
        </draw:line>
        <draw:polygon draw:style-name="gr58" draw:text-style-name="P8" draw:layer="layout" svg:width="0.004cm" svg:height="0.309cm" svg:x="16.708cm" svg:y="17.481cm" svg:viewBox="0 0 5 310" draw:points="0,310 5,310 5,0 0,0">
          <text:p/>
        </draw:polygon>
        <draw:line draw:style-name="gr59" draw:text-style-name="P9" draw:layer="layout" svg:x1="17.065cm" svg:y1="17.484cm" svg:x2="17.065cm" svg:y2="17.788cm">
          <text:p/>
        </draw:line>
        <draw:polygon draw:style-name="gr58" draw:text-style-name="P8" draw:layer="layout" svg:width="0.005cm" svg:height="0.309cm" svg:x="17.063cm" svg:y="17.481cm" svg:viewBox="0 0 6 310" draw:points="0,310 6,310 6,0 0,0">
          <text:p/>
        </draw:polygon>
        <draw:line draw:style-name="gr59" draw:text-style-name="P9" draw:layer="layout" svg:x1="17.421cm" svg:y1="17.484cm" svg:x2="17.421cm" svg:y2="17.788cm">
          <text:p/>
        </draw:line>
        <draw:polygon draw:style-name="gr58" draw:text-style-name="P8" draw:layer="layout" svg:width="0.004cm" svg:height="0.309cm" svg:x="17.419cm" svg:y="17.481cm" svg:viewBox="0 0 5 310" draw:points="0,310 5,310 5,0 0,0">
          <text:p/>
        </draw:polygon>
        <draw:line draw:style-name="gr59" draw:text-style-name="P9" draw:layer="layout" svg:x1="17.777cm" svg:y1="17.484cm" svg:x2="17.777cm" svg:y2="17.788cm">
          <text:p/>
        </draw:line>
        <draw:polygon draw:style-name="gr58" draw:text-style-name="P8" draw:layer="layout" svg:width="0.004cm" svg:height="0.309cm" svg:x="17.775cm" svg:y="17.481cm" svg:viewBox="0 0 5 310" draw:points="0,310 5,310 5,0 0,0">
          <text:p/>
        </draw:polygon>
        <draw:line draw:style-name="gr59" draw:text-style-name="P9" draw:layer="layout" svg:x1="18.132cm" svg:y1="7.457cm" svg:x2="18.132cm" svg:y2="7.762cm">
          <text:p/>
        </draw:line>
        <draw:polygon draw:style-name="gr58" draw:text-style-name="P8" draw:layer="layout" svg:width="0.004cm" svg:height="0.309cm" svg:x="18.13cm" svg:y="7.455cm" svg:viewBox="0 0 5 310" draw:points="0,310 5,310 5,0 0,0">
          <text:p/>
        </draw:polygon>
        <draw:line draw:style-name="gr59" draw:text-style-name="P9" draw:layer="layout" svg:x1="3.199cm" svg:y1="2.885cm" svg:x2="17.777cm" svg:y2="2.885cm">
          <text:p/>
        </draw:line>
        <draw:polygon draw:style-name="gr58" draw:text-style-name="P8" draw:layer="layout" svg:width="14.582cm" svg:height="0.004cm" svg:x="3.197cm" svg:y="2.883cm" svg:viewBox="0 0 14583 5" draw:points="0,5 14583,5 14583,0 0,0">
          <text:p/>
        </draw:polygon>
        <draw:line draw:style-name="gr59" draw:text-style-name="P9" draw:layer="layout" svg:x1="3.199cm" svg:y1="3.495cm" svg:x2="17.777cm" svg:y2="3.495cm">
          <text:p/>
        </draw:line>
        <draw:polygon draw:style-name="gr58" draw:text-style-name="P8" draw:layer="layout" svg:width="14.582cm" svg:height="0.004cm" svg:x="3.197cm" svg:y="3.493cm" svg:viewBox="0 0 14583 5" draw:points="0,5 14583,5 14583,0 0,0">
          <text:p/>
        </draw:polygon>
        <draw:line draw:style-name="gr59" draw:text-style-name="P9" draw:layer="layout" svg:x1="3.199cm" svg:y1="4.104cm" svg:x2="17.777cm" svg:y2="4.104cm">
          <text:p/>
        </draw:line>
        <draw:polygon draw:style-name="gr58" draw:text-style-name="P8" draw:layer="layout" svg:width="14.582cm" svg:height="0.005cm" svg:x="3.197cm" svg:y="4.102cm" svg:viewBox="0 0 14583 6" draw:points="0,6 14583,6 14583,0 0,0">
          <text:p/>
        </draw:polygon>
        <draw:line draw:style-name="gr59" draw:text-style-name="P9" draw:layer="layout" svg:x1="8.178cm" svg:y1="4.714cm" svg:x2="17.777cm" svg:y2="4.714cm">
          <text:p/>
        </draw:line>
        <draw:polygon draw:style-name="gr58" draw:text-style-name="P8" draw:layer="layout" svg:width="9.603cm" svg:height="0.004cm" svg:x="8.176cm" svg:y="4.712cm" svg:viewBox="0 0 9604 5" draw:points="0,5 9604,5 9604,0 0,0">
          <text:p/>
        </draw:polygon>
        <draw:line draw:style-name="gr59" draw:text-style-name="P9" draw:layer="layout" svg:x1="13.513cm" svg:y1="5.324cm" svg:x2="17.777cm" svg:y2="5.324cm">
          <text:p/>
        </draw:line>
        <draw:polygon draw:style-name="gr58" draw:text-style-name="P8" draw:layer="layout" svg:width="4.267cm" svg:height="0.004cm" svg:x="13.511cm" svg:y="5.322cm" svg:viewBox="0 0 4268 5" draw:points="0,5 4268,5 4268,0 0,0">
          <text:p/>
        </draw:polygon>
        <draw:line draw:style-name="gr59" draw:text-style-name="P9" draw:layer="layout" svg:x1="3.199cm" svg:y1="6.238cm" svg:x2="17.777cm" svg:y2="6.238cm">
          <text:p/>
        </draw:line>
        <draw:polygon draw:style-name="gr58" draw:text-style-name="P8" draw:layer="layout" svg:width="14.582cm" svg:height="0.004cm" svg:x="3.197cm" svg:y="6.236cm" svg:viewBox="0 0 14583 5" draw:points="0,5 14583,5 14583,0 0,0">
          <text:p/>
        </draw:polygon>
        <draw:line draw:style-name="gr59" draw:text-style-name="P9" draw:layer="layout" svg:x1="4.265cm" svg:y1="6.848cm" svg:x2="17.777cm" svg:y2="6.848cm">
          <text:p/>
        </draw:line>
        <draw:polygon draw:style-name="gr58" draw:text-style-name="P8" draw:layer="layout" svg:width="13.515cm" svg:height="0.004cm" svg:x="4.263cm" svg:y="6.846cm" svg:viewBox="0 0 13516 5" draw:points="0,5 13516,5 13516,0 0,0">
          <text:p/>
        </draw:polygon>
        <draw:line draw:style-name="gr59" draw:text-style-name="P9" draw:layer="layout" svg:x1="3.199cm" svg:y1="7.762cm" svg:x2="17.777cm" svg:y2="7.762cm">
          <text:p/>
        </draw:line>
        <draw:polygon draw:style-name="gr58" draw:text-style-name="P8" draw:layer="layout" svg:width="14.582cm" svg:height="0.004cm" svg:x="3.197cm" svg:y="7.76cm" svg:viewBox="0 0 14583 5" draw:points="0,5 14583,5 14583,0 0,0">
          <text:p/>
        </draw:polygon>
        <draw:line draw:style-name="gr59" draw:text-style-name="P9" draw:layer="layout" svg:x1="3.199cm" svg:y1="8.372cm" svg:x2="17.777cm" svg:y2="8.372cm">
          <text:p/>
        </draw:line>
        <draw:polygon draw:style-name="gr58" draw:text-style-name="P8" draw:layer="layout" svg:width="14.582cm" svg:height="0.004cm" svg:x="3.197cm" svg:y="8.37cm" svg:viewBox="0 0 14583 5" draw:points="0,5 14583,5 14583,0 0,0">
          <text:p/>
        </draw:polygon>
        <draw:line draw:style-name="gr59" draw:text-style-name="P9" draw:layer="layout" svg:x1="3.199cm" svg:y1="8.982cm" svg:x2="17.777cm" svg:y2="8.982cm">
          <text:p/>
        </draw:line>
        <draw:polygon draw:style-name="gr58" draw:text-style-name="P8" draw:layer="layout" svg:width="14.582cm" svg:height="0.004cm" svg:x="3.197cm" svg:y="8.98cm" svg:viewBox="0 0 14583 5" draw:points="0,5 14583,5 14583,0 0,0">
          <text:p/>
        </draw:polygon>
        <draw:line draw:style-name="gr59" draw:text-style-name="P9" draw:layer="layout" svg:x1="8.178cm" svg:y1="9.592cm" svg:x2="17.777cm" svg:y2="9.592cm">
          <text:p/>
        </draw:line>
        <draw:polygon draw:style-name="gr58" draw:text-style-name="P8" draw:layer="layout" svg:width="9.603cm" svg:height="0.004cm" svg:x="8.176cm" svg:y="9.59cm" svg:viewBox="0 0 9604 5" draw:points="0,5 9604,5 9604,0 0,0">
          <text:p/>
        </draw:polygon>
        <draw:line draw:style-name="gr59" draw:text-style-name="P9" draw:layer="layout" svg:x1="13.513cm" svg:y1="10.201cm" svg:x2="17.777cm" svg:y2="10.201cm">
          <text:p/>
        </draw:line>
        <draw:polygon draw:style-name="gr58" draw:text-style-name="P8" draw:layer="layout" svg:width="4.267cm" svg:height="0.005cm" svg:x="13.511cm" svg:y="10.199cm" svg:viewBox="0 0 4268 6" draw:points="0,6 4268,6 4268,0 0,0">
          <text:p/>
        </draw:polygon>
        <draw:line draw:style-name="gr59" draw:text-style-name="P9" draw:layer="layout" svg:x1="3.199cm" svg:y1="11.116cm" svg:x2="17.777cm" svg:y2="11.116cm">
          <text:p/>
        </draw:line>
        <draw:polygon draw:style-name="gr58" draw:text-style-name="P8" draw:layer="layout" svg:width="14.582cm" svg:height="0.004cm" svg:x="3.197cm" svg:y="11.114cm" svg:viewBox="0 0 14583 5" draw:points="0,5 14583,5 14583,0 0,0">
          <text:p/>
        </draw:polygon>
        <draw:line draw:style-name="gr59" draw:text-style-name="P9" draw:layer="layout" svg:x1="4.265cm" svg:y1="11.725cm" svg:x2="17.777cm" svg:y2="11.725cm">
          <text:p/>
        </draw:line>
        <draw:polygon draw:style-name="gr58" draw:text-style-name="P8" draw:layer="layout" svg:width="13.515cm" svg:height="0.005cm" svg:x="4.263cm" svg:y="11.723cm" svg:viewBox="0 0 13516 6" draw:points="0,6 13516,6 13516,0 0,0">
          <text:p/>
        </draw:polygon>
        <draw:line draw:style-name="gr59" draw:text-style-name="P9" draw:layer="layout" svg:x1="3.199cm" svg:y1="12.458cm" svg:x2="3.55cm" svg:y2="12.458cm">
          <text:p/>
        </draw:line>
        <draw:polygon draw:style-name="gr58" draw:text-style-name="P8" draw:layer="layout" svg:width="0.355cm" svg:height="0.004cm" svg:x="3.197cm" svg:y="12.456cm" svg:viewBox="0 0 356 5" draw:points="0,5 356,5 356,0 0,0">
          <text:p/>
        </draw:polygon>
        <draw:line draw:style-name="gr59" draw:text-style-name="P9" draw:layer="layout" svg:x1="3.199cm" svg:y1="12.763cm" svg:x2="3.55cm" svg:y2="12.763cm">
          <text:p/>
        </draw:line>
        <draw:polygon draw:style-name="gr58" draw:text-style-name="P8" draw:layer="layout" svg:width="0.355cm" svg:height="0.004cm" svg:x="3.197cm" svg:y="12.761cm" svg:viewBox="0 0 356 5" draw:points="0,5 356,5 356,0 0,0">
          <text:p/>
        </draw:polygon>
        <draw:line draw:style-name="gr59" draw:text-style-name="P9" draw:layer="layout" svg:x1="3.199cm" svg:y1="12.894cm" svg:x2="3.55cm" svg:y2="12.894cm">
          <text:p/>
        </draw:line>
        <draw:polygon draw:style-name="gr58" draw:text-style-name="P8" draw:layer="layout" svg:width="0.355cm" svg:height="0.004cm" svg:x="3.197cm" svg:y="12.892cm" svg:viewBox="0 0 356 5" draw:points="0,5 356,5 356,0 0,0">
          <text:p/>
        </draw:polygon>
        <draw:line draw:style-name="gr59" draw:text-style-name="P9" draw:layer="layout" svg:x1="3.199cm" svg:y1="13.262cm" svg:x2="3.55cm" svg:y2="13.262cm">
          <text:p/>
        </draw:line>
        <draw:polygon draw:style-name="gr58" draw:text-style-name="P8" draw:layer="layout" svg:width="0.355cm" svg:height="0.004cm" svg:x="3.197cm" svg:y="13.26cm" svg:viewBox="0 0 356 5" draw:points="0,5 356,5 356,0 0,0">
          <text:p/>
        </draw:polygon>
        <draw:line draw:style-name="gr59" draw:text-style-name="P9" draw:layer="layout" svg:x1="3.199cm" svg:y1="13.393cm" svg:x2="3.55cm" svg:y2="13.393cm">
          <text:p/>
        </draw:line>
        <draw:polygon draw:style-name="gr58" draw:text-style-name="P8" draw:layer="layout" svg:width="0.355cm" svg:height="0.005cm" svg:x="3.197cm" svg:y="13.391cm" svg:viewBox="0 0 356 6" draw:points="0,6 356,6 356,0 0,0">
          <text:p/>
        </draw:polygon>
        <draw:line draw:style-name="gr59" draw:text-style-name="P9" draw:layer="layout" svg:x1="3.199cm" svg:y1="13.698cm" svg:x2="3.55cm" svg:y2="13.698cm">
          <text:p/>
        </draw:line>
        <draw:polygon draw:style-name="gr58" draw:text-style-name="P8" draw:layer="layout" svg:width="0.355cm" svg:height="0.004cm" svg:x="3.197cm" svg:y="13.696cm" svg:viewBox="0 0 356 5" draw:points="0,5 356,5 356,0 0,0">
          <text:p/>
        </draw:polygon>
        <draw:line draw:style-name="gr59" draw:text-style-name="P9" draw:layer="layout" svg:x1="3.199cm" svg:y1="13.829cm" svg:x2="3.55cm" svg:y2="13.829cm">
          <text:p/>
        </draw:line>
        <draw:polygon draw:style-name="gr58" draw:text-style-name="P8" draw:layer="layout" svg:width="0.355cm" svg:height="0.005cm" svg:x="3.197cm" svg:y="13.827cm" svg:viewBox="0 0 356 6" draw:points="0,6 356,6 356,0 0,0">
          <text:p/>
        </draw:polygon>
        <draw:line draw:style-name="gr59" draw:text-style-name="P9" draw:layer="layout" svg:x1="3.199cm" svg:y1="14.134cm" svg:x2="3.55cm" svg:y2="14.134cm">
          <text:p/>
        </draw:line>
        <draw:polygon draw:style-name="gr58" draw:text-style-name="P8" draw:layer="layout" svg:width="0.355cm" svg:height="0.004cm" svg:x="3.197cm" svg:y="14.132cm" svg:viewBox="0 0 356 5" draw:points="0,5 356,5 356,0 0,0">
          <text:p/>
        </draw:polygon>
        <draw:line draw:style-name="gr59" draw:text-style-name="P9" draw:layer="layout" svg:x1="3.91cm" svg:y1="14.439cm" svg:x2="17.777cm" svg:y2="14.439cm">
          <text:p/>
        </draw:line>
        <draw:polygon draw:style-name="gr58" draw:text-style-name="P8" draw:layer="layout" svg:width="13.87cm" svg:height="0.004cm" svg:x="3.908cm" svg:y="14.437cm" svg:viewBox="0 0 13871 5" draw:points="0,5 13871,5 13871,0 0,0">
          <text:p/>
        </draw:polygon>
        <draw:line draw:style-name="gr59" draw:text-style-name="P9" draw:layer="layout" svg:x1="3.91cm" svg:y1="14.892cm" svg:x2="17.777cm" svg:y2="14.892cm">
          <text:p/>
        </draw:line>
        <draw:polygon draw:style-name="gr58" draw:text-style-name="P8" draw:layer="layout" svg:width="13.87cm" svg:height="0.004cm" svg:x="3.908cm" svg:y="14.89cm" svg:viewBox="0 0 13871 5" draw:points="0,5 13871,5 13871,0 0,0">
          <text:p/>
        </draw:polygon>
        <draw:line draw:style-name="gr59" draw:text-style-name="P9" draw:layer="layout" svg:x1="3.199cm" svg:y1="14.977cm" svg:x2="3.55cm" svg:y2="14.977cm">
          <text:p/>
        </draw:line>
        <draw:polygon draw:style-name="gr58" draw:text-style-name="P8" draw:layer="layout" svg:width="0.355cm" svg:height="0.004cm" svg:x="3.197cm" svg:y="14.975cm" svg:viewBox="0 0 356 5" draw:points="0,5 356,5 356,0 0,0">
          <text:p/>
        </draw:polygon>
        <draw:line draw:style-name="gr59" draw:text-style-name="P9" draw:layer="layout" svg:x1="3.199cm" svg:y1="15.35cm" svg:x2="3.55cm" svg:y2="15.35cm">
          <text:p/>
        </draw:line>
        <draw:polygon draw:style-name="gr58" draw:text-style-name="P8" draw:layer="layout" svg:width="0.355cm" svg:height="0.004cm" svg:x="3.197cm" svg:y="15.348cm" svg:viewBox="0 0 356 5" draw:points="0,5 356,5 356,0 0,0">
          <text:p/>
        </draw:polygon>
        <draw:line draw:style-name="gr59" draw:text-style-name="P9" draw:layer="layout" svg:x1="3.91cm" svg:y1="15.96cm" svg:x2="17.777cm" svg:y2="15.96cm">
          <text:p/>
        </draw:line>
        <draw:polygon draw:style-name="gr58" draw:text-style-name="P8" draw:layer="layout" svg:width="13.87cm" svg:height="0.006cm" svg:x="3.908cm" svg:y="15.957cm" svg:viewBox="0 0 13871 7" draw:points="0,7 13871,7 13871,0 0,0">
          <text:p/>
        </draw:polygon>
        <draw:line draw:style-name="gr59" draw:text-style-name="P9" draw:layer="layout" svg:x1="3.91cm" svg:y1="16.569cm" svg:x2="17.777cm" svg:y2="16.569cm">
          <text:p/>
        </draw:line>
        <draw:polygon draw:style-name="gr58" draw:text-style-name="P8" draw:layer="layout" svg:width="13.87cm" svg:height="0.004cm" svg:x="3.908cm" svg:y="16.567cm" svg:viewBox="0 0 13871 5" draw:points="0,5 13871,5 13871,0 0,0">
          <text:p/>
        </draw:polygon>
        <draw:line draw:style-name="gr59" draw:text-style-name="P9" draw:layer="layout" svg:x1="3.91cm" svg:y1="17.179cm" svg:x2="17.777cm" svg:y2="17.179cm">
          <text:p/>
        </draw:line>
        <draw:polygon draw:style-name="gr58" draw:text-style-name="P8" draw:layer="layout" svg:width="13.87cm" svg:height="0.004cm" svg:x="3.908cm" svg:y="17.177cm" svg:viewBox="0 0 13871 5" draw:points="0,5 13871,5 13871,0 0,0">
          <text:p/>
        </draw:polygon>
        <draw:line draw:style-name="gr59" draw:text-style-name="P9" draw:layer="layout" svg:x1="3.91cm" svg:y1="17.788cm" svg:x2="17.777cm" svg:y2="17.788cm">
          <text:p/>
        </draw:line>
        <draw:polygon draw:style-name="gr58" draw:text-style-name="P8" draw:layer="layout" svg:width="13.87cm" svg:height="0.004cm" svg:x="3.908cm" svg:y="17.786cm" svg:viewBox="0 0 13871 5" draw:points="0,5 13871,5 13871,0 0,0">
          <text:p/>
        </draw:polygon>
        <draw:line draw:style-name="gr59" draw:text-style-name="P9" draw:layer="layout" svg:x1="3.199cm" svg:y1="17.92cm" svg:x2="3.55cm" svg:y2="17.92cm">
          <text:p/>
        </draw:line>
        <draw:polygon draw:style-name="gr58" draw:text-style-name="P8" draw:layer="layout" svg:width="0.355cm" svg:height="0.006cm" svg:x="3.197cm" svg:y="17.917cm" svg:viewBox="0 0 356 7" draw:points="0,7 356,7 356,0 0,0">
          <text:p/>
        </draw:polygon>
        <draw:line draw:style-name="gr59" draw:text-style-name="P9" draw:layer="layout" svg:x1="3.199cm" svg:y1="18.224cm" svg:x2="3.55cm" svg:y2="18.224cm">
          <text:p/>
        </draw:line>
        <draw:polygon draw:style-name="gr58" draw:text-style-name="P8" draw:layer="layout" svg:width="0.355cm" svg:height="0.004cm" svg:x="3.197cm" svg:y="18.222cm" svg:viewBox="0 0 356 5" draw:points="0,5 356,5 356,0 0,0">
          <text:p/>
        </draw:polygon>
        <draw:line draw:style-name="gr59" draw:text-style-name="P9" draw:layer="layout" svg:x1="7.467cm" svg:y1="19.549cm" svg:x2="7.818cm" svg:y2="19.549cm">
          <text:p/>
        </draw:line>
        <draw:polygon draw:style-name="gr58" draw:text-style-name="P8" draw:layer="layout" svg:width="0.355cm" svg:height="0.005cm" svg:x="7.465cm" svg:y="19.547cm" svg:viewBox="0 0 356 6" draw:points="0,6 356,6 356,0 0,0">
          <text:p/>
        </draw:polygon>
        <draw:line draw:style-name="gr59" draw:text-style-name="P9" draw:layer="layout" svg:x1="7.467cm" svg:y1="19.854cm" svg:x2="7.818cm" svg:y2="19.854cm">
          <text:p/>
        </draw:line>
        <draw:polygon draw:style-name="gr58" draw:text-style-name="P8" draw:layer="layout" svg:width="0.355cm" svg:height="0.004cm" svg:x="7.465cm" svg:y="19.852cm" svg:viewBox="0 0 356 5" draw:points="0,5 356,5 356,0 0,0">
          <text:p/>
        </draw:polygon>
        <draw:line draw:style-name="gr59" draw:text-style-name="P9" draw:layer="layout" svg:x1="9.6cm" svg:y1="20.841cm" svg:x2="12.442cm" svg:y2="20.841cm">
          <text:p/>
        </draw:line>
        <draw:polygon draw:style-name="gr58" draw:text-style-name="P8" draw:layer="layout" svg:width="2.846cm" svg:height="0.005cm" svg:x="9.598cm" svg:y="20.838cm" svg:viewBox="0 0 2847 6" draw:points="0,6 2847,6 2847,0 0,0">
          <text:p/>
        </draw:polygon>
        <draw:line draw:style-name="gr59" draw:text-style-name="P9" draw:layer="layout" svg:x1="3.194cm" svg:y1="22.061cm" svg:x2="11.019cm" svg:y2="22.061cm">
          <text:p/>
        </draw:line>
        <draw:polygon draw:style-name="gr58" draw:text-style-name="P8" draw:layer="layout" svg:width="7.828cm" svg:height="0.004cm" svg:x="3.192cm" svg:y="22.059cm" svg:viewBox="0 0 7829 5" draw:points="0,5 7829,5 7829,0 0,0">
          <text:p/>
        </draw:polygon>
        <draw:line draw:style-name="gr59" draw:text-style-name="P9" draw:layer="layout" svg:x1="3.194cm" svg:y1="23.28cm" svg:x2="11.019cm" svg:y2="23.28cm">
          <text:p/>
        </draw:line>
        <draw:polygon draw:style-name="gr58" draw:text-style-name="P8" draw:layer="layout" svg:width="7.828cm" svg:height="0.004cm" svg:x="3.192cm" svg:y="23.278cm" svg:viewBox="0 0 7829 5" draw:points="0,5 7829,5 7829,0 0,0">
          <text:p/>
        </draw:polygon>
        <draw:line draw:style-name="gr59" draw:text-style-name="P9" draw:layer="layout" svg:x1="3.199cm" svg:y1="24.652cm" svg:x2="3.55cm" svg:y2="24.652cm">
          <text:p/>
        </draw:line>
        <draw:polygon draw:style-name="gr58" draw:text-style-name="P8" draw:layer="layout" svg:width="0.355cm" svg:height="0.006cm" svg:x="3.197cm" svg:y="24.649cm" svg:viewBox="0 0 356 7" draw:points="0,7 356,7 356,0 0,0">
          <text:p/>
        </draw:polygon>
        <draw:line draw:style-name="gr59" draw:text-style-name="P9" draw:layer="layout" svg:x1="13.513cm" svg:y1="25.024cm" svg:x2="14.931cm" svg:y2="25.024cm">
          <text:p/>
        </draw:line>
        <draw:polygon draw:style-name="gr58" draw:text-style-name="P8" draw:layer="layout" svg:width="1.422cm" svg:height="0.004cm" svg:x="13.511cm" svg:y="25.022cm" svg:viewBox="0 0 1423 5" draw:points="0,5 1423,5 1423,0 0,0">
          <text:p/>
        </draw:polygon>
        <draw:line draw:style-name="gr59" draw:text-style-name="P9" draw:layer="layout" svg:x1="3.199cm" svg:y1="25.769cm" svg:x2="3.55cm" svg:y2="25.769cm">
          <text:p/>
        </draw:line>
        <draw:polygon draw:style-name="gr58" draw:text-style-name="P8" draw:layer="layout" svg:width="0.355cm" svg:height="0.004cm" svg:x="3.197cm" svg:y="25.767cm" svg:viewBox="0 0 356 5" draw:points="0,5 356,5 356,0 0,0">
          <text:p/>
        </draw:polygon>
        <draw:line draw:style-name="gr59" draw:text-style-name="P9" draw:layer="layout" svg:x1="3.199cm" svg:y1="26.095cm" svg:x2="3.55cm" svg:y2="26.095cm">
          <text:p/>
        </draw:line>
        <draw:polygon draw:style-name="gr58" draw:text-style-name="P8" draw:layer="layout" svg:width="0.355cm" svg:height="0.004cm" svg:x="3.197cm" svg:y="26.093cm" svg:viewBox="0 0 356 5" draw:points="0,5 356,5 356,0 0,0">
          <text:p/>
        </draw:polygon>
        <draw:frame draw:style-name="gr39" draw:text-style-name="P3" draw:layer="layout" svg:width="0.802cm" svg:height="0.297cm" svg:x="3.248cm" svg:y="6.52cm">
          <draw:text-box>
            <text:p text:style-name="P2"><text:span text:style-name="T3">e-mail:</text:span></text:p>
          </draw:text-box>
        </draw:frame>
        <draw:frame draw:style-name="gr62" draw:text-style-name="P6" draw:layer="layout" svg:width="0.899cm" svg:height="0.268cm" svg:x="18.169cm" svg:y="27.869cm">
          <draw:text-box>
            <text:p text:style-name="P2"><text:span text:style-name="T7">Mod. 1D</text:span></text:p>
          </draw:text-box>
        </draw:frame>
        <draw:frame draw:style-name="gr65" draw:text-style-name="P12" draw:layer="layout" svg:width="0.232cm" svg:height="0.314cm" svg:x="3.279cm" svg:y="12.414cm">
          <draw:text-box>
            <text:p><text:span text:style-name="T10">X</text:span></text:p>
          </draw:text-box>
        </draw:frame>
        <draw:frame draw:style-name="gr65" draw:text-style-name="P12" draw:layer="layout" svg:width="0.232cm" svg:height="0.314cm" svg:x="3.279cm" svg:y="12.914cm">
          <draw:text-box>
            <text:p><text:span text:style-name="T10">X</text:span></text:p>
          </draw:text-box>
        </draw:frame>
        <draw:frame draw:style-name="gr65" draw:text-style-name="P12" draw:layer="layout" svg:width="0.232cm" svg:height="0.314cm" svg:x="3.279cm" svg:y="13.414cm">
          <draw:text-box>
            <text:p><text:span text:style-name="T10">X</text:span></text:p>
          </draw:text-box>
        </draw:frame>
        <draw:frame draw:style-name="gr65" draw:text-style-name="P12" draw:layer="layout" svg:width="0.232cm" svg:height="0.314cm" svg:x="3.279cm" svg:y="13.814cm">
          <draw:text-box>
            <text:p><text:span text:style-name="T10">X</text:span></text:p>
          </draw:text-box>
        </draw:frame>
        <draw:frame draw:style-name="gr63" draw:text-style-name="P10" draw:layer="layout" svg:width="3.048cm" svg:height="0.381cm" svg:x="3.824cm" svg:y="14.112cm">
          <draw:text-box>
            <text:p><text:span text:style-name="T8"><text:s text:c="2"/></text:span><text:span text:style-name="T8">B <text:s/>R <text:s/>A <text:s/>S <text:s/>I <text:s text:c="2"/>L</text:span></text:p>
          </draw:text-box>
        </draw:frame>
        <draw:frame draw:style-name="gr65" draw:text-style-name="P12" draw:layer="layout" svg:width="0.232cm" svg:height="0.314cm" svg:x="6.079cm" svg:y="19.514cm">
          <draw:text-box>
            <text:p><text:span text:style-name="T10">X</text:span></text:p>
          </draw:text-box>
        </draw:frame>
        <draw:frame draw:style-name="gr63" draw:text-style-name="P10" draw:layer="layout" svg:width="6.096cm" svg:height="0.381cm" svg:x="3.162cm" svg:y="20.423cm">
          <draw:text-box>
            <text:p><text:span text:style-name="T8"><text:s text:c="2"/></text:span><text:span text:style-name="T8">RIO GRANDE - RS, BRASIL </text:span></text:p>
          </draw:text-box>
        </draw:frame>
        <draw:frame draw:style-name="gr63" draw:text-style-name="P10" draw:layer="layout" svg:width="6.096cm" svg:height="0.381cm" svg:x="9.592cm" svg:y="20.51cm">
          <draw:text-box>
            <text:p><text:span text:style-name="T8"><text:s/></text:span><text:span text:style-name="T8">0 <text:s text:c="2"/>8 <text:s text:c="2"/>0 <text:s/>4 <text:s/>2 <text:s/>0 <text:s/>2 <text:s text:c="2"/>1 </text:span></text:p>
          </draw:text-box>
        </draw:frame>
      </draw:page>
      <draw:page draw:name="page3" draw:style-name="dp1" draw:master-page-name="master-page53">
        <draw:frame draw:style-name="gr99" draw:text-style-name="P3" draw:layer="layout" svg:width="0.967cm" svg:height="0.306cm" svg:x="2.532cm" svg:y="20.069cm">
          <draw:text-box>
            <text:p text:style-name="P2"><text:span text:style-name="T15">Quadro 3</text:span></text:p>
          </draw:text-box>
        </draw:frame>
        <draw:frame draw:style-name="gr100" draw:text-style-name="P3" draw:layer="layout" svg:width="9.578cm" svg:height="0.306cm" svg:x="2.532cm" svg:y="20.657cm">
          <draw:text-box>
            <text:p text:style-name="P2"><text:span text:style-name="T16">1. Indicação do telefone e do e-mail de </text:span><text:span text:style-name="T16">contacto do procurador/representante </text:span><text:span text:style-name="T16">legal do interessado.</text:span></text:p>
          </draw:text-box>
        </draw:frame>
        <draw:frame draw:style-name="gr101" draw:text-style-name="P3" draw:layer="layout" svg:width="15.822cm" svg:height="0.306cm" svg:x="2.532cm" svg:y="21.12cm">
          <draw:text-box>
            <text:p text:style-name="P2"><text:span text:style-name="T16">2. O impresso deve ser assinado pelo </text:span><text:span text:style-name="T16">interessado, sendo maior ou por </text:span><text:span text:style-name="T16">procurador deste com poderes especiais </text:span><text:span text:style-name="T16">para o ato. Se o interessado for menor ou </text:span><text:span text:style-name="T16">incapaz</text:span></text:p>
          </draw:text-box>
        </draw:frame>
        <draw:frame draw:style-name="gr102" draw:text-style-name="P3" draw:layer="layout" svg:width="10.966cm" svg:height="0.306cm" svg:x="2.532cm" svg:y="21.462cm">
          <draw:text-box>
            <text:p text:style-name="P2"><text:span text:style-name="T16">deve ser assinado pelos seus </text:span><text:span text:style-name="T16">representantes legais ou por procurador </text:span><text:span text:style-name="T16">destes com poderes especiais para o ato.</text:span></text:p>
          </draw:text-box>
        </draw:frame>
        <draw:frame draw:style-name="gr103" draw:text-style-name="P3" draw:layer="layout" svg:width="5.323cm" svg:height="0.306cm" svg:x="2.532cm" svg:y="21.805cm">
          <draw:text-box>
            <text:p text:style-name="P2"><text:span text:style-name="T16">Quando o impresso não for assinado pelo </text:span><text:span text:style-name="T16">interessado,</text:span></text:p>
          </draw:text-box>
        </draw:frame>
        <draw:frame draw:style-name="gr104" draw:text-style-name="P3" draw:layer="layout" svg:width="5.391cm" svg:height="0.306cm" svg:x="8.142cm" svg:y="21.805cm">
          <draw:text-box>
            <text:p text:style-name="P2"><text:span text:style-name="T16">o declarante deve indicar a qualidade em </text:span><text:span text:style-name="T16">que intervém:</text:span></text:p>
          </draw:text-box>
        </draw:frame>
        <draw:frame draw:style-name="gr105" draw:text-style-name="P3" draw:layer="layout" svg:width="2.512cm" svg:height="0.306cm" svg:x="13.837cm" svg:y="21.805cm">
          <draw:text-box>
            <text:p text:style-name="P2"><text:span text:style-name="T16">procurador do registando;</text:span></text:p>
          </draw:text-box>
        </draw:frame>
        <draw:frame draw:style-name="gr106" draw:text-style-name="P3" draw:layer="layout" svg:width="1.937cm" svg:height="0.306cm" svg:x="16.492cm" svg:y="21.805cm">
          <draw:text-box>
            <text:p text:style-name="P2"><text:span text:style-name="T16">representante legal;</text:span></text:p>
          </draw:text-box>
        </draw:frame>
        <draw:frame draw:style-name="gr107" draw:text-style-name="P3" draw:layer="layout" svg:width="5.628cm" svg:height="0.306cm" svg:x="2.532cm" svg:y="22.148cm">
          <draw:text-box>
            <text:p text:style-name="P2"><text:span text:style-name="T16">procurador da mãe; procurador do pai ou </text:span><text:span text:style-name="T16">outra qualidade.</text:span></text:p>
          </draw:text-box>
        </draw:frame>
        <draw:frame draw:style-name="gr108" draw:text-style-name="P3" draw:layer="layout" svg:width="7.554cm" svg:height="0.306cm" svg:x="2.532cm" svg:y="13.849cm">
          <draw:text-box>
            <text:p text:style-name="P2"><text:span text:style-name="T16">Caso não junte a certidão de nascimento </text:span><text:span text:style-name="T16">do ascendente português (avó/avô),</text:span></text:p>
          </draw:text-box>
        </draw:frame>
        <draw:frame draw:style-name="gr109" draw:text-style-name="P3" draw:layer="layout" svg:width="4.015cm" svg:height="0.306cm" svg:x="10.378cm" svg:y="13.849cm">
          <draw:text-box>
            <text:p text:style-name="P2"><text:span text:style-name="T16">a mesma pode ser obtida pelos Serviços,</text:span></text:p>
          </draw:text-box>
        </draw:frame>
        <draw:frame draw:style-name="gr110" draw:text-style-name="P3" draw:layer="layout" svg:width="3.706cm" svg:height="0.306cm" svg:x="14.607cm" svg:y="13.849cm">
          <draw:text-box>
            <text:p text:style-name="P2"><text:span text:style-name="T16">desde que o registo de nascimento se</text:span></text:p>
          </draw:text-box>
        </draw:frame>
        <draw:frame draw:style-name="gr111" draw:text-style-name="P3" draw:layer="layout" svg:width="15.627cm" svg:height="0.306cm" svg:x="2.532cm" svg:y="14.192cm">
          <draw:text-box>
            <text:p text:style-name="P2"><text:span text:style-name="T16">encontre arquivado na Conservatória dos </text:span><text:span text:style-name="T16">Registos Centrais ou, não sendo esse o </text:span><text:span text:style-name="T16">caso, se o interessado indicar os </text:span><text:span text:style-name="T16">elementos que permitam identificar o </text:span><text:span text:style-name="T16">registo,</text:span></text:p>
          </draw:text-box>
        </draw:frame>
        <draw:frame draw:style-name="gr112" draw:text-style-name="P3" draw:layer="layout" svg:width="2.318cm" svg:height="0.306cm" svg:x="2.532cm" svg:y="14.535cm">
          <draw:text-box>
            <text:p text:style-name="P2"><text:span text:style-name="T16">designadamente o local</text:span></text:p>
          </draw:text-box>
        </draw:frame>
        <draw:frame draw:style-name="gr113" draw:text-style-name="P3" draw:layer="layout" svg:width="9.332cm" svg:height="0.306cm" svg:x="4.958cm" svg:y="14.535cm">
          <draw:text-box>
            <text:p text:style-name="P2"><text:span text:style-name="T16">de nascimento, a respetiva data e, se for </text:span><text:span text:style-name="T16">do seu conhecimento, a Conservatória do </text:span><text:span text:style-name="T16">Registo Civil</text:span></text:p>
          </draw:text-box>
        </draw:frame>
        <draw:frame draw:style-name="gr114" draw:text-style-name="P3" draw:layer="layout" svg:width="3.719cm" svg:height="0.306cm" svg:x="14.641cm" svg:y="14.535cm">
          <draw:text-box>
            <text:p text:style-name="P2"><text:span text:style-name="T16">Português onde o mesmo se encontra</text:span></text:p>
          </draw:text-box>
        </draw:frame>
        <draw:frame draw:style-name="gr115" draw:text-style-name="P3" draw:layer="layout" svg:width="3.753cm" svg:height="0.306cm" svg:x="2.532cm" svg:y="14.879cm">
          <draw:text-box>
            <text:p text:style-name="P2"><text:span text:style-name="T16">arquivado e o respetivo número e ano.</text:span></text:p>
          </draw:text-box>
        </draw:frame>
        <draw:frame draw:style-name="gr116" draw:text-style-name="P3" draw:layer="layout" svg:width="8.672cm" svg:height="0.306cm" svg:x="2.532cm" svg:y="15.289cm">
          <draw:text-box>
            <text:p text:style-name="P2"><text:span text:style-name="T16">3. Se pretender manter o nome com que </text:span><text:span text:style-name="T16">se identificou no Quadro 1 deve assinalar </text:span><text:span text:style-name="T16">"Sim".</text:span></text:p>
          </draw:text-box>
        </draw:frame>
        <draw:frame draw:style-name="gr117" draw:text-style-name="P3" draw:layer="layout" svg:width="15.703cm" svg:height="0.306cm" svg:x="2.532cm" svg:y="15.674cm">
          <draw:text-box>
            <text:p text:style-name="P2"><text:span text:style-name="T16">4. Se assinalou</text:span><text:span text:style-name="T17"> “Não”,</text:span><text:span text:style-name="T16"> e pretende alterar </text:span><text:span text:style-name="T16">o nome com que se identificou no Quadro </text:span><text:span text:style-name="T16">1, deve indicar o nome completo </text:span><text:span text:style-name="T16">pretendido, que deve ser composto de </text:span><text:span text:style-name="T16">nome</text:span></text:p>
          </draw:text-box>
        </draw:frame>
        <draw:frame draw:style-name="gr118" draw:text-style-name="P3" draw:layer="layout" svg:width="7.592cm" svg:height="0.306cm" svg:x="2.532cm" svg:y="16.017cm">
          <draw:text-box>
            <text:p text:style-name="P2"><text:span text:style-name="T16">próprio (máximo de dois vocábulos) e </text:span><text:span text:style-name="T16">apelidos (máximo de quatro vocábulos).</text:span></text:p>
          </draw:text-box>
        </draw:frame>
        <draw:frame draw:style-name="gr119" draw:text-style-name="P3" draw:layer="layout" svg:width="13.036cm" svg:height="0.306cm" svg:x="2.532cm" svg:y="16.407cm">
          <draw:text-box>
            <text:p text:style-name="P2"><text:span text:style-name="T16">5. Poderá indicar as circunstâncias que </text:span><text:span text:style-name="T16">considera relevantes, desde logo, de </text:span><text:span text:style-name="T16">ligação efetiva à comunidade nacional, </text:span><text:span text:style-name="T16">designadamente:</text:span></text:p>
          </draw:text-box>
        </draw:frame>
        <draw:frame draw:style-name="gr120" draw:text-style-name="P3" draw:layer="layout" svg:width="4.895cm" svg:height="0.306cm" svg:x="2.532cm" svg:y="16.911cm">
          <draw:text-box>
            <text:p text:style-name="P2"><text:span text:style-name="T17">• </text:span><text:span text:style-name="T17">O conhecimento suficiente da língua </text:span><text:span text:style-name="T17">portuguesa;</text:span></text:p>
          </draw:text-box>
        </draw:frame>
        <draw:frame draw:style-name="gr121" draw:text-style-name="P3" draw:layer="layout" svg:width="4.002cm" svg:height="0.306cm" svg:x="2.532cm" svg:y="17.253cm">
          <draw:text-box>
            <text:p text:style-name="P2"><text:span text:style-name="T17">• </text:span><text:span text:style-name="T17">A residência legal em território nacional;</text:span></text:p>
          </draw:text-box>
        </draw:frame>
        <draw:frame draw:style-name="gr122" draw:text-style-name="P3" draw:layer="layout" svg:width="3.295cm" svg:height="0.306cm" svg:x="2.532cm" svg:y="17.596cm">
          <draw:text-box>
            <text:p text:style-name="P2"><text:span text:style-name="T17">• </text:span><text:span text:style-name="T17">A deslocação regular a Portugal;</text:span></text:p>
          </draw:text-box>
        </draw:frame>
        <draw:frame draw:style-name="gr123" draw:text-style-name="P3" draw:layer="layout" svg:width="14.81cm" svg:height="0.306cm" svg:x="2.532cm" svg:y="17.939cm">
          <draw:text-box>
            <text:p text:style-name="P2"><text:span text:style-name="T17">• </text:span><text:span text:style-name="T17">A propriedade em seu nome há mais de </text:span><text:span text:style-name="T17">três anos ou contratos de arrendamento </text:span><text:span text:style-name="T17">celebrado há mais de três anos, relativos </text:span><text:span text:style-name="T17">a imóveis sitos em Portugal;</text:span></text:p>
          </draw:text-box>
        </draw:frame>
        <draw:frame draw:style-name="gr124" draw:text-style-name="P3" draw:layer="layout" svg:width="7.863cm" svg:height="0.306cm" svg:x="2.532cm" svg:y="18.282cm">
          <draw:text-box>
            <text:p text:style-name="P2"><text:span text:style-name="T17">• </text:span><text:span text:style-name="T17">A residência ou ligação a uma </text:span><text:span text:style-name="T17">comunidade histórica portuguesa no </text:span><text:span text:style-name="T17">estrangeiro;</text:span></text:p>
          </draw:text-box>
        </draw:frame>
        <draw:frame draw:style-name="gr125" draw:text-style-name="P3" draw:layer="layout" svg:width="8.646cm" svg:height="0.306cm" svg:x="2.532cm" svg:y="18.625cm">
          <draw:text-box>
            <text:p text:style-name="P2"><text:span text:style-name="T17">•</text:span><text:span text:style-name="T16"> </text:span><text:span text:style-name="T16">A participação regular ao longo dos </text:span><text:span text:style-name="T16">últimos cinco anos à data do pedido na </text:span><text:span text:style-name="T16">vida cultural</text:span></text:p>
          </draw:text-box>
        </draw:frame>
        <draw:frame draw:style-name="gr126" draw:text-style-name="P3" draw:layer="layout" svg:width="4.709cm" svg:height="0.306cm" svg:x="11.589cm" svg:y="18.625cm">
          <draw:text-box>
            <text:p text:style-name="P2"><text:span text:style-name="T16">da comunidade portuguesa do país onde </text:span><text:span text:style-name="T16">resida,</text:span></text:p>
          </draw:text-box>
        </draw:frame>
        <draw:frame draw:style-name="gr127" draw:text-style-name="P3" draw:layer="layout" svg:width="1.945cm" svg:height="0.306cm" svg:x="16.492cm" svg:y="18.625cm">
          <draw:text-box>
            <text:p text:style-name="P2"><text:span text:style-name="T16">nomeadamente nas</text:span></text:p>
          </draw:text-box>
        </draw:frame>
        <draw:frame draw:style-name="gr128" draw:text-style-name="P3" draw:layer="layout" svg:width="8.312cm" svg:height="0.306cm" svg:x="2.532cm" svg:y="18.968cm">
          <draw:text-box>
            <text:p text:style-name="P2"><text:span text:style-name="T16">atividades das associações culturais e </text:span><text:span text:style-name="T16">recreativas portuguesas dessas </text:span><text:span text:style-name="T16">comunidades.</text:span></text:p>
          </draw:text-box>
        </draw:frame>
        <draw:frame draw:style-name="gr129" draw:text-style-name="P3" draw:layer="layout" svg:width="8.426cm" svg:height="0.306cm" svg:x="2.532cm" svg:y="19.48cm">
          <draw:text-box>
            <text:p text:style-name="P2"><text:span text:style-name="T16">6. O certificado do registo criminal </text:span><text:span text:style-name="T16">português será obtido oficiosamente </text:span><text:span text:style-name="T16">pelos Serviços.</text:span></text:p>
          </draw:text-box>
        </draw:frame>
        <draw:frame draw:style-name="gr130" draw:text-style-name="P3" draw:layer="layout" svg:width="11.377cm" svg:height="0.306cm" svg:x="2.532cm" svg:y="11.872cm">
          <draw:text-box>
            <text:p text:style-name="P2"><text:span text:style-name="T16">9. Se residiu anteriormente noutro país ou </text:span><text:span text:style-name="T16">países estrangeiros, após os 16 anos, </text:span><text:span text:style-name="T16">deve indicar esses mesmos países.</text:span></text:p>
          </draw:text-box>
        </draw:frame>
        <draw:frame draw:style-name="gr99" draw:text-style-name="P3" draw:layer="layout" svg:width="0.967cm" svg:height="0.306cm" svg:x="2.532cm" svg:y="12.461cm">
          <draw:text-box>
            <text:p text:style-name="P2"><text:span text:style-name="T15">Quadro 2</text:span></text:p>
          </draw:text-box>
        </draw:frame>
        <draw:frame draw:style-name="gr131" draw:text-style-name="P3" draw:layer="layout" svg:width="4.87cm" svg:height="0.306cm" svg:x="2.532cm" svg:y="13.049cm">
          <draw:text-box>
            <text:p text:style-name="P2"><text:span text:style-name="T16">1. Indicar o nome completo da avó/avô </text:span><text:span text:style-name="T16">português.</text:span></text:p>
          </draw:text-box>
        </draw:frame>
        <draw:frame draw:style-name="gr132" draw:text-style-name="P3" draw:layer="layout" svg:width="15.568cm" svg:height="0.306cm" svg:x="2.532cm" svg:y="13.43cm">
          <draw:text-box>
            <text:p text:style-name="P2"><text:span text:style-name="T16">2. Pode juntar a certidão do registo de </text:span><text:span text:style-name="T16">nascimento do ascendente (avó/avô) de </text:span><text:span text:style-name="T16">nacionalidade portuguesa, de cópia </text:span><text:span text:style-name="T16">integral e, se possível, emitida por </text:span><text:span text:style-name="T16">fotocópia.</text:span></text:p>
          </draw:text-box>
        </draw:frame>
        <draw:frame draw:style-name="gr133" draw:text-style-name="P3" draw:layer="layout" svg:width="4.697cm" svg:height="0.306cm" svg:x="2.532cm" svg:y="9.264cm">
          <draw:text-box>
            <text:p text:style-name="P2"><text:span text:style-name="T16">3. Estado Civil </text:span><text:span text:style-name="T16">(solteiro/casado/divorciado/viúvo)</text:span></text:p>
          </draw:text-box>
        </draw:frame>
        <draw:frame draw:style-name="gr134" draw:text-style-name="P3" draw:layer="layout" svg:width="0.266cm" svg:height="0.306cm" svg:x="2.532cm" svg:y="9.65cm">
          <draw:text-box>
            <text:p text:style-name="P2"><text:span text:style-name="T16">4.</text:span></text:p>
          </draw:text-box>
        </draw:frame>
        <draw:frame draw:style-name="gr135" draw:text-style-name="P3" draw:layer="layout" svg:width="2.762cm" svg:height="0.306cm" svg:x="2.837cm" svg:y="9.65cm">
          <draw:text-box>
            <text:p text:style-name="P2"><text:span text:style-name="T16">Documento de identificação:</text:span></text:p>
          </draw:text-box>
        </draw:frame>
        <draw:frame draw:style-name="gr136" draw:text-style-name="P3" draw:layer="layout" svg:width="1.149cm" svg:height="0.306cm" svg:x="5.847cm" svg:y="9.65cm">
          <draw:text-box>
            <text:p text:style-name="P2"><text:span text:style-name="T16">passaporte,</text:span></text:p>
          </draw:text-box>
        </draw:frame>
        <draw:frame draw:style-name="gr137" draw:text-style-name="P3" draw:layer="layout" svg:width="8.164cm" svg:height="0.306cm" svg:x="7.118cm" svg:y="9.65cm">
          <draw:text-box>
            <text:p text:style-name="P2"><text:span text:style-name="T16">título ou autorização de residência ou </text:span><text:span text:style-name="T16">outro documento de identificação </text:span><text:span text:style-name="T16">equivalente,</text:span></text:p>
          </draw:text-box>
        </draw:frame>
        <draw:frame draw:style-name="gr138" draw:text-style-name="P3" draw:layer="layout" svg:width="2.275cm" svg:height="0.306cm" svg:x="16.048cm" svg:y="9.65cm">
          <draw:text-box>
            <text:p text:style-name="P2"><text:span text:style-name="T16">emitido pela autoridade</text:span></text:p>
          </draw:text-box>
        </draw:frame>
        <draw:frame draw:style-name="gr139" draw:text-style-name="P3" draw:layer="layout" svg:width="8.075cm" svg:height="0.306cm" svg:x="2.532cm" svg:y="9.993cm">
          <draw:text-box>
            <text:p text:style-name="P2"><text:span text:style-name="T16">competente de um dos países da União </text:span><text:span text:style-name="T16">Europeia, de que o interessado seja </text:span><text:span text:style-name="T16">titular.</text:span></text:p>
          </draw:text-box>
        </draw:frame>
        <draw:frame draw:style-name="gr140" draw:text-style-name="P3" draw:layer="layout" svg:width="5.514cm" svg:height="0.306cm" svg:x="2.532cm" svg:y="10.382cm">
          <draw:text-box>
            <text:p text:style-name="P2"><text:span text:style-name="T16">5. Data em que o documento de </text:span><text:span text:style-name="T16">identificação foi emitido.</text:span></text:p>
          </draw:text-box>
        </draw:frame>
        <draw:frame draw:style-name="gr103" draw:text-style-name="P3" draw:layer="layout" svg:width="5.323cm" svg:height="0.306cm" svg:x="2.532cm" svg:y="10.755cm">
          <draw:text-box>
            <text:p text:style-name="P2"><text:span text:style-name="T16">6. Autoridade que emitiu o documento de </text:span><text:span text:style-name="T16">identificação.</text:span></text:p>
          </draw:text-box>
        </draw:frame>
        <draw:frame draw:style-name="gr141" draw:text-style-name="P3" draw:layer="layout" svg:width="6.217cm" svg:height="0.306cm" svg:x="2.532cm" svg:y="11.127cm">
          <draw:text-box>
            <text:p text:style-name="P2"><text:span text:style-name="T16">7. Indicação do e-mail e do telefone de </text:span><text:span text:style-name="T16">contacto do interessado.</text:span></text:p>
          </draw:text-box>
        </draw:frame>
        <draw:frame draw:style-name="gr142" draw:text-style-name="P3" draw:layer="layout" svg:width="7.529cm" svg:height="0.306cm" svg:x="2.532cm" svg:y="11.5cm">
          <draw:text-box>
            <text:p text:style-name="P2"><text:span text:style-name="T16">8. Filiação: deve indicar-se o nome </text:span><text:span text:style-name="T16">completo do pai e da mãe do interessado.</text:span></text:p>
          </draw:text-box>
        </draw:frame>
        <draw:frame draw:style-name="gr143" draw:text-style-name="P3" draw:layer="layout" svg:width="11.97cm" svg:height="0.306cm" svg:x="2.532cm" svg:y="6.969cm">
          <draw:text-box>
            <text:p text:style-name="P2"><text:span text:style-name="T18">► </text:span><text:span text:style-name="T18">Este impresso está disponível no </text:span><text:span text:style-name="T18">sítio: http://www.irn.mj.pt onde pode </text:span><text:span text:style-name="T18">obter outros esclarecimentos </text:span><text:span text:style-name="T18">adicionais.</text:span></text:p>
          </draw:text-box>
        </draw:frame>
        <draw:frame draw:style-name="gr99" draw:text-style-name="P3" draw:layer="layout" svg:width="0.967cm" svg:height="0.306cm" svg:x="2.532cm" svg:y="7.477cm">
          <draw:text-box>
            <text:p text:style-name="P2"><text:span text:style-name="T15">Quadro 1</text:span></text:p>
          </draw:text-box>
        </draw:frame>
        <draw:frame draw:style-name="gr144" draw:text-style-name="P3" draw:layer="layout" svg:width="15.737cm" svg:height="0.306cm" svg:x="2.532cm" svg:y="8.158cm">
          <draw:text-box>
            <text:p text:style-name="P2"><text:span text:style-name="T16">1. O nome deve ser aquele que usa de </text:span><text:span text:style-name="T16">acordo com o documento de identificação </text:span><text:span text:style-name="T16">ou o registo de nascimento estrangeiro, </text:span><text:span text:style-name="T16">devendo distinguir entre nome próprio e</text:span></text:p>
          </draw:text-box>
        </draw:frame>
        <draw:frame draw:style-name="gr145" draw:text-style-name="P3" draw:layer="layout" svg:width="0.878cm" svg:height="0.306cm" svg:x="2.532cm" svg:y="8.501cm">
          <draw:text-box>
            <text:p text:style-name="P2"><text:span text:style-name="T16">apelidos.</text:span></text:p>
          </draw:text-box>
        </draw:frame>
        <draw:frame draw:style-name="gr146" draw:text-style-name="P3" draw:layer="layout" svg:width="3.609cm" svg:height="0.306cm" svg:x="2.532cm" svg:y="8.892cm">
          <draw:text-box>
            <text:p text:style-name="P2"><text:span text:style-name="T16">2. Sexo: F - feminino ; M - masculino.</text:span></text:p>
          </draw:text-box>
        </draw:frame>
        <draw:frame draw:style-name="gr7" draw:text-style-name="P3" draw:layer="layout" svg:width="0.266cm" svg:height="0.297cm" svg:x="2.537cm" svg:y="3.591cm">
          <draw:text-box>
            <text:p text:style-name="P2"><text:span text:style-name="T1">►</text:span></text:p>
          </draw:text-box>
        </draw:frame>
        <draw:frame draw:style-name="gr147" draw:text-style-name="P3" draw:layer="layout" svg:width="5.814cm" svg:height="0.306cm" svg:x="2.88cm" svg:y="3.582cm">
          <draw:text-box>
            <text:p text:style-name="P2"><text:span text:style-name="T15">O impresso deve ser preenchido em </text:span><text:span text:style-name="T15">língua portuguesa,</text:span></text:p>
          </draw:text-box>
        </draw:frame>
        <draw:frame draw:style-name="gr148" draw:text-style-name="P3" draw:layer="layout" svg:width="2.703cm" svg:height="0.306cm" svg:x="8.921cm" svg:y="3.582cm">
          <draw:text-box>
            <text:p text:style-name="P2"><text:span text:style-name="T15">sem emendas ou rasuras,</text:span></text:p>
          </draw:text-box>
        </draw:frame>
        <draw:frame draw:style-name="gr149" draw:text-style-name="P3" draw:layer="layout" svg:width="6.513cm" svg:height="0.306cm" svg:x="11.767cm" svg:y="3.582cm">
          <draw:text-box>
            <text:p text:style-name="P2"><text:span text:style-name="T15">com letras maiúsculas de imprensa e </text:span><text:span text:style-name="T15">escrevendo apenas uma</text:span></text:p>
          </draw:text-box>
        </draw:frame>
        <draw:frame draw:style-name="gr150" draw:text-style-name="P3" draw:layer="layout" svg:width="7.165cm" svg:height="0.306cm" svg:x="2.537cm" svg:y="3.934cm">
          <draw:text-box>
            <text:p text:style-name="P2"><text:span text:style-name="T15">letra em cada retângulo, deixando um </text:span><text:span text:style-name="T15">em branco entre cada palavra.</text:span></text:p>
          </draw:text-box>
        </draw:frame>
        <draw:frame draw:style-name="gr151" draw:text-style-name="P3" draw:layer="layout" svg:width="15.8cm" svg:height="0.306cm" svg:x="2.532cm" svg:y="4.332cm">
          <draw:text-box>
            <text:p text:style-name="P2"><text:span text:style-name="T18">►</text:span><text:span text:style-name="T15"> </text:span><text:span text:style-name="T15">O presente modelo é constituído por </text:span><text:span text:style-name="T15">duas páginas que devem ser impressas </text:span><text:span text:style-name="T15">numa única folha (frente e verso) para </text:span><text:span text:style-name="T15">salvaguarda da identificação ou</text:span></text:p>
          </draw:text-box>
        </draw:frame>
        <draw:frame draw:style-name="gr152" draw:text-style-name="P3" draw:layer="layout" svg:width="3.571cm" svg:height="0.306cm" svg:x="2.532cm" svg:y="4.674cm">
          <draw:text-box>
            <text:p text:style-name="P2"><text:span text:style-name="T15">do reconhecimento da assinatura.</text:span></text:p>
          </draw:text-box>
        </draw:frame>
        <draw:frame draw:style-name="gr144" draw:text-style-name="P3" draw:layer="layout" svg:width="15.737cm" svg:height="0.306cm" svg:x="2.532cm" svg:y="5.098cm">
          <draw:text-box>
            <text:p text:style-name="P2"><text:span text:style-name="T18">►</text:span><text:span text:style-name="T15"> </text:span><text:span text:style-name="T15">O impresso deve ser assinado pelo </text:span><text:span text:style-name="T15">interessado, sendo maior, ou pelos </text:span><text:span text:style-name="T15">representantes legais do menor ou </text:span><text:span text:style-name="T15">incapaz ou por procurador com poderes</text:span></text:p>
          </draw:text-box>
        </draw:frame>
        <draw:frame draw:style-name="gr153" draw:text-style-name="P3" draw:layer="layout" svg:width="2.161cm" svg:height="0.306cm" svg:x="2.532cm" svg:y="5.441cm">
          <draw:text-box>
            <text:p text:style-name="P2"><text:span text:style-name="T15">especiais para o ato.</text:span></text:p>
          </draw:text-box>
        </draw:frame>
        <draw:frame draw:style-name="gr154" draw:text-style-name="P3" draw:layer="layout" svg:width="8.617cm" svg:height="0.306cm" svg:x="2.532cm" svg:y="5.851cm">
          <draw:text-box>
            <text:p text:style-name="P2"><text:span text:style-name="T18">► </text:span><text:span text:style-name="T18">No preenchimento o declarante deve </text:span><text:span text:style-name="T18">assinalar a opção pretendida com um </text:span><text:span text:style-name="T18">"x".</text:span></text:p>
          </draw:text-box>
        </draw:frame>
        <draw:frame draw:style-name="gr155" draw:text-style-name="P3" draw:layer="layout" svg:width="11.203cm" svg:height="0.306cm" svg:x="2.532cm" svg:y="6.237cm">
          <draw:text-box>
            <text:p text:style-name="P2"><text:span text:style-name="T18">►</text:span><text:span text:style-name="T15"> </text:span><text:span text:style-name="T15">Caso o espaço destinado a cada </text:span><text:span text:style-name="T15">campo não seja suficiente para o </text:span><text:span text:style-name="T15">preenchimento de toda a informação,</text:span></text:p>
          </draw:text-box>
        </draw:frame>
        <draw:frame draw:style-name="gr156" draw:text-style-name="P3" draw:layer="layout" svg:width="3.55cm" svg:height="0.306cm" svg:x="14.404cm" svg:y="6.237cm">
          <draw:text-box>
            <text:p text:style-name="P2"><text:span text:style-name="T15">deverá utilizar um novo impresso,</text:span></text:p>
          </draw:text-box>
        </draw:frame>
        <draw:frame draw:style-name="gr157" draw:text-style-name="P3" draw:layer="layout" svg:width="0.273cm" svg:height="0.306cm" svg:x="18.181cm" svg:y="6.237cm">
          <draw:text-box>
            <text:p text:style-name="P2"><text:span text:style-name="T15">do</text:span></text:p>
          </draw:text-box>
        </draw:frame>
        <draw:frame draw:style-name="gr158" draw:text-style-name="P3" draw:layer="layout" svg:width="14.222cm" svg:height="0.306cm" svg:x="2.532cm" svg:y="6.579cm">
          <draw:text-box>
            <text:p text:style-name="P2"><text:span text:style-name="T15">mesmo modelo, preenchendo, apenas, </text:span><text:span text:style-name="T15">no campo respetivo, os elementos em </text:span><text:span text:style-name="T15">falta. Neste caso, devem ser anexados </text:span><text:span text:style-name="T15">os dois impressos.</text:span></text:p>
          </draw:text-box>
        </draw:frame>
        <draw:frame draw:style-name="gr159" draw:text-style-name="P3" draw:layer="layout" svg:width="6.686cm" svg:height="0.306cm" svg:x="7.156cm" svg:y="2.592cm">
          <draw:text-box>
            <text:p text:style-name="P2"><text:span text:style-name="T15">INSTRUÇÕES DE PREENCHIMENTO DO </text:span><text:span text:style-name="T15">IMPRESSO MODELO 1D</text:span></text:p>
          </draw:text-box>
        </draw:frame>
        <draw:frame draw:style-name="gr160" draw:text-style-name="P3" draw:layer="layout" svg:width="2.44cm" svg:height="0.306cm" svg:x="9.281cm" svg:y="2.973cm">
          <draw:text-box>
            <text:p text:style-name="P2"><text:span text:style-name="T15">[art.1º n.º 1 al. d) da LN]</text:span></text:p>
          </draw:text-box>
        </draw:frame>
        <draw:frame draw:style-name="gr62" draw:text-style-name="P6" draw:layer="layout" svg:width="0.899cm" svg:height="0.268cm" svg:x="18.169cm" svg:y="27.869cm">
          <draw:text-box>
            <text:p text:style-name="P2"><text:span text:style-name="T7">Mod. 1D</text:span></text:p>
          </draw:text-box>
        </draw:frame>
      </draw:page>
      <draw:page draw:name="page4" draw:style-name="dp1" draw:master-page-name="master-page53">
        <draw:frame draw:style-name="gr99" draw:text-style-name="P3" draw:layer="layout" svg:width="0.967cm" svg:height="0.306cm" svg:x="2.532cm" svg:y="12.164cm">
          <draw:text-box>
            <text:p text:style-name="P2"><text:span text:style-name="T15">Quadro 6</text:span></text:p>
          </draw:text-box>
        </draw:frame>
        <draw:frame draw:style-name="gr161" draw:text-style-name="P3" draw:layer="layout" svg:width="12.613cm" svg:height="0.306cm" svg:x="2.532cm" svg:y="12.765cm">
          <draw:text-box>
            <text:p text:style-name="P2"><text:span text:style-name="T16">1. Apenas se aceitam cheques visados ou </text:span><text:span text:style-name="T16">bancários, em Euros, de entidade com </text:span><text:span text:style-name="T16">representação em Portugal, à ordem do </text:span><text:span text:style-name="T16">IRN, IP.</text:span></text:p>
          </draw:text-box>
        </draw:frame>
        <draw:frame draw:style-name="gr134" draw:text-style-name="P3" draw:layer="layout" svg:width="0.266cm" svg:height="0.306cm" svg:x="2.532cm" svg:y="13.151cm">
          <draw:text-box>
            <text:p text:style-name="P2"><text:span text:style-name="T16">2.</text:span></text:p>
          </draw:text-box>
        </draw:frame>
        <draw:frame draw:style-name="gr162" draw:text-style-name="P3" draw:layer="layout" svg:width="1.386cm" svg:height="0.306cm" svg:x="2.803cm" svg:y="13.151cm">
          <draw:text-box>
            <text:p text:style-name="P2"><text:span text:style-name="T16">No vale postal</text:span></text:p>
          </draw:text-box>
        </draw:frame>
        <draw:frame draw:style-name="gr163" draw:text-style-name="P3" draw:layer="layout" svg:width="7.389cm" svg:height="0.306cm" svg:x="4.336cm" svg:y="13.151cm">
          <draw:text-box>
            <text:p text:style-name="P2"><text:span text:style-name="T16">deve sempre mencionar-se o nome do </text:span><text:span text:style-name="T16">interessado e o fim a que se destina.</text:span></text:p>
          </draw:text-box>
        </draw:frame>
        <draw:frame draw:style-name="gr164" draw:text-style-name="P3" draw:layer="layout" svg:width="3.605cm" svg:height="0.306cm" svg:x="12.228cm" svg:y="13.151cm">
          <draw:text-box>
            <text:p text:style-name="P2"><text:span text:style-name="T16">Deve ser emitido à ordem do do IRN,</text:span></text:p>
          </draw:text-box>
        </draw:frame>
        <draw:frame draw:style-name="gr165" draw:text-style-name="P3" draw:layer="layout" svg:width="2.148cm" svg:height="0.306cm" svg:x="16.145cm" svg:y="13.151cm">
          <draw:text-box>
            <text:p text:style-name="P2"><text:span text:style-name="T16">IP e com a morada da</text:span></text:p>
          </draw:text-box>
        </draw:frame>
        <draw:frame draw:style-name="gr166" draw:text-style-name="P3" draw:layer="layout" svg:width="5.395cm" svg:height="0.306cm" svg:x="2.532cm" svg:y="13.494cm">
          <draw:text-box>
            <text:p text:style-name="P2"><text:span text:style-name="T16">conservatória para onde enviar ou </text:span><text:span text:style-name="T16">entregar o impresso.</text:span></text:p>
          </draw:text-box>
        </draw:frame>
        <draw:frame draw:style-name="gr167" draw:text-style-name="P3" draw:layer="layout" svg:width="3.867cm" svg:height="0.306cm" svg:x="10.356cm" svg:y="22.284cm">
          <draw:text-box>
            <text:p text:style-name="P2"><text:span text:style-name="T16">Espaço de Registos de Lisboa (Areeiro)</text:span></text:p>
          </draw:text-box>
        </draw:frame>
        <draw:frame draw:style-name="gr168" draw:text-style-name="P3" draw:layer="layout" svg:width="2.169cm" svg:height="0.306cm" svg:x="3.244cm" svg:y="23.24cm">
          <draw:text-box>
            <text:p text:style-name="P2"><text:span text:style-name="T16">AVISO IMPORTANTE:</text:span></text:p>
          </draw:text-box>
        </draw:frame>
        <draw:frame draw:style-name="gr169" draw:text-style-name="P3" draw:layer="layout" svg:width="1.399cm" svg:height="0.306cm" svg:x="5.686cm" svg:y="23.24cm">
          <draw:text-box>
            <text:p text:style-name="P2"><text:span text:style-name="T16">São rejeitados</text:span></text:p>
          </draw:text-box>
        </draw:frame>
        <draw:frame draw:style-name="gr170" draw:text-style-name="P3" draw:layer="layout" svg:width="1.543cm" svg:height="0.306cm" svg:x="7.325cm" svg:y="23.24cm">
          <draw:text-box>
            <text:p text:style-name="P2"><text:span text:style-name="T16">liminarmente os</text:span></text:p>
          </draw:text-box>
        </draw:frame>
        <draw:frame draw:style-name="gr171" draw:text-style-name="P3" draw:layer="layout" svg:width="0.772cm" svg:height="0.306cm" svg:x="9.108cm" svg:y="23.24cm">
          <draw:text-box>
            <text:p text:style-name="P2"><text:span text:style-name="T16">pedidos</text:span></text:p>
          </draw:text-box>
        </draw:frame>
        <draw:frame draw:style-name="gr134" draw:text-style-name="P3" draw:layer="layout" svg:width="0.266cm" svg:height="0.306cm" svg:x="10.026cm" svg:y="23.24cm">
          <draw:text-box>
            <text:p text:style-name="P2"><text:span text:style-name="T16">de</text:span></text:p>
          </draw:text-box>
        </draw:frame>
        <draw:frame draw:style-name="gr172" draw:text-style-name="P3" draw:layer="layout" svg:width="1.357cm" svg:height="0.306cm" svg:x="3.244cm" svg:y="23.583cm">
          <draw:text-box>
            <text:p text:style-name="P2"><text:span text:style-name="T16">nacionalidade</text:span></text:p>
          </draw:text-box>
        </draw:frame>
        <draw:frame draw:style-name="gr173" draw:text-style-name="P3" draw:layer="layout" svg:width="0.37cm" svg:height="0.306cm" svg:x="4.763cm" svg:y="23.583cm">
          <draw:text-box>
            <text:p text:style-name="P2"><text:span text:style-name="T16">que</text:span></text:p>
          </draw:text-box>
        </draw:frame>
        <draw:frame draw:style-name="gr173" draw:text-style-name="P3" draw:layer="layout" svg:width="0.37cm" svg:height="0.306cm" svg:x="5.297cm" svg:y="23.583cm">
          <draw:text-box>
            <text:p text:style-name="P2"><text:span text:style-name="T16">não</text:span></text:p>
          </draw:text-box>
        </draw:frame>
        <draw:frame draw:style-name="gr174" draw:text-style-name="P3" draw:layer="layout" svg:width="2.153cm" svg:height="0.306cm" svg:x="5.826cm" svg:y="23.583cm">
          <draw:text-box>
            <text:p text:style-name="P2"><text:span text:style-name="T16">sejam acompanhados</text:span></text:p>
          </draw:text-box>
        </draw:frame>
        <draw:frame draw:style-name="gr134" draw:text-style-name="P3" draw:layer="layout" svg:width="0.266cm" svg:height="0.306cm" svg:x="8.244cm" svg:y="23.583cm">
          <draw:text-box>
            <text:p text:style-name="P2"><text:span text:style-name="T16">do</text:span></text:p>
          </draw:text-box>
        </draw:frame>
        <draw:frame draw:style-name="gr175" draw:text-style-name="P3" draw:layer="layout" svg:width="1.103cm" svg:height="0.306cm" svg:x="8.655cm" svg:y="23.583cm">
          <draw:text-box>
            <text:p text:style-name="P2"><text:span text:style-name="T16">pagamento</text:span></text:p>
          </draw:text-box>
        </draw:frame>
        <draw:frame draw:style-name="gr176" draw:text-style-name="P3" draw:layer="layout" svg:width="0.358cm" svg:height="0.306cm" svg:x="9.916cm" svg:y="23.583cm">
          <draw:text-box>
            <text:p text:style-name="P2"><text:span text:style-name="T16">dos</text:span></text:p>
          </draw:text-box>
        </draw:frame>
        <draw:frame draw:style-name="gr177" draw:text-style-name="P3" draw:layer="layout" svg:width="1.319cm" svg:height="0.306cm" svg:x="3.244cm" svg:y="23.926cm">
          <draw:text-box>
            <text:p text:style-name="P2"><text:span text:style-name="T16">emolumentos</text:span></text:p>
          </draw:text-box>
        </draw:frame>
        <draw:frame draw:style-name="gr178" draw:text-style-name="P3" draw:layer="layout" svg:width="0.819cm" svg:height="0.306cm" svg:x="4.742cm" svg:y="23.926cm">
          <draw:text-box>
            <text:p text:style-name="P2"><text:span text:style-name="T16">devidos,</text:span></text:p>
          </draw:text-box>
        </draw:frame>
        <draw:frame draw:style-name="gr179" draw:text-style-name="P3" draw:layer="layout" svg:width="1.471cm" svg:height="0.306cm" svg:x="5.741cm" svg:y="23.926cm">
          <draw:text-box>
            <text:p text:style-name="P2"><text:span text:style-name="T16">procedendo-se</text:span></text:p>
          </draw:text-box>
        </draw:frame>
        <draw:frame draw:style-name="gr134" draw:text-style-name="P3" draw:layer="layout" svg:width="0.266cm" svg:height="0.306cm" svg:x="7.393cm" svg:y="23.926cm">
          <draw:text-box>
            <text:p text:style-name="P2"><text:span text:style-name="T16">à</text:span></text:p>
          </draw:text-box>
        </draw:frame>
        <draw:frame draw:style-name="gr180" draw:text-style-name="P3" draw:layer="layout" svg:width="1.005cm" svg:height="0.306cm" svg:x="7.702cm" svg:y="23.926cm">
          <draw:text-box>
            <text:p text:style-name="P2"><text:span text:style-name="T16">devolução</text:span></text:p>
          </draw:text-box>
        </draw:frame>
        <draw:frame draw:style-name="gr134" draw:text-style-name="P3" draw:layer="layout" svg:width="0.266cm" svg:height="0.306cm" svg:x="8.888cm" svg:y="23.926cm">
          <draw:text-box>
            <text:p text:style-name="P2"><text:span text:style-name="T16">de</text:span></text:p>
          </draw:text-box>
        </draw:frame>
        <draw:frame draw:style-name="gr181" draw:text-style-name="P3" draw:layer="layout" svg:width="0.54cm" svg:height="0.306cm" svg:x="9.319cm" svg:y="23.926cm">
          <draw:text-box>
            <text:p text:style-name="P2"><text:span text:style-name="T16">todos</text:span></text:p>
          </draw:text-box>
        </draw:frame>
        <draw:frame draw:style-name="gr134" draw:text-style-name="P3" draw:layer="layout" svg:width="0.266cm" svg:height="0.306cm" svg:x="10.039cm" svg:y="23.926cm">
          <draw:text-box>
            <text:p text:style-name="P2"><text:span text:style-name="T16">os</text:span></text:p>
          </draw:text-box>
        </draw:frame>
        <draw:frame draw:style-name="gr177" draw:text-style-name="P3" draw:layer="layout" svg:width="1.319cm" svg:height="0.306cm" svg:x="3.244cm" svg:y="24.269cm">
          <draw:text-box>
            <text:p text:style-name="P2"><text:span text:style-name="T16">documentos. </text:span></text:p>
          </draw:text-box>
        </draw:frame>
        <draw:frame draw:style-name="gr182" draw:text-style-name="P3" draw:layer="layout" svg:width="3.892cm" svg:height="0.306cm" svg:x="10.356cm" svg:y="23.02cm">
          <draw:text-box>
            <text:p text:style-name="P2"><text:span text:style-name="T16">Espaço de Registos de Lisboa (Benfica)</text:span></text:p>
          </draw:text-box>
        </draw:frame>
        <draw:frame draw:style-name="gr183" draw:text-style-name="P3" draw:layer="layout" svg:width="3.664cm" svg:height="0.306cm" svg:x="10.356cm" svg:y="23.757cm">
          <draw:text-box>
            <text:p text:style-name="P2"><text:span text:style-name="T16">Espaço de Registos de Lisboa (Expo)</text:span></text:p>
          </draw:text-box>
        </draw:frame>
        <draw:frame draw:style-name="gr184" draw:text-style-name="P3" draw:layer="layout" svg:width="2.813cm" svg:height="0.306cm" svg:x="10.356cm" svg:y="24.493cm">
          <draw:text-box>
            <text:p text:style-name="P2"><text:span text:style-name="T16">Loja do Cidadão de Odivelas</text:span></text:p>
          </draw:text-box>
        </draw:frame>
        <draw:frame draw:style-name="gr185" draw:text-style-name="P3" draw:layer="layout" svg:width="5.984cm" svg:height="0.306cm" svg:x="10.356cm" svg:y="20.809cm">
          <draw:text-box>
            <text:p text:style-name="P2"><text:span text:style-name="T16">Centro Nacional de Apoio à Integração de </text:span><text:span text:style-name="T16">Migrantes (CNAIM)</text:span></text:p>
          </draw:text-box>
        </draw:frame>
        <draw:frame draw:style-name="gr186" draw:text-style-name="P3" draw:layer="layout" svg:width="4.972cm" svg:height="0.306cm" svg:x="10.356cm" svg:y="21.179cm">
          <draw:text-box>
            <text:p text:style-name="P2"><text:span text:style-name="T16">Avenida de França, 316, Loja 57 - Edifício </text:span><text:span text:style-name="T16">Capitólio</text:span></text:p>
          </draw:text-box>
        </draw:frame>
        <draw:frame draw:style-name="gr187" draw:text-style-name="P3" draw:layer="layout" svg:width="1.513cm" svg:height="0.306cm" svg:x="10.356cm" svg:y="21.547cm">
          <draw:text-box>
            <text:p text:style-name="P2"><text:span text:style-name="T16">4050-276 Porto</text:span></text:p>
          </draw:text-box>
        </draw:frame>
        <draw:frame draw:style-name="gr188" draw:text-style-name="P3" draw:layer="layout" svg:width="2.927cm" svg:height="0.306cm" svg:x="3.244cm" svg:y="19.692cm">
          <draw:text-box>
            <text:p text:style-name="P2"><text:span text:style-name="T16">Rua Rodrigo da Fonseca, 200</text:span></text:p>
          </draw:text-box>
        </draw:frame>
        <draw:frame draw:style-name="gr189" draw:text-style-name="P3" draw:layer="layout" svg:width="2.381cm" svg:height="0.306cm" svg:x="10.356cm" svg:y="19.692cm">
          <draw:text-box>
            <text:p text:style-name="P2"><text:span text:style-name="T16">Rua Álvaro Coutinho, 14</text:span></text:p>
          </draw:text-box>
        </draw:frame>
        <draw:frame draw:style-name="gr190" draw:text-style-name="P3" draw:layer="layout" svg:width="1.64cm" svg:height="0.306cm" svg:x="3.244cm" svg:y="20.064cm">
          <draw:text-box>
            <text:p text:style-name="P2"><text:span text:style-name="T16">1099-003 Lisboa</text:span></text:p>
          </draw:text-box>
        </draw:frame>
        <draw:frame draw:style-name="gr191" draw:text-style-name="P3" draw:layer="layout" svg:width="1.623cm" svg:height="0.306cm" svg:x="10.356cm" svg:y="20.064cm">
          <draw:text-box>
            <text:p text:style-name="P2"><text:span text:style-name="T16">1150-025 Lisboa</text:span></text:p>
          </draw:text-box>
        </draw:frame>
        <draw:frame draw:style-name="gr192" draw:text-style-name="P3" draw:layer="layout" svg:width="3.994cm" svg:height="0.306cm" svg:x="3.244cm" svg:y="18.384cm">
          <draw:text-box>
            <text:p text:style-name="P2"><text:span text:style-name="T15">Entregue ou enviado por correio para:</text:span></text:p>
          </draw:text-box>
        </draw:frame>
        <draw:frame draw:style-name="gr193" draw:text-style-name="P3" draw:layer="layout" svg:width="6.945cm" svg:height="0.306cm" svg:x="10.356cm" svg:y="18.214cm">
          <draw:text-box>
            <text:p text:style-name="P2"><text:span text:style-name="T15">Entregue nas extensões da </text:span><text:span text:style-name="T15">Conservatória dos Registos Centrais a</text:span></text:p>
          </draw:text-box>
        </draw:frame>
        <draw:frame draw:style-name="gr194" draw:text-style-name="P3" draw:layer="layout" svg:width="1.772cm" svg:height="0.306cm" svg:x="10.356cm" svg:y="18.557cm">
          <draw:text-box>
            <text:p text:style-name="P2"><text:span text:style-name="T15">funcionarem em:</text:span></text:p>
          </draw:text-box>
        </draw:frame>
        <draw:frame draw:style-name="gr195" draw:text-style-name="P3" draw:layer="layout" svg:width="3.562cm" svg:height="0.306cm" svg:x="3.244cm" svg:y="19.319cm">
          <draw:text-box>
            <text:p text:style-name="P2"><text:span text:style-name="T16">Conservatória dos Registos Centrais</text:span></text:p>
          </draw:text-box>
        </draw:frame>
        <draw:frame draw:style-name="gr185" draw:text-style-name="P3" draw:layer="layout" svg:width="5.984cm" svg:height="0.306cm" svg:x="10.356cm" svg:y="19.319cm">
          <draw:text-box>
            <text:p text:style-name="P2"><text:span text:style-name="T16">Centro Nacional de Apoio à Integração de </text:span><text:span text:style-name="T16">Migrantes (CNAIM)</text:span></text:p>
          </draw:text-box>
        </draw:frame>
        <draw:frame draw:style-name="gr196" draw:text-style-name="P3" draw:layer="layout" svg:width="13.413cm" svg:height="0.306cm" svg:x="2.532cm" svg:y="16.424cm">
          <draw:text-box>
            <text:p text:style-name="P2"><text:span text:style-name="T16">Se o pedido vier a ser indeferido </text:span><text:span text:style-name="T16">liminarmente a declaração não produz </text:span><text:span text:style-name="T16">efeitos, </text:span><text:span text:style-name="T15">não havendo lugar ao reembolso </text:span><text:span text:style-name="T15">de qualquer quantia.</text:span></text:p>
          </draw:text-box>
        </draw:frame>
        <draw:frame draw:style-name="gr197" draw:text-style-name="P3" draw:layer="layout" svg:width="3.08cm" svg:height="0.306cm" svg:x="8.943cm" svg:y="17.025cm">
          <draw:text-box>
            <text:p text:style-name="P2"><text:span text:style-name="T15">APRESENTAÇÃO DO PEDIDO</text:span></text:p>
          </draw:text-box>
        </draw:frame>
        <draw:frame draw:style-name="gr198" draw:text-style-name="P3" draw:layer="layout" svg:width="7.516cm" svg:height="0.306cm" svg:x="2.532cm" svg:y="17.613cm">
          <draw:text-box>
            <text:p text:style-name="P2"><text:span text:style-name="T16">O impresso Mod. 1D, acompanhado dos </text:span><text:span text:style-name="T16">documentos necessários, pode ser: </text:span></text:p>
          </draw:text-box>
        </draw:frame>
        <draw:frame draw:style-name="gr199" draw:text-style-name="P3" draw:layer="layout" svg:width="13.206cm" svg:height="0.306cm" svg:x="2.888cm" svg:y="11.567cm">
          <draw:text-box>
            <text:p text:style-name="P2"><text:span text:style-name="T16">Se o procurador for advogado ou </text:span><text:span text:style-name="T16">solicitador é suficiente, para a </text:span><text:span text:style-name="T16">confirmação da assinatura, a indicação </text:span><text:span text:style-name="T16">da respetiva cédula profissional.</text:span></text:p>
          </draw:text-box>
        </draw:frame>
        <draw:frame draw:style-name="gr200" draw:text-style-name="P3" draw:layer="layout" svg:width="2.33cm" svg:height="0.306cm" svg:x="2.532cm" svg:y="14.107cm">
          <draw:text-box>
            <text:p text:style-name="P2"><text:span text:style-name="T15">O pedido é indeferido:</text:span></text:p>
          </draw:text-box>
        </draw:frame>
        <draw:frame draw:style-name="gr201" draw:text-style-name="P3" draw:layer="layout" svg:width="11.686cm" svg:height="0.306cm" svg:x="2.532cm" svg:y="14.721cm">
          <draw:text-box>
            <text:p text:style-name="P2"><text:span text:style-name="T16">a) Se não constar do impresso de modelo </text:span><text:span text:style-name="T16">aprovado pelo Presidente do Instituto dos </text:span><text:span text:style-name="T16">Registos e do Notariado (disponível</text:span></text:p>
          </draw:text-box>
        </draw:frame>
        <draw:frame draw:style-name="gr195" draw:text-style-name="P3" draw:layer="layout" svg:width="3.562cm" svg:height="0.306cm" svg:x="14.781cm" svg:y="14.721cm">
          <draw:text-box>
            <text:p text:style-name="P2"><text:span text:style-name="T16">nas extensões da Conservatória dos</text:span></text:p>
          </draw:text-box>
        </draw:frame>
        <draw:frame draw:style-name="gr202" draw:text-style-name="P3" draw:layer="layout" svg:width="9.417cm" svg:height="0.306cm" svg:x="2.532cm" svg:y="15.065cm">
          <draw:text-box>
            <text:p text:style-name="P2"><text:span text:style-name="T16">Registos Centrais, nas Conservatórias do </text:span><text:span text:style-name="T16">Registo Civil, nos Consulados e no sítio </text:span><text:span text:style-name="T16">www.irn.mj.pt);</text:span></text:p>
          </draw:text-box>
        </draw:frame>
        <draw:frame draw:style-name="gr203" draw:text-style-name="P3" draw:layer="layout" svg:width="6.83cm" svg:height="0.306cm" svg:x="2.532cm" svg:y="15.454cm">
          <draw:text-box>
            <text:p text:style-name="P2"><text:span text:style-name="T16">b) Se forem omitidas menções ou </text:span><text:span text:style-name="T16">formalidades previstas no impresso;</text:span></text:p>
          </draw:text-box>
        </draw:frame>
        <draw:frame draw:style-name="gr204" draw:text-style-name="P3" draw:layer="layout" svg:width="12.173cm" svg:height="0.306cm" svg:x="2.532cm" svg:y="15.827cm">
          <draw:text-box>
            <text:p text:style-name="P2"><text:span text:style-name="T16">c) Se não for acompanhado dos </text:span><text:span text:style-name="T16">documentos necessários para comprovar </text:span><text:span text:style-name="T16">os factos que constituem o fundamento do </text:span><text:span text:style-name="T16">pedido.</text:span></text:p>
          </draw:text-box>
        </draw:frame>
        <draw:frame draw:style-name="gr205" draw:text-style-name="P3" draw:layer="layout" svg:width="5.912cm" svg:height="0.306cm" svg:x="2.532cm" svg:y="9.332cm">
          <draw:text-box>
            <text:p text:style-name="P2"><text:span text:style-name="T16">2. O reconhecimento presencial da </text:span><text:span text:style-name="T16">assinatura pode ser feito:</text:span></text:p>
          </draw:text-box>
        </draw:frame>
        <draw:frame draw:style-name="gr206" draw:text-style-name="P3" draw:layer="layout" svg:width="7.338cm" svg:height="0.306cm" svg:x="2.888cm" svg:y="9.705cm">
          <draw:text-box>
            <text:p text:style-name="P2"><text:span text:style-name="T16">- perante funcionário do serviço com </text:span><text:span text:style-name="T16">competência para receber o impresso;</text:span></text:p>
          </draw:text-box>
        </draw:frame>
        <draw:frame draw:style-name="gr207" draw:text-style-name="P3" draw:layer="layout" svg:width="6.094cm" svg:height="0.306cm" svg:x="2.888cm" svg:y="10.077cm">
          <draw:text-box>
            <text:p text:style-name="P2"><text:span text:style-name="T16">- em Cartório Notarial <text:s/>ou Conservatórias </text:span><text:span text:style-name="T16">do registo português;</text:span></text:p>
          </draw:text-box>
        </draw:frame>
        <draw:frame draw:style-name="gr208" draw:text-style-name="P3" draw:layer="layout" svg:width="4.244cm" svg:height="0.306cm" svg:x="2.888cm" svg:y="10.45cm">
          <draw:text-box>
            <text:p text:style-name="P2"><text:span text:style-name="T16">- em Consulado de Portugal no </text:span><text:span text:style-name="T16">estrangeiro;</text:span></text:p>
          </draw:text-box>
        </draw:frame>
        <draw:frame draw:style-name="gr209" draw:text-style-name="P3" draw:layer="layout" svg:width="3.219cm" svg:height="0.306cm" svg:x="2.888cm" svg:y="10.822cm">
          <draw:text-box>
            <text:p text:style-name="P2"><text:span text:style-name="T16">- por Advogado ou Solicitador, ou</text:span></text:p>
          </draw:text-box>
        </draw:frame>
        <draw:frame draw:style-name="gr210" draw:text-style-name="P3" draw:layer="layout" svg:width="10.835cm" svg:height="0.306cm" svg:x="2.888cm" svg:y="11.195cm">
          <draw:text-box>
            <text:p text:style-name="P2"><text:span text:style-name="T16">- pelas câmaras de comércio e indústria, </text:span><text:span text:style-name="T16">reconhecidas nos termos do Decreto-Lei </text:span><text:span text:style-name="T16">n.º 244/92, de 29 de outubro.</text:span></text:p>
          </draw:text-box>
        </draw:frame>
        <draw:frame draw:style-name="gr134" draw:text-style-name="P3" draw:layer="layout" svg:width="0.266cm" svg:height="0.306cm" svg:x="2.532cm" svg:y="6.88cm">
          <draw:text-box>
            <text:p text:style-name="P2"><text:span text:style-name="T16">5.</text:span></text:p>
          </draw:text-box>
        </draw:frame>
        <draw:frame draw:style-name="gr211" draw:text-style-name="P3" draw:layer="layout" svg:width="6.454cm" svg:height="0.306cm" svg:x="2.808cm" svg:y="6.88cm">
          <draw:text-box>
            <text:p text:style-name="P2"><text:span text:style-name="T16">Deve indicar e juntar os documentos que </text:span><text:span text:style-name="T16">comprovem o declarado,</text:span></text:p>
          </draw:text-box>
        </draw:frame>
        <draw:frame draw:style-name="gr212" draw:text-style-name="P3" draw:layer="layout" svg:width="1.137cm" svg:height="0.306cm" svg:x="9.658cm" svg:y="6.88cm">
          <draw:text-box>
            <text:p text:style-name="P2"><text:span text:style-name="T16">desde logo,</text:span></text:p>
          </draw:text-box>
        </draw:frame>
        <draw:frame draw:style-name="gr213" draw:text-style-name="P3" draw:layer="layout" svg:width="2.487cm" svg:height="0.306cm" svg:x="10.92cm" svg:y="6.88cm">
          <draw:text-box>
            <text:p text:style-name="P2"><text:span text:style-name="T16">no campo 5 do Quadro 2.</text:span></text:p>
          </draw:text-box>
        </draw:frame>
        <draw:frame draw:style-name="gr214" draw:text-style-name="P3" draw:layer="layout" svg:width="1.289cm" svg:height="0.306cm" svg:x="13.668cm" svg:y="6.88cm">
          <draw:text-box>
            <text:p text:style-name="P2"><text:span text:style-name="T16">Por exemplo,</text:span></text:p>
          </draw:text-box>
        </draw:frame>
        <draw:frame draw:style-name="gr215" draw:text-style-name="P3" draw:layer="layout" svg:width="3.245cm" svg:height="0.306cm" svg:x="15.082cm" svg:y="6.88cm">
          <draw:text-box>
            <text:p text:style-name="P2"><text:span text:style-name="T16">prova do conhecimento da língua</text:span></text:p>
          </draw:text-box>
        </draw:frame>
        <draw:frame draw:style-name="gr216" draw:text-style-name="P3" draw:layer="layout" svg:width="3.516cm" svg:height="0.306cm" svg:x="2.532cm" svg:y="7.223cm">
          <draw:text-box>
            <text:p text:style-name="P2"><text:span text:style-name="T16">portuguesa, da residência legal, etc.</text:span></text:p>
          </draw:text-box>
        </draw:frame>
        <draw:frame draw:style-name="gr217" draw:text-style-name="P3" draw:layer="layout" svg:width="7.444cm" svg:height="0.306cm" svg:x="2.532cm" svg:y="7.625cm">
          <draw:text-box>
            <text:p text:style-name="P2"><text:span text:style-name="T16">6. Se existir intervenção de procurador a </text:span><text:span text:style-name="T16">junção da procuração é obrigatória.</text:span></text:p>
          </draw:text-box>
        </draw:frame>
        <draw:frame draw:style-name="gr99" draw:text-style-name="P3" draw:layer="layout" svg:width="0.967cm" svg:height="0.306cm" svg:x="2.532cm" svg:y="8.37cm">
          <draw:text-box>
            <text:p text:style-name="P2"><text:span text:style-name="T15">Quadro 5</text:span></text:p>
          </draw:text-box>
        </draw:frame>
        <draw:frame draw:style-name="gr218" draw:text-style-name="P3" draw:layer="layout" svg:width="10.247cm" svg:height="0.306cm" svg:x="2.532cm" svg:y="8.96cm">
          <draw:text-box>
            <text:p text:style-name="P2"><text:span text:style-name="T16">1. As comunicações e notificações </text:span><text:span text:style-name="T16">consideram-se efetuadas desde que </text:span><text:span text:style-name="T16">remetidas para o e-mail indicado.</text:span></text:p>
          </draw:text-box>
        </draw:frame>
        <draw:frame draw:style-name="gr99" draw:text-style-name="P3" draw:layer="layout" svg:width="0.967cm" svg:height="0.306cm" svg:x="2.532cm" svg:y="2.507cm">
          <draw:text-box>
            <text:p text:style-name="P2"><text:span text:style-name="T15">Quadro 4</text:span></text:p>
          </draw:text-box>
        </draw:frame>
        <draw:frame draw:style-name="gr134" draw:text-style-name="P3" draw:layer="layout" svg:width="0.266cm" svg:height="0.306cm" svg:x="2.532cm" svg:y="3.121cm">
          <draw:text-box>
            <text:p text:style-name="P2"><text:span text:style-name="T16">1.</text:span></text:p>
          </draw:text-box>
        </draw:frame>
        <draw:frame draw:style-name="gr219" draw:text-style-name="P3" draw:layer="layout" svg:width="5.924cm" svg:height="0.306cm" svg:x="2.812cm" svg:y="3.121cm">
          <draw:text-box>
            <text:p text:style-name="P2"><text:span text:style-name="T16">A certidão do registo de nascimento do </text:span><text:span text:style-name="T16">interessado deve ser,</text:span></text:p>
          </draw:text-box>
        </draw:frame>
        <draw:frame draw:style-name="gr220" draw:text-style-name="P3" draw:layer="layout" svg:width="1.251cm" svg:height="0.306cm" svg:x="9.192cm" svg:y="3.121cm">
          <draw:text-box>
            <text:p text:style-name="P2"><text:span text:style-name="T16">em princípio,</text:span></text:p>
          </draw:text-box>
        </draw:frame>
        <draw:frame draw:style-name="gr221" draw:text-style-name="P3" draw:layer="layout" svg:width="1.606cm" svg:height="0.306cm" svg:x="10.572cm" svg:y="3.121cm">
          <draw:text-box>
            <text:p text:style-name="P2"><text:span text:style-name="T16">de cópia integral</text:span></text:p>
          </draw:text-box>
        </draw:frame>
        <draw:frame draw:style-name="gr222" draw:text-style-name="P3" draw:layer="layout" svg:width="1.264cm" svg:height="0.306cm" svg:x="12.343cm" svg:y="3.121cm">
          <draw:text-box>
            <text:p text:style-name="P2"><text:span text:style-name="T16">e emitida por</text:span></text:p>
          </draw:text-box>
        </draw:frame>
        <draw:frame draw:style-name="gr223" draw:text-style-name="P3" draw:layer="layout" svg:width="0.95cm" svg:height="0.306cm" svg:x="13.774cm" svg:y="3.121cm">
          <draw:text-box>
            <text:p text:style-name="P2"><text:span text:style-name="T16">fotocópia.</text:span></text:p>
          </draw:text-box>
        </draw:frame>
        <draw:frame draw:style-name="gr224" draw:text-style-name="P3" draw:layer="layout" svg:width="3.495cm" svg:height="0.306cm" svg:x="14.815cm" svg:y="3.121cm">
          <draw:text-box>
            <text:p text:style-name="P2"><text:span text:style-name="T16">Esta certidão deve ser devidamente</text:span></text:p>
          </draw:text-box>
        </draw:frame>
        <draw:frame draw:style-name="gr225" draw:text-style-name="P3" draw:layer="layout" svg:width="7.135cm" svg:height="0.306cm" svg:x="2.532cm" svg:y="3.464cm">
          <draw:text-box>
            <text:p text:style-name="P2"><text:span text:style-name="T16">legalizada e acompanhada de tradução, </text:span><text:span text:style-name="T16">se escrita em língua estrangeira.</text:span></text:p>
          </draw:text-box>
        </draw:frame>
        <draw:frame draw:style-name="gr226" draw:text-style-name="P3" draw:layer="layout" svg:width="15.699cm" svg:height="0.306cm" svg:x="2.532cm" svg:y="3.866cm">
          <draw:text-box>
            <text:p text:style-name="P2"><text:span text:style-name="T16">2. Assinalar este campo se juntou </text:span><text:span text:style-name="T16">certidão. Caso não apresente esta </text:span><text:span text:style-name="T16">certidão deverá ter preenchido os </text:span><text:span text:style-name="T16">elementos referidos no campo 2 do </text:span><text:span text:style-name="T16">quadro 2, para que os</text:span></text:p>
          </draw:text-box>
        </draw:frame>
        <draw:frame draw:style-name="gr227" draw:text-style-name="P3" draw:layer="layout" svg:width="3.308cm" svg:height="0.306cm" svg:x="2.532cm" svg:y="4.209cm">
          <draw:text-box>
            <text:p text:style-name="P2"><text:span text:style-name="T16">Serviços possam obter a certidão.</text:span></text:p>
          </draw:text-box>
        </draw:frame>
        <draw:frame draw:style-name="gr228" draw:text-style-name="P3" draw:layer="layout" svg:width="15.864cm" svg:height="0.306cm" svg:x="2.532cm" svg:y="4.577cm">
          <draw:text-box>
            <text:p text:style-name="P2"><text:span text:style-name="T16">3. Se o progenitor (mãe/pai) nasceu no </text:span><text:span text:style-name="T16">estrangeiro, este documento é </text:span><text:span text:style-name="T16">obrigatório. Neste caso, a certidão do </text:span><text:span text:style-name="T16">registo de nascimento deve, em princípio, </text:span><text:span text:style-name="T16">ser de cópia</text:span></text:p>
          </draw:text-box>
        </draw:frame>
        <draw:frame draw:style-name="gr229" draw:text-style-name="P3" draw:layer="layout" svg:width="13.79cm" svg:height="0.306cm" svg:x="2.532cm" svg:y="4.92cm">
          <draw:text-box>
            <text:p text:style-name="P2"><text:span text:style-name="T16">integral e emitida por fotocópia. Esta </text:span><text:span text:style-name="T16">certidão deve ser devidamente legalizada </text:span><text:span text:style-name="T16">e acompanhada de tradução, se escrita </text:span><text:span text:style-name="T16">em língua estrangeira.</text:span></text:p>
          </draw:text-box>
        </draw:frame>
        <draw:frame draw:style-name="gr134" draw:text-style-name="P3" draw:layer="layout" svg:width="0.266cm" svg:height="0.306cm" svg:x="2.532cm" svg:y="5.364cm">
          <draw:text-box>
            <text:p text:style-name="P2"><text:span text:style-name="T16">4.</text:span></text:p>
          </draw:text-box>
        </draw:frame>
        <draw:frame draw:style-name="gr230" draw:text-style-name="P3" draw:layer="layout" svg:width="4.405cm" svg:height="0.306cm" svg:x="2.799cm" svg:y="5.364cm">
          <draw:text-box>
            <text:p text:style-name="P2"><text:span text:style-name="T16">Deve juntar os certificados do registo </text:span><text:span text:style-name="T16">criminal</text:span></text:p>
          </draw:text-box>
        </draw:frame>
        <draw:frame draw:style-name="gr231" draw:text-style-name="P3" draw:layer="layout" svg:width="7.923cm" svg:height="0.306cm" svg:x="7.427cm" svg:y="5.364cm">
          <draw:text-box>
            <text:p text:style-name="P2"><text:span text:style-name="T16">emitidos pelos Serviços competentes do </text:span><text:span text:style-name="T16">país da naturalidade e da nacionalidade,</text:span></text:p>
          </draw:text-box>
        </draw:frame>
        <draw:frame draw:style-name="gr232" draw:text-style-name="P3" draw:layer="layout" svg:width="2.699cm" svg:height="0.306cm" svg:x="15.663cm" svg:y="5.364cm">
          <draw:text-box>
            <text:p text:style-name="P2"><text:span text:style-name="T16">bem como dos países onde</text:span></text:p>
          </draw:text-box>
        </draw:frame>
        <draw:frame draw:style-name="gr233" draw:text-style-name="P3" draw:layer="layout" svg:width="4.544cm" svg:height="0.306cm" svg:x="2.532cm" svg:y="5.707cm">
          <draw:text-box>
            <text:p text:style-name="P2"><text:span text:style-name="T16">tenha tido e tenha residência após os 16 </text:span><text:span text:style-name="T16">anos,</text:span></text:p>
          </draw:text-box>
        </draw:frame>
        <draw:frame draw:style-name="gr234" draw:text-style-name="P3" draw:layer="layout" svg:width="2.788cm" svg:height="0.306cm" svg:x="7.706cm" svg:y="5.707cm">
          <draw:text-box>
            <text:p text:style-name="P2"><text:span text:style-name="T16">acompanhados de tradução,</text:span></text:p>
          </draw:text-box>
        </draw:frame>
        <draw:frame draw:style-name="gr147" draw:text-style-name="P3" draw:layer="layout" svg:width="5.814cm" svg:height="0.306cm" svg:x="10.742cm" svg:y="5.707cm">
          <draw:text-box>
            <text:p text:style-name="P2"><text:span text:style-name="T16">se escritos em língua estrangeira </text:span><text:span text:style-name="T16">(documentos obrigatórios,</text:span></text:p>
          </draw:text-box>
        </draw:frame>
        <draw:frame draw:style-name="gr235" draw:text-style-name="P3" draw:layer="layout" svg:width="1.255cm" svg:height="0.306cm" svg:x="17.068cm" svg:y="5.707cm">
          <draw:text-box>
            <text:p text:style-name="P2"><text:span text:style-name="T16">exceto se for</text:span></text:p>
          </draw:text-box>
        </draw:frame>
        <draw:frame draw:style-name="gr236" draw:text-style-name="P3" draw:layer="layout" svg:width="6.022cm" svg:height="0.306cm" svg:x="2.532cm" svg:y="6.05cm">
          <draw:text-box>
            <text:p text:style-name="P2"><text:span text:style-name="T16">simultaneamente requerida a dispensa </text:span><text:span text:style-name="T16">da sua apresentação).</text:span></text:p>
          </draw:text-box>
        </draw:frame>
        <draw:frame draw:style-name="gr237" draw:text-style-name="P3" draw:layer="layout" svg:width="4.439cm" svg:height="0.306cm" svg:x="9.057cm" svg:y="6.05cm">
          <draw:text-box>
            <text:p text:style-name="P2"><text:span text:style-name="T16">O interessado está dispensado de </text:span><text:span text:style-name="T16">apresentar</text:span></text:p>
          </draw:text-box>
        </draw:frame>
        <draw:frame draw:style-name="gr238" draw:text-style-name="P3" draw:layer="layout" svg:width="3.008cm" svg:height="0.306cm" svg:x="13.934cm" svg:y="6.05cm">
          <draw:text-box>
            <text:p text:style-name="P2"><text:span text:style-name="T16">o certificado do registo criminal</text:span></text:p>
          </draw:text-box>
        </draw:frame>
        <draw:frame draw:style-name="gr239" draw:text-style-name="P3" draw:layer="layout" svg:width="1.026cm" svg:height="0.306cm" svg:x="17.305cm" svg:y="6.05cm">
          <draw:text-box>
            <text:p text:style-name="P2"><text:span text:style-name="T16">do país da</text:span></text:p>
          </draw:text-box>
        </draw:frame>
        <draw:polygon draw:style-name="gr240" draw:text-style-name="P16" draw:layer="layout" svg:width="0.085cm" svg:height="0.03cm" svg:x="3.15cm" svg:y="18.133cm" svg:viewBox="0 0 86 31" draw:points="0,31 86,31 86,0 0,0">
          <text:p/>
        </draw:polygon>
        <draw:polygon draw:style-name="gr240" draw:text-style-name="P16" draw:layer="layout" svg:width="0.03cm" svg:height="0.03cm" svg:x="3.205cm" svg:y="18.188cm" svg:viewBox="0 0 31 31" draw:points="0,31 31,31 31,0 0,0">
          <text:p/>
        </draw:polygon>
        <draw:polygon draw:style-name="gr240" draw:text-style-name="P16" draw:layer="layout" svg:width="0.029cm" svg:height="0.03cm" svg:x="10.263cm" svg:y="18.188cm" svg:viewBox="0 0 30 31" draw:points="0,31 30,31 30,0 0,0">
          <text:p/>
        </draw:polygon>
        <draw:polygon draw:style-name="gr240" draw:text-style-name="P16" draw:layer="layout" svg:width="7.028cm" svg:height="0.03cm" svg:x="3.235cm" svg:y="18.133cm" svg:viewBox="0 0 7029 31" draw:points="0,31 7029,31 7029,0 0,0">
          <text:p/>
        </draw:polygon>
        <draw:polygon draw:style-name="gr240" draw:text-style-name="P16" draw:layer="layout" svg:width="7.028cm" svg:height="0.03cm" svg:x="3.235cm" svg:y="18.188cm" svg:viewBox="0 0 7029 31" draw:points="0,31 7029,31 7029,0 0,0">
          <text:p/>
        </draw:polygon>
        <draw:polygon draw:style-name="gr240" draw:text-style-name="P16" draw:layer="layout" svg:width="0.085cm" svg:height="0.03cm" svg:x="10.263cm" svg:y="18.133cm" svg:viewBox="0 0 86 31" draw:points="0,31 86,31 86,0 0,0">
          <text:p/>
        </draw:polygon>
        <draw:polygon draw:style-name="gr240" draw:text-style-name="P16" draw:layer="layout" svg:width="0.03cm" svg:height="0.03cm" svg:x="10.318cm" svg:y="18.188cm" svg:viewBox="0 0 31 31" draw:points="0,31 31,31 31,0 0,0">
          <text:p/>
        </draw:polygon>
        <draw:polygon draw:style-name="gr240" draw:text-style-name="P16" draw:layer="layout" svg:width="0.03cm" svg:height="0.085cm" svg:x="3.15cm" svg:y="18.133cm" svg:viewBox="0 0 31 86" draw:points="0,86 31,86 31,0 0,0">
          <text:p/>
        </draw:polygon>
        <draw:polygon draw:style-name="gr240" draw:text-style-name="P16" draw:layer="layout" svg:width="0.03cm" svg:height="0.03cm" svg:x="3.205cm" svg:y="18.188cm" svg:viewBox="0 0 31 31" draw:points="0,31 31,31 31,0 0,0">
          <text:p/>
        </draw:polygon>
        <draw:polygon draw:style-name="gr240" draw:text-style-name="P16" draw:layer="layout" svg:width="0.03cm" svg:height="0.029cm" svg:x="3.205cm" svg:y="25.179cm" svg:viewBox="0 0 31 30" draw:points="0,30 31,30 31,0 0,0">
          <text:p/>
        </draw:polygon>
        <draw:polygon draw:style-name="gr240" draw:text-style-name="P16" draw:layer="layout" svg:width="0.085cm" svg:height="0.029cm" svg:x="3.15cm" svg:y="25.234cm" svg:viewBox="0 0 86 30" draw:points="0,30 86,30 86,0 0,0">
          <text:p/>
        </draw:polygon>
        <draw:polygon draw:style-name="gr240" draw:text-style-name="P16" draw:layer="layout" svg:width="0.029cm" svg:height="0.029cm" svg:x="10.263cm" svg:y="25.179cm" svg:viewBox="0 0 30 30" draw:points="0,30 30,30 30,0 0,0">
          <text:p/>
        </draw:polygon>
        <draw:polygon draw:style-name="gr240" draw:text-style-name="P16" draw:layer="layout" svg:width="0.029cm" svg:height="0.03cm" svg:x="10.263cm" svg:y="18.188cm" svg:viewBox="0 0 30 31" draw:points="0,31 30,31 30,0 0,0">
          <text:p/>
        </draw:polygon>
        <draw:polygon draw:style-name="gr240" draw:text-style-name="P16" draw:layer="layout" svg:width="0.03cm" svg:height="0.03cm" svg:x="10.318cm" svg:y="18.188cm" svg:viewBox="0 0 31 31" draw:points="0,31 31,31 31,0 0,0">
          <text:p/>
        </draw:polygon>
        <draw:polygon draw:style-name="gr240" draw:text-style-name="P16" draw:layer="layout" svg:width="7.028cm" svg:height="0.029cm" svg:x="3.235cm" svg:y="25.179cm" svg:viewBox="0 0 7029 30" draw:points="0,30 7029,30 7029,0 0,0">
          <text:p/>
        </draw:polygon>
        <draw:polygon draw:style-name="gr240" draw:text-style-name="P16" draw:layer="layout" svg:width="7.028cm" svg:height="0.029cm" svg:x="3.235cm" svg:y="25.234cm" svg:viewBox="0 0 7029 30" draw:points="0,30 7029,30 7029,0 0,0">
          <text:p/>
        </draw:polygon>
        <draw:polygon draw:style-name="gr240" draw:text-style-name="P16" draw:layer="layout" svg:width="0.03cm" svg:height="0.029cm" svg:x="10.318cm" svg:y="25.179cm" svg:viewBox="0 0 31 30" draw:points="0,30 31,30 31,0 0,0">
          <text:p/>
        </draw:polygon>
        <draw:polygon draw:style-name="gr240" draw:text-style-name="P16" draw:layer="layout" svg:width="0.085cm" svg:height="0.029cm" svg:x="10.263cm" svg:y="25.234cm" svg:viewBox="0 0 86 30" draw:points="0,30 86,30 86,0 0,0">
          <text:p/>
        </draw:polygon>
        <draw:polygon draw:style-name="gr240" draw:text-style-name="P16" draw:layer="layout" svg:width="0.03cm" svg:height="0.03cm" svg:x="17.732cm" svg:y="18.188cm" svg:viewBox="0 0 31 31" draw:points="0,31 31,31 31,0 0,0">
          <text:p/>
        </draw:polygon>
        <draw:polygon draw:style-name="gr240" draw:text-style-name="P16" draw:layer="layout" svg:width="0.03cm" svg:height="0.085cm" svg:x="17.787cm" svg:y="18.133cm" svg:viewBox="0 0 31 86" draw:points="0,86 31,86 31,0 0,0">
          <text:p/>
        </draw:polygon>
        <draw:polygon draw:style-name="gr240" draw:text-style-name="P16" draw:layer="layout" svg:width="0.03cm" svg:height="0.029cm" svg:x="3.205cm" svg:y="25.179cm" svg:viewBox="0 0 31 30" draw:points="0,30 31,30 31,0 0,0">
          <text:p/>
        </draw:polygon>
        <draw:polygon draw:style-name="gr240" draw:text-style-name="P16" draw:layer="layout" svg:width="0.03cm" svg:height="0.084cm" svg:x="3.15cm" svg:y="25.179cm" svg:viewBox="0 0 31 85" draw:points="0,85 31,85 31,0 0,0">
          <text:p/>
        </draw:polygon>
        <draw:polygon draw:style-name="gr240" draw:text-style-name="P16" draw:layer="layout" svg:width="0.03cm" svg:height="0.029cm" svg:x="10.318cm" svg:y="25.179cm" svg:viewBox="0 0 31 30" draw:points="0,30 31,30 31,0 0,0">
          <text:p/>
        </draw:polygon>
        <draw:polygon draw:style-name="gr240" draw:text-style-name="P16" draw:layer="layout" svg:width="0.029cm" svg:height="0.029cm" svg:x="10.263cm" svg:y="25.179cm" svg:viewBox="0 0 30 30" draw:points="0,30 30,30 30,0 0,0">
          <text:p/>
        </draw:polygon>
        <draw:polygon draw:style-name="gr240" draw:text-style-name="P16" draw:layer="layout" svg:width="0.03cm" svg:height="0.084cm" svg:x="17.787cm" svg:y="25.179cm" svg:viewBox="0 0 31 85" draw:points="0,85 31,85 31,0 0,0">
          <text:p/>
        </draw:polygon>
        <draw:polygon draw:style-name="gr240" draw:text-style-name="P16" draw:layer="layout" svg:width="0.03cm" svg:height="0.029cm" svg:x="17.732cm" svg:y="25.179cm" svg:viewBox="0 0 31 30" draw:points="0,30 31,30 31,0 0,0">
          <text:p/>
        </draw:polygon>
        <draw:polygon draw:style-name="gr240" draw:text-style-name="P16" draw:layer="layout" svg:width="0.03cm" svg:height="6.961cm" svg:x="3.15cm" svg:y="18.218cm" svg:viewBox="0 0 31 6962" draw:points="0,6962 31,6962 31,0 0,0">
          <text:p/>
        </draw:polygon>
        <draw:polygon draw:style-name="gr240" draw:text-style-name="P16" draw:layer="layout" svg:width="0.03cm" svg:height="6.961cm" svg:x="3.205cm" svg:y="18.218cm" svg:viewBox="0 0 31 6962" draw:points="0,6962 31,6962 31,0 0,0">
          <text:p/>
        </draw:polygon>
        <draw:polygon draw:style-name="gr240" draw:text-style-name="P16" draw:layer="layout" svg:width="0.029cm" svg:height="6.961cm" svg:x="10.263cm" svg:y="18.218cm" svg:viewBox="0 0 30 6962" draw:points="0,6962 30,6962 30,0 0,0">
          <text:p/>
        </draw:polygon>
        <draw:polygon draw:style-name="gr240" draw:text-style-name="P16" draw:layer="layout" svg:width="0.03cm" svg:height="6.961cm" svg:x="10.318cm" svg:y="18.218cm" svg:viewBox="0 0 31 6962" draw:points="0,6962 31,6962 31,0 0,0">
          <text:p/>
        </draw:polygon>
        <draw:polygon draw:style-name="gr240" draw:text-style-name="P16" draw:layer="layout" svg:width="0.03cm" svg:height="6.961cm" svg:x="17.732cm" svg:y="18.218cm" svg:viewBox="0 0 31 6962" draw:points="0,6962 31,6962 31,0 0,0">
          <text:p/>
        </draw:polygon>
        <draw:polygon draw:style-name="gr240" draw:text-style-name="P16" draw:layer="layout" svg:width="0.03cm" svg:height="6.961cm" svg:x="17.787cm" svg:y="18.218cm" svg:viewBox="0 0 31 6962" draw:points="0,6962 31,6962 31,0 0,0">
          <text:p/>
        </draw:polygon>
        <draw:polygon draw:style-name="gr240" draw:text-style-name="P16" draw:layer="layout" svg:width="0.03cm" svg:height="0.03cm" svg:x="17.732cm" svg:y="18.188cm" svg:viewBox="0 0 31 31" draw:points="0,31 31,31 31,0 0,0">
          <text:p/>
        </draw:polygon>
        <draw:polygon draw:style-name="gr240" draw:text-style-name="P16" draw:layer="layout" svg:width="0.085cm" svg:height="0.03cm" svg:x="17.732cm" svg:y="18.133cm" svg:viewBox="0 0 86 31" draw:points="0,31 86,31 86,0 0,0">
          <text:p/>
        </draw:polygon>
        <draw:polygon draw:style-name="gr240" draw:text-style-name="P16" draw:layer="layout" svg:width="7.384cm" svg:height="0.03cm" svg:x="10.348cm" svg:y="18.133cm" svg:viewBox="0 0 7385 31" draw:points="0,31 7385,31 7385,0 0,0">
          <text:p/>
        </draw:polygon>
        <draw:polygon draw:style-name="gr240" draw:text-style-name="P16" draw:layer="layout" svg:width="7.384cm" svg:height="0.03cm" svg:x="10.348cm" svg:y="18.188cm" svg:viewBox="0 0 7385 31" draw:points="0,31 7385,31 7385,0 0,0">
          <text:p/>
        </draw:polygon>
        <draw:polygon draw:style-name="gr240" draw:text-style-name="P16" draw:layer="layout" svg:width="0.085cm" svg:height="0.029cm" svg:x="17.732cm" svg:y="25.234cm" svg:viewBox="0 0 86 30" draw:points="0,30 86,30 86,0 0,0">
          <text:p/>
        </draw:polygon>
        <draw:polygon draw:style-name="gr240" draw:text-style-name="P16" draw:layer="layout" svg:width="0.03cm" svg:height="0.029cm" svg:x="17.732cm" svg:y="25.179cm" svg:viewBox="0 0 31 30" draw:points="0,30 31,30 31,0 0,0">
          <text:p/>
        </draw:polygon>
        <draw:polygon draw:style-name="gr240" draw:text-style-name="P16" draw:layer="layout" svg:width="7.384cm" svg:height="0.029cm" svg:x="10.348cm" svg:y="25.179cm" svg:viewBox="0 0 7385 30" draw:points="0,30 7385,30 7385,0 0,0">
          <text:p/>
        </draw:polygon>
        <draw:polygon draw:style-name="gr240" draw:text-style-name="P16" draw:layer="layout" svg:width="7.384cm" svg:height="0.029cm" svg:x="10.348cm" svg:y="25.234cm" svg:viewBox="0 0 7385 30" draw:points="0,30 7385,30 7385,0 0,0">
          <text:p/>
        </draw:polygon>
        <draw:frame draw:style-name="gr241" draw:text-style-name="P3" draw:layer="layout" svg:width="12.08cm" svg:height="0.306cm" svg:x="2.532cm" svg:y="6.393cm">
          <draw:text-box>
            <text:p text:style-name="P2"><text:span text:style-name="T16">naturalidade e ou do país da </text:span><text:span text:style-name="T16">nacionalidade sempre que comprove </text:span><text:span text:style-name="T16">que, após ter completado os 16 anos, </text:span><text:span text:style-name="T16">residiu noutro país.</text:span></text:p>
          </draw:text-box>
        </draw:frame>
        <draw:frame draw:style-name="gr62" draw:text-style-name="P6" draw:layer="layout" svg:width="0.899cm" svg:height="0.268cm" svg:x="18.169cm" svg:y="27.869cm">
          <draw:text-box>
            <text:p text:style-name="P2"><text:span text:style-name="T7">Mod. 1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ArialNarrow1" svg:font-family="ArialNarrow"/>
    <style:font-face style:name="Comic Sans MS1" svg:font-family="'Comic Sans MS'"/>
    <style:font-face style:name="Verdana1" svg:font-family="Verdana"/>
    <style:font-face style:name="Arial" svg:font-family="Arial" style:font-pitch="variable"/>
    <style:font-face style:name="Arial Narrow" svg:font-family="'Arial Narrow'" style:font-pitch="variable"/>
    <style:font-face style:name="ArialNarrow" svg:font-family="ArialNarrow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3" style:page-layout-name="PM0" draw:style-name="Mdp1"/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08T17:05:22.602829392</dc:date>
    <meta:editing-duration>PT1H28M42S</meta:editing-duration>
    <meta:editing-cycles>16</meta:editing-cycles>
    <meta:generator>LibreOffice/5.2.7.2$Linux_X86_64 LibreOffice_project/20m0$Build-2</meta:generator>
    <meta:document-statistic meta:object-count="4470"/>
  </office:meta>
</office:document-meta>
</file>